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20.04pt" svg:y="40.48pt">
            <draw:object draw:notify-on-update-of-ranges="source_2.D1:source_2.D1 source_2.D2:source_2.D619 source_2.E1:source_2.E1 source_2.E2:source_2.E6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7.89pt" svg:y="310.03pt">
            <draw:object draw:notify-on-update-of-ranges="source_2.H1:source_2.H1 source_2.H2:source_2.H619 source_2.I1:source_2.I1 source_2.I2:source_2.I6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4360.00022" calcext:value-type="float">
            <text:p>1443144360.00022</text:p>
          </table:table-cell>
          <table:table-cell office:value-type="float" office:value="4416" calcext:value-type="float">
            <text:p>44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4360.19122" calcext:value-type="float">
            <text:p>1443144360.19122</text:p>
          </table:table-cell>
          <table:table-cell table:formula="of:=[.G2]-[.$B$2]" office:value-type="float" office:value="0.190997362136841" calcext:value-type="float">
            <text:p>0.1909973621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0997362136841" calcext:value-type="float">
            <text:p>0.1909973621</text:p>
          </table:table-cell>
          <table:table-cell table:formula="of:=MAX([.J2:.J2001])" office:value-type="float" office:value="10.2827548980713" calcext:value-type="float">
            <text:p>10.2827548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4360.05557" calcext:value-type="float">
            <text:p>1443144360.05557</text:p>
          </table:table-cell>
          <table:table-cell office:value-type="float" office:value="4416" calcext:value-type="float">
            <text:p>4416</text:p>
          </table:table-cell>
          <table:table-cell table:formula="of:=[.B3]-[.$B$2]" office:value-type="float" office:value="0.055351734161377" calcext:value-type="float">
            <text:p>0.0553517342</text:p>
          </table:table-cell>
          <table:table-cell table:formula="of:=[.C3]/([.D3]-[.D2])" office:value-type="float" office:value="79780.6982365762" calcext:value-type="float">
            <text:p>79780.6982365762</text:p>
          </table:table-cell>
          <table:table-cell/>
          <table:table-cell office:value-type="float" office:value="1443144360.35636" calcext:value-type="float">
            <text:p>1443144360.35636</text:p>
          </table:table-cell>
          <table:table-cell table:formula="of:=[.G3]-[.$B$2]" office:value-type="float" office:value="0.35614275932312" calcext:value-type="float">
            <text:p>0.3561427593</text:p>
          </table:table-cell>
          <table:table-cell table:formula="of:=[.C3]/([.H3]-[.H2])" office:value-type="float" office:value="26740.0731430551" calcext:value-type="float">
            <text:p>26740.0731430551</text:p>
          </table:table-cell>
          <table:table-cell table:formula="of:=[.G3]-[.$B3]" office:value-type="float" office:value="0.300791025161743" calcext:value-type="float">
            <text:p>0.30079102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4360.11092" calcext:value-type="float">
            <text:p>1443144360.11092</text:p>
          </table:table-cell>
          <table:table-cell office:value-type="float" office:value="4416" calcext:value-type="float">
            <text:p>4416</text:p>
          </table:table-cell>
          <table:table-cell table:formula="of:=[.B4]-[.$B$2]" office:value-type="float" office:value="0.110697269439697" calcext:value-type="float">
            <text:p>0.1106972694</text:p>
          </table:table-cell>
          <table:table-cell table:formula="of:=[.C4]/([.D4]-[.D3])" office:value-type="float" office:value="79789.6339387256" calcext:value-type="float">
            <text:p>79789.6339387256</text:p>
          </table:table-cell>
          <table:table-cell/>
          <table:table-cell office:value-type="float" office:value="1443144360.74385" calcext:value-type="float">
            <text:p>1443144360.74385</text:p>
          </table:table-cell>
          <table:table-cell table:formula="of:=[.G4]-[.$B$2]" office:value-type="float" office:value="0.743631362915039" calcext:value-type="float">
            <text:p>0.7436313629</text:p>
          </table:table-cell>
          <table:table-cell table:formula="of:=[.C4]/([.H4]-[.H3])" office:value-type="float" office:value="11396.4642032432" calcext:value-type="float">
            <text:p>11396.4642032432</text:p>
          </table:table-cell>
          <table:table-cell table:formula="of:=[.G4]-[.$B4]" office:value-type="float" office:value="0.632934093475342" calcext:value-type="float">
            <text:p>0.63293409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4360.16625" calcext:value-type="float">
            <text:p>1443144360.16625</text:p>
          </table:table-cell>
          <table:table-cell office:value-type="float" office:value="4416" calcext:value-type="float">
            <text:p>4416</text:p>
          </table:table-cell>
          <table:table-cell table:formula="of:=[.B5]-[.$B$2]" office:value-type="float" office:value="0.166032075881958" calcext:value-type="float">
            <text:p>0.1660320759</text:p>
          </table:table-cell>
          <table:table-cell table:formula="of:=[.C5]/([.D5]-[.D4])" office:value-type="float" office:value="79805.1043082239" calcext:value-type="float">
            <text:p>79805.1043082239</text:p>
          </table:table-cell>
          <table:table-cell/>
          <table:table-cell office:value-type="float" office:value="1443144361.02046" calcext:value-type="float">
            <text:p>1443144361.02046</text:p>
          </table:table-cell>
          <table:table-cell table:formula="of:=[.G5]-[.$B$2]" office:value-type="float" office:value="1.02023792266846" calcext:value-type="float">
            <text:p>1.0202379227</text:p>
          </table:table-cell>
          <table:table-cell table:formula="of:=[.C5]/([.H5]-[.H4])" office:value-type="float" office:value="15964.9142230635" calcext:value-type="float">
            <text:p>15964.9142230635</text:p>
          </table:table-cell>
          <table:table-cell table:formula="of:=[.G5]-[.$B5]" office:value-type="float" office:value="0.854205846786499" calcext:value-type="float">
            <text:p>0.85420584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4360.22165" calcext:value-type="float">
            <text:p>1443144360.22165</text:p>
          </table:table-cell>
          <table:table-cell office:value-type="float" office:value="4416" calcext:value-type="float">
            <text:p>4416</text:p>
          </table:table-cell>
          <table:table-cell table:formula="of:=[.B6]-[.$B$2]" office:value-type="float" office:value="0.221431732177734" calcext:value-type="float">
            <text:p>0.2214317322</text:p>
          </table:table-cell>
          <table:table-cell table:formula="of:=[.C6]/([.D6]-[.D5])" office:value-type="float" office:value="79711.6858708142" calcext:value-type="float">
            <text:p>79711.6858708142</text:p>
          </table:table-cell>
          <table:table-cell/>
          <table:table-cell office:value-type="float" office:value="1443144361.18668" calcext:value-type="float">
            <text:p>1443144361.18668</text:p>
          </table:table-cell>
          <table:table-cell table:formula="of:=[.G6]-[.$B$2]" office:value-type="float" office:value="1.18646311759949" calcext:value-type="float">
            <text:p>1.1864631176</text:p>
          </table:table-cell>
          <table:table-cell table:formula="of:=[.C6]/([.H6]-[.H5])" office:value-type="float" office:value="26566.3698083331" calcext:value-type="float">
            <text:p>26566.3698083331</text:p>
          </table:table-cell>
          <table:table-cell table:formula="of:=[.G6]-[.$B6]" office:value-type="float" office:value="0.965031385421753" calcext:value-type="float">
            <text:p>0.96503138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4360.27699" calcext:value-type="float">
            <text:p>1443144360.27699</text:p>
          </table:table-cell>
          <table:table-cell office:value-type="float" office:value="4416" calcext:value-type="float">
            <text:p>4416</text:p>
          </table:table-cell>
          <table:table-cell table:formula="of:=[.B7]-[.$B$2]" office:value-type="float" office:value="0.276773691177368" calcext:value-type="float">
            <text:p>0.2767736912</text:p>
          </table:table-cell>
          <table:table-cell table:formula="of:=[.C7]/([.D7]-[.D6])" office:value-type="float" office:value="79794.7900620797" calcext:value-type="float">
            <text:p>79794.7900620797</text:p>
          </table:table-cell>
          <table:table-cell/>
          <table:table-cell office:value-type="float" office:value="1443144362.02011" calcext:value-type="float">
            <text:p>1443144362.02011</text:p>
          </table:table-cell>
          <table:table-cell table:formula="of:=[.G7]-[.$B$2]" office:value-type="float" office:value="2.01989388465881" calcext:value-type="float">
            <text:p>2.0198938847</text:p>
          </table:table-cell>
          <table:table-cell table:formula="of:=[.C7]/([.H7]-[.H6])" office:value-type="float" office:value="5298.58048747276" calcext:value-type="float">
            <text:p>5298.5804874728</text:p>
          </table:table-cell>
          <table:table-cell table:formula="of:=[.G7]-[.$B7]" office:value-type="float" office:value="1.74312019348145" calcext:value-type="float">
            <text:p>1.74312019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4360.33234" calcext:value-type="float">
            <text:p>1443144360.33234</text:p>
          </table:table-cell>
          <table:table-cell office:value-type="float" office:value="4416" calcext:value-type="float">
            <text:p>4416</text:p>
          </table:table-cell>
          <table:table-cell table:formula="of:=[.B8]-[.$B$2]" office:value-type="float" office:value="0.332120180130005" calcext:value-type="float">
            <text:p>0.3321201801</text:p>
          </table:table-cell>
          <table:table-cell table:formula="of:=[.C8]/([.D8]-[.D7])" office:value-type="float" office:value="79788.2590850349" calcext:value-type="float">
            <text:p>79788.2590850349</text:p>
          </table:table-cell>
          <table:table-cell/>
          <table:table-cell office:value-type="float" office:value="1443144362.17635" calcext:value-type="float">
            <text:p>1443144362.17635</text:p>
          </table:table-cell>
          <table:table-cell table:formula="of:=[.G8]-[.$B$2]" office:value-type="float" office:value="2.17613506317139" calcext:value-type="float">
            <text:p>2.1761350632</text:p>
          </table:table-cell>
          <table:table-cell table:formula="of:=[.C8]/([.H8]-[.H7])" office:value-type="float" office:value="28263.9957150901" calcext:value-type="float">
            <text:p>28263.9957150901</text:p>
          </table:table-cell>
          <table:table-cell table:formula="of:=[.G8]-[.$B8]" office:value-type="float" office:value="1.84401488304138" calcext:value-type="float">
            <text:p>1.8440148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4360.38767" calcext:value-type="float">
            <text:p>1443144360.38767</text:p>
          </table:table-cell>
          <table:table-cell office:value-type="float" office:value="4416" calcext:value-type="float">
            <text:p>4416</text:p>
          </table:table-cell>
          <table:table-cell table:formula="of:=[.B9]-[.$B$2]" office:value-type="float" office:value="0.387450456619263" calcext:value-type="float">
            <text:p>0.3874504566</text:p>
          </table:table-cell>
          <table:table-cell table:formula="of:=[.C9]/([.D9]-[.D8])" office:value-type="float" office:value="79811.6380433658" calcext:value-type="float">
            <text:p>79811.6380433658</text:p>
          </table:table-cell>
          <table:table-cell/>
          <table:table-cell office:value-type="float" office:value="1443144365.88073" calcext:value-type="float">
            <text:p>1443144365.88073</text:p>
          </table:table-cell>
          <table:table-cell table:formula="of:=[.G9]-[.$B$2]" office:value-type="float" office:value="5.88050842285156" calcext:value-type="float">
            <text:p>5.8805084229</text:p>
          </table:table-cell>
          <table:table-cell table:formula="of:=[.C9]/([.H9]-[.H8])" office:value-type="float" office:value="1192.1044590336" calcext:value-type="float">
            <text:p>1192.1044590336</text:p>
          </table:table-cell>
          <table:table-cell table:formula="of:=[.G9]-[.$B9]" office:value-type="float" office:value="5.4930579662323" calcext:value-type="float">
            <text:p>5.49305796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4360.44299" calcext:value-type="float">
            <text:p>1443144360.44299</text:p>
          </table:table-cell>
          <table:table-cell office:value-type="float" office:value="4416" calcext:value-type="float">
            <text:p>4416</text:p>
          </table:table-cell>
          <table:table-cell table:formula="of:=[.B10]-[.$B$2]" office:value-type="float" office:value="0.44277548789978" calcext:value-type="float">
            <text:p>0.4427754879</text:p>
          </table:table-cell>
          <table:table-cell table:formula="of:=[.C10]/([.D10]-[.D9])" office:value-type="float" office:value="79819.2047575953" calcext:value-type="float">
            <text:p>79819.2047575953</text:p>
          </table:table-cell>
          <table:table-cell/>
          <table:table-cell office:value-type="float" office:value="1443144366.00743" calcext:value-type="float">
            <text:p>1443144366.00743</text:p>
          </table:table-cell>
          <table:table-cell table:formula="of:=[.G10]-[.$B$2]" office:value-type="float" office:value="6.00720882415772" calcext:value-type="float">
            <text:p>6.0072088242</text:p>
          </table:table-cell>
          <table:table-cell table:formula="of:=[.C10]/([.H10]-[.H9])" office:value-type="float" office:value="34853.8753979903" calcext:value-type="float">
            <text:p>34853.8753979903</text:p>
          </table:table-cell>
          <table:table-cell table:formula="of:=[.G10]-[.$B10]" office:value-type="float" office:value="5.56443333625793" calcext:value-type="float">
            <text:p>5.564433336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4360.49832" calcext:value-type="float">
            <text:p>1443144360.49832</text:p>
          </table:table-cell>
          <table:table-cell office:value-type="float" office:value="4416" calcext:value-type="float">
            <text:p>4416</text:p>
          </table:table-cell>
          <table:table-cell table:formula="of:=[.B11]-[.$B$2]" office:value-type="float" office:value="0.498103618621826" calcext:value-type="float">
            <text:p>0.4981036186</text:p>
          </table:table-cell>
          <table:table-cell table:formula="of:=[.C11]/([.D11]-[.D10])" office:value-type="float" office:value="79814.7333439626" calcext:value-type="float">
            <text:p>79814.7333439626</text:p>
          </table:table-cell>
          <table:table-cell/>
          <table:table-cell office:value-type="float" office:value="1443144366.09178" calcext:value-type="float">
            <text:p>1443144366.09178</text:p>
          </table:table-cell>
          <table:table-cell table:formula="of:=[.G11]-[.$B$2]" office:value-type="float" office:value="6.09155797958374" calcext:value-type="float">
            <text:p>6.0915579796</text:p>
          </table:table-cell>
          <table:table-cell table:formula="of:=[.C11]/([.H11]-[.H10])" office:value-type="float" office:value="52353.8140683916" calcext:value-type="float">
            <text:p>52353.8140683916</text:p>
          </table:table-cell>
          <table:table-cell table:formula="of:=[.G11]-[.$B11]" office:value-type="float" office:value="5.59345436096191" calcext:value-type="float">
            <text:p>5.59345436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4360.55365" calcext:value-type="float">
            <text:p>1443144360.55365</text:p>
          </table:table-cell>
          <table:table-cell office:value-type="float" office:value="4416" calcext:value-type="float">
            <text:p>4416</text:p>
          </table:table-cell>
          <table:table-cell table:formula="of:=[.B12]-[.$B$2]" office:value-type="float" office:value="0.553428173065186" calcext:value-type="float">
            <text:p>0.5534281731</text:p>
          </table:table-cell>
          <table:table-cell table:formula="of:=[.C12]/([.D12]-[.D11])" office:value-type="float" office:value="79819.8927118527" calcext:value-type="float">
            <text:p>79819.8927118527</text:p>
          </table:table-cell>
          <table:table-cell/>
          <table:table-cell office:value-type="float" office:value="1443144366.45892" calcext:value-type="float">
            <text:p>1443144366.45892</text:p>
          </table:table-cell>
          <table:table-cell table:formula="of:=[.G12]-[.$B$2]" office:value-type="float" office:value="6.45869660377502" calcext:value-type="float">
            <text:p>6.4586966038</text:p>
          </table:table-cell>
          <table:table-cell table:formula="of:=[.C12]/([.H12]-[.H11])" office:value-type="float" office:value="12028.154242086" calcext:value-type="float">
            <text:p>12028.154242086</text:p>
          </table:table-cell>
          <table:table-cell table:formula="of:=[.G12]-[.$B12]" office:value-type="float" office:value="5.90526843070984" calcext:value-type="float">
            <text:p>5.905268430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4360.60898" calcext:value-type="float">
            <text:p>1443144360.60898</text:p>
          </table:table-cell>
          <table:table-cell office:value-type="float" office:value="4416" calcext:value-type="float">
            <text:p>4416</text:p>
          </table:table-cell>
          <table:table-cell table:formula="of:=[.B13]-[.$B$2]" office:value-type="float" office:value="0.608757257461548" calcext:value-type="float">
            <text:p>0.6087572575</text:p>
          </table:table-cell>
          <table:table-cell table:formula="of:=[.C13]/([.D13]-[.D12])" office:value-type="float" office:value="79813.3576251686" calcext:value-type="float">
            <text:p>79813.3576251686</text:p>
          </table:table-cell>
          <table:table-cell/>
          <table:table-cell office:value-type="float" office:value="1443144366.86189" calcext:value-type="float">
            <text:p>1443144366.86189</text:p>
          </table:table-cell>
          <table:table-cell table:formula="of:=[.G13]-[.$B$2]" office:value-type="float" office:value="6.86167049407959" calcext:value-type="float">
            <text:p>6.8616704941</text:p>
          </table:table-cell>
          <table:table-cell table:formula="of:=[.C13]/([.H13]-[.H12])" office:value-type="float" office:value="10958.5263617512" calcext:value-type="float">
            <text:p>10958.5263617512</text:p>
          </table:table-cell>
          <table:table-cell table:formula="of:=[.G13]-[.$B13]" office:value-type="float" office:value="6.25291323661804" calcext:value-type="float">
            <text:p>6.252913236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4360.66431" calcext:value-type="float">
            <text:p>1443144360.66431</text:p>
          </table:table-cell>
          <table:table-cell office:value-type="float" office:value="4416" calcext:value-type="float">
            <text:p>4416</text:p>
          </table:table-cell>
          <table:table-cell table:formula="of:=[.B14]-[.$B$2]" office:value-type="float" office:value="0.66408896446228" calcext:value-type="float">
            <text:p>0.6640889645</text:p>
          </table:table-cell>
          <table:table-cell table:formula="of:=[.C14]/([.D14]-[.D13])" office:value-type="float" office:value="79809.574643008" calcext:value-type="float">
            <text:p>79809.574643008</text:p>
          </table:table-cell>
          <table:table-cell/>
          <table:table-cell office:value-type="float" office:value="1443144367.02306" calcext:value-type="float">
            <text:p>1443144367.02306</text:p>
          </table:table-cell>
          <table:table-cell table:formula="of:=[.G14]-[.$B$2]" office:value-type="float" office:value="7.02284455299377" calcext:value-type="float">
            <text:p>7.022844553</text:p>
          </table:table-cell>
          <table:table-cell table:formula="of:=[.C14]/([.H14]-[.H13])" office:value-type="float" office:value="27398.9501148647" calcext:value-type="float">
            <text:p>27398.9501148647</text:p>
          </table:table-cell>
          <table:table-cell table:formula="of:=[.G14]-[.$B14]" office:value-type="float" office:value="6.35875558853149" calcext:value-type="float">
            <text:p>6.358755588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4360.71963" calcext:value-type="float">
            <text:p>1443144360.71963</text:p>
          </table:table-cell>
          <table:table-cell office:value-type="float" office:value="4416" calcext:value-type="float">
            <text:p>4416</text:p>
          </table:table-cell>
          <table:table-cell table:formula="of:=[.B15]-[.$B$2]" office:value-type="float" office:value="0.719408273696899" calcext:value-type="float">
            <text:p>0.7194082737</text:p>
          </table:table-cell>
          <table:table-cell table:formula="of:=[.C15]/([.D15]-[.D14])" office:value-type="float" office:value="79827.4609914406" calcext:value-type="float">
            <text:p>79827.4609914406</text:p>
          </table:table-cell>
          <table:table-cell/>
          <table:table-cell office:value-type="float" office:value="1443144371.00238" calcext:value-type="float">
            <text:p>1443144371.00238</text:p>
          </table:table-cell>
          <table:table-cell table:formula="of:=[.G15]-[.$B$2]" office:value-type="float" office:value="11.0021631717682" calcext:value-type="float">
            <text:p>11.0021631718</text:p>
          </table:table-cell>
          <table:table-cell table:formula="of:=[.C15]/([.H15]-[.H14])" office:value-type="float" office:value="1109.73772724942" calcext:value-type="float">
            <text:p>1109.7377272494</text:p>
          </table:table-cell>
          <table:table-cell table:formula="of:=[.G15]-[.$B15]" office:value-type="float" office:value="10.2827548980713" calcext:value-type="float">
            <text:p>10.282754898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4360.77502" calcext:value-type="float">
            <text:p>1443144360.77502</text:p>
          </table:table-cell>
          <table:table-cell office:value-type="float" office:value="4416" calcext:value-type="float">
            <text:p>4416</text:p>
          </table:table-cell>
          <table:table-cell table:formula="of:=[.B16]-[.$B$2]" office:value-type="float" office:value="0.774796962738037" calcext:value-type="float">
            <text:p>0.7747969627</text:p>
          </table:table-cell>
          <table:table-cell table:formula="of:=[.C16]/([.D16]-[.D15])" office:value-type="float" office:value="79727.4692080218" calcext:value-type="float">
            <text:p>79727.4692080218</text:p>
          </table:table-cell>
          <table:table-cell/>
          <table:table-cell office:value-type="float" office:value="1443144371.02031" calcext:value-type="float">
            <text:p>1443144371.02031</text:p>
          </table:table-cell>
          <table:table-cell table:formula="of:=[.G16]-[.$B$2]" office:value-type="float" office:value="11.0200893878937" calcext:value-type="float">
            <text:p>11.0200893879</text:p>
          </table:table-cell>
          <table:table-cell table:formula="of:=[.C16]/([.H16]-[.H15])" office:value-type="float" office:value="246343.119433952" calcext:value-type="float">
            <text:p>246343.119433952</text:p>
          </table:table-cell>
          <table:table-cell table:formula="of:=[.G16]-[.$B16]" office:value-type="float" office:value="10.2452924251556" calcext:value-type="float">
            <text:p>10.24529242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4360.83033" calcext:value-type="float">
            <text:p>1443144360.83033</text:p>
          </table:table-cell>
          <table:table-cell office:value-type="float" office:value="4416" calcext:value-type="float">
            <text:p>4416</text:p>
          </table:table-cell>
          <table:table-cell table:formula="of:=[.B17]-[.$B$2]" office:value-type="float" office:value="0.830112218856812" calcext:value-type="float">
            <text:p>0.8301122189</text:p>
          </table:table-cell>
          <table:table-cell table:formula="of:=[.C17]/([.D17]-[.D16])" office:value-type="float" office:value="79833.310190553" calcext:value-type="float">
            <text:p>79833.310190553</text:p>
          </table:table-cell>
          <table:table-cell/>
          <table:table-cell office:value-type="float" office:value="1443144371.06763" calcext:value-type="float">
            <text:p>1443144371.06763</text:p>
          </table:table-cell>
          <table:table-cell table:formula="of:=[.G17]-[.$B$2]" office:value-type="float" office:value="11.0674126148224" calcext:value-type="float">
            <text:p>11.0674126148</text:p>
          </table:table-cell>
          <table:table-cell table:formula="of:=[.C17]/([.H17]-[.H16])" office:value-type="float" office:value="93315.6990044738" calcext:value-type="float">
            <text:p>93315.6990044738</text:p>
          </table:table-cell>
          <table:table-cell table:formula="of:=[.G17]-[.$B17]" office:value-type="float" office:value="10.2373003959656" calcext:value-type="float">
            <text:p>10.2373003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4360.88568" calcext:value-type="float">
            <text:p>1443144360.88568</text:p>
          </table:table-cell>
          <table:table-cell office:value-type="float" office:value="4416" calcext:value-type="float">
            <text:p>4416</text:p>
          </table:table-cell>
          <table:table-cell table:formula="of:=[.B18]-[.$B$2]" office:value-type="float" office:value="0.885465860366821" calcext:value-type="float">
            <text:p>0.8854658604</text:p>
          </table:table-cell>
          <table:table-cell table:formula="of:=[.C18]/([.D18]-[.D17])" office:value-type="float" office:value="79777.9491924021" calcext:value-type="float">
            <text:p>79777.9491924021</text:p>
          </table:table-cell>
          <table:table-cell/>
          <table:table-cell office:value-type="float" office:value="1443144371.11807" calcext:value-type="float">
            <text:p>1443144371.11807</text:p>
          </table:table-cell>
          <table:table-cell table:formula="of:=[.G18]-[.$B$2]" office:value-type="float" office:value="11.1178534030914" calcext:value-type="float">
            <text:p>11.1178534031</text:p>
          </table:table-cell>
          <table:table-cell table:formula="of:=[.C18]/([.H18]-[.H17])" office:value-type="float" office:value="87548.1956476527" calcext:value-type="float">
            <text:p>87548.1956476527</text:p>
          </table:table-cell>
          <table:table-cell table:formula="of:=[.G18]-[.$B18]" office:value-type="float" office:value="10.2323875427246" calcext:value-type="float">
            <text:p>10.23238754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4360.94106" calcext:value-type="float">
            <text:p>1443144360.94106</text:p>
          </table:table-cell>
          <table:table-cell office:value-type="float" office:value="4416" calcext:value-type="float">
            <text:p>4416</text:p>
          </table:table-cell>
          <table:table-cell table:formula="of:=[.B19]-[.$B$2]" office:value-type="float" office:value="0.940841913223267" calcext:value-type="float">
            <text:p>0.9408419132</text:p>
          </table:table-cell>
          <table:table-cell table:formula="of:=[.C19]/([.D19]-[.D18])" office:value-type="float" office:value="79745.662108635" calcext:value-type="float">
            <text:p>79745.662108635</text:p>
          </table:table-cell>
          <table:table-cell/>
          <table:table-cell office:value-type="float" office:value="1443144371.16851" calcext:value-type="float">
            <text:p>1443144371.16851</text:p>
          </table:table-cell>
          <table:table-cell table:formula="of:=[.G19]-[.$B$2]" office:value-type="float" office:value="11.1682918071747" calcext:value-type="float">
            <text:p>11.1682918072</text:p>
          </table:table-cell>
          <table:table-cell table:formula="of:=[.C19]/([.H19]-[.H18])" office:value-type="float" office:value="87552.333985649" calcext:value-type="float">
            <text:p>87552.333985649</text:p>
          </table:table-cell>
          <table:table-cell table:formula="of:=[.G19]-[.$B19]" office:value-type="float" office:value="10.2274498939514" calcext:value-type="float">
            <text:p>10.22744989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4360.99641" calcext:value-type="float">
            <text:p>1443144360.99641</text:p>
          </table:table-cell>
          <table:table-cell office:value-type="float" office:value="4416" calcext:value-type="float">
            <text:p>4416</text:p>
          </table:table-cell>
          <table:table-cell table:formula="of:=[.B20]-[.$B$2]" office:value-type="float" office:value="0.996189117431641" calcext:value-type="float">
            <text:p>0.9961891174</text:p>
          </table:table-cell>
          <table:table-cell table:formula="of:=[.C20]/([.D20]-[.D19])" office:value-type="float" office:value="79787.2279758597" calcext:value-type="float">
            <text:p>79787.2279758597</text:p>
          </table:table-cell>
          <table:table-cell/>
          <table:table-cell office:value-type="float" office:value="1443144371.21896" calcext:value-type="float">
            <text:p>1443144371.21896</text:p>
          </table:table-cell>
          <table:table-cell table:formula="of:=[.G20]-[.$B$2]" office:value-type="float" office:value="11.2187359333038" calcext:value-type="float">
            <text:p>11.2187359333</text:p>
          </table:table-cell>
          <table:table-cell table:formula="of:=[.C20]/([.H20]-[.H19])" office:value-type="float" office:value="87542.4026316536" calcext:value-type="float">
            <text:p>87542.4026316536</text:p>
          </table:table-cell>
          <table:table-cell table:formula="of:=[.G20]-[.$B20]" office:value-type="float" office:value="10.2225468158722" calcext:value-type="float">
            <text:p>10.222546815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4361.04869" calcext:value-type="float">
            <text:p>1443144361.04869</text:p>
          </table:table-cell>
          <table:table-cell office:value-type="float" office:value="4416" calcext:value-type="float">
            <text:p>4416</text:p>
          </table:table-cell>
          <table:table-cell table:formula="of:=[.B21]-[.$B$2]" office:value-type="float" office:value="1.04847502708435" calcext:value-type="float">
            <text:p>1.0484750271</text:p>
          </table:table-cell>
          <table:table-cell table:formula="of:=[.C21]/([.D21]-[.D20])" office:value-type="float" office:value="84458.7008112064" calcext:value-type="float">
            <text:p>84458.7008112064</text:p>
          </table:table-cell>
          <table:table-cell/>
          <table:table-cell office:value-type="float" office:value="1443144371.26938" calcext:value-type="float">
            <text:p>1443144371.26938</text:p>
          </table:table-cell>
          <table:table-cell table:formula="of:=[.G21]-[.$B$2]" office:value-type="float" office:value="11.2691569328308" calcext:value-type="float">
            <text:p>11.2691569328</text:p>
          </table:table-cell>
          <table:table-cell table:formula="of:=[.C21]/([.H21]-[.H20])" office:value-type="float" office:value="87582.5557094964" calcext:value-type="float">
            <text:p>87582.5557094964</text:p>
          </table:table-cell>
          <table:table-cell table:formula="of:=[.G21]-[.$B21]" office:value-type="float" office:value="10.2206819057465" calcext:value-type="float">
            <text:p>10.220681905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4361.10077" calcext:value-type="float">
            <text:p>1443144361.10077</text:p>
          </table:table-cell>
          <table:table-cell office:value-type="float" office:value="4416" calcext:value-type="float">
            <text:p>4416</text:p>
          </table:table-cell>
          <table:table-cell table:formula="of:=[.B22]-[.$B$2]" office:value-type="float" office:value="1.10055041313171" calcext:value-type="float">
            <text:p>1.1005504131</text:p>
          </table:table-cell>
          <table:table-cell table:formula="of:=[.C22]/([.D22]-[.D21])" office:value-type="float" office:value="84800.1394744071" calcext:value-type="float">
            <text:p>84800.1394744071</text:p>
          </table:table-cell>
          <table:table-cell/>
          <table:table-cell office:value-type="float" office:value="1443144371.31984" calcext:value-type="float">
            <text:p>1443144371.31984</text:p>
          </table:table-cell>
          <table:table-cell table:formula="of:=[.G22]-[.$B$2]" office:value-type="float" office:value="11.319623708725" calcext:value-type="float">
            <text:p>11.3196237087</text:p>
          </table:table-cell>
          <table:table-cell table:formula="of:=[.C22]/([.H22]-[.H21])" office:value-type="float" office:value="87503.1131225995" calcext:value-type="float">
            <text:p>87503.1131225995</text:p>
          </table:table-cell>
          <table:table-cell table:formula="of:=[.G22]-[.$B22]" office:value-type="float" office:value="10.2190732955933" calcext:value-type="float">
            <text:p>10.219073295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4361.15283" calcext:value-type="float">
            <text:p>1443144361.15283</text:p>
          </table:table-cell>
          <table:table-cell office:value-type="float" office:value="4416" calcext:value-type="float">
            <text:p>4416</text:p>
          </table:table-cell>
          <table:table-cell table:formula="of:=[.B23]-[.$B$2]" office:value-type="float" office:value="1.15261197090149" calcext:value-type="float">
            <text:p>1.1526119709</text:p>
          </table:table-cell>
          <table:table-cell table:formula="of:=[.C23]/([.D23]-[.D22])" office:value-type="float" office:value="84822.663576996" calcext:value-type="float">
            <text:p>84822.663576996</text:p>
          </table:table-cell>
          <table:table-cell/>
          <table:table-cell office:value-type="float" office:value="1443144371.37028" calcext:value-type="float">
            <text:p>1443144371.37028</text:p>
          </table:table-cell>
          <table:table-cell table:formula="of:=[.G23]-[.$B$2]" office:value-type="float" office:value="11.3700635433197" calcext:value-type="float">
            <text:p>11.3700635433</text:p>
          </table:table-cell>
          <table:table-cell table:formula="of:=[.C23]/([.H23]-[.H22])" office:value-type="float" office:value="87549.8509359047" calcext:value-type="float">
            <text:p>87549.8509359047</text:p>
          </table:table-cell>
          <table:table-cell table:formula="of:=[.G23]-[.$B23]" office:value-type="float" office:value="10.2174515724182" calcext:value-type="float">
            <text:p>10.21745157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4361.20497" calcext:value-type="float">
            <text:p>1443144361.20497</text:p>
          </table:table-cell>
          <table:table-cell office:value-type="float" office:value="4416" calcext:value-type="float">
            <text:p>4416</text:p>
          </table:table-cell>
          <table:table-cell table:formula="of:=[.B24]-[.$B$2]" office:value-type="float" office:value="1.20475077629089" calcext:value-type="float">
            <text:p>1.2047507763</text:p>
          </table:table-cell>
          <table:table-cell table:formula="of:=[.C24]/([.D24]-[.D23])" office:value-type="float" office:value="84696.9923268979" calcext:value-type="float">
            <text:p>84696.9923268979</text:p>
          </table:table-cell>
          <table:table-cell/>
          <table:table-cell office:value-type="float" office:value="1443144371.42071" calcext:value-type="float">
            <text:p>1443144371.42071</text:p>
          </table:table-cell>
          <table:table-cell table:formula="of:=[.G24]-[.$B$2]" office:value-type="float" office:value="11.4204874038696" calcext:value-type="float">
            <text:p>11.4204874039</text:p>
          </table:table-cell>
          <table:table-cell table:formula="of:=[.C24]/([.H24]-[.H23])" office:value-type="float" office:value="87577.5863220059" calcext:value-type="float">
            <text:p>87577.5863220059</text:p>
          </table:table-cell>
          <table:table-cell table:formula="of:=[.G24]-[.$B24]" office:value-type="float" office:value="10.2157366275787" calcext:value-type="float">
            <text:p>10.215736627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4361.25703" calcext:value-type="float">
            <text:p>1443144361.25703</text:p>
          </table:table-cell>
          <table:table-cell office:value-type="float" office:value="4416" calcext:value-type="float">
            <text:p>4416</text:p>
          </table:table-cell>
          <table:table-cell table:formula="of:=[.B25]-[.$B$2]" office:value-type="float" office:value="1.25680828094482" calcext:value-type="float">
            <text:p>1.2568082809</text:p>
          </table:table-cell>
          <table:table-cell table:formula="of:=[.C25]/([.D25]-[.D24])" office:value-type="float" office:value="84829.2677368385" calcext:value-type="float">
            <text:p>84829.2677368385</text:p>
          </table:table-cell>
          <table:table-cell/>
          <table:table-cell office:value-type="float" office:value="1443144371.47112" calcext:value-type="float">
            <text:p>1443144371.47112</text:p>
          </table:table-cell>
          <table:table-cell table:formula="of:=[.G25]-[.$B$2]" office:value-type="float" office:value="11.4709005355835" calcext:value-type="float">
            <text:p>11.4709005356</text:p>
          </table:table-cell>
          <table:table-cell table:formula="of:=[.C25]/([.H25]-[.H24])" office:value-type="float" office:value="87596.2244334304" calcext:value-type="float">
            <text:p>87596.2244334304</text:p>
          </table:table-cell>
          <table:table-cell table:formula="of:=[.G25]-[.$B25]" office:value-type="float" office:value="10.2140922546387" calcext:value-type="float">
            <text:p>10.214092254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4361.30908" calcext:value-type="float">
            <text:p>1443144361.30908</text:p>
          </table:table-cell>
          <table:table-cell office:value-type="float" office:value="4416" calcext:value-type="float">
            <text:p>4416</text:p>
          </table:table-cell>
          <table:table-cell table:formula="of:=[.B26]-[.$B$2]" office:value-type="float" office:value="1.30886054039001" calcext:value-type="float">
            <text:p>1.3088605404</text:p>
          </table:table-cell>
          <table:table-cell table:formula="of:=[.C26]/([.D26]-[.D25])" office:value-type="float" office:value="84837.8158233443" calcext:value-type="float">
            <text:p>84837.8158233443</text:p>
          </table:table-cell>
          <table:table-cell/>
          <table:table-cell office:value-type="float" office:value="1443144371.52165" calcext:value-type="float">
            <text:p>1443144371.52165</text:p>
          </table:table-cell>
          <table:table-cell table:formula="of:=[.G26]-[.$B$2]" office:value-type="float" office:value="11.5214273929596" calcext:value-type="float">
            <text:p>11.521427393</text:p>
          </table:table-cell>
          <table:table-cell table:formula="of:=[.C26]/([.H26]-[.H25])" office:value-type="float" office:value="87399.0631780111" calcext:value-type="float">
            <text:p>87399.0631780111</text:p>
          </table:table-cell>
          <table:table-cell table:formula="of:=[.G26]-[.$B26]" office:value-type="float" office:value="10.2125668525696" calcext:value-type="float">
            <text:p>10.21256685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4361.36113" calcext:value-type="float">
            <text:p>1443144361.36113</text:p>
          </table:table-cell>
          <table:table-cell office:value-type="float" office:value="4416" calcext:value-type="float">
            <text:p>4416</text:p>
          </table:table-cell>
          <table:table-cell table:formula="of:=[.B27]-[.$B$2]" office:value-type="float" office:value="1.3609139919281" calcext:value-type="float">
            <text:p>1.3609139919</text:p>
          </table:table-cell>
          <table:table-cell table:formula="of:=[.C27]/([.D27]-[.D26])" office:value-type="float" office:value="84835.8729251402" calcext:value-type="float">
            <text:p>84835.8729251402</text:p>
          </table:table-cell>
          <table:table-cell/>
          <table:table-cell office:value-type="float" office:value="1443144371.572" calcext:value-type="float">
            <text:p>1443144371.572</text:p>
          </table:table-cell>
          <table:table-cell table:formula="of:=[.G27]-[.$B$2]" office:value-type="float" office:value="11.5717821121216" calcext:value-type="float">
            <text:p>11.5717821121</text:p>
          </table:table-cell>
          <table:table-cell table:formula="of:=[.C27]/([.H27]-[.H26])" office:value-type="float" office:value="87697.8379284385" calcext:value-type="float">
            <text:p>87697.8379284385</text:p>
          </table:table-cell>
          <table:table-cell table:formula="of:=[.G27]-[.$B27]" office:value-type="float" office:value="10.2108681201935" calcext:value-type="float">
            <text:p>10.210868120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4361.41318" calcext:value-type="float">
            <text:p>1443144361.41318</text:p>
          </table:table-cell>
          <table:table-cell office:value-type="float" office:value="4416" calcext:value-type="float">
            <text:p>4416</text:p>
          </table:table-cell>
          <table:table-cell table:formula="of:=[.B28]-[.$B$2]" office:value-type="float" office:value="1.41295576095581" calcext:value-type="float">
            <text:p>1.412955761</text:p>
          </table:table-cell>
          <table:table-cell table:formula="of:=[.C28]/([.D28]-[.D27])" office:value-type="float" office:value="84854.9171656458" calcext:value-type="float">
            <text:p>84854.9171656458</text:p>
          </table:table-cell>
          <table:table-cell/>
          <table:table-cell office:value-type="float" office:value="1443144371.62243" calcext:value-type="float">
            <text:p>1443144371.62243</text:p>
          </table:table-cell>
          <table:table-cell table:formula="of:=[.G28]-[.$B$2]" office:value-type="float" office:value="11.6222109794617" calcext:value-type="float">
            <text:p>11.6222109795</text:p>
          </table:table-cell>
          <table:table-cell table:formula="of:=[.C28]/([.H28]-[.H27])" office:value-type="float" office:value="87568.8912506974" calcext:value-type="float">
            <text:p>87568.8912506974</text:p>
          </table:table-cell>
          <table:table-cell table:formula="of:=[.G28]-[.$B28]" office:value-type="float" office:value="10.2092552185059" calcext:value-type="float">
            <text:p>10.209255218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4361.4653" calcext:value-type="float">
            <text:p>1443144361.4653</text:p>
          </table:table-cell>
          <table:table-cell office:value-type="float" office:value="4416" calcext:value-type="float">
            <text:p>4416</text:p>
          </table:table-cell>
          <table:table-cell table:formula="of:=[.B29]-[.$B$2]" office:value-type="float" office:value="1.46507668495178" calcext:value-type="float">
            <text:p>1.465076685</text:p>
          </table:table-cell>
          <table:table-cell table:formula="of:=[.C29]/([.D29]-[.D28])" office:value-type="float" office:value="84726.0497596187" calcext:value-type="float">
            <text:p>84726.0497596187</text:p>
          </table:table-cell>
          <table:table-cell/>
          <table:table-cell office:value-type="float" office:value="1443144371.6729" calcext:value-type="float">
            <text:p>1443144371.6729</text:p>
          </table:table-cell>
          <table:table-cell table:formula="of:=[.G29]-[.$B$2]" office:value-type="float" office:value="11.6726858615875" calcext:value-type="float">
            <text:p>11.6726858616</text:p>
          </table:table-cell>
          <table:table-cell table:formula="of:=[.C29]/([.H29]-[.H28])" office:value-type="float" office:value="87489.060182233" calcext:value-type="float">
            <text:p>87489.060182233</text:p>
          </table:table-cell>
          <table:table-cell table:formula="of:=[.G29]-[.$B29]" office:value-type="float" office:value="10.2076091766357" calcext:value-type="float">
            <text:p>10.207609176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4361.51734" calcext:value-type="float">
            <text:p>1443144361.51734</text:p>
          </table:table-cell>
          <table:table-cell office:value-type="float" office:value="4416" calcext:value-type="float">
            <text:p>4416</text:p>
          </table:table-cell>
          <table:table-cell table:formula="of:=[.B30]-[.$B$2]" office:value-type="float" office:value="1.51711869239807" calcext:value-type="float">
            <text:p>1.5171186924</text:p>
          </table:table-cell>
          <table:table-cell table:formula="of:=[.C30]/([.D30]-[.D29])" office:value-type="float" office:value="84854.52842221" calcext:value-type="float">
            <text:p>84854.52842221</text:p>
          </table:table-cell>
          <table:table-cell/>
          <table:table-cell office:value-type="float" office:value="1443144371.72335" calcext:value-type="float">
            <text:p>1443144371.72335</text:p>
          </table:table-cell>
          <table:table-cell table:formula="of:=[.G30]-[.$B$2]" office:value-type="float" office:value="11.7231285572052" calcext:value-type="float">
            <text:p>11.7231285572</text:p>
          </table:table-cell>
          <table:table-cell table:formula="of:=[.C30]/([.H30]-[.H29])" office:value-type="float" office:value="87544.885258919" calcext:value-type="float">
            <text:p>87544.885258919</text:p>
          </table:table-cell>
          <table:table-cell table:formula="of:=[.G30]-[.$B30]" office:value-type="float" office:value="10.2060098648071" calcext:value-type="float">
            <text:p>10.20600986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4361.56937" calcext:value-type="float">
            <text:p>1443144361.56937</text:p>
          </table:table-cell>
          <table:table-cell office:value-type="float" office:value="4416" calcext:value-type="float">
            <text:p>4416</text:p>
          </table:table-cell>
          <table:table-cell table:formula="of:=[.B31]-[.$B$2]" office:value-type="float" office:value="1.56915426254272" calcext:value-type="float">
            <text:p>1.5691542625</text:p>
          </table:table-cell>
          <table:table-cell table:formula="of:=[.C31]/([.D31]-[.D30])" office:value-type="float" office:value="84865.0257453506" calcext:value-type="float">
            <text:p>84865.0257453506</text:p>
          </table:table-cell>
          <table:table-cell/>
          <table:table-cell office:value-type="float" office:value="1443144371.77377" calcext:value-type="float">
            <text:p>1443144371.77377</text:p>
          </table:table-cell>
          <table:table-cell table:formula="of:=[.G31]-[.$B$2]" office:value-type="float" office:value="11.7735509872437" calcext:value-type="float">
            <text:p>11.7735509872</text:p>
          </table:table-cell>
          <table:table-cell table:formula="of:=[.C31]/([.H31]-[.H30])" office:value-type="float" office:value="87580.070945259" calcext:value-type="float">
            <text:p>87580.070945259</text:p>
          </table:table-cell>
          <table:table-cell table:formula="of:=[.G31]-[.$B31]" office:value-type="float" office:value="10.2043967247009" calcext:value-type="float">
            <text:p>10.20439672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4361.62146" calcext:value-type="float">
            <text:p>1443144361.62146</text:p>
          </table:table-cell>
          <table:table-cell office:value-type="float" office:value="4416" calcext:value-type="float">
            <text:p>4416</text:p>
          </table:table-cell>
          <table:table-cell table:formula="of:=[.B32]-[.$B$2]" office:value-type="float" office:value="1.62123799324036" calcext:value-type="float">
            <text:p>1.6212379932</text:p>
          </table:table-cell>
          <table:table-cell table:formula="of:=[.C32]/([.D32]-[.D31])" office:value-type="float" office:value="84786.5531299352" calcext:value-type="float">
            <text:p>84786.5531299352</text:p>
          </table:table-cell>
          <table:table-cell/>
          <table:table-cell office:value-type="float" office:value="1443144371.82418" calcext:value-type="float">
            <text:p>1443144371.82418</text:p>
          </table:table-cell>
          <table:table-cell table:formula="of:=[.G32]-[.$B$2]" office:value-type="float" office:value="11.8239619731903" calcext:value-type="float">
            <text:p>11.8239619732</text:p>
          </table:table-cell>
          <table:table-cell table:formula="of:=[.C32]/([.H32]-[.H31])" office:value-type="float" office:value="87599.9530077233" calcext:value-type="float">
            <text:p>87599.9530077233</text:p>
          </table:table-cell>
          <table:table-cell table:formula="of:=[.G32]-[.$B32]" office:value-type="float" office:value="10.20272397995" calcext:value-type="float">
            <text:p>10.2027239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4361.67355" calcext:value-type="float">
            <text:p>1443144361.67355</text:p>
          </table:table-cell>
          <table:table-cell office:value-type="float" office:value="4416" calcext:value-type="float">
            <text:p>4416</text:p>
          </table:table-cell>
          <table:table-cell table:formula="of:=[.B33]-[.$B$2]" office:value-type="float" office:value="1.6733341217041" calcext:value-type="float">
            <text:p>1.6733341217</text:p>
          </table:table-cell>
          <table:table-cell table:formula="of:=[.C33]/([.D33]-[.D32])" office:value-type="float" office:value="84766.375740823" calcext:value-type="float">
            <text:p>84766.375740823</text:p>
          </table:table-cell>
          <table:table-cell/>
          <table:table-cell office:value-type="float" office:value="1443144371.87467" calcext:value-type="float">
            <text:p>1443144371.87467</text:p>
          </table:table-cell>
          <table:table-cell table:formula="of:=[.G33]-[.$B$2]" office:value-type="float" office:value="11.8744473457336" calcext:value-type="float">
            <text:p>11.8744473457</text:p>
          </table:table-cell>
          <table:table-cell table:formula="of:=[.C33]/([.H33]-[.H32])" office:value-type="float" office:value="87470.8807231135" calcext:value-type="float">
            <text:p>87470.8807231135</text:p>
          </table:table-cell>
          <table:table-cell table:formula="of:=[.G33]-[.$B33]" office:value-type="float" office:value="10.2011132240295" calcext:value-type="float">
            <text:p>10.2011132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4361.72563" calcext:value-type="float">
            <text:p>1443144361.72563</text:p>
          </table:table-cell>
          <table:table-cell office:value-type="float" office:value="4416" calcext:value-type="float">
            <text:p>4416</text:p>
          </table:table-cell>
          <table:table-cell table:formula="of:=[.B34]-[.$B$2]" office:value-type="float" office:value="1.72541189193726" calcext:value-type="float">
            <text:p>1.7254118919</text:p>
          </table:table-cell>
          <table:table-cell table:formula="of:=[.C34]/([.D34]-[.D33])" office:value-type="float" office:value="84796.2572174152" calcext:value-type="float">
            <text:p>84796.2572174152</text:p>
          </table:table-cell>
          <table:table-cell/>
          <table:table-cell office:value-type="float" office:value="1443144371.92512" calcext:value-type="float">
            <text:p>1443144371.92512</text:p>
          </table:table-cell>
          <table:table-cell table:formula="of:=[.G34]-[.$B$2]" office:value-type="float" office:value="11.9249038696289" calcext:value-type="float">
            <text:p>11.9249038696</text:p>
          </table:table-cell>
          <table:table-cell table:formula="of:=[.C34]/([.H34]-[.H33])" office:value-type="float" office:value="87520.8924254595" calcext:value-type="float">
            <text:p>87520.8924254595</text:p>
          </table:table-cell>
          <table:table-cell table:formula="of:=[.G34]-[.$B34]" office:value-type="float" office:value="10.1994919776917" calcext:value-type="float">
            <text:p>10.199491977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4361.77771" calcext:value-type="float">
            <text:p>1443144361.77771</text:p>
          </table:table-cell>
          <table:table-cell office:value-type="float" office:value="4416" calcext:value-type="float">
            <text:p>4416</text:p>
          </table:table-cell>
          <table:table-cell table:formula="of:=[.B35]-[.$B$2]" office:value-type="float" office:value="1.7774920463562" calcext:value-type="float">
            <text:p>1.7774920464</text:p>
          </table:table-cell>
          <table:table-cell table:formula="of:=[.C35]/([.D35]-[.D34])" office:value-type="float" office:value="84792.3753158762" calcext:value-type="float">
            <text:p>84792.3753158762</text:p>
          </table:table-cell>
          <table:table-cell/>
          <table:table-cell office:value-type="float" office:value="1443144371.97554" calcext:value-type="float">
            <text:p>1443144371.97554</text:p>
          </table:table-cell>
          <table:table-cell table:formula="of:=[.G35]-[.$B$2]" office:value-type="float" office:value="11.9753158092499" calcext:value-type="float">
            <text:p>11.9753158092</text:p>
          </table:table-cell>
          <table:table-cell table:formula="of:=[.C35]/([.H35]-[.H34])" office:value-type="float" office:value="87598.2958244066" calcext:value-type="float">
            <text:p>87598.2958244066</text:p>
          </table:table-cell>
          <table:table-cell table:formula="of:=[.G35]-[.$B35]" office:value-type="float" office:value="10.1978237628937" calcext:value-type="float">
            <text:p>10.197823762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4361.8298" calcext:value-type="float">
            <text:p>1443144361.8298</text:p>
          </table:table-cell>
          <table:table-cell office:value-type="float" office:value="4416" calcext:value-type="float">
            <text:p>4416</text:p>
          </table:table-cell>
          <table:table-cell table:formula="of:=[.B36]-[.$B$2]" office:value-type="float" office:value="1.82957673072815" calcext:value-type="float">
            <text:p>1.8295767307</text:p>
          </table:table-cell>
          <table:table-cell table:formula="of:=[.C36]/([.D36]-[.D35])" office:value-type="float" office:value="84785.0006820502" calcext:value-type="float">
            <text:p>84785.0006820502</text:p>
          </table:table-cell>
          <table:table-cell/>
          <table:table-cell office:value-type="float" office:value="1443144372.0261" calcext:value-type="float">
            <text:p>1443144372.0261</text:p>
          </table:table-cell>
          <table:table-cell table:formula="of:=[.G36]-[.$B$2]" office:value-type="float" office:value="12.0258774757385" calcext:value-type="float">
            <text:p>12.0258774757</text:p>
          </table:table-cell>
          <table:table-cell table:formula="of:=[.C36]/([.H36]-[.H35])" office:value-type="float" office:value="87338.8934083397" calcext:value-type="float">
            <text:p>87338.8934083397</text:p>
          </table:table-cell>
          <table:table-cell table:formula="of:=[.G36]-[.$B36]" office:value-type="float" office:value="10.1963007450104" calcext:value-type="float">
            <text:p>10.19630074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4361.88185" calcext:value-type="float">
            <text:p>1443144361.88185</text:p>
          </table:table-cell>
          <table:table-cell office:value-type="float" office:value="4416" calcext:value-type="float">
            <text:p>4416</text:p>
          </table:table-cell>
          <table:table-cell table:formula="of:=[.B37]-[.$B$2]" office:value-type="float" office:value="1.8816351890564" calcext:value-type="float">
            <text:p>1.8816351891</text:p>
          </table:table-cell>
          <table:table-cell table:formula="of:=[.C37]/([.D37]-[.D36])" office:value-type="float" office:value="84827.7137243587" calcext:value-type="float">
            <text:p>84827.7137243587</text:p>
          </table:table-cell>
          <table:table-cell/>
          <table:table-cell office:value-type="float" office:value="1443144372.04223" calcext:value-type="float">
            <text:p>1443144372.04223</text:p>
          </table:table-cell>
          <table:table-cell table:formula="of:=[.G37]-[.$B$2]" office:value-type="float" office:value="12.0420138835907" calcext:value-type="float">
            <text:p>12.0420138836</text:p>
          </table:table-cell>
          <table:table-cell table:formula="of:=[.C37]/([.H37]-[.H36])" office:value-type="float" office:value="273666.855749767" calcext:value-type="float">
            <text:p>273666.855749767</text:p>
          </table:table-cell>
          <table:table-cell table:formula="of:=[.G37]-[.$B37]" office:value-type="float" office:value="10.1603786945343" calcext:value-type="float">
            <text:p>10.160378694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4361.93395" calcext:value-type="float">
            <text:p>1443144361.93395</text:p>
          </table:table-cell>
          <table:table-cell office:value-type="float" office:value="4416" calcext:value-type="float">
            <text:p>4416</text:p>
          </table:table-cell>
          <table:table-cell table:formula="of:=[.B38]-[.$B$2]" office:value-type="float" office:value="1.93372797966003" calcext:value-type="float">
            <text:p>1.9337279797</text:p>
          </table:table-cell>
          <table:table-cell table:formula="of:=[.C38]/([.D38]-[.D37])" office:value-type="float" office:value="84771.8071700237" calcext:value-type="float">
            <text:p>84771.8071700237</text:p>
          </table:table-cell>
          <table:table-cell/>
          <table:table-cell office:value-type="float" office:value="1443144372.05837" calcext:value-type="float">
            <text:p>1443144372.05837</text:p>
          </table:table-cell>
          <table:table-cell table:formula="of:=[.G38]-[.$B$2]" office:value-type="float" office:value="12.0581510066986" calcext:value-type="float">
            <text:p>12.0581510067</text:p>
          </table:table-cell>
          <table:table-cell table:formula="of:=[.C38]/([.H38]-[.H37])" office:value-type="float" office:value="273654.725843626" calcext:value-type="float">
            <text:p>273654.725843626</text:p>
          </table:table-cell>
          <table:table-cell table:formula="of:=[.G38]-[.$B38]" office:value-type="float" office:value="10.1244230270386" calcext:value-type="float">
            <text:p>10.12442302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4361.98603" calcext:value-type="float">
            <text:p>1443144361.98603</text:p>
          </table:table-cell>
          <table:table-cell office:value-type="float" office:value="4416" calcext:value-type="float">
            <text:p>4416</text:p>
          </table:table-cell>
          <table:table-cell table:formula="of:=[.B39]-[.$B$2]" office:value-type="float" office:value="1.9858124256134" calcext:value-type="float">
            <text:p>1.9858124256</text:p>
          </table:table-cell>
          <table:table-cell table:formula="of:=[.C39]/([.D39]-[.D38])" office:value-type="float" office:value="84785.3887886916" calcext:value-type="float">
            <text:p>84785.3887886916</text:p>
          </table:table-cell>
          <table:table-cell/>
          <table:table-cell office:value-type="float" office:value="1443144372.08642" calcext:value-type="float">
            <text:p>1443144372.08642</text:p>
          </table:table-cell>
          <table:table-cell table:formula="of:=[.G39]-[.$B$2]" office:value-type="float" office:value="12.08620429039" calcext:value-type="float">
            <text:p>12.0862042904</text:p>
          </table:table-cell>
          <table:table-cell table:formula="of:=[.C39]/([.H39]-[.H38])" office:value-type="float" office:value="157414.72722328" calcext:value-type="float">
            <text:p>157414.72722328</text:p>
          </table:table-cell>
          <table:table-cell table:formula="of:=[.G39]-[.$B39]" office:value-type="float" office:value="10.1003918647766" calcext:value-type="float">
            <text:p>10.100391864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4362.03166" calcext:value-type="float">
            <text:p>1443144362.03166</text:p>
          </table:table-cell>
          <table:table-cell office:value-type="float" office:value="4416" calcext:value-type="float">
            <text:p>4416</text:p>
          </table:table-cell>
          <table:table-cell table:formula="of:=[.B40]-[.$B$2]" office:value-type="float" office:value="2.0314450263977" calcext:value-type="float">
            <text:p>2.0314450264</text:p>
          </table:table-cell>
          <table:table-cell table:formula="of:=[.C40]/([.D40]-[.D39])" office:value-type="float" office:value="96772.9194501481" calcext:value-type="float">
            <text:p>96772.9194501481</text:p>
          </table:table-cell>
          <table:table-cell/>
          <table:table-cell office:value-type="float" office:value="1443144372.13309" calcext:value-type="float">
            <text:p>1443144372.13309</text:p>
          </table:table-cell>
          <table:table-cell table:formula="of:=[.G40]-[.$B$2]" office:value-type="float" office:value="12.1328752040863" calcext:value-type="float">
            <text:p>12.1328752041</text:p>
          </table:table-cell>
          <table:table-cell table:formula="of:=[.C40]/([.H40]-[.H39])" office:value-type="float" office:value="94619.9602762679" calcext:value-type="float">
            <text:p>94619.9602762679</text:p>
          </table:table-cell>
          <table:table-cell table:formula="of:=[.G40]-[.$B40]" office:value-type="float" office:value="10.1014301776886" calcext:value-type="float">
            <text:p>10.101430177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4362.07494" calcext:value-type="float">
            <text:p>1443144362.07494</text:p>
          </table:table-cell>
          <table:table-cell office:value-type="float" office:value="4416" calcext:value-type="float">
            <text:p>4416</text:p>
          </table:table-cell>
          <table:table-cell table:formula="of:=[.B41]-[.$B$2]" office:value-type="float" office:value="2.07472586631775" calcext:value-type="float">
            <text:p>2.0747258663</text:p>
          </table:table-cell>
          <table:table-cell table:formula="of:=[.C41]/([.D41]-[.D40])" office:value-type="float" office:value="102031.291632926" calcext:value-type="float">
            <text:p>102031.291632926</text:p>
          </table:table-cell>
          <table:table-cell/>
          <table:table-cell office:value-type="float" office:value="1443144372.17976" calcext:value-type="float">
            <text:p>1443144372.17976</text:p>
          </table:table-cell>
          <table:table-cell table:formula="of:=[.G41]-[.$B$2]" office:value-type="float" office:value="12.1795380115509" calcext:value-type="float">
            <text:p>12.1795380116</text:p>
          </table:table-cell>
          <table:table-cell table:formula="of:=[.C41]/([.H41]-[.H40])" office:value-type="float" office:value="94636.3975924545" calcext:value-type="float">
            <text:p>94636.3975924545</text:p>
          </table:table-cell>
          <table:table-cell table:formula="of:=[.G41]-[.$B41]" office:value-type="float" office:value="10.1048121452332" calcext:value-type="float">
            <text:p>10.10481214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4362.1182" calcext:value-type="float">
            <text:p>1443144362.1182</text:p>
          </table:table-cell>
          <table:table-cell office:value-type="float" office:value="4416" calcext:value-type="float">
            <text:p>4416</text:p>
          </table:table-cell>
          <table:table-cell table:formula="of:=[.B42]-[.$B$2]" office:value-type="float" office:value="2.1179826259613" calcext:value-type="float">
            <text:p>2.117982626</text:p>
          </table:table-cell>
          <table:table-cell table:formula="of:=[.C42]/([.D42]-[.D41])" office:value-type="float" office:value="102088.090656555" calcext:value-type="float">
            <text:p>102088.090656555</text:p>
          </table:table-cell>
          <table:table-cell/>
          <table:table-cell office:value-type="float" office:value="1443144372.22647" calcext:value-type="float">
            <text:p>1443144372.22647</text:p>
          </table:table-cell>
          <table:table-cell table:formula="of:=[.G42]-[.$B$2]" office:value-type="float" office:value="12.2262547016144" calcext:value-type="float">
            <text:p>12.2262547016</text:p>
          </table:table-cell>
          <table:table-cell table:formula="of:=[.C42]/([.H42]-[.H41])" office:value-type="float" office:value="94527.2448454661" calcext:value-type="float">
            <text:p>94527.2448454661</text:p>
          </table:table-cell>
          <table:table-cell table:formula="of:=[.G42]-[.$B42]" office:value-type="float" office:value="10.1082720756531" calcext:value-type="float">
            <text:p>10.108272075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4362.16146" calcext:value-type="float">
            <text:p>1443144362.16146</text:p>
          </table:table-cell>
          <table:table-cell office:value-type="float" office:value="4416" calcext:value-type="float">
            <text:p>4416</text:p>
          </table:table-cell>
          <table:table-cell table:formula="of:=[.B43]-[.$B$2]" office:value-type="float" office:value="2.1612434387207" calcext:value-type="float">
            <text:p>2.1612434387</text:p>
          </table:table-cell>
          <table:table-cell table:formula="of:=[.C43]/([.D43]-[.D42])" office:value-type="float" office:value="102078.525999041" calcext:value-type="float">
            <text:p>102078.525999041</text:p>
          </table:table-cell>
          <table:table-cell/>
          <table:table-cell office:value-type="float" office:value="1443144372.27315" calcext:value-type="float">
            <text:p>1443144372.27315</text:p>
          </table:table-cell>
          <table:table-cell table:formula="of:=[.G43]-[.$B$2]" office:value-type="float" office:value="12.272928237915" calcext:value-type="float">
            <text:p>12.2729282379</text:p>
          </table:table-cell>
          <table:table-cell table:formula="of:=[.C43]/([.H43]-[.H42])" office:value-type="float" office:value="94614.6435434684" calcext:value-type="float">
            <text:p>94614.6435434684</text:p>
          </table:table-cell>
          <table:table-cell table:formula="of:=[.G43]-[.$B43]" office:value-type="float" office:value="10.1116847991943" calcext:value-type="float">
            <text:p>10.111684799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4362.20497" calcext:value-type="float">
            <text:p>1443144362.20497</text:p>
          </table:table-cell>
          <table:table-cell office:value-type="float" office:value="4416" calcext:value-type="float">
            <text:p>4416</text:p>
          </table:table-cell>
          <table:table-cell table:formula="of:=[.B44]-[.$B$2]" office:value-type="float" office:value="2.20475387573242" calcext:value-type="float">
            <text:p>2.2047538757</text:p>
          </table:table-cell>
          <table:table-cell table:formula="of:=[.C44]/([.D44]-[.D43])" office:value-type="float" office:value="101492.890057864" calcext:value-type="float">
            <text:p>101492.890057864</text:p>
          </table:table-cell>
          <table:table-cell/>
          <table:table-cell office:value-type="float" office:value="1443144372.31982" calcext:value-type="float">
            <text:p>1443144372.31982</text:p>
          </table:table-cell>
          <table:table-cell table:formula="of:=[.G44]-[.$B$2]" office:value-type="float" office:value="12.3196053504944" calcext:value-type="float">
            <text:p>12.3196053505</text:p>
          </table:table-cell>
          <table:table-cell table:formula="of:=[.C44]/([.H44]-[.H43])" office:value-type="float" office:value="94607.3944161244" calcext:value-type="float">
            <text:p>94607.3944161244</text:p>
          </table:table-cell>
          <table:table-cell table:formula="of:=[.G44]-[.$B44]" office:value-type="float" office:value="10.114851474762" calcext:value-type="float">
            <text:p>10.114851474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4362.24823" calcext:value-type="float">
            <text:p>1443144362.24823</text:p>
          </table:table-cell>
          <table:table-cell office:value-type="float" office:value="4416" calcext:value-type="float">
            <text:p>4416</text:p>
          </table:table-cell>
          <table:table-cell table:formula="of:=[.B45]-[.$B$2]" office:value-type="float" office:value="2.24801135063171" calcext:value-type="float">
            <text:p>2.2480113506</text:p>
          </table:table-cell>
          <table:table-cell table:formula="of:=[.C45]/([.D45]-[.D44])" office:value-type="float" office:value="102086.402645576" calcext:value-type="float">
            <text:p>102086.402645576</text:p>
          </table:table-cell>
          <table:table-cell/>
          <table:table-cell office:value-type="float" office:value="1443144372.36648" calcext:value-type="float">
            <text:p>1443144372.36648</text:p>
          </table:table-cell>
          <table:table-cell table:formula="of:=[.G45]-[.$B$2]" office:value-type="float" office:value="12.3662605285645" calcext:value-type="float">
            <text:p>12.3662605286</text:p>
          </table:table-cell>
          <table:table-cell table:formula="of:=[.C45]/([.H45]-[.H44])" office:value-type="float" office:value="94651.8732254735" calcext:value-type="float">
            <text:p>94651.8732254735</text:p>
          </table:table-cell>
          <table:table-cell table:formula="of:=[.G45]-[.$B45]" office:value-type="float" office:value="10.1182491779327" calcext:value-type="float">
            <text:p>10.118249177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4362.29149" calcext:value-type="float">
            <text:p>1443144362.29149</text:p>
          </table:table-cell>
          <table:table-cell office:value-type="float" office:value="4416" calcext:value-type="float">
            <text:p>4416</text:p>
          </table:table-cell>
          <table:table-cell table:formula="of:=[.B46]-[.$B$2]" office:value-type="float" office:value="2.2912700176239" calcext:value-type="float">
            <text:p>2.2912700176</text:p>
          </table:table-cell>
          <table:table-cell table:formula="of:=[.C46]/([.D46]-[.D45])" office:value-type="float" office:value="102083.589417989" calcext:value-type="float">
            <text:p>102083.589417989</text:p>
          </table:table-cell>
          <table:table-cell/>
          <table:table-cell office:value-type="float" office:value="1443144372.41324" calcext:value-type="float">
            <text:p>1443144372.41324</text:p>
          </table:table-cell>
          <table:table-cell table:formula="of:=[.G46]-[.$B$2]" office:value-type="float" office:value="12.413019657135" calcext:value-type="float">
            <text:p>12.4130196571</text:p>
          </table:table-cell>
          <table:table-cell table:formula="of:=[.C46]/([.H46]-[.H45])" office:value-type="float" office:value="94441.4520757488" calcext:value-type="float">
            <text:p>94441.4520757488</text:p>
          </table:table-cell>
          <table:table-cell table:formula="of:=[.G46]-[.$B46]" office:value-type="float" office:value="10.1217496395111" calcext:value-type="float">
            <text:p>10.121749639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4362.33478" calcext:value-type="float">
            <text:p>1443144362.33478</text:p>
          </table:table-cell>
          <table:table-cell office:value-type="float" office:value="4416" calcext:value-type="float">
            <text:p>4416</text:p>
          </table:table-cell>
          <table:table-cell table:formula="of:=[.B47]-[.$B$2]" office:value-type="float" office:value="2.33455586433411" calcext:value-type="float">
            <text:p>2.3345558643</text:p>
          </table:table-cell>
          <table:table-cell table:formula="of:=[.C47]/([.D47]-[.D46])" office:value-type="float" office:value="102019.489870782" calcext:value-type="float">
            <text:p>102019.489870782</text:p>
          </table:table-cell>
          <table:table-cell/>
          <table:table-cell office:value-type="float" office:value="1443144372.45986" calcext:value-type="float">
            <text:p>1443144372.45986</text:p>
          </table:table-cell>
          <table:table-cell table:formula="of:=[.G47]-[.$B$2]" office:value-type="float" office:value="12.4596393108368" calcext:value-type="float">
            <text:p>12.4596393108</text:p>
          </table:table-cell>
          <table:table-cell table:formula="of:=[.C47]/([.H47]-[.H46])" office:value-type="float" office:value="94723.9983430246" calcext:value-type="float">
            <text:p>94723.9983430246</text:p>
          </table:table-cell>
          <table:table-cell table:formula="of:=[.G47]-[.$B47]" office:value-type="float" office:value="10.1250834465027" calcext:value-type="float">
            <text:p>10.125083446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4362.37804" calcext:value-type="float">
            <text:p>1443144362.37804</text:p>
          </table:table-cell>
          <table:table-cell office:value-type="float" office:value="4416" calcext:value-type="float">
            <text:p>4416</text:p>
          </table:table-cell>
          <table:table-cell table:formula="of:=[.B48]-[.$B$2]" office:value-type="float" office:value="2.37781643867493" calcext:value-type="float">
            <text:p>2.3778164387</text:p>
          </table:table-cell>
          <table:table-cell table:formula="of:=[.C48]/([.D48]-[.D47])" office:value-type="float" office:value="102079.088576341" calcext:value-type="float">
            <text:p>102079.088576341</text:p>
          </table:table-cell>
          <table:table-cell/>
          <table:table-cell office:value-type="float" office:value="1443144372.50654" calcext:value-type="float">
            <text:p>1443144372.50654</text:p>
          </table:table-cell>
          <table:table-cell table:formula="of:=[.G48]-[.$B$2]" office:value-type="float" office:value="12.5063185691834" calcext:value-type="float">
            <text:p>12.5063185692</text:p>
          </table:table-cell>
          <table:table-cell table:formula="of:=[.C48]/([.H48]-[.H47])" office:value-type="float" office:value="94603.0454728864" calcext:value-type="float">
            <text:p>94603.0454728864</text:p>
          </table:table-cell>
          <table:table-cell table:formula="of:=[.G48]-[.$B48]" office:value-type="float" office:value="10.1285021305084" calcext:value-type="float">
            <text:p>10.128502130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4362.42127" calcext:value-type="float">
            <text:p>1443144362.42127</text:p>
          </table:table-cell>
          <table:table-cell office:value-type="float" office:value="4416" calcext:value-type="float">
            <text:p>4416</text:p>
          </table:table-cell>
          <table:table-cell table:formula="of:=[.B49]-[.$B$2]" office:value-type="float" office:value="2.42104911804199" calcext:value-type="float">
            <text:p>2.421049118</text:p>
          </table:table-cell>
          <table:table-cell table:formula="of:=[.C49]/([.D49]-[.D48])" office:value-type="float" office:value="102144.952953439" calcext:value-type="float">
            <text:p>102144.952953439</text:p>
          </table:table-cell>
          <table:table-cell/>
          <table:table-cell office:value-type="float" office:value="1443144372.55323" calcext:value-type="float">
            <text:p>1443144372.55323</text:p>
          </table:table-cell>
          <table:table-cell table:formula="of:=[.G49]-[.$B$2]" office:value-type="float" office:value="12.553010225296" calcext:value-type="float">
            <text:p>12.5530102253</text:p>
          </table:table-cell>
          <table:table-cell table:formula="of:=[.C49]/([.H49]-[.H48])" office:value-type="float" office:value="94577.9260719264" calcext:value-type="float">
            <text:p>94577.9260719264</text:p>
          </table:table-cell>
          <table:table-cell table:formula="of:=[.G49]-[.$B49]" office:value-type="float" office:value="10.131961107254" calcext:value-type="float">
            <text:p>10.131961107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4362.46453" calcext:value-type="float">
            <text:p>1443144362.46453</text:p>
          </table:table-cell>
          <table:table-cell office:value-type="float" office:value="4416" calcext:value-type="float">
            <text:p>4416</text:p>
          </table:table-cell>
          <table:table-cell table:formula="of:=[.B50]-[.$B$2]" office:value-type="float" office:value="2.4643075466156" calcext:value-type="float">
            <text:p>2.4643075466</text:p>
          </table:table-cell>
          <table:table-cell table:formula="of:=[.C50]/([.D50]-[.D49])" office:value-type="float" office:value="102084.152051103" calcext:value-type="float">
            <text:p>102084.152051103</text:p>
          </table:table-cell>
          <table:table-cell/>
          <table:table-cell office:value-type="float" office:value="1443144372.5999" calcext:value-type="float">
            <text:p>1443144372.5999</text:p>
          </table:table-cell>
          <table:table-cell table:formula="of:=[.G50]-[.$B$2]" office:value-type="float" office:value="12.5996813774109" calcext:value-type="float">
            <text:p>12.5996813774</text:p>
          </table:table-cell>
          <table:table-cell table:formula="of:=[.C50]/([.H50]-[.H49])" office:value-type="float" office:value="94619.4769122312" calcext:value-type="float">
            <text:p>94619.4769122312</text:p>
          </table:table-cell>
          <table:table-cell table:formula="of:=[.G50]-[.$B50]" office:value-type="float" office:value="10.1353738307953" calcext:value-type="float">
            <text:p>10.135373830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4362.50778" calcext:value-type="float">
            <text:p>1443144362.50778</text:p>
          </table:table-cell>
          <table:table-cell office:value-type="float" office:value="4416" calcext:value-type="float">
            <text:p>4416</text:p>
          </table:table-cell>
          <table:table-cell table:formula="of:=[.B51]-[.$B$2]" office:value-type="float" office:value="2.50756120681763" calcext:value-type="float">
            <text:p>2.5075612068</text:p>
          </table:table-cell>
          <table:table-cell table:formula="of:=[.C51]/([.D51]-[.D50])" office:value-type="float" office:value="102095.406015908" calcext:value-type="float">
            <text:p>102095.406015908</text:p>
          </table:table-cell>
          <table:table-cell/>
          <table:table-cell office:value-type="float" office:value="1443144372.64659" calcext:value-type="float">
            <text:p>1443144372.64659</text:p>
          </table:table-cell>
          <table:table-cell table:formula="of:=[.G51]-[.$B$2]" office:value-type="float" office:value="12.6463680267334" calcext:value-type="float">
            <text:p>12.6463680267</text:p>
          </table:table-cell>
          <table:table-cell table:formula="of:=[.C51]/([.H51]-[.H50])" office:value-type="float" office:value="94588.0688394325" calcext:value-type="float">
            <text:p>94588.0688394325</text:p>
          </table:table-cell>
          <table:table-cell table:formula="of:=[.G51]-[.$B51]" office:value-type="float" office:value="10.1388068199158" calcext:value-type="float">
            <text:p>10.138806819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4362.55104" calcext:value-type="float">
            <text:p>1443144362.55104</text:p>
          </table:table-cell>
          <table:table-cell office:value-type="float" office:value="4416" calcext:value-type="float">
            <text:p>4416</text:p>
          </table:table-cell>
          <table:table-cell table:formula="of:=[.B52]-[.$B$2]" office:value-type="float" office:value="2.55081987380981" calcext:value-type="float">
            <text:p>2.5508198738</text:p>
          </table:table-cell>
          <table:table-cell table:formula="of:=[.C52]/([.D52]-[.D51])" office:value-type="float" office:value="102083.589417989" calcext:value-type="float">
            <text:p>102083.589417989</text:p>
          </table:table-cell>
          <table:table-cell/>
          <table:table-cell office:value-type="float" office:value="1443144372.69327" calcext:value-type="float">
            <text:p>1443144372.69327</text:p>
          </table:table-cell>
          <table:table-cell table:formula="of:=[.G52]-[.$B$2]" office:value-type="float" office:value="12.6930539608002" calcext:value-type="float">
            <text:p>12.6930539608</text:p>
          </table:table-cell>
          <table:table-cell table:formula="of:=[.C52]/([.H52]-[.H51])" office:value-type="float" office:value="94589.5179838113" calcext:value-type="float">
            <text:p>94589.5179838113</text:p>
          </table:table-cell>
          <table:table-cell table:formula="of:=[.G52]-[.$B52]" office:value-type="float" office:value="10.1422340869904" calcext:value-type="float">
            <text:p>10.14223408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4362.5943" calcext:value-type="float">
            <text:p>1443144362.5943</text:p>
          </table:table-cell>
          <table:table-cell office:value-type="float" office:value="4416" calcext:value-type="float">
            <text:p>4416</text:p>
          </table:table-cell>
          <table:table-cell table:formula="of:=[.B53]-[.$B$2]" office:value-type="float" office:value="2.59407615661621" calcext:value-type="float">
            <text:p>2.5940761566</text:p>
          </table:table-cell>
          <table:table-cell table:formula="of:=[.C53]/([.D53]-[.D52])" office:value-type="float" office:value="102089.21602822" calcext:value-type="float">
            <text:p>102089.21602822</text:p>
          </table:table-cell>
          <table:table-cell/>
          <table:table-cell office:value-type="float" office:value="1443144372.73995" calcext:value-type="float">
            <text:p>1443144372.73995</text:p>
          </table:table-cell>
          <table:table-cell table:formula="of:=[.G53]-[.$B$2]" office:value-type="float" office:value="12.739734172821" calcext:value-type="float">
            <text:p>12.7397341728</text:p>
          </table:table-cell>
          <table:table-cell table:formula="of:=[.C53]/([.H53]-[.H52])" office:value-type="float" office:value="94601.112737562" calcext:value-type="float">
            <text:p>94601.112737562</text:p>
          </table:table-cell>
          <table:table-cell table:formula="of:=[.G53]-[.$B53]" office:value-type="float" office:value="10.1456580162048" calcext:value-type="float">
            <text:p>10.145658016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4362.63753" calcext:value-type="float">
            <text:p>1443144362.63753</text:p>
          </table:table-cell>
          <table:table-cell office:value-type="float" office:value="4416" calcext:value-type="float">
            <text:p>4416</text:p>
          </table:table-cell>
          <table:table-cell table:formula="of:=[.B54]-[.$B$2]" office:value-type="float" office:value="2.63731503486633" calcext:value-type="float">
            <text:p>2.6373150349</text:p>
          </table:table-cell>
          <table:table-cell table:formula="of:=[.C54]/([.D54]-[.D53])" office:value-type="float" office:value="102130.309080984" calcext:value-type="float">
            <text:p>102130.309080984</text:p>
          </table:table-cell>
          <table:table-cell/>
          <table:table-cell office:value-type="float" office:value="1443144372.78663" calcext:value-type="float">
            <text:p>1443144372.78663</text:p>
          </table:table-cell>
          <table:table-cell table:formula="of:=[.G54]-[.$B$2]" office:value-type="float" office:value="12.7864110469818" calcext:value-type="float">
            <text:p>12.786411047</text:p>
          </table:table-cell>
          <table:table-cell table:formula="of:=[.C54]/([.H54]-[.H53])" office:value-type="float" office:value="94607.8776567217" calcext:value-type="float">
            <text:p>94607.8776567217</text:p>
          </table:table-cell>
          <table:table-cell table:formula="of:=[.G54]-[.$B54]" office:value-type="float" office:value="10.1490960121155" calcext:value-type="float">
            <text:p>10.149096012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4362.68077" calcext:value-type="float">
            <text:p>1443144362.68077</text:p>
          </table:table-cell>
          <table:table-cell office:value-type="float" office:value="4416" calcext:value-type="float">
            <text:p>4416</text:p>
          </table:table-cell>
          <table:table-cell table:formula="of:=[.B55]-[.$B$2]" office:value-type="float" office:value="2.68055510520935" calcext:value-type="float">
            <text:p>2.6805551052</text:p>
          </table:table-cell>
          <table:table-cell table:formula="of:=[.C55]/([.D55]-[.D54])" office:value-type="float" office:value="102127.493433023" calcext:value-type="float">
            <text:p>102127.493433023</text:p>
          </table:table-cell>
          <table:table-cell/>
          <table:table-cell office:value-type="float" office:value="1443144372.83328" calcext:value-type="float">
            <text:p>1443144372.83328</text:p>
          </table:table-cell>
          <table:table-cell table:formula="of:=[.G55]-[.$B$2]" office:value-type="float" office:value="12.8330583572388" calcext:value-type="float">
            <text:p>12.8330583572</text:p>
          </table:table-cell>
          <table:table-cell table:formula="of:=[.C55]/([.H55]-[.H54])" office:value-type="float" office:value="94667.8377740183" calcext:value-type="float">
            <text:p>94667.8377740183</text:p>
          </table:table-cell>
          <table:table-cell table:formula="of:=[.G55]-[.$B55]" office:value-type="float" office:value="10.1525032520294" calcext:value-type="float">
            <text:p>10.15250325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4362.72401" calcext:value-type="float">
            <text:p>1443144362.72401</text:p>
          </table:table-cell>
          <table:table-cell office:value-type="float" office:value="4416" calcext:value-type="float">
            <text:p>4416</text:p>
          </table:table-cell>
          <table:table-cell table:formula="of:=[.B56]-[.$B$2]" office:value-type="float" office:value="2.72379088401794" calcext:value-type="float">
            <text:p>2.723790884</text:p>
          </table:table-cell>
          <table:table-cell table:formula="of:=[.C56]/([.D56]-[.D55])" office:value-type="float" office:value="102137.630492324" calcext:value-type="float">
            <text:p>102137.630492324</text:p>
          </table:table-cell>
          <table:table-cell/>
          <table:table-cell office:value-type="float" office:value="1443144372.88002" calcext:value-type="float">
            <text:p>1443144372.88002</text:p>
          </table:table-cell>
          <table:table-cell table:formula="of:=[.G56]-[.$B$2]" office:value-type="float" office:value="12.8797962665558" calcext:value-type="float">
            <text:p>12.8797962666</text:p>
          </table:table-cell>
          <table:table-cell table:formula="of:=[.C56]/([.H56]-[.H55])" office:value-type="float" office:value="94484.3289854259" calcext:value-type="float">
            <text:p>94484.3289854259</text:p>
          </table:table-cell>
          <table:table-cell table:formula="of:=[.G56]-[.$B56]" office:value-type="float" office:value="10.1560053825378" calcext:value-type="float">
            <text:p>10.15600538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4362.76726" calcext:value-type="float">
            <text:p>1443144362.76726</text:p>
          </table:table-cell>
          <table:table-cell office:value-type="float" office:value="4416" calcext:value-type="float">
            <text:p>4416</text:p>
          </table:table-cell>
          <table:table-cell table:formula="of:=[.B57]-[.$B$2]" office:value-type="float" office:value="2.76704120635986" calcext:value-type="float">
            <text:p>2.7670412064</text:p>
          </table:table-cell>
          <table:table-cell table:formula="of:=[.C57]/([.D57]-[.D56])" office:value-type="float" office:value="102103.285267771" calcext:value-type="float">
            <text:p>102103.285267771</text:p>
          </table:table-cell>
          <table:table-cell/>
          <table:table-cell office:value-type="float" office:value="1443144372.92668" calcext:value-type="float">
            <text:p>1443144372.92668</text:p>
          </table:table-cell>
          <table:table-cell table:formula="of:=[.G57]-[.$B$2]" office:value-type="float" office:value="12.9264628887177" calcext:value-type="float">
            <text:p>12.9264628887</text:p>
          </table:table-cell>
          <table:table-cell table:formula="of:=[.C57]/([.H57]-[.H56])" office:value-type="float" office:value="94628.6616734957" calcext:value-type="float">
            <text:p>94628.6616734957</text:p>
          </table:table-cell>
          <table:table-cell table:formula="of:=[.G57]-[.$B57]" office:value-type="float" office:value="10.1594216823578" calcext:value-type="float">
            <text:p>10.159421682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4362.81052" calcext:value-type="float">
            <text:p>1443144362.81052</text:p>
          </table:table-cell>
          <table:table-cell office:value-type="float" office:value="4416" calcext:value-type="float">
            <text:p>4416</text:p>
          </table:table-cell>
          <table:table-cell table:formula="of:=[.B58]-[.$B$2]" office:value-type="float" office:value="2.81029605865479" calcext:value-type="float">
            <text:p>2.8102960587</text:p>
          </table:table-cell>
          <table:table-cell table:formula="of:=[.C58]/([.D58]-[.D57])" office:value-type="float" office:value="102092.592292089" calcext:value-type="float">
            <text:p>102092.592292089</text:p>
          </table:table-cell>
          <table:table-cell/>
          <table:table-cell office:value-type="float" office:value="1443144372.97336" calcext:value-type="float">
            <text:p>1443144372.97336</text:p>
          </table:table-cell>
          <table:table-cell table:formula="of:=[.G58]-[.$B$2]" office:value-type="float" office:value="12.9731454849243" calcext:value-type="float">
            <text:p>12.9731454849</text:p>
          </table:table-cell>
          <table:table-cell table:formula="of:=[.C58]/([.H58]-[.H57])" office:value-type="float" office:value="94596.2812447332" calcext:value-type="float">
            <text:p>94596.2812447332</text:p>
          </table:table-cell>
          <table:table-cell table:formula="of:=[.G58]-[.$B58]" office:value-type="float" office:value="10.1628494262695" calcext:value-type="float">
            <text:p>10.162849426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4362.85378" calcext:value-type="float">
            <text:p>1443144362.85378</text:p>
          </table:table-cell>
          <table:table-cell office:value-type="float" office:value="4416" calcext:value-type="float">
            <text:p>4416</text:p>
          </table:table-cell>
          <table:table-cell table:formula="of:=[.B59]-[.$B$2]" office:value-type="float" office:value="2.85356497764587" calcext:value-type="float">
            <text:p>2.8535649776</text:p>
          </table:table-cell>
          <table:table-cell table:formula="of:=[.C59]/([.D59]-[.D58])" office:value-type="float" office:value="102059.402059697" calcext:value-type="float">
            <text:p>102059.402059697</text:p>
          </table:table-cell>
          <table:table-cell/>
          <table:table-cell office:value-type="float" office:value="1443144373.02011" calcext:value-type="float">
            <text:p>1443144373.02011</text:p>
          </table:table-cell>
          <table:table-cell table:formula="of:=[.G59]-[.$B$2]" office:value-type="float" office:value="13.0198862552643" calcext:value-type="float">
            <text:p>13.0198862553</text:p>
          </table:table-cell>
          <table:table-cell table:formula="of:=[.C59]/([.H59]-[.H58])" office:value-type="float" office:value="94478.5455584177" calcext:value-type="float">
            <text:p>94478.5455584177</text:p>
          </table:table-cell>
          <table:table-cell table:formula="of:=[.G59]-[.$B59]" office:value-type="float" office:value="10.1663212776184" calcext:value-type="float">
            <text:p>10.166321277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4362.89706" calcext:value-type="float">
            <text:p>1443144362.89706</text:p>
          </table:table-cell>
          <table:table-cell office:value-type="float" office:value="4416" calcext:value-type="float">
            <text:p>4416</text:p>
          </table:table-cell>
          <table:table-cell table:formula="of:=[.B60]-[.$B$2]" office:value-type="float" office:value="2.89683961868286" calcext:value-type="float">
            <text:p>2.8968396187</text:p>
          </table:table-cell>
          <table:table-cell table:formula="of:=[.C60]/([.D60]-[.D59])" office:value-type="float" office:value="102045.907122039" calcext:value-type="float">
            <text:p>102045.907122039</text:p>
          </table:table-cell>
          <table:table-cell/>
          <table:table-cell office:value-type="float" office:value="1443144373.03483" calcext:value-type="float">
            <text:p>1443144373.03483</text:p>
          </table:table-cell>
          <table:table-cell table:formula="of:=[.G60]-[.$B$2]" office:value-type="float" office:value="13.0346121788025" calcext:value-type="float">
            <text:p>13.0346121788</text:p>
          </table:table-cell>
          <table:table-cell table:formula="of:=[.C60]/([.H60]-[.H59])" office:value-type="float" office:value="299879.324277503" calcext:value-type="float">
            <text:p>299879.324277503</text:p>
          </table:table-cell>
          <table:table-cell table:formula="of:=[.G60]-[.$B60]" office:value-type="float" office:value="10.1377725601196" calcext:value-type="float">
            <text:p>10.137772560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4362.94036" calcext:value-type="float">
            <text:p>1443144362.94036</text:p>
          </table:table-cell>
          <table:table-cell office:value-type="float" office:value="4416" calcext:value-type="float">
            <text:p>4416</text:p>
          </table:table-cell>
          <table:table-cell table:formula="of:=[.B61]-[.$B$2]" office:value-type="float" office:value="2.94014048576355" calcext:value-type="float">
            <text:p>2.9401404858</text:p>
          </table:table-cell>
          <table:table-cell table:formula="of:=[.C61]/([.D61]-[.D60])" office:value-type="float" office:value="101984.100959712" calcext:value-type="float">
            <text:p>101984.100959712</text:p>
          </table:table-cell>
          <table:table-cell/>
          <table:table-cell office:value-type="float" office:value="1443144373.04955" calcext:value-type="float">
            <text:p>1443144373.04955</text:p>
          </table:table-cell>
          <table:table-cell table:formula="of:=[.G61]-[.$B$2]" office:value-type="float" office:value="13.0493276119232" calcext:value-type="float">
            <text:p>13.0493276119</text:p>
          </table:table-cell>
          <table:table-cell table:formula="of:=[.C61]/([.H61]-[.H60])" office:value-type="float" office:value="300093.103870644" calcext:value-type="float">
            <text:p>300093.103870644</text:p>
          </table:table-cell>
          <table:table-cell table:formula="of:=[.G61]-[.$B61]" office:value-type="float" office:value="10.1091871261597" calcext:value-type="float">
            <text:p>10.109187126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4362.98359" calcext:value-type="float">
            <text:p>1443144362.98359</text:p>
          </table:table-cell>
          <table:table-cell office:value-type="float" office:value="4416" calcext:value-type="float">
            <text:p>4416</text:p>
          </table:table-cell>
          <table:table-cell table:formula="of:=[.B62]-[.$B$2]" office:value-type="float" office:value="2.98337531089783" calcext:value-type="float">
            <text:p>2.9833753109</text:p>
          </table:table-cell>
          <table:table-cell table:formula="of:=[.C62]/([.D62]-[.D61])" office:value-type="float" office:value="102139.883445462" calcext:value-type="float">
            <text:p>102139.883445462</text:p>
          </table:table-cell>
          <table:table-cell/>
          <table:table-cell office:value-type="float" office:value="1443144373.07684" calcext:value-type="float">
            <text:p>1443144373.07684</text:p>
          </table:table-cell>
          <table:table-cell table:formula="of:=[.G62]-[.$B$2]" office:value-type="float" office:value="13.0766201019287" calcext:value-type="float">
            <text:p>13.0766201019</text:p>
          </table:table-cell>
          <table:table-cell table:formula="of:=[.C62]/([.H62]-[.H61])" office:value-type="float" office:value="161802.752299669" calcext:value-type="float">
            <text:p>161802.752299669</text:p>
          </table:table-cell>
          <table:table-cell table:formula="of:=[.G62]-[.$B62]" office:value-type="float" office:value="10.0932447910309" calcext:value-type="float">
            <text:p>10.09324479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4363.02752" calcext:value-type="float">
            <text:p>1443144363.02752</text:p>
          </table:table-cell>
          <table:table-cell office:value-type="float" office:value="4416" calcext:value-type="float">
            <text:p>4416</text:p>
          </table:table-cell>
          <table:table-cell table:formula="of:=[.B63]-[.$B$2]" office:value-type="float" office:value="3.02730107307434" calcext:value-type="float">
            <text:p>3.0273010731</text:p>
          </table:table-cell>
          <table:table-cell table:formula="of:=[.C63]/([.D63]-[.D62])" office:value-type="float" office:value="100533.258415745" calcext:value-type="float">
            <text:p>100533.258415745</text:p>
          </table:table-cell>
          <table:table-cell/>
          <table:table-cell office:value-type="float" office:value="1443144373.12074" calcext:value-type="float">
            <text:p>1443144373.12074</text:p>
          </table:table-cell>
          <table:table-cell table:formula="of:=[.G63]-[.$B$2]" office:value-type="float" office:value="13.1205253601074" calcext:value-type="float">
            <text:p>13.1205253601</text:p>
          </table:table-cell>
          <table:table-cell table:formula="of:=[.C63]/([.H63]-[.H62])" office:value-type="float" office:value="100580.208002085" calcext:value-type="float">
            <text:p>100580.208002085</text:p>
          </table:table-cell>
          <table:table-cell table:formula="of:=[.G63]-[.$B63]" office:value-type="float" office:value="10.0932242870331" calcext:value-type="float">
            <text:p>10.09322428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4363.07181" calcext:value-type="float">
            <text:p>1443144363.07181</text:p>
          </table:table-cell>
          <table:table-cell office:value-type="float" office:value="4416" calcext:value-type="float">
            <text:p>4416</text:p>
          </table:table-cell>
          <table:table-cell table:formula="of:=[.B64]-[.$B$2]" office:value-type="float" office:value="3.07158756256104" calcext:value-type="float">
            <text:p>3.0715875626</text:p>
          </table:table-cell>
          <table:table-cell table:formula="of:=[.C64]/([.D64]-[.D63])" office:value-type="float" office:value="99714.3835780157" calcext:value-type="float">
            <text:p>99714.3835780157</text:p>
          </table:table-cell>
          <table:table-cell/>
          <table:table-cell office:value-type="float" office:value="1443144373.16461" calcext:value-type="float">
            <text:p>1443144373.16461</text:p>
          </table:table-cell>
          <table:table-cell table:formula="of:=[.G64]-[.$B$2]" office:value-type="float" office:value="13.1643867492676" calcext:value-type="float">
            <text:p>13.1643867493</text:p>
          </table:table-cell>
          <table:table-cell table:formula="of:=[.C64]/([.H64]-[.H63])" office:value-type="float" office:value="100680.80570534" calcext:value-type="float">
            <text:p>100680.80570534</text:p>
          </table:table-cell>
          <table:table-cell table:formula="of:=[.G64]-[.$B64]" office:value-type="float" office:value="10.0927991867065" calcext:value-type="float">
            <text:p>10.092799186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4363.1161" calcext:value-type="float">
            <text:p>1443144363.1161</text:p>
          </table:table-cell>
          <table:table-cell office:value-type="float" office:value="4416" calcext:value-type="float">
            <text:p>4416</text:p>
          </table:table-cell>
          <table:table-cell table:formula="of:=[.B65]-[.$B$2]" office:value-type="float" office:value="3.11588144302368" calcext:value-type="float">
            <text:p>3.115881443</text:p>
          </table:table-cell>
          <table:table-cell table:formula="of:=[.C65]/([.D65]-[.D64])" office:value-type="float" office:value="99697.7450129722" calcext:value-type="float">
            <text:p>99697.7450129722</text:p>
          </table:table-cell>
          <table:table-cell/>
          <table:table-cell office:value-type="float" office:value="1443144373.20849" calcext:value-type="float">
            <text:p>1443144373.20849</text:p>
          </table:table-cell>
          <table:table-cell table:formula="of:=[.G65]-[.$B$2]" office:value-type="float" office:value="13.2082755565643" calcext:value-type="float">
            <text:p>13.2082755566</text:p>
          </table:table-cell>
          <table:table-cell table:formula="of:=[.C65]/([.H65]-[.H64])" office:value-type="float" office:value="100617.90857385" calcext:value-type="float">
            <text:p>100617.90857385</text:p>
          </table:table-cell>
          <table:table-cell table:formula="of:=[.G65]-[.$B65]" office:value-type="float" office:value="10.0923941135407" calcext:value-type="float">
            <text:p>10.092394113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4363.16043" calcext:value-type="float">
            <text:p>1443144363.16043</text:p>
          </table:table-cell>
          <table:table-cell office:value-type="float" office:value="4416" calcext:value-type="float">
            <text:p>4416</text:p>
          </table:table-cell>
          <table:table-cell table:formula="of:=[.B66]-[.$B$2]" office:value-type="float" office:value="3.16020750999451" calcext:value-type="float">
            <text:p>3.16020751</text:p>
          </table:table-cell>
          <table:table-cell table:formula="of:=[.C66]/([.D66]-[.D65])" office:value-type="float" office:value="99625.3514417724" calcext:value-type="float">
            <text:p>99625.3514417724</text:p>
          </table:table-cell>
          <table:table-cell/>
          <table:table-cell office:value-type="float" office:value="1443144373.25239" calcext:value-type="float">
            <text:p>1443144373.25239</text:p>
          </table:table-cell>
          <table:table-cell table:formula="of:=[.G66]-[.$B$2]" office:value-type="float" office:value="13.2521667480469" calcext:value-type="float">
            <text:p>13.252166748</text:p>
          </table:table-cell>
          <table:table-cell table:formula="of:=[.C66]/([.H66]-[.H65])" office:value-type="float" office:value="100612.442971759" calcext:value-type="float">
            <text:p>100612.442971759</text:p>
          </table:table-cell>
          <table:table-cell table:formula="of:=[.G66]-[.$B66]" office:value-type="float" office:value="10.0919592380524" calcext:value-type="float">
            <text:p>10.091959238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4363.20469" calcext:value-type="float">
            <text:p>1443144363.20469</text:p>
          </table:table-cell>
          <table:table-cell office:value-type="float" office:value="4416" calcext:value-type="float">
            <text:p>4416</text:p>
          </table:table-cell>
          <table:table-cell table:formula="of:=[.B67]-[.$B$2]" office:value-type="float" office:value="3.20447206497192" calcext:value-type="float">
            <text:p>3.204472065</text:p>
          </table:table-cell>
          <table:table-cell table:formula="of:=[.C67]/([.D67]-[.D66])" office:value-type="float" office:value="99763.7952590502" calcext:value-type="float">
            <text:p>99763.7952590502</text:p>
          </table:table-cell>
          <table:table-cell/>
          <table:table-cell office:value-type="float" office:value="1443144373.29629" calcext:value-type="float">
            <text:p>1443144373.29629</text:p>
          </table:table-cell>
          <table:table-cell table:formula="of:=[.G67]-[.$B$2]" office:value-type="float" office:value="13.2960684299469" calcext:value-type="float">
            <text:p>13.2960684299</text:p>
          </table:table-cell>
          <table:table-cell table:formula="of:=[.C67]/([.H67]-[.H66])" office:value-type="float" office:value="100588.401375063" calcext:value-type="float">
            <text:p>100588.401375063</text:p>
          </table:table-cell>
          <table:table-cell table:formula="of:=[.G67]-[.$B67]" office:value-type="float" office:value="10.091596364975" calcext:value-type="float">
            <text:p>10.0915963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4363.24899" calcext:value-type="float">
            <text:p>1443144363.24899</text:p>
          </table:table-cell>
          <table:table-cell office:value-type="float" office:value="4416" calcext:value-type="float">
            <text:p>4416</text:p>
          </table:table-cell>
          <table:table-cell table:formula="of:=[.B68]-[.$B$2]" office:value-type="float" office:value="3.24876594543457" calcext:value-type="float">
            <text:p>3.2487659454</text:p>
          </table:table-cell>
          <table:table-cell table:formula="of:=[.C68]/([.D68]-[.D67])" office:value-type="float" office:value="99697.7450129722" calcext:value-type="float">
            <text:p>99697.7450129722</text:p>
          </table:table-cell>
          <table:table-cell/>
          <table:table-cell office:value-type="float" office:value="1443144373.34015" calcext:value-type="float">
            <text:p>1443144373.34015</text:p>
          </table:table-cell>
          <table:table-cell table:formula="of:=[.G68]-[.$B$2]" office:value-type="float" office:value="13.3399350643158" calcext:value-type="float">
            <text:p>13.3399350643</text:p>
          </table:table-cell>
          <table:table-cell table:formula="of:=[.C68]/([.H68]-[.H67])" office:value-type="float" office:value="100668.767128648" calcext:value-type="float">
            <text:p>100668.767128648</text:p>
          </table:table-cell>
          <table:table-cell table:formula="of:=[.G68]-[.$B68]" office:value-type="float" office:value="10.0911691188812" calcext:value-type="float">
            <text:p>10.091169118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4363.29328" calcext:value-type="float">
            <text:p>1443144363.29328</text:p>
          </table:table-cell>
          <table:table-cell office:value-type="float" office:value="4416" calcext:value-type="float">
            <text:p>4416</text:p>
          </table:table-cell>
          <table:table-cell table:formula="of:=[.B69]-[.$B$2]" office:value-type="float" office:value="3.29305815696716" calcext:value-type="float">
            <text:p>3.293058157</text:p>
          </table:table-cell>
          <table:table-cell table:formula="of:=[.C69]/([.D69]-[.D68])" office:value-type="float" office:value="99701.501622931" calcext:value-type="float">
            <text:p>99701.501622931</text:p>
          </table:table-cell>
          <table:table-cell/>
          <table:table-cell office:value-type="float" office:value="1443144373.38406" calcext:value-type="float">
            <text:p>1443144373.38406</text:p>
          </table:table-cell>
          <table:table-cell table:formula="of:=[.G69]-[.$B$2]" office:value-type="float" office:value="13.3838455677032" calcext:value-type="float">
            <text:p>13.3838455677</text:p>
          </table:table-cell>
          <table:table-cell table:formula="of:=[.C69]/([.H69]-[.H68])" office:value-type="float" office:value="100568.193469219" calcext:value-type="float">
            <text:p>100568.193469219</text:p>
          </table:table-cell>
          <table:table-cell table:formula="of:=[.G69]-[.$B69]" office:value-type="float" office:value="10.0907874107361" calcext:value-type="float">
            <text:p>10.09078741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4363.33757" calcext:value-type="float">
            <text:p>1443144363.33757</text:p>
          </table:table-cell>
          <table:table-cell office:value-type="float" office:value="4416" calcext:value-type="float">
            <text:p>4416</text:p>
          </table:table-cell>
          <table:table-cell table:formula="of:=[.B70]-[.$B$2]" office:value-type="float" office:value="3.33735251426697" calcext:value-type="float">
            <text:p>3.3373525143</text:p>
          </table:table-cell>
          <table:table-cell table:formula="of:=[.C70]/([.D70]-[.D69])" office:value-type="float" office:value="99696.6717478362" calcext:value-type="float">
            <text:p>99696.6717478362</text:p>
          </table:table-cell>
          <table:table-cell/>
          <table:table-cell office:value-type="float" office:value="1443144373.42792" calcext:value-type="float">
            <text:p>1443144373.42792</text:p>
          </table:table-cell>
          <table:table-cell table:formula="of:=[.G70]-[.$B$2]" office:value-type="float" office:value="13.4276986122131" calcext:value-type="float">
            <text:p>13.4276986122</text:p>
          </table:table-cell>
          <table:table-cell table:formula="of:=[.C70]/([.H70]-[.H69])" office:value-type="float" office:value="100699.963921645" calcext:value-type="float">
            <text:p>100699.963921645</text:p>
          </table:table-cell>
          <table:table-cell table:formula="of:=[.G70]-[.$B70]" office:value-type="float" office:value="10.0903460979462" calcext:value-type="float">
            <text:p>10.090346097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4363.38188" calcext:value-type="float">
            <text:p>1443144363.38188</text:p>
          </table:table-cell>
          <table:table-cell office:value-type="float" office:value="4416" calcext:value-type="float">
            <text:p>4416</text:p>
          </table:table-cell>
          <table:table-cell table:formula="of:=[.B71]-[.$B$2]" office:value-type="float" office:value="3.38165831565857" calcext:value-type="float">
            <text:p>3.3816583157</text:p>
          </table:table-cell>
          <table:table-cell table:formula="of:=[.C71]/([.D71]-[.D70])" office:value-type="float" office:value="99670.9203151233" calcext:value-type="float">
            <text:p>99670.9203151233</text:p>
          </table:table-cell>
          <table:table-cell/>
          <table:table-cell office:value-type="float" office:value="1443144373.4718" calcext:value-type="float">
            <text:p>1443144373.4718</text:p>
          </table:table-cell>
          <table:table-cell table:formula="of:=[.G71]-[.$B$2]" office:value-type="float" office:value="13.4715857505798" calcext:value-type="float">
            <text:p>13.4715857506</text:p>
          </table:table-cell>
          <table:table-cell table:formula="of:=[.C71]/([.H71]-[.H70])" office:value-type="float" office:value="100621.734848649" calcext:value-type="float">
            <text:p>100621.734848649</text:p>
          </table:table-cell>
          <table:table-cell table:formula="of:=[.G71]-[.$B71]" office:value-type="float" office:value="10.0899274349213" calcext:value-type="float">
            <text:p>10.089927434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4363.42618" calcext:value-type="float">
            <text:p>1443144363.42618</text:p>
          </table:table-cell>
          <table:table-cell office:value-type="float" office:value="4416" calcext:value-type="float">
            <text:p>4416</text:p>
          </table:table-cell>
          <table:table-cell table:formula="of:=[.B72]-[.$B$2]" office:value-type="float" office:value="3.42595601081848" calcext:value-type="float">
            <text:p>3.4259560108</text:p>
          </table:table-cell>
          <table:table-cell table:formula="of:=[.C72]/([.D72]-[.D71])" office:value-type="float" office:value="99689.159538854" calcext:value-type="float">
            <text:p>99689.159538854</text:p>
          </table:table-cell>
          <table:table-cell/>
          <table:table-cell office:value-type="float" office:value="1443144373.51569" calcext:value-type="float">
            <text:p>1443144373.51569</text:p>
          </table:table-cell>
          <table:table-cell table:formula="of:=[.G72]-[.$B$2]" office:value-type="float" office:value="13.5154716968536" calcext:value-type="float">
            <text:p>13.5154716969</text:p>
          </table:table-cell>
          <table:table-cell table:formula="of:=[.C72]/([.H72]-[.H71])" office:value-type="float" office:value="100624.468080252" calcext:value-type="float">
            <text:p>100624.468080252</text:p>
          </table:table-cell>
          <table:table-cell table:formula="of:=[.G72]-[.$B72]" office:value-type="float" office:value="10.0895156860352" calcext:value-type="float">
            <text:p>10.08951568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4363.47047" calcext:value-type="float">
            <text:p>1443144363.47047</text:p>
          </table:table-cell>
          <table:table-cell office:value-type="float" office:value="4416" calcext:value-type="float">
            <text:p>4416</text:p>
          </table:table-cell>
          <table:table-cell table:formula="of:=[.B73]-[.$B$2]" office:value-type="float" office:value="3.47024869918823" calcext:value-type="float">
            <text:p>3.4702486992</text:p>
          </table:table-cell>
          <table:table-cell table:formula="of:=[.C73]/([.D73]-[.D72])" office:value-type="float" office:value="99700.4282769126" calcext:value-type="float">
            <text:p>99700.4282769126</text:p>
          </table:table-cell>
          <table:table-cell/>
          <table:table-cell office:value-type="float" office:value="1443144373.55957" calcext:value-type="float">
            <text:p>1443144373.55957</text:p>
          </table:table-cell>
          <table:table-cell table:formula="of:=[.G73]-[.$B$2]" office:value-type="float" office:value="13.5593535900116" calcext:value-type="float">
            <text:p>13.55935359</text:p>
          </table:table-cell>
          <table:table-cell table:formula="of:=[.C73]/([.H73]-[.H72])" office:value-type="float" office:value="100633.762178491" calcext:value-type="float">
            <text:p>100633.762178491</text:p>
          </table:table-cell>
          <table:table-cell table:formula="of:=[.G73]-[.$B73]" office:value-type="float" office:value="10.0891048908234" calcext:value-type="float">
            <text:p>10.089104890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4363.51479" calcext:value-type="float">
            <text:p>1443144363.51479</text:p>
          </table:table-cell>
          <table:table-cell office:value-type="float" office:value="4416" calcext:value-type="float">
            <text:p>4416</text:p>
          </table:table-cell>
          <table:table-cell table:formula="of:=[.B74]-[.$B$2]" office:value-type="float" office:value="3.51457452774048" calcext:value-type="float">
            <text:p>3.5145745277</text:p>
          </table:table-cell>
          <table:table-cell table:formula="of:=[.C74]/([.D74]-[.D73])" office:value-type="float" office:value="99625.8873039437" calcext:value-type="float">
            <text:p>99625.8873039437</text:p>
          </table:table-cell>
          <table:table-cell/>
          <table:table-cell office:value-type="float" office:value="1443144373.60346" calcext:value-type="float">
            <text:p>1443144373.60346</text:p>
          </table:table-cell>
          <table:table-cell table:formula="of:=[.G74]-[.$B$2]" office:value-type="float" office:value="13.6032454967499" calcext:value-type="float">
            <text:p>13.6032454967</text:p>
          </table:table-cell>
          <table:table-cell table:formula="of:=[.C74]/([.H74]-[.H73])" office:value-type="float" office:value="100610.803406918" calcext:value-type="float">
            <text:p>100610.803406918</text:p>
          </table:table-cell>
          <table:table-cell table:formula="of:=[.G74]-[.$B74]" office:value-type="float" office:value="10.0886709690094" calcext:value-type="float">
            <text:p>10.08867096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4363.55908" calcext:value-type="float">
            <text:p>1443144363.55908</text:p>
          </table:table-cell>
          <table:table-cell office:value-type="float" office:value="4416" calcext:value-type="float">
            <text:p>4416</text:p>
          </table:table-cell>
          <table:table-cell table:formula="of:=[.B75]-[.$B$2]" office:value-type="float" office:value="3.55886554718018" calcext:value-type="float">
            <text:p>3.5588655472</text:p>
          </table:table-cell>
          <table:table-cell table:formula="of:=[.C75]/([.D75]-[.D74])" office:value-type="float" office:value="99704.1850890887" calcext:value-type="float">
            <text:p>99704.1850890887</text:p>
          </table:table-cell>
          <table:table-cell/>
          <table:table-cell office:value-type="float" office:value="1443144373.64732" calcext:value-type="float">
            <text:p>1443144373.64732</text:p>
          </table:table-cell>
          <table:table-cell table:formula="of:=[.G75]-[.$B$2]" office:value-type="float" office:value="13.6471040248871" calcext:value-type="float">
            <text:p>13.6471040249</text:p>
          </table:table-cell>
          <table:table-cell table:formula="of:=[.C75]/([.H75]-[.H74])" office:value-type="float" office:value="100687.373415382" calcext:value-type="float">
            <text:p>100687.373415382</text:p>
          </table:table-cell>
          <table:table-cell table:formula="of:=[.G75]-[.$B75]" office:value-type="float" office:value="10.0882384777069" calcext:value-type="float">
            <text:p>10.088238477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4363.60338" calcext:value-type="float">
            <text:p>1443144363.60338</text:p>
          </table:table-cell>
          <table:table-cell office:value-type="float" office:value="4416" calcext:value-type="float">
            <text:p>4416</text:p>
          </table:table-cell>
          <table:table-cell table:formula="of:=[.B76]-[.$B$2]" office:value-type="float" office:value="3.60315752029419" calcext:value-type="float">
            <text:p>3.6031575203</text:p>
          </table:table-cell>
          <table:table-cell table:formula="of:=[.C76]/([.D76]-[.D75])" office:value-type="float" office:value="99702.0383046067" calcext:value-type="float">
            <text:p>99702.0383046067</text:p>
          </table:table-cell>
          <table:table-cell/>
          <table:table-cell office:value-type="float" office:value="1443144373.6912" calcext:value-type="float">
            <text:p>1443144373.6912</text:p>
          </table:table-cell>
          <table:table-cell table:formula="of:=[.G76]-[.$B$2]" office:value-type="float" office:value="13.6909852027893" calcext:value-type="float">
            <text:p>13.6909852028</text:p>
          </table:table-cell>
          <table:table-cell table:formula="of:=[.C76]/([.H76]-[.H75])" office:value-type="float" office:value="100635.402491701" calcext:value-type="float">
            <text:p>100635.402491701</text:p>
          </table:table-cell>
          <table:table-cell table:formula="of:=[.G76]-[.$B76]" office:value-type="float" office:value="10.0878276824951" calcext:value-type="float">
            <text:p>10.087827682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4363.64765" calcext:value-type="float">
            <text:p>1443144363.64765</text:p>
          </table:table-cell>
          <table:table-cell office:value-type="float" office:value="4416" calcext:value-type="float">
            <text:p>4416</text:p>
          </table:table-cell>
          <table:table-cell table:formula="of:=[.B77]-[.$B$2]" office:value-type="float" office:value="3.64743208885193" calcext:value-type="float">
            <text:p>3.6474320889</text:p>
          </table:table-cell>
          <table:table-cell table:formula="of:=[.C77]/([.D77]-[.D76])" office:value-type="float" office:value="99741.2316788816" calcext:value-type="float">
            <text:p>99741.2316788816</text:p>
          </table:table-cell>
          <table:table-cell/>
          <table:table-cell office:value-type="float" office:value="1443144373.73511" calcext:value-type="float">
            <text:p>1443144373.73511</text:p>
          </table:table-cell>
          <table:table-cell table:formula="of:=[.G77]-[.$B$2]" office:value-type="float" office:value="13.7348892688751" calcext:value-type="float">
            <text:p>13.7348892689</text:p>
          </table:table-cell>
          <table:table-cell table:formula="of:=[.C77]/([.H77]-[.H76])" office:value-type="float" office:value="100582.938978099" calcext:value-type="float">
            <text:p>100582.938978099</text:p>
          </table:table-cell>
          <table:table-cell table:formula="of:=[.G77]-[.$B77]" office:value-type="float" office:value="10.0874571800232" calcext:value-type="float">
            <text:p>10.0874571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4363.69194" calcext:value-type="float">
            <text:p>1443144363.69194</text:p>
          </table:table-cell>
          <table:table-cell office:value-type="float" office:value="4416" calcext:value-type="float">
            <text:p>4416</text:p>
          </table:table-cell>
          <table:table-cell table:formula="of:=[.B78]-[.$B$2]" office:value-type="float" office:value="3.69172430038452" calcext:value-type="float">
            <text:p>3.6917243004</text:p>
          </table:table-cell>
          <table:table-cell table:formula="of:=[.C78]/([.D78]-[.D77])" office:value-type="float" office:value="99701.501622931" calcext:value-type="float">
            <text:p>99701.501622931</text:p>
          </table:table-cell>
          <table:table-cell/>
          <table:table-cell office:value-type="float" office:value="1443144373.7791" calcext:value-type="float">
            <text:p>1443144373.7791</text:p>
          </table:table-cell>
          <table:table-cell table:formula="of:=[.G78]-[.$B$2]" office:value-type="float" office:value="13.7788767814636" calcext:value-type="float">
            <text:p>13.7788767815</text:p>
          </table:table-cell>
          <table:table-cell table:formula="of:=[.C78]/([.H78]-[.H77])" office:value-type="float" office:value="100392.128132165" calcext:value-type="float">
            <text:p>100392.128132165</text:p>
          </table:table-cell>
          <table:table-cell table:formula="of:=[.G78]-[.$B78]" office:value-type="float" office:value="10.0871524810791" calcext:value-type="float">
            <text:p>10.087152481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4363.73624" calcext:value-type="float">
            <text:p>1443144363.73624</text:p>
          </table:table-cell>
          <table:table-cell office:value-type="float" office:value="4416" calcext:value-type="float">
            <text:p>4416</text:p>
          </table:table-cell>
          <table:table-cell table:formula="of:=[.B79]-[.$B$2]" office:value-type="float" office:value="3.73601746559143" calcext:value-type="float">
            <text:p>3.7360174656</text:p>
          </table:table-cell>
          <table:table-cell table:formula="of:=[.C79]/([.D79]-[.D78])" office:value-type="float" office:value="99699.3549540045" calcext:value-type="float">
            <text:p>99699.3549540045</text:p>
          </table:table-cell>
          <table:table-cell/>
          <table:table-cell office:value-type="float" office:value="1443144373.82289" calcext:value-type="float">
            <text:p>1443144373.82289</text:p>
          </table:table-cell>
          <table:table-cell table:formula="of:=[.G79]-[.$B$2]" office:value-type="float" office:value="13.8226714134216" calcext:value-type="float">
            <text:p>13.8226714134</text:p>
          </table:table-cell>
          <table:table-cell table:formula="of:=[.C79]/([.H79]-[.H78])" office:value-type="float" office:value="100834.275859065" calcext:value-type="float">
            <text:p>100834.275859065</text:p>
          </table:table-cell>
          <table:table-cell table:formula="of:=[.G79]-[.$B79]" office:value-type="float" office:value="10.0866539478302" calcext:value-type="float">
            <text:p>10.08665394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4363.78053" calcext:value-type="float">
            <text:p>1443144363.78053</text:p>
          </table:table-cell>
          <table:table-cell office:value-type="float" office:value="4416" calcext:value-type="float">
            <text:p>4416</text:p>
          </table:table-cell>
          <table:table-cell table:formula="of:=[.B80]-[.$B$2]" office:value-type="float" office:value="3.78030872344971" calcext:value-type="float">
            <text:p>3.7803087234</text:p>
          </table:table-cell>
          <table:table-cell table:formula="of:=[.C80]/([.D80]-[.D79])" office:value-type="float" office:value="99703.6483843011" calcext:value-type="float">
            <text:p>99703.6483843011</text:p>
          </table:table-cell>
          <table:table-cell/>
          <table:table-cell office:value-type="float" office:value="1443144373.86672" calcext:value-type="float">
            <text:p>1443144373.86672</text:p>
          </table:table-cell>
          <table:table-cell table:formula="of:=[.G80]-[.$B$2]" office:value-type="float" office:value="13.8665056228638" calcext:value-type="float">
            <text:p>13.8665056229</text:p>
          </table:table-cell>
          <table:table-cell table:formula="of:=[.C80]/([.H80]-[.H79])" office:value-type="float" office:value="100743.233565764" calcext:value-type="float">
            <text:p>100743.233565764</text:p>
          </table:table-cell>
          <table:table-cell table:formula="of:=[.G80]-[.$B80]" office:value-type="float" office:value="10.0861968994141" calcext:value-type="float">
            <text:p>10.086196899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4363.82482" calcext:value-type="float">
            <text:p>1443144363.82482</text:p>
          </table:table-cell>
          <table:table-cell office:value-type="float" office:value="4416" calcext:value-type="float">
            <text:p>4416</text:p>
          </table:table-cell>
          <table:table-cell table:formula="of:=[.B81]-[.$B$2]" office:value-type="float" office:value="3.82460069656372" calcext:value-type="float">
            <text:p>3.8246006966</text:p>
          </table:table-cell>
          <table:table-cell table:formula="of:=[.C81]/([.D81]-[.D80])" office:value-type="float" office:value="99702.0383046067" calcext:value-type="float">
            <text:p>99702.0383046067</text:p>
          </table:table-cell>
          <table:table-cell/>
          <table:table-cell office:value-type="float" office:value="1443144373.91072" calcext:value-type="float">
            <text:p>1443144373.91072</text:p>
          </table:table-cell>
          <table:table-cell table:formula="of:=[.G81]-[.$B$2]" office:value-type="float" office:value="13.9105043411255" calcext:value-type="float">
            <text:p>13.9105043411</text:p>
          </table:table-cell>
          <table:table-cell table:formula="of:=[.C81]/([.H81]-[.H80])" office:value-type="float" office:value="100366.560083232" calcext:value-type="float">
            <text:p>100366.560083232</text:p>
          </table:table-cell>
          <table:table-cell table:formula="of:=[.G81]-[.$B81]" office:value-type="float" office:value="10.0859036445618" calcext:value-type="float">
            <text:p>10.085903644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4363.86911" calcext:value-type="float">
            <text:p>1443144363.86911</text:p>
          </table:table-cell>
          <table:table-cell office:value-type="float" office:value="4416" calcext:value-type="float">
            <text:p>4416</text:p>
          </table:table-cell>
          <table:table-cell table:formula="of:=[.B82]-[.$B$2]" office:value-type="float" office:value="3.86889219284058" calcext:value-type="float">
            <text:p>3.8688921928</text:p>
          </table:table-cell>
          <table:table-cell table:formula="of:=[.C82]/([.D82]-[.D81])" office:value-type="float" office:value="99703.1116852916" calcext:value-type="float">
            <text:p>99703.1116852916</text:p>
          </table:table-cell>
          <table:table-cell/>
          <table:table-cell office:value-type="float" office:value="1443144373.95467" calcext:value-type="float">
            <text:p>1443144373.95467</text:p>
          </table:table-cell>
          <table:table-cell table:formula="of:=[.G82]-[.$B$2]" office:value-type="float" office:value="13.9544491767883" calcext:value-type="float">
            <text:p>13.9544491768</text:p>
          </table:table-cell>
          <table:table-cell table:formula="of:=[.C82]/([.H82]-[.H81])" office:value-type="float" office:value="100489.623715535" calcext:value-type="float">
            <text:p>100489.623715535</text:p>
          </table:table-cell>
          <table:table-cell table:formula="of:=[.G82]-[.$B82]" office:value-type="float" office:value="10.0855569839478" calcext:value-type="float">
            <text:p>10.085556983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4363.91342" calcext:value-type="float">
            <text:p>1443144363.91342</text:p>
          </table:table-cell>
          <table:table-cell office:value-type="float" office:value="4416" calcext:value-type="float">
            <text:p>4416</text:p>
          </table:table-cell>
          <table:table-cell table:formula="of:=[.B83]-[.$B$2]" office:value-type="float" office:value="3.91320466995239" calcext:value-type="float">
            <text:p>3.91320467</text:p>
          </table:table-cell>
          <table:table-cell table:formula="of:=[.C83]/([.D83]-[.D82])" office:value-type="float" office:value="99655.9047885505" calcext:value-type="float">
            <text:p>99655.9047885505</text:p>
          </table:table-cell>
          <table:table-cell/>
          <table:table-cell office:value-type="float" office:value="1443144373.99845" calcext:value-type="float">
            <text:p>1443144373.99845</text:p>
          </table:table-cell>
          <table:table-cell table:formula="of:=[.G83]-[.$B$2]" office:value-type="float" office:value="13.9982278347015" calcext:value-type="float">
            <text:p>13.9982278347</text:p>
          </table:table-cell>
          <table:table-cell table:formula="of:=[.C83]/([.H83]-[.H82])" office:value-type="float" office:value="100871.06847256" calcext:value-type="float">
            <text:p>100871.06847256</text:p>
          </table:table-cell>
          <table:table-cell table:formula="of:=[.G83]-[.$B83]" office:value-type="float" office:value="10.0850231647491" calcext:value-type="float">
            <text:p>10.085023164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4363.95772" calcext:value-type="float">
            <text:p>1443144363.95772</text:p>
          </table:table-cell>
          <table:table-cell office:value-type="float" office:value="4416" calcext:value-type="float">
            <text:p>4416</text:p>
          </table:table-cell>
          <table:table-cell table:formula="of:=[.B84]-[.$B$2]" office:value-type="float" office:value="3.95750021934509" calcext:value-type="float">
            <text:p>3.9575002193</text:p>
          </table:table-cell>
          <table:table-cell table:formula="of:=[.C84]/([.D84]-[.D83])" office:value-type="float" office:value="99693.9886860901" calcext:value-type="float">
            <text:p>99693.9886860901</text:p>
          </table:table-cell>
          <table:table-cell/>
          <table:table-cell office:value-type="float" office:value="1443144374.0131" calcext:value-type="float">
            <text:p>1443144374.0131</text:p>
          </table:table-cell>
          <table:table-cell table:formula="of:=[.G84]-[.$B$2]" office:value-type="float" office:value="14.0128779411316" calcext:value-type="float">
            <text:p>14.0128779411</text:p>
          </table:table-cell>
          <table:table-cell table:formula="of:=[.C84]/([.H84]-[.H83])" office:value-type="float" office:value="301431.257246082" calcext:value-type="float">
            <text:p>301431.257246082</text:p>
          </table:table-cell>
          <table:table-cell table:formula="of:=[.G84]-[.$B84]" office:value-type="float" office:value="10.0553777217865" calcext:value-type="float">
            <text:p>10.055377721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4364.00196" calcext:value-type="float">
            <text:p>1443144364.00196</text:p>
          </table:table-cell>
          <table:table-cell office:value-type="float" office:value="4416" calcext:value-type="float">
            <text:p>4416</text:p>
          </table:table-cell>
          <table:table-cell table:formula="of:=[.B85]-[.$B$2]" office:value-type="float" office:value="4.00174164772034" calcext:value-type="float">
            <text:p>4.0017416477</text:p>
          </table:table-cell>
          <table:table-cell table:formula="of:=[.C85]/([.D85]-[.D84])" office:value-type="float" office:value="99815.9454198597" calcext:value-type="float">
            <text:p>99815.9454198597</text:p>
          </table:table-cell>
          <table:table-cell/>
          <table:table-cell office:value-type="float" office:value="1443144374.02776" calcext:value-type="float">
            <text:p>1443144374.02776</text:p>
          </table:table-cell>
          <table:table-cell table:formula="of:=[.G85]-[.$B$2]" office:value-type="float" office:value="14.0275440216064" calcext:value-type="float">
            <text:p>14.0275440216</text:p>
          </table:table-cell>
          <table:table-cell table:formula="of:=[.C85]/([.H85]-[.H84])" office:value-type="float" office:value="301102.943460025" calcext:value-type="float">
            <text:p>301102.943460025</text:p>
          </table:table-cell>
          <table:table-cell table:formula="of:=[.G85]-[.$B85]" office:value-type="float" office:value="10.0258023738861" calcext:value-type="float">
            <text:p>10.025802373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4364.04604" calcext:value-type="float">
            <text:p>1443144364.04604</text:p>
          </table:table-cell>
          <table:table-cell office:value-type="float" office:value="4416" calcext:value-type="float">
            <text:p>4416</text:p>
          </table:table-cell>
          <table:table-cell table:formula="of:=[.B86]-[.$B$2]" office:value-type="float" office:value="4.04582214355469" calcext:value-type="float">
            <text:p>4.0458221436</text:p>
          </table:table-cell>
          <table:table-cell table:formula="of:=[.C86]/([.D86]-[.D85])" office:value-type="float" office:value="100180.361323403" calcext:value-type="float">
            <text:p>100180.361323403</text:p>
          </table:table-cell>
          <table:table-cell/>
          <table:table-cell office:value-type="float" office:value="1443144374.06147" calcext:value-type="float">
            <text:p>1443144374.06147</text:p>
          </table:table-cell>
          <table:table-cell table:formula="of:=[.G86]-[.$B$2]" office:value-type="float" office:value="14.0612528324127" calcext:value-type="float">
            <text:p>14.0612528324</text:p>
          </table:table-cell>
          <table:table-cell table:formula="of:=[.C86]/([.H86]-[.H85])" office:value-type="float" office:value="131004.324815221" calcext:value-type="float">
            <text:p>131004.324815221</text:p>
          </table:table-cell>
          <table:table-cell table:formula="of:=[.G86]-[.$B86]" office:value-type="float" office:value="10.015430688858" calcext:value-type="float">
            <text:p>10.015430688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4364.0901" calcext:value-type="float">
            <text:p>1443144364.0901</text:p>
          </table:table-cell>
          <table:table-cell office:value-type="float" office:value="4416" calcext:value-type="float">
            <text:p>4416</text:p>
          </table:table-cell>
          <table:table-cell table:formula="of:=[.B87]-[.$B$2]" office:value-type="float" office:value="4.08987665176392" calcext:value-type="float">
            <text:p>4.0898766518</text:p>
          </table:table-cell>
          <table:table-cell table:formula="of:=[.C87]/([.D87]-[.D86])" office:value-type="float" office:value="100239.457424585" calcext:value-type="float">
            <text:p>100239.457424585</text:p>
          </table:table-cell>
          <table:table-cell/>
          <table:table-cell office:value-type="float" office:value="1443144374.11026" calcext:value-type="float">
            <text:p>1443144374.11026</text:p>
          </table:table-cell>
          <table:table-cell table:formula="of:=[.G87]-[.$B$2]" office:value-type="float" office:value="14.1100370883942" calcext:value-type="float">
            <text:p>14.1100370884</text:p>
          </table:table-cell>
          <table:table-cell table:formula="of:=[.C87]/([.H87]-[.H86])" office:value-type="float" office:value="90521.0074676467" calcext:value-type="float">
            <text:p>90521.0074676467</text:p>
          </table:table-cell>
          <table:table-cell table:formula="of:=[.G87]-[.$B87]" office:value-type="float" office:value="10.0201604366303" calcext:value-type="float">
            <text:p>10.020160436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4364.13417" calcext:value-type="float">
            <text:p>1443144364.13417</text:p>
          </table:table-cell>
          <table:table-cell office:value-type="float" office:value="4416" calcext:value-type="float">
            <text:p>4416</text:p>
          </table:table-cell>
          <table:table-cell table:formula="of:=[.B88]-[.$B$2]" office:value-type="float" office:value="4.13395023345947" calcext:value-type="float">
            <text:p>4.1339502335</text:p>
          </table:table-cell>
          <table:table-cell table:formula="of:=[.C88]/([.D88]-[.D87])" office:value-type="float" office:value="100196.077335036" calcext:value-type="float">
            <text:p>100196.077335036</text:p>
          </table:table-cell>
          <table:table-cell/>
          <table:table-cell office:value-type="float" office:value="1443144374.159" calcext:value-type="float">
            <text:p>1443144374.159</text:p>
          </table:table-cell>
          <table:table-cell table:formula="of:=[.G88]-[.$B$2]" office:value-type="float" office:value="14.1587839126587" calcext:value-type="float">
            <text:p>14.1587839127</text:p>
          </table:table-cell>
          <table:table-cell table:formula="of:=[.C88]/([.H88]-[.H87])" office:value-type="float" office:value="90590.5167490793" calcext:value-type="float">
            <text:p>90590.5167490793</text:p>
          </table:table-cell>
          <table:table-cell table:formula="of:=[.G88]-[.$B88]" office:value-type="float" office:value="10.0248336791992" calcext:value-type="float">
            <text:p>10.024833679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4364.17824" calcext:value-type="float">
            <text:p>1443144364.17824</text:p>
          </table:table-cell>
          <table:table-cell office:value-type="float" office:value="4416" calcext:value-type="float">
            <text:p>4416</text:p>
          </table:table-cell>
          <table:table-cell table:formula="of:=[.B89]-[.$B$2]" office:value-type="float" office:value="4.17802548408508" calcext:value-type="float">
            <text:p>4.1780254841</text:p>
          </table:table-cell>
          <table:table-cell table:formula="of:=[.C89]/([.D89]-[.D88])" office:value-type="float" office:value="100192.283363536" calcext:value-type="float">
            <text:p>100192.283363536</text:p>
          </table:table-cell>
          <table:table-cell/>
          <table:table-cell office:value-type="float" office:value="1443144374.20775" calcext:value-type="float">
            <text:p>1443144374.20775</text:p>
          </table:table-cell>
          <table:table-cell table:formula="of:=[.G89]-[.$B$2]" office:value-type="float" office:value="14.2075316905975" calcext:value-type="float">
            <text:p>14.2075316906</text:p>
          </table:table-cell>
          <table:table-cell table:formula="of:=[.C89]/([.H89]-[.H88])" office:value-type="float" office:value="90588.7444867776" calcext:value-type="float">
            <text:p>90588.7444867776</text:p>
          </table:table-cell>
          <table:table-cell table:formula="of:=[.G89]-[.$B89]" office:value-type="float" office:value="10.0295062065125" calcext:value-type="float">
            <text:p>10.029506206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4364.22232" calcext:value-type="float">
            <text:p>1443144364.22232</text:p>
          </table:table-cell>
          <table:table-cell office:value-type="float" office:value="4416" calcext:value-type="float">
            <text:p>4416</text:p>
          </table:table-cell>
          <table:table-cell table:formula="of:=[.B90]-[.$B$2]" office:value-type="float" office:value="4.22209787368774" calcext:value-type="float">
            <text:p>4.2220978737</text:p>
          </table:table-cell>
          <table:table-cell table:formula="of:=[.C90]/([.D90]-[.D89])" office:value-type="float" office:value="100198.787490601" calcext:value-type="float">
            <text:p>100198.787490601</text:p>
          </table:table-cell>
          <table:table-cell/>
          <table:table-cell office:value-type="float" office:value="1443144374.2565" calcext:value-type="float">
            <text:p>1443144374.2565</text:p>
          </table:table-cell>
          <table:table-cell table:formula="of:=[.G90]-[.$B$2]" office:value-type="float" office:value="14.256279706955" calcext:value-type="float">
            <text:p>14.256279707</text:p>
          </table:table-cell>
          <table:table-cell table:formula="of:=[.C90]/([.H90]-[.H89])" office:value-type="float" office:value="90588.3014320369" calcext:value-type="float">
            <text:p>90588.3014320369</text:p>
          </table:table-cell>
          <table:table-cell table:formula="of:=[.G90]-[.$B90]" office:value-type="float" office:value="10.0341818332672" calcext:value-type="float">
            <text:p>10.034181833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4364.26639" calcext:value-type="float">
            <text:p>1443144364.26639</text:p>
          </table:table-cell>
          <table:table-cell office:value-type="float" office:value="4416" calcext:value-type="float">
            <text:p>4416</text:p>
          </table:table-cell>
          <table:table-cell table:formula="of:=[.B91]-[.$B$2]" office:value-type="float" office:value="4.26616907119751" calcext:value-type="float">
            <text:p>4.2661690712</text:p>
          </table:table-cell>
          <table:table-cell table:formula="of:=[.C91]/([.D91]-[.D90])" office:value-type="float" office:value="100201.497792781" calcext:value-type="float">
            <text:p>100201.497792781</text:p>
          </table:table-cell>
          <table:table-cell/>
          <table:table-cell office:value-type="float" office:value="1443144374.30532" calcext:value-type="float">
            <text:p>1443144374.30532</text:p>
          </table:table-cell>
          <table:table-cell table:formula="of:=[.G91]-[.$B$2]" office:value-type="float" office:value="14.3050980567932" calcext:value-type="float">
            <text:p>14.3050980568</text:p>
          </table:table-cell>
          <table:table-cell table:formula="of:=[.C91]/([.H91]-[.H90])" office:value-type="float" office:value="90457.789225382" calcext:value-type="float">
            <text:p>90457.789225382</text:p>
          </table:table-cell>
          <table:table-cell table:formula="of:=[.G91]-[.$B91]" office:value-type="float" office:value="10.0389289855957" calcext:value-type="float">
            <text:p>10.038928985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4364.31046" calcext:value-type="float">
            <text:p>1443144364.31046</text:p>
          </table:table-cell>
          <table:table-cell office:value-type="float" office:value="4416" calcext:value-type="float">
            <text:p>4416</text:p>
          </table:table-cell>
          <table:table-cell table:formula="of:=[.B92]-[.$B$2]" office:value-type="float" office:value="4.31023979187012" calcext:value-type="float">
            <text:p>4.3102397919</text:p>
          </table:table-cell>
          <table:table-cell table:formula="of:=[.C92]/([.D92]-[.D91])" office:value-type="float" office:value="100202.581954708" calcext:value-type="float">
            <text:p>100202.581954708</text:p>
          </table:table-cell>
          <table:table-cell/>
          <table:table-cell office:value-type="float" office:value="1443144374.35404" calcext:value-type="float">
            <text:p>1443144374.35404</text:p>
          </table:table-cell>
          <table:table-cell table:formula="of:=[.G92]-[.$B$2]" office:value-type="float" office:value="14.353816986084" calcext:value-type="float">
            <text:p>14.3538169861</text:p>
          </table:table-cell>
          <table:table-cell table:formula="of:=[.C92]/([.H92]-[.H91])" office:value-type="float" office:value="90642.3861173914" calcext:value-type="float">
            <text:p>90642.3861173914</text:p>
          </table:table-cell>
          <table:table-cell table:formula="of:=[.G92]-[.$B92]" office:value-type="float" office:value="10.0435771942139" calcext:value-type="float">
            <text:p>10.043577194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4364.35454" calcext:value-type="float">
            <text:p>1443144364.35454</text:p>
          </table:table-cell>
          <table:table-cell office:value-type="float" office:value="4416" calcext:value-type="float">
            <text:p>4416</text:p>
          </table:table-cell>
          <table:table-cell table:formula="of:=[.B93]-[.$B$2]" office:value-type="float" office:value="4.35431671142578" calcext:value-type="float">
            <text:p>4.3543167114</text:p>
          </table:table-cell>
          <table:table-cell table:formula="of:=[.C93]/([.D93]-[.D92])" office:value-type="float" office:value="100188.489679346" calcext:value-type="float">
            <text:p>100188.489679346</text:p>
          </table:table-cell>
          <table:table-cell/>
          <table:table-cell office:value-type="float" office:value="1443144374.40284" calcext:value-type="float">
            <text:p>1443144374.40284</text:p>
          </table:table-cell>
          <table:table-cell table:formula="of:=[.G93]-[.$B$2]" office:value-type="float" office:value="14.4026169776917" calcext:value-type="float">
            <text:p>14.4026169777</text:p>
          </table:table-cell>
          <table:table-cell table:formula="of:=[.C93]/([.H93]-[.H92])" office:value-type="float" office:value="90491.8188409338" calcext:value-type="float">
            <text:p>90491.8188409338</text:p>
          </table:table-cell>
          <table:table-cell table:formula="of:=[.G93]-[.$B93]" office:value-type="float" office:value="10.0483002662659" calcext:value-type="float">
            <text:p>10.048300266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4364.39861" calcext:value-type="float">
            <text:p>1443144364.39861</text:p>
          </table:table-cell>
          <table:table-cell office:value-type="float" office:value="4416" calcext:value-type="float">
            <text:p>4416</text:p>
          </table:table-cell>
          <table:table-cell table:formula="of:=[.B94]-[.$B$2]" office:value-type="float" office:value="4.39838862419128" calcext:value-type="float">
            <text:p>4.3983886242</text:p>
          </table:table-cell>
          <table:table-cell table:formula="of:=[.C94]/([.D94]-[.D93])" office:value-type="float" office:value="100199.871593878" calcext:value-type="float">
            <text:p>100199.871593878</text:p>
          </table:table-cell>
          <table:table-cell/>
          <table:table-cell office:value-type="float" office:value="1443144374.45158" calcext:value-type="float">
            <text:p>1443144374.45158</text:p>
          </table:table-cell>
          <table:table-cell table:formula="of:=[.G94]-[.$B$2]" office:value-type="float" office:value="14.4513559341431" calcext:value-type="float">
            <text:p>14.4513559341</text:p>
          </table:table-cell>
          <table:table-cell table:formula="of:=[.C94]/([.H94]-[.H93])" office:value-type="float" office:value="90605.14055942" calcext:value-type="float">
            <text:p>90605.14055942</text:p>
          </table:table-cell>
          <table:table-cell table:formula="of:=[.G94]-[.$B94]" office:value-type="float" office:value="10.0529673099518" calcext:value-type="float">
            <text:p>10.0529673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4364.44268" calcext:value-type="float">
            <text:p>1443144364.44268</text:p>
          </table:table-cell>
          <table:table-cell office:value-type="float" office:value="4416" calcext:value-type="float">
            <text:p>4416</text:p>
          </table:table-cell>
          <table:table-cell table:formula="of:=[.B95]-[.$B$2]" office:value-type="float" office:value="4.44246029853821" calcext:value-type="float">
            <text:p>4.4424602985</text:p>
          </table:table-cell>
          <table:table-cell table:formula="of:=[.C95]/([.D95]-[.D94])" office:value-type="float" office:value="100200.413654314" calcext:value-type="float">
            <text:p>100200.413654314</text:p>
          </table:table-cell>
          <table:table-cell/>
          <table:table-cell office:value-type="float" office:value="1443144374.50034" calcext:value-type="float">
            <text:p>1443144374.50034</text:p>
          </table:table-cell>
          <table:table-cell table:formula="of:=[.G95]-[.$B$2]" office:value-type="float" office:value="14.5001158714294" calcext:value-type="float">
            <text:p>14.5001158714</text:p>
          </table:table-cell>
          <table:table-cell table:formula="of:=[.C95]/([.H95]-[.H94])" office:value-type="float" office:value="90566.1542192711" calcext:value-type="float">
            <text:p>90566.1542192711</text:p>
          </table:table-cell>
          <table:table-cell table:formula="of:=[.G95]-[.$B95]" office:value-type="float" office:value="10.0576555728912" calcext:value-type="float">
            <text:p>10.057655572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4364.48678" calcext:value-type="float">
            <text:p>1443144364.48678</text:p>
          </table:table-cell>
          <table:table-cell office:value-type="float" office:value="4416" calcext:value-type="float">
            <text:p>4416</text:p>
          </table:table-cell>
          <table:table-cell table:formula="of:=[.B96]-[.$B$2]" office:value-type="float" office:value="4.48655676841736" calcext:value-type="float">
            <text:p>4.4865567684</text:p>
          </table:table-cell>
          <table:table-cell table:formula="of:=[.C96]/([.D96]-[.D95])" office:value-type="float" office:value="100144.070763541" calcext:value-type="float">
            <text:p>100144.070763541</text:p>
          </table:table-cell>
          <table:table-cell/>
          <table:table-cell office:value-type="float" office:value="1443144374.54905" calcext:value-type="float">
            <text:p>1443144374.54905</text:p>
          </table:table-cell>
          <table:table-cell table:formula="of:=[.G96]-[.$B$2]" office:value-type="float" office:value="14.5488307476044" calcext:value-type="float">
            <text:p>14.5488307476</text:p>
          </table:table-cell>
          <table:table-cell table:formula="of:=[.C96]/([.H96]-[.H95])" office:value-type="float" office:value="90649.9276348954" calcext:value-type="float">
            <text:p>90649.9276348954</text:p>
          </table:table-cell>
          <table:table-cell table:formula="of:=[.G96]-[.$B96]" office:value-type="float" office:value="10.062273979187" calcext:value-type="float">
            <text:p>10.062273979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4364.53086" calcext:value-type="float">
            <text:p>1443144364.53086</text:p>
          </table:table-cell>
          <table:table-cell office:value-type="float" office:value="4416" calcext:value-type="float">
            <text:p>4416</text:p>
          </table:table-cell>
          <table:table-cell table:formula="of:=[.B97]-[.$B$2]" office:value-type="float" office:value="4.53064107894897" calcext:value-type="float">
            <text:p>4.5306410789</text:p>
          </table:table-cell>
          <table:table-cell table:formula="of:=[.C97]/([.D97]-[.D96])" office:value-type="float" office:value="100171.692530678" calcext:value-type="float">
            <text:p>100171.692530678</text:p>
          </table:table-cell>
          <table:table-cell/>
          <table:table-cell office:value-type="float" office:value="1443144374.5978" calcext:value-type="float">
            <text:p>1443144374.5978</text:p>
          </table:table-cell>
          <table:table-cell table:formula="of:=[.G97]-[.$B$2]" office:value-type="float" office:value="14.5975847244263" calcext:value-type="float">
            <text:p>14.5975847244</text:p>
          </table:table-cell>
          <table:table-cell table:formula="of:=[.C97]/([.H97]-[.H96])" office:value-type="float" office:value="90577.2264718396" calcext:value-type="float">
            <text:p>90577.2264718396</text:p>
          </table:table-cell>
          <table:table-cell table:formula="of:=[.G97]-[.$B97]" office:value-type="float" office:value="10.0669436454773" calcext:value-type="float">
            <text:p>10.066943645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4364.57494" calcext:value-type="float">
            <text:p>1443144364.57494</text:p>
          </table:table-cell>
          <table:table-cell office:value-type="float" office:value="4416" calcext:value-type="float">
            <text:p>4416</text:p>
          </table:table-cell>
          <table:table-cell table:formula="of:=[.B98]-[.$B$2]" office:value-type="float" office:value="4.57471656799316" calcext:value-type="float">
            <text:p>4.574716568</text:p>
          </table:table-cell>
          <table:table-cell table:formula="of:=[.C98]/([.D98]-[.D97])" office:value-type="float" office:value="100191.741391062" calcext:value-type="float">
            <text:p>100191.741391062</text:p>
          </table:table-cell>
          <table:table-cell/>
          <table:table-cell office:value-type="float" office:value="1443144374.64657" calcext:value-type="float">
            <text:p>1443144374.64657</text:p>
          </table:table-cell>
          <table:table-cell table:formula="of:=[.G98]-[.$B$2]" office:value-type="float" office:value="14.6463551521301" calcext:value-type="float">
            <text:p>14.6463551521</text:p>
          </table:table-cell>
          <table:table-cell table:formula="of:=[.C98]/([.H98]-[.H97])" office:value-type="float" office:value="90546.6736280175" calcext:value-type="float">
            <text:p>90546.6736280175</text:p>
          </table:table-cell>
          <table:table-cell table:formula="of:=[.G98]-[.$B98]" office:value-type="float" office:value="10.071638584137" calcext:value-type="float">
            <text:p>10.071638584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4364.61902" calcext:value-type="float">
            <text:p>1443144364.61902</text:p>
          </table:table-cell>
          <table:table-cell office:value-type="float" office:value="4416" calcext:value-type="float">
            <text:p>4416</text:p>
          </table:table-cell>
          <table:table-cell table:formula="of:=[.B99]-[.$B$2]" office:value-type="float" office:value="4.61879849433899" calcext:value-type="float">
            <text:p>4.6187984943</text:p>
          </table:table-cell>
          <table:table-cell table:formula="of:=[.C99]/([.D99]-[.D98])" office:value-type="float" office:value="100177.110350311" calcext:value-type="float">
            <text:p>100177.110350311</text:p>
          </table:table-cell>
          <table:table-cell/>
          <table:table-cell office:value-type="float" office:value="1443144374.69535" calcext:value-type="float">
            <text:p>1443144374.69535</text:p>
          </table:table-cell>
          <table:table-cell table:formula="of:=[.G99]-[.$B$2]" office:value-type="float" office:value="14.6951355934143" calcext:value-type="float">
            <text:p>14.6951355934</text:p>
          </table:table-cell>
          <table:table-cell table:formula="of:=[.C99]/([.H99]-[.H98])" office:value-type="float" office:value="90528.0863343108" calcext:value-type="float">
            <text:p>90528.0863343108</text:p>
          </table:table-cell>
          <table:table-cell table:formula="of:=[.G99]-[.$B99]" office:value-type="float" office:value="10.0763370990753" calcext:value-type="float">
            <text:p>10.076337099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4364.6631" calcext:value-type="float">
            <text:p>1443144364.6631</text:p>
          </table:table-cell>
          <table:table-cell office:value-type="float" office:value="4416" calcext:value-type="float">
            <text:p>4416</text:p>
          </table:table-cell>
          <table:table-cell table:formula="of:=[.B100]-[.$B$2]" office:value-type="float" office:value="4.66288089752197" calcext:value-type="float">
            <text:p>4.6628808975</text:p>
          </table:table-cell>
          <table:table-cell table:formula="of:=[.C100]/([.D100]-[.D99])" office:value-type="float" office:value="100176.026739501" calcext:value-type="float">
            <text:p>100176.026739501</text:p>
          </table:table-cell>
          <table:table-cell/>
          <table:table-cell office:value-type="float" office:value="1443144374.7441" calcext:value-type="float">
            <text:p>1443144374.7441</text:p>
          </table:table-cell>
          <table:table-cell table:formula="of:=[.G100]-[.$B$2]" office:value-type="float" office:value="14.7438831329346" calcext:value-type="float">
            <text:p>14.7438831329</text:p>
          </table:table-cell>
          <table:table-cell table:formula="of:=[.C100]/([.H100]-[.H99])" office:value-type="float" office:value="90589.187545852" calcext:value-type="float">
            <text:p>90589.187545852</text:p>
          </table:table-cell>
          <table:table-cell table:formula="of:=[.G100]-[.$B100]" office:value-type="float" office:value="10.0810022354126" calcext:value-type="float">
            <text:p>10.081002235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4364.70718" calcext:value-type="float">
            <text:p>1443144364.70718</text:p>
          </table:table-cell>
          <table:table-cell office:value-type="float" office:value="4416" calcext:value-type="float">
            <text:p>4416</text:p>
          </table:table-cell>
          <table:table-cell table:formula="of:=[.B101]-[.$B$2]" office:value-type="float" office:value="4.70696234703064" calcext:value-type="float">
            <text:p>4.706962347</text:p>
          </table:table-cell>
          <table:table-cell table:formula="of:=[.C101]/([.D101]-[.D100])" office:value-type="float" office:value="100178.193984564" calcext:value-type="float">
            <text:p>100178.193984564</text:p>
          </table:table-cell>
          <table:table-cell/>
          <table:table-cell office:value-type="float" office:value="1443144374.79286" calcext:value-type="float">
            <text:p>1443144374.79286</text:p>
          </table:table-cell>
          <table:table-cell table:formula="of:=[.G101]-[.$B$2]" office:value-type="float" office:value="14.7926399707794" calcext:value-type="float">
            <text:p>14.7926399708</text:p>
          </table:table-cell>
          <table:table-cell table:formula="of:=[.C101]/([.H101]-[.H100])" office:value-type="float" office:value="90571.9114527557" calcext:value-type="float">
            <text:p>90571.9114527557</text:p>
          </table:table-cell>
          <table:table-cell table:formula="of:=[.G101]-[.$B101]" office:value-type="float" office:value="10.0856776237488" calcext:value-type="float">
            <text:p>10.08567762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4364.75126" calcext:value-type="float">
            <text:p>1443144364.75126</text:p>
          </table:table-cell>
          <table:table-cell office:value-type="float" office:value="4416" calcext:value-type="float">
            <text:p>4416</text:p>
          </table:table-cell>
          <table:table-cell table:formula="of:=[.B102]-[.$B$2]" office:value-type="float" office:value="4.75103688240051" calcext:value-type="float">
            <text:p>4.7510368824</text:p>
          </table:table-cell>
          <table:table-cell table:formula="of:=[.C102]/([.D102]-[.D101])" office:value-type="float" office:value="100193.909316139" calcext:value-type="float">
            <text:p>100193.909316139</text:p>
          </table:table-cell>
          <table:table-cell/>
          <table:table-cell office:value-type="float" office:value="1443144374.84162" calcext:value-type="float">
            <text:p>1443144374.84162</text:p>
          </table:table-cell>
          <table:table-cell table:formula="of:=[.G102]-[.$B$2]" office:value-type="float" office:value="14.8414044380188" calcext:value-type="float">
            <text:p>14.841404438</text:p>
          </table:table-cell>
          <table:table-cell table:formula="of:=[.C102]/([.H102]-[.H101])" office:value-type="float" office:value="90557.7411175703" calcext:value-type="float">
            <text:p>90557.7411175703</text:p>
          </table:table-cell>
          <table:table-cell table:formula="of:=[.G102]-[.$B102]" office:value-type="float" office:value="10.0903675556183" calcext:value-type="float">
            <text:p>10.090367555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4364.79533" calcext:value-type="float">
            <text:p>1443144364.79533</text:p>
          </table:table-cell>
          <table:table-cell office:value-type="float" office:value="4416" calcext:value-type="float">
            <text:p>4416</text:p>
          </table:table-cell>
          <table:table-cell table:formula="of:=[.B103]-[.$B$2]" office:value-type="float" office:value="4.7951090335846" calcext:value-type="float">
            <text:p>4.7951090336</text:p>
          </table:table-cell>
          <table:table-cell table:formula="of:=[.C103]/([.D103]-[.D102])" office:value-type="float" office:value="100199.329539307" calcext:value-type="float">
            <text:p>100199.329539307</text:p>
          </table:table-cell>
          <table:table-cell/>
          <table:table-cell office:value-type="float" office:value="1443144374.89038" calcext:value-type="float">
            <text:p>1443144374.89038</text:p>
          </table:table-cell>
          <table:table-cell table:formula="of:=[.G103]-[.$B$2]" office:value-type="float" office:value="14.8901615142822" calcext:value-type="float">
            <text:p>14.8901615143</text:p>
          </table:table-cell>
          <table:table-cell table:formula="of:=[.C103]/([.H103]-[.H102])" office:value-type="float" office:value="90571.4685626546" calcext:value-type="float">
            <text:p>90571.4685626546</text:p>
          </table:table-cell>
          <table:table-cell table:formula="of:=[.G103]-[.$B103]" office:value-type="float" office:value="10.0950524806976" calcext:value-type="float">
            <text:p>10.095052480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4364.83941" calcext:value-type="float">
            <text:p>1443144364.83941</text:p>
          </table:table-cell>
          <table:table-cell office:value-type="float" office:value="4416" calcext:value-type="float">
            <text:p>4416</text:p>
          </table:table-cell>
          <table:table-cell table:formula="of:=[.B104]-[.$B$2]" office:value-type="float" office:value="4.83919286727905" calcext:value-type="float">
            <text:p>4.8391928673</text:p>
          </table:table-cell>
          <table:table-cell table:formula="of:=[.C104]/([.D104]-[.D103])" office:value-type="float" office:value="100172.776047723" calcext:value-type="float">
            <text:p>100172.776047723</text:p>
          </table:table-cell>
          <table:table-cell/>
          <table:table-cell office:value-type="float" office:value="1443144374.93914" calcext:value-type="float">
            <text:p>1443144374.93914</text:p>
          </table:table-cell>
          <table:table-cell table:formula="of:=[.G104]-[.$B$2]" office:value-type="float" office:value="14.9389214515686" calcext:value-type="float">
            <text:p>14.9389214516</text:p>
          </table:table-cell>
          <table:table-cell table:formula="of:=[.C104]/([.H104]-[.H103])" office:value-type="float" office:value="90566.1542192711" calcext:value-type="float">
            <text:p>90566.1542192711</text:p>
          </table:table-cell>
          <table:table-cell table:formula="of:=[.G104]-[.$B104]" office:value-type="float" office:value="10.0997285842896" calcext:value-type="float">
            <text:p>10.099728584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4364.88349" calcext:value-type="float">
            <text:p>1443144364.88349</text:p>
          </table:table-cell>
          <table:table-cell office:value-type="float" office:value="4416" calcext:value-type="float">
            <text:p>4416</text:p>
          </table:table-cell>
          <table:table-cell table:formula="of:=[.B105]-[.$B$2]" office:value-type="float" office:value="4.88327360153198" calcext:value-type="float">
            <text:p>4.8832736015</text:p>
          </table:table-cell>
          <table:table-cell table:formula="of:=[.C105]/([.D105]-[.D104])" office:value-type="float" office:value="100179.819479901" calcext:value-type="float">
            <text:p>100179.819479901</text:p>
          </table:table-cell>
          <table:table-cell/>
          <table:table-cell office:value-type="float" office:value="1443144374.98788" calcext:value-type="float">
            <text:p>1443144374.98788</text:p>
          </table:table-cell>
          <table:table-cell table:formula="of:=[.G105]-[.$B$2]" office:value-type="float" office:value="14.987663269043" calcext:value-type="float">
            <text:p>14.987663269</text:p>
          </table:table-cell>
          <table:table-cell table:formula="of:=[.C105]/([.H105]-[.H104])" office:value-type="float" office:value="90599.8222639627" calcext:value-type="float">
            <text:p>90599.8222639627</text:p>
          </table:table-cell>
          <table:table-cell table:formula="of:=[.G105]-[.$B105]" office:value-type="float" office:value="10.104389667511" calcext:value-type="float">
            <text:p>10.104389667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4364.92757" calcext:value-type="float">
            <text:p>1443144364.92757</text:p>
          </table:table-cell>
          <table:table-cell office:value-type="float" office:value="4416" calcext:value-type="float">
            <text:p>4416</text:p>
          </table:table-cell>
          <table:table-cell table:formula="of:=[.B106]-[.$B$2]" office:value-type="float" office:value="4.92734956741333" calcext:value-type="float">
            <text:p>4.9273495674</text:p>
          </table:table-cell>
          <table:table-cell table:formula="of:=[.C106]/([.D106]-[.D105])" office:value-type="float" office:value="100190.657463704" calcext:value-type="float">
            <text:p>100190.657463704</text:p>
          </table:table-cell>
          <table:table-cell/>
          <table:table-cell office:value-type="float" office:value="1443144375.0367" calcext:value-type="float">
            <text:p>1443144375.0367</text:p>
          </table:table-cell>
          <table:table-cell table:formula="of:=[.G106]-[.$B$2]" office:value-type="float" office:value="15.0364818572998" calcext:value-type="float">
            <text:p>15.0364818573</text:p>
          </table:table-cell>
          <table:table-cell table:formula="of:=[.C106]/([.H106]-[.H105])" office:value-type="float" office:value="90457.347450674" calcext:value-type="float">
            <text:p>90457.347450674</text:p>
          </table:table-cell>
          <table:table-cell table:formula="of:=[.G106]-[.$B106]" office:value-type="float" office:value="10.1091322898865" calcext:value-type="float">
            <text:p>10.109132289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4364.97164" calcext:value-type="float">
            <text:p>1443144364.97164</text:p>
          </table:table-cell>
          <table:table-cell office:value-type="float" office:value="4416" calcext:value-type="float">
            <text:p>4416</text:p>
          </table:table-cell>
          <table:table-cell table:formula="of:=[.B107]-[.$B$2]" office:value-type="float" office:value="4.97142481803894" calcext:value-type="float">
            <text:p>4.971424818</text:p>
          </table:table-cell>
          <table:table-cell table:formula="of:=[.C107]/([.D107]-[.D106])" office:value-type="float" office:value="100192.283363536" calcext:value-type="float">
            <text:p>100192.283363536</text:p>
          </table:table-cell>
          <table:table-cell/>
          <table:table-cell office:value-type="float" office:value="1443144375.05013" calcext:value-type="float">
            <text:p>1443144375.05013</text:p>
          </table:table-cell>
          <table:table-cell table:formula="of:=[.G107]-[.$B$2]" office:value-type="float" office:value="15.0499069690704" calcext:value-type="float">
            <text:p>15.0499069691</text:p>
          </table:table-cell>
          <table:table-cell table:formula="of:=[.C107]/([.H107]-[.H106])" office:value-type="float" office:value="328935.808911542" calcext:value-type="float">
            <text:p>328935.808911542</text:p>
          </table:table-cell>
          <table:table-cell table:formula="of:=[.G107]-[.$B107]" office:value-type="float" office:value="10.0784821510315" calcext:value-type="float">
            <text:p>10.07848215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4365.01512" calcext:value-type="float">
            <text:p>1443144365.01512</text:p>
          </table:table-cell>
          <table:table-cell office:value-type="float" office:value="4416" calcext:value-type="float">
            <text:p>4416</text:p>
          </table:table-cell>
          <table:table-cell table:formula="of:=[.B108]-[.$B$2]" office:value-type="float" office:value="5.01490545272827" calcext:value-type="float">
            <text:p>5.0149054527</text:p>
          </table:table-cell>
          <table:table-cell table:formula="of:=[.C108]/([.D108]-[.D107])" office:value-type="float" office:value="101562.454907853" calcext:value-type="float">
            <text:p>101562.454907853</text:p>
          </table:table-cell>
          <table:table-cell/>
          <table:table-cell office:value-type="float" office:value="1443144375.06357" calcext:value-type="float">
            <text:p>1443144375.06357</text:p>
          </table:table-cell>
          <table:table-cell table:formula="of:=[.G108]-[.$B$2]" office:value-type="float" office:value="15.0633461475372" calcext:value-type="float">
            <text:p>15.0633461475</text:p>
          </table:table-cell>
          <table:table-cell table:formula="of:=[.C108]/([.H108]-[.H107])" office:value-type="float" office:value="328591.514050525" calcext:value-type="float">
            <text:p>328591.514050525</text:p>
          </table:table-cell>
          <table:table-cell table:formula="of:=[.G108]-[.$B108]" office:value-type="float" office:value="10.048440694809" calcext:value-type="float">
            <text:p>10.048440694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4365.05734" calcext:value-type="float">
            <text:p>1443144365.05734</text:p>
          </table:table-cell>
          <table:table-cell office:value-type="float" office:value="4416" calcext:value-type="float">
            <text:p>4416</text:p>
          </table:table-cell>
          <table:table-cell table:formula="of:=[.B109]-[.$B$2]" office:value-type="float" office:value="5.05712509155273" calcext:value-type="float">
            <text:p>5.0571250916</text:p>
          </table:table-cell>
          <table:table-cell table:formula="of:=[.C109]/([.D109]-[.D108])" office:value-type="float" office:value="104595.873459753" calcext:value-type="float">
            <text:p>104595.873459753</text:p>
          </table:table-cell>
          <table:table-cell/>
          <table:table-cell office:value-type="float" office:value="1443144375.08828" calcext:value-type="float">
            <text:p>1443144375.08828</text:p>
          </table:table-cell>
          <table:table-cell table:formula="of:=[.G109]-[.$B$2]" office:value-type="float" office:value="15.0880606174469" calcext:value-type="float">
            <text:p>15.0880606174</text:p>
          </table:table-cell>
          <table:table-cell table:formula="of:=[.C109]/([.H109]-[.H108])" office:value-type="float" office:value="178680.749218599" calcext:value-type="float">
            <text:p>178680.749218599</text:p>
          </table:table-cell>
          <table:table-cell table:formula="of:=[.G109]-[.$B109]" office:value-type="float" office:value="10.0309355258942" calcext:value-type="float">
            <text:p>10.030935525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4365.09953" calcext:value-type="float">
            <text:p>1443144365.09953</text:p>
          </table:table-cell>
          <table:table-cell office:value-type="float" office:value="4416" calcext:value-type="float">
            <text:p>4416</text:p>
          </table:table-cell>
          <table:table-cell table:formula="of:=[.B110]-[.$B$2]" office:value-type="float" office:value="5.09931516647339" calcext:value-type="float">
            <text:p>5.0993151665</text:p>
          </table:table-cell>
          <table:table-cell table:formula="of:=[.C110]/([.D110]-[.D109])" office:value-type="float" office:value="104669.16705659" calcext:value-type="float">
            <text:p>104669.16705659</text:p>
          </table:table-cell>
          <table:table-cell/>
          <table:table-cell office:value-type="float" office:value="1443144375.12817" calcext:value-type="float">
            <text:p>1443144375.12817</text:p>
          </table:table-cell>
          <table:table-cell table:formula="of:=[.G110]-[.$B$2]" office:value-type="float" office:value="15.1279492378235" calcext:value-type="float">
            <text:p>15.1279492378</text:p>
          </table:table-cell>
          <table:table-cell table:formula="of:=[.C110]/([.H110]-[.H109])" office:value-type="float" office:value="110708.266124742" calcext:value-type="float">
            <text:p>110708.266124742</text:p>
          </table:table-cell>
          <table:table-cell table:formula="of:=[.G110]-[.$B110]" office:value-type="float" office:value="10.0286340713501" calcext:value-type="float">
            <text:p>10.028634071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4365.14173" calcext:value-type="float">
            <text:p>1443144365.14173</text:p>
          </table:table-cell>
          <table:table-cell office:value-type="float" office:value="4416" calcext:value-type="float">
            <text:p>4416</text:p>
          </table:table-cell>
          <table:table-cell table:formula="of:=[.B111]-[.$B$2]" office:value-type="float" office:value="5.14150929450989" calcext:value-type="float">
            <text:p>5.1415092945</text:p>
          </table:table-cell>
          <table:table-cell table:formula="of:=[.C111]/([.D111]-[.D110])" office:value-type="float" office:value="104659.112665631" calcext:value-type="float">
            <text:p>104659.112665631</text:p>
          </table:table-cell>
          <table:table-cell/>
          <table:table-cell office:value-type="float" office:value="1443144375.16806" calcext:value-type="float">
            <text:p>1443144375.16806</text:p>
          </table:table-cell>
          <table:table-cell table:formula="of:=[.G111]-[.$B$2]" office:value-type="float" office:value="15.1678373813629" calcext:value-type="float">
            <text:p>15.1678373814</text:p>
          </table:table-cell>
          <table:table-cell table:formula="of:=[.C111]/([.H111]-[.H110])" office:value-type="float" office:value="110709.589571018" calcext:value-type="float">
            <text:p>110709.589571018</text:p>
          </table:table-cell>
          <table:table-cell table:formula="of:=[.G111]-[.$B111]" office:value-type="float" office:value="10.026328086853" calcext:value-type="float">
            <text:p>10.026328086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4365.18392" calcext:value-type="float">
            <text:p>1443144365.18392</text:p>
          </table:table-cell>
          <table:table-cell office:value-type="float" office:value="4416" calcext:value-type="float">
            <text:p>4416</text:p>
          </table:table-cell>
          <table:table-cell table:formula="of:=[.B112]-[.$B$2]" office:value-type="float" office:value="5.1837010383606" calcext:value-type="float">
            <text:p>5.1837010384</text:p>
          </table:table-cell>
          <table:table-cell table:formula="of:=[.C112]/([.D112]-[.D111])" office:value-type="float" office:value="104665.026779307" calcext:value-type="float">
            <text:p>104665.026779307</text:p>
          </table:table-cell>
          <table:table-cell/>
          <table:table-cell office:value-type="float" office:value="1443144375.208" calcext:value-type="float">
            <text:p>1443144375.208</text:p>
          </table:table-cell>
          <table:table-cell table:formula="of:=[.G112]-[.$B$2]" office:value-type="float" office:value="15.207780122757" calcext:value-type="float">
            <text:p>15.2077801228</text:p>
          </table:table-cell>
          <table:table-cell table:formula="of:=[.C112]/([.H112]-[.H111])" office:value-type="float" office:value="110558.26029654" calcext:value-type="float">
            <text:p>110558.26029654</text:p>
          </table:table-cell>
          <table:table-cell table:formula="of:=[.G112]-[.$B112]" office:value-type="float" office:value="10.0240790843964" calcext:value-type="float">
            <text:p>10.024079084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4365.22616" calcext:value-type="float">
            <text:p>1443144365.22616</text:p>
          </table:table-cell>
          <table:table-cell office:value-type="float" office:value="4416" calcext:value-type="float">
            <text:p>4416</text:p>
          </table:table-cell>
          <table:table-cell table:formula="of:=[.B113]-[.$B$2]" office:value-type="float" office:value="5.22594428062439" calcext:value-type="float">
            <text:p>5.2259442806</text:p>
          </table:table-cell>
          <table:table-cell table:formula="of:=[.C113]/([.D113]-[.D112])" office:value-type="float" office:value="104537.430446831" calcext:value-type="float">
            <text:p>104537.430446831</text:p>
          </table:table-cell>
          <table:table-cell/>
          <table:table-cell office:value-type="float" office:value="1443144375.24784" calcext:value-type="float">
            <text:p>1443144375.24784</text:p>
          </table:table-cell>
          <table:table-cell table:formula="of:=[.G113]-[.$B$2]" office:value-type="float" office:value="15.2476255893707" calcext:value-type="float">
            <text:p>15.2476255894</text:p>
          </table:table-cell>
          <table:table-cell table:formula="of:=[.C113]/([.H113]-[.H112])" office:value-type="float" office:value="110828.166295685" calcext:value-type="float">
            <text:p>110828.166295685</text:p>
          </table:table-cell>
          <table:table-cell table:formula="of:=[.G113]-[.$B113]" office:value-type="float" office:value="10.0216813087463" calcext:value-type="float">
            <text:p>10.021681308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4365.26836" calcext:value-type="float">
            <text:p>1443144365.26836</text:p>
          </table:table-cell>
          <table:table-cell office:value-type="float" office:value="4416" calcext:value-type="float">
            <text:p>4416</text:p>
          </table:table-cell>
          <table:table-cell table:formula="of:=[.B114]-[.$B$2]" office:value-type="float" office:value="5.26814246177673" calcext:value-type="float">
            <text:p>5.2681424618</text:p>
          </table:table-cell>
          <table:table-cell table:formula="of:=[.C114]/([.D114]-[.D113])" office:value-type="float" office:value="104649.060206111" calcext:value-type="float">
            <text:p>104649.060206111</text:p>
          </table:table-cell>
          <table:table-cell/>
          <table:table-cell office:value-type="float" office:value="1443144375.28775" calcext:value-type="float">
            <text:p>1443144375.28775</text:p>
          </table:table-cell>
          <table:table-cell table:formula="of:=[.G114]-[.$B$2]" office:value-type="float" office:value="15.2875263690948" calcext:value-type="float">
            <text:p>15.2875263691</text:p>
          </table:table-cell>
          <table:table-cell table:formula="of:=[.C114]/([.H114]-[.H113])" office:value-type="float" office:value="110674.528932336" calcext:value-type="float">
            <text:p>110674.528932336</text:p>
          </table:table-cell>
          <table:table-cell table:formula="of:=[.G114]-[.$B114]" office:value-type="float" office:value="10.0193839073181" calcext:value-type="float">
            <text:p>10.019383907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4365.31056" calcext:value-type="float">
            <text:p>1443144365.31056</text:p>
          </table:table-cell>
          <table:table-cell office:value-type="float" office:value="4416" calcext:value-type="float">
            <text:p>4416</text:p>
          </table:table-cell>
          <table:table-cell table:formula="of:=[.B115]-[.$B$2]" office:value-type="float" office:value="5.31034255027771" calcext:value-type="float">
            <text:p>5.3103425503</text:p>
          </table:table-cell>
          <table:table-cell table:formula="of:=[.C115]/([.D115]-[.D114])" office:value-type="float" office:value="104644.330305085" calcext:value-type="float">
            <text:p>104644.330305085</text:p>
          </table:table-cell>
          <table:table-cell/>
          <table:table-cell office:value-type="float" office:value="1443144375.32764" calcext:value-type="float">
            <text:p>1443144375.32764</text:p>
          </table:table-cell>
          <table:table-cell table:formula="of:=[.G115]-[.$B$2]" office:value-type="float" office:value="15.3274171352386" calcext:value-type="float">
            <text:p>15.3274171352</text:p>
          </table:table-cell>
          <table:table-cell table:formula="of:=[.C115]/([.H115]-[.H114])" office:value-type="float" office:value="110702.311008045" calcext:value-type="float">
            <text:p>110702.311008045</text:p>
          </table:table-cell>
          <table:table-cell table:formula="of:=[.G115]-[.$B115]" office:value-type="float" office:value="10.0170745849609" calcext:value-type="float">
            <text:p>10.01707458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4365.35276" calcext:value-type="float">
            <text:p>1443144365.35276</text:p>
          </table:table-cell>
          <table:table-cell office:value-type="float" office:value="4416" calcext:value-type="float">
            <text:p>4416</text:p>
          </table:table-cell>
          <table:table-cell table:formula="of:=[.B116]-[.$B$2]" office:value-type="float" office:value="5.35254311561585" calcext:value-type="float">
            <text:p>5.3525431156</text:p>
          </table:table-cell>
          <table:table-cell table:formula="of:=[.C116]/([.D116]-[.D115])" office:value-type="float" office:value="104643.147896634" calcext:value-type="float">
            <text:p>104643.147896634</text:p>
          </table:table-cell>
          <table:table-cell/>
          <table:table-cell office:value-type="float" office:value="1443144375.36753" calcext:value-type="float">
            <text:p>1443144375.36753</text:p>
          </table:table-cell>
          <table:table-cell table:formula="of:=[.G116]-[.$B$2]" office:value-type="float" office:value="15.3673141002655" calcext:value-type="float">
            <text:p>15.3673141003</text:p>
          </table:table-cell>
          <table:table-cell table:formula="of:=[.C116]/([.H116]-[.H115])" office:value-type="float" office:value="110685.110935819" calcext:value-type="float">
            <text:p>110685.110935819</text:p>
          </table:table-cell>
          <table:table-cell table:formula="of:=[.G116]-[.$B116]" office:value-type="float" office:value="10.0147709846497" calcext:value-type="float">
            <text:p>10.014770984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4365.39495" calcext:value-type="float">
            <text:p>1443144365.39495</text:p>
          </table:table-cell>
          <table:table-cell office:value-type="float" office:value="4416" calcext:value-type="float">
            <text:p>4416</text:p>
          </table:table-cell>
          <table:table-cell table:formula="of:=[.B117]-[.$B$2]" office:value-type="float" office:value="5.39473271369934" calcext:value-type="float">
            <text:p>5.3947327137</text:p>
          </table:table-cell>
          <table:table-cell table:formula="of:=[.C117]/([.D117]-[.D116])" office:value-type="float" office:value="104670.350053121" calcext:value-type="float">
            <text:p>104670.350053121</text:p>
          </table:table-cell>
          <table:table-cell/>
          <table:table-cell office:value-type="float" office:value="1443144375.40748" calcext:value-type="float">
            <text:p>1443144375.40748</text:p>
          </table:table-cell>
          <table:table-cell table:formula="of:=[.G117]-[.$B$2]" office:value-type="float" office:value="15.4072604179382" calcext:value-type="float">
            <text:p>15.4072604179</text:p>
          </table:table-cell>
          <table:table-cell table:formula="of:=[.C117]/([.H117]-[.H116])" office:value-type="float" office:value="110548.362334151" calcext:value-type="float">
            <text:p>110548.362334151</text:p>
          </table:table-cell>
          <table:table-cell table:formula="of:=[.G117]-[.$B117]" office:value-type="float" office:value="10.0125277042389" calcext:value-type="float">
            <text:p>10.012527704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4365.43713" calcext:value-type="float">
            <text:p>1443144365.43713</text:p>
          </table:table-cell>
          <table:table-cell office:value-type="float" office:value="4416" calcext:value-type="float">
            <text:p>4416</text:p>
          </table:table-cell>
          <table:table-cell table:formula="of:=[.B118]-[.$B$2]" office:value-type="float" office:value="5.43690896034241" calcext:value-type="float">
            <text:p>5.4369089603</text:p>
          </table:table-cell>
          <table:table-cell table:formula="of:=[.C118]/([.D118]-[.D117])" office:value-type="float" office:value="104703.48481628" calcext:value-type="float">
            <text:p>104703.48481628</text:p>
          </table:table-cell>
          <table:table-cell/>
          <table:table-cell office:value-type="float" office:value="1443144375.44723" calcext:value-type="float">
            <text:p>1443144375.44723</text:p>
          </table:table-cell>
          <table:table-cell table:formula="of:=[.G118]-[.$B$2]" office:value-type="float" office:value="15.4470076560974" calcext:value-type="float">
            <text:p>15.4470076561</text:p>
          </table:table-cell>
          <table:table-cell table:formula="of:=[.C118]/([.H118]-[.H117])" office:value-type="float" office:value="111102.059023946" calcext:value-type="float">
            <text:p>111102.059023946</text:p>
          </table:table-cell>
          <table:table-cell table:formula="of:=[.G118]-[.$B118]" office:value-type="float" office:value="10.010098695755" calcext:value-type="float">
            <text:p>10.010098695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4365.47932" calcext:value-type="float">
            <text:p>1443144365.47932</text:p>
          </table:table-cell>
          <table:table-cell office:value-type="float" office:value="4416" calcext:value-type="float">
            <text:p>4416</text:p>
          </table:table-cell>
          <table:table-cell table:formula="of:=[.B119]-[.$B$2]" office:value-type="float" office:value="5.47910118103027" calcext:value-type="float">
            <text:p>5.479101181</text:p>
          </table:table-cell>
          <table:table-cell table:formula="of:=[.C119]/([.D119]-[.D118])" office:value-type="float" office:value="104663.843903101" calcext:value-type="float">
            <text:p>104663.843903101</text:p>
          </table:table-cell>
          <table:table-cell/>
          <table:table-cell office:value-type="float" office:value="1443144375.48723" calcext:value-type="float">
            <text:p>1443144375.48723</text:p>
          </table:table-cell>
          <table:table-cell table:formula="of:=[.G119]-[.$B$2]" office:value-type="float" office:value="15.4870090484619" calcext:value-type="float">
            <text:p>15.4870090485</text:p>
          </table:table-cell>
          <table:table-cell table:formula="of:=[.C119]/([.H119]-[.H118])" office:value-type="float" office:value="110396.157207739" calcext:value-type="float">
            <text:p>110396.157207739</text:p>
          </table:table-cell>
          <table:table-cell table:formula="of:=[.G119]-[.$B119]" office:value-type="float" office:value="10.0079078674316" calcext:value-type="float">
            <text:p>10.007907867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4365.52151" calcext:value-type="float">
            <text:p>1443144365.52151</text:p>
          </table:table-cell>
          <table:table-cell office:value-type="float" office:value="4416" calcext:value-type="float">
            <text:p>4416</text:p>
          </table:table-cell>
          <table:table-cell table:formula="of:=[.B120]-[.$B$2]" office:value-type="float" office:value="5.52129030227661" calcext:value-type="float">
            <text:p>5.5212903023</text:p>
          </table:table-cell>
          <table:table-cell table:formula="of:=[.C120]/([.D120]-[.D119])" office:value-type="float" office:value="104671.533076393" calcext:value-type="float">
            <text:p>104671.533076393</text:p>
          </table:table-cell>
          <table:table-cell/>
          <table:table-cell office:value-type="float" office:value="1443144375.5271" calcext:value-type="float">
            <text:p>1443144375.5271</text:p>
          </table:table-cell>
          <table:table-cell table:formula="of:=[.G120]-[.$B$2]" office:value-type="float" office:value="15.5268828868866" calcext:value-type="float">
            <text:p>15.5268828869</text:p>
          </table:table-cell>
          <table:table-cell table:formula="of:=[.C120]/([.H120]-[.H119])" office:value-type="float" office:value="110749.307678049" calcext:value-type="float">
            <text:p>110749.307678049</text:p>
          </table:table-cell>
          <table:table-cell table:formula="of:=[.G120]-[.$B120]" office:value-type="float" office:value="10.00559258461" calcext:value-type="float">
            <text:p>10.005592584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4365.5637" calcext:value-type="float">
            <text:p>1443144365.5637</text:p>
          </table:table-cell>
          <table:table-cell office:value-type="float" office:value="4416" calcext:value-type="float">
            <text:p>4416</text:p>
          </table:table-cell>
          <table:table-cell table:formula="of:=[.B121]-[.$B$2]" office:value-type="float" office:value="5.56348061561585" calcext:value-type="float">
            <text:p>5.5634806156</text:p>
          </table:table-cell>
          <table:table-cell table:formula="of:=[.C121]/([.D121]-[.D120])" office:value-type="float" office:value="104668.575568352" calcext:value-type="float">
            <text:p>104668.575568352</text:p>
          </table:table-cell>
          <table:table-cell/>
          <table:table-cell office:value-type="float" office:value="1443144375.56701" calcext:value-type="float">
            <text:p>1443144375.56701</text:p>
          </table:table-cell>
          <table:table-cell table:formula="of:=[.G121]-[.$B$2]" office:value-type="float" office:value="15.5667927265167" calcext:value-type="float">
            <text:p>15.5667927265</text:p>
          </table:table-cell>
          <table:table-cell table:formula="of:=[.C121]/([.H121]-[.H120])" office:value-type="float" office:value="110649.404781533" calcext:value-type="float">
            <text:p>110649.404781533</text:p>
          </table:table-cell>
          <table:table-cell table:formula="of:=[.G121]-[.$B121]" office:value-type="float" office:value="10.0033121109009" calcext:value-type="float">
            <text:p>10.003312110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4365.60589" calcext:value-type="float">
            <text:p>1443144365.60589</text:p>
          </table:table-cell>
          <table:table-cell office:value-type="float" office:value="4416" calcext:value-type="float">
            <text:p>4416</text:p>
          </table:table-cell>
          <table:table-cell table:formula="of:=[.B122]-[.$B$2]" office:value-type="float" office:value="5.6056694984436" calcext:value-type="float">
            <text:p>5.6056694984</text:p>
          </table:table-cell>
          <table:table-cell table:formula="of:=[.C122]/([.D122]-[.D121])" office:value-type="float" office:value="104672.124598057" calcext:value-type="float">
            <text:p>104672.124598057</text:p>
          </table:table-cell>
          <table:table-cell/>
          <table:table-cell office:value-type="float" office:value="1443144375.60691" calcext:value-type="float">
            <text:p>1443144375.60691</text:p>
          </table:table-cell>
          <table:table-cell table:formula="of:=[.G122]-[.$B$2]" office:value-type="float" office:value="15.6066873073578" calcext:value-type="float">
            <text:p>15.6066873074</text:p>
          </table:table-cell>
          <table:table-cell table:formula="of:=[.C122]/([.H122]-[.H121])" office:value-type="float" office:value="110691.725715652" calcext:value-type="float">
            <text:p>110691.725715652</text:p>
          </table:table-cell>
          <table:table-cell table:formula="of:=[.G122]-[.$B122]" office:value-type="float" office:value="10.0010178089142" calcext:value-type="float">
            <text:p>10.001017808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4365.64808" calcext:value-type="float">
            <text:p>1443144365.64808</text:p>
          </table:table-cell>
          <table:table-cell office:value-type="float" office:value="4416" calcext:value-type="float">
            <text:p>4416</text:p>
          </table:table-cell>
          <table:table-cell table:formula="of:=[.B123]-[.$B$2]" office:value-type="float" office:value="5.64785885810852" calcext:value-type="float">
            <text:p>5.6478588581</text:p>
          </table:table-cell>
          <table:table-cell table:formula="of:=[.C123]/([.D123]-[.D122])" office:value-type="float" office:value="104670.941561414" calcext:value-type="float">
            <text:p>104670.941561414</text:p>
          </table:table-cell>
          <table:table-cell/>
          <table:table-cell office:value-type="float" office:value="1443144375.64678" calcext:value-type="float">
            <text:p>1443144375.64678</text:p>
          </table:table-cell>
          <table:table-cell table:formula="of:=[.G123]-[.$B$2]" office:value-type="float" office:value="15.6465563774109" calcext:value-type="float">
            <text:p>15.6465563774</text:p>
          </table:table-cell>
          <table:table-cell table:formula="of:=[.C123]/([.H123]-[.H122])" office:value-type="float" office:value="110762.553380815" calcext:value-type="float">
            <text:p>110762.553380815</text:p>
          </table:table-cell>
          <table:table-cell table:formula="of:=[.G123]-[.$B123]" office:value-type="float" office:value="9.99869751930237" calcext:value-type="float">
            <text:p>9.998697519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4365.69027" calcext:value-type="float">
            <text:p>1443144365.69027</text:p>
          </table:table-cell>
          <table:table-cell office:value-type="float" office:value="4416" calcext:value-type="float">
            <text:p>4416</text:p>
          </table:table-cell>
          <table:table-cell table:formula="of:=[.B124]-[.$B$2]" office:value-type="float" office:value="5.69005417823792" calcext:value-type="float">
            <text:p>5.6900541782</text:p>
          </table:table-cell>
          <table:table-cell table:formula="of:=[.C124]/([.D124]-[.D123])" office:value-type="float" office:value="104656.155859419" calcext:value-type="float">
            <text:p>104656.155859419</text:p>
          </table:table-cell>
          <table:table-cell/>
          <table:table-cell office:value-type="float" office:value="1443144375.68662" calcext:value-type="float">
            <text:p>1443144375.68662</text:p>
          </table:table-cell>
          <table:table-cell table:formula="of:=[.G124]-[.$B$2]" office:value-type="float" office:value="15.6863961219788" calcext:value-type="float">
            <text:p>15.686396122</text:p>
          </table:table-cell>
          <table:table-cell table:formula="of:=[.C124]/([.H124]-[.H123])" office:value-type="float" office:value="110844.084165171" calcext:value-type="float">
            <text:p>110844.084165171</text:p>
          </table:table-cell>
          <table:table-cell table:formula="of:=[.G124]-[.$B124]" office:value-type="float" office:value="9.99634194374085" calcext:value-type="float">
            <text:p>9.996341943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4365.7325" calcext:value-type="float">
            <text:p>1443144365.7325</text:p>
          </table:table-cell>
          <table:table-cell office:value-type="float" office:value="4416" calcext:value-type="float">
            <text:p>4416</text:p>
          </table:table-cell>
          <table:table-cell table:formula="of:=[.B125]-[.$B$2]" office:value-type="float" office:value="5.73228144645691" calcext:value-type="float">
            <text:p>5.7322814465</text:p>
          </table:table-cell>
          <table:table-cell table:formula="of:=[.C125]/([.D125]-[.D124])" office:value-type="float" office:value="104576.975642806" calcext:value-type="float">
            <text:p>104576.975642806</text:p>
          </table:table-cell>
          <table:table-cell/>
          <table:table-cell office:value-type="float" office:value="1443144375.72651" calcext:value-type="float">
            <text:p>1443144375.72651</text:p>
          </table:table-cell>
          <table:table-cell table:formula="of:=[.G125]-[.$B$2]" office:value-type="float" office:value="15.7262876033783" calcext:value-type="float">
            <text:p>15.7262876034</text:p>
          </table:table-cell>
          <table:table-cell table:formula="of:=[.C125]/([.H125]-[.H124])" office:value-type="float" office:value="110700.326111513" calcext:value-type="float">
            <text:p>110700.326111513</text:p>
          </table:table-cell>
          <table:table-cell table:formula="of:=[.G125]-[.$B125]" office:value-type="float" office:value="9.99400615692139" calcext:value-type="float">
            <text:p>9.994006156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4365.77469" calcext:value-type="float">
            <text:p>1443144365.77469</text:p>
          </table:table-cell>
          <table:table-cell office:value-type="float" office:value="4416" calcext:value-type="float">
            <text:p>4416</text:p>
          </table:table-cell>
          <table:table-cell table:formula="of:=[.B126]-[.$B$2]" office:value-type="float" office:value="5.77446961402893" calcext:value-type="float">
            <text:p>5.774469614</text:p>
          </table:table-cell>
          <table:table-cell table:formula="of:=[.C126]/([.D126]-[.D125])" office:value-type="float" office:value="104673.899203165" calcext:value-type="float">
            <text:p>104673.899203165</text:p>
          </table:table-cell>
          <table:table-cell/>
          <table:table-cell office:value-type="float" office:value="1443144375.76645" calcext:value-type="float">
            <text:p>1443144375.76645</text:p>
          </table:table-cell>
          <table:table-cell table:formula="of:=[.G126]-[.$B$2]" office:value-type="float" office:value="15.7662265300751" calcext:value-type="float">
            <text:p>15.7662265301</text:p>
          </table:table-cell>
          <table:table-cell table:formula="of:=[.C126]/([.H126]-[.H125])" office:value-type="float" office:value="110568.820076888" calcext:value-type="float">
            <text:p>110568.820076888</text:p>
          </table:table-cell>
          <table:table-cell table:formula="of:=[.G126]-[.$B126]" office:value-type="float" office:value="9.99175691604614" calcext:value-type="float">
            <text:p>9.99175691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4365.81688" calcext:value-type="float">
            <text:p>1443144365.81688</text:p>
          </table:table-cell>
          <table:table-cell office:value-type="float" office:value="4416" calcext:value-type="float">
            <text:p>4416</text:p>
          </table:table-cell>
          <table:table-cell table:formula="of:=[.B127]-[.$B$2]" office:value-type="float" office:value="5.81665754318237" calcext:value-type="float">
            <text:p>5.8166575432</text:p>
          </table:table-cell>
          <table:table-cell table:formula="of:=[.C127]/([.D127]-[.D126])" office:value-type="float" office:value="104674.490751573" calcext:value-type="float">
            <text:p>104674.490751573</text:p>
          </table:table-cell>
          <table:table-cell/>
          <table:table-cell office:value-type="float" office:value="1443144375.80632" calcext:value-type="float">
            <text:p>1443144375.80632</text:p>
          </table:table-cell>
          <table:table-cell table:formula="of:=[.G127]-[.$B$2]" office:value-type="float" office:value="15.806102514267" calcext:value-type="float">
            <text:p>15.8061025143</text:p>
          </table:table-cell>
          <table:table-cell table:formula="of:=[.C127]/([.H127]-[.H126])" office:value-type="float" office:value="110743.348145314" calcext:value-type="float">
            <text:p>110743.348145314</text:p>
          </table:table-cell>
          <table:table-cell table:formula="of:=[.G127]-[.$B127]" office:value-type="float" office:value="9.9894449710846" calcext:value-type="float">
            <text:p>9.989444971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4365.85907" calcext:value-type="float">
            <text:p>1443144365.85907</text:p>
          </table:table-cell>
          <table:table-cell office:value-type="float" office:value="4416" calcext:value-type="float">
            <text:p>4416</text:p>
          </table:table-cell>
          <table:table-cell table:formula="of:=[.B128]-[.$B$2]" office:value-type="float" office:value="5.85885453224182" calcext:value-type="float">
            <text:p>5.8588545322</text:p>
          </table:table-cell>
          <table:table-cell table:formula="of:=[.C128]/([.D128]-[.D127])" office:value-type="float" office:value="104652.01661139" calcext:value-type="float">
            <text:p>104652.01661139</text:p>
          </table:table-cell>
          <table:table-cell/>
          <table:table-cell office:value-type="float" office:value="1443144375.84623" calcext:value-type="float">
            <text:p>1443144375.84623</text:p>
          </table:table-cell>
          <table:table-cell table:formula="of:=[.G128]-[.$B$2]" office:value-type="float" office:value="15.8460142612457" calcext:value-type="float">
            <text:p>15.8460142612</text:p>
          </table:table-cell>
          <table:table-cell table:formula="of:=[.C128]/([.H128]-[.H127])" office:value-type="float" office:value="110644.11694006" calcext:value-type="float">
            <text:p>110644.11694006</text:p>
          </table:table-cell>
          <table:table-cell table:formula="of:=[.G128]-[.$B128]" office:value-type="float" office:value="9.98715972900391" calcext:value-type="float">
            <text:p>9.98715972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4365.9013" calcext:value-type="float">
            <text:p>1443144365.9013</text:p>
          </table:table-cell>
          <table:table-cell office:value-type="float" office:value="4416" calcext:value-type="float">
            <text:p>4416</text:p>
          </table:table-cell>
          <table:table-cell table:formula="of:=[.B129]-[.$B$2]" office:value-type="float" office:value="5.90107703208923" calcext:value-type="float">
            <text:p>5.9010770321</text:p>
          </table:table-cell>
          <table:table-cell table:formula="of:=[.C129]/([.D129]-[.D128])" office:value-type="float" office:value="104588.785978068" calcext:value-type="float">
            <text:p>104588.785978068</text:p>
          </table:table-cell>
          <table:table-cell/>
          <table:table-cell office:value-type="float" office:value="1443144375.8862" calcext:value-type="float">
            <text:p>1443144375.8862</text:p>
          </table:table-cell>
          <table:table-cell table:formula="of:=[.G129]-[.$B$2]" office:value-type="float" office:value="15.8859806060791" calcext:value-type="float">
            <text:p>15.8859806061</text:p>
          </table:table-cell>
          <table:table-cell table:formula="of:=[.C129]/([.H129]-[.H128])" office:value-type="float" office:value="110492.966479947" calcext:value-type="float">
            <text:p>110492.966479947</text:p>
          </table:table-cell>
          <table:table-cell table:formula="of:=[.G129]-[.$B129]" office:value-type="float" office:value="9.98490357398987" calcext:value-type="float">
            <text:p>9.98490357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4365.9435" calcext:value-type="float">
            <text:p>1443144365.9435</text:p>
          </table:table-cell>
          <table:table-cell office:value-type="float" office:value="4416" calcext:value-type="float">
            <text:p>4416</text:p>
          </table:table-cell>
          <table:table-cell table:formula="of:=[.B130]-[.$B$2]" office:value-type="float" office:value="5.94327974319458" calcext:value-type="float">
            <text:p>5.9432797432</text:p>
          </table:table-cell>
          <table:table-cell table:formula="of:=[.C130]/([.D130]-[.D129])" office:value-type="float" office:value="104637.827389258" calcext:value-type="float">
            <text:p>104637.827389258</text:p>
          </table:table-cell>
          <table:table-cell/>
          <table:table-cell office:value-type="float" office:value="1443144375.92603" calcext:value-type="float">
            <text:p>1443144375.92603</text:p>
          </table:table-cell>
          <table:table-cell table:formula="of:=[.G130]-[.$B$2]" office:value-type="float" office:value="15.9258153438568" calcext:value-type="float">
            <text:p>15.9258153439</text:p>
          </table:table-cell>
          <table:table-cell table:formula="of:=[.C130]/([.H130]-[.H129])" office:value-type="float" office:value="110858.016052287" calcext:value-type="float">
            <text:p>110858.016052287</text:p>
          </table:table-cell>
          <table:table-cell table:formula="of:=[.G130]-[.$B130]" office:value-type="float" office:value="9.98253560066223" calcext:value-type="float">
            <text:p>9.982535600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4365.98569" calcext:value-type="float">
            <text:p>1443144365.98569</text:p>
          </table:table-cell>
          <table:table-cell office:value-type="float" office:value="4416" calcext:value-type="float">
            <text:p>4416</text:p>
          </table:table-cell>
          <table:table-cell table:formula="of:=[.B131]-[.$B$2]" office:value-type="float" office:value="5.98546648025513" calcext:value-type="float">
            <text:p>5.9854664803</text:p>
          </table:table-cell>
          <table:table-cell table:formula="of:=[.C131]/([.D131]-[.D130])" office:value-type="float" office:value="104677.448593905" calcext:value-type="float">
            <text:p>104677.448593905</text:p>
          </table:table-cell>
          <table:table-cell/>
          <table:table-cell office:value-type="float" office:value="1443144375.96587" calcext:value-type="float">
            <text:p>1443144375.96587</text:p>
          </table:table-cell>
          <table:table-cell table:formula="of:=[.G131]-[.$B$2]" office:value-type="float" office:value="15.9656493663788" calcext:value-type="float">
            <text:p>15.9656493664</text:p>
          </table:table-cell>
          <table:table-cell table:formula="of:=[.C131]/([.H131]-[.H130])" office:value-type="float" office:value="110860.006607771" calcext:value-type="float">
            <text:p>110860.006607771</text:p>
          </table:table-cell>
          <table:table-cell table:formula="of:=[.G131]-[.$B131]" office:value-type="float" office:value="9.98018288612366" calcext:value-type="float">
            <text:p>9.980182886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4366.02663" calcext:value-type="float">
            <text:p>1443144366.02663</text:p>
          </table:table-cell>
          <table:table-cell office:value-type="float" office:value="4416" calcext:value-type="float">
            <text:p>4416</text:p>
          </table:table-cell>
          <table:table-cell table:formula="of:=[.B132]-[.$B$2]" office:value-type="float" office:value="6.02640652656555" calcext:value-type="float">
            <text:p>6.0264065266</text:p>
          </table:table-cell>
          <table:table-cell table:formula="of:=[.C132]/([.D132]-[.D131])" office:value-type="float" office:value="107865.046524765" calcext:value-type="float">
            <text:p>107865.046524765</text:p>
          </table:table-cell>
          <table:table-cell/>
          <table:table-cell office:value-type="float" office:value="1443144376.00587" calcext:value-type="float">
            <text:p>1443144376.00587</text:p>
          </table:table-cell>
          <table:table-cell table:formula="of:=[.G132]-[.$B$2]" office:value-type="float" office:value="16.0056457519531" calcext:value-type="float">
            <text:p>16.005645752</text:p>
          </table:table-cell>
          <table:table-cell table:formula="of:=[.C132]/([.H132]-[.H131])" office:value-type="float" office:value="110409.976716322" calcext:value-type="float">
            <text:p>110409.976716322</text:p>
          </table:table-cell>
          <table:table-cell table:formula="of:=[.G132]-[.$B132]" office:value-type="float" office:value="9.97923922538757" calcext:value-type="float">
            <text:p>9.979239225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4366.06692" calcext:value-type="float">
            <text:p>1443144366.06692</text:p>
          </table:table-cell>
          <table:table-cell office:value-type="float" office:value="4416" calcext:value-type="float">
            <text:p>4416</text:p>
          </table:table-cell>
          <table:table-cell table:formula="of:=[.B133]-[.$B$2]" office:value-type="float" office:value="6.06669878959656" calcext:value-type="float">
            <text:p>6.0666987896</text:p>
          </table:table-cell>
          <table:table-cell table:formula="of:=[.C133]/([.D133]-[.D132])" office:value-type="float" office:value="109599.205103019" calcext:value-type="float">
            <text:p>109599.205103019</text:p>
          </table:table-cell>
          <table:table-cell/>
          <table:table-cell office:value-type="float" office:value="1443144376.01825" calcext:value-type="float">
            <text:p>1443144376.01825</text:p>
          </table:table-cell>
          <table:table-cell table:formula="of:=[.G133]-[.$B$2]" office:value-type="float" office:value="16.0180327892303" calcext:value-type="float">
            <text:p>16.0180327892</text:p>
          </table:table-cell>
          <table:table-cell table:formula="of:=[.C133]/([.H133]-[.H132])" office:value-type="float" office:value="356501.712327976" calcext:value-type="float">
            <text:p>356501.712327976</text:p>
          </table:table-cell>
          <table:table-cell table:formula="of:=[.G133]-[.$B133]" office:value-type="float" office:value="9.95133399963379" calcext:value-type="float">
            <text:p>9.951333999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4366.10721" calcext:value-type="float">
            <text:p>1443144366.10721</text:p>
          </table:table-cell>
          <table:table-cell office:value-type="float" office:value="4416" calcext:value-type="float">
            <text:p>4416</text:p>
          </table:table-cell>
          <table:table-cell table:formula="of:=[.B134]-[.$B$2]" office:value-type="float" office:value="6.10699272155762" calcext:value-type="float">
            <text:p>6.1069927216</text:p>
          </table:table-cell>
          <table:table-cell table:formula="of:=[.C134]/([.D134]-[.D133])" office:value-type="float" office:value="109594.665625277" calcext:value-type="float">
            <text:p>109594.665625277</text:p>
          </table:table-cell>
          <table:table-cell/>
          <table:table-cell office:value-type="float" office:value="1443144376.03065" calcext:value-type="float">
            <text:p>1443144376.03065</text:p>
          </table:table-cell>
          <table:table-cell table:formula="of:=[.G134]-[.$B$2]" office:value-type="float" office:value="16.0304334163666" calcext:value-type="float">
            <text:p>16.0304334164</text:p>
          </table:table-cell>
          <table:table-cell table:formula="of:=[.C134]/([.H134]-[.H133])" office:value-type="float" office:value="356111.021764208" calcext:value-type="float">
            <text:p>356111.021764208</text:p>
          </table:table-cell>
          <table:table-cell table:formula="of:=[.G134]-[.$B134]" office:value-type="float" office:value="9.92344069480896" calcext:value-type="float">
            <text:p>9.92344069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4366.14751" calcext:value-type="float">
            <text:p>1443144366.14751</text:p>
          </table:table-cell>
          <table:table-cell office:value-type="float" office:value="4416" calcext:value-type="float">
            <text:p>4416</text:p>
          </table:table-cell>
          <table:table-cell table:formula="of:=[.B135]-[.$B$2]" office:value-type="float" office:value="6.14728808403015" calcext:value-type="float">
            <text:p>6.147288084</text:p>
          </table:table-cell>
          <table:table-cell table:formula="of:=[.C135]/([.D135]-[.D134])" office:value-type="float" office:value="109590.774943643" calcext:value-type="float">
            <text:p>109590.774943643</text:p>
          </table:table-cell>
          <table:table-cell/>
          <table:table-cell office:value-type="float" office:value="1443144376.05316" calcext:value-type="float">
            <text:p>1443144376.05316</text:p>
          </table:table-cell>
          <table:table-cell table:formula="of:=[.G135]-[.$B$2]" office:value-type="float" office:value="16.0529432296753" calcext:value-type="float">
            <text:p>16.0529432297</text:p>
          </table:table-cell>
          <table:table-cell table:formula="of:=[.C135]/([.H135]-[.H134])" office:value-type="float" office:value="196181.102856598" calcext:value-type="float">
            <text:p>196181.102856598</text:p>
          </table:table-cell>
          <table:table-cell table:formula="of:=[.G135]-[.$B135]" office:value-type="float" office:value="9.90565514564514" calcext:value-type="float">
            <text:p>9.905655145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4366.18776" calcext:value-type="float">
            <text:p>1443144366.18776</text:p>
          </table:table-cell>
          <table:table-cell office:value-type="float" office:value="4416" calcext:value-type="float">
            <text:p>4416</text:p>
          </table:table-cell>
          <table:table-cell table:formula="of:=[.B136]-[.$B$2]" office:value-type="float" office:value="6.18754529953003" calcext:value-type="float">
            <text:p>6.1875452995</text:p>
          </table:table-cell>
          <table:table-cell table:formula="of:=[.C136]/([.D136]-[.D135])" office:value-type="float" office:value="109694.621080124" calcext:value-type="float">
            <text:p>109694.621080124</text:p>
          </table:table-cell>
          <table:table-cell/>
          <table:table-cell office:value-type="float" office:value="1443144376.08974" calcext:value-type="float">
            <text:p>1443144376.08974</text:p>
          </table:table-cell>
          <table:table-cell table:formula="of:=[.G136]-[.$B$2]" office:value-type="float" office:value="16.0895221233368" calcext:value-type="float">
            <text:p>16.0895221233</text:p>
          </table:table-cell>
          <table:table-cell table:formula="of:=[.C136]/([.H136]-[.H135])" office:value-type="float" office:value="120725.357110733" calcext:value-type="float">
            <text:p>120725.357110733</text:p>
          </table:table-cell>
          <table:table-cell table:formula="of:=[.G136]-[.$B136]" office:value-type="float" office:value="9.90197682380676" calcext:value-type="float">
            <text:p>9.901976823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4366.22805" calcext:value-type="float">
            <text:p>1443144366.22805</text:p>
          </table:table-cell>
          <table:table-cell office:value-type="float" office:value="4416" calcext:value-type="float">
            <text:p>4416</text:p>
          </table:table-cell>
          <table:table-cell table:formula="of:=[.B137]-[.$B$2]" office:value-type="float" office:value="6.22782754898071" calcext:value-type="float">
            <text:p>6.227827549</text:p>
          </table:table-cell>
          <table:table-cell table:formula="of:=[.C137]/([.D137]-[.D136])" office:value-type="float" office:value="109626.449868605" calcext:value-type="float">
            <text:p>109626.449868605</text:p>
          </table:table-cell>
          <table:table-cell/>
          <table:table-cell office:value-type="float" office:value="1443144376.1263" calcext:value-type="float">
            <text:p>1443144376.1263</text:p>
          </table:table-cell>
          <table:table-cell table:formula="of:=[.G137]-[.$B$2]" office:value-type="float" office:value="16.1260795593262" calcext:value-type="float">
            <text:p>16.1260795593</text:p>
          </table:table-cell>
          <table:table-cell table:formula="of:=[.C137]/([.H137]-[.H136])" office:value-type="float" office:value="120796.217800473" calcext:value-type="float">
            <text:p>120796.217800473</text:p>
          </table:table-cell>
          <table:table-cell table:formula="of:=[.G137]-[.$B137]" office:value-type="float" office:value="9.89825201034546" calcext:value-type="float">
            <text:p>9.898252010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4366.26832" calcext:value-type="float">
            <text:p>1443144366.26832</text:p>
          </table:table-cell>
          <table:table-cell office:value-type="float" office:value="4416" calcext:value-type="float">
            <text:p>4416</text:p>
          </table:table-cell>
          <table:table-cell table:formula="of:=[.B138]-[.$B$2]" office:value-type="float" office:value="6.26810240745544" calcext:value-type="float">
            <text:p>6.2681024075</text:p>
          </table:table-cell>
          <table:table-cell table:formula="of:=[.C138]/([.D138]-[.D137])" office:value-type="float" office:value="109646.56779044" calcext:value-type="float">
            <text:p>109646.56779044</text:p>
          </table:table-cell>
          <table:table-cell/>
          <table:table-cell office:value-type="float" office:value="1443144376.16285" calcext:value-type="float">
            <text:p>1443144376.16285</text:p>
          </table:table-cell>
          <table:table-cell table:formula="of:=[.G138]-[.$B$2]" office:value-type="float" office:value="16.1626303195953" calcext:value-type="float">
            <text:p>16.1626303196</text:p>
          </table:table-cell>
          <table:table-cell table:formula="of:=[.C138]/([.H138]-[.H137])" office:value-type="float" office:value="120818.280317015" calcext:value-type="float">
            <text:p>120818.280317015</text:p>
          </table:table-cell>
          <table:table-cell table:formula="of:=[.G138]-[.$B138]" office:value-type="float" office:value="9.89452791213989" calcext:value-type="float">
            <text:p>9.894527912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4366.3086" calcext:value-type="float">
            <text:p>1443144366.3086</text:p>
          </table:table-cell>
          <table:table-cell office:value-type="float" office:value="4416" calcext:value-type="float">
            <text:p>4416</text:p>
          </table:table-cell>
          <table:table-cell table:formula="of:=[.B139]-[.$B$2]" office:value-type="float" office:value="6.30838012695313" calcext:value-type="float">
            <text:p>6.308380127</text:p>
          </table:table-cell>
          <table:table-cell table:formula="of:=[.C139]/([.D139]-[.D138])" office:value-type="float" office:value="109638.77933194" calcext:value-type="float">
            <text:p>109638.77933194</text:p>
          </table:table-cell>
          <table:table-cell/>
          <table:table-cell office:value-type="float" office:value="1443144376.19942" calcext:value-type="float">
            <text:p>1443144376.19942</text:p>
          </table:table-cell>
          <table:table-cell table:formula="of:=[.G139]-[.$B$2]" office:value-type="float" office:value="16.1992013454437" calcext:value-type="float">
            <text:p>16.1992013454</text:p>
          </table:table-cell>
          <table:table-cell table:formula="of:=[.C139]/([.H139]-[.H138])" office:value-type="float" office:value="120751.329708586" calcext:value-type="float">
            <text:p>120751.329708586</text:p>
          </table:table-cell>
          <table:table-cell table:formula="of:=[.G139]-[.$B139]" office:value-type="float" office:value="9.8908212184906" calcext:value-type="float">
            <text:p>9.890821218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4366.34887" calcext:value-type="float">
            <text:p>1443144366.34887</text:p>
          </table:table-cell>
          <table:table-cell office:value-type="float" office:value="4416" calcext:value-type="float">
            <text:p>4416</text:p>
          </table:table-cell>
          <table:table-cell table:formula="of:=[.B140]-[.$B$2]" office:value-type="float" office:value="6.3486487865448" calcext:value-type="float">
            <text:p>6.3486487865</text:p>
          </table:table-cell>
          <table:table-cell table:formula="of:=[.C140]/([.D140]-[.D139])" office:value-type="float" office:value="109663.446580501" calcext:value-type="float">
            <text:p>109663.446580501</text:p>
          </table:table-cell>
          <table:table-cell/>
          <table:table-cell office:value-type="float" office:value="1443144376.23599" calcext:value-type="float">
            <text:p>1443144376.23599</text:p>
          </table:table-cell>
          <table:table-cell table:formula="of:=[.G140]-[.$B$2]" office:value-type="float" office:value="16.2357757091522" calcext:value-type="float">
            <text:p>16.2357757092</text:p>
          </table:table-cell>
          <table:table-cell table:formula="of:=[.C140]/([.H140]-[.H139])" office:value-type="float" office:value="120740.30966598" calcext:value-type="float">
            <text:p>120740.30966598</text:p>
          </table:table-cell>
          <table:table-cell table:formula="of:=[.G140]-[.$B140]" office:value-type="float" office:value="9.88712692260742" calcext:value-type="float">
            <text:p>9.887126922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4366.38916" calcext:value-type="float">
            <text:p>1443144366.38916</text:p>
          </table:table-cell>
          <table:table-cell office:value-type="float" office:value="4416" calcext:value-type="float">
            <text:p>4416</text:p>
          </table:table-cell>
          <table:table-cell table:formula="of:=[.B141]-[.$B$2]" office:value-type="float" office:value="6.38893580436707" calcext:value-type="float">
            <text:p>6.3889358044</text:p>
          </table:table-cell>
          <table:table-cell table:formula="of:=[.C141]/([.D141]-[.D140])" office:value-type="float" office:value="109613.474481583" calcext:value-type="float">
            <text:p>109613.474481583</text:p>
          </table:table-cell>
          <table:table-cell/>
          <table:table-cell office:value-type="float" office:value="1443144376.27254" calcext:value-type="float">
            <text:p>1443144376.27254</text:p>
          </table:table-cell>
          <table:table-cell table:formula="of:=[.G141]-[.$B$2]" office:value-type="float" office:value="16.2723171710968" calcext:value-type="float">
            <text:p>16.2723171711</text:p>
          </table:table-cell>
          <table:table-cell table:formula="of:=[.C141]/([.H141]-[.H140])" office:value-type="float" office:value="120849.023684314" calcext:value-type="float">
            <text:p>120849.023684314</text:p>
          </table:table-cell>
          <table:table-cell table:formula="of:=[.G141]-[.$B141]" office:value-type="float" office:value="9.88338136672974" calcext:value-type="float">
            <text:p>9.883381366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4366.42941" calcext:value-type="float">
            <text:p>1443144366.42941</text:p>
          </table:table-cell>
          <table:table-cell office:value-type="float" office:value="4416" calcext:value-type="float">
            <text:p>4416</text:p>
          </table:table-cell>
          <table:table-cell table:formula="of:=[.B142]-[.$B$2]" office:value-type="float" office:value="6.42919206619263" calcext:value-type="float">
            <text:p>6.4291920662</text:p>
          </table:table-cell>
          <table:table-cell table:formula="of:=[.C142]/([.D142]-[.D141])" office:value-type="float" office:value="109697.219755163" calcext:value-type="float">
            <text:p>109697.219755163</text:p>
          </table:table-cell>
          <table:table-cell/>
          <table:table-cell office:value-type="float" office:value="1443144376.30915" calcext:value-type="float">
            <text:p>1443144376.30915</text:p>
          </table:table-cell>
          <table:table-cell table:formula="of:=[.G142]-[.$B$2]" office:value-type="float" office:value="16.3089258670807" calcext:value-type="float">
            <text:p>16.3089258671</text:p>
          </table:table-cell>
          <table:table-cell table:formula="of:=[.C142]/([.H142]-[.H141])" office:value-type="float" office:value="120627.077291792" calcext:value-type="float">
            <text:p>120627.077291792</text:p>
          </table:table-cell>
          <table:table-cell table:formula="of:=[.G142]-[.$B142]" office:value-type="float" office:value="9.87973380088806" calcext:value-type="float">
            <text:p>9.879733800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4366.46967" calcext:value-type="float">
            <text:p>1443144366.46967</text:p>
          </table:table-cell>
          <table:table-cell office:value-type="float" office:value="4416" calcext:value-type="float">
            <text:p>4416</text:p>
          </table:table-cell>
          <table:table-cell table:formula="of:=[.B143]-[.$B$2]" office:value-type="float" office:value="6.46944928169251" calcext:value-type="float">
            <text:p>6.4694492817</text:p>
          </table:table-cell>
          <table:table-cell table:formula="of:=[.C143]/([.D143]-[.D142])" office:value-type="float" office:value="109694.621080124" calcext:value-type="float">
            <text:p>109694.621080124</text:p>
          </table:table-cell>
          <table:table-cell/>
          <table:table-cell office:value-type="float" office:value="1443144376.34574" calcext:value-type="float">
            <text:p>1443144376.34574</text:p>
          </table:table-cell>
          <table:table-cell table:formula="of:=[.G143]-[.$B$2]" office:value-type="float" office:value="16.3455235958099" calcext:value-type="float">
            <text:p>16.3455235958</text:p>
          </table:table-cell>
          <table:table-cell table:formula="of:=[.C143]/([.H143]-[.H142])" office:value-type="float" office:value="120663.225651783" calcext:value-type="float">
            <text:p>120663.225651783</text:p>
          </table:table-cell>
          <table:table-cell table:formula="of:=[.G143]-[.$B143]" office:value-type="float" office:value="9.87607431411743" calcext:value-type="float">
            <text:p>9.876074314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4366.50994" calcext:value-type="float">
            <text:p>1443144366.50994</text:p>
          </table:table-cell>
          <table:table-cell office:value-type="float" office:value="4416" calcext:value-type="float">
            <text:p>4416</text:p>
          </table:table-cell>
          <table:table-cell table:formula="of:=[.B144]-[.$B$2]" office:value-type="float" office:value="6.50972485542297" calcext:value-type="float">
            <text:p>6.5097248554</text:p>
          </table:table-cell>
          <table:table-cell table:formula="of:=[.C144]/([.D144]-[.D143])" office:value-type="float" office:value="109644.620572078" calcext:value-type="float">
            <text:p>109644.620572078</text:p>
          </table:table-cell>
          <table:table-cell/>
          <table:table-cell office:value-type="float" office:value="1443144376.38227" calcext:value-type="float">
            <text:p>1443144376.38227</text:p>
          </table:table-cell>
          <table:table-cell table:formula="of:=[.G144]-[.$B$2]" office:value-type="float" office:value="16.382052898407" calcext:value-type="float">
            <text:p>16.3820528984</text:p>
          </table:table-cell>
          <table:table-cell table:formula="of:=[.C144]/([.H144]-[.H143])" office:value-type="float" office:value="120889.250164801" calcext:value-type="float">
            <text:p>120889.250164801</text:p>
          </table:table-cell>
          <table:table-cell table:formula="of:=[.G144]-[.$B144]" office:value-type="float" office:value="9.87232804298401" calcext:value-type="float">
            <text:p>9.87232804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4366.55021" calcext:value-type="float">
            <text:p>1443144366.55021</text:p>
          </table:table-cell>
          <table:table-cell office:value-type="float" office:value="4416" calcext:value-type="float">
            <text:p>4416</text:p>
          </table:table-cell>
          <table:table-cell table:formula="of:=[.B145]-[.$B$2]" office:value-type="float" office:value="6.54998898506165" calcext:value-type="float">
            <text:p>6.5499889851</text:p>
          </table:table-cell>
          <table:table-cell table:formula="of:=[.C145]/([.D145]-[.D144])" office:value-type="float" office:value="109675.784367598" calcext:value-type="float">
            <text:p>109675.784367598</text:p>
          </table:table-cell>
          <table:table-cell/>
          <table:table-cell office:value-type="float" office:value="1443144376.41885" calcext:value-type="float">
            <text:p>1443144376.41885</text:p>
          </table:table-cell>
          <table:table-cell table:formula="of:=[.G145]-[.$B$2]" office:value-type="float" office:value="16.4186272621155" calcext:value-type="float">
            <text:p>16.4186272621</text:p>
          </table:table-cell>
          <table:table-cell table:formula="of:=[.C145]/([.H145]-[.H144])" office:value-type="float" office:value="120740.30966598" calcext:value-type="float">
            <text:p>120740.30966598</text:p>
          </table:table-cell>
          <table:table-cell table:formula="of:=[.G145]-[.$B145]" office:value-type="float" office:value="9.86863827705383" calcext:value-type="float">
            <text:p>9.868638277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4366.59048" calcext:value-type="float">
            <text:p>1443144366.59048</text:p>
          </table:table-cell>
          <table:table-cell office:value-type="float" office:value="4416" calcext:value-type="float">
            <text:p>4416</text:p>
          </table:table-cell>
          <table:table-cell table:formula="of:=[.B146]-[.$B$2]" office:value-type="float" office:value="6.59026455879211" calcext:value-type="float">
            <text:p>6.5902645588</text:p>
          </table:table-cell>
          <table:table-cell table:formula="of:=[.C146]/([.D146]-[.D145])" office:value-type="float" office:value="109644.620572078" calcext:value-type="float">
            <text:p>109644.620572078</text:p>
          </table:table-cell>
          <table:table-cell/>
          <table:table-cell office:value-type="float" office:value="1443144376.45538" calcext:value-type="float">
            <text:p>1443144376.45538</text:p>
          </table:table-cell>
          <table:table-cell table:formula="of:=[.G146]-[.$B$2]" office:value-type="float" office:value="16.4551565647125" calcext:value-type="float">
            <text:p>16.4551565647</text:p>
          </table:table-cell>
          <table:table-cell table:formula="of:=[.C146]/([.H146]-[.H145])" office:value-type="float" office:value="120889.250164801" calcext:value-type="float">
            <text:p>120889.250164801</text:p>
          </table:table-cell>
          <table:table-cell table:formula="of:=[.G146]-[.$B146]" office:value-type="float" office:value="9.86489200592041" calcext:value-type="float">
            <text:p>9.864892005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4366.63077" calcext:value-type="float">
            <text:p>1443144366.63077</text:p>
          </table:table-cell>
          <table:table-cell office:value-type="float" office:value="4416" calcext:value-type="float">
            <text:p>4416</text:p>
          </table:table-cell>
          <table:table-cell table:formula="of:=[.B147]-[.$B$2]" office:value-type="float" office:value="6.63055109977722" calcext:value-type="float">
            <text:p>6.6305510998</text:p>
          </table:table-cell>
          <table:table-cell table:formula="of:=[.C147]/([.D147]-[.D146])" office:value-type="float" office:value="109614.771882065" calcext:value-type="float">
            <text:p>109614.771882065</text:p>
          </table:table-cell>
          <table:table-cell/>
          <table:table-cell office:value-type="float" office:value="1443144376.49198" calcext:value-type="float">
            <text:p>1443144376.49198</text:p>
          </table:table-cell>
          <table:table-cell table:formula="of:=[.G147]-[.$B$2]" office:value-type="float" office:value="16.4917573928833" calcext:value-type="float">
            <text:p>16.4917573929</text:p>
          </table:table-cell>
          <table:table-cell table:formula="of:=[.C147]/([.H147]-[.H146])" office:value-type="float" office:value="120653.007614891" calcext:value-type="float">
            <text:p>120653.007614891</text:p>
          </table:table-cell>
          <table:table-cell table:formula="of:=[.G147]-[.$B147]" office:value-type="float" office:value="9.86120629310608" calcext:value-type="float">
            <text:p>9.861206293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4366.67105" calcext:value-type="float">
            <text:p>1443144366.67105</text:p>
          </table:table-cell>
          <table:table-cell office:value-type="float" office:value="4416" calcext:value-type="float">
            <text:p>4416</text:p>
          </table:table-cell>
          <table:table-cell table:formula="of:=[.B148]-[.$B$2]" office:value-type="float" office:value="6.67082619667053" calcext:value-type="float">
            <text:p>6.6708261967</text:p>
          </table:table-cell>
          <table:table-cell table:formula="of:=[.C148]/([.D148]-[.D147])" office:value-type="float" office:value="109645.918709968" calcext:value-type="float">
            <text:p>109645.918709968</text:p>
          </table:table-cell>
          <table:table-cell/>
          <table:table-cell office:value-type="float" office:value="1443144376.52854" calcext:value-type="float">
            <text:p>1443144376.52854</text:p>
          </table:table-cell>
          <table:table-cell table:formula="of:=[.G148]-[.$B$2]" office:value-type="float" office:value="16.5283203125" calcext:value-type="float">
            <text:p>16.5283203125</text:p>
          </table:table-cell>
          <table:table-cell table:formula="of:=[.C148]/([.H148]-[.H147])" office:value-type="float" office:value="120778.101045932" calcext:value-type="float">
            <text:p>120778.101045932</text:p>
          </table:table-cell>
          <table:table-cell table:formula="of:=[.G148]-[.$B148]" office:value-type="float" office:value="9.85749411582947" calcext:value-type="float">
            <text:p>9.857494115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4366.71134" calcext:value-type="float">
            <text:p>1443144366.71134</text:p>
          </table:table-cell>
          <table:table-cell office:value-type="float" office:value="4416" calcext:value-type="float">
            <text:p>4416</text:p>
          </table:table-cell>
          <table:table-cell table:formula="of:=[.B149]-[.$B$2]" office:value-type="float" office:value="6.71111726760864" calcext:value-type="float">
            <text:p>6.7111172676</text:p>
          </table:table-cell>
          <table:table-cell table:formula="of:=[.C149]/([.D149]-[.D148])" office:value-type="float" office:value="109602.447817365" calcext:value-type="float">
            <text:p>109602.447817365</text:p>
          </table:table-cell>
          <table:table-cell/>
          <table:table-cell office:value-type="float" office:value="1443144376.56517" calcext:value-type="float">
            <text:p>1443144376.56517</text:p>
          </table:table-cell>
          <table:table-cell table:formula="of:=[.G149]-[.$B$2]" office:value-type="float" office:value="16.5649485588074" calcext:value-type="float">
            <text:p>16.5649485588</text:p>
          </table:table-cell>
          <table:table-cell table:formula="of:=[.C149]/([.H149]-[.H148])" office:value-type="float" office:value="120562.692599102" calcext:value-type="float">
            <text:p>120562.692599102</text:p>
          </table:table-cell>
          <table:table-cell table:formula="of:=[.G149]-[.$B149]" office:value-type="float" office:value="9.85383129119873" calcext:value-type="float">
            <text:p>9.853831291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4366.75162" calcext:value-type="float">
            <text:p>1443144366.75162</text:p>
          </table:table-cell>
          <table:table-cell office:value-type="float" office:value="4416" calcext:value-type="float">
            <text:p>4416</text:p>
          </table:table-cell>
          <table:table-cell table:formula="of:=[.B150]-[.$B$2]" office:value-type="float" office:value="6.75140023231506" calcext:value-type="float">
            <text:p>6.7514002323</text:p>
          </table:table-cell>
          <table:table-cell table:formula="of:=[.C150]/([.D150]-[.D149])" office:value-type="float" office:value="109624.503364722" calcext:value-type="float">
            <text:p>109624.503364722</text:p>
          </table:table-cell>
          <table:table-cell/>
          <table:table-cell office:value-type="float" office:value="1443144376.60169" calcext:value-type="float">
            <text:p>1443144376.60169</text:p>
          </table:table-cell>
          <table:table-cell table:formula="of:=[.G150]-[.$B$2]" office:value-type="float" office:value="16.601466178894" calcext:value-type="float">
            <text:p>16.6014661789</text:p>
          </table:table-cell>
          <table:table-cell table:formula="of:=[.C150]/([.H150]-[.H149])" office:value-type="float" office:value="120927.924369638" calcext:value-type="float">
            <text:p>120927.924369638</text:p>
          </table:table-cell>
          <table:table-cell table:formula="of:=[.G150]-[.$B150]" office:value-type="float" office:value="9.85006594657898" calcext:value-type="float">
            <text:p>9.850065946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4366.7919" calcext:value-type="float">
            <text:p>1443144366.7919</text:p>
          </table:table-cell>
          <table:table-cell office:value-type="float" office:value="4416" calcext:value-type="float">
            <text:p>4416</text:p>
          </table:table-cell>
          <table:table-cell table:formula="of:=[.B151]-[.$B$2]" office:value-type="float" office:value="6.79168295860291" calcext:value-type="float">
            <text:p>6.7916829586</text:p>
          </table:table-cell>
          <table:table-cell table:formula="of:=[.C151]/([.D151]-[.D150])" office:value-type="float" office:value="109625.152191669" calcext:value-type="float">
            <text:p>109625.152191669</text:p>
          </table:table-cell>
          <table:table-cell/>
          <table:table-cell office:value-type="float" office:value="1443144376.63828" calcext:value-type="float">
            <text:p>1443144376.63828</text:p>
          </table:table-cell>
          <table:table-cell table:formula="of:=[.G151]-[.$B$2]" office:value-type="float" office:value="16.638064622879" calcext:value-type="float">
            <text:p>16.6380646229</text:p>
          </table:table-cell>
          <table:table-cell table:formula="of:=[.C151]/([.H151]-[.H150])" office:value-type="float" office:value="120660.867489658" calcext:value-type="float">
            <text:p>120660.867489658</text:p>
          </table:table-cell>
          <table:table-cell table:formula="of:=[.G151]-[.$B151]" office:value-type="float" office:value="9.84638166427612" calcext:value-type="float">
            <text:p>9.846381664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4366.83218" calcext:value-type="float">
            <text:p>1443144366.83218</text:p>
          </table:table-cell>
          <table:table-cell office:value-type="float" office:value="4416" calcext:value-type="float">
            <text:p>4416</text:p>
          </table:table-cell>
          <table:table-cell table:formula="of:=[.B152]-[.$B$2]" office:value-type="float" office:value="6.83196330070496" calcext:value-type="float">
            <text:p>6.8319633007</text:p>
          </table:table-cell>
          <table:table-cell table:formula="of:=[.C152]/([.D152]-[.D151])" office:value-type="float" office:value="109631.640883585" calcext:value-type="float">
            <text:p>109631.640883585</text:p>
          </table:table-cell>
          <table:table-cell/>
          <table:table-cell office:value-type="float" office:value="1443144376.67483" calcext:value-type="float">
            <text:p>1443144376.67483</text:p>
          </table:table-cell>
          <table:table-cell table:formula="of:=[.G152]-[.$B$2]" office:value-type="float" office:value="16.6746091842651" calcext:value-type="float">
            <text:p>16.6746091843</text:p>
          </table:table-cell>
          <table:table-cell table:formula="of:=[.C152]/([.H152]-[.H151])" office:value-type="float" office:value="120838.77415693" calcext:value-type="float">
            <text:p>120838.77415693</text:p>
          </table:table-cell>
          <table:table-cell table:formula="of:=[.G152]-[.$B152]" office:value-type="float" office:value="9.84264588356018" calcext:value-type="float">
            <text:p>9.842645883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4366.8725" calcext:value-type="float">
            <text:p>1443144366.8725</text:p>
          </table:table-cell>
          <table:table-cell office:value-type="float" office:value="4416" calcext:value-type="float">
            <text:p>4416</text:p>
          </table:table-cell>
          <table:table-cell table:formula="of:=[.B153]-[.$B$2]" office:value-type="float" office:value="6.87227892875671" calcext:value-type="float">
            <text:p>6.8722789288</text:p>
          </table:table-cell>
          <table:table-cell table:formula="of:=[.C153]/([.D153]-[.D152])" office:value-type="float" office:value="109535.686615887" calcext:value-type="float">
            <text:p>109535.686615887</text:p>
          </table:table-cell>
          <table:table-cell/>
          <table:table-cell office:value-type="float" office:value="1443144376.7114" calcext:value-type="float">
            <text:p>1443144376.7114</text:p>
          </table:table-cell>
          <table:table-cell table:formula="of:=[.G153]-[.$B$2]" office:value-type="float" office:value="16.7111847400665" calcext:value-type="float">
            <text:p>16.7111847401</text:p>
          </table:table-cell>
          <table:table-cell table:formula="of:=[.C153]/([.H153]-[.H152])" office:value-type="float" office:value="120736.374423926" calcext:value-type="float">
            <text:p>120736.374423926</text:p>
          </table:table-cell>
          <table:table-cell table:formula="of:=[.G153]-[.$B153]" office:value-type="float" office:value="9.83890581130981" calcext:value-type="float">
            <text:p>9.838905811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4366.91278" calcext:value-type="float">
            <text:p>1443144366.91278</text:p>
          </table:table-cell>
          <table:table-cell office:value-type="float" office:value="4416" calcext:value-type="float">
            <text:p>4416</text:p>
          </table:table-cell>
          <table:table-cell table:formula="of:=[.B154]-[.$B$2]" office:value-type="float" office:value="6.91256332397461" calcext:value-type="float">
            <text:p>6.912563324</text:p>
          </table:table-cell>
          <table:table-cell table:formula="of:=[.C154]/([.D154]-[.D153])" office:value-type="float" office:value="109620.610564318" calcext:value-type="float">
            <text:p>109620.610564318</text:p>
          </table:table-cell>
          <table:table-cell/>
          <table:table-cell office:value-type="float" office:value="1443144376.74793" calcext:value-type="float">
            <text:p>1443144376.74793</text:p>
          </table:table-cell>
          <table:table-cell table:formula="of:=[.G154]-[.$B$2]" office:value-type="float" office:value="16.7477140426636" calcext:value-type="float">
            <text:p>16.7477140427</text:p>
          </table:table-cell>
          <table:table-cell table:formula="of:=[.C154]/([.H154]-[.H153])" office:value-type="float" office:value="120889.250164801" calcext:value-type="float">
            <text:p>120889.250164801</text:p>
          </table:table-cell>
          <table:table-cell table:formula="of:=[.G154]-[.$B154]" office:value-type="float" office:value="9.83515071868897" calcext:value-type="float">
            <text:p>9.835150718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4366.95304" calcext:value-type="float">
            <text:p>1443144366.95304</text:p>
          </table:table-cell>
          <table:table-cell office:value-type="float" office:value="4416" calcext:value-type="float">
            <text:p>4416</text:p>
          </table:table-cell>
          <table:table-cell table:formula="of:=[.B155]-[.$B$2]" office:value-type="float" office:value="6.95282506942749" calcext:value-type="float">
            <text:p>6.9528250694</text:p>
          </table:table-cell>
          <table:table-cell table:formula="of:=[.C155]/([.D155]-[.D154])" office:value-type="float" office:value="109682.279054894" calcext:value-type="float">
            <text:p>109682.279054894</text:p>
          </table:table-cell>
          <table:table-cell/>
          <table:table-cell office:value-type="float" office:value="1443144376.78452" calcext:value-type="float">
            <text:p>1443144376.78452</text:p>
          </table:table-cell>
          <table:table-cell table:formula="of:=[.G155]-[.$B$2]" office:value-type="float" office:value="16.7842965126038" calcext:value-type="float">
            <text:p>16.7842965126</text:p>
          </table:table-cell>
          <table:table-cell table:formula="of:=[.C155]/([.H155]-[.H154])" office:value-type="float" office:value="120713.555077621" calcext:value-type="float">
            <text:p>120713.555077621</text:p>
          </table:table-cell>
          <table:table-cell table:formula="of:=[.G155]-[.$B155]" office:value-type="float" office:value="9.83147144317627" calcext:value-type="float">
            <text:p>9.831471443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4366.99333" calcext:value-type="float">
            <text:p>1443144366.99333</text:p>
          </table:table-cell>
          <table:table-cell office:value-type="float" office:value="4416" calcext:value-type="float">
            <text:p>4416</text:p>
          </table:table-cell>
          <table:table-cell table:formula="of:=[.B156]-[.$B$2]" office:value-type="float" office:value="6.99311470985413" calcext:value-type="float">
            <text:p>6.9931147099</text:p>
          </table:table-cell>
          <table:table-cell table:formula="of:=[.C156]/([.D156]-[.D155])" office:value-type="float" office:value="109606.339327877" calcext:value-type="float">
            <text:p>109606.339327877</text:p>
          </table:table-cell>
          <table:table-cell/>
          <table:table-cell office:value-type="float" office:value="1443144376.82109" calcext:value-type="float">
            <text:p>1443144376.82109</text:p>
          </table:table-cell>
          <table:table-cell table:formula="of:=[.G156]-[.$B$2]" office:value-type="float" office:value="16.820867061615" calcext:value-type="float">
            <text:p>16.8208670616</text:p>
          </table:table-cell>
          <table:table-cell table:formula="of:=[.C156]/([.H156]-[.H155])" office:value-type="float" office:value="120752.904164602" calcext:value-type="float">
            <text:p>120752.904164602</text:p>
          </table:table-cell>
          <table:table-cell table:formula="of:=[.G156]-[.$B156]" office:value-type="float" office:value="9.82775235176086" calcext:value-type="float">
            <text:p>9.827752351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4380.04618" calcext:value-type="float">
            <text:p>1443144380.04618</text:p>
          </table:table-cell>
          <table:table-cell office:value-type="float" office:value="4416" calcext:value-type="float">
            <text:p>4416</text:p>
          </table:table-cell>
          <table:table-cell table:formula="of:=[.B157]-[.$B$2]" office:value-type="float" office:value="20.0459613800049" calcext:value-type="float">
            <text:p>20.04596138</text:p>
          </table:table-cell>
          <table:table-cell table:formula="of:=[.C157]/([.D157]-[.D156])" office:value-type="float" office:value="338.317005599898" calcext:value-type="float">
            <text:p>338.3170055999</text:p>
          </table:table-cell>
          <table:table-cell/>
          <table:table-cell office:value-type="float" office:value="1443144380.23719" calcext:value-type="float">
            <text:p>1443144380.23719</text:p>
          </table:table-cell>
          <table:table-cell table:formula="of:=[.G157]-[.$B$2]" office:value-type="float" office:value="20.236968755722" calcext:value-type="float">
            <text:p>20.2369687557</text:p>
          </table:table-cell>
          <table:table-cell table:formula="of:=[.C157]/([.H157]-[.H156])" office:value-type="float" office:value="1292.70156319345" calcext:value-type="float">
            <text:p>1292.7015631935</text:p>
          </table:table-cell>
          <table:table-cell table:formula="of:=[.G157]-[.$B157]" office:value-type="float" office:value="0.191007375717163" calcext:value-type="float">
            <text:p>0.191007375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4380.10151" calcext:value-type="float">
            <text:p>1443144380.10151</text:p>
          </table:table-cell>
          <table:table-cell office:value-type="float" office:value="4416" calcext:value-type="float">
            <text:p>4416</text:p>
          </table:table-cell>
          <table:table-cell table:formula="of:=[.B158]-[.$B$2]" office:value-type="float" office:value="20.1012954711914" calcext:value-type="float">
            <text:p>20.1012954712</text:p>
          </table:table-cell>
          <table:table-cell table:formula="of:=[.C158]/([.D158]-[.D157])" office:value-type="float" office:value="79806.135879494" calcext:value-type="float">
            <text:p>79806.135879494</text:p>
          </table:table-cell>
          <table:table-cell/>
          <table:table-cell office:value-type="float" office:value="1443144380.29243" calcext:value-type="float">
            <text:p>1443144380.29243</text:p>
          </table:table-cell>
          <table:table-cell table:formula="of:=[.G158]-[.$B$2]" office:value-type="float" office:value="20.29221367836" calcext:value-type="float">
            <text:p>20.2922136784</text:p>
          </table:table-cell>
          <table:table-cell table:formula="of:=[.C158]/([.H158]-[.H157])" office:value-type="float" office:value="79934.9476682462" calcext:value-type="float">
            <text:p>79934.9476682462</text:p>
          </table:table-cell>
          <table:table-cell table:formula="of:=[.G158]-[.$B158]" office:value-type="float" office:value="0.190918207168579" calcext:value-type="float">
            <text:p>0.190918207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4380.15687" calcext:value-type="float">
            <text:p>1443144380.15687</text:p>
          </table:table-cell>
          <table:table-cell office:value-type="float" office:value="4416" calcext:value-type="float">
            <text:p>4416</text:p>
          </table:table-cell>
          <table:table-cell table:formula="of:=[.B159]-[.$B$2]" office:value-type="float" office:value="20.1566481590271" calcext:value-type="float">
            <text:p>20.156648159</text:p>
          </table:table-cell>
          <table:table-cell table:formula="of:=[.C159]/([.D159]-[.D158])" office:value-type="float" office:value="79779.3236908074" calcext:value-type="float">
            <text:p>79779.3236908074</text:p>
          </table:table-cell>
          <table:table-cell/>
          <table:table-cell office:value-type="float" office:value="1443144380.40304" calcext:value-type="float">
            <text:p>1443144380.40304</text:p>
          </table:table-cell>
          <table:table-cell table:formula="of:=[.G159]-[.$B$2]" office:value-type="float" office:value="20.4028255939484" calcext:value-type="float">
            <text:p>20.4028255939</text:p>
          </table:table-cell>
          <table:table-cell table:formula="of:=[.C159]/([.H159]-[.H158])" office:value-type="float" office:value="39923.3660904427" calcext:value-type="float">
            <text:p>39923.3660904427</text:p>
          </table:table-cell>
          <table:table-cell table:formula="of:=[.G159]-[.$B159]" office:value-type="float" office:value="0.246177434921265" calcext:value-type="float">
            <text:p>0.246177434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4380.21219" calcext:value-type="float">
            <text:p>1443144380.21219</text:p>
          </table:table-cell>
          <table:table-cell office:value-type="float" office:value="4416" calcext:value-type="float">
            <text:p>4416</text:p>
          </table:table-cell>
          <table:table-cell table:formula="of:=[.B160]-[.$B$2]" office:value-type="float" office:value="20.2119710445404" calcext:value-type="float">
            <text:p>20.2119710445</text:p>
          </table:table-cell>
          <table:table-cell table:formula="of:=[.C160]/([.D160]-[.D159])" office:value-type="float" office:value="79822.3006451446" calcext:value-type="float">
            <text:p>79822.3006451446</text:p>
          </table:table-cell>
          <table:table-cell/>
          <table:table-cell office:value-type="float" office:value="1443144380.79043" calcext:value-type="float">
            <text:p>1443144380.79043</text:p>
          </table:table-cell>
          <table:table-cell table:formula="of:=[.G160]-[.$B$2]" office:value-type="float" office:value="20.7902128696442" calcext:value-type="float">
            <text:p>20.7902128696</text:p>
          </table:table-cell>
          <table:table-cell table:formula="of:=[.C160]/([.H160]-[.H159])" office:value-type="float" office:value="11399.4451471548" calcext:value-type="float">
            <text:p>11399.4451471548</text:p>
          </table:table-cell>
          <table:table-cell table:formula="of:=[.G160]-[.$B160]" office:value-type="float" office:value="0.57824182510376" calcext:value-type="float">
            <text:p>0.578241825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4380.26753" calcext:value-type="float">
            <text:p>1443144380.26753</text:p>
          </table:table-cell>
          <table:table-cell office:value-type="float" office:value="4416" calcext:value-type="float">
            <text:p>4416</text:p>
          </table:table-cell>
          <table:table-cell table:formula="of:=[.B161]-[.$B$2]" office:value-type="float" office:value="20.2673096656799" calcext:value-type="float">
            <text:p>20.2673096657</text:p>
          </table:table-cell>
          <table:table-cell table:formula="of:=[.C161]/([.D161]-[.D160])" office:value-type="float" office:value="79799.6030451473" calcext:value-type="float">
            <text:p>79799.6030451473</text:p>
          </table:table-cell>
          <table:table-cell/>
          <table:table-cell office:value-type="float" office:value="1443144381.01192" calcext:value-type="float">
            <text:p>1443144381.01192</text:p>
          </table:table-cell>
          <table:table-cell table:formula="of:=[.G161]-[.$B$2]" office:value-type="float" office:value="21.0117001533508" calcext:value-type="float">
            <text:p>21.0117001534</text:p>
          </table:table-cell>
          <table:table-cell table:formula="of:=[.C161]/([.H161]-[.H160])" office:value-type="float" office:value="19937.9392175331" calcext:value-type="float">
            <text:p>19937.9392175331</text:p>
          </table:table-cell>
          <table:table-cell table:formula="of:=[.G161]-[.$B161]" office:value-type="float" office:value="0.744390487670898" calcext:value-type="float">
            <text:p>0.744390487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4380.32287" calcext:value-type="float">
            <text:p>1443144380.32287</text:p>
          </table:table-cell>
          <table:table-cell office:value-type="float" office:value="4416" calcext:value-type="float">
            <text:p>4416</text:p>
          </table:table-cell>
          <table:table-cell table:formula="of:=[.B162]-[.$B$2]" office:value-type="float" office:value="20.3226478099823" calcext:value-type="float">
            <text:p>20.32264781</text:p>
          </table:table-cell>
          <table:table-cell table:formula="of:=[.C162]/([.D162]-[.D161])" office:value-type="float" office:value="79800.290661554" calcext:value-type="float">
            <text:p>79800.290661554</text:p>
          </table:table-cell>
          <table:table-cell/>
          <table:table-cell office:value-type="float" office:value="1443144381.23066" calcext:value-type="float">
            <text:p>1443144381.23066</text:p>
          </table:table-cell>
          <table:table-cell table:formula="of:=[.G162]-[.$B$2]" office:value-type="float" office:value="21.2304389476776" calcext:value-type="float">
            <text:p>21.2304389477</text:p>
          </table:table-cell>
          <table:table-cell table:formula="of:=[.C162]/([.H162]-[.H161])" office:value-type="float" office:value="20188.462744303" calcext:value-type="float">
            <text:p>20188.462744303</text:p>
          </table:table-cell>
          <table:table-cell table:formula="of:=[.G162]-[.$B162]" office:value-type="float" office:value="0.907791137695313" calcext:value-type="float">
            <text:p>0.907791137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4380.3782" calcext:value-type="float">
            <text:p>1443144380.3782</text:p>
          </table:table-cell>
          <table:table-cell office:value-type="float" office:value="4416" calcext:value-type="float">
            <text:p>4416</text:p>
          </table:table-cell>
          <table:table-cell table:formula="of:=[.B163]-[.$B$2]" office:value-type="float" office:value="20.3779828548431" calcext:value-type="float">
            <text:p>20.3779828548</text:p>
          </table:table-cell>
          <table:table-cell table:formula="of:=[.C163]/([.D163]-[.D162])" office:value-type="float" office:value="79804.7604570601" calcext:value-type="float">
            <text:p>79804.7604570601</text:p>
          </table:table-cell>
          <table:table-cell/>
          <table:table-cell office:value-type="float" office:value="1443144382.06422" calcext:value-type="float">
            <text:p>1443144382.06422</text:p>
          </table:table-cell>
          <table:table-cell table:formula="of:=[.G163]-[.$B$2]" office:value-type="float" office:value="22.0640041828155" calcext:value-type="float">
            <text:p>22.0640041828</text:p>
          </table:table-cell>
          <table:table-cell table:formula="of:=[.C163]/([.H163]-[.H162])" office:value-type="float" office:value="5297.72573740942" calcext:value-type="float">
            <text:p>5297.7257374094</text:p>
          </table:table-cell>
          <table:table-cell table:formula="of:=[.G163]-[.$B163]" office:value-type="float" office:value="1.68602132797241" calcext:value-type="float">
            <text:p>1.68602132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4380.43354" calcext:value-type="float">
            <text:p>1443144380.43354</text:p>
          </table:table-cell>
          <table:table-cell office:value-type="float" office:value="4416" calcext:value-type="float">
            <text:p>4416</text:p>
          </table:table-cell>
          <table:table-cell table:formula="of:=[.B164]-[.$B$2]" office:value-type="float" office:value="20.4333214759827" calcext:value-type="float">
            <text:p>20.433321476</text:p>
          </table:table-cell>
          <table:table-cell table:formula="of:=[.C164]/([.D164]-[.D163])" office:value-type="float" office:value="79799.6030451473" calcext:value-type="float">
            <text:p>79799.6030451473</text:p>
          </table:table-cell>
          <table:table-cell/>
          <table:table-cell office:value-type="float" office:value="1443144382.16834" calcext:value-type="float">
            <text:p>1443144382.16834</text:p>
          </table:table-cell>
          <table:table-cell table:formula="of:=[.G164]-[.$B$2]" office:value-type="float" office:value="22.1681218147278" calcext:value-type="float">
            <text:p>22.1681218147</text:p>
          </table:table-cell>
          <table:table-cell table:formula="of:=[.C164]/([.H164]-[.H163])" office:value-type="float" office:value="42413.5654921789" calcext:value-type="float">
            <text:p>42413.5654921789</text:p>
          </table:table-cell>
          <table:table-cell table:formula="of:=[.G164]-[.$B164]" office:value-type="float" office:value="1.73480033874512" calcext:value-type="float">
            <text:p>1.734800338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4380.48887" calcext:value-type="float">
            <text:p>1443144380.48887</text:p>
          </table:table-cell>
          <table:table-cell office:value-type="float" office:value="4416" calcext:value-type="float">
            <text:p>4416</text:p>
          </table:table-cell>
          <table:table-cell table:formula="of:=[.B165]-[.$B$2]" office:value-type="float" office:value="20.4886553287506" calcext:value-type="float">
            <text:p>20.4886553288</text:p>
          </table:table-cell>
          <table:table-cell table:formula="of:=[.C165]/([.D165]-[.D164])" office:value-type="float" office:value="79806.4797425104" calcext:value-type="float">
            <text:p>79806.4797425104</text:p>
          </table:table-cell>
          <table:table-cell/>
          <table:table-cell office:value-type="float" office:value="1443144385.87404" calcext:value-type="float">
            <text:p>1443144385.87404</text:p>
          </table:table-cell>
          <table:table-cell table:formula="of:=[.G165]-[.$B$2]" office:value-type="float" office:value="25.8738172054291" calcext:value-type="float">
            <text:p>25.8738172054</text:p>
          </table:table-cell>
          <table:table-cell table:formula="of:=[.C165]/([.H165]-[.H164])" office:value-type="float" office:value="1191.67916798587" calcext:value-type="float">
            <text:p>1191.6791679859</text:p>
          </table:table-cell>
          <table:table-cell table:formula="of:=[.G165]-[.$B165]" office:value-type="float" office:value="5.38516187667847" calcext:value-type="float">
            <text:p>5.385161876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4380.54421" calcext:value-type="float">
            <text:p>1443144380.54421</text:p>
          </table:table-cell>
          <table:table-cell office:value-type="float" office:value="4416" calcext:value-type="float">
            <text:p>4416</text:p>
          </table:table-cell>
          <table:table-cell table:formula="of:=[.B166]-[.$B$2]" office:value-type="float" office:value="20.5439910888672" calcext:value-type="float">
            <text:p>20.5439910889</text:p>
          </table:table-cell>
          <table:table-cell table:formula="of:=[.C166]/([.D166]-[.D165])" office:value-type="float" office:value="79803.7289213469" calcext:value-type="float">
            <text:p>79803.7289213469</text:p>
          </table:table-cell>
          <table:table-cell/>
          <table:table-cell office:value-type="float" office:value="1443144386.00075" calcext:value-type="float">
            <text:p>1443144386.00075</text:p>
          </table:table-cell>
          <table:table-cell table:formula="of:=[.G166]-[.$B$2]" office:value-type="float" office:value="26.0005269050598" calcext:value-type="float">
            <text:p>26.0005269051</text:p>
          </table:table-cell>
          <table:table-cell table:formula="of:=[.C166]/([.H166]-[.H165])" office:value-type="float" office:value="34851.3177197112" calcext:value-type="float">
            <text:p>34851.3177197112</text:p>
          </table:table-cell>
          <table:table-cell table:formula="of:=[.G166]-[.$B166]" office:value-type="float" office:value="5.45653581619263" calcext:value-type="float">
            <text:p>5.456535816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4380.59955" calcext:value-type="float">
            <text:p>1443144380.59955</text:p>
          </table:table-cell>
          <table:table-cell office:value-type="float" office:value="4416" calcext:value-type="float">
            <text:p>4416</text:p>
          </table:table-cell>
          <table:table-cell table:formula="of:=[.B167]-[.$B$2]" office:value-type="float" office:value="20.5993268489838" calcext:value-type="float">
            <text:p>20.599326849</text:p>
          </table:table-cell>
          <table:table-cell table:formula="of:=[.C167]/([.D167]-[.D166])" office:value-type="float" office:value="79803.7289213469" calcext:value-type="float">
            <text:p>79803.7289213469</text:p>
          </table:table-cell>
          <table:table-cell/>
          <table:table-cell office:value-type="float" office:value="1443144386.16965" calcext:value-type="float">
            <text:p>1443144386.16965</text:p>
          </table:table-cell>
          <table:table-cell table:formula="of:=[.G167]-[.$B$2]" office:value-type="float" office:value="26.1694309711456" calcext:value-type="float">
            <text:p>26.1694309711</text:p>
          </table:table-cell>
          <table:table-cell table:formula="of:=[.C167]/([.H167]-[.H166])" office:value-type="float" office:value="26145.018899405" calcext:value-type="float">
            <text:p>26145.018899405</text:p>
          </table:table-cell>
          <table:table-cell table:formula="of:=[.G167]-[.$B167]" office:value-type="float" office:value="5.57010412216187" calcext:value-type="float">
            <text:p>5.570104122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4380.6549" calcext:value-type="float">
            <text:p>1443144380.6549</text:p>
          </table:table-cell>
          <table:table-cell office:value-type="float" office:value="4416" calcext:value-type="float">
            <text:p>4416</text:p>
          </table:table-cell>
          <table:table-cell table:formula="of:=[.B168]-[.$B$2]" office:value-type="float" office:value="20.6546771526337" calcext:value-type="float">
            <text:p>20.6546771526</text:p>
          </table:table-cell>
          <table:table-cell table:formula="of:=[.C168]/([.D168]-[.D167])" office:value-type="float" office:value="79782.7601440411" calcext:value-type="float">
            <text:p>79782.7601440411</text:p>
          </table:table-cell>
          <table:table-cell/>
          <table:table-cell office:value-type="float" office:value="1443144386.49294" calcext:value-type="float">
            <text:p>1443144386.49294</text:p>
          </table:table-cell>
          <table:table-cell table:formula="of:=[.G168]-[.$B$2]" office:value-type="float" office:value="26.4927244186401" calcext:value-type="float">
            <text:p>26.4927244186</text:p>
          </table:table-cell>
          <table:table-cell table:formula="of:=[.C168]/([.H168]-[.H167])" office:value-type="float" office:value="13659.416960732" calcext:value-type="float">
            <text:p>13659.416960732</text:p>
          </table:table-cell>
          <table:table-cell table:formula="of:=[.G168]-[.$B168]" office:value-type="float" office:value="5.83804726600647" calcext:value-type="float">
            <text:p>5.83804726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4380.71023" calcext:value-type="float">
            <text:p>1443144380.71023</text:p>
          </table:table-cell>
          <table:table-cell office:value-type="float" office:value="4416" calcext:value-type="float">
            <text:p>4416</text:p>
          </table:table-cell>
          <table:table-cell table:formula="of:=[.B169]-[.$B$2]" office:value-type="float" office:value="20.7100095748901" calcext:value-type="float">
            <text:p>20.7100095749</text:p>
          </table:table-cell>
          <table:table-cell table:formula="of:=[.C169]/([.D169]-[.D168])" office:value-type="float" office:value="79808.5429828379" calcext:value-type="float">
            <text:p>79808.5429828379</text:p>
          </table:table-cell>
          <table:table-cell/>
          <table:table-cell office:value-type="float" office:value="1443144387.01666" calcext:value-type="float">
            <text:p>1443144387.01666</text:p>
          </table:table-cell>
          <table:table-cell table:formula="of:=[.G169]-[.$B$2]" office:value-type="float" office:value="27.0164425373077" calcext:value-type="float">
            <text:p>27.0164425373</text:p>
          </table:table-cell>
          <table:table-cell table:formula="of:=[.C169]/([.H169]-[.H168])" office:value-type="float" office:value="8432.01684760267" calcext:value-type="float">
            <text:p>8432.0168476027</text:p>
          </table:table-cell>
          <table:table-cell table:formula="of:=[.G169]-[.$B169]" office:value-type="float" office:value="6.3064329624176" calcext:value-type="float">
            <text:p>6.306432962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4380.76556" calcext:value-type="float">
            <text:p>1443144380.76556</text:p>
          </table:table-cell>
          <table:table-cell office:value-type="float" office:value="4416" calcext:value-type="float">
            <text:p>4416</text:p>
          </table:table-cell>
          <table:table-cell table:formula="of:=[.B170]-[.$B$2]" office:value-type="float" office:value="20.7653429508209" calcext:value-type="float">
            <text:p>20.7653429508</text:p>
          </table:table-cell>
          <table:table-cell table:formula="of:=[.C170]/([.D170]-[.D169])" office:value-type="float" office:value="79807.1674774328" calcext:value-type="float">
            <text:p>79807.1674774328</text:p>
          </table:table-cell>
          <table:table-cell/>
          <table:table-cell office:value-type="float" office:value="1443144391.00238" calcext:value-type="float">
            <text:p>1443144391.00238</text:p>
          </table:table-cell>
          <table:table-cell table:formula="of:=[.G170]-[.$B$2]" office:value-type="float" office:value="31.0021576881409" calcext:value-type="float">
            <text:p>31.0021576881</text:p>
          </table:table-cell>
          <table:table-cell table:formula="of:=[.C170]/([.H170]-[.H169])" office:value-type="float" office:value="1107.95674875986" calcext:value-type="float">
            <text:p>1107.9567487599</text:p>
          </table:table-cell>
          <table:table-cell table:formula="of:=[.G170]-[.$B170]" office:value-type="float" office:value="10.2368147373199" calcext:value-type="float">
            <text:p>10.236814737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4380.82089" calcext:value-type="float">
            <text:p>1443144380.82089</text:p>
          </table:table-cell>
          <table:table-cell office:value-type="float" office:value="4416" calcext:value-type="float">
            <text:p>4416</text:p>
          </table:table-cell>
          <table:table-cell table:formula="of:=[.B171]-[.$B$2]" office:value-type="float" office:value="20.8206713199615" calcext:value-type="float">
            <text:p>20.82067132</text:p>
          </table:table-cell>
          <table:table-cell table:formula="of:=[.C171]/([.D171]-[.D170])" office:value-type="float" office:value="79814.389409818" calcext:value-type="float">
            <text:p>79814.389409818</text:p>
          </table:table-cell>
          <table:table-cell/>
          <table:table-cell office:value-type="float" office:value="1443144391.02035" calcext:value-type="float">
            <text:p>1443144391.02035</text:p>
          </table:table-cell>
          <table:table-cell table:formula="of:=[.G171]-[.$B$2]" office:value-type="float" office:value="31.0201270580292" calcext:value-type="float">
            <text:p>31.020127058</text:p>
          </table:table-cell>
          <table:table-cell table:formula="of:=[.C171]/([.H171]-[.H170])" office:value-type="float" office:value="245751.522031605" calcext:value-type="float">
            <text:p>245751.522031605</text:p>
          </table:table-cell>
          <table:table-cell table:formula="of:=[.G171]-[.$B171]" office:value-type="float" office:value="10.1994557380676" calcext:value-type="float">
            <text:p>10.199455738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4380.87622" calcext:value-type="float">
            <text:p>1443144380.87622</text:p>
          </table:table-cell>
          <table:table-cell office:value-type="float" office:value="4416" calcext:value-type="float">
            <text:p>4416</text:p>
          </table:table-cell>
          <table:table-cell table:formula="of:=[.B172]-[.$B$2]" office:value-type="float" office:value="20.8760044574738" calcext:value-type="float">
            <text:p>20.8760044575</text:p>
          </table:table-cell>
          <table:table-cell table:formula="of:=[.C172]/([.D172]-[.D171])" office:value-type="float" office:value="79807.511349339" calcext:value-type="float">
            <text:p>79807.511349339</text:p>
          </table:table-cell>
          <table:table-cell/>
          <table:table-cell office:value-type="float" office:value="1443144391.06765" calcext:value-type="float">
            <text:p>1443144391.06765</text:p>
          </table:table-cell>
          <table:table-cell table:formula="of:=[.G172]-[.$B$2]" office:value-type="float" office:value="31.067435503006" calcext:value-type="float">
            <text:p>31.067435503</text:p>
          </table:table-cell>
          <table:table-cell table:formula="of:=[.C172]/([.H172]-[.H171])" office:value-type="float" office:value="93344.856339391" calcext:value-type="float">
            <text:p>93344.856339391</text:p>
          </table:table-cell>
          <table:table-cell table:formula="of:=[.G172]-[.$B172]" office:value-type="float" office:value="10.1914310455322" calcext:value-type="float">
            <text:p>10.191431045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4380.93156" calcext:value-type="float">
            <text:p>1443144380.93156</text:p>
          </table:table-cell>
          <table:table-cell office:value-type="float" office:value="4416" calcext:value-type="float">
            <text:p>4416</text:p>
          </table:table-cell>
          <table:table-cell table:formula="of:=[.B173]-[.$B$2]" office:value-type="float" office:value="20.9313442707062" calcext:value-type="float">
            <text:p>20.9313442707</text:p>
          </table:table-cell>
          <table:table-cell table:formula="of:=[.C173]/([.D173]-[.D172])" office:value-type="float" office:value="79797.884055973" calcext:value-type="float">
            <text:p>79797.884055973</text:p>
          </table:table-cell>
          <table:table-cell/>
          <table:table-cell office:value-type="float" office:value="1443144391.11794" calcext:value-type="float">
            <text:p>1443144391.11794</text:p>
          </table:table-cell>
          <table:table-cell table:formula="of:=[.G173]-[.$B$2]" office:value-type="float" office:value="31.11772108078" calcext:value-type="float">
            <text:p>31.1177210808</text:p>
          </table:table-cell>
          <table:table-cell table:formula="of:=[.C173]/([.H173]-[.H172])" office:value-type="float" office:value="87818.4202206597" calcext:value-type="float">
            <text:p>87818.4202206597</text:p>
          </table:table-cell>
          <table:table-cell table:formula="of:=[.G173]-[.$B173]" office:value-type="float" office:value="10.1863768100739" calcext:value-type="float">
            <text:p>10.186376810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4380.9869" calcext:value-type="float">
            <text:p>1443144380.9869</text:p>
          </table:table-cell>
          <table:table-cell office:value-type="float" office:value="4416" calcext:value-type="float">
            <text:p>4416</text:p>
          </table:table-cell>
          <table:table-cell table:formula="of:=[.B174]-[.$B$2]" office:value-type="float" office:value="20.9866769313812" calcext:value-type="float">
            <text:p>20.9866769314</text:p>
          </table:table-cell>
          <table:table-cell table:formula="of:=[.C174]/([.D174]-[.D173])" office:value-type="float" office:value="79808.1991020415" calcext:value-type="float">
            <text:p>79808.1991020415</text:p>
          </table:table-cell>
          <table:table-cell/>
          <table:table-cell office:value-type="float" office:value="1443144391.16847" calcext:value-type="float">
            <text:p>1443144391.16847</text:p>
          </table:table-cell>
          <table:table-cell table:formula="of:=[.G174]-[.$B$2]" office:value-type="float" office:value="31.1682503223419" calcext:value-type="float">
            <text:p>31.1682503223</text:p>
          </table:table-cell>
          <table:table-cell table:formula="of:=[.C174]/([.H174]-[.H173])" office:value-type="float" office:value="87394.9393162998" calcext:value-type="float">
            <text:p>87394.9393162998</text:p>
          </table:table-cell>
          <table:table-cell table:formula="of:=[.G174]-[.$B174]" office:value-type="float" office:value="10.1815733909607" calcext:value-type="float">
            <text:p>10.18157339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4381.03977" calcext:value-type="float">
            <text:p>1443144381.03977</text:p>
          </table:table-cell>
          <table:table-cell office:value-type="float" office:value="4416" calcext:value-type="float">
            <text:p>4416</text:p>
          </table:table-cell>
          <table:table-cell table:formula="of:=[.B175]-[.$B$2]" office:value-type="float" office:value="21.0395498275757" calcext:value-type="float">
            <text:p>21.0395498276</text:p>
          </table:table-cell>
          <table:table-cell table:formula="of:=[.C175]/([.D175]-[.D174])" office:value-type="float" office:value="83521.053655897" calcext:value-type="float">
            <text:p>83521.053655897</text:p>
          </table:table-cell>
          <table:table-cell/>
          <table:table-cell office:value-type="float" office:value="1443144391.2189" calcext:value-type="float">
            <text:p>1443144391.2189</text:p>
          </table:table-cell>
          <table:table-cell table:formula="of:=[.G175]-[.$B$2]" office:value-type="float" office:value="31.2186787128448" calcext:value-type="float">
            <text:p>31.2186787128</text:p>
          </table:table-cell>
          <table:table-cell table:formula="of:=[.C175]/([.H175]-[.H174])" office:value-type="float" office:value="87569.7192783388" calcext:value-type="float">
            <text:p>87569.7192783388</text:p>
          </table:table-cell>
          <table:table-cell table:formula="of:=[.G175]-[.$B175]" office:value-type="float" office:value="10.1791288852692" calcext:value-type="float">
            <text:p>10.179128885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4381.09185" calcext:value-type="float">
            <text:p>1443144381.09185</text:p>
          </table:table-cell>
          <table:table-cell office:value-type="float" office:value="4416" calcext:value-type="float">
            <text:p>4416</text:p>
          </table:table-cell>
          <table:table-cell table:formula="of:=[.B176]-[.$B$2]" office:value-type="float" office:value="21.0916268825531" calcext:value-type="float">
            <text:p>21.0916268826</text:p>
          </table:table-cell>
          <table:table-cell table:formula="of:=[.C176]/([.D176]-[.D175])" office:value-type="float" office:value="84797.421857188" calcext:value-type="float">
            <text:p>84797.421857188</text:p>
          </table:table-cell>
          <table:table-cell/>
          <table:table-cell office:value-type="float" office:value="1443144391.26935" calcext:value-type="float">
            <text:p>1443144391.26935</text:p>
          </table:table-cell>
          <table:table-cell table:formula="of:=[.G176]-[.$B$2]" office:value-type="float" office:value="31.2691268920898" calcext:value-type="float">
            <text:p>31.2691268921</text:p>
          </table:table-cell>
          <table:table-cell table:formula="of:=[.C176]/([.H176]-[.H175])" office:value-type="float" office:value="87535.3692856637" calcext:value-type="float">
            <text:p>87535.3692856637</text:p>
          </table:table-cell>
          <table:table-cell table:formula="of:=[.G176]-[.$B176]" office:value-type="float" office:value="10.1775000095367" calcext:value-type="float">
            <text:p>10.177500009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4381.14394" calcext:value-type="float">
            <text:p>1443144381.14394</text:p>
          </table:table-cell>
          <table:table-cell office:value-type="float" office:value="4416" calcext:value-type="float">
            <text:p>4416</text:p>
          </table:table-cell>
          <table:table-cell table:formula="of:=[.B177]-[.$B$2]" office:value-type="float" office:value="21.1437218189239" calcext:value-type="float">
            <text:p>21.1437218189</text:p>
          </table:table-cell>
          <table:table-cell table:formula="of:=[.C177]/([.D177]-[.D176])" office:value-type="float" office:value="84768.3154570668" calcext:value-type="float">
            <text:p>84768.3154570668</text:p>
          </table:table-cell>
          <table:table-cell/>
          <table:table-cell office:value-type="float" office:value="1443144391.3198" calcext:value-type="float">
            <text:p>1443144391.3198</text:p>
          </table:table-cell>
          <table:table-cell table:formula="of:=[.G177]-[.$B$2]" office:value-type="float" office:value="31.3195810317993" calcext:value-type="float">
            <text:p>31.3195810318</text:p>
          </table:table-cell>
          <table:table-cell table:formula="of:=[.C177]/([.H177]-[.H176])" office:value-type="float" office:value="87525.0281825914" calcext:value-type="float">
            <text:p>87525.0281825914</text:p>
          </table:table-cell>
          <table:table-cell table:formula="of:=[.G177]-[.$B177]" office:value-type="float" office:value="10.1758592128754" calcext:value-type="float">
            <text:p>10.175859212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4381.19603" calcext:value-type="float">
            <text:p>1443144381.19603</text:p>
          </table:table-cell>
          <table:table-cell office:value-type="float" office:value="4416" calcext:value-type="float">
            <text:p>4416</text:p>
          </table:table-cell>
          <table:table-cell table:formula="of:=[.B178]-[.$B$2]" office:value-type="float" office:value="21.1958131790161" calcext:value-type="float">
            <text:p>21.195813179</text:p>
          </table:table-cell>
          <table:table-cell table:formula="of:=[.C178]/([.D178]-[.D177])" office:value-type="float" office:value="84774.1351384751" calcext:value-type="float">
            <text:p>84774.1351384751</text:p>
          </table:table-cell>
          <table:table-cell/>
          <table:table-cell office:value-type="float" office:value="1443144391.37024" calcext:value-type="float">
            <text:p>1443144391.37024</text:p>
          </table:table-cell>
          <table:table-cell table:formula="of:=[.G178]-[.$B$2]" office:value-type="float" office:value="31.3700172901154" calcext:value-type="float">
            <text:p>31.3700172901</text:p>
          </table:table-cell>
          <table:table-cell table:formula="of:=[.C178]/([.H178]-[.H177])" office:value-type="float" office:value="87556.0588243636" calcext:value-type="float">
            <text:p>87556.0588243636</text:p>
          </table:table-cell>
          <table:table-cell table:formula="of:=[.G178]-[.$B178]" office:value-type="float" office:value="10.1742041110992" calcext:value-type="float">
            <text:p>10.174204111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4381.24813" calcext:value-type="float">
            <text:p>1443144381.24813</text:p>
          </table:table-cell>
          <table:table-cell office:value-type="float" office:value="4416" calcext:value-type="float">
            <text:p>4416</text:p>
          </table:table-cell>
          <table:table-cell table:formula="of:=[.B179]-[.$B$2]" office:value-type="float" office:value="21.2479157447815" calcext:value-type="float">
            <text:p>21.2479157448</text:p>
          </table:table-cell>
          <table:table-cell table:formula="of:=[.C179]/([.D179]-[.D178])" office:value-type="float" office:value="84755.9028068859" calcext:value-type="float">
            <text:p>84755.9028068859</text:p>
          </table:table-cell>
          <table:table-cell/>
          <table:table-cell office:value-type="float" office:value="1443144391.42067" calcext:value-type="float">
            <text:p>1443144391.42067</text:p>
          </table:table-cell>
          <table:table-cell table:formula="of:=[.G179]-[.$B$2]" office:value-type="float" office:value="31.4204556941986" calcext:value-type="float">
            <text:p>31.4204556942</text:p>
          </table:table-cell>
          <table:table-cell table:formula="of:=[.C179]/([.H179]-[.H178])" office:value-type="float" office:value="87552.333985649" calcext:value-type="float">
            <text:p>87552.333985649</text:p>
          </table:table-cell>
          <table:table-cell table:formula="of:=[.G179]-[.$B179]" office:value-type="float" office:value="10.1725399494171" calcext:value-type="float">
            <text:p>10.172539949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4381.30023" calcext:value-type="float">
            <text:p>1443144381.30023</text:p>
          </table:table-cell>
          <table:table-cell office:value-type="float" office:value="4416" calcext:value-type="float">
            <text:p>4416</text:p>
          </table:table-cell>
          <table:table-cell table:formula="of:=[.B180]-[.$B$2]" office:value-type="float" office:value="21.3000094890594" calcext:value-type="float">
            <text:p>21.3000094891</text:p>
          </table:table-cell>
          <table:table-cell table:formula="of:=[.C180]/([.D180]-[.D179])" office:value-type="float" office:value="84770.255262086" calcext:value-type="float">
            <text:p>84770.255262086</text:p>
          </table:table-cell>
          <table:table-cell/>
          <table:table-cell office:value-type="float" office:value="1443144391.47113" calcext:value-type="float">
            <text:p>1443144391.47113</text:p>
          </table:table-cell>
          <table:table-cell table:formula="of:=[.G180]-[.$B$2]" office:value-type="float" office:value="31.4709136486053" calcext:value-type="float">
            <text:p>31.4709136486</text:p>
          </table:table-cell>
          <table:table-cell table:formula="of:=[.C180]/([.H180]-[.H179])" office:value-type="float" office:value="87518.4111587821" calcext:value-type="float">
            <text:p>87518.4111587821</text:p>
          </table:table-cell>
          <table:table-cell table:formula="of:=[.G180]-[.$B180]" office:value-type="float" office:value="10.1709041595459" calcext:value-type="float">
            <text:p>10.170904159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4381.35232" calcext:value-type="float">
            <text:p>1443144381.35232</text:p>
          </table:table-cell>
          <table:table-cell office:value-type="float" office:value="4416" calcext:value-type="float">
            <text:p>4416</text:p>
          </table:table-cell>
          <table:table-cell table:formula="of:=[.B181]-[.$B$2]" office:value-type="float" office:value="21.3521008491516" calcext:value-type="float">
            <text:p>21.3521008492</text:p>
          </table:table-cell>
          <table:table-cell table:formula="of:=[.C181]/([.D181]-[.D180])" office:value-type="float" office:value="84774.1351384751" calcext:value-type="float">
            <text:p>84774.1351384751</text:p>
          </table:table-cell>
          <table:table-cell/>
          <table:table-cell office:value-type="float" office:value="1443144391.52154" calcext:value-type="float">
            <text:p>1443144391.52154</text:p>
          </table:table-cell>
          <table:table-cell table:formula="of:=[.G181]-[.$B$2]" office:value-type="float" office:value="31.5213217735291" calcext:value-type="float">
            <text:p>31.5213217735</text:p>
          </table:table-cell>
          <table:table-cell table:formula="of:=[.C181]/([.H181]-[.H180])" office:value-type="float" office:value="87604.9249339015" calcext:value-type="float">
            <text:p>87604.9249339015</text:p>
          </table:table-cell>
          <table:table-cell table:formula="of:=[.G181]-[.$B181]" office:value-type="float" office:value="10.1692209243774" calcext:value-type="float">
            <text:p>10.169220924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4381.4044" calcext:value-type="float">
            <text:p>1443144381.4044</text:p>
          </table:table-cell>
          <table:table-cell office:value-type="float" office:value="4416" calcext:value-type="float">
            <text:p>4416</text:p>
          </table:table-cell>
          <table:table-cell table:formula="of:=[.B182]-[.$B$2]" office:value-type="float" office:value="21.404177904129" calcext:value-type="float">
            <text:p>21.4041779041</text:p>
          </table:table-cell>
          <table:table-cell table:formula="of:=[.C182]/([.D182]-[.D181])" office:value-type="float" office:value="84797.421857188" calcext:value-type="float">
            <text:p>84797.421857188</text:p>
          </table:table-cell>
          <table:table-cell/>
          <table:table-cell office:value-type="float" office:value="1443144391.57201" calcext:value-type="float">
            <text:p>1443144391.57201</text:p>
          </table:table-cell>
          <table:table-cell table:formula="of:=[.G182]-[.$B$2]" office:value-type="float" office:value="31.571795463562" calcext:value-type="float">
            <text:p>31.5717954636</text:p>
          </table:table-cell>
          <table:table-cell table:formula="of:=[.C182]/([.H182]-[.H181])" office:value-type="float" office:value="87491.126508016" calcext:value-type="float">
            <text:p>87491.126508016</text:p>
          </table:table-cell>
          <table:table-cell table:formula="of:=[.G182]-[.$B182]" office:value-type="float" office:value="10.167617559433" calcext:value-type="float">
            <text:p>10.167617559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4381.45652" calcext:value-type="float">
            <text:p>1443144381.45652</text:p>
          </table:table-cell>
          <table:table-cell office:value-type="float" office:value="4416" calcext:value-type="float">
            <text:p>4416</text:p>
          </table:table-cell>
          <table:table-cell table:formula="of:=[.B183]-[.$B$2]" office:value-type="float" office:value="21.4562973976135" calcext:value-type="float">
            <text:p>21.4562973976</text:p>
          </table:table-cell>
          <table:table-cell table:formula="of:=[.C183]/([.D183]-[.D182])" office:value-type="float" office:value="84728.3752155715" calcext:value-type="float">
            <text:p>84728.3752155715</text:p>
          </table:table-cell>
          <table:table-cell/>
          <table:table-cell office:value-type="float" office:value="1443144391.62242" calcext:value-type="float">
            <text:p>1443144391.62242</text:p>
          </table:table-cell>
          <table:table-cell table:formula="of:=[.G183]-[.$B$2]" office:value-type="float" office:value="31.6221969127655" calcext:value-type="float">
            <text:p>31.6221969128</text:p>
          </table:table-cell>
          <table:table-cell table:formula="of:=[.C183]/([.H183]-[.H182])" office:value-type="float" office:value="87616.5282901055" calcext:value-type="float">
            <text:p>87616.5282901055</text:p>
          </table:table-cell>
          <table:table-cell table:formula="of:=[.G183]-[.$B183]" office:value-type="float" office:value="10.165899515152" calcext:value-type="float">
            <text:p>10.165899515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4381.50858" calcext:value-type="float">
            <text:p>1443144381.50858</text:p>
          </table:table-cell>
          <table:table-cell office:value-type="float" office:value="4416" calcext:value-type="float">
            <text:p>4416</text:p>
          </table:table-cell>
          <table:table-cell table:formula="of:=[.B184]-[.$B$2]" office:value-type="float" office:value="21.5083620548248" calcext:value-type="float">
            <text:p>21.5083620548</text:p>
          </table:table-cell>
          <table:table-cell table:formula="of:=[.C184]/([.D184]-[.D183])" office:value-type="float" office:value="84817.6140309101" calcext:value-type="float">
            <text:p>84817.6140309101</text:p>
          </table:table-cell>
          <table:table-cell/>
          <table:table-cell office:value-type="float" office:value="1443144391.67282" calcext:value-type="float">
            <text:p>1443144391.67282</text:p>
          </table:table-cell>
          <table:table-cell table:formula="of:=[.G184]-[.$B$2]" office:value-type="float" office:value="31.6725976467133" calcext:value-type="float">
            <text:p>31.6725976467</text:p>
          </table:table-cell>
          <table:table-cell table:formula="of:=[.C184]/([.H184]-[.H183])" office:value-type="float" office:value="87617.7716891521" calcext:value-type="float">
            <text:p>87617.7716891521</text:p>
          </table:table-cell>
          <table:table-cell table:formula="of:=[.G184]-[.$B184]" office:value-type="float" office:value="10.1642355918884" calcext:value-type="float">
            <text:p>10.164235591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4381.56067" calcext:value-type="float">
            <text:p>1443144381.56067</text:p>
          </table:table-cell>
          <table:table-cell office:value-type="float" office:value="4416" calcext:value-type="float">
            <text:p>4416</text:p>
          </table:table-cell>
          <table:table-cell table:formula="of:=[.B185]-[.$B$2]" office:value-type="float" office:value="21.5604526996613" calcext:value-type="float">
            <text:p>21.5604526997</text:p>
          </table:table-cell>
          <table:table-cell table:formula="of:=[.C185]/([.D185]-[.D184])" office:value-type="float" office:value="84775.2991706487" calcext:value-type="float">
            <text:p>84775.2991706487</text:p>
          </table:table-cell>
          <table:table-cell/>
          <table:table-cell office:value-type="float" office:value="1443144391.72327" calcext:value-type="float">
            <text:p>1443144391.72327</text:p>
          </table:table-cell>
          <table:table-cell table:formula="of:=[.G185]-[.$B$2]" office:value-type="float" office:value="31.7230460643768" calcext:value-type="float">
            <text:p>31.7230460644</text:p>
          </table:table-cell>
          <table:table-cell table:formula="of:=[.C185]/([.H185]-[.H184])" office:value-type="float" office:value="87534.9555946237" calcext:value-type="float">
            <text:p>87534.9555946237</text:p>
          </table:table-cell>
          <table:table-cell table:formula="of:=[.G185]-[.$B185]" office:value-type="float" office:value="10.1625933647156" calcext:value-type="float">
            <text:p>10.162593364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4381.61276" calcext:value-type="float">
            <text:p>1443144381.61276</text:p>
          </table:table-cell>
          <table:table-cell office:value-type="float" office:value="4416" calcext:value-type="float">
            <text:p>4416</text:p>
          </table:table-cell>
          <table:table-cell table:formula="of:=[.B186]-[.$B$2]" office:value-type="float" office:value="21.6125419139862" calcext:value-type="float">
            <text:p>21.612541914</text:p>
          </table:table-cell>
          <table:table-cell table:formula="of:=[.C186]/([.D186]-[.D185])" office:value-type="float" office:value="84777.6273308983" calcext:value-type="float">
            <text:p>84777.6273308983</text:p>
          </table:table-cell>
          <table:table-cell/>
          <table:table-cell office:value-type="float" office:value="1443144391.77373" calcext:value-type="float">
            <text:p>1443144391.77373</text:p>
          </table:table-cell>
          <table:table-cell table:formula="of:=[.G186]-[.$B$2]" office:value-type="float" office:value="31.7735097408295" calcext:value-type="float">
            <text:p>31.7735097408</text:p>
          </table:table-cell>
          <table:table-cell table:formula="of:=[.C186]/([.H186]-[.H185])" office:value-type="float" office:value="87508.4874988189" calcext:value-type="float">
            <text:p>87508.4874988189</text:p>
          </table:table-cell>
          <table:table-cell table:formula="of:=[.G186]-[.$B186]" office:value-type="float" office:value="10.1609678268433" calcext:value-type="float">
            <text:p>10.160967826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4381.66484" calcext:value-type="float">
            <text:p>1443144381.66484</text:p>
          </table:table-cell>
          <table:table-cell office:value-type="float" office:value="4416" calcext:value-type="float">
            <text:p>4416</text:p>
          </table:table-cell>
          <table:table-cell table:formula="of:=[.B187]-[.$B$2]" office:value-type="float" office:value="21.6646254062653" calcext:value-type="float">
            <text:p>21.6646254063</text:p>
          </table:table-cell>
          <table:table-cell table:formula="of:=[.C187]/([.D187]-[.D186])" office:value-type="float" office:value="84786.9412507896" calcext:value-type="float">
            <text:p>84786.9412507896</text:p>
          </table:table-cell>
          <table:table-cell/>
          <table:table-cell office:value-type="float" office:value="1443144391.82416" calcext:value-type="float">
            <text:p>1443144391.82416</text:p>
          </table:table-cell>
          <table:table-cell table:formula="of:=[.G187]-[.$B$2]" office:value-type="float" office:value="31.8239388465881" calcext:value-type="float">
            <text:p>31.8239388466</text:p>
          </table:table-cell>
          <table:table-cell table:formula="of:=[.C187]/([.H187]-[.H186])" office:value-type="float" office:value="87568.4772427488" calcext:value-type="float">
            <text:p>87568.4772427488</text:p>
          </table:table-cell>
          <table:table-cell table:formula="of:=[.G187]-[.$B187]" office:value-type="float" office:value="10.1593134403229" calcext:value-type="float">
            <text:p>10.159313440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4381.71694" calcext:value-type="float">
            <text:p>1443144381.71694</text:p>
          </table:table-cell>
          <table:table-cell office:value-type="float" office:value="4416" calcext:value-type="float">
            <text:p>4416</text:p>
          </table:table-cell>
          <table:table-cell table:formula="of:=[.B188]-[.$B$2]" office:value-type="float" office:value="21.7167193889618" calcext:value-type="float">
            <text:p>21.716719389</text:p>
          </table:table-cell>
          <table:table-cell table:formula="of:=[.C188]/([.D188]-[.D187])" office:value-type="float" office:value="84769.8672939798" calcext:value-type="float">
            <text:p>84769.8672939798</text:p>
          </table:table-cell>
          <table:table-cell/>
          <table:table-cell office:value-type="float" office:value="1443144391.87463" calcext:value-type="float">
            <text:p>1443144391.87463</text:p>
          </table:table-cell>
          <table:table-cell table:formula="of:=[.G188]-[.$B$2]" office:value-type="float" office:value="31.8744132518768" calcext:value-type="float">
            <text:p>31.8744132519</text:p>
          </table:table-cell>
          <table:table-cell table:formula="of:=[.C188]/([.H188]-[.H187])" office:value-type="float" office:value="87489.8867008337" calcext:value-type="float">
            <text:p>87489.8867008337</text:p>
          </table:table-cell>
          <table:table-cell table:formula="of:=[.G188]-[.$B188]" office:value-type="float" office:value="10.157693862915" calcext:value-type="float">
            <text:p>10.157693862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4381.76902" calcext:value-type="float">
            <text:p>1443144381.76902</text:p>
          </table:table-cell>
          <table:table-cell office:value-type="float" office:value="4416" calcext:value-type="float">
            <text:p>4416</text:p>
          </table:table-cell>
          <table:table-cell table:formula="of:=[.B189]-[.$B$2]" office:value-type="float" office:value="21.7688047885895" calcext:value-type="float">
            <text:p>21.7688047886</text:p>
          </table:table-cell>
          <table:table-cell table:formula="of:=[.C189]/([.D189]-[.D188])" office:value-type="float" office:value="84783.8363834443" calcext:value-type="float">
            <text:p>84783.8363834443</text:p>
          </table:table-cell>
          <table:table-cell/>
          <table:table-cell office:value-type="float" office:value="1443144391.92507" calcext:value-type="float">
            <text:p>1443144391.92507</text:p>
          </table:table-cell>
          <table:table-cell table:formula="of:=[.G189]-[.$B$2]" office:value-type="float" office:value="31.9248466491699" calcext:value-type="float">
            <text:p>31.9248466492</text:p>
          </table:table-cell>
          <table:table-cell table:formula="of:=[.C189]/([.H189]-[.H188])" office:value-type="float" office:value="87561.0257690289" calcext:value-type="float">
            <text:p>87561.0257690289</text:p>
          </table:table-cell>
          <table:table-cell table:formula="of:=[.G189]-[.$B189]" office:value-type="float" office:value="10.1560418605804" calcext:value-type="float">
            <text:p>10.156041860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4381.82111" calcext:value-type="float">
            <text:p>1443144381.82111</text:p>
          </table:table-cell>
          <table:table-cell office:value-type="float" office:value="4416" calcext:value-type="float">
            <text:p>4416</text:p>
          </table:table-cell>
          <table:table-cell table:formula="of:=[.B190]-[.$B$2]" office:value-type="float" office:value="21.8208932876587" calcext:value-type="float">
            <text:p>21.8208932877</text:p>
          </table:table-cell>
          <table:table-cell table:formula="of:=[.C190]/([.D190]-[.D189])" office:value-type="float" office:value="84778.791458977" calcext:value-type="float">
            <text:p>84778.791458977</text:p>
          </table:table-cell>
          <table:table-cell/>
          <table:table-cell office:value-type="float" office:value="1443144391.97544" calcext:value-type="float">
            <text:p>1443144391.97544</text:p>
          </table:table-cell>
          <table:table-cell table:formula="of:=[.G190]-[.$B$2]" office:value-type="float" office:value="31.9752242565155" calcext:value-type="float">
            <text:p>31.9752242565</text:p>
          </table:table-cell>
          <table:table-cell table:formula="of:=[.C190]/([.H190]-[.H189])" office:value-type="float" office:value="87657.9939516988" calcext:value-type="float">
            <text:p>87657.9939516988</text:p>
          </table:table-cell>
          <table:table-cell table:formula="of:=[.G190]-[.$B190]" office:value-type="float" office:value="10.1543309688568" calcext:value-type="float">
            <text:p>10.154330968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4381.87328" calcext:value-type="float">
            <text:p>1443144381.87328</text:p>
          </table:table-cell>
          <table:table-cell office:value-type="float" office:value="4416" calcext:value-type="float">
            <text:p>4416</text:p>
          </table:table-cell>
          <table:table-cell table:formula="of:=[.B191]-[.$B$2]" office:value-type="float" office:value="21.8730585575104" calcext:value-type="float">
            <text:p>21.8730585575</text:p>
          </table:table-cell>
          <table:table-cell table:formula="of:=[.C191]/([.D191]-[.D190])" office:value-type="float" office:value="84654.0238851538" calcext:value-type="float">
            <text:p>84654.0238851538</text:p>
          </table:table-cell>
          <table:table-cell/>
          <table:table-cell office:value-type="float" office:value="1443144392.026" calcext:value-type="float">
            <text:p>1443144392.026</text:p>
          </table:table-cell>
          <table:table-cell table:formula="of:=[.G191]-[.$B$2]" office:value-type="float" office:value="32.0257840156555" calcext:value-type="float">
            <text:p>32.0257840157</text:p>
          </table:table-cell>
          <table:table-cell table:formula="of:=[.C191]/([.H191]-[.H190])" office:value-type="float" office:value="87342.1882365146" calcext:value-type="float">
            <text:p>87342.1882365146</text:p>
          </table:table-cell>
          <table:table-cell table:formula="of:=[.G191]-[.$B191]" office:value-type="float" office:value="10.1527254581451" calcext:value-type="float">
            <text:p>10.152725458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4381.92538" calcext:value-type="float">
            <text:p>1443144381.92538</text:p>
          </table:table-cell>
          <table:table-cell office:value-type="float" office:value="4416" calcext:value-type="float">
            <text:p>4416</text:p>
          </table:table-cell>
          <table:table-cell table:formula="of:=[.B192]-[.$B$2]" office:value-type="float" office:value="21.9251573085785" calcext:value-type="float">
            <text:p>21.9251573086</text:p>
          </table:table-cell>
          <table:table-cell table:formula="of:=[.C192]/([.D192]-[.D191])" office:value-type="float" office:value="84762.108677546" calcext:value-type="float">
            <text:p>84762.108677546</text:p>
          </table:table-cell>
          <table:table-cell/>
          <table:table-cell office:value-type="float" office:value="1443144392.04215" calcext:value-type="float">
            <text:p>1443144392.04215</text:p>
          </table:table-cell>
          <table:table-cell table:formula="of:=[.G192]-[.$B$2]" office:value-type="float" office:value="32.0419273376465" calcext:value-type="float">
            <text:p>32.0419273376</text:p>
          </table:table-cell>
          <table:table-cell table:formula="of:=[.C192]/([.H192]-[.H191])" office:value-type="float" office:value="273549.645015507" calcext:value-type="float">
            <text:p>273549.645015507</text:p>
          </table:table-cell>
          <table:table-cell table:formula="of:=[.G192]-[.$B192]" office:value-type="float" office:value="10.116770029068" calcext:value-type="float">
            <text:p>10.116770029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4381.97746" calcext:value-type="float">
            <text:p>1443144381.97746</text:p>
          </table:table-cell>
          <table:table-cell office:value-type="float" office:value="4416" calcext:value-type="float">
            <text:p>4416</text:p>
          </table:table-cell>
          <table:table-cell table:formula="of:=[.B193]-[.$B$2]" office:value-type="float" office:value="21.9772419929504" calcext:value-type="float">
            <text:p>21.977241993</text:p>
          </table:table-cell>
          <table:table-cell table:formula="of:=[.C193]/([.D193]-[.D192])" office:value-type="float" office:value="84785.0006820502" calcext:value-type="float">
            <text:p>84785.0006820502</text:p>
          </table:table-cell>
          <table:table-cell/>
          <table:table-cell office:value-type="float" office:value="1443144392.05829" calcext:value-type="float">
            <text:p>1443144392.05829</text:p>
          </table:table-cell>
          <table:table-cell table:formula="of:=[.G193]-[.$B$2]" office:value-type="float" office:value="32.0580711364746" calcext:value-type="float">
            <text:p>32.0580711365</text:p>
          </table:table-cell>
          <table:table-cell table:formula="of:=[.C193]/([.H193]-[.H192])" office:value-type="float" office:value="273541.565217391" calcext:value-type="float">
            <text:p>273541.565217391</text:p>
          </table:table-cell>
          <table:table-cell table:formula="of:=[.G193]-[.$B193]" office:value-type="float" office:value="10.0808291435242" calcext:value-type="float">
            <text:p>10.080829143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4382.02455" calcext:value-type="float">
            <text:p>1443144382.02455</text:p>
          </table:table-cell>
          <table:table-cell office:value-type="float" office:value="4416" calcext:value-type="float">
            <text:p>4416</text:p>
          </table:table-cell>
          <table:table-cell table:formula="of:=[.B194]-[.$B$2]" office:value-type="float" office:value="22.0243318080902" calcext:value-type="float">
            <text:p>22.0243318081</text:p>
          </table:table-cell>
          <table:table-cell table:formula="of:=[.C194]/([.D194]-[.D193])" office:value-type="float" office:value="93778.2403029735" calcext:value-type="float">
            <text:p>93778.2403029735</text:p>
          </table:table-cell>
          <table:table-cell/>
          <table:table-cell office:value-type="float" office:value="1443144392.08634" calcext:value-type="float">
            <text:p>1443144392.08634</text:p>
          </table:table-cell>
          <table:table-cell table:formula="of:=[.G194]-[.$B$2]" office:value-type="float" office:value="32.0861206054687" calcext:value-type="float">
            <text:p>32.0861206055</text:p>
          </table:table-cell>
          <table:table-cell table:formula="of:=[.C194]/([.H194]-[.H193])" office:value-type="float" office:value="157436.135454916" calcext:value-type="float">
            <text:p>157436.135454916</text:p>
          </table:table-cell>
          <table:table-cell table:formula="of:=[.G194]-[.$B194]" office:value-type="float" office:value="10.0617887973785" calcext:value-type="float">
            <text:p>10.061788797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4382.06782" calcext:value-type="float">
            <text:p>1443144382.06782</text:p>
          </table:table-cell>
          <table:table-cell office:value-type="float" office:value="4416" calcext:value-type="float">
            <text:p>4416</text:p>
          </table:table-cell>
          <table:table-cell table:formula="of:=[.B195]-[.$B$2]" office:value-type="float" office:value="22.0675985813141" calcext:value-type="float">
            <text:p>22.0675985813</text:p>
          </table:table-cell>
          <table:table-cell table:formula="of:=[.C195]/([.D195]-[.D194])" office:value-type="float" office:value="102064.46358156" calcext:value-type="float">
            <text:p>102064.46358156</text:p>
          </table:table-cell>
          <table:table-cell/>
          <table:table-cell office:value-type="float" office:value="1443144392.13302" calcext:value-type="float">
            <text:p>1443144392.13302</text:p>
          </table:table-cell>
          <table:table-cell table:formula="of:=[.G195]-[.$B$2]" office:value-type="float" office:value="32.1327979564667" calcext:value-type="float">
            <text:p>32.1327979565</text:p>
          </table:table-cell>
          <table:table-cell table:formula="of:=[.C195]/([.H195]-[.H194])" office:value-type="float" office:value="94606.9111804637" calcext:value-type="float">
            <text:p>94606.9111804637</text:p>
          </table:table-cell>
          <table:table-cell table:formula="of:=[.G195]-[.$B195]" office:value-type="float" office:value="10.0651993751526" calcext:value-type="float">
            <text:p>10.065199375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4382.11109" calcext:value-type="float">
            <text:p>1443144382.11109</text:p>
          </table:table-cell>
          <table:table-cell office:value-type="float" office:value="4416" calcext:value-type="float">
            <text:p>4416</text:p>
          </table:table-cell>
          <table:table-cell table:formula="of:=[.B196]-[.$B$2]" office:value-type="float" office:value="22.1108686923981" calcext:value-type="float">
            <text:p>22.1108686924</text:p>
          </table:table-cell>
          <table:table-cell table:formula="of:=[.C196]/([.D196]-[.D195])" office:value-type="float" office:value="102056.590320021" calcext:value-type="float">
            <text:p>102056.590320021</text:p>
          </table:table-cell>
          <table:table-cell/>
          <table:table-cell office:value-type="float" office:value="1443144392.17972" calcext:value-type="float">
            <text:p>1443144392.17972</text:p>
          </table:table-cell>
          <table:table-cell table:formula="of:=[.G196]-[.$B$2]" office:value-type="float" office:value="32.1794998645782" calcext:value-type="float">
            <text:p>32.1794998646</text:p>
          </table:table-cell>
          <table:table-cell table:formula="of:=[.C196]/([.H196]-[.H195])" office:value-type="float" office:value="94557.1643336294" calcext:value-type="float">
            <text:p>94557.1643336294</text:p>
          </table:table-cell>
          <table:table-cell table:formula="of:=[.G196]-[.$B196]" office:value-type="float" office:value="10.0686311721802" calcext:value-type="float">
            <text:p>10.068631172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4382.15435" calcext:value-type="float">
            <text:p>1443144382.15435</text:p>
          </table:table-cell>
          <table:table-cell office:value-type="float" office:value="4416" calcext:value-type="float">
            <text:p>4416</text:p>
          </table:table-cell>
          <table:table-cell table:formula="of:=[.B197]-[.$B$2]" office:value-type="float" office:value="22.1541261672974" calcext:value-type="float">
            <text:p>22.1541261673</text:p>
          </table:table-cell>
          <table:table-cell table:formula="of:=[.C197]/([.D197]-[.D196])" office:value-type="float" office:value="102086.402645576" calcext:value-type="float">
            <text:p>102086.402645576</text:p>
          </table:table-cell>
          <table:table-cell/>
          <table:table-cell office:value-type="float" office:value="1443144392.22646" calcext:value-type="float">
            <text:p>1443144392.22646</text:p>
          </table:table-cell>
          <table:table-cell table:formula="of:=[.G197]-[.$B$2]" office:value-type="float" office:value="32.2262368202209" calcext:value-type="float">
            <text:p>32.2262368202</text:p>
          </table:table-cell>
          <table:table-cell table:formula="of:=[.C197]/([.H197]-[.H196])" office:value-type="float" office:value="94486.2569517775" calcext:value-type="float">
            <text:p>94486.2569517775</text:p>
          </table:table-cell>
          <table:table-cell table:formula="of:=[.G197]-[.$B197]" office:value-type="float" office:value="10.0721106529236" calcext:value-type="float">
            <text:p>10.072110652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4382.19761" calcext:value-type="float">
            <text:p>1443144382.19761</text:p>
          </table:table-cell>
          <table:table-cell office:value-type="float" office:value="4416" calcext:value-type="float">
            <text:p>4416</text:p>
          </table:table-cell>
          <table:table-cell table:formula="of:=[.B198]-[.$B$2]" office:value-type="float" office:value="22.1973865032196" calcext:value-type="float">
            <text:p>22.1973865032</text:p>
          </table:table-cell>
          <table:table-cell table:formula="of:=[.C198]/([.D198]-[.D197])" office:value-type="float" office:value="102079.651159843" calcext:value-type="float">
            <text:p>102079.651159843</text:p>
          </table:table-cell>
          <table:table-cell/>
          <table:table-cell office:value-type="float" office:value="1443144392.2731" calcext:value-type="float">
            <text:p>1443144392.2731</text:p>
          </table:table-cell>
          <table:table-cell table:formula="of:=[.G198]-[.$B$2]" office:value-type="float" office:value="32.2728796005249" calcext:value-type="float">
            <text:p>32.2728796005</text:p>
          </table:table-cell>
          <table:table-cell table:formula="of:=[.C198]/([.H198]-[.H197])" office:value-type="float" office:value="94677.0319269657" calcext:value-type="float">
            <text:p>94677.0319269657</text:p>
          </table:table-cell>
          <table:table-cell table:formula="of:=[.G198]-[.$B198]" office:value-type="float" office:value="10.0754930973053" calcext:value-type="float">
            <text:p>10.07549309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4382.24087" calcext:value-type="float">
            <text:p>1443144382.24087</text:p>
          </table:table-cell>
          <table:table-cell office:value-type="float" office:value="4416" calcext:value-type="float">
            <text:p>4416</text:p>
          </table:table-cell>
          <table:table-cell table:formula="of:=[.B199]-[.$B$2]" office:value-type="float" office:value="22.2406461238861" calcext:value-type="float">
            <text:p>22.2406461239</text:p>
          </table:table-cell>
          <table:table-cell table:formula="of:=[.C199]/([.D199]-[.D198])" office:value-type="float" office:value="102081.338947554" calcext:value-type="float">
            <text:p>102081.338947554</text:p>
          </table:table-cell>
          <table:table-cell/>
          <table:table-cell office:value-type="float" office:value="1443144392.31979" calcext:value-type="float">
            <text:p>1443144392.31979</text:p>
          </table:table-cell>
          <table:table-cell table:formula="of:=[.G199]-[.$B$2]" office:value-type="float" office:value="32.3195707798004" calcext:value-type="float">
            <text:p>32.3195707798</text:p>
          </table:table-cell>
          <table:table-cell table:formula="of:=[.C199]/([.H199]-[.H198])" office:value-type="float" office:value="94578.8919560655" calcext:value-type="float">
            <text:p>94578.8919560655</text:p>
          </table:table-cell>
          <table:table-cell table:formula="of:=[.G199]-[.$B199]" office:value-type="float" office:value="10.0789246559143" calcext:value-type="float">
            <text:p>10.078924655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4382.28412" calcext:value-type="float">
            <text:p>1443144382.28412</text:p>
          </table:table-cell>
          <table:table-cell office:value-type="float" office:value="4416" calcext:value-type="float">
            <text:p>4416</text:p>
          </table:table-cell>
          <table:table-cell table:formula="of:=[.B200]-[.$B$2]" office:value-type="float" office:value="22.2839031219482" calcext:value-type="float">
            <text:p>22.2839031219</text:p>
          </table:table-cell>
          <table:table-cell table:formula="of:=[.C200]/([.D200]-[.D199])" office:value-type="float" office:value="102087.527980026" calcext:value-type="float">
            <text:p>102087.527980026</text:p>
          </table:table-cell>
          <table:table-cell/>
          <table:table-cell office:value-type="float" office:value="1443144392.36647" calcext:value-type="float">
            <text:p>1443144392.36647</text:p>
          </table:table-cell>
          <table:table-cell table:formula="of:=[.G200]-[.$B$2]" office:value-type="float" office:value="32.3662481307983" calcext:value-type="float">
            <text:p>32.3662481308</text:p>
          </table:table-cell>
          <table:table-cell table:formula="of:=[.C200]/([.H200]-[.H199])" office:value-type="float" office:value="94606.9111804637" calcext:value-type="float">
            <text:p>94606.9111804637</text:p>
          </table:table-cell>
          <table:table-cell table:formula="of:=[.G200]-[.$B200]" office:value-type="float" office:value="10.0823450088501" calcext:value-type="float">
            <text:p>10.082345008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4382.32738" calcext:value-type="float">
            <text:p>1443144382.32738</text:p>
          </table:table-cell>
          <table:table-cell office:value-type="float" office:value="4416" calcext:value-type="float">
            <text:p>4416</text:p>
          </table:table-cell>
          <table:table-cell table:formula="of:=[.B201]-[.$B$2]" office:value-type="float" office:value="22.3271608352661" calcext:value-type="float">
            <text:p>22.3271608353</text:p>
          </table:table-cell>
          <table:table-cell table:formula="of:=[.C201]/([.D201]-[.D200])" office:value-type="float" office:value="102085.839987654" calcext:value-type="float">
            <text:p>102085.839987654</text:p>
          </table:table-cell>
          <table:table-cell/>
          <table:table-cell office:value-type="float" office:value="1443144392.41317" calcext:value-type="float">
            <text:p>1443144392.41317</text:p>
          </table:table-cell>
          <table:table-cell table:formula="of:=[.G201]-[.$B$2]" office:value-type="float" office:value="32.4129483699799" calcext:value-type="float">
            <text:p>32.41294837</text:p>
          </table:table-cell>
          <table:table-cell table:formula="of:=[.C201]/([.H201]-[.H200])" office:value-type="float" office:value="94560.5435303127" calcext:value-type="float">
            <text:p>94560.5435303127</text:p>
          </table:table-cell>
          <table:table-cell table:formula="of:=[.G201]-[.$B201]" office:value-type="float" office:value="10.0857875347137" calcext:value-type="float">
            <text:p>10.085787534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4382.37064" calcext:value-type="float">
            <text:p>1443144382.37064</text:p>
          </table:table-cell>
          <table:table-cell office:value-type="float" office:value="4416" calcext:value-type="float">
            <text:p>4416</text:p>
          </table:table-cell>
          <table:table-cell table:formula="of:=[.B202]-[.$B$2]" office:value-type="float" office:value="22.3704178333282" calcext:value-type="float">
            <text:p>22.3704178333</text:p>
          </table:table-cell>
          <table:table-cell table:formula="of:=[.C202]/([.D202]-[.D201])" office:value-type="float" office:value="102087.527980026" calcext:value-type="float">
            <text:p>102087.527980026</text:p>
          </table:table-cell>
          <table:table-cell/>
          <table:table-cell office:value-type="float" office:value="1443144392.45981" calcext:value-type="float">
            <text:p>1443144392.45981</text:p>
          </table:table-cell>
          <table:table-cell table:formula="of:=[.G202]-[.$B$2]" office:value-type="float" office:value="32.4595911502838" calcext:value-type="float">
            <text:p>32.4595911503</text:p>
          </table:table-cell>
          <table:table-cell table:formula="of:=[.C202]/([.H202]-[.H201])" office:value-type="float" office:value="94677.0319269657" calcext:value-type="float">
            <text:p>94677.0319269657</text:p>
          </table:table-cell>
          <table:table-cell table:formula="of:=[.G202]-[.$B202]" office:value-type="float" office:value="10.0891733169556" calcext:value-type="float">
            <text:p>10.08917331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4382.41389" calcext:value-type="float">
            <text:p>1443144382.41389</text:p>
          </table:table-cell>
          <table:table-cell office:value-type="float" office:value="4416" calcext:value-type="float">
            <text:p>4416</text:p>
          </table:table-cell>
          <table:table-cell table:formula="of:=[.B203]-[.$B$2]" office:value-type="float" office:value="22.4136741161346" calcext:value-type="float">
            <text:p>22.4136741161</text:p>
          </table:table-cell>
          <table:table-cell table:formula="of:=[.C203]/([.D203]-[.D202])" office:value-type="float" office:value="102089.21602822" calcext:value-type="float">
            <text:p>102089.21602822</text:p>
          </table:table-cell>
          <table:table-cell/>
          <table:table-cell office:value-type="float" office:value="1443144392.50651" calcext:value-type="float">
            <text:p>1443144392.50651</text:p>
          </table:table-cell>
          <table:table-cell table:formula="of:=[.G203]-[.$B$2]" office:value-type="float" office:value="32.5062935352325" calcext:value-type="float">
            <text:p>32.5062935352</text:p>
          </table:table-cell>
          <table:table-cell table:formula="of:=[.C203]/([.H203]-[.H202])" office:value-type="float" office:value="94556.1988932225" calcext:value-type="float">
            <text:p>94556.1988932225</text:p>
          </table:table-cell>
          <table:table-cell table:formula="of:=[.G203]-[.$B203]" office:value-type="float" office:value="10.0926194190979" calcext:value-type="float">
            <text:p>10.092619419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4382.45715" calcext:value-type="float">
            <text:p>1443144382.45715</text:p>
          </table:table-cell>
          <table:table-cell office:value-type="float" office:value="4416" calcext:value-type="float">
            <text:p>4416</text:p>
          </table:table-cell>
          <table:table-cell table:formula="of:=[.B204]-[.$B$2]" office:value-type="float" office:value="22.4569306373596" calcext:value-type="float">
            <text:p>22.4569306374</text:p>
          </table:table-cell>
          <table:table-cell table:formula="of:=[.C204]/([.D204]-[.D203])" office:value-type="float" office:value="102088.653339286" calcext:value-type="float">
            <text:p>102088.653339286</text:p>
          </table:table-cell>
          <table:table-cell/>
          <table:table-cell office:value-type="float" office:value="1443144392.55329" calcext:value-type="float">
            <text:p>1443144392.55329</text:p>
          </table:table-cell>
          <table:table-cell table:formula="of:=[.G204]-[.$B$2]" office:value-type="float" office:value="32.5530741214752" calcext:value-type="float">
            <text:p>32.5530741215</text:p>
          </table:table-cell>
          <table:table-cell table:formula="of:=[.C204]/([.H204]-[.H203])" office:value-type="float" office:value="94398.1329582289" calcext:value-type="float">
            <text:p>94398.1329582289</text:p>
          </table:table-cell>
          <table:table-cell table:formula="of:=[.G204]-[.$B204]" office:value-type="float" office:value="10.0961434841156" calcext:value-type="float">
            <text:p>10.096143484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4382.50041" calcext:value-type="float">
            <text:p>1443144382.50041</text:p>
          </table:table-cell>
          <table:table-cell office:value-type="float" office:value="4416" calcext:value-type="float">
            <text:p>4416</text:p>
          </table:table-cell>
          <table:table-cell table:formula="of:=[.B205]-[.$B$2]" office:value-type="float" office:value="22.5001881122589" calcext:value-type="float">
            <text:p>22.5001881123</text:p>
          </table:table-cell>
          <table:table-cell table:formula="of:=[.C205]/([.D205]-[.D204])" office:value-type="float" office:value="102086.402645576" calcext:value-type="float">
            <text:p>102086.402645576</text:p>
          </table:table-cell>
          <table:table-cell/>
          <table:table-cell office:value-type="float" office:value="1443144392.59989" calcext:value-type="float">
            <text:p>1443144392.59989</text:p>
          </table:table-cell>
          <table:table-cell table:formula="of:=[.G205]-[.$B$2]" office:value-type="float" office:value="32.5996751785278" calcext:value-type="float">
            <text:p>32.5996751785</text:p>
          </table:table-cell>
          <table:table-cell table:formula="of:=[.C205]/([.H205]-[.H204])" office:value-type="float" office:value="94761.7989655119" calcext:value-type="float">
            <text:p>94761.7989655119</text:p>
          </table:table-cell>
          <table:table-cell table:formula="of:=[.G205]-[.$B205]" office:value-type="float" office:value="10.0994870662689" calcext:value-type="float">
            <text:p>10.099487066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4382.54366" calcext:value-type="float">
            <text:p>1443144382.54366</text:p>
          </table:table-cell>
          <table:table-cell office:value-type="float" office:value="4416" calcext:value-type="float">
            <text:p>4416</text:p>
          </table:table-cell>
          <table:table-cell table:formula="of:=[.B206]-[.$B$2]" office:value-type="float" office:value="22.5434441566467" calcext:value-type="float">
            <text:p>22.5434441566</text:p>
          </table:table-cell>
          <table:table-cell table:formula="of:=[.C206]/([.D206]-[.D205])" office:value-type="float" office:value="102089.778723357" calcext:value-type="float">
            <text:p>102089.778723357</text:p>
          </table:table-cell>
          <table:table-cell/>
          <table:table-cell office:value-type="float" office:value="1443144392.64653" calcext:value-type="float">
            <text:p>1443144392.64653</text:p>
          </table:table-cell>
          <table:table-cell table:formula="of:=[.G206]-[.$B$2]" office:value-type="float" office:value="32.6463153362274" calcext:value-type="float">
            <text:p>32.6463153362</text:p>
          </table:table-cell>
          <table:table-cell table:formula="of:=[.C206]/([.H206]-[.H205])" office:value-type="float" office:value="94682.3556739238" calcext:value-type="float">
            <text:p>94682.3556739238</text:p>
          </table:table-cell>
          <table:table-cell table:formula="of:=[.G206]-[.$B206]" office:value-type="float" office:value="10.1028711795807" calcext:value-type="float">
            <text:p>10.102871179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4382.58693" calcext:value-type="float">
            <text:p>1443144382.58693</text:p>
          </table:table-cell>
          <table:table-cell office:value-type="float" office:value="4416" calcext:value-type="float">
            <text:p>4416</text:p>
          </table:table-cell>
          <table:table-cell table:formula="of:=[.B207]-[.$B$2]" office:value-type="float" office:value="22.5867068767548" calcext:value-type="float">
            <text:p>22.5867068768</text:p>
          </table:table-cell>
          <table:table-cell table:formula="of:=[.C207]/([.D207]-[.D206])" office:value-type="float" office:value="102074.025603862" calcext:value-type="float">
            <text:p>102074.025603862</text:p>
          </table:table-cell>
          <table:table-cell/>
          <table:table-cell office:value-type="float" office:value="1443144392.69318" calcext:value-type="float">
            <text:p>1443144392.69318</text:p>
          </table:table-cell>
          <table:table-cell table:formula="of:=[.G207]-[.$B$2]" office:value-type="float" office:value="32.6929578781128" calcext:value-type="float">
            <text:p>32.6929578781</text:p>
          </table:table-cell>
          <table:table-cell table:formula="of:=[.C207]/([.H207]-[.H206])" office:value-type="float" office:value="94677.5158792228" calcext:value-type="float">
            <text:p>94677.5158792228</text:p>
          </table:table-cell>
          <table:table-cell table:formula="of:=[.G207]-[.$B207]" office:value-type="float" office:value="10.106251001358" calcext:value-type="float">
            <text:p>10.106251001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4382.63018" calcext:value-type="float">
            <text:p>1443144382.63018</text:p>
          </table:table-cell>
          <table:table-cell office:value-type="float" office:value="4416" calcext:value-type="float">
            <text:p>4416</text:p>
          </table:table-cell>
          <table:table-cell table:formula="of:=[.B208]-[.$B$2]" office:value-type="float" office:value="22.6299638748169" calcext:value-type="float">
            <text:p>22.6299638748</text:p>
          </table:table-cell>
          <table:table-cell table:formula="of:=[.C208]/([.D208]-[.D207])" office:value-type="float" office:value="102087.527980026" calcext:value-type="float">
            <text:p>102087.527980026</text:p>
          </table:table-cell>
          <table:table-cell/>
          <table:table-cell office:value-type="float" office:value="1443144392.73989" calcext:value-type="float">
            <text:p>1443144392.73989</text:p>
          </table:table-cell>
          <table:table-cell table:formula="of:=[.G208]-[.$B$2]" office:value-type="float" office:value="32.7396664619446" calcext:value-type="float">
            <text:p>32.7396664619</text:p>
          </table:table-cell>
          <table:table-cell table:formula="of:=[.C208]/([.H208]-[.H207])" office:value-type="float" office:value="94543.6499617171" calcext:value-type="float">
            <text:p>94543.6499617171</text:p>
          </table:table-cell>
          <table:table-cell table:formula="of:=[.G208]-[.$B208]" office:value-type="float" office:value="10.1097025871277" calcext:value-type="float">
            <text:p>10.109702587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4382.67349" calcext:value-type="float">
            <text:p>1443144382.67349</text:p>
          </table:table-cell>
          <table:table-cell office:value-type="float" office:value="4416" calcext:value-type="float">
            <text:p>4416</text:p>
          </table:table-cell>
          <table:table-cell table:formula="of:=[.B209]-[.$B$2]" office:value-type="float" office:value="22.6732676029205" calcext:value-type="float">
            <text:p>22.6732676029</text:p>
          </table:table-cell>
          <table:table-cell table:formula="of:=[.C209]/([.D209]-[.D208])" office:value-type="float" office:value="101977.3629982" calcext:value-type="float">
            <text:p>101977.3629982</text:p>
          </table:table-cell>
          <table:table-cell/>
          <table:table-cell office:value-type="float" office:value="1443144392.78653" calcext:value-type="float">
            <text:p>1443144392.78653</text:p>
          </table:table-cell>
          <table:table-cell table:formula="of:=[.G209]-[.$B$2]" office:value-type="float" office:value="32.786315202713" calcext:value-type="float">
            <text:p>32.7863152027</text:p>
          </table:table-cell>
          <table:table-cell table:formula="of:=[.C209]/([.H209]-[.H208])" office:value-type="float" office:value="94664.9347282773" calcext:value-type="float">
            <text:p>94664.9347282773</text:p>
          </table:table-cell>
          <table:table-cell table:formula="of:=[.G209]-[.$B209]" office:value-type="float" office:value="10.1130475997925" calcext:value-type="float">
            <text:p>10.113047599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4382.71673" calcext:value-type="float">
            <text:p>1443144382.71673</text:p>
          </table:table-cell>
          <table:table-cell office:value-type="float" office:value="4416" calcext:value-type="float">
            <text:p>4416</text:p>
          </table:table-cell>
          <table:table-cell table:formula="of:=[.B210]-[.$B$2]" office:value-type="float" office:value="22.7165150642395" calcext:value-type="float">
            <text:p>22.7165150642</text:p>
          </table:table-cell>
          <table:table-cell table:formula="of:=[.C210]/([.D210]-[.D209])" office:value-type="float" office:value="102110.03988026" calcext:value-type="float">
            <text:p>102110.03988026</text:p>
          </table:table-cell>
          <table:table-cell/>
          <table:table-cell office:value-type="float" office:value="1443144392.83327" calcext:value-type="float">
            <text:p>1443144392.83327</text:p>
          </table:table-cell>
          <table:table-cell table:formula="of:=[.G210]-[.$B$2]" office:value-type="float" office:value="32.8330500125885" calcext:value-type="float">
            <text:p>32.8330500126</text:p>
          </table:table-cell>
          <table:table-cell table:formula="of:=[.C210]/([.H210]-[.H209])" office:value-type="float" office:value="94490.5951637588" calcext:value-type="float">
            <text:p>94490.5951637588</text:p>
          </table:table-cell>
          <table:table-cell table:formula="of:=[.G210]-[.$B210]" office:value-type="float" office:value="10.116534948349" calcext:value-type="float">
            <text:p>10.116534948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4382.75998" calcext:value-type="float">
            <text:p>1443144382.75998</text:p>
          </table:table-cell>
          <table:table-cell office:value-type="float" office:value="4416" calcext:value-type="float">
            <text:p>4416</text:p>
          </table:table-cell>
          <table:table-cell table:formula="of:=[.B211]-[.$B$2]" office:value-type="float" office:value="22.7597575187683" calcext:value-type="float">
            <text:p>22.7597575188</text:p>
          </table:table-cell>
          <table:table-cell table:formula="of:=[.C211]/([.D211]-[.D210])" office:value-type="float" office:value="102121.862602827" calcext:value-type="float">
            <text:p>102121.862602827</text:p>
          </table:table-cell>
          <table:table-cell/>
          <table:table-cell office:value-type="float" office:value="1443144392.88" calcext:value-type="float">
            <text:p>1443144392.88</text:p>
          </table:table-cell>
          <table:table-cell table:formula="of:=[.G211]-[.$B$2]" office:value-type="float" office:value="32.8797776699066" calcext:value-type="float">
            <text:p>32.8797776699</text:p>
          </table:table-cell>
          <table:table-cell table:formula="of:=[.C211]/([.H211]-[.H210])" office:value-type="float" office:value="94505.0587478953" calcext:value-type="float">
            <text:p>94505.0587478953</text:p>
          </table:table-cell>
          <table:table-cell table:formula="of:=[.G211]-[.$B211]" office:value-type="float" office:value="10.1200201511383" calcext:value-type="float">
            <text:p>10.120020151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4382.80322" calcext:value-type="float">
            <text:p>1443144382.80322</text:p>
          </table:table-cell>
          <table:table-cell office:value-type="float" office:value="4416" calcext:value-type="float">
            <text:p>4416</text:p>
          </table:table-cell>
          <table:table-cell table:formula="of:=[.B212]-[.$B$2]" office:value-type="float" office:value="22.8030042648315" calcext:value-type="float">
            <text:p>22.8030042648</text:p>
          </table:table-cell>
          <table:table-cell table:formula="of:=[.C212]/([.D212]-[.D211])" office:value-type="float" office:value="102111.728673025" calcext:value-type="float">
            <text:p>102111.728673025</text:p>
          </table:table-cell>
          <table:table-cell/>
          <table:table-cell office:value-type="float" office:value="1443144392.92666" calcext:value-type="float">
            <text:p>1443144392.92666</text:p>
          </table:table-cell>
          <table:table-cell table:formula="of:=[.G212]-[.$B$2]" office:value-type="float" office:value="32.9264423847198" calcext:value-type="float">
            <text:p>32.9264423847</text:p>
          </table:table-cell>
          <table:table-cell table:formula="of:=[.C212]/([.H212]-[.H211])" office:value-type="float" office:value="94632.5294748782" calcext:value-type="float">
            <text:p>94632.5294748782</text:p>
          </table:table-cell>
          <table:table-cell table:formula="of:=[.G212]-[.$B212]" office:value-type="float" office:value="10.1234381198883" calcext:value-type="float">
            <text:p>10.123438119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4382.84648" calcext:value-type="float">
            <text:p>1443144382.84648</text:p>
          </table:table-cell>
          <table:table-cell office:value-type="float" office:value="4416" calcext:value-type="float">
            <text:p>4416</text:p>
          </table:table-cell>
          <table:table-cell table:formula="of:=[.B213]-[.$B$2]" office:value-type="float" office:value="22.8462617397308" calcext:value-type="float">
            <text:p>22.8462617397</text:p>
          </table:table-cell>
          <table:table-cell table:formula="of:=[.C213]/([.D213]-[.D212])" office:value-type="float" office:value="102086.402645576" calcext:value-type="float">
            <text:p>102086.402645576</text:p>
          </table:table-cell>
          <table:table-cell/>
          <table:table-cell office:value-type="float" office:value="1443144392.97331" calcext:value-type="float">
            <text:p>1443144392.97331</text:p>
          </table:table-cell>
          <table:table-cell table:formula="of:=[.G213]-[.$B$2]" office:value-type="float" office:value="32.9730932712555" calcext:value-type="float">
            <text:p>32.9730932713</text:p>
          </table:table-cell>
          <table:table-cell table:formula="of:=[.C213]/([.H213]-[.H212])" office:value-type="float" office:value="94660.580493489" calcext:value-type="float">
            <text:p>94660.580493489</text:p>
          </table:table-cell>
          <table:table-cell table:formula="of:=[.G213]-[.$B213]" office:value-type="float" office:value="10.1268315315247" calcext:value-type="float">
            <text:p>10.126831531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4382.88974" calcext:value-type="float">
            <text:p>1443144382.88974</text:p>
          </table:table-cell>
          <table:table-cell office:value-type="float" office:value="4416" calcext:value-type="float">
            <text:p>4416</text:p>
          </table:table-cell>
          <table:table-cell table:formula="of:=[.B214]-[.$B$2]" office:value-type="float" office:value="22.8895244598389" calcext:value-type="float">
            <text:p>22.8895244598</text:p>
          </table:table-cell>
          <table:table-cell table:formula="of:=[.C214]/([.D214]-[.D213])" office:value-type="float" office:value="102074.025603862" calcext:value-type="float">
            <text:p>102074.025603862</text:p>
          </table:table-cell>
          <table:table-cell/>
          <table:table-cell office:value-type="float" office:value="1443144393.02001" calcext:value-type="float">
            <text:p>1443144393.02001</text:p>
          </table:table-cell>
          <table:table-cell table:formula="of:=[.G214]-[.$B$2]" office:value-type="float" office:value="33.0197880268097" calcext:value-type="float">
            <text:p>33.0197880268</text:p>
          </table:table-cell>
          <table:table-cell table:formula="of:=[.C214]/([.H214]-[.H213])" office:value-type="float" office:value="94571.6483058636" calcext:value-type="float">
            <text:p>94571.6483058636</text:p>
          </table:table-cell>
          <table:table-cell table:formula="of:=[.G214]-[.$B214]" office:value-type="float" office:value="10.1302635669708" calcext:value-type="float">
            <text:p>10.13026356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4382.933" calcext:value-type="float">
            <text:p>1443144382.933</text:p>
          </table:table-cell>
          <table:table-cell office:value-type="float" office:value="4416" calcext:value-type="float">
            <text:p>4416</text:p>
          </table:table-cell>
          <table:table-cell table:formula="of:=[.B215]-[.$B$2]" office:value-type="float" office:value="22.9327800273895" calcext:value-type="float">
            <text:p>22.9327800274</text:p>
          </table:table-cell>
          <table:table-cell table:formula="of:=[.C215]/([.D215]-[.D214])" office:value-type="float" office:value="102090.904132241" calcext:value-type="float">
            <text:p>102090.904132241</text:p>
          </table:table-cell>
          <table:table-cell/>
          <table:table-cell office:value-type="float" office:value="1443144393.03473" calcext:value-type="float">
            <text:p>1443144393.03473</text:p>
          </table:table-cell>
          <table:table-cell table:formula="of:=[.G215]-[.$B$2]" office:value-type="float" office:value="33.034512758255" calcext:value-type="float">
            <text:p>33.0345127583</text:p>
          </table:table-cell>
          <table:table-cell table:formula="of:=[.C215]/([.H215]-[.H214])" office:value-type="float" office:value="299903.602072539" calcext:value-type="float">
            <text:p>299903.602072539</text:p>
          </table:table-cell>
          <table:table-cell table:formula="of:=[.G215]-[.$B215]" office:value-type="float" office:value="10.1017327308655" calcext:value-type="float">
            <text:p>10.101732730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4382.97626" calcext:value-type="float">
            <text:p>1443144382.97626</text:p>
          </table:table-cell>
          <table:table-cell office:value-type="float" office:value="4416" calcext:value-type="float">
            <text:p>4416</text:p>
          </table:table-cell>
          <table:table-cell table:formula="of:=[.B216]-[.$B$2]" office:value-type="float" office:value="22.9760389328003" calcext:value-type="float">
            <text:p>22.9760389328</text:p>
          </table:table-cell>
          <table:table-cell table:formula="of:=[.C216]/([.D216]-[.D215])" office:value-type="float" office:value="102083.026791078" calcext:value-type="float">
            <text:p>102083.026791078</text:p>
          </table:table-cell>
          <table:table-cell/>
          <table:table-cell office:value-type="float" office:value="1443144393.04947" calcext:value-type="float">
            <text:p>1443144393.04947</text:p>
          </table:table-cell>
          <table:table-cell table:formula="of:=[.G216]-[.$B$2]" office:value-type="float" office:value="33.0492506027222" calcext:value-type="float">
            <text:p>33.0492506027</text:p>
          </table:table-cell>
          <table:table-cell table:formula="of:=[.C216]/([.H216]-[.H215])" office:value-type="float" office:value="299636.762339238" calcext:value-type="float">
            <text:p>299636.762339238</text:p>
          </table:table-cell>
          <table:table-cell table:formula="of:=[.G216]-[.$B216]" office:value-type="float" office:value="10.0732116699219" calcext:value-type="float">
            <text:p>10.073211669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4383.01998" calcext:value-type="float">
            <text:p>1443144383.01998</text:p>
          </table:table-cell>
          <table:table-cell office:value-type="float" office:value="4416" calcext:value-type="float">
            <text:p>4416</text:p>
          </table:table-cell>
          <table:table-cell table:formula="of:=[.B217]-[.$B$2]" office:value-type="float" office:value="23.019757270813" calcext:value-type="float">
            <text:p>23.0197572708</text:p>
          </table:table-cell>
          <table:table-cell table:formula="of:=[.C217]/([.D217]-[.D216])" office:value-type="float" office:value="101010.244230182" calcext:value-type="float">
            <text:p>101010.244230182</text:p>
          </table:table-cell>
          <table:table-cell/>
          <table:table-cell office:value-type="float" office:value="1443144393.07678" calcext:value-type="float">
            <text:p>1443144393.07678</text:p>
          </table:table-cell>
          <table:table-cell table:formula="of:=[.G217]-[.$B$2]" office:value-type="float" office:value="33.0765607357025" calcext:value-type="float">
            <text:p>33.0765607357</text:p>
          </table:table-cell>
          <table:table-cell table:formula="of:=[.C217]/([.H217]-[.H216])" office:value-type="float" office:value="161698.223995391" calcext:value-type="float">
            <text:p>161698.223995391</text:p>
          </table:table-cell>
          <table:table-cell table:formula="of:=[.G217]-[.$B217]" office:value-type="float" office:value="10.0568034648895" calcext:value-type="float">
            <text:p>10.056803464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4383.06428" calcext:value-type="float">
            <text:p>1443144383.06428</text:p>
          </table:table-cell>
          <table:table-cell office:value-type="float" office:value="4416" calcext:value-type="float">
            <text:p>4416</text:p>
          </table:table-cell>
          <table:table-cell table:formula="of:=[.B218]-[.$B$2]" office:value-type="float" office:value="23.0640592575073" calcext:value-type="float">
            <text:p>23.0640592575</text:p>
          </table:table-cell>
          <table:table-cell table:formula="of:=[.C218]/([.D218]-[.D217])" office:value-type="float" office:value="99679.5026477806" calcext:value-type="float">
            <text:p>99679.5026477806</text:p>
          </table:table-cell>
          <table:table-cell/>
          <table:table-cell office:value-type="float" office:value="1443144393.12066" calcext:value-type="float">
            <text:p>1443144393.12066</text:p>
          </table:table-cell>
          <table:table-cell table:formula="of:=[.G218]-[.$B$2]" office:value-type="float" office:value="33.1204378604889" calcext:value-type="float">
            <text:p>33.1204378605</text:p>
          </table:table-cell>
          <table:table-cell table:formula="of:=[.C218]/([.H218]-[.H217])" office:value-type="float" office:value="100644.698610039" calcext:value-type="float">
            <text:p>100644.698610039</text:p>
          </table:table-cell>
          <table:table-cell table:formula="of:=[.G218]-[.$B218]" office:value-type="float" office:value="10.0563786029816" calcext:value-type="float">
            <text:p>10.05637860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4383.10857" calcext:value-type="float">
            <text:p>1443144383.10857</text:p>
          </table:table-cell>
          <table:table-cell office:value-type="float" office:value="4416" calcext:value-type="float">
            <text:p>4416</text:p>
          </table:table-cell>
          <table:table-cell table:formula="of:=[.B219]-[.$B$2]" office:value-type="float" office:value="23.1083543300629" calcext:value-type="float">
            <text:p>23.1083543301</text:p>
          </table:table-cell>
          <table:table-cell table:formula="of:=[.C219]/([.D219]-[.D218])" office:value-type="float" office:value="99695.0618934586" calcext:value-type="float">
            <text:p>99695.0618934586</text:p>
          </table:table-cell>
          <table:table-cell/>
          <table:table-cell office:value-type="float" office:value="1443144393.16455" calcext:value-type="float">
            <text:p>1443144393.16455</text:p>
          </table:table-cell>
          <table:table-cell table:formula="of:=[.G219]-[.$B$2]" office:value-type="float" office:value="33.1643283367157" calcext:value-type="float">
            <text:p>33.1643283367</text:p>
          </table:table-cell>
          <table:table-cell table:formula="of:=[.C219]/([.H219]-[.H218])" office:value-type="float" office:value="100614.082590037" calcext:value-type="float">
            <text:p>100614.082590037</text:p>
          </table:table-cell>
          <table:table-cell table:formula="of:=[.G219]-[.$B219]" office:value-type="float" office:value="10.0559740066528" calcext:value-type="float">
            <text:p>10.055974006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4383.15287" calcext:value-type="float">
            <text:p>1443144383.15287</text:p>
          </table:table-cell>
          <table:table-cell office:value-type="float" office:value="4416" calcext:value-type="float">
            <text:p>4416</text:p>
          </table:table-cell>
          <table:table-cell table:formula="of:=[.B220]-[.$B$2]" office:value-type="float" office:value="23.152649641037" calcext:value-type="float">
            <text:p>23.152649641</text:p>
          </table:table-cell>
          <table:table-cell table:formula="of:=[.C220]/([.D220]-[.D219])" office:value-type="float" office:value="99694.5252868861" calcext:value-type="float">
            <text:p>99694.5252868861</text:p>
          </table:table-cell>
          <table:table-cell/>
          <table:table-cell office:value-type="float" office:value="1443144393.20843" calcext:value-type="float">
            <text:p>1443144393.20843</text:p>
          </table:table-cell>
          <table:table-cell table:formula="of:=[.G220]-[.$B$2]" office:value-type="float" office:value="33.2082064151764" calcext:value-type="float">
            <text:p>33.2082064152</text:p>
          </table:table-cell>
          <table:table-cell table:formula="of:=[.C220]/([.H220]-[.H219])" office:value-type="float" office:value="100642.51113357" calcext:value-type="float">
            <text:p>100642.51113357</text:p>
          </table:table-cell>
          <table:table-cell table:formula="of:=[.G220]-[.$B220]" office:value-type="float" office:value="10.0555567741394" calcext:value-type="float">
            <text:p>10.055556774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4383.19715" calcext:value-type="float">
            <text:p>1443144383.19715</text:p>
          </table:table-cell>
          <table:table-cell office:value-type="float" office:value="4416" calcext:value-type="float">
            <text:p>4416</text:p>
          </table:table-cell>
          <table:table-cell table:formula="of:=[.B221]-[.$B$2]" office:value-type="float" office:value="23.196932554245" calcext:value-type="float">
            <text:p>23.1969325542</text:p>
          </table:table-cell>
          <table:table-cell table:formula="of:=[.C221]/([.D221]-[.D220])" office:value-type="float" office:value="99722.4364905027" calcext:value-type="float">
            <text:p>99722.4364905027</text:p>
          </table:table-cell>
          <table:table-cell/>
          <table:table-cell office:value-type="float" office:value="1443144393.25232" calcext:value-type="float">
            <text:p>1443144393.25232</text:p>
          </table:table-cell>
          <table:table-cell table:formula="of:=[.G221]-[.$B$2]" office:value-type="float" office:value="33.252096414566" calcext:value-type="float">
            <text:p>33.2520964146</text:p>
          </table:table-cell>
          <table:table-cell table:formula="of:=[.C221]/([.H221]-[.H220])" office:value-type="float" office:value="100615.175698579" calcext:value-type="float">
            <text:p>100615.175698579</text:p>
          </table:table-cell>
          <table:table-cell table:formula="of:=[.G221]-[.$B221]" office:value-type="float" office:value="10.055163860321" calcext:value-type="float">
            <text:p>10.055163860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4383.24145" calcext:value-type="float">
            <text:p>1443144383.24145</text:p>
          </table:table-cell>
          <table:table-cell office:value-type="float" office:value="4416" calcext:value-type="float">
            <text:p>4416</text:p>
          </table:table-cell>
          <table:table-cell table:formula="of:=[.B222]-[.$B$2]" office:value-type="float" office:value="23.2412295341492" calcext:value-type="float">
            <text:p>23.2412295341</text:p>
          </table:table-cell>
          <table:table-cell table:formula="of:=[.C222]/([.D222]-[.D221])" office:value-type="float" office:value="99690.7692026158" calcext:value-type="float">
            <text:p>99690.7692026158</text:p>
          </table:table-cell>
          <table:table-cell/>
          <table:table-cell office:value-type="float" office:value="1443144393.29623" calcext:value-type="float">
            <text:p>1443144393.29623</text:p>
          </table:table-cell>
          <table:table-cell table:formula="of:=[.G222]-[.$B$2]" office:value-type="float" office:value="33.2960057258606" calcext:value-type="float">
            <text:p>33.2960057259</text:p>
          </table:table-cell>
          <table:table-cell table:formula="of:=[.C222]/([.H222]-[.H221])" office:value-type="float" office:value="100570.923792821" calcext:value-type="float">
            <text:p>100570.923792821</text:p>
          </table:table-cell>
          <table:table-cell table:formula="of:=[.G222]-[.$B222]" office:value-type="float" office:value="10.0547761917114" calcext:value-type="float">
            <text:p>10.054776191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4383.28574" calcext:value-type="float">
            <text:p>1443144383.28574</text:p>
          </table:table-cell>
          <table:table-cell office:value-type="float" office:value="4416" calcext:value-type="float">
            <text:p>4416</text:p>
          </table:table-cell>
          <table:table-cell table:formula="of:=[.B223]-[.$B$2]" office:value-type="float" office:value="23.2855219841003" calcext:value-type="float">
            <text:p>23.2855219841</text:p>
          </table:table-cell>
          <table:table-cell table:formula="of:=[.C223]/([.D223]-[.D222])" office:value-type="float" office:value="99700.964947033" calcext:value-type="float">
            <text:p>99700.964947033</text:p>
          </table:table-cell>
          <table:table-cell/>
          <table:table-cell office:value-type="float" office:value="1443144393.34007" calcext:value-type="float">
            <text:p>1443144393.34007</text:p>
          </table:table-cell>
          <table:table-cell table:formula="of:=[.G223]-[.$B$2]" office:value-type="float" office:value="33.3398468494415" calcext:value-type="float">
            <text:p>33.3398468494</text:p>
          </table:table-cell>
          <table:table-cell table:formula="of:=[.C223]/([.H223]-[.H222])" office:value-type="float" office:value="100727.345453359" calcext:value-type="float">
            <text:p>100727.345453359</text:p>
          </table:table-cell>
          <table:table-cell table:formula="of:=[.G223]-[.$B223]" office:value-type="float" office:value="10.0543248653412" calcext:value-type="float">
            <text:p>10.054324865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4383.33003" calcext:value-type="float">
            <text:p>1443144383.33003</text:p>
          </table:table-cell>
          <table:table-cell office:value-type="float" office:value="4416" calcext:value-type="float">
            <text:p>4416</text:p>
          </table:table-cell>
          <table:table-cell table:formula="of:=[.B224]-[.$B$2]" office:value-type="float" office:value="23.3298141956329" calcext:value-type="float">
            <text:p>23.3298141956</text:p>
          </table:table-cell>
          <table:table-cell table:formula="of:=[.C224]/([.D224]-[.D223])" office:value-type="float" office:value="99701.501622931" calcext:value-type="float">
            <text:p>99701.501622931</text:p>
          </table:table-cell>
          <table:table-cell/>
          <table:table-cell office:value-type="float" office:value="1443144393.384" calcext:value-type="float">
            <text:p>1443144393.384</text:p>
          </table:table-cell>
          <table:table-cell table:formula="of:=[.G224]-[.$B$2]" office:value-type="float" office:value="33.3837785720825" calcext:value-type="float">
            <text:p>33.3837785721</text:p>
          </table:table-cell>
          <table:table-cell table:formula="of:=[.C224]/([.H224]-[.H223])" office:value-type="float" office:value="100519.618501815" calcext:value-type="float">
            <text:p>100519.618501815</text:p>
          </table:table-cell>
          <table:table-cell table:formula="of:=[.G224]-[.$B224]" office:value-type="float" office:value="10.0539643764496" calcext:value-type="float">
            <text:p>10.053964376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4383.37433" calcext:value-type="float">
            <text:p>1443144383.37433</text:p>
          </table:table-cell>
          <table:table-cell office:value-type="float" office:value="4416" calcext:value-type="float">
            <text:p>4416</text:p>
          </table:table-cell>
          <table:table-cell table:formula="of:=[.B225]-[.$B$2]" office:value-type="float" office:value="23.3741064071655" calcext:value-type="float">
            <text:p>23.3741064072</text:p>
          </table:table-cell>
          <table:table-cell table:formula="of:=[.C225]/([.D225]-[.D224])" office:value-type="float" office:value="99701.501622931" calcext:value-type="float">
            <text:p>99701.501622931</text:p>
          </table:table-cell>
          <table:table-cell/>
          <table:table-cell office:value-type="float" office:value="1443144393.42782" calcext:value-type="float">
            <text:p>1443144393.42782</text:p>
          </table:table-cell>
          <table:table-cell table:formula="of:=[.G225]-[.$B$2]" office:value-type="float" office:value="33.4276003837585" calcext:value-type="float">
            <text:p>33.4276003838</text:p>
          </table:table-cell>
          <table:table-cell table:formula="of:=[.C225]/([.H225]-[.H224])" office:value-type="float" office:value="100771.735149781" calcext:value-type="float">
            <text:p>100771.735149781</text:p>
          </table:table-cell>
          <table:table-cell table:formula="of:=[.G225]-[.$B225]" office:value-type="float" office:value="10.053493976593" calcext:value-type="float">
            <text:p>10.053493976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4383.41862" calcext:value-type="float">
            <text:p>1443144383.41862</text:p>
          </table:table-cell>
          <table:table-cell office:value-type="float" office:value="4416" calcext:value-type="float">
            <text:p>4416</text:p>
          </table:table-cell>
          <table:table-cell table:formula="of:=[.B226]-[.$B$2]" office:value-type="float" office:value="23.4183969497681" calcext:value-type="float">
            <text:p>23.4183969498</text:p>
          </table:table-cell>
          <table:table-cell table:formula="of:=[.C226]/([.D226]-[.D225])" office:value-type="float" office:value="99705.2585159985" calcext:value-type="float">
            <text:p>99705.2585159985</text:p>
          </table:table-cell>
          <table:table-cell/>
          <table:table-cell office:value-type="float" office:value="1443144393.47172" calcext:value-type="float">
            <text:p>1443144393.47172</text:p>
          </table:table-cell>
          <table:table-cell table:formula="of:=[.G226]-[.$B$2]" office:value-type="float" office:value="33.471498966217" calcext:value-type="float">
            <text:p>33.4714989662</text:p>
          </table:table-cell>
          <table:table-cell table:formula="of:=[.C226]/([.H226]-[.H225])" office:value-type="float" office:value="100595.503378158" calcext:value-type="float">
            <text:p>100595.503378158</text:p>
          </table:table-cell>
          <table:table-cell table:formula="of:=[.G226]-[.$B226]" office:value-type="float" office:value="10.053102016449" calcext:value-type="float">
            <text:p>10.053102016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4383.46291" calcext:value-type="float">
            <text:p>1443144383.46291</text:p>
          </table:table-cell>
          <table:table-cell office:value-type="float" office:value="4416" calcext:value-type="float">
            <text:p>4416</text:p>
          </table:table-cell>
          <table:table-cell table:formula="of:=[.B227]-[.$B$2]" office:value-type="float" office:value="23.462691783905" calcext:value-type="float">
            <text:p>23.4626917839</text:p>
          </table:table-cell>
          <table:table-cell table:formula="of:=[.C227]/([.D227]-[.D226])" office:value-type="float" office:value="99695.5985058078" calcext:value-type="float">
            <text:p>99695.5985058078</text:p>
          </table:table-cell>
          <table:table-cell/>
          <table:table-cell office:value-type="float" office:value="1443144393.51547" calcext:value-type="float">
            <text:p>1443144393.51547</text:p>
          </table:table-cell>
          <table:table-cell table:formula="of:=[.G227]-[.$B$2]" office:value-type="float" office:value="33.5152552127838" calcext:value-type="float">
            <text:p>33.5152552128</text:p>
          </table:table-cell>
          <table:table-cell table:formula="of:=[.C227]/([.H227]-[.H226])" office:value-type="float" office:value="100922.73324361" calcext:value-type="float">
            <text:p>100922.73324361</text:p>
          </table:table-cell>
          <table:table-cell table:formula="of:=[.G227]-[.$B227]" office:value-type="float" office:value="10.0525634288788" calcext:value-type="float">
            <text:p>10.052563428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4383.50722" calcext:value-type="float">
            <text:p>1443144383.50722</text:p>
          </table:table-cell>
          <table:table-cell office:value-type="float" office:value="4416" calcext:value-type="float">
            <text:p>4416</text:p>
          </table:table-cell>
          <table:table-cell table:formula="of:=[.B228]-[.$B$2]" office:value-type="float" office:value="23.5069975852966" calcext:value-type="float">
            <text:p>23.5069975853</text:p>
          </table:table-cell>
          <table:table-cell table:formula="of:=[.C228]/([.D228]-[.D227])" office:value-type="float" office:value="99670.9203151233" calcext:value-type="float">
            <text:p>99670.9203151233</text:p>
          </table:table-cell>
          <table:table-cell/>
          <table:table-cell office:value-type="float" office:value="1443144393.55939" calcext:value-type="float">
            <text:p>1443144393.55939</text:p>
          </table:table-cell>
          <table:table-cell table:formula="of:=[.G228]-[.$B$2]" office:value-type="float" office:value="33.5591719150543" calcext:value-type="float">
            <text:p>33.5591719151</text:p>
          </table:table-cell>
          <table:table-cell table:formula="of:=[.C228]/([.H228]-[.H227])" office:value-type="float" office:value="100553.998175896" calcext:value-type="float">
            <text:p>100553.998175896</text:p>
          </table:table-cell>
          <table:table-cell table:formula="of:=[.G228]-[.$B228]" office:value-type="float" office:value="10.0521743297577" calcext:value-type="float">
            <text:p>10.052174329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4383.55151" calcext:value-type="float">
            <text:p>1443144383.55151</text:p>
          </table:table-cell>
          <table:table-cell office:value-type="float" office:value="4416" calcext:value-type="float">
            <text:p>4416</text:p>
          </table:table-cell>
          <table:table-cell table:formula="of:=[.B229]-[.$B$2]" office:value-type="float" office:value="23.5512945652008" calcext:value-type="float">
            <text:p>23.5512945652</text:p>
          </table:table-cell>
          <table:table-cell table:formula="of:=[.C229]/([.D229]-[.D228])" office:value-type="float" office:value="99690.7692026158" calcext:value-type="float">
            <text:p>99690.7692026158</text:p>
          </table:table-cell>
          <table:table-cell/>
          <table:table-cell office:value-type="float" office:value="1443144393.60327" calcext:value-type="float">
            <text:p>1443144393.60327</text:p>
          </table:table-cell>
          <table:table-cell table:formula="of:=[.G229]-[.$B$2]" office:value-type="float" office:value="33.6030495166779" calcext:value-type="float">
            <text:p>33.6030495167</text:p>
          </table:table-cell>
          <table:table-cell table:formula="of:=[.C229]/([.H229]-[.H228])" office:value-type="float" office:value="100643.604859919" calcext:value-type="float">
            <text:p>100643.604859919</text:p>
          </table:table-cell>
          <table:table-cell table:formula="of:=[.G229]-[.$B229]" office:value-type="float" office:value="10.0517549514771" calcext:value-type="float">
            <text:p>10.051754951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4383.59582" calcext:value-type="float">
            <text:p>1443144383.59582</text:p>
          </table:table-cell>
          <table:table-cell office:value-type="float" office:value="4416" calcext:value-type="float">
            <text:p>4416</text:p>
          </table:table-cell>
          <table:table-cell table:formula="of:=[.B230]-[.$B$2]" office:value-type="float" office:value="23.5955994129181" calcext:value-type="float">
            <text:p>23.5955994129</text:p>
          </table:table-cell>
          <table:table-cell table:formula="of:=[.C230]/([.D230]-[.D229])" office:value-type="float" office:value="99673.0657597348" calcext:value-type="float">
            <text:p>99673.0657597348</text:p>
          </table:table-cell>
          <table:table-cell/>
          <table:table-cell office:value-type="float" office:value="1443144393.64719" calcext:value-type="float">
            <text:p>1443144393.64719</text:p>
          </table:table-cell>
          <table:table-cell table:formula="of:=[.G230]-[.$B$2]" office:value-type="float" office:value="33.6469686031342" calcext:value-type="float">
            <text:p>33.6469686031</text:p>
          </table:table-cell>
          <table:table-cell table:formula="of:=[.C230]/([.H230]-[.H229])" office:value-type="float" office:value="100548.539514684" calcext:value-type="float">
            <text:p>100548.539514684</text:p>
          </table:table-cell>
          <table:table-cell table:formula="of:=[.G230]-[.$B230]" office:value-type="float" office:value="10.0513691902161" calcext:value-type="float">
            <text:p>10.051369190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4383.64011" calcext:value-type="float">
            <text:p>1443144383.64011</text:p>
          </table:table-cell>
          <table:table-cell office:value-type="float" office:value="4416" calcext:value-type="float">
            <text:p>4416</text:p>
          </table:table-cell>
          <table:table-cell table:formula="of:=[.B231]-[.$B$2]" office:value-type="float" office:value="23.6398937702179" calcext:value-type="float">
            <text:p>23.6398937702</text:p>
          </table:table-cell>
          <table:table-cell table:formula="of:=[.C231]/([.D231]-[.D230])" office:value-type="float" office:value="99696.6717478362" calcext:value-type="float">
            <text:p>99696.6717478362</text:p>
          </table:table-cell>
          <table:table-cell/>
          <table:table-cell office:value-type="float" office:value="1443144393.69113" calcext:value-type="float">
            <text:p>1443144393.69113</text:p>
          </table:table-cell>
          <table:table-cell table:formula="of:=[.G231]-[.$B$2]" office:value-type="float" office:value="33.6909129619598" calcext:value-type="float">
            <text:p>33.690912962</text:p>
          </table:table-cell>
          <table:table-cell table:formula="of:=[.C231]/([.H231]-[.H230])" office:value-type="float" office:value="100490.7141214" calcext:value-type="float">
            <text:p>100490.7141214</text:p>
          </table:table-cell>
          <table:table-cell table:formula="of:=[.G231]-[.$B231]" office:value-type="float" office:value="10.0510191917419" calcext:value-type="float">
            <text:p>10.051019191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4383.68441" calcext:value-type="float">
            <text:p>1443144383.68441</text:p>
          </table:table-cell>
          <table:table-cell office:value-type="float" office:value="4416" calcext:value-type="float">
            <text:p>4416</text:p>
          </table:table-cell>
          <table:table-cell table:formula="of:=[.B232]-[.$B$2]" office:value-type="float" office:value="23.6841940879822" calcext:value-type="float">
            <text:p>23.684194088</text:p>
          </table:table-cell>
          <table:table-cell table:formula="of:=[.C232]/([.D232]-[.D231])" office:value-type="float" office:value="99683.257883095" calcext:value-type="float">
            <text:p>99683.257883095</text:p>
          </table:table-cell>
          <table:table-cell/>
          <table:table-cell office:value-type="float" office:value="1443144393.73496" calcext:value-type="float">
            <text:p>1443144393.73496</text:p>
          </table:table-cell>
          <table:table-cell table:formula="of:=[.G232]-[.$B$2]" office:value-type="float" office:value="33.7347402572632" calcext:value-type="float">
            <text:p>33.7347402573</text:p>
          </table:table-cell>
          <table:table-cell table:formula="of:=[.C232]/([.H232]-[.H231])" office:value-type="float" office:value="100759.126691146" calcext:value-type="float">
            <text:p>100759.126691146</text:p>
          </table:table-cell>
          <table:table-cell table:formula="of:=[.G232]-[.$B232]" office:value-type="float" office:value="10.050546169281" calcext:value-type="float">
            <text:p>10.050546169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4383.72871" calcext:value-type="float">
            <text:p>1443144383.72871</text:p>
          </table:table-cell>
          <table:table-cell office:value-type="float" office:value="4416" calcext:value-type="float">
            <text:p>4416</text:p>
          </table:table-cell>
          <table:table-cell table:formula="of:=[.B233]-[.$B$2]" office:value-type="float" office:value="23.7284870147705" calcext:value-type="float">
            <text:p>23.7284870148</text:p>
          </table:table-cell>
          <table:table-cell table:formula="of:=[.C233]/([.D233]-[.D232])" office:value-type="float" office:value="99699.8916125698" calcext:value-type="float">
            <text:p>99699.8916125698</text:p>
          </table:table-cell>
          <table:table-cell/>
          <table:table-cell office:value-type="float" office:value="1443144393.77872" calcext:value-type="float">
            <text:p>1443144393.77872</text:p>
          </table:table-cell>
          <table:table-cell table:formula="of:=[.G233]-[.$B$2]" office:value-type="float" office:value="33.7785019874573" calcext:value-type="float">
            <text:p>33.7785019875</text:p>
          </table:table-cell>
          <table:table-cell table:formula="of:=[.C233]/([.H233]-[.H232])" office:value-type="float" office:value="100910.086973577" calcext:value-type="float">
            <text:p>100910.086973577</text:p>
          </table:table-cell>
          <table:table-cell table:formula="of:=[.G233]-[.$B233]" office:value-type="float" office:value="10.0500149726868" calcext:value-type="float">
            <text:p>10.050014972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4383.77303" calcext:value-type="float">
            <text:p>1443144383.77303</text:p>
          </table:table-cell>
          <table:table-cell office:value-type="float" office:value="4416" calcext:value-type="float">
            <text:p>4416</text:p>
          </table:table-cell>
          <table:table-cell table:formula="of:=[.B234]-[.$B$2]" office:value-type="float" office:value="23.7728145122528" calcext:value-type="float">
            <text:p>23.7728145123</text:p>
          </table:table-cell>
          <table:table-cell table:formula="of:=[.C234]/([.D234]-[.D233])" office:value-type="float" office:value="99622.1363897958" calcext:value-type="float">
            <text:p>99622.1363897958</text:p>
          </table:table-cell>
          <table:table-cell/>
          <table:table-cell office:value-type="float" office:value="1443144393.82273" calcext:value-type="float">
            <text:p>1443144393.82273</text:p>
          </table:table-cell>
          <table:table-cell table:formula="of:=[.G234]-[.$B$2]" office:value-type="float" office:value="33.822506904602" calcext:value-type="float">
            <text:p>33.8225069046</text:p>
          </table:table-cell>
          <table:table-cell table:formula="of:=[.C234]/([.H234]-[.H233])" office:value-type="float" office:value="100352.421650322" calcext:value-type="float">
            <text:p>100352.421650322</text:p>
          </table:table-cell>
          <table:table-cell table:formula="of:=[.G234]-[.$B234]" office:value-type="float" office:value="10.0496923923492" calcext:value-type="float">
            <text:p>10.049692392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4383.81734" calcext:value-type="float">
            <text:p>1443144383.81734</text:p>
          </table:table-cell>
          <table:table-cell office:value-type="float" office:value="4416" calcext:value-type="float">
            <text:p>4416</text:p>
          </table:table-cell>
          <table:table-cell table:formula="of:=[.B235]-[.$B$2]" office:value-type="float" office:value="23.8171184062958" calcext:value-type="float">
            <text:p>23.8171184063</text:p>
          </table:table-cell>
          <table:table-cell table:formula="of:=[.C235]/([.D235]-[.D234])" office:value-type="float" office:value="99675.2112967109" calcext:value-type="float">
            <text:p>99675.2112967109</text:p>
          </table:table-cell>
          <table:table-cell/>
          <table:table-cell office:value-type="float" office:value="1443144393.86654" calcext:value-type="float">
            <text:p>1443144393.86654</text:p>
          </table:table-cell>
          <table:table-cell table:formula="of:=[.G235]-[.$B$2]" office:value-type="float" office:value="33.8663256168365" calcext:value-type="float">
            <text:p>33.8663256168</text:p>
          </table:table-cell>
          <table:table-cell table:formula="of:=[.C235]/([.H235]-[.H234])" office:value-type="float" office:value="100778.863065798" calcext:value-type="float">
            <text:p>100778.863065798</text:p>
          </table:table-cell>
          <table:table-cell table:formula="of:=[.G235]-[.$B235]" office:value-type="float" office:value="10.0492072105408" calcext:value-type="float">
            <text:p>10.049207210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4383.86163" calcext:value-type="float">
            <text:p>1443144383.86163</text:p>
          </table:table-cell>
          <table:table-cell office:value-type="float" office:value="4416" calcext:value-type="float">
            <text:p>4416</text:p>
          </table:table-cell>
          <table:table-cell table:formula="of:=[.B236]-[.$B$2]" office:value-type="float" office:value="23.8614118099213" calcext:value-type="float">
            <text:p>23.8614118099</text:p>
          </table:table-cell>
          <table:table-cell table:formula="of:=[.C236]/([.D236]-[.D235])" office:value-type="float" office:value="99698.8183012165" calcext:value-type="float">
            <text:p>99698.8183012165</text:p>
          </table:table-cell>
          <table:table-cell/>
          <table:table-cell office:value-type="float" office:value="1443144393.91052" calcext:value-type="float">
            <text:p>1443144393.91052</text:p>
          </table:table-cell>
          <table:table-cell table:formula="of:=[.G236]-[.$B$2]" office:value-type="float" office:value="33.9102988243103" calcext:value-type="float">
            <text:p>33.9102988243</text:p>
          </table:table-cell>
          <table:table-cell table:formula="of:=[.C236]/([.H236]-[.H235])" office:value-type="float" office:value="100424.787130565" calcext:value-type="float">
            <text:p>100424.787130565</text:p>
          </table:table-cell>
          <table:table-cell table:formula="of:=[.G236]-[.$B236]" office:value-type="float" office:value="10.048887014389" calcext:value-type="float">
            <text:p>10.048887014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4383.90593" calcext:value-type="float">
            <text:p>1443144383.90593</text:p>
          </table:table-cell>
          <table:table-cell office:value-type="float" office:value="4416" calcext:value-type="float">
            <text:p>4416</text:p>
          </table:table-cell>
          <table:table-cell table:formula="of:=[.B237]-[.$B$2]" office:value-type="float" office:value="23.9057154655457" calcext:value-type="float">
            <text:p>23.9057154655</text:p>
          </table:table-cell>
          <table:table-cell table:formula="of:=[.C237]/([.D237]-[.D236])" office:value-type="float" office:value="99675.7476953876" calcext:value-type="float">
            <text:p>99675.7476953876</text:p>
          </table:table-cell>
          <table:table-cell/>
          <table:table-cell office:value-type="float" office:value="1443144393.95438" calcext:value-type="float">
            <text:p>1443144393.95438</text:p>
          </table:table-cell>
          <table:table-cell table:formula="of:=[.G237]-[.$B$2]" office:value-type="float" office:value="33.9541611671448" calcext:value-type="float">
            <text:p>33.9541611671</text:p>
          </table:table-cell>
          <table:table-cell table:formula="of:=[.C237]/([.H237]-[.H236])" office:value-type="float" office:value="100678.616659057" calcext:value-type="float">
            <text:p>100678.616659057</text:p>
          </table:table-cell>
          <table:table-cell table:formula="of:=[.G237]-[.$B237]" office:value-type="float" office:value="10.0484457015991" calcext:value-type="float">
            <text:p>10.048445701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4383.95023" calcext:value-type="float">
            <text:p>1443144383.95023</text:p>
          </table:table-cell>
          <table:table-cell office:value-type="float" office:value="4416" calcext:value-type="float">
            <text:p>4416</text:p>
          </table:table-cell>
          <table:table-cell table:formula="of:=[.B238]-[.$B$2]" office:value-type="float" office:value="23.9500086307526" calcext:value-type="float">
            <text:p>23.9500086308</text:p>
          </table:table-cell>
          <table:table-cell table:formula="of:=[.C238]/([.D238]-[.D237])" office:value-type="float" office:value="99699.3549540045" calcext:value-type="float">
            <text:p>99699.3549540045</text:p>
          </table:table-cell>
          <table:table-cell/>
          <table:table-cell office:value-type="float" office:value="1443144393.99841" calcext:value-type="float">
            <text:p>1443144393.99841</text:p>
          </table:table-cell>
          <table:table-cell table:formula="of:=[.G238]-[.$B$2]" office:value-type="float" office:value="33.9981873035431" calcext:value-type="float">
            <text:p>33.9981873035</text:p>
          </table:table-cell>
          <table:table-cell table:formula="of:=[.C238]/([.H238]-[.H237])" office:value-type="float" office:value="100304.054847042" calcext:value-type="float">
            <text:p>100304.054847042</text:p>
          </table:table-cell>
          <table:table-cell table:formula="of:=[.G238]-[.$B238]" office:value-type="float" office:value="10.0481786727905" calcext:value-type="float">
            <text:p>10.048178672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4383.99452" calcext:value-type="float">
            <text:p>1443144383.99452</text:p>
          </table:table-cell>
          <table:table-cell office:value-type="float" office:value="4416" calcext:value-type="float">
            <text:p>4416</text:p>
          </table:table-cell>
          <table:table-cell table:formula="of:=[.B239]-[.$B$2]" office:value-type="float" office:value="23.994304895401" calcext:value-type="float">
            <text:p>23.9943048954</text:p>
          </table:table-cell>
          <table:table-cell table:formula="of:=[.C239]/([.D239]-[.D238])" office:value-type="float" office:value="99692.3789183603" calcext:value-type="float">
            <text:p>99692.3789183603</text:p>
          </table:table-cell>
          <table:table-cell/>
          <table:table-cell office:value-type="float" office:value="1443144394.01305" calcext:value-type="float">
            <text:p>1443144394.01305</text:p>
          </table:table-cell>
          <table:table-cell table:formula="of:=[.G239]-[.$B$2]" office:value-type="float" office:value="34.012832403183" calcext:value-type="float">
            <text:p>34.0128324032</text:p>
          </table:table-cell>
          <table:table-cell table:formula="of:=[.C239]/([.H239]-[.H238])" office:value-type="float" office:value="301534.308989679" calcext:value-type="float">
            <text:p>301534.308989679</text:p>
          </table:table-cell>
          <table:table-cell table:formula="of:=[.G239]-[.$B239]" office:value-type="float" office:value="10.018527507782" calcext:value-type="float">
            <text:p>10.018527507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4384.03865" calcext:value-type="float">
            <text:p>1443144384.03865</text:p>
          </table:table-cell>
          <table:table-cell office:value-type="float" office:value="4416" calcext:value-type="float">
            <text:p>4416</text:p>
          </table:table-cell>
          <table:table-cell table:formula="of:=[.B240]-[.$B$2]" office:value-type="float" office:value="24.0384259223938" calcext:value-type="float">
            <text:p>24.0384259224</text:p>
          </table:table-cell>
          <table:table-cell table:formula="of:=[.C240]/([.D240]-[.D239])" office:value-type="float" office:value="100088.332049044" calcext:value-type="float">
            <text:p>100088.332049044</text:p>
          </table:table-cell>
          <table:table-cell/>
          <table:table-cell office:value-type="float" office:value="1443144394.02771" calcext:value-type="float">
            <text:p>1443144394.02771</text:p>
          </table:table-cell>
          <table:table-cell table:formula="of:=[.G240]-[.$B$2]" office:value-type="float" office:value="34.0274934768677" calcext:value-type="float">
            <text:p>34.0274934769</text:p>
          </table:table-cell>
          <table:table-cell table:formula="of:=[.C240]/([.H240]-[.H239])" office:value-type="float" office:value="301205.770803181" calcext:value-type="float">
            <text:p>301205.770803181</text:p>
          </table:table-cell>
          <table:table-cell table:formula="of:=[.G240]-[.$B240]" office:value-type="float" office:value="9.98906755447388" calcext:value-type="float">
            <text:p>9.989067554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4384.08275" calcext:value-type="float">
            <text:p>1443144384.08275</text:p>
          </table:table-cell>
          <table:table-cell office:value-type="float" office:value="4416" calcext:value-type="float">
            <text:p>4416</text:p>
          </table:table-cell>
          <table:table-cell table:formula="of:=[.B241]-[.$B$2]" office:value-type="float" office:value="24.0825259685516" calcext:value-type="float">
            <text:p>24.0825259686</text:p>
          </table:table-cell>
          <table:table-cell table:formula="of:=[.C241]/([.D241]-[.D240])" office:value-type="float" office:value="100135.949613178" calcext:value-type="float">
            <text:p>100135.949613178</text:p>
          </table:table-cell>
          <table:table-cell/>
          <table:table-cell office:value-type="float" office:value="1443144394.06145" calcext:value-type="float">
            <text:p>1443144394.06145</text:p>
          </table:table-cell>
          <table:table-cell table:formula="of:=[.G241]-[.$B$2]" office:value-type="float" office:value="34.0612275600433" calcext:value-type="float">
            <text:p>34.06122756</text:p>
          </table:table-cell>
          <table:table-cell table:formula="of:=[.C241]/([.H241]-[.H240])" office:value-type="float" office:value="130906.181057452" calcext:value-type="float">
            <text:p>130906.181057452</text:p>
          </table:table-cell>
          <table:table-cell table:formula="of:=[.G241]-[.$B241]" office:value-type="float" office:value="9.9787015914917" calcext:value-type="float">
            <text:p>9.978701591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4384.12683" calcext:value-type="float">
            <text:p>1443144384.12683</text:p>
          </table:table-cell>
          <table:table-cell office:value-type="float" office:value="4416" calcext:value-type="float">
            <text:p>4416</text:p>
          </table:table-cell>
          <table:table-cell table:formula="of:=[.B242]-[.$B$2]" office:value-type="float" office:value="24.1266131401062" calcext:value-type="float">
            <text:p>24.1266131401</text:p>
          </table:table-cell>
          <table:table-cell table:formula="of:=[.C242]/([.D242]-[.D241])" office:value-type="float" office:value="100165.191920612" calcext:value-type="float">
            <text:p>100165.191920612</text:p>
          </table:table-cell>
          <table:table-cell/>
          <table:table-cell office:value-type="float" office:value="1443144394.11019" calcext:value-type="float">
            <text:p>1443144394.11019</text:p>
          </table:table-cell>
          <table:table-cell table:formula="of:=[.G242]-[.$B$2]" office:value-type="float" office:value="34.1099712848663" calcext:value-type="float">
            <text:p>34.1099712849</text:p>
          </table:table-cell>
          <table:table-cell table:formula="of:=[.C242]/([.H242]-[.H241])" office:value-type="float" office:value="90596.2770805005" calcext:value-type="float">
            <text:p>90596.2770805005</text:p>
          </table:table-cell>
          <table:table-cell table:formula="of:=[.G242]-[.$B242]" office:value-type="float" office:value="9.98335814476013" calcext:value-type="float">
            <text:p>9.983358144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4384.17091" calcext:value-type="float">
            <text:p>1443144384.17091</text:p>
          </table:table-cell>
          <table:table-cell office:value-type="float" office:value="4416" calcext:value-type="float">
            <text:p>4416</text:p>
          </table:table-cell>
          <table:table-cell table:formula="of:=[.B243]-[.$B$2]" office:value-type="float" office:value="24.1706864833832" calcext:value-type="float">
            <text:p>24.1706864834</text:p>
          </table:table-cell>
          <table:table-cell table:formula="of:=[.C243]/([.D243]-[.D242])" office:value-type="float" office:value="100196.61935442" calcext:value-type="float">
            <text:p>100196.61935442</text:p>
          </table:table-cell>
          <table:table-cell/>
          <table:table-cell office:value-type="float" office:value="1443144394.15895" calcext:value-type="float">
            <text:p>1443144394.15895</text:p>
          </table:table-cell>
          <table:table-cell table:formula="of:=[.G243]-[.$B$2]" office:value-type="float" office:value="34.1587290763855" calcext:value-type="float">
            <text:p>34.1587290764</text:p>
          </table:table-cell>
          <table:table-cell table:formula="of:=[.C243]/([.H243]-[.H242])" office:value-type="float" office:value="90570.1399183394" calcext:value-type="float">
            <text:p>90570.1399183394</text:p>
          </table:table-cell>
          <table:table-cell table:formula="of:=[.G243]-[.$B243]" office:value-type="float" office:value="9.98804259300232" calcext:value-type="float">
            <text:p>9.9880425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4384.21498" calcext:value-type="float">
            <text:p>1443144384.21498</text:p>
          </table:table-cell>
          <table:table-cell office:value-type="float" office:value="4416" calcext:value-type="float">
            <text:p>4416</text:p>
          </table:table-cell>
          <table:table-cell table:formula="of:=[.B244]-[.$B$2]" office:value-type="float" office:value="24.2147576808929" calcext:value-type="float">
            <text:p>24.2147576809</text:p>
          </table:table-cell>
          <table:table-cell table:formula="of:=[.C244]/([.D244]-[.D243])" office:value-type="float" office:value="100201.497792781" calcext:value-type="float">
            <text:p>100201.497792781</text:p>
          </table:table-cell>
          <table:table-cell/>
          <table:table-cell office:value-type="float" office:value="1443144394.20769" calcext:value-type="float">
            <text:p>1443144394.20769</text:p>
          </table:table-cell>
          <table:table-cell table:formula="of:=[.G244]-[.$B$2]" office:value-type="float" office:value="34.20747423172" calcext:value-type="float">
            <text:p>34.2074742317</text:p>
          </table:table-cell>
          <table:table-cell table:formula="of:=[.C244]/([.H244]-[.H243])" office:value-type="float" office:value="90593.6183749731" calcext:value-type="float">
            <text:p>90593.6183749731</text:p>
          </table:table-cell>
          <table:table-cell table:formula="of:=[.G244]-[.$B244]" office:value-type="float" office:value="9.99271655082703" calcext:value-type="float">
            <text:p>9.992716550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4384.25905" calcext:value-type="float">
            <text:p>1443144384.25905</text:p>
          </table:table-cell>
          <table:table-cell office:value-type="float" office:value="4416" calcext:value-type="float">
            <text:p>4416</text:p>
          </table:table-cell>
          <table:table-cell table:formula="of:=[.B245]-[.$B$2]" office:value-type="float" office:value="24.2588293552399" calcext:value-type="float">
            <text:p>24.2588293552</text:p>
          </table:table-cell>
          <table:table-cell table:formula="of:=[.C245]/([.D245]-[.D244])" office:value-type="float" office:value="100200.413654314" calcext:value-type="float">
            <text:p>100200.413654314</text:p>
          </table:table-cell>
          <table:table-cell/>
          <table:table-cell office:value-type="float" office:value="1443144394.25637" calcext:value-type="float">
            <text:p>1443144394.25637</text:p>
          </table:table-cell>
          <table:table-cell table:formula="of:=[.G245]-[.$B$2]" office:value-type="float" office:value="34.2561502456665" calcext:value-type="float">
            <text:p>34.2561502457</text:p>
          </table:table-cell>
          <table:table-cell table:formula="of:=[.C245]/([.H245]-[.H244])" office:value-type="float" office:value="90722.3012313751" calcext:value-type="float">
            <text:p>90722.3012313751</text:p>
          </table:table-cell>
          <table:table-cell table:formula="of:=[.G245]-[.$B245]" office:value-type="float" office:value="9.99732089042664" calcext:value-type="float">
            <text:p>9.997320890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4384.30312" calcext:value-type="float">
            <text:p>1443144384.30312</text:p>
          </table:table-cell>
          <table:table-cell office:value-type="float" office:value="4416" calcext:value-type="float">
            <text:p>4416</text:p>
          </table:table-cell>
          <table:table-cell table:formula="of:=[.B246]-[.$B$2]" office:value-type="float" office:value="24.3029012680054" calcext:value-type="float">
            <text:p>24.302901268</text:p>
          </table:table-cell>
          <table:table-cell table:formula="of:=[.C246]/([.D246]-[.D245])" office:value-type="float" office:value="100199.871593878" calcext:value-type="float">
            <text:p>100199.871593878</text:p>
          </table:table-cell>
          <table:table-cell/>
          <table:table-cell office:value-type="float" office:value="1443144394.3052" calcext:value-type="float">
            <text:p>1443144394.3052</text:p>
          </table:table-cell>
          <table:table-cell table:formula="of:=[.G246]-[.$B$2]" office:value-type="float" office:value="34.3049795627594" calcext:value-type="float">
            <text:p>34.3049795628</text:p>
          </table:table-cell>
          <table:table-cell table:formula="of:=[.C246]/([.H246]-[.H245])" office:value-type="float" office:value="90437.4720539049" calcext:value-type="float">
            <text:p>90437.4720539049</text:p>
          </table:table-cell>
          <table:table-cell table:formula="of:=[.G246]-[.$B246]" office:value-type="float" office:value="10.002078294754" calcext:value-type="float">
            <text:p>10.002078294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4384.3472" calcext:value-type="float">
            <text:p>1443144384.3472</text:p>
          </table:table-cell>
          <table:table-cell office:value-type="float" office:value="4416" calcext:value-type="float">
            <text:p>4416</text:p>
          </table:table-cell>
          <table:table-cell table:formula="of:=[.B247]-[.$B$2]" office:value-type="float" office:value="24.3469758033752" calcext:value-type="float">
            <text:p>24.3469758034</text:p>
          </table:table-cell>
          <table:table-cell table:formula="of:=[.C247]/([.D247]-[.D246])" office:value-type="float" office:value="100193.909316139" calcext:value-type="float">
            <text:p>100193.909316139</text:p>
          </table:table-cell>
          <table:table-cell/>
          <table:table-cell office:value-type="float" office:value="1443144394.35389" calcext:value-type="float">
            <text:p>1443144394.35389</text:p>
          </table:table-cell>
          <table:table-cell table:formula="of:=[.G247]-[.$B$2]" office:value-type="float" office:value="34.3536703586578" calcext:value-type="float">
            <text:p>34.3536703587</text:p>
          </table:table-cell>
          <table:table-cell table:formula="of:=[.C247]/([.H247]-[.H246])" office:value-type="float" office:value="90694.7590097148" calcext:value-type="float">
            <text:p>90694.7590097148</text:p>
          </table:table-cell>
          <table:table-cell table:formula="of:=[.G247]-[.$B247]" office:value-type="float" office:value="10.0066945552826" calcext:value-type="float">
            <text:p>10.006694555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4384.39127" calcext:value-type="float">
            <text:p>1443144384.39127</text:p>
          </table:table-cell>
          <table:table-cell office:value-type="float" office:value="4416" calcext:value-type="float">
            <text:p>4416</text:p>
          </table:table-cell>
          <table:table-cell table:formula="of:=[.B248]-[.$B$2]" office:value-type="float" office:value="24.3910477161407" calcext:value-type="float">
            <text:p>24.3910477161</text:p>
          </table:table-cell>
          <table:table-cell table:formula="of:=[.C248]/([.D248]-[.D247])" office:value-type="float" office:value="100199.871593878" calcext:value-type="float">
            <text:p>100199.871593878</text:p>
          </table:table-cell>
          <table:table-cell/>
          <table:table-cell office:value-type="float" office:value="1443144394.40267" calcext:value-type="float">
            <text:p>1443144394.40267</text:p>
          </table:table-cell>
          <table:table-cell table:formula="of:=[.G248]-[.$B$2]" office:value-type="float" office:value="34.4024496078491" calcext:value-type="float">
            <text:p>34.4024496078</text:p>
          </table:table-cell>
          <table:table-cell table:formula="of:=[.C248]/([.H248]-[.H247])" office:value-type="float" office:value="90530.298707202" calcext:value-type="float">
            <text:p>90530.298707202</text:p>
          </table:table-cell>
          <table:table-cell table:formula="of:=[.G248]-[.$B248]" office:value-type="float" office:value="10.0114018917084" calcext:value-type="float">
            <text:p>10.011401891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4384.43534" calcext:value-type="float">
            <text:p>1443144384.43534</text:p>
          </table:table-cell>
          <table:table-cell office:value-type="float" office:value="4416" calcext:value-type="float">
            <text:p>4416</text:p>
          </table:table-cell>
          <table:table-cell table:formula="of:=[.B249]-[.$B$2]" office:value-type="float" office:value="24.4351229667664" calcext:value-type="float">
            <text:p>24.4351229668</text:p>
          </table:table-cell>
          <table:table-cell table:formula="of:=[.C249]/([.D249]-[.D248])" office:value-type="float" office:value="100192.283363536" calcext:value-type="float">
            <text:p>100192.283363536</text:p>
          </table:table-cell>
          <table:table-cell/>
          <table:table-cell office:value-type="float" office:value="1443144394.45168" calcext:value-type="float">
            <text:p>1443144394.45168</text:p>
          </table:table-cell>
          <table:table-cell table:formula="of:=[.G249]-[.$B$2]" office:value-type="float" office:value="34.4514656066895" calcext:value-type="float">
            <text:p>34.4514656067</text:p>
          </table:table-cell>
          <table:table-cell table:formula="of:=[.C249]/([.H249]-[.H248])" office:value-type="float" office:value="90093.0329785785" calcext:value-type="float">
            <text:p>90093.0329785785</text:p>
          </table:table-cell>
          <table:table-cell table:formula="of:=[.G249]-[.$B249]" office:value-type="float" office:value="10.0163426399231" calcext:value-type="float">
            <text:p>10.016342639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4384.47942" calcext:value-type="float">
            <text:p>1443144384.47942</text:p>
          </table:table-cell>
          <table:table-cell office:value-type="float" office:value="4416" calcext:value-type="float">
            <text:p>4416</text:p>
          </table:table-cell>
          <table:table-cell table:formula="of:=[.B250]-[.$B$2]" office:value-type="float" office:value="24.4791984558105" calcext:value-type="float">
            <text:p>24.4791984558</text:p>
          </table:table-cell>
          <table:table-cell table:formula="of:=[.C250]/([.D250]-[.D249])" office:value-type="float" office:value="100191.741391062" calcext:value-type="float">
            <text:p>100191.741391062</text:p>
          </table:table-cell>
          <table:table-cell/>
          <table:table-cell office:value-type="float" office:value="1443144394.50024" calcext:value-type="float">
            <text:p>1443144394.50024</text:p>
          </table:table-cell>
          <table:table-cell table:formula="of:=[.G250]-[.$B$2]" office:value-type="float" office:value="34.5000162124634" calcext:value-type="float">
            <text:p>34.5000162125</text:p>
          </table:table-cell>
          <table:table-cell table:formula="of:=[.C250]/([.H250]-[.H249])" office:value-type="float" office:value="90956.6405940011" calcext:value-type="float">
            <text:p>90956.6405940011</text:p>
          </table:table-cell>
          <table:table-cell table:formula="of:=[.G250]-[.$B250]" office:value-type="float" office:value="10.0208177566528" calcext:value-type="float">
            <text:p>10.020817756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4384.52348" calcext:value-type="float">
            <text:p>1443144384.52348</text:p>
          </table:table-cell>
          <table:table-cell office:value-type="float" office:value="4416" calcext:value-type="float">
            <text:p>4416</text:p>
          </table:table-cell>
          <table:table-cell table:formula="of:=[.B251]-[.$B$2]" office:value-type="float" office:value="24.5232646465301" calcext:value-type="float">
            <text:p>24.5232646465</text:p>
          </table:table-cell>
          <table:table-cell table:formula="of:=[.C251]/([.D251]-[.D250])" office:value-type="float" office:value="100212.882663247" calcext:value-type="float">
            <text:p>100212.882663247</text:p>
          </table:table-cell>
          <table:table-cell/>
          <table:table-cell office:value-type="float" office:value="1443144394.54902" calcext:value-type="float">
            <text:p>1443144394.54902</text:p>
          </table:table-cell>
          <table:table-cell table:formula="of:=[.G251]-[.$B$2]" office:value-type="float" office:value="34.5487999916077" calcext:value-type="float">
            <text:p>34.5487999916</text:p>
          </table:table-cell>
          <table:table-cell table:formula="of:=[.C251]/([.H251]-[.H250])" office:value-type="float" office:value="90521.8922654364" calcext:value-type="float">
            <text:p>90521.8922654364</text:p>
          </table:table-cell>
          <table:table-cell table:formula="of:=[.G251]-[.$B251]" office:value-type="float" office:value="10.0255353450775" calcext:value-type="float">
            <text:p>10.02553534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4384.56756" calcext:value-type="float">
            <text:p>1443144384.56756</text:p>
          </table:table-cell>
          <table:table-cell office:value-type="float" office:value="4416" calcext:value-type="float">
            <text:p>4416</text:p>
          </table:table-cell>
          <table:table-cell table:formula="of:=[.B252]-[.$B$2]" office:value-type="float" office:value="24.5673408508301" calcext:value-type="float">
            <text:p>24.5673408508</text:p>
          </table:table-cell>
          <table:table-cell table:formula="of:=[.C252]/([.D252]-[.D251])" office:value-type="float" office:value="100190.11550882" calcext:value-type="float">
            <text:p>100190.11550882</text:p>
          </table:table-cell>
          <table:table-cell/>
          <table:table-cell office:value-type="float" office:value="1443144394.59767" calcext:value-type="float">
            <text:p>1443144394.59767</text:p>
          </table:table-cell>
          <table:table-cell table:formula="of:=[.G252]-[.$B$2]" office:value-type="float" office:value="34.5974538326263" calcext:value-type="float">
            <text:p>34.5974538326</text:p>
          </table:table-cell>
          <table:table-cell table:formula="of:=[.C252]/([.H252]-[.H251])" office:value-type="float" office:value="90763.6459432839" calcext:value-type="float">
            <text:p>90763.6459432839</text:p>
          </table:table-cell>
          <table:table-cell table:formula="of:=[.G252]-[.$B252]" office:value-type="float" office:value="10.0301129817963" calcext:value-type="float">
            <text:p>10.030112981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4384.61163" calcext:value-type="float">
            <text:p>1443144384.61163</text:p>
          </table:table-cell>
          <table:table-cell office:value-type="float" office:value="4416" calcext:value-type="float">
            <text:p>4416</text:p>
          </table:table-cell>
          <table:table-cell table:formula="of:=[.B253]-[.$B$2]" office:value-type="float" office:value="24.6114127635956" calcext:value-type="float">
            <text:p>24.6114127636</text:p>
          </table:table-cell>
          <table:table-cell table:formula="of:=[.C253]/([.D253]-[.D252])" office:value-type="float" office:value="100199.871593878" calcext:value-type="float">
            <text:p>100199.871593878</text:p>
          </table:table-cell>
          <table:table-cell/>
          <table:table-cell office:value-type="float" office:value="1443144394.6465" calcext:value-type="float">
            <text:p>1443144394.6465</text:p>
          </table:table-cell>
          <table:table-cell table:formula="of:=[.G253]-[.$B$2]" office:value-type="float" office:value="34.6462788581848" calcext:value-type="float">
            <text:p>34.6462788582</text:p>
          </table:table-cell>
          <table:table-cell table:formula="of:=[.C253]/([.H253]-[.H252])" office:value-type="float" office:value="90445.4211644294" calcext:value-type="float">
            <text:p>90445.4211644294</text:p>
          </table:table-cell>
          <table:table-cell table:formula="of:=[.G253]-[.$B253]" office:value-type="float" office:value="10.0348660945892" calcext:value-type="float">
            <text:p>10.034866094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4384.65571" calcext:value-type="float">
            <text:p>1443144384.65571</text:p>
          </table:table-cell>
          <table:table-cell office:value-type="float" office:value="4416" calcext:value-type="float">
            <text:p>4416</text:p>
          </table:table-cell>
          <table:table-cell table:formula="of:=[.B254]-[.$B$2]" office:value-type="float" office:value="24.6554951667786" calcext:value-type="float">
            <text:p>24.6554951668</text:p>
          </table:table-cell>
          <table:table-cell table:formula="of:=[.C254]/([.D254]-[.D253])" office:value-type="float" office:value="100176.026739501" calcext:value-type="float">
            <text:p>100176.026739501</text:p>
          </table:table-cell>
          <table:table-cell/>
          <table:table-cell office:value-type="float" office:value="1443144394.69534" calcext:value-type="float">
            <text:p>1443144394.69534</text:p>
          </table:table-cell>
          <table:table-cell table:formula="of:=[.G254]-[.$B$2]" office:value-type="float" office:value="34.6951208114624" calcext:value-type="float">
            <text:p>34.6951208115</text:p>
          </table:table-cell>
          <table:table-cell table:formula="of:=[.C254]/([.H254]-[.H253])" office:value-type="float" office:value="90414.0744515713" calcext:value-type="float">
            <text:p>90414.0744515713</text:p>
          </table:table-cell>
          <table:table-cell table:formula="of:=[.G254]-[.$B254]" office:value-type="float" office:value="10.0396256446838" calcext:value-type="float">
            <text:p>10.039625644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4384.6998" calcext:value-type="float">
            <text:p>1443144384.6998</text:p>
          </table:table-cell>
          <table:table-cell office:value-type="float" office:value="4416" calcext:value-type="float">
            <text:p>4416</text:p>
          </table:table-cell>
          <table:table-cell table:formula="of:=[.B255]-[.$B$2]" office:value-type="float" office:value="24.6995847225189" calcext:value-type="float">
            <text:p>24.6995847225</text:p>
          </table:table-cell>
          <table:table-cell table:formula="of:=[.C255]/([.D255]-[.D254])" office:value-type="float" office:value="100159.775390023" calcext:value-type="float">
            <text:p>100159.775390023</text:p>
          </table:table-cell>
          <table:table-cell/>
          <table:table-cell office:value-type="float" office:value="1443144394.74405" calcext:value-type="float">
            <text:p>1443144394.74405</text:p>
          </table:table-cell>
          <table:table-cell table:formula="of:=[.G255]-[.$B$2]" office:value-type="float" office:value="34.7438325881958" calcext:value-type="float">
            <text:p>34.7438325882</text:p>
          </table:table-cell>
          <table:table-cell table:formula="of:=[.C255]/([.H255]-[.H254])" office:value-type="float" office:value="90655.695524492" calcext:value-type="float">
            <text:p>90655.695524492</text:p>
          </table:table-cell>
          <table:table-cell table:formula="of:=[.G255]-[.$B255]" office:value-type="float" office:value="10.0442478656769" calcext:value-type="float">
            <text:p>10.044247865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4384.74388" calcext:value-type="float">
            <text:p>1443144384.74388</text:p>
          </table:table-cell>
          <table:table-cell office:value-type="float" office:value="4416" calcext:value-type="float">
            <text:p>4416</text:p>
          </table:table-cell>
          <table:table-cell table:formula="of:=[.B256]-[.$B$2]" office:value-type="float" office:value="24.7436592578888" calcext:value-type="float">
            <text:p>24.7436592579</text:p>
          </table:table-cell>
          <table:table-cell table:formula="of:=[.C256]/([.D256]-[.D255])" office:value-type="float" office:value="100193.909316139" calcext:value-type="float">
            <text:p>100193.909316139</text:p>
          </table:table-cell>
          <table:table-cell/>
          <table:table-cell office:value-type="float" office:value="1443144394.7928" calcext:value-type="float">
            <text:p>1443144394.7928</text:p>
          </table:table-cell>
          <table:table-cell table:formula="of:=[.G256]-[.$B$2]" office:value-type="float" office:value="34.7925808429718" calcext:value-type="float">
            <text:p>34.792580843</text:p>
          </table:table-cell>
          <table:table-cell table:formula="of:=[.C256]/([.H256]-[.H255])" office:value-type="float" office:value="90587.8583816301" calcext:value-type="float">
            <text:p>90587.8583816301</text:p>
          </table:table-cell>
          <table:table-cell table:formula="of:=[.G256]-[.$B256]" office:value-type="float" office:value="10.048921585083" calcext:value-type="float">
            <text:p>10.048921585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4384.78796" calcext:value-type="float">
            <text:p>1443144384.78796</text:p>
          </table:table-cell>
          <table:table-cell office:value-type="float" office:value="4416" calcext:value-type="float">
            <text:p>4416</text:p>
          </table:table-cell>
          <table:table-cell table:formula="of:=[.B257]-[.$B$2]" office:value-type="float" office:value="24.7877366542816" calcext:value-type="float">
            <text:p>24.7877366543</text:p>
          </table:table-cell>
          <table:table-cell table:formula="of:=[.C257]/([.D257]-[.D256])" office:value-type="float" office:value="100187.405822344" calcext:value-type="float">
            <text:p>100187.405822344</text:p>
          </table:table-cell>
          <table:table-cell/>
          <table:table-cell office:value-type="float" office:value="1443144394.84155" calcext:value-type="float">
            <text:p>1443144394.84155</text:p>
          </table:table-cell>
          <table:table-cell table:formula="of:=[.G257]-[.$B$2]" office:value-type="float" office:value="34.8413355350494" calcext:value-type="float">
            <text:p>34.841335535</text:p>
          </table:table-cell>
          <table:table-cell table:formula="of:=[.C257]/([.H257]-[.H256])" office:value-type="float" office:value="90575.8976585881" calcext:value-type="float">
            <text:p>90575.8976585881</text:p>
          </table:table-cell>
          <table:table-cell table:formula="of:=[.G257]-[.$B257]" office:value-type="float" office:value="10.0535988807678" calcext:value-type="float">
            <text:p>10.053598880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4384.83205" calcext:value-type="float">
            <text:p>1443144384.83205</text:p>
          </table:table-cell>
          <table:table-cell office:value-type="float" office:value="4416" calcext:value-type="float">
            <text:p>4416</text:p>
          </table:table-cell>
          <table:table-cell table:formula="of:=[.B258]-[.$B$2]" office:value-type="float" office:value="24.8318283557892" calcext:value-type="float">
            <text:p>24.8318283558</text:p>
          </table:table-cell>
          <table:table-cell table:formula="of:=[.C258]/([.D258]-[.D257])" office:value-type="float" office:value="100154.901013334" calcext:value-type="float">
            <text:p>100154.901013334</text:p>
          </table:table-cell>
          <table:table-cell/>
          <table:table-cell office:value-type="float" office:value="1443144394.89038" calcext:value-type="float">
            <text:p>1443144394.89038</text:p>
          </table:table-cell>
          <table:table-cell table:formula="of:=[.G258]-[.$B$2]" office:value-type="float" office:value="34.8901567459106" calcext:value-type="float">
            <text:p>34.8901567459</text:p>
          </table:table-cell>
          <table:table-cell table:formula="of:=[.C258]/([.H258]-[.H257])" office:value-type="float" office:value="90452.4882136631" calcext:value-type="float">
            <text:p>90452.4882136631</text:p>
          </table:table-cell>
          <table:table-cell table:formula="of:=[.G258]-[.$B258]" office:value-type="float" office:value="10.0583283901215" calcext:value-type="float">
            <text:p>10.058328390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4384.87612" calcext:value-type="float">
            <text:p>1443144384.87612</text:p>
          </table:table-cell>
          <table:table-cell office:value-type="float" office:value="4416" calcext:value-type="float">
            <text:p>4416</text:p>
          </table:table-cell>
          <table:table-cell table:formula="of:=[.B259]-[.$B$2]" office:value-type="float" office:value="24.875901222229" calcext:value-type="float">
            <text:p>24.8759012222</text:p>
          </table:table-cell>
          <table:table-cell table:formula="of:=[.C259]/([.D259]-[.D258])" office:value-type="float" office:value="100197.703410781" calcext:value-type="float">
            <text:p>100197.703410781</text:p>
          </table:table-cell>
          <table:table-cell/>
          <table:table-cell office:value-type="float" office:value="1443144394.93909" calcext:value-type="float">
            <text:p>1443144394.93909</text:p>
          </table:table-cell>
          <table:table-cell table:formula="of:=[.G259]-[.$B$2]" office:value-type="float" office:value="34.9388744831085" calcext:value-type="float">
            <text:p>34.9388744831</text:p>
          </table:table-cell>
          <table:table-cell table:formula="of:=[.C259]/([.H259]-[.H258])" office:value-type="float" office:value="90644.604080514" calcext:value-type="float">
            <text:p>90644.604080514</text:p>
          </table:table-cell>
          <table:table-cell table:formula="of:=[.G259]-[.$B259]" office:value-type="float" office:value="10.0629732608795" calcext:value-type="float">
            <text:p>10.062973260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4384.9202" calcext:value-type="float">
            <text:p>1443144384.9202</text:p>
          </table:table-cell>
          <table:table-cell office:value-type="float" office:value="4416" calcext:value-type="float">
            <text:p>4416</text:p>
          </table:table-cell>
          <table:table-cell table:formula="of:=[.B260]-[.$B$2]" office:value-type="float" office:value="24.9199845790863" calcext:value-type="float">
            <text:p>24.9199845791</text:p>
          </table:table-cell>
          <table:table-cell table:formula="of:=[.C260]/([.D260]-[.D259])" office:value-type="float" office:value="100173.859588208" calcext:value-type="float">
            <text:p>100173.859588208</text:p>
          </table:table-cell>
          <table:table-cell/>
          <table:table-cell office:value-type="float" office:value="1443144394.98785" calcext:value-type="float">
            <text:p>1443144394.98785</text:p>
          </table:table-cell>
          <table:table-cell table:formula="of:=[.G260]-[.$B$2]" office:value-type="float" office:value="34.9876308441162" calcext:value-type="float">
            <text:p>34.9876308441</text:p>
          </table:table-cell>
          <table:table-cell table:formula="of:=[.C260]/([.H260]-[.H259])" office:value-type="float" office:value="90572.7972459523" calcext:value-type="float">
            <text:p>90572.7972459523</text:p>
          </table:table-cell>
          <table:table-cell table:formula="of:=[.G260]-[.$B260]" office:value-type="float" office:value="10.0676462650299" calcext:value-type="float">
            <text:p>10.06764626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4384.96428" calcext:value-type="float">
            <text:p>1443144384.96428</text:p>
          </table:table-cell>
          <table:table-cell office:value-type="float" office:value="4416" calcext:value-type="float">
            <text:p>4416</text:p>
          </table:table-cell>
          <table:table-cell table:formula="of:=[.B261]-[.$B$2]" office:value-type="float" office:value="24.9640572071075" calcext:value-type="float">
            <text:p>24.9640572071</text:p>
          </table:table-cell>
          <table:table-cell table:formula="of:=[.C261]/([.D261]-[.D260])" office:value-type="float" office:value="100198.245447759" calcext:value-type="float">
            <text:p>100198.245447759</text:p>
          </table:table-cell>
          <table:table-cell/>
          <table:table-cell office:value-type="float" office:value="1443144395.03666" calcext:value-type="float">
            <text:p>1443144395.03666</text:p>
          </table:table-cell>
          <table:table-cell table:formula="of:=[.G261]-[.$B$2]" office:value-type="float" office:value="35.0364377498627" calcext:value-type="float">
            <text:p>35.0364377499</text:p>
          </table:table-cell>
          <table:table-cell table:formula="of:=[.C261]/([.H261]-[.H260])" office:value-type="float" office:value="90478.9994870818" calcext:value-type="float">
            <text:p>90478.9994870818</text:p>
          </table:table-cell>
          <table:table-cell table:formula="of:=[.G261]-[.$B261]" office:value-type="float" office:value="10.0723805427551" calcext:value-type="float">
            <text:p>10.072380542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4385.00805" calcext:value-type="float">
            <text:p>1443144385.00805</text:p>
          </table:table-cell>
          <table:table-cell office:value-type="float" office:value="4416" calcext:value-type="float">
            <text:p>4416</text:p>
          </table:table-cell>
          <table:table-cell table:formula="of:=[.B262]-[.$B$2]" office:value-type="float" office:value="25.0078272819519" calcext:value-type="float">
            <text:p>25.007827282</text:p>
          </table:table-cell>
          <table:table-cell table:formula="of:=[.C262]/([.D262]-[.D261])" office:value-type="float" office:value="100890.848729471" calcext:value-type="float">
            <text:p>100890.848729471</text:p>
          </table:table-cell>
          <table:table-cell/>
          <table:table-cell office:value-type="float" office:value="1443144395.0501" calcext:value-type="float">
            <text:p>1443144395.0501</text:p>
          </table:table-cell>
          <table:table-cell table:formula="of:=[.G262]-[.$B$2]" office:value-type="float" office:value="35.0498850345612" calcext:value-type="float">
            <text:p>35.0498850346</text:p>
          </table:table-cell>
          <table:table-cell table:formula="of:=[.C262]/([.H262]-[.H261])" office:value-type="float" office:value="328393.433991702" calcext:value-type="float">
            <text:p>328393.433991702</text:p>
          </table:table-cell>
          <table:table-cell table:formula="of:=[.G262]-[.$B262]" office:value-type="float" office:value="10.0420577526093" calcext:value-type="float">
            <text:p>10.042057752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4385.05025" calcext:value-type="float">
            <text:p>1443144385.05025</text:p>
          </table:table-cell>
          <table:table-cell office:value-type="float" office:value="4416" calcext:value-type="float">
            <text:p>4416</text:p>
          </table:table-cell>
          <table:table-cell table:formula="of:=[.B263]-[.$B$2]" office:value-type="float" office:value="25.0500292778015" calcext:value-type="float">
            <text:p>25.0500292778</text:p>
          </table:table-cell>
          <table:table-cell table:formula="of:=[.C263]/([.D263]-[.D262])" office:value-type="float" office:value="104639.600831601" calcext:value-type="float">
            <text:p>104639.600831601</text:p>
          </table:table-cell>
          <table:table-cell/>
          <table:table-cell office:value-type="float" office:value="1443144395.06353" calcext:value-type="float">
            <text:p>1443144395.06353</text:p>
          </table:table-cell>
          <table:table-cell table:formula="of:=[.G263]-[.$B$2]" office:value-type="float" office:value="35.0633151531219" calcext:value-type="float">
            <text:p>35.0633151531</text:p>
          </table:table-cell>
          <table:table-cell table:formula="of:=[.C263]/([.H263]-[.H262])" office:value-type="float" office:value="328813.180614238" calcext:value-type="float">
            <text:p>328813.180614238</text:p>
          </table:table-cell>
          <table:table-cell table:formula="of:=[.G263]-[.$B263]" office:value-type="float" office:value="10.0132858753204" calcext:value-type="float">
            <text:p>10.013285875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4385.0925" calcext:value-type="float">
            <text:p>1443144385.0925</text:p>
          </table:table-cell>
          <table:table-cell office:value-type="float" office:value="4416" calcext:value-type="float">
            <text:p>4416</text:p>
          </table:table-cell>
          <table:table-cell table:formula="of:=[.B264]-[.$B$2]" office:value-type="float" office:value="25.0922801494598" calcext:value-type="float">
            <text:p>25.0922801495</text:p>
          </table:table-cell>
          <table:table-cell table:formula="of:=[.C264]/([.D264]-[.D263])" office:value-type="float" office:value="104518.553740414" calcext:value-type="float">
            <text:p>104518.553740414</text:p>
          </table:table-cell>
          <table:table-cell/>
          <table:table-cell office:value-type="float" office:value="1443144395.08823" calcext:value-type="float">
            <text:p>1443144395.08823</text:p>
          </table:table-cell>
          <table:table-cell table:formula="of:=[.G264]-[.$B$2]" office:value-type="float" office:value="35.0880134105682" calcext:value-type="float">
            <text:p>35.0880134106</text:p>
          </table:table-cell>
          <table:table-cell table:formula="of:=[.C264]/([.H264]-[.H263])" office:value-type="float" office:value="178798.039076377" calcext:value-type="float">
            <text:p>178798.039076377</text:p>
          </table:table-cell>
          <table:table-cell table:formula="of:=[.G264]-[.$B264]" office:value-type="float" office:value="9.9957332611084" calcext:value-type="float">
            <text:p>9.995733261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4385.13472" calcext:value-type="float">
            <text:p>1443144385.13472</text:p>
          </table:table-cell>
          <table:table-cell office:value-type="float" office:value="4416" calcext:value-type="float">
            <text:p>4416</text:p>
          </table:table-cell>
          <table:table-cell table:formula="of:=[.B265]-[.$B$2]" office:value-type="float" office:value="25.1345016956329" calcext:value-type="float">
            <text:p>25.1345016956</text:p>
          </table:table-cell>
          <table:table-cell table:formula="of:=[.C265]/([.D265]-[.D264])" office:value-type="float" office:value="104591.148365238" calcext:value-type="float">
            <text:p>104591.148365238</text:p>
          </table:table-cell>
          <table:table-cell/>
          <table:table-cell office:value-type="float" office:value="1443144395.12812" calcext:value-type="float">
            <text:p>1443144395.12812</text:p>
          </table:table-cell>
          <table:table-cell table:formula="of:=[.G265]-[.$B$2]" office:value-type="float" office:value="35.1279034614563" calcext:value-type="float">
            <text:p>35.1279034615</text:p>
          </table:table-cell>
          <table:table-cell table:formula="of:=[.C265]/([.H265]-[.H264])" office:value-type="float" office:value="110704.295975758" calcext:value-type="float">
            <text:p>110704.295975758</text:p>
          </table:table-cell>
          <table:table-cell table:formula="of:=[.G265]-[.$B265]" office:value-type="float" office:value="9.99340176582336" calcext:value-type="float">
            <text:p>9.993401765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4385.17692" calcext:value-type="float">
            <text:p>1443144385.17692</text:p>
          </table:table-cell>
          <table:table-cell office:value-type="float" office:value="4416" calcext:value-type="float">
            <text:p>4416</text:p>
          </table:table-cell>
          <table:table-cell table:formula="of:=[.B266]-[.$B$2]" office:value-type="float" office:value="25.1766972541809" calcext:value-type="float">
            <text:p>25.1766972542</text:p>
          </table:table-cell>
          <table:table-cell table:formula="of:=[.C266]/([.D266]-[.D265])" office:value-type="float" office:value="104655.564518225" calcext:value-type="float">
            <text:p>104655.564518225</text:p>
          </table:table-cell>
          <table:table-cell/>
          <table:table-cell office:value-type="float" office:value="1443144395.16798" calcext:value-type="float">
            <text:p>1443144395.16798</text:p>
          </table:table-cell>
          <table:table-cell table:formula="of:=[.G266]-[.$B$2]" office:value-type="float" office:value="35.1677627563477" calcext:value-type="float">
            <text:p>35.1677627563</text:p>
          </table:table-cell>
          <table:table-cell table:formula="of:=[.C266]/([.H266]-[.H265])" office:value-type="float" office:value="110789.716979101" calcext:value-type="float">
            <text:p>110789.716979101</text:p>
          </table:table-cell>
          <table:table-cell table:formula="of:=[.G266]-[.$B266]" office:value-type="float" office:value="9.99106550216675" calcext:value-type="float">
            <text:p>9.991065502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4385.21911" calcext:value-type="float">
            <text:p>1443144385.21911</text:p>
          </table:table-cell>
          <table:table-cell office:value-type="float" office:value="4416" calcext:value-type="float">
            <text:p>4416</text:p>
          </table:table-cell>
          <table:table-cell table:formula="of:=[.B267]-[.$B$2]" office:value-type="float" office:value="25.2188868522644" calcext:value-type="float">
            <text:p>25.2188868523</text:p>
          </table:table-cell>
          <table:table-cell table:formula="of:=[.C267]/([.D267]-[.D266])" office:value-type="float" office:value="104670.350053121" calcext:value-type="float">
            <text:p>104670.350053121</text:p>
          </table:table-cell>
          <table:table-cell/>
          <table:table-cell office:value-type="float" office:value="1443144395.20787" calcext:value-type="float">
            <text:p>1443144395.20787</text:p>
          </table:table-cell>
          <table:table-cell table:formula="of:=[.G267]-[.$B$2]" office:value-type="float" office:value="35.2076461315155" calcext:value-type="float">
            <text:p>35.2076461315</text:p>
          </table:table-cell>
          <table:table-cell table:formula="of:=[.C267]/([.H267]-[.H266])" office:value-type="float" office:value="110722.825774287" calcext:value-type="float">
            <text:p>110722.825774287</text:p>
          </table:table-cell>
          <table:table-cell table:formula="of:=[.G267]-[.$B267]" office:value-type="float" office:value="9.9887592792511" calcext:value-type="float">
            <text:p>9.988759279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4385.2613" calcext:value-type="float">
            <text:p>1443144385.2613</text:p>
          </table:table-cell>
          <table:table-cell office:value-type="float" office:value="4416" calcext:value-type="float">
            <text:p>4416</text:p>
          </table:table-cell>
          <table:table-cell table:formula="of:=[.B268]-[.$B$2]" office:value-type="float" office:value="25.2610800266266" calcext:value-type="float">
            <text:p>25.2610800266</text:p>
          </table:table-cell>
          <table:table-cell table:formula="of:=[.C268]/([.D268]-[.D267])" office:value-type="float" office:value="104661.478230897" calcext:value-type="float">
            <text:p>104661.478230897</text:p>
          </table:table-cell>
          <table:table-cell/>
          <table:table-cell office:value-type="float" office:value="1443144395.24786" calcext:value-type="float">
            <text:p>1443144395.24786</text:p>
          </table:table-cell>
          <table:table-cell table:formula="of:=[.G268]-[.$B$2]" office:value-type="float" office:value="35.2476365566254" calcext:value-type="float">
            <text:p>35.2476365566</text:p>
          </table:table-cell>
          <table:table-cell table:formula="of:=[.C268]/([.H268]-[.H267])" office:value-type="float" office:value="110426.43302411" calcext:value-type="float">
            <text:p>110426.43302411</text:p>
          </table:table-cell>
          <table:table-cell table:formula="of:=[.G268]-[.$B268]" office:value-type="float" office:value="9.98655652999878" calcext:value-type="float">
            <text:p>9.9865565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4385.30349" calcext:value-type="float">
            <text:p>1443144385.30349</text:p>
          </table:table-cell>
          <table:table-cell office:value-type="float" office:value="4416" calcext:value-type="float">
            <text:p>4416</text:p>
          </table:table-cell>
          <table:table-cell table:formula="of:=[.B269]-[.$B$2]" office:value-type="float" office:value="25.3032741546631" calcext:value-type="float">
            <text:p>25.3032741547</text:p>
          </table:table-cell>
          <table:table-cell table:formula="of:=[.C269]/([.D269]-[.D268])" office:value-type="float" office:value="104659.112665631" calcext:value-type="float">
            <text:p>104659.112665631</text:p>
          </table:table-cell>
          <table:table-cell/>
          <table:table-cell office:value-type="float" office:value="1443144395.28767" calcext:value-type="float">
            <text:p>1443144395.28767</text:p>
          </table:table-cell>
          <table:table-cell table:formula="of:=[.G269]-[.$B$2]" office:value-type="float" office:value="35.2874541282654" calcext:value-type="float">
            <text:p>35.2874541283</text:p>
          </table:table-cell>
          <table:table-cell table:formula="of:=[.C269]/([.H269]-[.H268])" office:value-type="float" office:value="110905.809121773" calcext:value-type="float">
            <text:p>110905.809121773</text:p>
          </table:table-cell>
          <table:table-cell table:formula="of:=[.G269]-[.$B269]" office:value-type="float" office:value="9.9841799736023" calcext:value-type="float">
            <text:p>9.984179973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4385.34568" calcext:value-type="float">
            <text:p>1443144385.34568</text:p>
          </table:table-cell>
          <table:table-cell office:value-type="float" office:value="4416" calcext:value-type="float">
            <text:p>4416</text:p>
          </table:table-cell>
          <table:table-cell table:formula="of:=[.B270]-[.$B$2]" office:value-type="float" office:value="25.3454637527466" calcext:value-type="float">
            <text:p>25.3454637527</text:p>
          </table:table-cell>
          <table:table-cell table:formula="of:=[.C270]/([.D270]-[.D269])" office:value-type="float" office:value="104670.350053121" calcext:value-type="float">
            <text:p>104670.350053121</text:p>
          </table:table-cell>
          <table:table-cell/>
          <table:table-cell office:value-type="float" office:value="1443144395.32757" calcext:value-type="float">
            <text:p>1443144395.32757</text:p>
          </table:table-cell>
          <table:table-cell table:formula="of:=[.G270]-[.$B$2]" office:value-type="float" office:value="35.3273522853851" calcext:value-type="float">
            <text:p>35.3273522854</text:p>
          </table:table-cell>
          <table:table-cell table:formula="of:=[.C270]/([.H270]-[.H269])" office:value-type="float" office:value="110681.803842362" calcext:value-type="float">
            <text:p>110681.803842362</text:p>
          </table:table-cell>
          <table:table-cell table:formula="of:=[.G270]-[.$B270]" office:value-type="float" office:value="9.98188853263855" calcext:value-type="float">
            <text:p>9.981888532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4385.38787" calcext:value-type="float">
            <text:p>1443144385.38787</text:p>
          </table:table-cell>
          <table:table-cell office:value-type="float" office:value="4416" calcext:value-type="float">
            <text:p>4416</text:p>
          </table:table-cell>
          <table:table-cell table:formula="of:=[.B271]-[.$B$2]" office:value-type="float" office:value="25.3876535892487" calcext:value-type="float">
            <text:p>25.3876535892</text:p>
          </table:table-cell>
          <table:table-cell table:formula="of:=[.C271]/([.D271]-[.D270])" office:value-type="float" office:value="104669.758551513" calcext:value-type="float">
            <text:p>104669.758551513</text:p>
          </table:table-cell>
          <table:table-cell/>
          <table:table-cell office:value-type="float" office:value="1443144395.36747" calcext:value-type="float">
            <text:p>1443144395.36747</text:p>
          </table:table-cell>
          <table:table-cell table:formula="of:=[.G271]-[.$B$2]" office:value-type="float" office:value="35.3672466278076" calcext:value-type="float">
            <text:p>35.3672466278</text:p>
          </table:table-cell>
          <table:table-cell table:formula="of:=[.C271]/([.H271]-[.H270])" office:value-type="float" office:value="110692.38723712" calcext:value-type="float">
            <text:p>110692.38723712</text:p>
          </table:table-cell>
          <table:table-cell table:formula="of:=[.G271]-[.$B271]" office:value-type="float" office:value="9.97959303855896" calcext:value-type="float">
            <text:p>9.979593038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4385.43006" calcext:value-type="float">
            <text:p>1443144385.43006</text:p>
          </table:table-cell>
          <table:table-cell office:value-type="float" office:value="4416" calcext:value-type="float">
            <text:p>4416</text:p>
          </table:table-cell>
          <table:table-cell table:formula="of:=[.B272]-[.$B$2]" office:value-type="float" office:value="25.4298424720764" calcext:value-type="float">
            <text:p>25.4298424721</text:p>
          </table:table-cell>
          <table:table-cell table:formula="of:=[.C272]/([.D272]-[.D271])" office:value-type="float" office:value="104672.124598057" calcext:value-type="float">
            <text:p>104672.124598057</text:p>
          </table:table-cell>
          <table:table-cell/>
          <table:table-cell office:value-type="float" office:value="1443144395.40735" calcext:value-type="float">
            <text:p>1443144395.40735</text:p>
          </table:table-cell>
          <table:table-cell table:formula="of:=[.G272]-[.$B$2]" office:value-type="float" office:value="35.4071345329285" calcext:value-type="float">
            <text:p>35.4071345329</text:p>
          </table:table-cell>
          <table:table-cell table:formula="of:=[.C272]/([.H272]-[.H271])" office:value-type="float" office:value="110710.251306021" calcext:value-type="float">
            <text:p>110710.251306021</text:p>
          </table:table-cell>
          <table:table-cell table:formula="of:=[.G272]-[.$B272]" office:value-type="float" office:value="9.97729206085205" calcext:value-type="float">
            <text:p>9.977292060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4385.47225" calcext:value-type="float">
            <text:p>1443144385.47225</text:p>
          </table:table-cell>
          <table:table-cell office:value-type="float" office:value="4416" calcext:value-type="float">
            <text:p>4416</text:p>
          </table:table-cell>
          <table:table-cell table:formula="of:=[.B273]-[.$B$2]" office:value-type="float" office:value="25.4720327854156" calcext:value-type="float">
            <text:p>25.4720327854</text:p>
          </table:table-cell>
          <table:table-cell table:formula="of:=[.C273]/([.D273]-[.D272])" office:value-type="float" office:value="104668.575568352" calcext:value-type="float">
            <text:p>104668.575568352</text:p>
          </table:table-cell>
          <table:table-cell/>
          <table:table-cell office:value-type="float" office:value="1443144395.44718" calcext:value-type="float">
            <text:p>1443144395.44718</text:p>
          </table:table-cell>
          <table:table-cell table:formula="of:=[.G273]-[.$B$2]" office:value-type="float" office:value="35.4469614028931" calcext:value-type="float">
            <text:p>35.4469614029</text:p>
          </table:table-cell>
          <table:table-cell table:formula="of:=[.C273]/([.H273]-[.H272])" office:value-type="float" office:value="110879.916094968" calcext:value-type="float">
            <text:p>110879.916094968</text:p>
          </table:table-cell>
          <table:table-cell table:formula="of:=[.G273]-[.$B273]" office:value-type="float" office:value="9.97492861747742" calcext:value-type="float">
            <text:p>9.974928617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4385.51445" calcext:value-type="float">
            <text:p>1443144385.51445</text:p>
          </table:table-cell>
          <table:table-cell office:value-type="float" office:value="4416" calcext:value-type="float">
            <text:p>4416</text:p>
          </table:table-cell>
          <table:table-cell table:formula="of:=[.B274]-[.$B$2]" office:value-type="float" office:value="25.5142290592194" calcext:value-type="float">
            <text:p>25.5142290592</text:p>
          </table:table-cell>
          <table:table-cell table:formula="of:=[.C274]/([.D274]-[.D273])" office:value-type="float" office:value="104653.790534738" calcext:value-type="float">
            <text:p>104653.790534738</text:p>
          </table:table-cell>
          <table:table-cell/>
          <table:table-cell office:value-type="float" office:value="1443144395.48707" calcext:value-type="float">
            <text:p>1443144395.48707</text:p>
          </table:table-cell>
          <table:table-cell table:formula="of:=[.G274]-[.$B$2]" office:value-type="float" office:value="35.4868500232697" calcext:value-type="float">
            <text:p>35.4868500233</text:p>
          </table:table-cell>
          <table:table-cell table:formula="of:=[.C274]/([.H274]-[.H273])" office:value-type="float" office:value="110708.266124742" calcext:value-type="float">
            <text:p>110708.266124742</text:p>
          </table:table-cell>
          <table:table-cell table:formula="of:=[.G274]-[.$B274]" office:value-type="float" office:value="9.97262096405029" calcext:value-type="float">
            <text:p>9.972620964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4385.55664" calcext:value-type="float">
            <text:p>1443144385.55664</text:p>
          </table:table-cell>
          <table:table-cell office:value-type="float" office:value="4416" calcext:value-type="float">
            <text:p>4416</text:p>
          </table:table-cell>
          <table:table-cell table:formula="of:=[.B275]-[.$B$2]" office:value-type="float" office:value="25.5564188957214" calcext:value-type="float">
            <text:p>25.5564188957</text:p>
          </table:table-cell>
          <table:table-cell table:formula="of:=[.C275]/([.D275]-[.D274])" office:value-type="float" office:value="104669.758551513" calcext:value-type="float">
            <text:p>104669.758551513</text:p>
          </table:table-cell>
          <table:table-cell/>
          <table:table-cell office:value-type="float" office:value="1443144395.52723" calcext:value-type="float">
            <text:p>1443144395.52723</text:p>
          </table:table-cell>
          <table:table-cell table:formula="of:=[.G275]-[.$B$2]" office:value-type="float" office:value="35.5270147323608" calcext:value-type="float">
            <text:p>35.5270147324</text:p>
          </table:table-cell>
          <table:table-cell table:formula="of:=[.C275]/([.H275]-[.H274])" office:value-type="float" office:value="109947.267138778" calcext:value-type="float">
            <text:p>109947.267138778</text:p>
          </table:table-cell>
          <table:table-cell table:formula="of:=[.G275]-[.$B275]" office:value-type="float" office:value="9.9705958366394" calcext:value-type="float">
            <text:p>9.970595836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4385.59883" calcext:value-type="float">
            <text:p>1443144385.59883</text:p>
          </table:table-cell>
          <table:table-cell office:value-type="float" office:value="4416" calcext:value-type="float">
            <text:p>4416</text:p>
          </table:table-cell>
          <table:table-cell table:formula="of:=[.B276]-[.$B$2]" office:value-type="float" office:value="25.5986089706421" calcext:value-type="float">
            <text:p>25.5986089706</text:p>
          </table:table-cell>
          <table:table-cell table:formula="of:=[.C276]/([.D276]-[.D275])" office:value-type="float" office:value="104669.16705659" calcext:value-type="float">
            <text:p>104669.16705659</text:p>
          </table:table-cell>
          <table:table-cell/>
          <table:table-cell office:value-type="float" office:value="1443144395.56692" calcext:value-type="float">
            <text:p>1443144395.56692</text:p>
          </table:table-cell>
          <table:table-cell table:formula="of:=[.G276]-[.$B$2]" office:value-type="float" office:value="35.5667004585266" calcext:value-type="float">
            <text:p>35.5667004585</text:p>
          </table:table-cell>
          <table:table-cell table:formula="of:=[.C276]/([.H276]-[.H275])" office:value-type="float" office:value="111274.264745816" calcext:value-type="float">
            <text:p>111274.264745816</text:p>
          </table:table-cell>
          <table:table-cell table:formula="of:=[.G276]-[.$B276]" office:value-type="float" office:value="9.96809148788452" calcext:value-type="float">
            <text:p>9.968091487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4385.64102" calcext:value-type="float">
            <text:p>1443144385.64102</text:p>
          </table:table-cell>
          <table:table-cell office:value-type="float" office:value="4416" calcext:value-type="float">
            <text:p>4416</text:p>
          </table:table-cell>
          <table:table-cell table:formula="of:=[.B277]-[.$B$2]" office:value-type="float" office:value="25.6407978534698" calcext:value-type="float">
            <text:p>25.6407978535</text:p>
          </table:table-cell>
          <table:table-cell table:formula="of:=[.C277]/([.D277]-[.D276])" office:value-type="float" office:value="104672.124598057" calcext:value-type="float">
            <text:p>104672.124598057</text:p>
          </table:table-cell>
          <table:table-cell/>
          <table:table-cell office:value-type="float" office:value="1443144395.60686" calcext:value-type="float">
            <text:p>1443144395.60686</text:p>
          </table:table-cell>
          <table:table-cell table:formula="of:=[.G277]-[.$B$2]" office:value-type="float" office:value="35.6066370010376" calcext:value-type="float">
            <text:p>35.606637001</text:p>
          </table:table-cell>
          <table:table-cell table:formula="of:=[.C277]/([.H277]-[.H276])" office:value-type="float" office:value="110575.420964025" calcext:value-type="float">
            <text:p>110575.420964025</text:p>
          </table:table-cell>
          <table:table-cell table:formula="of:=[.G277]-[.$B277]" office:value-type="float" office:value="9.96583914756775" calcext:value-type="float">
            <text:p>9.96583914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4385.68321" calcext:value-type="float">
            <text:p>1443144385.68321</text:p>
          </table:table-cell>
          <table:table-cell office:value-type="float" office:value="4416" calcext:value-type="float">
            <text:p>4416</text:p>
          </table:table-cell>
          <table:table-cell table:formula="of:=[.B278]-[.$B$2]" office:value-type="float" office:value="25.6829886436462" calcext:value-type="float">
            <text:p>25.6829886436</text:p>
          </table:table-cell>
          <table:table-cell table:formula="of:=[.C278]/([.D278]-[.D277])" office:value-type="float" office:value="104667.392611931" calcext:value-type="float">
            <text:p>104667.392611931</text:p>
          </table:table-cell>
          <table:table-cell/>
          <table:table-cell office:value-type="float" office:value="1443144395.64672" calcext:value-type="float">
            <text:p>1443144395.64672</text:p>
          </table:table-cell>
          <table:table-cell table:formula="of:=[.G278]-[.$B$2]" office:value-type="float" office:value="35.646502494812" calcext:value-type="float">
            <text:p>35.6465024948</text:p>
          </table:table-cell>
          <table:table-cell table:formula="of:=[.C278]/([.H278]-[.H277])" office:value-type="float" office:value="110772.489737333" calcext:value-type="float">
            <text:p>110772.489737333</text:p>
          </table:table-cell>
          <table:table-cell table:formula="of:=[.G278]-[.$B278]" office:value-type="float" office:value="9.96351385116577" calcext:value-type="float">
            <text:p>9.963513851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4385.7254" calcext:value-type="float">
            <text:p>1443144385.7254</text:p>
          </table:table-cell>
          <table:table-cell office:value-type="float" office:value="4416" calcext:value-type="float">
            <text:p>4416</text:p>
          </table:table-cell>
          <table:table-cell table:formula="of:=[.B279]-[.$B$2]" office:value-type="float" office:value="25.725177526474" calcext:value-type="float">
            <text:p>25.7251775265</text:p>
          </table:table-cell>
          <table:table-cell table:formula="of:=[.C279]/([.D279]-[.D278])" office:value-type="float" office:value="104672.124598057" calcext:value-type="float">
            <text:p>104672.124598057</text:p>
          </table:table-cell>
          <table:table-cell/>
          <table:table-cell office:value-type="float" office:value="1443144395.68663" calcext:value-type="float">
            <text:p>1443144395.68663</text:p>
          </table:table-cell>
          <table:table-cell table:formula="of:=[.G279]-[.$B$2]" office:value-type="float" office:value="35.6864066123962" calcext:value-type="float">
            <text:p>35.6864066124</text:p>
          </table:table-cell>
          <table:table-cell table:formula="of:=[.C279]/([.H279]-[.H278])" office:value-type="float" office:value="110665.27133895" calcext:value-type="float">
            <text:p>110665.27133895</text:p>
          </table:table-cell>
          <table:table-cell table:formula="of:=[.G279]-[.$B279]" office:value-type="float" office:value="9.96122908592224" calcext:value-type="float">
            <text:p>9.961229085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4385.76759" calcext:value-type="float">
            <text:p>1443144385.76759</text:p>
          </table:table-cell>
          <table:table-cell office:value-type="float" office:value="4416" calcext:value-type="float">
            <text:p>4416</text:p>
          </table:table-cell>
          <table:table-cell table:formula="of:=[.B280]-[.$B$2]" office:value-type="float" office:value="25.7673683166504" calcext:value-type="float">
            <text:p>25.7673683167</text:p>
          </table:table-cell>
          <table:table-cell table:formula="of:=[.C280]/([.D280]-[.D279])" office:value-type="float" office:value="104667.392611931" calcext:value-type="float">
            <text:p>104667.392611931</text:p>
          </table:table-cell>
          <table:table-cell/>
          <table:table-cell office:value-type="float" office:value="1443144395.72649" calcext:value-type="float">
            <text:p>1443144395.72649</text:p>
          </table:table-cell>
          <table:table-cell table:formula="of:=[.G280]-[.$B$2]" office:value-type="float" office:value="35.726270198822" calcext:value-type="float">
            <text:p>35.7262701988</text:p>
          </table:table-cell>
          <table:table-cell table:formula="of:=[.C280]/([.H280]-[.H279])" office:value-type="float" office:value="110777.789856459" calcext:value-type="float">
            <text:p>110777.789856459</text:p>
          </table:table-cell>
          <table:table-cell table:formula="of:=[.G280]-[.$B280]" office:value-type="float" office:value="9.95890188217163" calcext:value-type="float">
            <text:p>9.958901882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4385.80987" calcext:value-type="float">
            <text:p>1443144385.80987</text:p>
          </table:table-cell>
          <table:table-cell office:value-type="float" office:value="4416" calcext:value-type="float">
            <text:p>4416</text:p>
          </table:table-cell>
          <table:table-cell table:formula="of:=[.B281]-[.$B$2]" office:value-type="float" office:value="25.8096497058868" calcext:value-type="float">
            <text:p>25.8096497059</text:p>
          </table:table-cell>
          <table:table-cell table:formula="of:=[.C281]/([.D281]-[.D280])" office:value-type="float" office:value="104443.11503826" calcext:value-type="float">
            <text:p>104443.11503826</text:p>
          </table:table-cell>
          <table:table-cell/>
          <table:table-cell office:value-type="float" office:value="1443144395.76637" calcext:value-type="float">
            <text:p>1443144395.76637</text:p>
          </table:table-cell>
          <table:table-cell table:formula="of:=[.G281]-[.$B$2]" office:value-type="float" office:value="35.7661507129669" calcext:value-type="float">
            <text:p>35.766150713</text:p>
          </table:table-cell>
          <table:table-cell table:formula="of:=[.C281]/([.H281]-[.H280])" office:value-type="float" office:value="110730.76901555" calcext:value-type="float">
            <text:p>110730.76901555</text:p>
          </table:table-cell>
          <table:table-cell table:formula="of:=[.G281]-[.$B281]" office:value-type="float" office:value="9.95650100708008" calcext:value-type="float">
            <text:p>9.956501007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4385.85206" calcext:value-type="float">
            <text:p>1443144385.85206</text:p>
          </table:table-cell>
          <table:table-cell office:value-type="float" office:value="4416" calcext:value-type="float">
            <text:p>4416</text:p>
          </table:table-cell>
          <table:table-cell table:formula="of:=[.B282]-[.$B$2]" office:value-type="float" office:value="25.8518373966217" calcext:value-type="float">
            <text:p>25.8518373966</text:p>
          </table:table-cell>
          <table:table-cell table:formula="of:=[.C282]/([.D282]-[.D281])" office:value-type="float" office:value="104675.082306666" calcext:value-type="float">
            <text:p>104675.082306666</text:p>
          </table:table-cell>
          <table:table-cell/>
          <table:table-cell office:value-type="float" office:value="1443144395.80627" calcext:value-type="float">
            <text:p>1443144395.80627</text:p>
          </table:table-cell>
          <table:table-cell table:formula="of:=[.G282]-[.$B$2]" office:value-type="float" office:value="35.8060460090637" calcext:value-type="float">
            <text:p>35.8060460091</text:p>
          </table:table-cell>
          <table:table-cell table:formula="of:=[.C282]/([.H282]-[.H281])" office:value-type="float" office:value="110689.741198688" calcext:value-type="float">
            <text:p>110689.741198688</text:p>
          </table:table-cell>
          <table:table-cell table:formula="of:=[.G282]-[.$B282]" office:value-type="float" office:value="9.95420861244202" calcext:value-type="float">
            <text:p>9.954208612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4385.89431" calcext:value-type="float">
            <text:p>1443144385.89431</text:p>
          </table:table-cell>
          <table:table-cell office:value-type="float" office:value="4416" calcext:value-type="float">
            <text:p>4416</text:p>
          </table:table-cell>
          <table:table-cell table:formula="of:=[.B283]-[.$B$2]" office:value-type="float" office:value="25.8940937519073" calcext:value-type="float">
            <text:p>25.8940937519</text:p>
          </table:table-cell>
          <table:table-cell table:formula="of:=[.C283]/([.D283]-[.D282])" office:value-type="float" office:value="104504.990317994" calcext:value-type="float">
            <text:p>104504.990317994</text:p>
          </table:table-cell>
          <table:table-cell/>
          <table:table-cell office:value-type="float" office:value="1443144395.84616" calcext:value-type="float">
            <text:p>1443144395.84616</text:p>
          </table:table-cell>
          <table:table-cell table:formula="of:=[.G283]-[.$B$2]" office:value-type="float" office:value="35.8459403514862" calcext:value-type="float">
            <text:p>35.8459403515</text:p>
          </table:table-cell>
          <table:table-cell table:formula="of:=[.C283]/([.H283]-[.H282])" office:value-type="float" office:value="110692.38723712" calcext:value-type="float">
            <text:p>110692.38723712</text:p>
          </table:table-cell>
          <table:table-cell table:formula="of:=[.G283]-[.$B283]" office:value-type="float" office:value="9.95184659957886" calcext:value-type="float">
            <text:p>9.951846599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4385.9365" calcext:value-type="float">
            <text:p>1443144385.9365</text:p>
          </table:table-cell>
          <table:table-cell office:value-type="float" office:value="4416" calcext:value-type="float">
            <text:p>4416</text:p>
          </table:table-cell>
          <table:table-cell table:formula="of:=[.B284]-[.$B$2]" office:value-type="float" office:value="25.9362828731537" calcext:value-type="float">
            <text:p>25.9362828732</text:p>
          </table:table-cell>
          <table:table-cell table:formula="of:=[.C284]/([.D284]-[.D283])" office:value-type="float" office:value="104671.533076393" calcext:value-type="float">
            <text:p>104671.533076393</text:p>
          </table:table-cell>
          <table:table-cell/>
          <table:table-cell office:value-type="float" office:value="1443144395.88607" calcext:value-type="float">
            <text:p>1443144395.88607</text:p>
          </table:table-cell>
          <table:table-cell table:formula="of:=[.G284]-[.$B$2]" office:value-type="float" office:value="35.8858494758606" calcext:value-type="float">
            <text:p>35.8858494759</text:p>
          </table:table-cell>
          <table:table-cell table:formula="of:=[.C284]/([.H284]-[.H283])" office:value-type="float" office:value="110651.387852394" calcext:value-type="float">
            <text:p>110651.387852394</text:p>
          </table:table-cell>
          <table:table-cell table:formula="of:=[.G284]-[.$B284]" office:value-type="float" office:value="9.94956660270691" calcext:value-type="float">
            <text:p>9.949566602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4385.97872" calcext:value-type="float">
            <text:p>1443144385.97872</text:p>
          </table:table-cell>
          <table:table-cell office:value-type="float" office:value="4416" calcext:value-type="float">
            <text:p>4416</text:p>
          </table:table-cell>
          <table:table-cell table:formula="of:=[.B285]-[.$B$2]" office:value-type="float" office:value="25.9784979820251" calcext:value-type="float">
            <text:p>25.978497982</text:p>
          </table:table-cell>
          <table:table-cell table:formula="of:=[.C285]/([.D285]-[.D284])" office:value-type="float" office:value="104607.097270463" calcext:value-type="float">
            <text:p>104607.097270463</text:p>
          </table:table-cell>
          <table:table-cell/>
          <table:table-cell office:value-type="float" office:value="1443144395.92599" calcext:value-type="float">
            <text:p>1443144395.92599</text:p>
          </table:table-cell>
          <table:table-cell table:formula="of:=[.G285]-[.$B$2]" office:value-type="float" office:value="35.9257731437683" calcext:value-type="float">
            <text:p>35.9257731438</text:p>
          </table:table-cell>
          <table:table-cell table:formula="of:=[.C285]/([.H285]-[.H284])" office:value-type="float" office:value="110611.079377971" calcext:value-type="float">
            <text:p>110611.079377971</text:p>
          </table:table-cell>
          <table:table-cell table:formula="of:=[.G285]-[.$B285]" office:value-type="float" office:value="9.94727516174316" calcext:value-type="float">
            <text:p>9.947275161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4386.0201" calcext:value-type="float">
            <text:p>1443144386.0201</text:p>
          </table:table-cell>
          <table:table-cell office:value-type="float" office:value="4416" calcext:value-type="float">
            <text:p>4416</text:p>
          </table:table-cell>
          <table:table-cell table:formula="of:=[.B286]-[.$B$2]" office:value-type="float" office:value="26.0198771953583" calcext:value-type="float">
            <text:p>26.0198771954</text:p>
          </table:table-cell>
          <table:table-cell table:formula="of:=[.C286]/([.D286]-[.D285])" office:value-type="float" office:value="106720.250200222" calcext:value-type="float">
            <text:p>106720.250200222</text:p>
          </table:table-cell>
          <table:table-cell/>
          <table:table-cell office:value-type="float" office:value="1443144395.96586" calcext:value-type="float">
            <text:p>1443144395.96586</text:p>
          </table:table-cell>
          <table:table-cell table:formula="of:=[.G286]-[.$B$2]" office:value-type="float" office:value="35.96564245224" calcext:value-type="float">
            <text:p>35.9656424522</text:p>
          </table:table-cell>
          <table:table-cell table:formula="of:=[.C286]/([.H286]-[.H285])" office:value-type="float" office:value="110761.891020428" calcext:value-type="float">
            <text:p>110761.891020428</text:p>
          </table:table-cell>
          <table:table-cell table:formula="of:=[.G286]-[.$B286]" office:value-type="float" office:value="9.94576525688171" calcext:value-type="float">
            <text:p>9.945765256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4386.06039" calcext:value-type="float">
            <text:p>1443144386.06039</text:p>
          </table:table-cell>
          <table:table-cell office:value-type="float" office:value="4416" calcext:value-type="float">
            <text:p>4416</text:p>
          </table:table-cell>
          <table:table-cell table:formula="of:=[.B287]-[.$B$2]" office:value-type="float" office:value="26.0601706504822" calcext:value-type="float">
            <text:p>26.0601706505</text:p>
          </table:table-cell>
          <table:table-cell table:formula="of:=[.C287]/([.D287]-[.D286])" office:value-type="float" office:value="109595.962580546" calcext:value-type="float">
            <text:p>109595.962580546</text:p>
          </table:table-cell>
          <table:table-cell/>
          <table:table-cell office:value-type="float" office:value="1443144396.00587" calcext:value-type="float">
            <text:p>1443144396.00587</text:p>
          </table:table-cell>
          <table:table-cell table:formula="of:=[.G287]-[.$B$2]" office:value-type="float" office:value="36.0056478977203" calcext:value-type="float">
            <text:p>36.0056478977</text:p>
          </table:table-cell>
          <table:table-cell table:formula="of:=[.C287]/([.H287]-[.H286])" office:value-type="float" office:value="110384.972520039" calcext:value-type="float">
            <text:p>110384.972520039</text:p>
          </table:table-cell>
          <table:table-cell table:formula="of:=[.G287]-[.$B287]" office:value-type="float" office:value="9.94547724723816" calcext:value-type="float">
            <text:p>9.945477247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4386.10068" calcext:value-type="float">
            <text:p>1443144386.10068</text:p>
          </table:table-cell>
          <table:table-cell office:value-type="float" office:value="4416" calcext:value-type="float">
            <text:p>4416</text:p>
          </table:table-cell>
          <table:table-cell table:formula="of:=[.B288]-[.$B$2]" office:value-type="float" office:value="26.1004588603973" calcext:value-type="float">
            <text:p>26.1004588604</text:p>
          </table:table-cell>
          <table:table-cell table:formula="of:=[.C288]/([.D288]-[.D287])" office:value-type="float" office:value="109610.231114741" calcext:value-type="float">
            <text:p>109610.231114741</text:p>
          </table:table-cell>
          <table:table-cell/>
          <table:table-cell office:value-type="float" office:value="1443144396.01827" calcext:value-type="float">
            <text:p>1443144396.01827</text:p>
          </table:table-cell>
          <table:table-cell table:formula="of:=[.G288]-[.$B$2]" office:value-type="float" office:value="36.0180487632751" calcext:value-type="float">
            <text:p>36.0180487633</text:p>
          </table:table-cell>
          <table:table-cell table:formula="of:=[.C288]/([.H288]-[.H287])" office:value-type="float" office:value="356104.175186972" calcext:value-type="float">
            <text:p>356104.175186972</text:p>
          </table:table-cell>
          <table:table-cell table:formula="of:=[.G288]-[.$B288]" office:value-type="float" office:value="9.91758990287781" calcext:value-type="float">
            <text:p>9.917589902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4386.14094" calcext:value-type="float">
            <text:p>1443144386.14094</text:p>
          </table:table-cell>
          <table:table-cell office:value-type="float" office:value="4416" calcext:value-type="float">
            <text:p>4416</text:p>
          </table:table-cell>
          <table:table-cell table:formula="of:=[.B289]-[.$B$2]" office:value-type="float" office:value="26.1407239437103" calcext:value-type="float">
            <text:p>26.1407239437</text:p>
          </table:table-cell>
          <table:table-cell table:formula="of:=[.C289]/([.D289]-[.D288])" office:value-type="float" office:value="109673.186708036" calcext:value-type="float">
            <text:p>109673.186708036</text:p>
          </table:table-cell>
          <table:table-cell/>
          <table:table-cell office:value-type="float" office:value="1443144396.03067" calcext:value-type="float">
            <text:p>1443144396.03067</text:p>
          </table:table-cell>
          <table:table-cell table:formula="of:=[.G289]-[.$B$2]" office:value-type="float" office:value="36.0304548740387" calcext:value-type="float">
            <text:p>36.030454874</text:p>
          </table:table-cell>
          <table:table-cell table:formula="of:=[.C289]/([.H289]-[.H288])" office:value-type="float" office:value="355953.617065437" calcext:value-type="float">
            <text:p>355953.617065437</text:p>
          </table:table-cell>
          <table:table-cell table:formula="of:=[.G289]-[.$B289]" office:value-type="float" office:value="9.88973093032837" calcext:value-type="float">
            <text:p>9.889730930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4386.18123" calcext:value-type="float">
            <text:p>1443144386.18123</text:p>
          </table:table-cell>
          <table:table-cell office:value-type="float" office:value="4416" calcext:value-type="float">
            <text:p>4416</text:p>
          </table:table-cell>
          <table:table-cell table:formula="of:=[.B290]-[.$B$2]" office:value-type="float" office:value="26.181006193161" calcext:value-type="float">
            <text:p>26.1810061932</text:p>
          </table:table-cell>
          <table:table-cell table:formula="of:=[.C290]/([.D290]-[.D289])" office:value-type="float" office:value="109626.449868605" calcext:value-type="float">
            <text:p>109626.449868605</text:p>
          </table:table-cell>
          <table:table-cell/>
          <table:table-cell office:value-type="float" office:value="1443144396.05311" calcext:value-type="float">
            <text:p>1443144396.05311</text:p>
          </table:table-cell>
          <table:table-cell table:formula="of:=[.G290]-[.$B$2]" office:value-type="float" office:value="36.0528950691223" calcext:value-type="float">
            <text:p>36.0528950691</text:p>
          </table:table-cell>
          <table:table-cell table:formula="of:=[.C290]/([.H290]-[.H289])" office:value-type="float" office:value="196789.73304576" calcext:value-type="float">
            <text:p>196789.73304576</text:p>
          </table:table-cell>
          <table:table-cell table:formula="of:=[.G290]-[.$B290]" office:value-type="float" office:value="9.8718888759613" calcext:value-type="float">
            <text:p>9.87188887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4386.22156" calcext:value-type="float">
            <text:p>1443144386.22156</text:p>
          </table:table-cell>
          <table:table-cell office:value-type="float" office:value="4416" calcext:value-type="float">
            <text:p>4416</text:p>
          </table:table-cell>
          <table:table-cell table:formula="of:=[.B291]-[.$B$2]" office:value-type="float" office:value="26.2213382720947" calcext:value-type="float">
            <text:p>26.2213382721</text:p>
          </table:table-cell>
          <table:table-cell table:formula="of:=[.C291]/([.D291]-[.D290])" office:value-type="float" office:value="109491.008565602" calcext:value-type="float">
            <text:p>109491.008565602</text:p>
          </table:table-cell>
          <table:table-cell/>
          <table:table-cell office:value-type="float" office:value="1443144396.08964" calcext:value-type="float">
            <text:p>1443144396.08964</text:p>
          </table:table-cell>
          <table:table-cell table:formula="of:=[.G291]-[.$B$2]" office:value-type="float" office:value="36.0894258022308" calcext:value-type="float">
            <text:p>36.0894258022</text:p>
          </table:table-cell>
          <table:table-cell table:formula="of:=[.C291]/([.H291]-[.H290])" office:value-type="float" office:value="120884.516247773" calcext:value-type="float">
            <text:p>120884.516247773</text:p>
          </table:table-cell>
          <table:table-cell table:formula="of:=[.G291]-[.$B291]" office:value-type="float" office:value="9.86808753013611" calcext:value-type="float">
            <text:p>9.868087530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4386.26184" calcext:value-type="float">
            <text:p>1443144386.26184</text:p>
          </table:table-cell>
          <table:table-cell office:value-type="float" office:value="4416" calcext:value-type="float">
            <text:p>4416</text:p>
          </table:table-cell>
          <table:table-cell table:formula="of:=[.B292]-[.$B$2]" office:value-type="float" office:value="26.2616174221039" calcext:value-type="float">
            <text:p>26.2616174221</text:p>
          </table:table-cell>
          <table:table-cell table:formula="of:=[.C292]/([.D292]-[.D291])" office:value-type="float" office:value="109634.885517601" calcext:value-type="float">
            <text:p>109634.885517601</text:p>
          </table:table-cell>
          <table:table-cell/>
          <table:table-cell office:value-type="float" office:value="1443144396.12624" calcext:value-type="float">
            <text:p>1443144396.12624</text:p>
          </table:table-cell>
          <table:table-cell table:formula="of:=[.G292]-[.$B$2]" office:value-type="float" office:value="36.1260254383087" calcext:value-type="float">
            <text:p>36.1260254383</text:p>
          </table:table-cell>
          <table:table-cell table:formula="of:=[.C292]/([.H292]-[.H291])" office:value-type="float" office:value="120656.937424272" calcext:value-type="float">
            <text:p>120656.937424272</text:p>
          </table:table-cell>
          <table:table-cell table:formula="of:=[.G292]-[.$B292]" office:value-type="float" office:value="9.86440801620483" calcext:value-type="float">
            <text:p>9.864408016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4386.30211" calcext:value-type="float">
            <text:p>1443144386.30211</text:p>
          </table:table-cell>
          <table:table-cell office:value-type="float" office:value="4416" calcext:value-type="float">
            <text:p>4416</text:p>
          </table:table-cell>
          <table:table-cell table:formula="of:=[.B293]-[.$B$2]" office:value-type="float" office:value="26.3018922805786" calcext:value-type="float">
            <text:p>26.3018922806</text:p>
          </table:table-cell>
          <table:table-cell table:formula="of:=[.C293]/([.D293]-[.D292])" office:value-type="float" office:value="109646.56779044" calcext:value-type="float">
            <text:p>109646.56779044</text:p>
          </table:table-cell>
          <table:table-cell/>
          <table:table-cell office:value-type="float" office:value="1443144396.16281" calcext:value-type="float">
            <text:p>1443144396.16281</text:p>
          </table:table-cell>
          <table:table-cell table:formula="of:=[.G293]-[.$B$2]" office:value-type="float" office:value="36.1625888347626" calcext:value-type="float">
            <text:p>36.1625888348</text:p>
          </table:table-cell>
          <table:table-cell table:formula="of:=[.C293]/([.H293]-[.H292])" office:value-type="float" office:value="120776.525932785" calcext:value-type="float">
            <text:p>120776.525932785</text:p>
          </table:table-cell>
          <table:table-cell table:formula="of:=[.G293]-[.$B293]" office:value-type="float" office:value="9.86069655418396" calcext:value-type="float">
            <text:p>9.860696554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4386.34243" calcext:value-type="float">
            <text:p>1443144386.34243</text:p>
          </table:table-cell>
          <table:table-cell office:value-type="float" office:value="4416" calcext:value-type="float">
            <text:p>4416</text:p>
          </table:table-cell>
          <table:table-cell table:formula="of:=[.B294]-[.$B$2]" office:value-type="float" office:value="26.3422114849091" calcext:value-type="float">
            <text:p>26.3422114849</text:p>
          </table:table-cell>
          <table:table-cell table:formula="of:=[.C294]/([.D294]-[.D293])" office:value-type="float" office:value="109525.970894856" calcext:value-type="float">
            <text:p>109525.970894856</text:p>
          </table:table-cell>
          <table:table-cell/>
          <table:table-cell office:value-type="float" office:value="1443144396.19929" calcext:value-type="float">
            <text:p>1443144396.19929</text:p>
          </table:table-cell>
          <table:table-cell table:formula="of:=[.G294]-[.$B$2]" office:value-type="float" office:value="36.1990740299225" calcext:value-type="float">
            <text:p>36.1990740299</text:p>
          </table:table-cell>
          <table:table-cell table:formula="of:=[.C294]/([.H294]-[.H293])" office:value-type="float" office:value="121035.394785336" calcext:value-type="float">
            <text:p>121035.394785336</text:p>
          </table:table-cell>
          <table:table-cell table:formula="of:=[.G294]-[.$B294]" office:value-type="float" office:value="9.85686254501343" calcext:value-type="float">
            <text:p>9.85686254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4386.38273" calcext:value-type="float">
            <text:p>1443144386.38273</text:p>
          </table:table-cell>
          <table:table-cell office:value-type="float" office:value="4416" calcext:value-type="float">
            <text:p>4416</text:p>
          </table:table-cell>
          <table:table-cell table:formula="of:=[.B295]-[.$B$2]" office:value-type="float" office:value="26.3825151920319" calcext:value-type="float">
            <text:p>26.382515192</text:p>
          </table:table-cell>
          <table:table-cell table:formula="of:=[.C295]/([.D295]-[.D294])" office:value-type="float" office:value="109568.084805319" calcext:value-type="float">
            <text:p>109568.084805319</text:p>
          </table:table-cell>
          <table:table-cell/>
          <table:table-cell office:value-type="float" office:value="1443144396.23598" calcext:value-type="float">
            <text:p>1443144396.23598</text:p>
          </table:table-cell>
          <table:table-cell table:formula="of:=[.G295]-[.$B$2]" office:value-type="float" office:value="36.2357575893402" calcext:value-type="float">
            <text:p>36.2357575893</text:p>
          </table:table-cell>
          <table:table-cell table:formula="of:=[.C295]/([.H295]-[.H294])" office:value-type="float" office:value="120380.902783013" calcext:value-type="float">
            <text:p>120380.902783013</text:p>
          </table:table-cell>
          <table:table-cell table:formula="of:=[.G295]-[.$B295]" office:value-type="float" office:value="9.85324239730835" calcext:value-type="float">
            <text:p>9.853242397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4386.42302" calcext:value-type="float">
            <text:p>1443144386.42302</text:p>
          </table:table-cell>
          <table:table-cell office:value-type="float" office:value="4416" calcext:value-type="float">
            <text:p>4416</text:p>
          </table:table-cell>
          <table:table-cell table:formula="of:=[.B296]-[.$B$2]" office:value-type="float" office:value="26.4227976799011" calcext:value-type="float">
            <text:p>26.4227976799</text:p>
          </table:table-cell>
          <table:table-cell table:formula="of:=[.C296]/([.D296]-[.D295])" office:value-type="float" office:value="109625.801026297" calcext:value-type="float">
            <text:p>109625.801026297</text:p>
          </table:table-cell>
          <table:table-cell/>
          <table:table-cell office:value-type="float" office:value="1443144396.27251" calcext:value-type="float">
            <text:p>1443144396.27251</text:p>
          </table:table-cell>
          <table:table-cell table:formula="of:=[.G296]-[.$B$2]" office:value-type="float" office:value="36.2722957134247" calcext:value-type="float">
            <text:p>36.2722957134</text:p>
          </table:table-cell>
          <table:table-cell table:formula="of:=[.C296]/([.H296]-[.H295])" office:value-type="float" office:value="120860.063581552" calcext:value-type="float">
            <text:p>120860.063581552</text:p>
          </table:table-cell>
          <table:table-cell table:formula="of:=[.G296]-[.$B296]" office:value-type="float" office:value="9.84949803352356" calcext:value-type="float">
            <text:p>9.849498033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4386.4633" calcext:value-type="float">
            <text:p>1443144386.4633</text:p>
          </table:table-cell>
          <table:table-cell office:value-type="float" office:value="4416" calcext:value-type="float">
            <text:p>4416</text:p>
          </table:table-cell>
          <table:table-cell table:formula="of:=[.B297]-[.$B$2]" office:value-type="float" office:value="26.4630770683289" calcext:value-type="float">
            <text:p>26.4630770683</text:p>
          </table:table-cell>
          <table:table-cell table:formula="of:=[.C297]/([.D297]-[.D296])" office:value-type="float" office:value="109634.236575433" calcext:value-type="float">
            <text:p>109634.236575433</text:p>
          </table:table-cell>
          <table:table-cell/>
          <table:table-cell office:value-type="float" office:value="1443144396.30909" calcext:value-type="float">
            <text:p>1443144396.30909</text:p>
          </table:table-cell>
          <table:table-cell table:formula="of:=[.G297]-[.$B$2]" office:value-type="float" office:value="36.3088703155518" calcext:value-type="float">
            <text:p>36.3088703156</text:p>
          </table:table-cell>
          <table:table-cell table:formula="of:=[.C297]/([.H297]-[.H296])" office:value-type="float" office:value="120739.522597047" calcext:value-type="float">
            <text:p>120739.522597047</text:p>
          </table:table-cell>
          <table:table-cell table:formula="of:=[.G297]-[.$B297]" office:value-type="float" office:value="9.8457932472229" calcext:value-type="float">
            <text:p>9.845793247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4386.50357" calcext:value-type="float">
            <text:p>1443144386.50357</text:p>
          </table:table-cell>
          <table:table-cell office:value-type="float" office:value="4416" calcext:value-type="float">
            <text:p>4416</text:p>
          </table:table-cell>
          <table:table-cell table:formula="of:=[.B298]-[.$B$2]" office:value-type="float" office:value="26.5033497810364" calcext:value-type="float">
            <text:p>26.503349781</text:p>
          </table:table-cell>
          <table:table-cell table:formula="of:=[.C298]/([.D298]-[.D297])" office:value-type="float" office:value="109652.409860522" calcext:value-type="float">
            <text:p>109652.409860522</text:p>
          </table:table-cell>
          <table:table-cell/>
          <table:table-cell office:value-type="float" office:value="1443144396.34567" calcext:value-type="float">
            <text:p>1443144396.34567</text:p>
          </table:table-cell>
          <table:table-cell table:formula="of:=[.G298]-[.$B$2]" office:value-type="float" office:value="36.3454487323761" calcext:value-type="float">
            <text:p>36.3454487324</text:p>
          </table:table-cell>
          <table:table-cell table:formula="of:=[.C298]/([.H298]-[.H297])" office:value-type="float" office:value="120726.930889513" calcext:value-type="float">
            <text:p>120726.930889513</text:p>
          </table:table-cell>
          <table:table-cell table:formula="of:=[.G298]-[.$B298]" office:value-type="float" office:value="9.84209895133972" calcext:value-type="float">
            <text:p>9.842098951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4386.54385" calcext:value-type="float">
            <text:p>1443144386.54385</text:p>
          </table:table-cell>
          <table:table-cell office:value-type="float" office:value="4416" calcext:value-type="float">
            <text:p>4416</text:p>
          </table:table-cell>
          <table:table-cell table:formula="of:=[.B299]-[.$B$2]" office:value-type="float" office:value="26.5436301231384" calcext:value-type="float">
            <text:p>26.5436301231</text:p>
          </table:table-cell>
          <table:table-cell table:formula="of:=[.C299]/([.D299]-[.D298])" office:value-type="float" office:value="109631.640883585" calcext:value-type="float">
            <text:p>109631.640883585</text:p>
          </table:table-cell>
          <table:table-cell/>
          <table:table-cell office:value-type="float" office:value="1443144396.38215" calcext:value-type="float">
            <text:p>1443144396.38215</text:p>
          </table:table-cell>
          <table:table-cell table:formula="of:=[.G299]-[.$B$2]" office:value-type="float" office:value="36.3819284439087" calcext:value-type="float">
            <text:p>36.3819284439</text:p>
          </table:table-cell>
          <table:table-cell table:formula="of:=[.C299]/([.H299]-[.H298])" office:value-type="float" office:value="121053.588816198" calcext:value-type="float">
            <text:p>121053.588816198</text:p>
          </table:table-cell>
          <table:table-cell table:formula="of:=[.G299]-[.$B299]" office:value-type="float" office:value="9.83829832077026" calcext:value-type="float">
            <text:p>9.838298320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4386.58412" calcext:value-type="float">
            <text:p>1443144386.58412</text:p>
          </table:table-cell>
          <table:table-cell office:value-type="float" office:value="4416" calcext:value-type="float">
            <text:p>4416</text:p>
          </table:table-cell>
          <table:table-cell table:formula="of:=[.B300]-[.$B$2]" office:value-type="float" office:value="26.583904504776" calcext:value-type="float">
            <text:p>26.5839045048</text:p>
          </table:table-cell>
          <table:table-cell table:formula="of:=[.C300]/([.D300]-[.D299])" office:value-type="float" office:value="109647.865974438" calcext:value-type="float">
            <text:p>109647.865974438</text:p>
          </table:table-cell>
          <table:table-cell/>
          <table:table-cell office:value-type="float" office:value="1443144396.41871" calcext:value-type="float">
            <text:p>1443144396.41871</text:p>
          </table:table-cell>
          <table:table-cell table:formula="of:=[.G300]-[.$B$2]" office:value-type="float" office:value="36.4184918403625" calcext:value-type="float">
            <text:p>36.4184918404</text:p>
          </table:table-cell>
          <table:table-cell table:formula="of:=[.C300]/([.H300]-[.H299])" office:value-type="float" office:value="120776.525932785" calcext:value-type="float">
            <text:p>120776.525932785</text:p>
          </table:table-cell>
          <table:table-cell table:formula="of:=[.G300]-[.$B300]" office:value-type="float" office:value="9.83458733558655" calcext:value-type="float">
            <text:p>9.834587335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4386.6244" calcext:value-type="float">
            <text:p>1443144386.6244</text:p>
          </table:table-cell>
          <table:table-cell office:value-type="float" office:value="4416" calcext:value-type="float">
            <text:p>4416</text:p>
          </table:table-cell>
          <table:table-cell table:formula="of:=[.B301]-[.$B$2]" office:value-type="float" office:value="26.6241841316223" calcext:value-type="float">
            <text:p>26.6241841316</text:p>
          </table:table-cell>
          <table:table-cell table:formula="of:=[.C301]/([.D301]-[.D300])" office:value-type="float" office:value="109633.587640948" calcext:value-type="float">
            <text:p>109633.587640948</text:p>
          </table:table-cell>
          <table:table-cell/>
          <table:table-cell office:value-type="float" office:value="1443144396.45525" calcext:value-type="float">
            <text:p>1443144396.45525</text:p>
          </table:table-cell>
          <table:table-cell table:formula="of:=[.G301]-[.$B$2]" office:value-type="float" office:value="36.4550333023071" calcext:value-type="float">
            <text:p>36.4550333023</text:p>
          </table:table-cell>
          <table:table-cell table:formula="of:=[.C301]/([.H301]-[.H300])" office:value-type="float" office:value="120849.023684314" calcext:value-type="float">
            <text:p>120849.023684314</text:p>
          </table:table-cell>
          <table:table-cell table:formula="of:=[.G301]-[.$B301]" office:value-type="float" office:value="9.83084917068481" calcext:value-type="float">
            <text:p>9.830849170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4386.66468" calcext:value-type="float">
            <text:p>1443144386.66468</text:p>
          </table:table-cell>
          <table:table-cell office:value-type="float" office:value="4416" calcext:value-type="float">
            <text:p>4416</text:p>
          </table:table-cell>
          <table:table-cell table:formula="of:=[.B302]-[.$B$2]" office:value-type="float" office:value="26.6644592285156" calcext:value-type="float">
            <text:p>26.6644592285</text:p>
          </table:table-cell>
          <table:table-cell table:formula="of:=[.C302]/([.D302]-[.D301])" office:value-type="float" office:value="109645.918709968" calcext:value-type="float">
            <text:p>109645.918709968</text:p>
          </table:table-cell>
          <table:table-cell/>
          <table:table-cell office:value-type="float" office:value="1443144396.49181" calcext:value-type="float">
            <text:p>1443144396.49181</text:p>
          </table:table-cell>
          <table:table-cell table:formula="of:=[.G302]-[.$B$2]" office:value-type="float" office:value="36.4915945529938" calcext:value-type="float">
            <text:p>36.491594553</text:p>
          </table:table-cell>
          <table:table-cell table:formula="of:=[.C302]/([.H302]-[.H301])" office:value-type="float" office:value="120783.614265499" calcext:value-type="float">
            <text:p>120783.614265499</text:p>
          </table:table-cell>
          <table:table-cell table:formula="of:=[.G302]-[.$B302]" office:value-type="float" office:value="9.82713532447815" calcext:value-type="float">
            <text:p>9.827135324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4386.70495" calcext:value-type="float">
            <text:p>1443144386.70495</text:p>
          </table:table-cell>
          <table:table-cell office:value-type="float" office:value="4416" calcext:value-type="float">
            <text:p>4416</text:p>
          </table:table-cell>
          <table:table-cell table:formula="of:=[.B303]-[.$B$2]" office:value-type="float" office:value="26.7047348022461" calcext:value-type="float">
            <text:p>26.7047348022</text:p>
          </table:table-cell>
          <table:table-cell table:formula="of:=[.C303]/([.D303]-[.D302])" office:value-type="float" office:value="109644.620572078" calcext:value-type="float">
            <text:p>109644.620572078</text:p>
          </table:table-cell>
          <table:table-cell/>
          <table:table-cell office:value-type="float" office:value="1443144396.52863" calcext:value-type="float">
            <text:p>1443144396.52863</text:p>
          </table:table-cell>
          <table:table-cell table:formula="of:=[.G303]-[.$B$2]" office:value-type="float" office:value="36.5284156799316" calcext:value-type="float">
            <text:p>36.5284156799</text:p>
          </table:table-cell>
          <table:table-cell table:formula="of:=[.C303]/([.H303]-[.H302])" office:value-type="float" office:value="119931.147339726" calcext:value-type="float">
            <text:p>119931.147339726</text:p>
          </table:table-cell>
          <table:table-cell table:formula="of:=[.G303]-[.$B303]" office:value-type="float" office:value="9.82368087768555" calcext:value-type="float">
            <text:p>9.823680877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4386.74524" calcext:value-type="float">
            <text:p>1443144386.74524</text:p>
          </table:table-cell>
          <table:table-cell office:value-type="float" office:value="4416" calcext:value-type="float">
            <text:p>4416</text:p>
          </table:table-cell>
          <table:table-cell table:formula="of:=[.B304]-[.$B$2]" office:value-type="float" office:value="26.7450175285339" calcext:value-type="float">
            <text:p>26.7450175285</text:p>
          </table:table-cell>
          <table:table-cell table:formula="of:=[.C304]/([.D304]-[.D303])" office:value-type="float" office:value="109625.152191669" calcext:value-type="float">
            <text:p>109625.152191669</text:p>
          </table:table-cell>
          <table:table-cell/>
          <table:table-cell office:value-type="float" office:value="1443144396.56499" calcext:value-type="float">
            <text:p>1443144396.56499</text:p>
          </table:table-cell>
          <table:table-cell table:formula="of:=[.G304]-[.$B$2]" office:value-type="float" office:value="36.5647706985474" calcext:value-type="float">
            <text:p>36.5647706985</text:p>
          </table:table-cell>
          <table:table-cell table:formula="of:=[.C304]/([.H304]-[.H303])" office:value-type="float" office:value="121468.786653026" calcext:value-type="float">
            <text:p>121468.786653026</text:p>
          </table:table-cell>
          <table:table-cell table:formula="of:=[.G304]-[.$B304]" office:value-type="float" office:value="9.81975317001343" calcext:value-type="float">
            <text:p>9.8197531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4386.78551" calcext:value-type="float">
            <text:p>1443144386.78551</text:p>
          </table:table-cell>
          <table:table-cell office:value-type="float" office:value="4416" calcext:value-type="float">
            <text:p>4416</text:p>
          </table:table-cell>
          <table:table-cell table:formula="of:=[.B305]-[.$B$2]" office:value-type="float" office:value="26.7852931022644" calcext:value-type="float">
            <text:p>26.7852931023</text:p>
          </table:table-cell>
          <table:table-cell table:formula="of:=[.C305]/([.D305]-[.D304])" office:value-type="float" office:value="109644.620572078" calcext:value-type="float">
            <text:p>109644.620572078</text:p>
          </table:table-cell>
          <table:table-cell/>
          <table:table-cell office:value-type="float" office:value="1443144396.60164" calcext:value-type="float">
            <text:p>1443144396.60164</text:p>
          </table:table-cell>
          <table:table-cell table:formula="of:=[.G305]-[.$B$2]" office:value-type="float" office:value="36.6014244556427" calcext:value-type="float">
            <text:p>36.6014244556</text:p>
          </table:table-cell>
          <table:table-cell table:formula="of:=[.C305]/([.H305]-[.H304])" office:value-type="float" office:value="120478.781711624" calcext:value-type="float">
            <text:p>120478.781711624</text:p>
          </table:table-cell>
          <table:table-cell table:formula="of:=[.G305]-[.$B305]" office:value-type="float" office:value="9.8161313533783" calcext:value-type="float">
            <text:p>9.816131353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4386.82579" calcext:value-type="float">
            <text:p>1443144386.82579</text:p>
          </table:table-cell>
          <table:table-cell office:value-type="float" office:value="4416" calcext:value-type="float">
            <text:p>4416</text:p>
          </table:table-cell>
          <table:table-cell table:formula="of:=[.B306]-[.$B$2]" office:value-type="float" office:value="26.8255681991577" calcext:value-type="float">
            <text:p>26.8255681992</text:p>
          </table:table-cell>
          <table:table-cell table:formula="of:=[.C306]/([.D306]-[.D305])" office:value-type="float" office:value="109645.918709968" calcext:value-type="float">
            <text:p>109645.918709968</text:p>
          </table:table-cell>
          <table:table-cell/>
          <table:table-cell office:value-type="float" office:value="1443144396.63826" calcext:value-type="float">
            <text:p>1443144396.63826</text:p>
          </table:table-cell>
          <table:table-cell table:formula="of:=[.G306]-[.$B$2]" office:value-type="float" office:value="36.6380412578583" calcext:value-type="float">
            <text:p>36.6380412579</text:p>
          </table:table-cell>
          <table:table-cell table:formula="of:=[.C306]/([.H306]-[.H305])" office:value-type="float" office:value="120600.372856194" calcext:value-type="float">
            <text:p>120600.372856194</text:p>
          </table:table-cell>
          <table:table-cell table:formula="of:=[.G306]-[.$B306]" office:value-type="float" office:value="9.81247305870056" calcext:value-type="float">
            <text:p>9.812473058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4386.86606" calcext:value-type="float">
            <text:p>1443144386.86606</text:p>
          </table:table-cell>
          <table:table-cell office:value-type="float" office:value="4416" calcext:value-type="float">
            <text:p>4416</text:p>
          </table:table-cell>
          <table:table-cell table:formula="of:=[.B307]-[.$B$2]" office:value-type="float" office:value="26.8658444881439" calcext:value-type="float">
            <text:p>26.8658444881</text:p>
          </table:table-cell>
          <table:table-cell table:formula="of:=[.C307]/([.D307]-[.D306])" office:value-type="float" office:value="109642.673422877" calcext:value-type="float">
            <text:p>109642.673422877</text:p>
          </table:table-cell>
          <table:table-cell/>
          <table:table-cell office:value-type="float" office:value="1443144396.67474" calcext:value-type="float">
            <text:p>1443144396.67474</text:p>
          </table:table-cell>
          <table:table-cell table:formula="of:=[.G307]-[.$B$2]" office:value-type="float" office:value="36.6745200157166" calcext:value-type="float">
            <text:p>36.6745200157</text:p>
          </table:table-cell>
          <table:table-cell table:formula="of:=[.C307]/([.H307]-[.H306])" office:value-type="float" office:value="121056.753553852" calcext:value-type="float">
            <text:p>121056.753553852</text:p>
          </table:table-cell>
          <table:table-cell table:formula="of:=[.G307]-[.$B307]" office:value-type="float" office:value="9.80867552757263" calcext:value-type="float">
            <text:p>9.808675527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4386.90635" calcext:value-type="float">
            <text:p>1443144386.90635</text:p>
          </table:table-cell>
          <table:table-cell office:value-type="float" office:value="4416" calcext:value-type="float">
            <text:p>4416</text:p>
          </table:table-cell>
          <table:table-cell table:formula="of:=[.B308]-[.$B$2]" office:value-type="float" office:value="26.9061346054077" calcext:value-type="float">
            <text:p>26.9061346054</text:p>
          </table:table-cell>
          <table:table-cell table:formula="of:=[.C308]/([.D308]-[.D307])" office:value-type="float" office:value="109605.042127002" calcext:value-type="float">
            <text:p>109605.042127002</text:p>
          </table:table-cell>
          <table:table-cell/>
          <table:table-cell office:value-type="float" office:value="1443144396.71129" calcext:value-type="float">
            <text:p>1443144396.71129</text:p>
          </table:table-cell>
          <table:table-cell table:formula="of:=[.G308]-[.$B$2]" office:value-type="float" office:value="36.7110698223114" calcext:value-type="float">
            <text:p>36.7110698223</text:p>
          </table:table-cell>
          <table:table-cell table:formula="of:=[.C308]/([.H308]-[.H307])" office:value-type="float" office:value="120821.432762996" calcext:value-type="float">
            <text:p>120821.432762996</text:p>
          </table:table-cell>
          <table:table-cell table:formula="of:=[.G308]-[.$B308]" office:value-type="float" office:value="9.80493521690369" calcext:value-type="float">
            <text:p>9.804935216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4386.94663" calcext:value-type="float">
            <text:p>1443144386.94663</text:p>
          </table:table-cell>
          <table:table-cell office:value-type="float" office:value="4416" calcext:value-type="float">
            <text:p>4416</text:p>
          </table:table-cell>
          <table:table-cell table:formula="of:=[.B309]-[.$B$2]" office:value-type="float" office:value="26.9464104175568" calcext:value-type="float">
            <text:p>26.9464104176</text:p>
          </table:table-cell>
          <table:table-cell table:formula="of:=[.C309]/([.D309]-[.D308])" office:value-type="float" office:value="109643.97151466" calcext:value-type="float">
            <text:p>109643.97151466</text:p>
          </table:table-cell>
          <table:table-cell/>
          <table:table-cell office:value-type="float" office:value="1443144396.74781" calcext:value-type="float">
            <text:p>1443144396.74781</text:p>
          </table:table-cell>
          <table:table-cell table:formula="of:=[.G309]-[.$B$2]" office:value-type="float" office:value="36.7475941181183" calcext:value-type="float">
            <text:p>36.7475941181</text:p>
          </table:table-cell>
          <table:table-cell table:formula="of:=[.C309]/([.H309]-[.H308])" office:value-type="float" office:value="120905.821794587" calcext:value-type="float">
            <text:p>120905.821794587</text:p>
          </table:table-cell>
          <table:table-cell table:formula="of:=[.G309]-[.$B309]" office:value-type="float" office:value="9.80118370056152" calcext:value-type="float">
            <text:p>9.801183700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4386.98691" calcext:value-type="float">
            <text:p>1443144386.98691</text:p>
          </table:table-cell>
          <table:table-cell office:value-type="float" office:value="4416" calcext:value-type="float">
            <text:p>4416</text:p>
          </table:table-cell>
          <table:table-cell table:formula="of:=[.B310]-[.$B$2]" office:value-type="float" office:value="26.986688375473" calcext:value-type="float">
            <text:p>26.9866883755</text:p>
          </table:table-cell>
          <table:table-cell table:formula="of:=[.C310]/([.D310]-[.D309])" office:value-type="float" office:value="109638.130343676" calcext:value-type="float">
            <text:p>109638.130343676</text:p>
          </table:table-cell>
          <table:table-cell/>
          <table:table-cell office:value-type="float" office:value="1443144396.78447" calcext:value-type="float">
            <text:p>1443144396.78447</text:p>
          </table:table-cell>
          <table:table-cell table:formula="of:=[.G310]-[.$B$2]" office:value-type="float" office:value="36.7842512130737" calcext:value-type="float">
            <text:p>36.7842512131</text:p>
          </table:table-cell>
          <table:table-cell table:formula="of:=[.C310]/([.H310]-[.H309])" office:value-type="float" office:value="120467.811357325" calcext:value-type="float">
            <text:p>120467.811357325</text:p>
          </table:table-cell>
          <table:table-cell table:formula="of:=[.G310]-[.$B310]" office:value-type="float" office:value="9.79756283760071" calcext:value-type="float">
            <text:p>9.797562837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4400.03733" calcext:value-type="float">
            <text:p>1443144400.03733</text:p>
          </table:table-cell>
          <table:table-cell office:value-type="float" office:value="4416" calcext:value-type="float">
            <text:p>4416</text:p>
          </table:table-cell>
          <table:table-cell table:formula="of:=[.B311]-[.$B$2]" office:value-type="float" office:value="40.0371103286743" calcext:value-type="float">
            <text:p>40.0371103287</text:p>
          </table:table-cell>
          <table:table-cell table:formula="of:=[.C311]/([.D311]-[.D310])" office:value-type="float" office:value="338.379863565771" calcext:value-type="float">
            <text:p>338.3798635658</text:p>
          </table:table-cell>
          <table:table-cell/>
          <table:table-cell office:value-type="float" office:value="1443144400.22833" calcext:value-type="float">
            <text:p>1443144400.22833</text:p>
          </table:table-cell>
          <table:table-cell table:formula="of:=[.G311]-[.$B$2]" office:value-type="float" office:value="40.2281076908112" calcext:value-type="float">
            <text:p>40.2281076908</text:p>
          </table:table-cell>
          <table:table-cell table:formula="of:=[.C311]/([.H311]-[.H310])" office:value-type="float" office:value="1282.28340192076" calcext:value-type="float">
            <text:p>1282.2834019208</text:p>
          </table:table-cell>
          <table:table-cell table:formula="of:=[.G311]-[.$B311]" office:value-type="float" office:value="0.190997362136841" calcext:value-type="float">
            <text:p>0.190997362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4400.09266" calcext:value-type="float">
            <text:p>1443144400.09266</text:p>
          </table:table-cell>
          <table:table-cell office:value-type="float" office:value="4416" calcext:value-type="float">
            <text:p>4416</text:p>
          </table:table-cell>
          <table:table-cell table:formula="of:=[.B312]-[.$B$2]" office:value-type="float" office:value="40.0924453735352" calcext:value-type="float">
            <text:p>40.0924453735</text:p>
          </table:table-cell>
          <table:table-cell table:formula="of:=[.C312]/([.D312]-[.D311])" office:value-type="float" office:value="79804.7604570601" calcext:value-type="float">
            <text:p>79804.7604570601</text:p>
          </table:table-cell>
          <table:table-cell/>
          <table:table-cell office:value-type="float" office:value="1443144400.2836" calcext:value-type="float">
            <text:p>1443144400.2836</text:p>
          </table:table-cell>
          <table:table-cell table:formula="of:=[.G312]-[.$B$2]" office:value-type="float" office:value="40.2833778858185" calcext:value-type="float">
            <text:p>40.2833778858</text:p>
          </table:table-cell>
          <table:table-cell table:formula="of:=[.C312]/([.H312]-[.H311])" office:value-type="float" office:value="79898.3973082564" calcext:value-type="float">
            <text:p>79898.3973082564</text:p>
          </table:table-cell>
          <table:table-cell table:formula="of:=[.G312]-[.$B312]" office:value-type="float" office:value="0.190932512283325" calcext:value-type="float">
            <text:p>0.190932512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4400.148" calcext:value-type="float">
            <text:p>1443144400.148</text:p>
          </table:table-cell>
          <table:table-cell office:value-type="float" office:value="4416" calcext:value-type="float">
            <text:p>4416</text:p>
          </table:table-cell>
          <table:table-cell table:formula="of:=[.B313]-[.$B$2]" office:value-type="float" office:value="40.1477806568146" calcext:value-type="float">
            <text:p>40.1477806568</text:p>
          </table:table-cell>
          <table:table-cell table:formula="of:=[.C313]/([.D313]-[.D312])" office:value-type="float" office:value="79804.4166088594" calcext:value-type="float">
            <text:p>79804.4166088594</text:p>
          </table:table-cell>
          <table:table-cell/>
          <table:table-cell office:value-type="float" office:value="1443144400.39425" calcext:value-type="float">
            <text:p>1443144400.39425</text:p>
          </table:table-cell>
          <table:table-cell table:formula="of:=[.G313]-[.$B$2]" office:value-type="float" office:value="40.3940303325653" calcext:value-type="float">
            <text:p>40.3940303326</text:p>
          </table:table-cell>
          <table:table-cell table:formula="of:=[.C313]/([.H313]-[.H312])" office:value-type="float" office:value="39908.7424619164" calcext:value-type="float">
            <text:p>39908.7424619164</text:p>
          </table:table-cell>
          <table:table-cell table:formula="of:=[.G313]-[.$B313]" office:value-type="float" office:value="0.246249675750732" calcext:value-type="float">
            <text:p>0.246249675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4400.20333" calcext:value-type="float">
            <text:p>1443144400.20333</text:p>
          </table:table-cell>
          <table:table-cell office:value-type="float" office:value="4416" calcext:value-type="float">
            <text:p>4416</text:p>
          </table:table-cell>
          <table:table-cell table:formula="of:=[.B314]-[.$B$2]" office:value-type="float" office:value="40.2031126022339" calcext:value-type="float">
            <text:p>40.2031126022</text:p>
          </table:table-cell>
          <table:table-cell table:formula="of:=[.C314]/([.D314]-[.D313])" office:value-type="float" office:value="79809.2307533211" calcext:value-type="float">
            <text:p>79809.2307533211</text:p>
          </table:table-cell>
          <table:table-cell/>
          <table:table-cell office:value-type="float" office:value="1443144400.78177" calcext:value-type="float">
            <text:p>1443144400.78177</text:p>
          </table:table-cell>
          <table:table-cell table:formula="of:=[.G314]-[.$B$2]" office:value-type="float" office:value="40.7815492153168" calcext:value-type="float">
            <text:p>40.7815492153</text:p>
          </table:table-cell>
          <table:table-cell table:formula="of:=[.C314]/([.H314]-[.H313])" office:value-type="float" office:value="11395.5737295831" calcext:value-type="float">
            <text:p>11395.5737295831</text:p>
          </table:table-cell>
          <table:table-cell table:formula="of:=[.G314]-[.$B314]" office:value-type="float" office:value="0.578436613082886" calcext:value-type="float">
            <text:p>0.578436613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4400.25871" calcext:value-type="float">
            <text:p>1443144400.25871</text:p>
          </table:table-cell>
          <table:table-cell office:value-type="float" office:value="4416" calcext:value-type="float">
            <text:p>4416</text:p>
          </table:table-cell>
          <table:table-cell table:formula="of:=[.B315]-[.$B$2]" office:value-type="float" office:value="40.2584946155548" calcext:value-type="float">
            <text:p>40.2584946156</text:p>
          </table:table-cell>
          <table:table-cell table:formula="of:=[.C315]/([.D315]-[.D314])" office:value-type="float" office:value="79737.0795173254" calcext:value-type="float">
            <text:p>79737.0795173254</text:p>
          </table:table-cell>
          <table:table-cell/>
          <table:table-cell office:value-type="float" office:value="1443144401.0031" calcext:value-type="float">
            <text:p>1443144401.0031</text:p>
          </table:table-cell>
          <table:table-cell table:formula="of:=[.G315]-[.$B$2]" office:value-type="float" office:value="41.0028758049011" calcext:value-type="float">
            <text:p>41.0028758049</text:p>
          </table:table-cell>
          <table:table-cell table:formula="of:=[.C315]/([.H315]-[.H314])" office:value-type="float" office:value="19952.4151539732" calcext:value-type="float">
            <text:p>19952.4151539732</text:p>
          </table:table-cell>
          <table:table-cell table:formula="of:=[.G315]-[.$B315]" office:value-type="float" office:value="0.744381189346314" calcext:value-type="float">
            <text:p>0.744381189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4400.31405" calcext:value-type="float">
            <text:p>1443144400.31405</text:p>
          </table:table-cell>
          <table:table-cell office:value-type="float" office:value="4416" calcext:value-type="float">
            <text:p>4416</text:p>
          </table:table-cell>
          <table:table-cell table:formula="of:=[.B316]-[.$B$2]" office:value-type="float" office:value="40.31383228302" calcext:value-type="float">
            <text:p>40.313832283</text:p>
          </table:table-cell>
          <table:table-cell table:formula="of:=[.C316]/([.D316]-[.D315])" office:value-type="float" office:value="79800.978289811" calcext:value-type="float">
            <text:p>79800.978289811</text:p>
          </table:table-cell>
          <table:table-cell/>
          <table:table-cell office:value-type="float" office:value="1443144401.22245" calcext:value-type="float">
            <text:p>1443144401.22245</text:p>
          </table:table-cell>
          <table:table-cell table:formula="of:=[.G316]-[.$B$2]" office:value-type="float" office:value="41.2222282886505" calcext:value-type="float">
            <text:p>41.2222282887</text:p>
          </table:table-cell>
          <table:table-cell table:formula="of:=[.C316]/([.H316]-[.H315])" office:value-type="float" office:value="20131.980839776" calcext:value-type="float">
            <text:p>20131.980839776</text:p>
          </table:table-cell>
          <table:table-cell table:formula="of:=[.G316]-[.$B316]" office:value-type="float" office:value="0.908396005630493" calcext:value-type="float">
            <text:p>0.908396005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4400.36939" calcext:value-type="float">
            <text:p>1443144400.36939</text:p>
          </table:table-cell>
          <table:table-cell office:value-type="float" office:value="4416" calcext:value-type="float">
            <text:p>4416</text:p>
          </table:table-cell>
          <table:table-cell table:formula="of:=[.B317]-[.$B$2]" office:value-type="float" office:value="40.3691687583923" calcext:value-type="float">
            <text:p>40.3691687584</text:p>
          </table:table-cell>
          <table:table-cell table:formula="of:=[.C317]/([.D317]-[.D316])" office:value-type="float" office:value="79802.6974123" calcext:value-type="float">
            <text:p>79802.6974123</text:p>
          </table:table-cell>
          <table:table-cell/>
          <table:table-cell office:value-type="float" office:value="1443144402.00388" calcext:value-type="float">
            <text:p>1443144402.00388</text:p>
          </table:table-cell>
          <table:table-cell table:formula="of:=[.G317]-[.$B$2]" office:value-type="float" office:value="42.0036640167236" calcext:value-type="float">
            <text:p>42.0036640167</text:p>
          </table:table-cell>
          <table:table-cell table:formula="of:=[.C317]/([.H317]-[.H316])" office:value-type="float" office:value="5651.1365443823" calcext:value-type="float">
            <text:p>5651.1365443823</text:p>
          </table:table-cell>
          <table:table-cell table:formula="of:=[.G317]-[.$B317]" office:value-type="float" office:value="1.6344952583313" calcext:value-type="float">
            <text:p>1.634495258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4400.42473" calcext:value-type="float">
            <text:p>1443144400.42473</text:p>
          </table:table-cell>
          <table:table-cell office:value-type="float" office:value="4416" calcext:value-type="float">
            <text:p>4416</text:p>
          </table:table-cell>
          <table:table-cell table:formula="of:=[.B318]-[.$B$2]" office:value-type="float" office:value="40.4245066642761" calcext:value-type="float">
            <text:p>40.4245066643</text:p>
          </table:table-cell>
          <table:table-cell table:formula="of:=[.C318]/([.D318]-[.D317])" office:value-type="float" office:value="79800.6344742012" calcext:value-type="float">
            <text:p>79800.6344742012</text:p>
          </table:table-cell>
          <table:table-cell/>
          <table:table-cell office:value-type="float" office:value="1443144402.16008" calcext:value-type="float">
            <text:p>1443144402.16008</text:p>
          </table:table-cell>
          <table:table-cell table:formula="of:=[.G318]-[.$B$2]" office:value-type="float" office:value="42.1598625183106" calcext:value-type="float">
            <text:p>42.1598625183</text:p>
          </table:table-cell>
          <table:table-cell table:formula="of:=[.C318]/([.H318]-[.H317])" office:value-type="float" office:value="28271.7180711416" calcext:value-type="float">
            <text:p>28271.7180711416</text:p>
          </table:table-cell>
          <table:table-cell table:formula="of:=[.G318]-[.$B318]" office:value-type="float" office:value="1.73535585403442" calcext:value-type="float">
            <text:p>1.73535585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4400.48007" calcext:value-type="float">
            <text:p>1443144400.48007</text:p>
          </table:table-cell>
          <table:table-cell office:value-type="float" office:value="4416" calcext:value-type="float">
            <text:p>4416</text:p>
          </table:table-cell>
          <table:table-cell table:formula="of:=[.B319]-[.$B$2]" office:value-type="float" office:value="40.4798531532288" calcext:value-type="float">
            <text:p>40.4798531532</text:p>
          </table:table-cell>
          <table:table-cell table:formula="of:=[.C319]/([.D319]-[.D318])" office:value-type="float" office:value="79788.2590850349" calcext:value-type="float">
            <text:p>79788.2590850349</text:p>
          </table:table-cell>
          <table:table-cell/>
          <table:table-cell office:value-type="float" office:value="1443144405.86773" calcext:value-type="float">
            <text:p>1443144405.86773</text:p>
          </table:table-cell>
          <table:table-cell table:formula="of:=[.G319]-[.$B$2]" office:value-type="float" office:value="45.8675138950348" calcext:value-type="float">
            <text:p>45.867513895</text:p>
          </table:table-cell>
          <table:table-cell table:formula="of:=[.C319]/([.H319]-[.H318])" office:value-type="float" office:value="1191.05049296776" calcext:value-type="float">
            <text:p>1191.0504929678</text:p>
          </table:table-cell>
          <table:table-cell table:formula="of:=[.G319]-[.$B319]" office:value-type="float" office:value="5.38766074180603" calcext:value-type="float">
            <text:p>5.387660741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4400.53541" calcext:value-type="float">
            <text:p>1443144400.53541</text:p>
          </table:table-cell>
          <table:table-cell office:value-type="float" office:value="4416" calcext:value-type="float">
            <text:p>4416</text:p>
          </table:table-cell>
          <table:table-cell table:formula="of:=[.B320]-[.$B$2]" office:value-type="float" office:value="40.5351877212524" calcext:value-type="float">
            <text:p>40.5351877213</text:p>
          </table:table-cell>
          <table:table-cell table:formula="of:=[.C320]/([.D320]-[.D319])" office:value-type="float" office:value="79805.4481623508" calcext:value-type="float">
            <text:p>79805.4481623508</text:p>
          </table:table-cell>
          <table:table-cell/>
          <table:table-cell office:value-type="float" office:value="1443144405.99446" calcext:value-type="float">
            <text:p>1443144405.99446</text:p>
          </table:table-cell>
          <table:table-cell table:formula="of:=[.G320]-[.$B$2]" office:value-type="float" office:value="45.9942383766174" calcext:value-type="float">
            <text:p>45.9942383766</text:p>
          </table:table-cell>
          <table:table-cell table:formula="of:=[.C320]/([.H320]-[.H319])" office:value-type="float" office:value="34847.2524396966" calcext:value-type="float">
            <text:p>34847.2524396966</text:p>
          </table:table-cell>
          <table:table-cell table:formula="of:=[.G320]-[.$B320]" office:value-type="float" office:value="5.45905065536499" calcext:value-type="float">
            <text:p>5.459050655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4400.59077" calcext:value-type="float">
            <text:p>1443144400.59077</text:p>
          </table:table-cell>
          <table:table-cell office:value-type="float" office:value="4416" calcext:value-type="float">
            <text:p>4416</text:p>
          </table:table-cell>
          <table:table-cell table:formula="of:=[.B321]-[.$B$2]" office:value-type="float" office:value="40.5905478000641" calcext:value-type="float">
            <text:p>40.5905478001</text:p>
          </table:table-cell>
          <table:table-cell table:formula="of:=[.C321]/([.D321]-[.D320])" office:value-type="float" office:value="79768.672566829" calcext:value-type="float">
            <text:p>79768.672566829</text:p>
          </table:table-cell>
          <table:table-cell/>
          <table:table-cell office:value-type="float" office:value="1443144406.16371" calcext:value-type="float">
            <text:p>1443144406.16371</text:p>
          </table:table-cell>
          <table:table-cell table:formula="of:=[.G321]-[.$B$2]" office:value-type="float" office:value="46.1634883880615" calcext:value-type="float">
            <text:p>46.1634883881</text:p>
          </table:table-cell>
          <table:table-cell table:formula="of:=[.C321]/([.H321]-[.H320])" office:value-type="float" office:value="26091.5787379946" calcext:value-type="float">
            <text:p>26091.5787379946</text:p>
          </table:table-cell>
          <table:table-cell table:formula="of:=[.G321]-[.$B321]" office:value-type="float" office:value="5.57294058799744" calcext:value-type="float">
            <text:p>5.57294058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4400.6461" calcext:value-type="float">
            <text:p>1443144400.6461</text:p>
          </table:table-cell>
          <table:table-cell office:value-type="float" office:value="4416" calcext:value-type="float">
            <text:p>4416</text:p>
          </table:table-cell>
          <table:table-cell table:formula="of:=[.B322]-[.$B$2]" office:value-type="float" office:value="40.6458802223206" calcext:value-type="float">
            <text:p>40.6458802223</text:p>
          </table:table-cell>
          <table:table-cell table:formula="of:=[.C322]/([.D322]-[.D321])" office:value-type="float" office:value="79808.5429828379" calcext:value-type="float">
            <text:p>79808.5429828379</text:p>
          </table:table-cell>
          <table:table-cell/>
          <table:table-cell office:value-type="float" office:value="1443144406.44696" calcext:value-type="float">
            <text:p>1443144406.44696</text:p>
          </table:table-cell>
          <table:table-cell table:formula="of:=[.G322]-[.$B$2]" office:value-type="float" office:value="46.4467387199402" calcext:value-type="float">
            <text:p>46.4467387199</text:p>
          </table:table-cell>
          <table:table-cell table:formula="of:=[.C322]/([.H322]-[.H321])" office:value-type="float" office:value="15590.449517608" calcext:value-type="float">
            <text:p>15590.449517608</text:p>
          </table:table-cell>
          <table:table-cell table:formula="of:=[.G322]-[.$B322]" office:value-type="float" office:value="5.80085849761963" calcext:value-type="float">
            <text:p>5.800858497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4400.70143" calcext:value-type="float">
            <text:p>1443144400.70143</text:p>
          </table:table-cell>
          <table:table-cell office:value-type="float" office:value="4416" calcext:value-type="float">
            <text:p>4416</text:p>
          </table:table-cell>
          <table:table-cell table:formula="of:=[.B323]-[.$B$2]" office:value-type="float" office:value="40.701212644577" calcext:value-type="float">
            <text:p>40.7012126446</text:p>
          </table:table-cell>
          <table:table-cell table:formula="of:=[.C323]/([.D323]-[.D322])" office:value-type="float" office:value="79808.5429828379" calcext:value-type="float">
            <text:p>79808.5429828379</text:p>
          </table:table-cell>
          <table:table-cell/>
          <table:table-cell office:value-type="float" office:value="1443144406.8497" calcext:value-type="float">
            <text:p>1443144406.8497</text:p>
          </table:table-cell>
          <table:table-cell table:formula="of:=[.G323]-[.$B$2]" office:value-type="float" office:value="46.8494782447815" calcext:value-type="float">
            <text:p>46.8494782448</text:p>
          </table:table-cell>
          <table:table-cell table:formula="of:=[.C323]/([.H323]-[.H322])" office:value-type="float" office:value="10964.903436632" calcext:value-type="float">
            <text:p>10964.903436632</text:p>
          </table:table-cell>
          <table:table-cell table:formula="of:=[.G323]-[.$B323]" office:value-type="float" office:value="6.14826560020447" calcext:value-type="float">
            <text:p>6.148265600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4400.75678" calcext:value-type="float">
            <text:p>1443144400.75678</text:p>
          </table:table-cell>
          <table:table-cell office:value-type="float" office:value="4416" calcext:value-type="float">
            <text:p>4416</text:p>
          </table:table-cell>
          <table:table-cell table:formula="of:=[.B324]-[.$B$2]" office:value-type="float" office:value="40.756560087204" calcext:value-type="float">
            <text:p>40.7565600872</text:p>
          </table:table-cell>
          <table:table-cell table:formula="of:=[.C324]/([.D324]-[.D323])" office:value-type="float" office:value="79786.8842787235" calcext:value-type="float">
            <text:p>79786.8842787235</text:p>
          </table:table-cell>
          <table:table-cell/>
          <table:table-cell office:value-type="float" office:value="1443144407.01084" calcext:value-type="float">
            <text:p>1443144407.01084</text:p>
          </table:table-cell>
          <table:table-cell table:formula="of:=[.G324]-[.$B$2]" office:value-type="float" office:value="47.0106184482574" calcext:value-type="float">
            <text:p>47.0106184483</text:p>
          </table:table-cell>
          <table:table-cell table:formula="of:=[.C324]/([.H324]-[.H323])" office:value-type="float" office:value="27404.706614132" calcext:value-type="float">
            <text:p>27404.706614132</text:p>
          </table:table-cell>
          <table:table-cell table:formula="of:=[.G324]-[.$B324]" office:value-type="float" office:value="6.25405836105347" calcext:value-type="float">
            <text:p>6.254058361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4400.81212" calcext:value-type="float">
            <text:p>1443144400.81212</text:p>
          </table:table-cell>
          <table:table-cell office:value-type="float" office:value="4416" calcext:value-type="float">
            <text:p>4416</text:p>
          </table:table-cell>
          <table:table-cell table:formula="of:=[.B325]-[.$B$2]" office:value-type="float" office:value="40.811901807785" calcext:value-type="float">
            <text:p>40.8119018078</text:p>
          </table:table-cell>
          <table:table-cell table:formula="of:=[.C325]/([.D325]-[.D324])" office:value-type="float" office:value="79795.1338273307" calcext:value-type="float">
            <text:p>79795.1338273307</text:p>
          </table:table-cell>
          <table:table-cell/>
          <table:table-cell office:value-type="float" office:value="1443144411.01708" calcext:value-type="float">
            <text:p>1443144411.01708</text:p>
          </table:table-cell>
          <table:table-cell table:formula="of:=[.G325]-[.$B$2]" office:value-type="float" office:value="51.0168585777283" calcext:value-type="float">
            <text:p>51.0168585777</text:p>
          </table:table-cell>
          <table:table-cell table:formula="of:=[.C325]/([.H325]-[.H324])" office:value-type="float" office:value="1102.28040688697" calcext:value-type="float">
            <text:p>1102.280406887</text:p>
          </table:table-cell>
          <table:table-cell table:formula="of:=[.G325]-[.$B325]" office:value-type="float" office:value="10.2049567699432" calcext:value-type="float">
            <text:p>10.204956769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4400.86746" calcext:value-type="float">
            <text:p>1443144400.86746</text:p>
          </table:table-cell>
          <table:table-cell office:value-type="float" office:value="4416" calcext:value-type="float">
            <text:p>4416</text:p>
          </table:table-cell>
          <table:table-cell table:formula="of:=[.B326]-[.$B$2]" office:value-type="float" office:value="40.8672423362732" calcext:value-type="float">
            <text:p>40.8672423363</text:p>
          </table:table-cell>
          <table:table-cell table:formula="of:=[.C326]/([.D326]-[.D325])" office:value-type="float" office:value="79796.8526980161" calcext:value-type="float">
            <text:p>79796.8526980161</text:p>
          </table:table-cell>
          <table:table-cell/>
          <table:table-cell office:value-type="float" office:value="1443144411.06747" calcext:value-type="float">
            <text:p>1443144411.06747</text:p>
          </table:table-cell>
          <table:table-cell table:formula="of:=[.G326]-[.$B$2]" office:value-type="float" office:value="51.0672497749329" calcext:value-type="float">
            <text:p>51.0672497749</text:p>
          </table:table-cell>
          <table:table-cell table:formula="of:=[.C326]/([.H326]-[.H325])" office:value-type="float" office:value="87634.3537160052" calcext:value-type="float">
            <text:p>87634.3537160052</text:p>
          </table:table-cell>
          <table:table-cell table:formula="of:=[.G326]-[.$B326]" office:value-type="float" office:value="10.2000074386597" calcext:value-type="float">
            <text:p>10.200007438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4400.92282" calcext:value-type="float">
            <text:p>1443144400.92282</text:p>
          </table:table-cell>
          <table:table-cell office:value-type="float" office:value="4416" calcext:value-type="float">
            <text:p>4416</text:p>
          </table:table-cell>
          <table:table-cell table:formula="of:=[.B327]-[.$B$2]" office:value-type="float" office:value="40.9226005077362" calcext:value-type="float">
            <text:p>40.9226005077</text:p>
          </table:table-cell>
          <table:table-cell table:formula="of:=[.C327]/([.D327]-[.D326])" office:value-type="float" office:value="79771.4209717084" calcext:value-type="float">
            <text:p>79771.4209717084</text:p>
          </table:table-cell>
          <table:table-cell/>
          <table:table-cell office:value-type="float" office:value="1443144411.11792" calcext:value-type="float">
            <text:p>1443144411.11792</text:p>
          </table:table-cell>
          <table:table-cell table:formula="of:=[.G327]-[.$B$2]" office:value-type="float" office:value="51.1177000999451" calcext:value-type="float">
            <text:p>51.1177000999</text:p>
          </table:table-cell>
          <table:table-cell table:formula="of:=[.C327]/([.H327]-[.H326])" office:value-type="float" office:value="87531.646207066" calcext:value-type="float">
            <text:p>87531.646207066</text:p>
          </table:table-cell>
          <table:table-cell table:formula="of:=[.G327]-[.$B327]" office:value-type="float" office:value="10.1950995922089" calcext:value-type="float">
            <text:p>10.1950995922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4400.97816" calcext:value-type="float">
            <text:p>1443144400.97816</text:p>
          </table:table-cell>
          <table:table-cell office:value-type="float" office:value="4416" calcext:value-type="float">
            <text:p>4416</text:p>
          </table:table-cell>
          <table:table-cell table:formula="of:=[.B328]-[.$B$2]" office:value-type="float" office:value="40.9779405593872" calcext:value-type="float">
            <text:p>40.9779405594</text:p>
          </table:table-cell>
          <table:table-cell table:formula="of:=[.C328]/([.D328]-[.D327])" office:value-type="float" office:value="79797.5402670251" calcext:value-type="float">
            <text:p>79797.5402670251</text:p>
          </table:table-cell>
          <table:table-cell/>
          <table:table-cell office:value-type="float" office:value="1443144411.16836" calcext:value-type="float">
            <text:p>1443144411.16836</text:p>
          </table:table-cell>
          <table:table-cell table:formula="of:=[.G328]-[.$B$2]" office:value-type="float" office:value="51.1681389808655" calcext:value-type="float">
            <text:p>51.1681389809</text:p>
          </table:table-cell>
          <table:table-cell table:formula="of:=[.C328]/([.H328]-[.H327])" office:value-type="float" office:value="87551.5062867515" calcext:value-type="float">
            <text:p>87551.5062867515</text:p>
          </table:table-cell>
          <table:table-cell table:formula="of:=[.G328]-[.$B328]" office:value-type="float" office:value="10.1901984214783" calcext:value-type="float">
            <text:p>10.190198421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4401.03154" calcext:value-type="float">
            <text:p>1443144401.03154</text:p>
          </table:table-cell>
          <table:table-cell office:value-type="float" office:value="4416" calcext:value-type="float">
            <text:p>4416</text:p>
          </table:table-cell>
          <table:table-cell table:formula="of:=[.B329]-[.$B$2]" office:value-type="float" office:value="41.0313160419464" calcext:value-type="float">
            <text:p>41.0313160419</text:p>
          </table:table-cell>
          <table:table-cell table:formula="of:=[.C329]/([.D329]-[.D328])" office:value-type="float" office:value="82734.615000469" calcext:value-type="float">
            <text:p>82734.615000469</text:p>
          </table:table-cell>
          <table:table-cell/>
          <table:table-cell office:value-type="float" office:value="1443144411.21882" calcext:value-type="float">
            <text:p>1443144411.21882</text:p>
          </table:table-cell>
          <table:table-cell table:formula="of:=[.G329]-[.$B$2]" office:value-type="float" office:value="51.2185997962952" calcext:value-type="float">
            <text:p>51.2185997963</text:p>
          </table:table-cell>
          <table:table-cell table:formula="of:=[.C329]/([.H329]-[.H328])" office:value-type="float" office:value="87513.4490474751" calcext:value-type="float">
            <text:p>87513.4490474751</text:p>
          </table:table-cell>
          <table:table-cell table:formula="of:=[.G329]-[.$B329]" office:value-type="float" office:value="10.1872837543488" calcext:value-type="float">
            <text:p>10.187283754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4401.08363" calcext:value-type="float">
            <text:p>1443144401.08363</text:p>
          </table:table-cell>
          <table:table-cell office:value-type="float" office:value="4416" calcext:value-type="float">
            <text:p>4416</text:p>
          </table:table-cell>
          <table:table-cell table:formula="of:=[.B330]-[.$B$2]" office:value-type="float" office:value="41.0834136009216" calcext:value-type="float">
            <text:p>41.0834136009</text:p>
          </table:table-cell>
          <table:table-cell table:formula="of:=[.C330]/([.D330]-[.D329])" office:value-type="float" office:value="84764.0481985053" calcext:value-type="float">
            <text:p>84764.0481985053</text:p>
          </table:table-cell>
          <table:table-cell/>
          <table:table-cell office:value-type="float" office:value="1443144411.26929" calcext:value-type="float">
            <text:p>1443144411.26929</text:p>
          </table:table-cell>
          <table:table-cell table:formula="of:=[.G330]-[.$B$2]" office:value-type="float" office:value="51.2690668106079" calcext:value-type="float">
            <text:p>51.2690668106</text:p>
          </table:table-cell>
          <table:table-cell table:formula="of:=[.C330]/([.H330]-[.H329])" office:value-type="float" office:value="87502.6997363871" calcext:value-type="float">
            <text:p>87502.6997363871</text:p>
          </table:table-cell>
          <table:table-cell table:formula="of:=[.G330]-[.$B330]" office:value-type="float" office:value="10.1856532096863" calcext:value-type="float">
            <text:p>10.185653209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4401.13573" calcext:value-type="float">
            <text:p>1443144401.13573</text:p>
          </table:table-cell>
          <table:table-cell office:value-type="float" office:value="4416" calcext:value-type="float">
            <text:p>4416</text:p>
          </table:table-cell>
          <table:table-cell table:formula="of:=[.B331]-[.$B$2]" office:value-type="float" office:value="41.1355075836182" calcext:value-type="float">
            <text:p>41.1355075836</text:p>
          </table:table-cell>
          <table:table-cell table:formula="of:=[.C331]/([.D331]-[.D330])" office:value-type="float" office:value="84769.8672939798" calcext:value-type="float">
            <text:p>84769.8672939798</text:p>
          </table:table-cell>
          <table:table-cell/>
          <table:table-cell office:value-type="float" office:value="1443144411.31972" calcext:value-type="float">
            <text:p>1443144411.31972</text:p>
          </table:table-cell>
          <table:table-cell table:formula="of:=[.G331]-[.$B$2]" office:value-type="float" office:value="51.319498538971" calcext:value-type="float">
            <text:p>51.319498539</text:p>
          </table:table-cell>
          <table:table-cell table:formula="of:=[.C331]/([.H331]-[.H330])" office:value-type="float" office:value="87563.9234136702" calcext:value-type="float">
            <text:p>87563.9234136702</text:p>
          </table:table-cell>
          <table:table-cell table:formula="of:=[.G331]-[.$B331]" office:value-type="float" office:value="10.1839909553528" calcext:value-type="float">
            <text:p>10.183990955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4401.18786" calcext:value-type="float">
            <text:p>1443144401.18786</text:p>
          </table:table-cell>
          <table:table-cell office:value-type="float" office:value="4416" calcext:value-type="float">
            <text:p>4416</text:p>
          </table:table-cell>
          <table:table-cell table:formula="of:=[.B332]-[.$B$2]" office:value-type="float" office:value="41.1876404285431" calcext:value-type="float">
            <text:p>41.1876404285</text:p>
          </table:table-cell>
          <table:table-cell table:formula="of:=[.C332]/([.D332]-[.D331])" office:value-type="float" office:value="84706.6759230041" calcext:value-type="float">
            <text:p>84706.6759230041</text:p>
          </table:table-cell>
          <table:table-cell/>
          <table:table-cell office:value-type="float" office:value="1443144411.37006" calcext:value-type="float">
            <text:p>1443144411.37006</text:p>
          </table:table-cell>
          <table:table-cell table:formula="of:=[.G332]-[.$B$2]" office:value-type="float" office:value="51.3698425292969" calcext:value-type="float">
            <text:p>51.3698425293</text:p>
          </table:table-cell>
          <table:table-cell table:formula="of:=[.C332]/([.H332]-[.H331])" office:value-type="float" office:value="87716.5272639445" calcext:value-type="float">
            <text:p>87716.5272639445</text:p>
          </table:table-cell>
          <table:table-cell table:formula="of:=[.G332]-[.$B332]" office:value-type="float" office:value="10.1822021007538" calcext:value-type="float">
            <text:p>10.182202100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4401.23997" calcext:value-type="float">
            <text:p>1443144401.23997</text:p>
          </table:table-cell>
          <table:table-cell office:value-type="float" office:value="4416" calcext:value-type="float">
            <text:p>4416</text:p>
          </table:table-cell>
          <table:table-cell table:formula="of:=[.B333]-[.$B$2]" office:value-type="float" office:value="41.2397480010986" calcext:value-type="float">
            <text:p>41.2397480011</text:p>
          </table:table-cell>
          <table:table-cell table:formula="of:=[.C333]/([.D333]-[.D332])" office:value-type="float" office:value="84747.758980577" calcext:value-type="float">
            <text:p>84747.758980577</text:p>
          </table:table-cell>
          <table:table-cell/>
          <table:table-cell office:value-type="float" office:value="1443144411.42053" calcext:value-type="float">
            <text:p>1443144411.42053</text:p>
          </table:table-cell>
          <table:table-cell table:formula="of:=[.G333]-[.$B$2]" office:value-type="float" office:value="51.4203069210052" calcext:value-type="float">
            <text:p>51.420306921</text:p>
          </table:table-cell>
          <table:table-cell table:formula="of:=[.C333]/([.H333]-[.H332])" office:value-type="float" office:value="87507.2471995578" calcext:value-type="float">
            <text:p>87507.2471995578</text:p>
          </table:table-cell>
          <table:table-cell table:formula="of:=[.G333]-[.$B333]" office:value-type="float" office:value="10.1805589199066" calcext:value-type="float">
            <text:p>10.180558919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4401.29206" calcext:value-type="float">
            <text:p>1443144401.29206</text:p>
          </table:table-cell>
          <table:table-cell office:value-type="float" office:value="4416" calcext:value-type="float">
            <text:p>4416</text:p>
          </table:table-cell>
          <table:table-cell table:formula="of:=[.B334]-[.$B$2]" office:value-type="float" office:value="41.2918417453766" calcext:value-type="float">
            <text:p>41.2918417454</text:p>
          </table:table-cell>
          <table:table-cell table:formula="of:=[.C334]/([.D334]-[.D333])" office:value-type="float" office:value="84770.255262086" calcext:value-type="float">
            <text:p>84770.255262086</text:p>
          </table:table-cell>
          <table:table-cell/>
          <table:table-cell office:value-type="float" office:value="1443144411.47089" calcext:value-type="float">
            <text:p>1443144411.47089</text:p>
          </table:table-cell>
          <table:table-cell table:formula="of:=[.G334]-[.$B$2]" office:value-type="float" office:value="51.4706737995148" calcext:value-type="float">
            <text:p>51.4706737995</text:p>
          </table:table-cell>
          <table:table-cell table:formula="of:=[.C334]/([.H334]-[.H333])" office:value-type="float" office:value="87676.6663069102" calcext:value-type="float">
            <text:p>87676.6663069102</text:p>
          </table:table-cell>
          <table:table-cell table:formula="of:=[.G334]-[.$B334]" office:value-type="float" office:value="10.1788320541382" calcext:value-type="float">
            <text:p>10.178832054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4401.34415" calcext:value-type="float">
            <text:p>1443144401.34415</text:p>
          </table:table-cell>
          <table:table-cell office:value-type="float" office:value="4416" calcext:value-type="float">
            <text:p>4416</text:p>
          </table:table-cell>
          <table:table-cell table:formula="of:=[.B335]-[.$B$2]" office:value-type="float" office:value="41.3439273834229" calcext:value-type="float">
            <text:p>41.3439273834</text:p>
          </table:table-cell>
          <table:table-cell table:formula="of:=[.C335]/([.D335]-[.D334])" office:value-type="float" office:value="84783.448291015" calcext:value-type="float">
            <text:p>84783.448291015</text:p>
          </table:table-cell>
          <table:table-cell/>
          <table:table-cell office:value-type="float" office:value="1443144411.52132" calcext:value-type="float">
            <text:p>1443144411.52132</text:p>
          </table:table-cell>
          <table:table-cell table:formula="of:=[.G335]-[.$B$2]" office:value-type="float" office:value="51.521096944809" calcext:value-type="float">
            <text:p>51.5210969448</text:p>
          </table:table-cell>
          <table:table-cell table:formula="of:=[.C335]/([.H335]-[.H334])" office:value-type="float" office:value="87578.8286160102" calcext:value-type="float">
            <text:p>87578.8286160102</text:p>
          </table:table-cell>
          <table:table-cell table:formula="of:=[.G335]-[.$B335]" office:value-type="float" office:value="10.1771695613861" calcext:value-type="float">
            <text:p>10.177169561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4401.39623" calcext:value-type="float">
            <text:p>1443144401.39623</text:p>
          </table:table-cell>
          <table:table-cell office:value-type="float" office:value="4416" calcext:value-type="float">
            <text:p>4416</text:p>
          </table:table-cell>
          <table:table-cell table:formula="of:=[.B336]-[.$B$2]" office:value-type="float" office:value="41.3960120677948" calcext:value-type="float">
            <text:p>41.3960120678</text:p>
          </table:table-cell>
          <table:table-cell table:formula="of:=[.C336]/([.D336]-[.D335])" office:value-type="float" office:value="84785.0006820502" calcext:value-type="float">
            <text:p>84785.0006820502</text:p>
          </table:table-cell>
          <table:table-cell/>
          <table:table-cell office:value-type="float" office:value="1443144411.57174" calcext:value-type="float">
            <text:p>1443144411.57174</text:p>
          </table:table-cell>
          <table:table-cell table:formula="of:=[.G336]-[.$B$2]" office:value-type="float" office:value="51.5715227127075" calcext:value-type="float">
            <text:p>51.5715227127</text:p>
          </table:table-cell>
          <table:table-cell table:formula="of:=[.C336]/([.H336]-[.H335])" office:value-type="float" office:value="87574.2737102898" calcext:value-type="float">
            <text:p>87574.2737102898</text:p>
          </table:table-cell>
          <table:table-cell table:formula="of:=[.G336]-[.$B336]" office:value-type="float" office:value="10.1755106449127" calcext:value-type="float">
            <text:p>10.175510644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4401.44832" calcext:value-type="float">
            <text:p>1443144401.44832</text:p>
          </table:table-cell>
          <table:table-cell office:value-type="float" office:value="4416" calcext:value-type="float">
            <text:p>4416</text:p>
          </table:table-cell>
          <table:table-cell table:formula="of:=[.B337]-[.$B$2]" office:value-type="float" office:value="41.4481024742126" calcext:value-type="float">
            <text:p>41.4481024742</text:p>
          </table:table-cell>
          <table:table-cell table:formula="of:=[.C337]/([.D337]-[.D336])" office:value-type="float" office:value="84775.6871884769" calcext:value-type="float">
            <text:p>84775.6871884769</text:p>
          </table:table-cell>
          <table:table-cell/>
          <table:table-cell office:value-type="float" office:value="1443144411.62237" calcext:value-type="float">
            <text:p>1443144411.62237</text:p>
          </table:table-cell>
          <table:table-cell table:formula="of:=[.G337]-[.$B$2]" office:value-type="float" office:value="51.622150182724" calcext:value-type="float">
            <text:p>51.6221501827</text:p>
          </table:table-cell>
          <table:table-cell table:formula="of:=[.C337]/([.H337]-[.H336])" office:value-type="float" office:value="87225.3738644765" calcext:value-type="float">
            <text:p>87225.3738644765</text:p>
          </table:table-cell>
          <table:table-cell table:formula="of:=[.G337]-[.$B337]" office:value-type="float" office:value="10.1740477085114" calcext:value-type="float">
            <text:p>10.174047708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4401.50041" calcext:value-type="float">
            <text:p>1443144401.50041</text:p>
          </table:table-cell>
          <table:table-cell office:value-type="float" office:value="4416" calcext:value-type="float">
            <text:p>4416</text:p>
          </table:table-cell>
          <table:table-cell table:formula="of:=[.B338]-[.$B$2]" office:value-type="float" office:value="41.5001878738403" calcext:value-type="float">
            <text:p>41.5001878738</text:p>
          </table:table-cell>
          <table:table-cell table:formula="of:=[.C338]/([.D338]-[.D337])" office:value-type="float" office:value="84783.8363834443" calcext:value-type="float">
            <text:p>84783.8363834443</text:p>
          </table:table-cell>
          <table:table-cell/>
          <table:table-cell office:value-type="float" office:value="1443144411.67277" calcext:value-type="float">
            <text:p>1443144411.67277</text:p>
          </table:table-cell>
          <table:table-cell table:formula="of:=[.G338]-[.$B$2]" office:value-type="float" office:value="51.6725492477417" calcext:value-type="float">
            <text:p>51.6725492477</text:p>
          </table:table-cell>
          <table:table-cell table:formula="of:=[.C338]/([.H338]-[.H337])" office:value-type="float" office:value="87620.673090842" calcext:value-type="float">
            <text:p>87620.673090842</text:p>
          </table:table-cell>
          <table:table-cell table:formula="of:=[.G338]-[.$B338]" office:value-type="float" office:value="10.1723613739014" calcext:value-type="float">
            <text:p>10.172361373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4401.55249" calcext:value-type="float">
            <text:p>1443144401.55249</text:p>
          </table:table-cell>
          <table:table-cell office:value-type="float" office:value="4416" calcext:value-type="float">
            <text:p>4416</text:p>
          </table:table-cell>
          <table:table-cell table:formula="of:=[.B339]-[.$B$2]" office:value-type="float" office:value="41.5522739887238" calcext:value-type="float">
            <text:p>41.5522739887</text:p>
          </table:table-cell>
          <table:table-cell table:formula="of:=[.C339]/([.D339]-[.D338])" office:value-type="float" office:value="84782.6721168151" calcext:value-type="float">
            <text:p>84782.6721168151</text:p>
          </table:table-cell>
          <table:table-cell/>
          <table:table-cell office:value-type="float" office:value="1443144411.72322" calcext:value-type="float">
            <text:p>1443144411.72322</text:p>
          </table:table-cell>
          <table:table-cell table:formula="of:=[.G339]-[.$B$2]" office:value-type="float" office:value="51.7230005264282" calcext:value-type="float">
            <text:p>51.7230005264</text:p>
          </table:table-cell>
          <table:table-cell table:formula="of:=[.C339]/([.H339]-[.H338])" office:value-type="float" office:value="87529.9916071226" calcext:value-type="float">
            <text:p>87529.9916071226</text:p>
          </table:table-cell>
          <table:table-cell table:formula="of:=[.G339]-[.$B339]" office:value-type="float" office:value="10.1707265377045" calcext:value-type="float">
            <text:p>10.170726537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4401.60458" calcext:value-type="float">
            <text:p>1443144401.60458</text:p>
          </table:table-cell>
          <table:table-cell office:value-type="float" office:value="4416" calcext:value-type="float">
            <text:p>4416</text:p>
          </table:table-cell>
          <table:table-cell table:formula="of:=[.B340]-[.$B$2]" office:value-type="float" office:value="41.604362487793" calcext:value-type="float">
            <text:p>41.6043624878</text:p>
          </table:table-cell>
          <table:table-cell table:formula="of:=[.C340]/([.D340]-[.D339])" office:value-type="float" office:value="84778.791458977" calcext:value-type="float">
            <text:p>84778.791458977</text:p>
          </table:table-cell>
          <table:table-cell/>
          <table:table-cell office:value-type="float" office:value="1443144411.77365" calcext:value-type="float">
            <text:p>1443144411.77365</text:p>
          </table:table-cell>
          <table:table-cell table:formula="of:=[.G340]-[.$B$2]" office:value-type="float" office:value="51.7734355926514" calcext:value-type="float">
            <text:p>51.7734355927</text:p>
          </table:table-cell>
          <table:table-cell table:formula="of:=[.C340]/([.H340]-[.H339])" office:value-type="float" office:value="87558.1283161577" calcext:value-type="float">
            <text:p>87558.1283161577</text:p>
          </table:table-cell>
          <table:table-cell table:formula="of:=[.G340]-[.$B340]" office:value-type="float" office:value="10.1690731048584" calcext:value-type="float">
            <text:p>10.169073104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4401.65667" calcext:value-type="float">
            <text:p>1443144401.65667</text:p>
          </table:table-cell>
          <table:table-cell office:value-type="float" office:value="4416" calcext:value-type="float">
            <text:p>4416</text:p>
          </table:table-cell>
          <table:table-cell table:formula="of:=[.B341]-[.$B$2]" office:value-type="float" office:value="41.6564493179321" calcext:value-type="float">
            <text:p>41.6564493179</text:p>
          </table:table-cell>
          <table:table-cell table:formula="of:=[.C341]/([.D341]-[.D340])" office:value-type="float" office:value="84781.5078821612" calcext:value-type="float">
            <text:p>84781.5078821612</text:p>
          </table:table-cell>
          <table:table-cell/>
          <table:table-cell office:value-type="float" office:value="1443144411.8241" calcext:value-type="float">
            <text:p>1443144411.8241</text:p>
          </table:table-cell>
          <table:table-cell table:formula="of:=[.G341]-[.$B$2]" office:value-type="float" office:value="51.8238809108734" calcext:value-type="float">
            <text:p>51.8238809109</text:p>
          </table:table-cell>
          <table:table-cell table:formula="of:=[.C341]/([.H341]-[.H340])" office:value-type="float" office:value="87540.333883157" calcext:value-type="float">
            <text:p>87540.333883157</text:p>
          </table:table-cell>
          <table:table-cell table:formula="of:=[.G341]-[.$B341]" office:value-type="float" office:value="10.1674315929413" calcext:value-type="float">
            <text:p>10.167431592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4401.70879" calcext:value-type="float">
            <text:p>1443144401.70879</text:p>
          </table:table-cell>
          <table:table-cell office:value-type="float" office:value="4416" calcext:value-type="float">
            <text:p>4416</text:p>
          </table:table-cell>
          <table:table-cell table:formula="of:=[.B342]-[.$B$2]" office:value-type="float" office:value="41.7085738182068" calcext:value-type="float">
            <text:p>41.7085738182</text:p>
          </table:table-cell>
          <table:table-cell table:formula="of:=[.C342]/([.D342]-[.D341])" office:value-type="float" office:value="84720.2366781627" calcext:value-type="float">
            <text:p>84720.2366781627</text:p>
          </table:table-cell>
          <table:table-cell/>
          <table:table-cell office:value-type="float" office:value="1443144411.87451" calcext:value-type="float">
            <text:p>1443144411.87451</text:p>
          </table:table-cell>
          <table:table-cell table:formula="of:=[.G342]-[.$B$2]" office:value-type="float" office:value="51.8742892742157" calcext:value-type="float">
            <text:p>51.8742892742</text:p>
          </table:table-cell>
          <table:table-cell table:formula="of:=[.C342]/([.H342]-[.H341])" office:value-type="float" office:value="87604.5105851638" calcext:value-type="float">
            <text:p>87604.5105851638</text:p>
          </table:table-cell>
          <table:table-cell table:formula="of:=[.G342]-[.$B342]" office:value-type="float" office:value="10.1657154560089" calcext:value-type="float">
            <text:p>10.16571545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4401.76088" calcext:value-type="float">
            <text:p>1443144401.76088</text:p>
          </table:table-cell>
          <table:table-cell office:value-type="float" office:value="4416" calcext:value-type="float">
            <text:p>4416</text:p>
          </table:table-cell>
          <table:table-cell table:formula="of:=[.B343]-[.$B$2]" office:value-type="float" office:value="41.7606568336487" calcext:value-type="float">
            <text:p>41.7606568336</text:p>
          </table:table-cell>
          <table:table-cell table:formula="of:=[.C343]/([.D343]-[.D342])" office:value-type="float" office:value="84787.7175031586" calcext:value-type="float">
            <text:p>84787.7175031586</text:p>
          </table:table-cell>
          <table:table-cell/>
          <table:table-cell office:value-type="float" office:value="1443144411.92501" calcext:value-type="float">
            <text:p>1443144411.92501</text:p>
          </table:table-cell>
          <table:table-cell table:formula="of:=[.G343]-[.$B$2]" office:value-type="float" office:value="51.9247951507568" calcext:value-type="float">
            <text:p>51.9247951508</text:p>
          </table:table-cell>
          <table:table-cell table:formula="of:=[.C343]/([.H343]-[.H342])" office:value-type="float" office:value="87435.3699495367" calcext:value-type="float">
            <text:p>87435.3699495367</text:p>
          </table:table-cell>
          <table:table-cell table:formula="of:=[.G343]-[.$B343]" office:value-type="float" office:value="10.1641383171082" calcext:value-type="float">
            <text:p>10.164138317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4401.81296" calcext:value-type="float">
            <text:p>1443144401.81296</text:p>
          </table:table-cell>
          <table:table-cell office:value-type="float" office:value="4416" calcext:value-type="float">
            <text:p>4416</text:p>
          </table:table-cell>
          <table:table-cell table:formula="of:=[.B344]-[.$B$2]" office:value-type="float" office:value="41.8127427101135" calcext:value-type="float">
            <text:p>41.8127427101</text:p>
          </table:table-cell>
          <table:table-cell table:formula="of:=[.C344]/([.D344]-[.D343])" office:value-type="float" office:value="84783.0602021386" calcext:value-type="float">
            <text:p>84783.0602021386</text:p>
          </table:table-cell>
          <table:table-cell/>
          <table:table-cell office:value-type="float" office:value="1443144411.97543" calcext:value-type="float">
            <text:p>1443144411.97543</text:p>
          </table:table-cell>
          <table:table-cell table:formula="of:=[.G344]-[.$B$2]" office:value-type="float" office:value="51.9752078056335" calcext:value-type="float">
            <text:p>51.9752078056</text:p>
          </table:table-cell>
          <table:table-cell table:formula="of:=[.C344]/([.H344]-[.H343])" office:value-type="float" office:value="87597.0529780653" calcext:value-type="float">
            <text:p>87597.0529780653</text:p>
          </table:table-cell>
          <table:table-cell table:formula="of:=[.G344]-[.$B344]" office:value-type="float" office:value="10.16246509552" calcext:value-type="float">
            <text:p>10.162465095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4401.86505" calcext:value-type="float">
            <text:p>1443144401.86505</text:p>
          </table:table-cell>
          <table:table-cell office:value-type="float" office:value="4416" calcext:value-type="float">
            <text:p>4416</text:p>
          </table:table-cell>
          <table:table-cell table:formula="of:=[.B345]-[.$B$2]" office:value-type="float" office:value="41.8648273944855" calcext:value-type="float">
            <text:p>41.8648273945</text:p>
          </table:table-cell>
          <table:table-cell table:formula="of:=[.C345]/([.D345]-[.D344])" office:value-type="float" office:value="84785.0006820502" calcext:value-type="float">
            <text:p>84785.0006820502</text:p>
          </table:table-cell>
          <table:table-cell/>
          <table:table-cell office:value-type="float" office:value="1443144412.02598" calcext:value-type="float">
            <text:p>1443144412.02598</text:p>
          </table:table-cell>
          <table:table-cell table:formula="of:=[.G345]-[.$B$2]" office:value-type="float" office:value="52.0257587432861" calcext:value-type="float">
            <text:p>52.0257587433</text:p>
          </table:table-cell>
          <table:table-cell table:formula="of:=[.C345]/([.H345]-[.H344])" office:value-type="float" office:value="87357.4300510315" calcext:value-type="float">
            <text:p>87357.4300510315</text:p>
          </table:table-cell>
          <table:table-cell table:formula="of:=[.G345]-[.$B345]" office:value-type="float" office:value="10.1609313488007" calcext:value-type="float">
            <text:p>10.160931348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4401.91715" calcext:value-type="float">
            <text:p>1443144401.91715</text:p>
          </table:table-cell>
          <table:table-cell office:value-type="float" office:value="4416" calcext:value-type="float">
            <text:p>4416</text:p>
          </table:table-cell>
          <table:table-cell table:formula="of:=[.B346]-[.$B$2]" office:value-type="float" office:value="41.9169280529022" calcext:value-type="float">
            <text:p>41.9169280529</text:p>
          </table:table-cell>
          <table:table-cell table:formula="of:=[.C346]/([.D346]-[.D345])" office:value-type="float" office:value="84759.0056286209" calcext:value-type="float">
            <text:p>84759.0056286209</text:p>
          </table:table-cell>
          <table:table-cell/>
          <table:table-cell office:value-type="float" office:value="1443144412.04211" calcext:value-type="float">
            <text:p>1443144412.04211</text:p>
          </table:table-cell>
          <table:table-cell table:formula="of:=[.G346]-[.$B$2]" office:value-type="float" office:value="52.0418956279755" calcext:value-type="float">
            <text:p>52.041895628</text:p>
          </table:table-cell>
          <table:table-cell table:formula="of:=[.C346]/([.H346]-[.H345])" office:value-type="float" office:value="273658.769026196" calcext:value-type="float">
            <text:p>273658.769026196</text:p>
          </table:table-cell>
          <table:table-cell table:formula="of:=[.G346]-[.$B346]" office:value-type="float" office:value="10.1249675750732" calcext:value-type="float">
            <text:p>10.124967575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4401.96923" calcext:value-type="float">
            <text:p>1443144401.96923</text:p>
          </table:table-cell>
          <table:table-cell office:value-type="float" office:value="4416" calcext:value-type="float">
            <text:p>4416</text:p>
          </table:table-cell>
          <table:table-cell table:formula="of:=[.B347]-[.$B$2]" office:value-type="float" office:value="41.9690141677856" calcext:value-type="float">
            <text:p>41.9690141678</text:p>
          </table:table-cell>
          <table:table-cell table:formula="of:=[.C347]/([.D347]-[.D346])" office:value-type="float" office:value="84782.6721168151" calcext:value-type="float">
            <text:p>84782.6721168151</text:p>
          </table:table-cell>
          <table:table-cell/>
          <table:table-cell office:value-type="float" office:value="1443144412.05825" calcext:value-type="float">
            <text:p>1443144412.05825</text:p>
          </table:table-cell>
          <table:table-cell table:formula="of:=[.G347]-[.$B$2]" office:value-type="float" office:value="52.0580348968506" calcext:value-type="float">
            <text:p>52.0580348969</text:p>
          </table:table-cell>
          <table:table-cell table:formula="of:=[.C347]/([.H347]-[.H346])" office:value-type="float" office:value="273618.342576042" calcext:value-type="float">
            <text:p>273618.342576042</text:p>
          </table:table-cell>
          <table:table-cell table:formula="of:=[.G347]-[.$B347]" office:value-type="float" office:value="10.0890207290649" calcext:value-type="float">
            <text:p>10.089020729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4402.01769" calcext:value-type="float">
            <text:p>1443144402.01769</text:p>
          </table:table-cell>
          <table:table-cell office:value-type="float" office:value="4416" calcext:value-type="float">
            <text:p>4416</text:p>
          </table:table-cell>
          <table:table-cell table:formula="of:=[.B348]-[.$B$2]" office:value-type="float" office:value="42.0174720287323" calcext:value-type="float">
            <text:p>42.0174720287</text:p>
          </table:table-cell>
          <table:table-cell table:formula="of:=[.C348]/([.D348]-[.D347])" office:value-type="float" office:value="91130.724999631" calcext:value-type="float">
            <text:p>91130.724999631</text:p>
          </table:table-cell>
          <table:table-cell/>
          <table:table-cell office:value-type="float" office:value="1443144412.0864" calcext:value-type="float">
            <text:p>1443144412.0864</text:p>
          </table:table-cell>
          <table:table-cell table:formula="of:=[.G348]-[.$B$2]" office:value-type="float" office:value="52.0861825942993" calcext:value-type="float">
            <text:p>52.0861825943</text:p>
          </table:table-cell>
          <table:table-cell table:formula="of:=[.C348]/([.H348]-[.H347])" office:value-type="float" office:value="156886.722547857" calcext:value-type="float">
            <text:p>156886.722547857</text:p>
          </table:table-cell>
          <table:table-cell table:formula="of:=[.G348]-[.$B348]" office:value-type="float" office:value="10.068710565567" calcext:value-type="float">
            <text:p>10.068710565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4402.06096" calcext:value-type="float">
            <text:p>1443144402.06096</text:p>
          </table:table-cell>
          <table:table-cell office:value-type="float" office:value="4416" calcext:value-type="float">
            <text:p>4416</text:p>
          </table:table-cell>
          <table:table-cell table:formula="of:=[.B349]-[.$B$2]" office:value-type="float" office:value="42.0607364177704" calcext:value-type="float">
            <text:p>42.0607364178</text:p>
          </table:table-cell>
          <table:table-cell table:formula="of:=[.C349]/([.D349]-[.D348])" office:value-type="float" office:value="102070.088083587" calcext:value-type="float">
            <text:p>102070.088083587</text:p>
          </table:table-cell>
          <table:table-cell/>
          <table:table-cell office:value-type="float" office:value="1443144412.13303" calcext:value-type="float">
            <text:p>1443144412.13303</text:p>
          </table:table-cell>
          <table:table-cell table:formula="of:=[.G349]-[.$B$2]" office:value-type="float" office:value="52.1328077316284" calcext:value-type="float">
            <text:p>52.1328077316</text:p>
          </table:table-cell>
          <table:table-cell table:formula="of:=[.C349]/([.H349]-[.H348])" office:value-type="float" office:value="94712.8577623236" calcext:value-type="float">
            <text:p>94712.8577623236</text:p>
          </table:table-cell>
          <table:table-cell table:formula="of:=[.G349]-[.$B349]" office:value-type="float" office:value="10.072071313858" calcext:value-type="float">
            <text:p>10.072071313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4402.10421" calcext:value-type="float">
            <text:p>1443144402.10421</text:p>
          </table:table-cell>
          <table:table-cell office:value-type="float" office:value="4416" calcext:value-type="float">
            <text:p>4416</text:p>
          </table:table-cell>
          <table:table-cell table:formula="of:=[.B350]-[.$B$2]" office:value-type="float" office:value="42.1039953231812" calcext:value-type="float">
            <text:p>42.1039953232</text:p>
          </table:table-cell>
          <table:table-cell table:formula="of:=[.C350]/([.D350]-[.D349])" office:value-type="float" office:value="102083.026791078" calcext:value-type="float">
            <text:p>102083.026791078</text:p>
          </table:table-cell>
          <table:table-cell/>
          <table:table-cell office:value-type="float" office:value="1443144412.17964" calcext:value-type="float">
            <text:p>1443144412.17964</text:p>
          </table:table-cell>
          <table:table-cell table:formula="of:=[.G350]-[.$B$2]" office:value-type="float" office:value="52.1794240474701" calcext:value-type="float">
            <text:p>52.1794240475</text:p>
          </table:table-cell>
          <table:table-cell table:formula="of:=[.C350]/([.H350]-[.H349])" office:value-type="float" office:value="94730.7808493119" calcext:value-type="float">
            <text:p>94730.7808493119</text:p>
          </table:table-cell>
          <table:table-cell table:formula="of:=[.G350]-[.$B350]" office:value-type="float" office:value="10.0754287242889" calcext:value-type="float">
            <text:p>10.075428724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4402.14747" calcext:value-type="float">
            <text:p>1443144402.14747</text:p>
          </table:table-cell>
          <table:table-cell office:value-type="float" office:value="4416" calcext:value-type="float">
            <text:p>4416</text:p>
          </table:table-cell>
          <table:table-cell table:formula="of:=[.B351]-[.$B$2]" office:value-type="float" office:value="42.1472527980805" calcext:value-type="float">
            <text:p>42.1472527981</text:p>
          </table:table-cell>
          <table:table-cell table:formula="of:=[.C351]/([.D351]-[.D350])" office:value-type="float" office:value="102086.402645576" calcext:value-type="float">
            <text:p>102086.402645576</text:p>
          </table:table-cell>
          <table:table-cell/>
          <table:table-cell office:value-type="float" office:value="1443144412.22634" calcext:value-type="float">
            <text:p>1443144412.22634</text:p>
          </table:table-cell>
          <table:table-cell table:formula="of:=[.G351]-[.$B$2]" office:value-type="float" office:value="52.2261180877686" calcext:value-type="float">
            <text:p>52.2261180878</text:p>
          </table:table-cell>
          <table:table-cell table:formula="of:=[.C351]/([.H351]-[.H350])" office:value-type="float" office:value="94573.0969471379" calcext:value-type="float">
            <text:p>94573.0969471379</text:p>
          </table:table-cell>
          <table:table-cell table:formula="of:=[.G351]-[.$B351]" office:value-type="float" office:value="10.0788652896881" calcext:value-type="float">
            <text:p>10.078865289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4402.19077" calcext:value-type="float">
            <text:p>1443144402.19077</text:p>
          </table:table-cell>
          <table:table-cell office:value-type="float" office:value="4416" calcext:value-type="float">
            <text:p>4416</text:p>
          </table:table-cell>
          <table:table-cell table:formula="of:=[.B352]-[.$B$2]" office:value-type="float" office:value="42.1905491352081" calcext:value-type="float">
            <text:p>42.1905491352</text:p>
          </table:table-cell>
          <table:table-cell table:formula="of:=[.C352]/([.D352]-[.D351])" office:value-type="float" office:value="101994.771219947" calcext:value-type="float">
            <text:p>101994.771219947</text:p>
          </table:table-cell>
          <table:table-cell/>
          <table:table-cell office:value-type="float" office:value="1443144412.27303" calcext:value-type="float">
            <text:p>1443144412.27303</text:p>
          </table:table-cell>
          <table:table-cell table:formula="of:=[.G352]-[.$B$2]" office:value-type="float" office:value="52.272810459137" calcext:value-type="float">
            <text:p>52.2728104591</text:p>
          </table:table-cell>
          <table:table-cell table:formula="of:=[.C352]/([.H352]-[.H351])" office:value-type="float" office:value="94576.4772827075" calcext:value-type="float">
            <text:p>94576.4772827075</text:p>
          </table:table-cell>
          <table:table-cell table:formula="of:=[.G352]-[.$B352]" office:value-type="float" office:value="10.0822613239288" calcext:value-type="float">
            <text:p>10.0822613239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4402.23403" calcext:value-type="float">
            <text:p>1443144402.23403</text:p>
          </table:table-cell>
          <table:table-cell office:value-type="float" office:value="4416" calcext:value-type="float">
            <text:p>4416</text:p>
          </table:table-cell>
          <table:table-cell table:formula="of:=[.B353]-[.$B$2]" office:value-type="float" office:value="42.2338154315949" calcext:value-type="float">
            <text:p>42.2338154316</text:p>
          </table:table-cell>
          <table:table-cell table:formula="of:=[.C353]/([.D353]-[.D352])" office:value-type="float" office:value="102065.588432375" calcext:value-type="float">
            <text:p>102065.588432375</text:p>
          </table:table-cell>
          <table:table-cell/>
          <table:table-cell office:value-type="float" office:value="1443144412.31971" calcext:value-type="float">
            <text:p>1443144412.31971</text:p>
          </table:table-cell>
          <table:table-cell table:formula="of:=[.G353]-[.$B$2]" office:value-type="float" office:value="52.3194928169251" calcext:value-type="float">
            <text:p>52.3194928169</text:p>
          </table:table-cell>
          <table:table-cell table:formula="of:=[.C353]/([.H353]-[.H352])" office:value-type="float" office:value="94596.764371808" calcext:value-type="float">
            <text:p>94596.764371808</text:p>
          </table:table-cell>
          <table:table-cell table:formula="of:=[.G353]-[.$B353]" office:value-type="float" office:value="10.0856773853302" calcext:value-type="float">
            <text:p>10.085677385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4402.27729" calcext:value-type="float">
            <text:p>1443144402.27729</text:p>
          </table:table-cell>
          <table:table-cell office:value-type="float" office:value="4416" calcext:value-type="float">
            <text:p>4416</text:p>
          </table:table-cell>
          <table:table-cell table:formula="of:=[.B354]-[.$B$2]" office:value-type="float" office:value="42.2770683765411" calcext:value-type="float">
            <text:p>42.2770683765</text:p>
          </table:table-cell>
          <table:table-cell table:formula="of:=[.C354]/([.D354]-[.D353])" office:value-type="float" office:value="102097.094324646" calcext:value-type="float">
            <text:p>102097.094324646</text:p>
          </table:table-cell>
          <table:table-cell/>
          <table:table-cell office:value-type="float" office:value="1443144412.36638" calcext:value-type="float">
            <text:p>1443144412.36638</text:p>
          </table:table-cell>
          <table:table-cell table:formula="of:=[.G354]-[.$B$2]" office:value-type="float" office:value="52.3661558628082" calcext:value-type="float">
            <text:p>52.3661558628</text:p>
          </table:table-cell>
          <table:table-cell table:formula="of:=[.C354]/([.H354]-[.H353])" office:value-type="float" office:value="94635.9140604642" calcext:value-type="float">
            <text:p>94635.9140604642</text:p>
          </table:table-cell>
          <table:table-cell table:formula="of:=[.G354]-[.$B354]" office:value-type="float" office:value="10.0890874862671" calcext:value-type="float">
            <text:p>10.089087486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4402.32055" calcext:value-type="float">
            <text:p>1443144402.32055</text:p>
          </table:table-cell>
          <table:table-cell office:value-type="float" office:value="4416" calcext:value-type="float">
            <text:p>4416</text:p>
          </table:table-cell>
          <table:table-cell table:formula="of:=[.B355]-[.$B$2]" office:value-type="float" office:value="42.3203270435333" calcext:value-type="float">
            <text:p>42.3203270435</text:p>
          </table:table-cell>
          <table:table-cell table:formula="of:=[.C355]/([.D355]-[.D354])" office:value-type="float" office:value="102083.589417989" calcext:value-type="float">
            <text:p>102083.589417989</text:p>
          </table:table-cell>
          <table:table-cell/>
          <table:table-cell office:value-type="float" office:value="1443144412.41308" calcext:value-type="float">
            <text:p>1443144412.41308</text:p>
          </table:table-cell>
          <table:table-cell table:formula="of:=[.G355]-[.$B$2]" office:value-type="float" office:value="52.4128601551056" calcext:value-type="float">
            <text:p>52.4128601551</text:p>
          </table:table-cell>
          <table:table-cell table:formula="of:=[.C355]/([.H355]-[.H354])" office:value-type="float" office:value="94552.3373287322" calcext:value-type="float">
            <text:p>94552.3373287322</text:p>
          </table:table-cell>
          <table:table-cell table:formula="of:=[.G355]-[.$B355]" office:value-type="float" office:value="10.0925331115723" calcext:value-type="float">
            <text:p>10.092533111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4402.3638" calcext:value-type="float">
            <text:p>1443144402.3638</text:p>
          </table:table-cell>
          <table:table-cell office:value-type="float" office:value="4416" calcext:value-type="float">
            <text:p>4416</text:p>
          </table:table-cell>
          <table:table-cell table:formula="of:=[.B356]-[.$B$2]" office:value-type="float" office:value="42.3635809421539" calcext:value-type="float">
            <text:p>42.3635809422</text:p>
          </table:table-cell>
          <table:table-cell table:formula="of:=[.C356]/([.D356]-[.D355])" office:value-type="float" office:value="102094.843258737" calcext:value-type="float">
            <text:p>102094.843258737</text:p>
          </table:table-cell>
          <table:table-cell/>
          <table:table-cell office:value-type="float" office:value="1443144412.45974" calcext:value-type="float">
            <text:p>1443144412.45974</text:p>
          </table:table-cell>
          <table:table-cell table:formula="of:=[.G356]-[.$B$2]" office:value-type="float" office:value="52.4595217704773" calcext:value-type="float">
            <text:p>52.4595217705</text:p>
          </table:table-cell>
          <table:table-cell table:formula="of:=[.C356]/([.H356]-[.H355])" office:value-type="float" office:value="94638.815326524" calcext:value-type="float">
            <text:p>94638.815326524</text:p>
          </table:table-cell>
          <table:table-cell table:formula="of:=[.G356]-[.$B356]" office:value-type="float" office:value="10.0959408283234" calcext:value-type="float">
            <text:p>10.095940828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4402.40705" calcext:value-type="float">
            <text:p>1443144402.40705</text:p>
          </table:table-cell>
          <table:table-cell office:value-type="float" office:value="4416" calcext:value-type="float">
            <text:p>4416</text:p>
          </table:table-cell>
          <table:table-cell table:formula="of:=[.B357]-[.$B$2]" office:value-type="float" office:value="42.4068350791931" calcext:value-type="float">
            <text:p>42.4068350792</text:p>
          </table:table-cell>
          <table:table-cell table:formula="of:=[.C357]/([.D357]-[.D356])" office:value-type="float" office:value="102094.280507769" calcext:value-type="float">
            <text:p>102094.280507769</text:p>
          </table:table-cell>
          <table:table-cell/>
          <table:table-cell office:value-type="float" office:value="1443144412.50638" calcext:value-type="float">
            <text:p>1443144412.50638</text:p>
          </table:table-cell>
          <table:table-cell table:formula="of:=[.G357]-[.$B$2]" office:value-type="float" office:value="52.5061569213867" calcext:value-type="float">
            <text:p>52.5061569214</text:p>
          </table:table-cell>
          <table:table-cell table:formula="of:=[.C357]/([.H357]-[.H356])" office:value-type="float" office:value="94692.52085357" calcext:value-type="float">
            <text:p>94692.52085357</text:p>
          </table:table-cell>
          <table:table-cell table:formula="of:=[.G357]-[.$B357]" office:value-type="float" office:value="10.0993218421936" calcext:value-type="float">
            <text:p>10.099321842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4402.4503" calcext:value-type="float">
            <text:p>1443144402.4503</text:p>
          </table:table-cell>
          <table:table-cell office:value-type="float" office:value="4416" calcext:value-type="float">
            <text:p>4416</text:p>
          </table:table-cell>
          <table:table-cell table:formula="of:=[.B358]-[.$B$2]" office:value-type="float" office:value="42.4500796794891" calcext:value-type="float">
            <text:p>42.4500796795</text:p>
          </table:table-cell>
          <table:table-cell table:formula="of:=[.C358]/([.D358]-[.D357])" office:value-type="float" office:value="102116.795386507" calcext:value-type="float">
            <text:p>102116.795386507</text:p>
          </table:table-cell>
          <table:table-cell/>
          <table:table-cell office:value-type="float" office:value="1443144412.5531" calcext:value-type="float">
            <text:p>1443144412.5531</text:p>
          </table:table-cell>
          <table:table-cell table:formula="of:=[.G358]-[.$B$2]" office:value-type="float" office:value="52.5528833866119" calcext:value-type="float">
            <text:p>52.5528833866</text:p>
          </table:table-cell>
          <table:table-cell table:formula="of:=[.C358]/([.H358]-[.H357])" office:value-type="float" office:value="94507.4697757481" calcext:value-type="float">
            <text:p>94507.4697757481</text:p>
          </table:table-cell>
          <table:table-cell table:formula="of:=[.G358]-[.$B358]" office:value-type="float" office:value="10.1028037071228" calcext:value-type="float">
            <text:p>10.102803707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4402.49354" calcext:value-type="float">
            <text:p>1443144402.49354</text:p>
          </table:table-cell>
          <table:table-cell office:value-type="float" office:value="4416" calcext:value-type="float">
            <text:p>4416</text:p>
          </table:table-cell>
          <table:table-cell table:formula="of:=[.B359]-[.$B$2]" office:value-type="float" office:value="42.4933249950409" calcext:value-type="float">
            <text:p>42.493324995</text:p>
          </table:table-cell>
          <table:table-cell table:formula="of:=[.C359]/([.D359]-[.D358])" office:value-type="float" office:value="102115.106426146" calcext:value-type="float">
            <text:p>102115.106426146</text:p>
          </table:table-cell>
          <table:table-cell/>
          <table:table-cell office:value-type="float" office:value="1443144412.59977" calcext:value-type="float">
            <text:p>1443144412.59977</text:p>
          </table:table-cell>
          <table:table-cell table:formula="of:=[.G359]-[.$B$2]" office:value-type="float" office:value="52.599547624588" calcext:value-type="float">
            <text:p>52.5995476246</text:p>
          </table:table-cell>
          <table:table-cell table:formula="of:=[.C359]/([.H359]-[.H358])" office:value-type="float" office:value="94633.4964746275" calcext:value-type="float">
            <text:p>94633.4964746275</text:p>
          </table:table-cell>
          <table:table-cell table:formula="of:=[.G359]-[.$B359]" office:value-type="float" office:value="10.1062226295471" calcext:value-type="float">
            <text:p>10.106222629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4402.53682" calcext:value-type="float">
            <text:p>1443144402.53682</text:p>
          </table:table-cell>
          <table:table-cell office:value-type="float" office:value="4416" calcext:value-type="float">
            <text:p>4416</text:p>
          </table:table-cell>
          <table:table-cell table:formula="of:=[.B360]-[.$B$2]" office:value-type="float" office:value="42.5365991592407" calcext:value-type="float">
            <text:p>42.5365991592</text:p>
          </table:table-cell>
          <table:table-cell table:formula="of:=[.C360]/([.D360]-[.D359])" office:value-type="float" office:value="102047.031563869" calcext:value-type="float">
            <text:p>102047.031563869</text:p>
          </table:table-cell>
          <table:table-cell/>
          <table:table-cell office:value-type="float" office:value="1443144412.64647" calcext:value-type="float">
            <text:p>1443144412.64647</text:p>
          </table:table-cell>
          <table:table-cell table:formula="of:=[.G360]-[.$B$2]" office:value-type="float" office:value="52.6462540626526" calcext:value-type="float">
            <text:p>52.6462540627</text:p>
          </table:table-cell>
          <table:table-cell table:formula="of:=[.C360]/([.H360]-[.H359])" office:value-type="float" office:value="94547.993445669" calcext:value-type="float">
            <text:p>94547.993445669</text:p>
          </table:table-cell>
          <table:table-cell table:formula="of:=[.G360]-[.$B360]" office:value-type="float" office:value="10.1096549034119" calcext:value-type="float">
            <text:p>10.109654903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4402.58009" calcext:value-type="float">
            <text:p>1443144402.58009</text:p>
          </table:table-cell>
          <table:table-cell office:value-type="float" office:value="4416" calcext:value-type="float">
            <text:p>4416</text:p>
          </table:table-cell>
          <table:table-cell table:formula="of:=[.B361]-[.$B$2]" office:value-type="float" office:value="42.5798704624176" calcext:value-type="float">
            <text:p>42.5798704624</text:p>
          </table:table-cell>
          <table:table-cell table:formula="of:=[.C361]/([.D361]-[.D360])" office:value-type="float" office:value="102053.778735268" calcext:value-type="float">
            <text:p>102053.778735268</text:p>
          </table:table-cell>
          <table:table-cell/>
          <table:table-cell office:value-type="float" office:value="1443144412.69318" calcext:value-type="float">
            <text:p>1443144412.69318</text:p>
          </table:table-cell>
          <table:table-cell table:formula="of:=[.G361]-[.$B$2]" office:value-type="float" office:value="52.6929607391357" calcext:value-type="float">
            <text:p>52.6929607391</text:p>
          </table:table-cell>
          <table:table-cell table:formula="of:=[.C361]/([.H361]-[.H360])" office:value-type="float" office:value="94547.5108166328" calcext:value-type="float">
            <text:p>94547.5108166328</text:p>
          </table:table-cell>
          <table:table-cell table:formula="of:=[.G361]-[.$B361]" office:value-type="float" office:value="10.1130902767181" calcext:value-type="float">
            <text:p>10.113090276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4402.62334" calcext:value-type="float">
            <text:p>1443144402.62334</text:p>
          </table:table-cell>
          <table:table-cell office:value-type="float" office:value="4416" calcext:value-type="float">
            <text:p>4416</text:p>
          </table:table-cell>
          <table:table-cell table:formula="of:=[.B362]-[.$B$2]" office:value-type="float" office:value="42.6231186389923" calcext:value-type="float">
            <text:p>42.623118639</text:p>
          </table:table-cell>
          <table:table-cell table:formula="of:=[.C362]/([.D362]-[.D361])" office:value-type="float" office:value="102108.351143355" calcext:value-type="float">
            <text:p>102108.351143355</text:p>
          </table:table-cell>
          <table:table-cell/>
          <table:table-cell office:value-type="float" office:value="1443144412.73986" calcext:value-type="float">
            <text:p>1443144412.73986</text:p>
          </table:table-cell>
          <table:table-cell table:formula="of:=[.G362]-[.$B$2]" office:value-type="float" office:value="52.7396399974823" calcext:value-type="float">
            <text:p>52.7396399975</text:p>
          </table:table-cell>
          <table:table-cell table:formula="of:=[.C362]/([.H362]-[.H361])" office:value-type="float" office:value="94603.0454728864" calcext:value-type="float">
            <text:p>94603.0454728864</text:p>
          </table:table-cell>
          <table:table-cell table:formula="of:=[.G362]-[.$B362]" office:value-type="float" office:value="10.11652135849" calcext:value-type="float">
            <text:p>10.116521358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4402.6666" calcext:value-type="float">
            <text:p>1443144402.6666</text:p>
          </table:table-cell>
          <table:table-cell office:value-type="float" office:value="4416" calcext:value-type="float">
            <text:p>4416</text:p>
          </table:table-cell>
          <table:table-cell table:formula="of:=[.B363]-[.$B$2]" office:value-type="float" office:value="42.6663780212402" calcext:value-type="float">
            <text:p>42.6663780212</text:p>
          </table:table-cell>
          <table:table-cell table:formula="of:=[.C363]/([.D363]-[.D362])" office:value-type="float" office:value="102081.901555861" calcext:value-type="float">
            <text:p>102081.901555861</text:p>
          </table:table-cell>
          <table:table-cell/>
          <table:table-cell office:value-type="float" office:value="1443144412.78652" calcext:value-type="float">
            <text:p>1443144412.78652</text:p>
          </table:table-cell>
          <table:table-cell table:formula="of:=[.G363]-[.$B$2]" office:value-type="float" office:value="52.7863032817841" calcext:value-type="float">
            <text:p>52.7863032818</text:p>
          </table:table-cell>
          <table:table-cell table:formula="of:=[.C363]/([.H363]-[.H362])" office:value-type="float" office:value="94635.4305334151" calcext:value-type="float">
            <text:p>94635.4305334151</text:p>
          </table:table-cell>
          <table:table-cell table:formula="of:=[.G363]-[.$B363]" office:value-type="float" office:value="10.1199252605438" calcext:value-type="float">
            <text:p>10.119925260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4402.70988" calcext:value-type="float">
            <text:p>1443144402.70988</text:p>
          </table:table-cell>
          <table:table-cell office:value-type="float" office:value="4416" calcext:value-type="float">
            <text:p>4416</text:p>
          </table:table-cell>
          <table:table-cell table:formula="of:=[.B364]-[.$B$2]" office:value-type="float" office:value="42.709659576416" calcext:value-type="float">
            <text:p>42.7096595764</text:p>
          </table:table-cell>
          <table:table-cell table:formula="of:=[.C364]/([.D364]-[.D363])" office:value-type="float" office:value="102029.605499736" calcext:value-type="float">
            <text:p>102029.605499736</text:p>
          </table:table-cell>
          <table:table-cell/>
          <table:table-cell office:value-type="float" office:value="1443144412.8332" calcext:value-type="float">
            <text:p>1443144412.8332</text:p>
          </table:table-cell>
          <table:table-cell table:formula="of:=[.G364]-[.$B$2]" office:value-type="float" office:value="52.8329856395721" calcext:value-type="float">
            <text:p>52.8329856396</text:p>
          </table:table-cell>
          <table:table-cell table:formula="of:=[.C364]/([.H364]-[.H363])" office:value-type="float" office:value="94596.764371808" calcext:value-type="float">
            <text:p>94596.764371808</text:p>
          </table:table-cell>
          <table:table-cell table:formula="of:=[.G364]-[.$B364]" office:value-type="float" office:value="10.1233260631561" calcext:value-type="float">
            <text:p>10.123326063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4402.75313" calcext:value-type="float">
            <text:p>1443144402.75313</text:p>
          </table:table-cell>
          <table:table-cell office:value-type="float" office:value="4416" calcext:value-type="float">
            <text:p>4416</text:p>
          </table:table-cell>
          <table:table-cell table:formula="of:=[.B365]-[.$B$2]" office:value-type="float" office:value="42.7529141902924" calcext:value-type="float">
            <text:p>42.7529141903</text:p>
          </table:table-cell>
          <table:table-cell table:formula="of:=[.C365]/([.D365]-[.D364])" office:value-type="float" office:value="102093.155024446" calcext:value-type="float">
            <text:p>102093.155024446</text:p>
          </table:table-cell>
          <table:table-cell/>
          <table:table-cell office:value-type="float" office:value="1443144412.87988" calcext:value-type="float">
            <text:p>1443144412.87988</text:p>
          </table:table-cell>
          <table:table-cell table:formula="of:=[.G365]-[.$B$2]" office:value-type="float" office:value="52.8796558380127" calcext:value-type="float">
            <text:p>52.879655838</text:p>
          </table:table-cell>
          <table:table-cell table:formula="of:=[.C365]/([.H365]-[.H364])" office:value-type="float" office:value="94621.4103980097" calcext:value-type="float">
            <text:p>94621.4103980097</text:p>
          </table:table-cell>
          <table:table-cell table:formula="of:=[.G365]-[.$B365]" office:value-type="float" office:value="10.1267416477203" calcext:value-type="float">
            <text:p>10.126741647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4402.79639" calcext:value-type="float">
            <text:p>1443144402.79639</text:p>
          </table:table-cell>
          <table:table-cell office:value-type="float" office:value="4416" calcext:value-type="float">
            <text:p>4416</text:p>
          </table:table-cell>
          <table:table-cell table:formula="of:=[.B366]-[.$B$2]" office:value-type="float" office:value="42.7961735725403" calcext:value-type="float">
            <text:p>42.7961735725</text:p>
          </table:table-cell>
          <table:table-cell table:formula="of:=[.C366]/([.D366]-[.D365])" office:value-type="float" office:value="102081.901555861" calcext:value-type="float">
            <text:p>102081.901555861</text:p>
          </table:table-cell>
          <table:table-cell/>
          <table:table-cell office:value-type="float" office:value="1443144412.92652" calcext:value-type="float">
            <text:p>1443144412.92652</text:p>
          </table:table-cell>
          <table:table-cell table:formula="of:=[.G366]-[.$B$2]" office:value-type="float" office:value="52.926304101944" calcext:value-type="float">
            <text:p>52.9263041019</text:p>
          </table:table-cell>
          <table:table-cell table:formula="of:=[.C366]/([.H366]-[.H365])" office:value-type="float" office:value="94665.9023904077" calcext:value-type="float">
            <text:p>94665.9023904077</text:p>
          </table:table-cell>
          <table:table-cell table:formula="of:=[.G366]-[.$B366]" office:value-type="float" office:value="10.1301305294037" calcext:value-type="float">
            <text:p>10.1301305294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4402.83965" calcext:value-type="float">
            <text:p>1443144402.83965</text:p>
          </table:table-cell>
          <table:table-cell office:value-type="float" office:value="4416" calcext:value-type="float">
            <text:p>4416</text:p>
          </table:table-cell>
          <table:table-cell table:formula="of:=[.B367]-[.$B$2]" office:value-type="float" office:value="42.8394320011139" calcext:value-type="float">
            <text:p>42.8394320011</text:p>
          </table:table-cell>
          <table:table-cell table:formula="of:=[.C367]/([.D367]-[.D366])" office:value-type="float" office:value="102084.152051103" calcext:value-type="float">
            <text:p>102084.152051103</text:p>
          </table:table-cell>
          <table:table-cell/>
          <table:table-cell office:value-type="float" office:value="1443144412.97328" calcext:value-type="float">
            <text:p>1443144412.97328</text:p>
          </table:table-cell>
          <table:table-cell table:formula="of:=[.G367]-[.$B$2]" office:value-type="float" office:value="52.9730560779572" calcext:value-type="float">
            <text:p>52.973056078</text:p>
          </table:table-cell>
          <table:table-cell table:formula="of:=[.C367]/([.H367]-[.H366])" office:value-type="float" office:value="94455.9006180772" calcext:value-type="float">
            <text:p>94455.9006180772</text:p>
          </table:table-cell>
          <table:table-cell table:formula="of:=[.G367]-[.$B367]" office:value-type="float" office:value="10.1336240768433" calcext:value-type="float">
            <text:p>10.133624076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4402.88291" calcext:value-type="float">
            <text:p>1443144402.88291</text:p>
          </table:table-cell>
          <table:table-cell office:value-type="float" office:value="4416" calcext:value-type="float">
            <text:p>4416</text:p>
          </table:table-cell>
          <table:table-cell table:formula="of:=[.B368]-[.$B$2]" office:value-type="float" office:value="42.8826913833618" calcext:value-type="float">
            <text:p>42.8826913834</text:p>
          </table:table-cell>
          <table:table-cell table:formula="of:=[.C368]/([.D368]-[.D367])" office:value-type="float" office:value="102081.901555861" calcext:value-type="float">
            <text:p>102081.901555861</text:p>
          </table:table-cell>
          <table:table-cell/>
          <table:table-cell office:value-type="float" office:value="1443144413.02003" calcext:value-type="float">
            <text:p>1443144413.02003</text:p>
          </table:table-cell>
          <table:table-cell table:formula="of:=[.G368]-[.$B$2]" office:value-type="float" office:value="53.0198104381561" calcext:value-type="float">
            <text:p>53.0198104382</text:p>
          </table:table-cell>
          <table:table-cell table:formula="of:=[.C368]/([.H368]-[.H367])" office:value-type="float" office:value="94451.0839461097" calcext:value-type="float">
            <text:p>94451.0839461097</text:p>
          </table:table-cell>
          <table:table-cell table:formula="of:=[.G368]-[.$B368]" office:value-type="float" office:value="10.1371190547943" calcext:value-type="float">
            <text:p>10.137119054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4402.92623" calcext:value-type="float">
            <text:p>1443144402.92623</text:p>
          </table:table-cell>
          <table:table-cell office:value-type="float" office:value="4416" calcext:value-type="float">
            <text:p>4416</text:p>
          </table:table-cell>
          <table:table-cell table:formula="of:=[.B369]-[.$B$2]" office:value-type="float" office:value="42.9260153770447" calcext:value-type="float">
            <text:p>42.926015377</text:p>
          </table:table-cell>
          <table:table-cell table:formula="of:=[.C369]/([.D369]-[.D368])" office:value-type="float" office:value="101929.661247895" calcext:value-type="float">
            <text:p>101929.661247895</text:p>
          </table:table-cell>
          <table:table-cell/>
          <table:table-cell office:value-type="float" office:value="1443144413.03478" calcext:value-type="float">
            <text:p>1443144413.03478</text:p>
          </table:table-cell>
          <table:table-cell table:formula="of:=[.G369]-[.$B$2]" office:value-type="float" office:value="53.0345573425293" calcext:value-type="float">
            <text:p>53.0345573425</text:p>
          </table:table-cell>
          <table:table-cell table:formula="of:=[.C369]/([.H369]-[.H368])" office:value-type="float" office:value="299452.677541914" calcext:value-type="float">
            <text:p>299452.677541914</text:p>
          </table:table-cell>
          <table:table-cell table:formula="of:=[.G369]-[.$B369]" office:value-type="float" office:value="10.1085419654846" calcext:value-type="float">
            <text:p>10.108541965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4402.9695" calcext:value-type="float">
            <text:p>1443144402.9695</text:p>
          </table:table-cell>
          <table:table-cell office:value-type="float" office:value="4416" calcext:value-type="float">
            <text:p>4416</text:p>
          </table:table-cell>
          <table:table-cell table:formula="of:=[.B370]-[.$B$2]" office:value-type="float" office:value="42.9692764282227" calcext:value-type="float">
            <text:p>42.9692764282</text:p>
          </table:table-cell>
          <table:table-cell table:formula="of:=[.C370]/([.D370]-[.D369])" office:value-type="float" office:value="102077.963427942" calcext:value-type="float">
            <text:p>102077.963427942</text:p>
          </table:table-cell>
          <table:table-cell/>
          <table:table-cell office:value-type="float" office:value="1443144413.04954" calcext:value-type="float">
            <text:p>1443144413.04954</text:p>
          </table:table-cell>
          <table:table-cell table:formula="of:=[.G370]-[.$B$2]" office:value-type="float" office:value="53.0493161678314" calcext:value-type="float">
            <text:p>53.0493161678</text:p>
          </table:table-cell>
          <table:table-cell table:formula="of:=[.C370]/([.H370]-[.H369])" office:value-type="float" office:value="299210.805033682" calcext:value-type="float">
            <text:p>299210.805033682</text:p>
          </table:table-cell>
          <table:table-cell table:formula="of:=[.G370]-[.$B370]" office:value-type="float" office:value="10.0800397396088" calcext:value-type="float">
            <text:p>10.080039739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4403.01304" calcext:value-type="float">
            <text:p>1443144403.01304</text:p>
          </table:table-cell>
          <table:table-cell office:value-type="float" office:value="4416" calcext:value-type="float">
            <text:p>4416</text:p>
          </table:table-cell>
          <table:table-cell table:formula="of:=[.B371]-[.$B$2]" office:value-type="float" office:value="43.0128157138824" calcext:value-type="float">
            <text:p>43.0128157139</text:p>
          </table:table-cell>
          <table:table-cell table:formula="of:=[.C371]/([.D371]-[.D370])" office:value-type="float" office:value="101425.6419939" calcext:value-type="float">
            <text:p>101425.6419939</text:p>
          </table:table-cell>
          <table:table-cell/>
          <table:table-cell office:value-type="float" office:value="1443144413.07675" calcext:value-type="float">
            <text:p>1443144413.07675</text:p>
          </table:table-cell>
          <table:table-cell table:formula="of:=[.G371]-[.$B$2]" office:value-type="float" office:value="53.0765285491943" calcext:value-type="float">
            <text:p>53.0765285492</text:p>
          </table:table-cell>
          <table:table-cell table:formula="of:=[.C371]/([.H371]-[.H370])" office:value-type="float" office:value="162279.072202704" calcext:value-type="float">
            <text:p>162279.072202704</text:p>
          </table:table-cell>
          <table:table-cell table:formula="of:=[.G371]-[.$B371]" office:value-type="float" office:value="10.0637128353119" calcext:value-type="float">
            <text:p>10.063712835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4403.05733" calcext:value-type="float">
            <text:p>1443144403.05733</text:p>
          </table:table-cell>
          <table:table-cell office:value-type="float" office:value="4416" calcext:value-type="float">
            <text:p>4416</text:p>
          </table:table-cell>
          <table:table-cell table:formula="of:=[.B372]-[.$B$2]" office:value-type="float" office:value="43.0571148395538" calcext:value-type="float">
            <text:p>43.0571148396</text:p>
          </table:table-cell>
          <table:table-cell table:formula="of:=[.C372]/([.D372]-[.D371])" office:value-type="float" office:value="99685.9403672687" calcext:value-type="float">
            <text:p>99685.9403672687</text:p>
          </table:table-cell>
          <table:table-cell/>
          <table:table-cell office:value-type="float" office:value="1443144413.1206" calcext:value-type="float">
            <text:p>1443144413.1206</text:p>
          </table:table-cell>
          <table:table-cell table:formula="of:=[.G372]-[.$B$2]" office:value-type="float" office:value="53.1203842163086" calcext:value-type="float">
            <text:p>53.1203842163</text:p>
          </table:table-cell>
          <table:table-cell table:formula="of:=[.C372]/([.H372]-[.H371])" office:value-type="float" office:value="100693.941982342" calcext:value-type="float">
            <text:p>100693.941982342</text:p>
          </table:table-cell>
          <table:table-cell table:formula="of:=[.G372]-[.$B372]" office:value-type="float" office:value="10.0632693767548" calcext:value-type="float">
            <text:p>10.0632693768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4403.10163" calcext:value-type="float">
            <text:p>1443144403.10163</text:p>
          </table:table-cell>
          <table:table-cell office:value-type="float" office:value="4416" calcext:value-type="float">
            <text:p>4416</text:p>
          </table:table-cell>
          <table:table-cell table:formula="of:=[.B373]-[.$B$2]" office:value-type="float" office:value="43.1014099121094" calcext:value-type="float">
            <text:p>43.1014099121</text:p>
          </table:table-cell>
          <table:table-cell table:formula="of:=[.C373]/([.D373]-[.D372])" office:value-type="float" office:value="99695.0618934586" calcext:value-type="float">
            <text:p>99695.0618934586</text:p>
          </table:table-cell>
          <table:table-cell/>
          <table:table-cell office:value-type="float" office:value="1443144413.16448" calcext:value-type="float">
            <text:p>1443144413.16448</text:p>
          </table:table-cell>
          <table:table-cell table:formula="of:=[.G373]-[.$B$2]" office:value-type="float" office:value="53.164258480072" calcext:value-type="float">
            <text:p>53.1642584801</text:p>
          </table:table-cell>
          <table:table-cell table:formula="of:=[.C373]/([.H373]-[.H372])" office:value-type="float" office:value="100651.261610025" calcext:value-type="float">
            <text:p>100651.261610025</text:p>
          </table:table-cell>
          <table:table-cell table:formula="of:=[.G373]-[.$B373]" office:value-type="float" office:value="10.0628485679626" calcext:value-type="float">
            <text:p>10.06284856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4403.14592" calcext:value-type="float">
            <text:p>1443144403.14592</text:p>
          </table:table-cell>
          <table:table-cell office:value-type="float" office:value="4416" calcext:value-type="float">
            <text:p>4416</text:p>
          </table:table-cell>
          <table:table-cell table:formula="of:=[.B374]-[.$B$2]" office:value-type="float" office:value="43.145702123642" calcext:value-type="float">
            <text:p>43.1457021236</text:p>
          </table:table-cell>
          <table:table-cell table:formula="of:=[.C374]/([.D374]-[.D373])" office:value-type="float" office:value="99701.501622931" calcext:value-type="float">
            <text:p>99701.501622931</text:p>
          </table:table-cell>
          <table:table-cell/>
          <table:table-cell office:value-type="float" office:value="1443144413.20841" calcext:value-type="float">
            <text:p>1443144413.20841</text:p>
          </table:table-cell>
          <table:table-cell table:formula="of:=[.G374]-[.$B$2]" office:value-type="float" office:value="53.2081916332245" calcext:value-type="float">
            <text:p>53.2081916332</text:p>
          </table:table-cell>
          <table:table-cell table:formula="of:=[.C374]/([.H374]-[.H373])" office:value-type="float" office:value="100516.345473194" calcext:value-type="float">
            <text:p>100516.345473194</text:p>
          </table:table-cell>
          <table:table-cell table:formula="of:=[.G374]-[.$B374]" office:value-type="float" office:value="10.0624895095825" calcext:value-type="float">
            <text:p>10.062489509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4403.19022" calcext:value-type="float">
            <text:p>1443144403.19022</text:p>
          </table:table-cell>
          <table:table-cell office:value-type="float" office:value="4416" calcext:value-type="float">
            <text:p>4416</text:p>
          </table:table-cell>
          <table:table-cell table:formula="of:=[.B375]-[.$B$2]" office:value-type="float" office:value="43.1899964809418" calcext:value-type="float">
            <text:p>43.1899964809</text:p>
          </table:table-cell>
          <table:table-cell table:formula="of:=[.C375]/([.D375]-[.D374])" office:value-type="float" office:value="99696.6717478362" calcext:value-type="float">
            <text:p>99696.6717478362</text:p>
          </table:table-cell>
          <table:table-cell/>
          <table:table-cell office:value-type="float" office:value="1443144413.2523" calcext:value-type="float">
            <text:p>1443144413.2523</text:p>
          </table:table-cell>
          <table:table-cell table:formula="of:=[.G375]-[.$B$2]" office:value-type="float" office:value="53.2520837783814" calcext:value-type="float">
            <text:p>53.2520837784</text:p>
          </table:table-cell>
          <table:table-cell table:formula="of:=[.C375]/([.H375]-[.H374])" office:value-type="float" office:value="100610.256897179" calcext:value-type="float">
            <text:p>100610.256897179</text:p>
          </table:table-cell>
          <table:table-cell table:formula="of:=[.G375]-[.$B375]" office:value-type="float" office:value="10.0620872974396" calcext:value-type="float">
            <text:p>10.062087297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4403.23451" calcext:value-type="float">
            <text:p>1443144403.23451</text:p>
          </table:table-cell>
          <table:table-cell office:value-type="float" office:value="4416" calcext:value-type="float">
            <text:p>4416</text:p>
          </table:table-cell>
          <table:table-cell table:formula="of:=[.B376]-[.$B$2]" office:value-type="float" office:value="43.2342901229858" calcext:value-type="float">
            <text:p>43.234290123</text:p>
          </table:table-cell>
          <table:table-cell table:formula="of:=[.C376]/([.D376]-[.D375])" office:value-type="float" office:value="99698.2816542058" calcext:value-type="float">
            <text:p>99698.2816542058</text:p>
          </table:table-cell>
          <table:table-cell/>
          <table:table-cell office:value-type="float" office:value="1443144413.2961" calcext:value-type="float">
            <text:p>1443144413.2961</text:p>
          </table:table-cell>
          <table:table-cell table:formula="of:=[.G376]-[.$B$2]" office:value-type="float" office:value="53.2958769798279" calcext:value-type="float">
            <text:p>53.2958769798</text:p>
          </table:table-cell>
          <table:table-cell table:formula="of:=[.C376]/([.H376]-[.H375])" office:value-type="float" office:value="100837.569625766" calcext:value-type="float">
            <text:p>100837.569625766</text:p>
          </table:table-cell>
          <table:table-cell table:formula="of:=[.G376]-[.$B376]" office:value-type="float" office:value="10.061586856842" calcext:value-type="float">
            <text:p>10.061586856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4403.27881" calcext:value-type="float">
            <text:p>1443144403.27881</text:p>
          </table:table-cell>
          <table:table-cell office:value-type="float" office:value="4416" calcext:value-type="float">
            <text:p>4416</text:p>
          </table:table-cell>
          <table:table-cell table:formula="of:=[.B377]-[.$B$2]" office:value-type="float" office:value="43.2785923480988" calcext:value-type="float">
            <text:p>43.2785923481</text:p>
          </table:table-cell>
          <table:table-cell table:formula="of:=[.C377]/([.D377]-[.D376])" office:value-type="float" office:value="99678.9662086892" calcext:value-type="float">
            <text:p>99678.9662086892</text:p>
          </table:table-cell>
          <table:table-cell/>
          <table:table-cell office:value-type="float" office:value="1443144413.34003" calcext:value-type="float">
            <text:p>1443144413.34003</text:p>
          </table:table-cell>
          <table:table-cell table:formula="of:=[.G377]-[.$B$2]" office:value-type="float" office:value="53.3398132324219" calcext:value-type="float">
            <text:p>53.3398132324</text:p>
          </table:table-cell>
          <table:table-cell table:formula="of:=[.C377]/([.H377]-[.H376])" office:value-type="float" office:value="100509.254642342" calcext:value-type="float">
            <text:p>100509.254642342</text:p>
          </table:table-cell>
          <table:table-cell table:formula="of:=[.G377]-[.$B377]" office:value-type="float" office:value="10.0612208843231" calcext:value-type="float">
            <text:p>10.061220884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4403.32311" calcext:value-type="float">
            <text:p>1443144403.32311</text:p>
          </table:table-cell>
          <table:table-cell office:value-type="float" office:value="4416" calcext:value-type="float">
            <text:p>4416</text:p>
          </table:table-cell>
          <table:table-cell table:formula="of:=[.B378]-[.$B$2]" office:value-type="float" office:value="43.3228936195374" calcext:value-type="float">
            <text:p>43.3228936195</text:p>
          </table:table-cell>
          <table:table-cell table:formula="of:=[.C378]/([.D378]-[.D377])" office:value-type="float" office:value="99681.1119996986" calcext:value-type="float">
            <text:p>99681.1119996986</text:p>
          </table:table-cell>
          <table:table-cell/>
          <table:table-cell office:value-type="float" office:value="1443144413.38387" calcext:value-type="float">
            <text:p>1443144413.38387</text:p>
          </table:table-cell>
          <table:table-cell table:formula="of:=[.G378]-[.$B$2]" office:value-type="float" office:value="53.3836526870728" calcext:value-type="float">
            <text:p>53.3836526871</text:p>
          </table:table-cell>
          <table:table-cell table:formula="of:=[.C378]/([.H378]-[.H377])" office:value-type="float" office:value="100731.180056125" calcext:value-type="float">
            <text:p>100731.180056125</text:p>
          </table:table-cell>
          <table:table-cell table:formula="of:=[.G378]-[.$B378]" office:value-type="float" office:value="10.0607590675354" calcext:value-type="float">
            <text:p>10.060759067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4403.36741" calcext:value-type="float">
            <text:p>1443144403.36741</text:p>
          </table:table-cell>
          <table:table-cell office:value-type="float" office:value="4416" calcext:value-type="float">
            <text:p>4416</text:p>
          </table:table-cell>
          <table:table-cell table:formula="of:=[.B379]-[.$B$2]" office:value-type="float" office:value="43.3671877384186" calcext:value-type="float">
            <text:p>43.3671877384</text:p>
          </table:table-cell>
          <table:table-cell table:formula="of:=[.C379]/([.D379]-[.D378])" office:value-type="float" office:value="99697.2083775157" calcext:value-type="float">
            <text:p>99697.2083775157</text:p>
          </table:table-cell>
          <table:table-cell/>
          <table:table-cell office:value-type="float" office:value="1443144413.42773" calcext:value-type="float">
            <text:p>1443144413.42773</text:p>
          </table:table-cell>
          <table:table-cell table:formula="of:=[.G379]-[.$B$2]" office:value-type="float" office:value="53.4275145530701" calcext:value-type="float">
            <text:p>53.4275145531</text:p>
          </table:table-cell>
          <table:table-cell table:formula="of:=[.C379]/([.H379]-[.H378])" office:value-type="float" office:value="100679.7111703" calcext:value-type="float">
            <text:p>100679.7111703</text:p>
          </table:table-cell>
          <table:table-cell table:formula="of:=[.G379]-[.$B379]" office:value-type="float" office:value="10.0603268146515" calcext:value-type="float">
            <text:p>10.060326814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4403.4117" calcext:value-type="float">
            <text:p>1443144403.4117</text:p>
          </table:table-cell>
          <table:table-cell office:value-type="float" office:value="4416" calcext:value-type="float">
            <text:p>4416</text:p>
          </table:table-cell>
          <table:table-cell table:formula="of:=[.B380]-[.$B$2]" office:value-type="float" office:value="43.4114773273468" calcext:value-type="float">
            <text:p>43.4114773273</text:p>
          </table:table-cell>
          <table:table-cell table:formula="of:=[.C380]/([.D380]-[.D379])" office:value-type="float" office:value="99707.4054391594" calcext:value-type="float">
            <text:p>99707.4054391594</text:p>
          </table:table-cell>
          <table:table-cell/>
          <table:table-cell office:value-type="float" office:value="1443144413.4716" calcext:value-type="float">
            <text:p>1443144413.4716</text:p>
          </table:table-cell>
          <table:table-cell table:formula="of:=[.G380]-[.$B$2]" office:value-type="float" office:value="53.4713821411133" calcext:value-type="float">
            <text:p>53.4713821411</text:p>
          </table:table-cell>
          <table:table-cell table:formula="of:=[.C380]/([.H380]-[.H379])" office:value-type="float" office:value="100666.578605824" calcext:value-type="float">
            <text:p>100666.578605824</text:p>
          </table:table-cell>
          <table:table-cell table:formula="of:=[.G380]-[.$B380]" office:value-type="float" office:value="10.0599048137665" calcext:value-type="float">
            <text:p>10.059904813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4403.45599" calcext:value-type="float">
            <text:p>1443144403.45599</text:p>
          </table:table-cell>
          <table:table-cell office:value-type="float" office:value="4416" calcext:value-type="float">
            <text:p>4416</text:p>
          </table:table-cell>
          <table:table-cell table:formula="of:=[.B381]-[.$B$2]" office:value-type="float" office:value="43.4557685852051" calcext:value-type="float">
            <text:p>43.4557685852</text:p>
          </table:table-cell>
          <table:table-cell table:formula="of:=[.C381]/([.D381]-[.D380])" office:value-type="float" office:value="99703.6483843011" calcext:value-type="float">
            <text:p>99703.6483843011</text:p>
          </table:table-cell>
          <table:table-cell/>
          <table:table-cell office:value-type="float" office:value="1443144413.51551" calcext:value-type="float">
            <text:p>1443144413.51551</text:p>
          </table:table-cell>
          <table:table-cell table:formula="of:=[.G381]-[.$B$2]" office:value-type="float" office:value="53.5152893066406" calcext:value-type="float">
            <text:p>53.5152893066</text:p>
          </table:table-cell>
          <table:table-cell table:formula="of:=[.C381]/([.H381]-[.H380])" office:value-type="float" office:value="100575.838748914" calcext:value-type="float">
            <text:p>100575.838748914</text:p>
          </table:table-cell>
          <table:table-cell table:formula="of:=[.G381]-[.$B381]" office:value-type="float" office:value="10.0595207214355" calcext:value-type="float">
            <text:p>10.059520721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4403.50028" calcext:value-type="float">
            <text:p>1443144403.50028</text:p>
          </table:table-cell>
          <table:table-cell office:value-type="float" office:value="4416" calcext:value-type="float">
            <text:p>4416</text:p>
          </table:table-cell>
          <table:table-cell table:formula="of:=[.B382]-[.$B$2]" office:value-type="float" office:value="43.5000615119934" calcext:value-type="float">
            <text:p>43.500061512</text:p>
          </table:table-cell>
          <table:table-cell table:formula="of:=[.C382]/([.D382]-[.D381])" office:value-type="float" office:value="99699.8916125698" calcext:value-type="float">
            <text:p>99699.8916125698</text:p>
          </table:table-cell>
          <table:table-cell/>
          <table:table-cell office:value-type="float" office:value="1443144413.55948" calcext:value-type="float">
            <text:p>1443144413.55948</text:p>
          </table:table-cell>
          <table:table-cell table:formula="of:=[.G382]-[.$B$2]" office:value-type="float" office:value="53.5592610836029" calcext:value-type="float">
            <text:p>53.5592610836</text:p>
          </table:table-cell>
          <table:table-cell table:formula="of:=[.C382]/([.H382]-[.H381])" office:value-type="float" office:value="100428.054199131" calcext:value-type="float">
            <text:p>100428.054199131</text:p>
          </table:table-cell>
          <table:table-cell table:formula="of:=[.G382]-[.$B382]" office:value-type="float" office:value="10.0591995716095" calcext:value-type="float">
            <text:p>10.059199571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4403.54458" calcext:value-type="float">
            <text:p>1443144403.54458</text:p>
          </table:table-cell>
          <table:table-cell office:value-type="float" office:value="4416" calcext:value-type="float">
            <text:p>4416</text:p>
          </table:table-cell>
          <table:table-cell table:formula="of:=[.B383]-[.$B$2]" office:value-type="float" office:value="43.5443563461304" calcext:value-type="float">
            <text:p>43.5443563461</text:p>
          </table:table-cell>
          <table:table-cell table:formula="of:=[.C383]/([.D383]-[.D382])" office:value-type="float" office:value="99695.5985058078" calcext:value-type="float">
            <text:p>99695.5985058078</text:p>
          </table:table-cell>
          <table:table-cell/>
          <table:table-cell office:value-type="float" office:value="1443144413.60344" calcext:value-type="float">
            <text:p>1443144413.60344</text:p>
          </table:table-cell>
          <table:table-cell table:formula="of:=[.G383]-[.$B$2]" office:value-type="float" office:value="53.6032190322876" calcext:value-type="float">
            <text:p>53.6032190323</text:p>
          </table:table-cell>
          <table:table-cell table:formula="of:=[.C383]/([.H383]-[.H382])" office:value-type="float" office:value="100459.646824644" calcext:value-type="float">
            <text:p>100459.646824644</text:p>
          </table:table-cell>
          <table:table-cell table:formula="of:=[.G383]-[.$B383]" office:value-type="float" office:value="10.0588626861572" calcext:value-type="float">
            <text:p>10.058862686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4403.58888" calcext:value-type="float">
            <text:p>1443144403.58888</text:p>
          </table:table-cell>
          <table:table-cell office:value-type="float" office:value="4416" calcext:value-type="float">
            <text:p>4416</text:p>
          </table:table-cell>
          <table:table-cell table:formula="of:=[.B384]-[.$B$2]" office:value-type="float" office:value="43.5886642932892" calcext:value-type="float">
            <text:p>43.5886642933</text:p>
          </table:table-cell>
          <table:table-cell table:formula="of:=[.C384]/([.D384]-[.D383])" office:value-type="float" office:value="99666.0934024247" calcext:value-type="float">
            <text:p>99666.0934024247</text:p>
          </table:table-cell>
          <table:table-cell/>
          <table:table-cell office:value-type="float" office:value="1443144413.64719" calcext:value-type="float">
            <text:p>1443144413.64719</text:p>
          </table:table-cell>
          <table:table-cell table:formula="of:=[.G384]-[.$B$2]" office:value-type="float" office:value="53.6469678878784" calcext:value-type="float">
            <text:p>53.6469678879</text:p>
          </table:table-cell>
          <table:table-cell table:formula="of:=[.C384]/([.H384]-[.H383])" office:value-type="float" office:value="100939.783232332" calcext:value-type="float">
            <text:p>100939.783232332</text:p>
          </table:table-cell>
          <table:table-cell table:formula="of:=[.G384]-[.$B384]" office:value-type="float" office:value="10.0583035945892" calcext:value-type="float">
            <text:p>10.058303594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4403.63322" calcext:value-type="float">
            <text:p>1443144403.63322</text:p>
          </table:table-cell>
          <table:table-cell office:value-type="float" office:value="4416" calcext:value-type="float">
            <text:p>4416</text:p>
          </table:table-cell>
          <table:table-cell table:formula="of:=[.B385]-[.$B$2]" office:value-type="float" office:value="43.6329960823059" calcext:value-type="float">
            <text:p>43.6329960823</text:p>
          </table:table-cell>
          <table:table-cell table:formula="of:=[.C385]/([.D385]-[.D384])" office:value-type="float" office:value="99612.492478797" calcext:value-type="float">
            <text:p>99612.492478797</text:p>
          </table:table-cell>
          <table:table-cell/>
          <table:table-cell office:value-type="float" office:value="1443144413.69107" calcext:value-type="float">
            <text:p>1443144413.69107</text:p>
          </table:table-cell>
          <table:table-cell table:formula="of:=[.G385]-[.$B$2]" office:value-type="float" office:value="53.6908540725708" calcext:value-type="float">
            <text:p>53.6908540726</text:p>
          </table:table-cell>
          <table:table-cell table:formula="of:=[.C385]/([.H385]-[.H384])" office:value-type="float" office:value="100623.921422052" calcext:value-type="float">
            <text:p>100623.921422052</text:p>
          </table:table-cell>
          <table:table-cell table:formula="of:=[.G385]-[.$B385]" office:value-type="float" office:value="10.0578579902649" calcext:value-type="float">
            <text:p>10.057857990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4403.67756" calcext:value-type="float">
            <text:p>1443144403.67756</text:p>
          </table:table-cell>
          <table:table-cell office:value-type="float" office:value="4416" calcext:value-type="float">
            <text:p>4416</text:p>
          </table:table-cell>
          <table:table-cell table:formula="of:=[.B386]-[.$B$2]" office:value-type="float" office:value="43.6773374080658" calcext:value-type="float">
            <text:p>43.6773374081</text:p>
          </table:table-cell>
          <table:table-cell table:formula="of:=[.C386]/([.D386]-[.D385])" office:value-type="float" office:value="99591.0682489071" calcext:value-type="float">
            <text:p>99591.0682489071</text:p>
          </table:table-cell>
          <table:table-cell/>
          <table:table-cell office:value-type="float" office:value="1443144413.73496" calcext:value-type="float">
            <text:p>1443144413.73496</text:p>
          </table:table-cell>
          <table:table-cell table:formula="of:=[.G386]-[.$B$2]" office:value-type="float" office:value="53.7347452640533" calcext:value-type="float">
            <text:p>53.7347452641</text:p>
          </table:table-cell>
          <table:table-cell table:formula="of:=[.C386]/([.H386]-[.H385])" office:value-type="float" office:value="100612.442971759" calcext:value-type="float">
            <text:p>100612.442971759</text:p>
          </table:table-cell>
          <table:table-cell table:formula="of:=[.G386]-[.$B386]" office:value-type="float" office:value="10.0574078559875" calcext:value-type="float">
            <text:p>10.05740785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4403.72188" calcext:value-type="float">
            <text:p>1443144403.72188</text:p>
          </table:table-cell>
          <table:table-cell office:value-type="float" office:value="4416" calcext:value-type="float">
            <text:p>4416</text:p>
          </table:table-cell>
          <table:table-cell table:formula="of:=[.B387]-[.$B$2]" office:value-type="float" office:value="43.7216641902924" calcext:value-type="float">
            <text:p>43.7216641903</text:p>
          </table:table-cell>
          <table:table-cell table:formula="of:=[.C387]/([.D387]-[.D386])" office:value-type="float" office:value="99623.7438898451" calcext:value-type="float">
            <text:p>99623.7438898451</text:p>
          </table:table-cell>
          <table:table-cell/>
          <table:table-cell office:value-type="float" office:value="1443144413.77884" calcext:value-type="float">
            <text:p>1443144413.77884</text:p>
          </table:table-cell>
          <table:table-cell table:formula="of:=[.G387]-[.$B$2]" office:value-type="float" office:value="53.7786245346069" calcext:value-type="float">
            <text:p>53.7786245346</text:p>
          </table:table-cell>
          <table:table-cell table:formula="of:=[.C387]/([.H387]-[.H386])" office:value-type="float" office:value="100639.776921698" calcext:value-type="float">
            <text:p>100639.776921698</text:p>
          </table:table-cell>
          <table:table-cell table:formula="of:=[.G387]-[.$B387]" office:value-type="float" office:value="10.0569603443146" calcext:value-type="float">
            <text:p>10.056960344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4403.76618" calcext:value-type="float">
            <text:p>1443144403.76618</text:p>
          </table:table-cell>
          <table:table-cell office:value-type="float" office:value="4416" calcext:value-type="float">
            <text:p>4416</text:p>
          </table:table-cell>
          <table:table-cell table:formula="of:=[.B388]-[.$B$2]" office:value-type="float" office:value="43.765960931778" calcext:value-type="float">
            <text:p>43.7659609318</text:p>
          </table:table-cell>
          <table:table-cell table:formula="of:=[.C388]/([.D388]-[.D387])" office:value-type="float" office:value="99691.3057687546" calcext:value-type="float">
            <text:p>99691.3057687546</text:p>
          </table:table-cell>
          <table:table-cell/>
          <table:table-cell office:value-type="float" office:value="1443144413.82272" calcext:value-type="float">
            <text:p>1443144413.82272</text:p>
          </table:table-cell>
          <table:table-cell table:formula="of:=[.G388]-[.$B$2]" office:value-type="float" office:value="53.8225057125092" calcext:value-type="float">
            <text:p>53.8225057125</text:p>
          </table:table-cell>
          <table:table-cell table:formula="of:=[.C388]/([.H388]-[.H387])" office:value-type="float" office:value="100635.402491701" calcext:value-type="float">
            <text:p>100635.402491701</text:p>
          </table:table-cell>
          <table:table-cell table:formula="of:=[.G388]-[.$B388]" office:value-type="float" office:value="10.0565447807312" calcext:value-type="float">
            <text:p>10.056544780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4403.81047" calcext:value-type="float">
            <text:p>1443144403.81047</text:p>
          </table:table-cell>
          <table:table-cell office:value-type="float" office:value="4416" calcext:value-type="float">
            <text:p>4416</text:p>
          </table:table-cell>
          <table:table-cell table:formula="of:=[.B389]-[.$B$2]" office:value-type="float" office:value="43.8102548122406" calcext:value-type="float">
            <text:p>43.8102548122</text:p>
          </table:table-cell>
          <table:table-cell table:formula="of:=[.C389]/([.D389]-[.D388])" office:value-type="float" office:value="99697.7450129722" calcext:value-type="float">
            <text:p>99697.7450129722</text:p>
          </table:table-cell>
          <table:table-cell/>
          <table:table-cell office:value-type="float" office:value="1443144413.86664" calcext:value-type="float">
            <text:p>1443144413.86664</text:p>
          </table:table-cell>
          <table:table-cell table:formula="of:=[.G389]-[.$B$2]" office:value-type="float" office:value="53.8664255142212" calcext:value-type="float">
            <text:p>53.8664255142</text:p>
          </table:table-cell>
          <table:table-cell table:formula="of:=[.C389]/([.H389]-[.H388])" office:value-type="float" office:value="100546.902031887" calcext:value-type="float">
            <text:p>100546.902031887</text:p>
          </table:table-cell>
          <table:table-cell table:formula="of:=[.G389]-[.$B389]" office:value-type="float" office:value="10.0561707019806" calcext:value-type="float">
            <text:p>10.05617070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4403.85477" calcext:value-type="float">
            <text:p>1443144403.85477</text:p>
          </table:table-cell>
          <table:table-cell office:value-type="float" office:value="4416" calcext:value-type="float">
            <text:p>4416</text:p>
          </table:table-cell>
          <table:table-cell table:formula="of:=[.B390]-[.$B$2]" office:value-type="float" office:value="43.8545522689819" calcext:value-type="float">
            <text:p>43.854552269</text:p>
          </table:table-cell>
          <table:table-cell table:formula="of:=[.C390]/([.D390]-[.D389])" office:value-type="float" office:value="99689.6960876656" calcext:value-type="float">
            <text:p>99689.6960876656</text:p>
          </table:table-cell>
          <table:table-cell/>
          <table:table-cell office:value-type="float" office:value="1443144413.91055" calcext:value-type="float">
            <text:p>1443144413.91055</text:p>
          </table:table-cell>
          <table:table-cell table:formula="of:=[.G390]-[.$B$2]" office:value-type="float" office:value="53.9103274345398" calcext:value-type="float">
            <text:p>53.9103274345</text:p>
          </table:table-cell>
          <table:table-cell table:formula="of:=[.C390]/([.H390]-[.H389])" office:value-type="float" office:value="100587.855108669" calcext:value-type="float">
            <text:p>100587.855108669</text:p>
          </table:table-cell>
          <table:table-cell table:formula="of:=[.G390]-[.$B390]" office:value-type="float" office:value="10.0557751655579" calcext:value-type="float">
            <text:p>10.0557751656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4403.89909" calcext:value-type="float">
            <text:p>1443144403.89909</text:p>
          </table:table-cell>
          <table:table-cell office:value-type="float" office:value="4416" calcext:value-type="float">
            <text:p>4416</text:p>
          </table:table-cell>
          <table:table-cell table:formula="of:=[.B391]-[.$B$2]" office:value-type="float" office:value="43.8988671302795" calcext:value-type="float">
            <text:p>43.8988671303</text:p>
          </table:table-cell>
          <table:table-cell table:formula="of:=[.C391]/([.D391]-[.D390])" office:value-type="float" office:value="99650.543196858" calcext:value-type="float">
            <text:p>99650.543196858</text:p>
          </table:table-cell>
          <table:table-cell/>
          <table:table-cell office:value-type="float" office:value="1443144413.9544" calcext:value-type="float">
            <text:p>1443144413.9544</text:p>
          </table:table-cell>
          <table:table-cell table:formula="of:=[.G391]-[.$B$2]" office:value-type="float" office:value="53.9541823863983" calcext:value-type="float">
            <text:p>53.9541823864</text:p>
          </table:table-cell>
          <table:table-cell table:formula="of:=[.C391]/([.H391]-[.H390])" office:value-type="float" office:value="100695.584257996" calcext:value-type="float">
            <text:p>100695.584257996</text:p>
          </table:table-cell>
          <table:table-cell table:formula="of:=[.G391]-[.$B391]" office:value-type="float" office:value="10.0553152561188" calcext:value-type="float">
            <text:p>10.055315256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4403.94338" calcext:value-type="float">
            <text:p>1443144403.94338</text:p>
          </table:table-cell>
          <table:table-cell office:value-type="float" office:value="4416" calcext:value-type="float">
            <text:p>4416</text:p>
          </table:table-cell>
          <table:table-cell table:formula="of:=[.B392]-[.$B$2]" office:value-type="float" office:value="43.9431602954865" calcext:value-type="float">
            <text:p>43.9431602955</text:p>
          </table:table-cell>
          <table:table-cell table:formula="of:=[.C392]/([.D392]-[.D391])" office:value-type="float" office:value="99699.3549540045" calcext:value-type="float">
            <text:p>99699.3549540045</text:p>
          </table:table-cell>
          <table:table-cell/>
          <table:table-cell office:value-type="float" office:value="1443144413.99833" calcext:value-type="float">
            <text:p>1443144413.99833</text:p>
          </table:table-cell>
          <table:table-cell table:formula="of:=[.G392]-[.$B$2]" office:value-type="float" office:value="53.998108625412" calcext:value-type="float">
            <text:p>53.9981086254</text:p>
          </table:table-cell>
          <table:table-cell table:formula="of:=[.C392]/([.H392]-[.H391])" office:value-type="float" office:value="100532.167086409" calcext:value-type="float">
            <text:p>100532.167086409</text:p>
          </table:table-cell>
          <table:table-cell table:formula="of:=[.G392]-[.$B392]" office:value-type="float" office:value="10.0549483299255" calcext:value-type="float">
            <text:p>10.054948329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4403.98767" calcext:value-type="float">
            <text:p>1443144403.98767</text:p>
          </table:table-cell>
          <table:table-cell office:value-type="float" office:value="4416" calcext:value-type="float">
            <text:p>4416</text:p>
          </table:table-cell>
          <table:table-cell table:formula="of:=[.B393]-[.$B$2]" office:value-type="float" office:value="43.9874548912048" calcext:value-type="float">
            <text:p>43.9874548912</text:p>
          </table:table-cell>
          <table:table-cell table:formula="of:=[.C393]/([.D393]-[.D392])" office:value-type="float" office:value="99696.1351239336" calcext:value-type="float">
            <text:p>99696.1351239336</text:p>
          </table:table-cell>
          <table:table-cell/>
          <table:table-cell office:value-type="float" office:value="1443144414.01299" calcext:value-type="float">
            <text:p>1443144414.01299</text:p>
          </table:table-cell>
          <table:table-cell table:formula="of:=[.G393]-[.$B$2]" office:value-type="float" office:value="54.0127675533295" calcext:value-type="float">
            <text:p>54.0127675533</text:p>
          </table:table-cell>
          <table:table-cell table:formula="of:=[.C393]/([.H393]-[.H392])" office:value-type="float" office:value="301249.861167133" calcext:value-type="float">
            <text:p>301249.861167133</text:p>
          </table:table-cell>
          <table:table-cell table:formula="of:=[.G393]-[.$B393]" office:value-type="float" office:value="10.0253126621246" calcext:value-type="float">
            <text:p>10.025312662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4404.03181" calcext:value-type="float">
            <text:p>1443144404.03181</text:p>
          </table:table-cell>
          <table:table-cell office:value-type="float" office:value="4416" calcext:value-type="float">
            <text:p>4416</text:p>
          </table:table-cell>
          <table:table-cell table:formula="of:=[.B394]-[.$B$2]" office:value-type="float" office:value="44.0315926074982" calcext:value-type="float">
            <text:p>44.0315926075</text:p>
          </table:table-cell>
          <table:table-cell table:formula="of:=[.C394]/([.D394]-[.D393])" office:value-type="float" office:value="100050.486768543" calcext:value-type="float">
            <text:p>100050.486768543</text:p>
          </table:table-cell>
          <table:table-cell/>
          <table:table-cell office:value-type="float" office:value="1443144414.02765" calcext:value-type="float">
            <text:p>1443144414.02765</text:p>
          </table:table-cell>
          <table:table-cell table:formula="of:=[.G394]-[.$B$2]" office:value-type="float" office:value="54.0274276733399" calcext:value-type="float">
            <text:p>54.0274276733</text:p>
          </table:table-cell>
          <table:table-cell table:formula="of:=[.C394]/([.H394]-[.H393])" office:value-type="float" office:value="301225.36492706" calcext:value-type="float">
            <text:p>301225.36492706</text:p>
          </table:table-cell>
          <table:table-cell table:formula="of:=[.G394]-[.$B394]" office:value-type="float" office:value="9.99583506584168" calcext:value-type="float">
            <text:p>9.995835065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4404.07589" calcext:value-type="float">
            <text:p>1443144404.07589</text:p>
          </table:table-cell>
          <table:table-cell office:value-type="float" office:value="4416" calcext:value-type="float">
            <text:p>4416</text:p>
          </table:table-cell>
          <table:table-cell table:formula="of:=[.B395]-[.$B$2]" office:value-type="float" office:value="44.075667142868" calcext:value-type="float">
            <text:p>44.0756671429</text:p>
          </table:table-cell>
          <table:table-cell table:formula="of:=[.C395]/([.D395]-[.D394])" office:value-type="float" office:value="100193.909316139" calcext:value-type="float">
            <text:p>100193.909316139</text:p>
          </table:table-cell>
          <table:table-cell/>
          <table:table-cell office:value-type="float" office:value="1443144414.06135" calcext:value-type="float">
            <text:p>1443144414.06135</text:p>
          </table:table-cell>
          <table:table-cell table:formula="of:=[.G395]-[.$B$2]" office:value-type="float" office:value="54.0611267089844" calcext:value-type="float">
            <text:p>54.061126709</text:p>
          </table:table-cell>
          <table:table-cell table:formula="of:=[.C395]/([.H395]-[.H394])" office:value-type="float" office:value="131042.325560335" calcext:value-type="float">
            <text:p>131042.325560335</text:p>
          </table:table-cell>
          <table:table-cell table:formula="of:=[.G395]-[.$B395]" office:value-type="float" office:value="9.98545956611633" calcext:value-type="float">
            <text:p>9.985459566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4404.11994" calcext:value-type="float">
            <text:p>1443144404.11994</text:p>
          </table:table-cell>
          <table:table-cell office:value-type="float" office:value="4416" calcext:value-type="float">
            <text:p>4416</text:p>
          </table:table-cell>
          <table:table-cell table:formula="of:=[.B396]-[.$B$2]" office:value-type="float" office:value="44.1197249889374" calcext:value-type="float">
            <text:p>44.1197249889</text:p>
          </table:table-cell>
          <table:table-cell table:formula="of:=[.C396]/([.D396]-[.D395])" office:value-type="float" office:value="100231.863197541" calcext:value-type="float">
            <text:p>100231.863197541</text:p>
          </table:table-cell>
          <table:table-cell/>
          <table:table-cell office:value-type="float" office:value="1443144414.1101" calcext:value-type="float">
            <text:p>1443144414.1101</text:p>
          </table:table-cell>
          <table:table-cell table:formula="of:=[.G396]-[.$B$2]" office:value-type="float" office:value="54.109876871109" calcext:value-type="float">
            <text:p>54.1098768711</text:p>
          </table:table-cell>
          <table:table-cell table:formula="of:=[.C396]/([.H396]-[.H395])" office:value-type="float" office:value="90584.3141343845" calcext:value-type="float">
            <text:p>90584.3141343845</text:p>
          </table:table-cell>
          <table:table-cell table:formula="of:=[.G396]-[.$B396]" office:value-type="float" office:value="9.99015188217163" calcext:value-type="float">
            <text:p>9.990151882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4404.16402" calcext:value-type="float">
            <text:p>1443144404.16402</text:p>
          </table:table-cell>
          <table:table-cell office:value-type="float" office:value="4416" calcext:value-type="float">
            <text:p>4416</text:p>
          </table:table-cell>
          <table:table-cell table:formula="of:=[.B397]-[.$B$2]" office:value-type="float" office:value="44.1637995243073" calcext:value-type="float">
            <text:p>44.1637995243</text:p>
          </table:table-cell>
          <table:table-cell table:formula="of:=[.C397]/([.D397]-[.D396])" office:value-type="float" office:value="100193.909316139" calcext:value-type="float">
            <text:p>100193.909316139</text:p>
          </table:table-cell>
          <table:table-cell/>
          <table:table-cell office:value-type="float" office:value="1443144414.15885" calcext:value-type="float">
            <text:p>1443144414.15885</text:p>
          </table:table-cell>
          <table:table-cell table:formula="of:=[.G397]-[.$B$2]" office:value-type="float" office:value="54.1586294174194" calcext:value-type="float">
            <text:p>54.1586294174</text:p>
          </table:table-cell>
          <table:table-cell table:formula="of:=[.C397]/([.H397]-[.H396])" office:value-type="float" office:value="90579.8842153137" calcext:value-type="float">
            <text:p>90579.8842153137</text:p>
          </table:table-cell>
          <table:table-cell table:formula="of:=[.G397]-[.$B397]" office:value-type="float" office:value="9.99482989311218" calcext:value-type="float">
            <text:p>9.994829893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4404.20808" calcext:value-type="float">
            <text:p>1443144404.20808</text:p>
          </table:table-cell>
          <table:table-cell office:value-type="float" office:value="4416" calcext:value-type="float">
            <text:p>4416</text:p>
          </table:table-cell>
          <table:table-cell table:formula="of:=[.B398]-[.$B$2]" office:value-type="float" office:value="44.2078638076782" calcext:value-type="float">
            <text:p>44.2078638077</text:p>
          </table:table-cell>
          <table:table-cell table:formula="of:=[.C398]/([.D398]-[.D397])" office:value-type="float" office:value="100217.220437293" calcext:value-type="float">
            <text:p>100217.220437293</text:p>
          </table:table-cell>
          <table:table-cell/>
          <table:table-cell office:value-type="float" office:value="1443144414.20765" calcext:value-type="float">
            <text:p>1443144414.20765</text:p>
          </table:table-cell>
          <table:table-cell table:formula="of:=[.G398]-[.$B$2]" office:value-type="float" office:value="54.207426071167" calcext:value-type="float">
            <text:p>54.2074260712</text:p>
          </table:table-cell>
          <table:table-cell table:formula="of:=[.C398]/([.H398]-[.H397])" office:value-type="float" office:value="90498.008794731" calcext:value-type="float">
            <text:p>90498.008794731</text:p>
          </table:table-cell>
          <table:table-cell table:formula="of:=[.G398]-[.$B398]" office:value-type="float" office:value="9.99956226348877" calcext:value-type="float">
            <text:p>9.999562263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4404.25217" calcext:value-type="float">
            <text:p>1443144404.25217</text:p>
          </table:table-cell>
          <table:table-cell office:value-type="float" office:value="4416" calcext:value-type="float">
            <text:p>4416</text:p>
          </table:table-cell>
          <table:table-cell table:formula="of:=[.B399]-[.$B$2]" office:value-type="float" office:value="44.2519495487213" calcext:value-type="float">
            <text:p>44.2519495487</text:p>
          </table:table-cell>
          <table:table-cell table:formula="of:=[.C399]/([.D399]-[.D398])" office:value-type="float" office:value="100168.442120178" calcext:value-type="float">
            <text:p>100168.442120178</text:p>
          </table:table-cell>
          <table:table-cell/>
          <table:table-cell office:value-type="float" office:value="1443144414.25636" calcext:value-type="float">
            <text:p>1443144414.25636</text:p>
          </table:table-cell>
          <table:table-cell table:formula="of:=[.G399]-[.$B$2]" office:value-type="float" office:value="54.2561411857605" calcext:value-type="float">
            <text:p>54.2561411858</text:p>
          </table:table-cell>
          <table:table-cell table:formula="of:=[.C399]/([.H399]-[.H398])" office:value-type="float" office:value="90649.4839814806" calcext:value-type="float">
            <text:p>90649.4839814806</text:p>
          </table:table-cell>
          <table:table-cell table:formula="of:=[.G399]-[.$B399]" office:value-type="float" office:value="10.0041916370392" calcext:value-type="float">
            <text:p>10.00419163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4404.29623" calcext:value-type="float">
            <text:p>1443144404.29623</text:p>
          </table:table-cell>
          <table:table-cell office:value-type="float" office:value="4416" calcext:value-type="float">
            <text:p>4416</text:p>
          </table:table-cell>
          <table:table-cell table:formula="of:=[.B400]-[.$B$2]" office:value-type="float" office:value="44.2960131168366" calcext:value-type="float">
            <text:p>44.2960131168</text:p>
          </table:table-cell>
          <table:table-cell table:formula="of:=[.C400]/([.D400]-[.D399])" office:value-type="float" office:value="100218.847199377" calcext:value-type="float">
            <text:p>100218.847199377</text:p>
          </table:table-cell>
          <table:table-cell/>
          <table:table-cell office:value-type="float" office:value="1443144414.30515" calcext:value-type="float">
            <text:p>1443144414.30515</text:p>
          </table:table-cell>
          <table:table-cell table:formula="of:=[.G400]-[.$B$2]" office:value-type="float" office:value="54.3049323558807" calcext:value-type="float">
            <text:p>54.3049323559</text:p>
          </table:table-cell>
          <table:table-cell table:formula="of:=[.C400]/([.H400]-[.H399])" office:value-type="float" office:value="90508.179843143" calcext:value-type="float">
            <text:p>90508.179843143</text:p>
          </table:table-cell>
          <table:table-cell table:formula="of:=[.G400]-[.$B400]" office:value-type="float" office:value="10.0089192390442" calcext:value-type="float">
            <text:p>10.00891923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4404.34031" calcext:value-type="float">
            <text:p>1443144404.34031</text:p>
          </table:table-cell>
          <table:table-cell office:value-type="float" office:value="4416" calcext:value-type="float">
            <text:p>4416</text:p>
          </table:table-cell>
          <table:table-cell table:formula="of:=[.B401]-[.$B$2]" office:value-type="float" office:value="44.3400917053223" calcext:value-type="float">
            <text:p>44.3400917053</text:p>
          </table:table-cell>
          <table:table-cell table:formula="of:=[.C401]/([.D401]-[.D400])" office:value-type="float" office:value="100184.696282433" calcext:value-type="float">
            <text:p>100184.696282433</text:p>
          </table:table-cell>
          <table:table-cell/>
          <table:table-cell office:value-type="float" office:value="1443144414.3539" calcext:value-type="float">
            <text:p>1443144414.3539</text:p>
          </table:table-cell>
          <table:table-cell table:formula="of:=[.G401]-[.$B$2]" office:value-type="float" office:value="54.3536822795868" calcext:value-type="float">
            <text:p>54.3536822796</text:p>
          </table:table-cell>
          <table:table-cell table:formula="of:=[.C401]/([.H401]-[.H400])" office:value-type="float" office:value="90584.7571501232" calcext:value-type="float">
            <text:p>90584.7571501232</text:p>
          </table:table-cell>
          <table:table-cell table:formula="of:=[.G401]-[.$B401]" office:value-type="float" office:value="10.0135905742645" calcext:value-type="float">
            <text:p>10.013590574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4404.3844" calcext:value-type="float">
            <text:p>1443144404.3844</text:p>
          </table:table-cell>
          <table:table-cell office:value-type="float" office:value="4416" calcext:value-type="float">
            <text:p>4416</text:p>
          </table:table-cell>
          <table:table-cell table:formula="of:=[.B402]-[.$B$2]" office:value-type="float" office:value="44.3841841220856" calcext:value-type="float">
            <text:p>44.3841841221</text:p>
          </table:table-cell>
          <table:table-cell table:formula="of:=[.C402]/([.D402]-[.D401])" office:value-type="float" office:value="100153.276326533" calcext:value-type="float">
            <text:p>100153.276326533</text:p>
          </table:table-cell>
          <table:table-cell/>
          <table:table-cell office:value-type="float" office:value="1443144414.4027" calcext:value-type="float">
            <text:p>1443144414.4027</text:p>
          </table:table-cell>
          <table:table-cell table:formula="of:=[.G402]-[.$B$2]" office:value-type="float" office:value="54.4024782180786" calcext:value-type="float">
            <text:p>54.4024782181</text:p>
          </table:table-cell>
          <table:table-cell table:formula="of:=[.C402]/([.H402]-[.H401])" office:value-type="float" office:value="90499.3353235776" calcext:value-type="float">
            <text:p>90499.3353235776</text:p>
          </table:table-cell>
          <table:table-cell table:formula="of:=[.G402]-[.$B402]" office:value-type="float" office:value="10.018294095993" calcext:value-type="float">
            <text:p>10.018294096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4404.4285" calcext:value-type="float">
            <text:p>1443144404.4285</text:p>
          </table:table-cell>
          <table:table-cell office:value-type="float" office:value="4416" calcext:value-type="float">
            <text:p>4416</text:p>
          </table:table-cell>
          <table:table-cell table:formula="of:=[.B403]-[.$B$2]" office:value-type="float" office:value="44.4282851219177" calcext:value-type="float">
            <text:p>44.4282851219</text:p>
          </table:table-cell>
          <table:table-cell table:formula="of:=[.C403]/([.D403]-[.D402])" office:value-type="float" office:value="100133.784195531" calcext:value-type="float">
            <text:p>100133.784195531</text:p>
          </table:table-cell>
          <table:table-cell/>
          <table:table-cell office:value-type="float" office:value="1443144414.45142" calcext:value-type="float">
            <text:p>1443144414.45142</text:p>
          </table:table-cell>
          <table:table-cell table:formula="of:=[.G403]-[.$B$2]" office:value-type="float" office:value="54.4511992931366" calcext:value-type="float">
            <text:p>54.4511992931</text:p>
          </table:table-cell>
          <table:table-cell table:formula="of:=[.C403]/([.H403]-[.H402])" office:value-type="float" office:value="90638.3940572838" calcext:value-type="float">
            <text:p>90638.3940572838</text:p>
          </table:table-cell>
          <table:table-cell table:formula="of:=[.G403]-[.$B403]" office:value-type="float" office:value="10.0229141712189" calcext:value-type="float">
            <text:p>10.0229141712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4404.4726" calcext:value-type="float">
            <text:p>1443144404.4726</text:p>
          </table:table-cell>
          <table:table-cell office:value-type="float" office:value="4416" calcext:value-type="float">
            <text:p>4416</text:p>
          </table:table-cell>
          <table:table-cell table:formula="of:=[.B404]-[.$B$2]" office:value-type="float" office:value="44.4723796844482" calcext:value-type="float">
            <text:p>44.4723796844</text:p>
          </table:table-cell>
          <table:table-cell table:formula="of:=[.C404]/([.D404]-[.D403])" office:value-type="float" office:value="100148.402582375" calcext:value-type="float">
            <text:p>100148.402582375</text:p>
          </table:table-cell>
          <table:table-cell/>
          <table:table-cell office:value-type="float" office:value="1443144414.50017" calcext:value-type="float">
            <text:p>1443144414.50017</text:p>
          </table:table-cell>
          <table:table-cell table:formula="of:=[.G404]-[.$B$2]" office:value-type="float" office:value="54.4999487400055" calcext:value-type="float">
            <text:p>54.49994874</text:p>
          </table:table-cell>
          <table:table-cell table:formula="of:=[.C404]/([.H404]-[.H403])" office:value-type="float" office:value="90585.6431946007" calcext:value-type="float">
            <text:p>90585.6431946007</text:p>
          </table:table-cell>
          <table:table-cell table:formula="of:=[.G404]-[.$B404]" office:value-type="float" office:value="10.0275690555573" calcext:value-type="float">
            <text:p>10.027569055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4404.51667" calcext:value-type="float">
            <text:p>1443144404.51667</text:p>
          </table:table-cell>
          <table:table-cell office:value-type="float" office:value="4416" calcext:value-type="float">
            <text:p>4416</text:p>
          </table:table-cell>
          <table:table-cell table:formula="of:=[.B405]-[.$B$2]" office:value-type="float" office:value="44.5164551734924" calcext:value-type="float">
            <text:p>44.5164551735</text:p>
          </table:table-cell>
          <table:table-cell table:formula="of:=[.C405]/([.D405]-[.D404])" office:value-type="float" office:value="100191.741391062" calcext:value-type="float">
            <text:p>100191.741391062</text:p>
          </table:table-cell>
          <table:table-cell/>
          <table:table-cell office:value-type="float" office:value="1443144414.54901" calcext:value-type="float">
            <text:p>1443144414.54901</text:p>
          </table:table-cell>
          <table:table-cell table:formula="of:=[.G405]-[.$B$2]" office:value-type="float" office:value="54.5487945079803" calcext:value-type="float">
            <text:p>54.548794508</text:p>
          </table:table-cell>
          <table:table-cell table:formula="of:=[.C405]/([.H405]-[.H404])" office:value-type="float" office:value="90407.0134033601" calcext:value-type="float">
            <text:p>90407.0134033601</text:p>
          </table:table-cell>
          <table:table-cell table:formula="of:=[.G405]-[.$B405]" office:value-type="float" office:value="10.0323393344879" calcext:value-type="float">
            <text:p>10.032339334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4404.56075" calcext:value-type="float">
            <text:p>1443144404.56075</text:p>
          </table:table-cell>
          <table:table-cell office:value-type="float" office:value="4416" calcext:value-type="float">
            <text:p>4416</text:p>
          </table:table-cell>
          <table:table-cell table:formula="of:=[.B406]-[.$B$2]" office:value-type="float" office:value="44.5605320930481" calcext:value-type="float">
            <text:p>44.560532093</text:p>
          </table:table-cell>
          <table:table-cell table:formula="of:=[.C406]/([.D406]-[.D405])" office:value-type="float" office:value="100188.489679346" calcext:value-type="float">
            <text:p>100188.489679346</text:p>
          </table:table-cell>
          <table:table-cell/>
          <table:table-cell office:value-type="float" office:value="1443144414.59771" calcext:value-type="float">
            <text:p>1443144414.59771</text:p>
          </table:table-cell>
          <table:table-cell table:formula="of:=[.G406]-[.$B$2]" office:value-type="float" office:value="54.597491979599" calcext:value-type="float">
            <text:p>54.5974919796</text:p>
          </table:table-cell>
          <table:table-cell table:formula="of:=[.C406]/([.H406]-[.H405])" office:value-type="float" office:value="90682.3260677986" calcext:value-type="float">
            <text:p>90682.3260677986</text:p>
          </table:table-cell>
          <table:table-cell table:formula="of:=[.G406]-[.$B406]" office:value-type="float" office:value="10.0369598865509" calcext:value-type="float">
            <text:p>10.036959886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4404.60483" calcext:value-type="float">
            <text:p>1443144404.60483</text:p>
          </table:table-cell>
          <table:table-cell office:value-type="float" office:value="4416" calcext:value-type="float">
            <text:p>4416</text:p>
          </table:table-cell>
          <table:table-cell table:formula="of:=[.B407]-[.$B$2]" office:value-type="float" office:value="44.604608297348" calcext:value-type="float">
            <text:p>44.6046082973</text:p>
          </table:table-cell>
          <table:table-cell table:formula="of:=[.C407]/([.D407]-[.D406])" office:value-type="float" office:value="100190.11550882" calcext:value-type="float">
            <text:p>100190.11550882</text:p>
          </table:table-cell>
          <table:table-cell/>
          <table:table-cell office:value-type="float" office:value="1443144414.64644" calcext:value-type="float">
            <text:p>1443144414.64644</text:p>
          </table:table-cell>
          <table:table-cell table:formula="of:=[.G407]-[.$B$2]" office:value-type="float" office:value="54.6462180614472" calcext:value-type="float">
            <text:p>54.6462180614</text:p>
          </table:table-cell>
          <table:table-cell table:formula="of:=[.C407]/([.H407]-[.H406])" office:value-type="float" office:value="90629.0806176971" calcext:value-type="float">
            <text:p>90629.0806176971</text:p>
          </table:table-cell>
          <table:table-cell table:formula="of:=[.G407]-[.$B407]" office:value-type="float" office:value="10.0416097640991" calcext:value-type="float">
            <text:p>10.041609764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4404.6489" calcext:value-type="float">
            <text:p>1443144404.6489</text:p>
          </table:table-cell>
          <table:table-cell office:value-type="float" office:value="4416" calcext:value-type="float">
            <text:p>4416</text:p>
          </table:table-cell>
          <table:table-cell table:formula="of:=[.B408]-[.$B$2]" office:value-type="float" office:value="44.648681640625" calcext:value-type="float">
            <text:p>44.6486816406</text:p>
          </table:table-cell>
          <table:table-cell table:formula="of:=[.C408]/([.D408]-[.D407])" office:value-type="float" office:value="100196.61935442" calcext:value-type="float">
            <text:p>100196.61935442</text:p>
          </table:table-cell>
          <table:table-cell/>
          <table:table-cell office:value-type="float" office:value="1443144414.69518" calcext:value-type="float">
            <text:p>1443144414.69518</text:p>
          </table:table-cell>
          <table:table-cell table:formula="of:=[.G408]-[.$B$2]" office:value-type="float" office:value="54.6949625015259" calcext:value-type="float">
            <text:p>54.6949625015</text:p>
          </table:table-cell>
          <table:table-cell table:formula="of:=[.C408]/([.H408]-[.H407])" office:value-type="float" office:value="90594.9477082304" calcext:value-type="float">
            <text:p>90594.9477082304</text:p>
          </table:table-cell>
          <table:table-cell table:formula="of:=[.G408]-[.$B408]" office:value-type="float" office:value="10.0462808609009" calcext:value-type="float">
            <text:p>10.046280860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4404.69299" calcext:value-type="float">
            <text:p>1443144404.69299</text:p>
          </table:table-cell>
          <table:table-cell office:value-type="float" office:value="4416" calcext:value-type="float">
            <text:p>4416</text:p>
          </table:table-cell>
          <table:table-cell table:formula="of:=[.B409]-[.$B$2]" office:value-type="float" office:value="44.6927671432495" calcext:value-type="float">
            <text:p>44.6927671432</text:p>
          </table:table-cell>
          <table:table-cell table:formula="of:=[.C409]/([.D409]-[.D408])" office:value-type="float" office:value="100168.983840613" calcext:value-type="float">
            <text:p>100168.983840613</text:p>
          </table:table-cell>
          <table:table-cell/>
          <table:table-cell office:value-type="float" office:value="1443144414.74404" calcext:value-type="float">
            <text:p>1443144414.74404</text:p>
          </table:table-cell>
          <table:table-cell table:formula="of:=[.G409]-[.$B$2]" office:value-type="float" office:value="54.7438192367554" calcext:value-type="float">
            <text:p>54.7438192368</text:p>
          </table:table-cell>
          <table:table-cell table:formula="of:=[.C409]/([.H409]-[.H408])" office:value-type="float" office:value="90386.7190318173" calcext:value-type="float">
            <text:p>90386.7190318173</text:p>
          </table:table-cell>
          <table:table-cell table:formula="of:=[.G409]-[.$B409]" office:value-type="float" office:value="10.0510520935059" calcext:value-type="float">
            <text:p>10.0510520935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4404.73706" calcext:value-type="float">
            <text:p>1443144404.73706</text:p>
          </table:table-cell>
          <table:table-cell office:value-type="float" office:value="4416" calcext:value-type="float">
            <text:p>4416</text:p>
          </table:table-cell>
          <table:table-cell table:formula="of:=[.B410]-[.$B$2]" office:value-type="float" office:value="44.7368400096893" calcext:value-type="float">
            <text:p>44.7368400097</text:p>
          </table:table-cell>
          <table:table-cell table:formula="of:=[.C410]/([.D410]-[.D409])" office:value-type="float" office:value="100197.703410781" calcext:value-type="float">
            <text:p>100197.703410781</text:p>
          </table:table-cell>
          <table:table-cell/>
          <table:table-cell office:value-type="float" office:value="1443144414.79274" calcext:value-type="float">
            <text:p>1443144414.79274</text:p>
          </table:table-cell>
          <table:table-cell table:formula="of:=[.G410]-[.$B$2]" office:value-type="float" office:value="54.7925190925598" calcext:value-type="float">
            <text:p>54.7925190926</text:p>
          </table:table-cell>
          <table:table-cell table:formula="of:=[.C410]/([.H410]-[.H409])" office:value-type="float" office:value="90677.8865574605" calcext:value-type="float">
            <text:p>90677.8865574605</text:p>
          </table:table-cell>
          <table:table-cell table:formula="of:=[.G410]-[.$B410]" office:value-type="float" office:value="10.0556790828705" calcext:value-type="float">
            <text:p>10.0556790829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4404.78116" calcext:value-type="float">
            <text:p>1443144404.78116</text:p>
          </table:table-cell>
          <table:table-cell office:value-type="float" office:value="4416" calcext:value-type="float">
            <text:p>4416</text:p>
          </table:table-cell>
          <table:table-cell table:formula="of:=[.B411]-[.$B$2]" office:value-type="float" office:value="44.7809364795685" calcext:value-type="float">
            <text:p>44.7809364796</text:p>
          </table:table-cell>
          <table:table-cell table:formula="of:=[.C411]/([.D411]-[.D410])" office:value-type="float" office:value="100144.070763541" calcext:value-type="float">
            <text:p>100144.070763541</text:p>
          </table:table-cell>
          <table:table-cell/>
          <table:table-cell office:value-type="float" office:value="1443144414.8415" calcext:value-type="float">
            <text:p>1443144414.8415</text:p>
          </table:table-cell>
          <table:table-cell table:formula="of:=[.G411]-[.$B$2]" office:value-type="float" office:value="54.8412802219391" calcext:value-type="float">
            <text:p>54.8412802219</text:p>
          </table:table-cell>
          <table:table-cell table:formula="of:=[.C411]/([.H411]-[.H410])" office:value-type="float" office:value="90563.9400935854" calcext:value-type="float">
            <text:p>90563.9400935854</text:p>
          </table:table-cell>
          <table:table-cell table:formula="of:=[.G411]-[.$B411]" office:value-type="float" office:value="10.0603437423706" calcext:value-type="float">
            <text:p>10.0603437424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4404.82524" calcext:value-type="float">
            <text:p>1443144404.82524</text:p>
          </table:table-cell>
          <table:table-cell office:value-type="float" office:value="4416" calcext:value-type="float">
            <text:p>4416</text:p>
          </table:table-cell>
          <table:table-cell table:formula="of:=[.B412]-[.$B$2]" office:value-type="float" office:value="44.8250241279602" calcext:value-type="float">
            <text:p>44.825024128</text:p>
          </table:table-cell>
          <table:table-cell table:formula="of:=[.C412]/([.D412]-[.D411])" office:value-type="float" office:value="100164.108567628" calcext:value-type="float">
            <text:p>100164.108567628</text:p>
          </table:table-cell>
          <table:table-cell/>
          <table:table-cell office:value-type="float" office:value="1443144414.89028" calcext:value-type="float">
            <text:p>1443144414.89028</text:p>
          </table:table-cell>
          <table:table-cell table:formula="of:=[.G412]-[.$B$2]" office:value-type="float" office:value="54.8900611400604" calcext:value-type="float">
            <text:p>54.8900611401</text:p>
          </table:table-cell>
          <table:table-cell table:formula="of:=[.C412]/([.H412]-[.H411])" office:value-type="float" office:value="90527.2014154309" calcext:value-type="float">
            <text:p>90527.2014154309</text:p>
          </table:table-cell>
          <table:table-cell table:formula="of:=[.G412]-[.$B412]" office:value-type="float" office:value="10.0650370121002" calcext:value-type="float">
            <text:p>10.065037012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4404.86933" calcext:value-type="float">
            <text:p>1443144404.86933</text:p>
          </table:table-cell>
          <table:table-cell office:value-type="float" office:value="4416" calcext:value-type="float">
            <text:p>4416</text:p>
          </table:table-cell>
          <table:table-cell table:formula="of:=[.B413]-[.$B$2]" office:value-type="float" office:value="44.8691124916077" calcext:value-type="float">
            <text:p>44.8691124916</text:p>
          </table:table-cell>
          <table:table-cell table:formula="of:=[.C413]/([.D413]-[.D412])" office:value-type="float" office:value="100162.48358209" calcext:value-type="float">
            <text:p>100162.48358209</text:p>
          </table:table-cell>
          <table:table-cell/>
          <table:table-cell office:value-type="float" office:value="1443144414.93903" calcext:value-type="float">
            <text:p>1443144414.93903</text:p>
          </table:table-cell>
          <table:table-cell table:formula="of:=[.G413]-[.$B$2]" office:value-type="float" office:value="54.9388148784638" calcext:value-type="float">
            <text:p>54.9388148785</text:p>
          </table:table-cell>
          <table:table-cell table:formula="of:=[.C413]/([.H413]-[.H412])" office:value-type="float" office:value="90577.6694182544" calcext:value-type="float">
            <text:p>90577.6694182544</text:p>
          </table:table-cell>
          <table:table-cell table:formula="of:=[.G413]-[.$B413]" office:value-type="float" office:value="10.0697023868561" calcext:value-type="float">
            <text:p>10.0697023869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4404.91342" calcext:value-type="float">
            <text:p>1443144404.91342</text:p>
          </table:table-cell>
          <table:table-cell office:value-type="float" office:value="4416" calcext:value-type="float">
            <text:p>4416</text:p>
          </table:table-cell>
          <table:table-cell table:formula="of:=[.B414]-[.$B$2]" office:value-type="float" office:value="44.9132008552551" calcext:value-type="float">
            <text:p>44.9132008553</text:p>
          </table:table-cell>
          <table:table-cell table:formula="of:=[.C414]/([.D414]-[.D413])" office:value-type="float" office:value="100162.48358209" calcext:value-type="float">
            <text:p>100162.48358209</text:p>
          </table:table-cell>
          <table:table-cell/>
          <table:table-cell office:value-type="float" office:value="1443144414.98773" calcext:value-type="float">
            <text:p>1443144414.98773</text:p>
          </table:table-cell>
          <table:table-cell table:formula="of:=[.G414]-[.$B$2]" office:value-type="float" office:value="54.9875137805939" calcext:value-type="float">
            <text:p>54.9875137806</text:p>
          </table:table-cell>
          <table:table-cell table:formula="of:=[.C414]/([.H414]-[.H413])" office:value-type="float" office:value="90679.6623094322" calcext:value-type="float">
            <text:p>90679.6623094322</text:p>
          </table:table-cell>
          <table:table-cell table:formula="of:=[.G414]-[.$B414]" office:value-type="float" office:value="10.0743129253387" calcext:value-type="float">
            <text:p>10.074312925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4404.95749" calcext:value-type="float">
            <text:p>1443144404.95749</text:p>
          </table:table-cell>
          <table:table-cell office:value-type="float" office:value="4416" calcext:value-type="float">
            <text:p>4416</text:p>
          </table:table-cell>
          <table:table-cell table:formula="of:=[.B415]-[.$B$2]" office:value-type="float" office:value="44.9572741985321" calcext:value-type="float">
            <text:p>44.9572741985</text:p>
          </table:table-cell>
          <table:table-cell table:formula="of:=[.C415]/([.D415]-[.D414])" office:value-type="float" office:value="100196.61935442" calcext:value-type="float">
            <text:p>100196.61935442</text:p>
          </table:table-cell>
          <table:table-cell/>
          <table:table-cell office:value-type="float" office:value="1443144415.0367" calcext:value-type="float">
            <text:p>1443144415.0367</text:p>
          </table:table-cell>
          <table:table-cell table:formula="of:=[.G415]-[.$B$2]" office:value-type="float" office:value="55.0364782810211" calcext:value-type="float">
            <text:p>55.036478281</text:p>
          </table:table-cell>
          <table:table-cell table:formula="of:=[.C415]/([.H415]-[.H414])" office:value-type="float" office:value="90187.7883255751" calcext:value-type="float">
            <text:p>90187.7883255751</text:p>
          </table:table-cell>
          <table:table-cell table:formula="of:=[.G415]-[.$B415]" office:value-type="float" office:value="10.079204082489" calcext:value-type="float">
            <text:p>10.0792040825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4405.00147" calcext:value-type="float">
            <text:p>1443144405.00147</text:p>
          </table:table-cell>
          <table:table-cell office:value-type="float" office:value="4416" calcext:value-type="float">
            <text:p>4416</text:p>
          </table:table-cell>
          <table:table-cell table:formula="of:=[.B416]-[.$B$2]" office:value-type="float" office:value="45.0012476444244" calcext:value-type="float">
            <text:p>45.0012476444</text:p>
          </table:table-cell>
          <table:table-cell table:formula="of:=[.C416]/([.D416]-[.D415])" office:value-type="float" office:value="100424.242639803" calcext:value-type="float">
            <text:p>100424.242639803</text:p>
          </table:table-cell>
          <table:table-cell/>
          <table:table-cell office:value-type="float" office:value="1443144415.05013" calcext:value-type="float">
            <text:p>1443144415.05013</text:p>
          </table:table-cell>
          <table:table-cell table:formula="of:=[.G416]-[.$B$2]" office:value-type="float" office:value="55.0499129295349" calcext:value-type="float">
            <text:p>55.0499129295</text:p>
          </table:table-cell>
          <table:table-cell table:formula="of:=[.C416]/([.H416]-[.H415])" office:value-type="float" office:value="328702.309961135" calcext:value-type="float">
            <text:p>328702.309961135</text:p>
          </table:table-cell>
          <table:table-cell table:formula="of:=[.G416]-[.$B416]" office:value-type="float" office:value="10.0486652851105" calcext:value-type="float">
            <text:p>10.048665285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4405.04365" calcext:value-type="float">
            <text:p>1443144405.04365</text:p>
          </table:table-cell>
          <table:table-cell office:value-type="float" office:value="4416" calcext:value-type="float">
            <text:p>4416</text:p>
          </table:table-cell>
          <table:table-cell table:formula="of:=[.B417]-[.$B$2]" office:value-type="float" office:value="45.0434336662292" calcext:value-type="float">
            <text:p>45.0434336662</text:p>
          </table:table-cell>
          <table:table-cell table:formula="of:=[.C417]/([.D417]-[.D416])" office:value-type="float" office:value="104679.223379545" calcext:value-type="float">
            <text:p>104679.223379545</text:p>
          </table:table-cell>
          <table:table-cell/>
          <table:table-cell office:value-type="float" office:value="1443144415.06358" calcext:value-type="float">
            <text:p>1443144415.06358</text:p>
          </table:table-cell>
          <table:table-cell table:formula="of:=[.G417]-[.$B$2]" office:value-type="float" office:value="55.0633578300476" calcext:value-type="float">
            <text:p>55.06335783</text:p>
          </table:table-cell>
          <table:table-cell table:formula="of:=[.C417]/([.H417]-[.H416])" office:value-type="float" office:value="328451.66803802" calcext:value-type="float">
            <text:p>328451.66803802</text:p>
          </table:table-cell>
          <table:table-cell table:formula="of:=[.G417]-[.$B417]" office:value-type="float" office:value="10.0199241638184" calcext:value-type="float">
            <text:p>10.0199241638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4405.08585" calcext:value-type="float">
            <text:p>1443144405.08585</text:p>
          </table:table-cell>
          <table:table-cell office:value-type="float" office:value="4416" calcext:value-type="float">
            <text:p>4416</text:p>
          </table:table-cell>
          <table:table-cell table:formula="of:=[.B418]-[.$B$2]" office:value-type="float" office:value="45.0856337547302" calcext:value-type="float">
            <text:p>45.0856337547</text:p>
          </table:table-cell>
          <table:table-cell table:formula="of:=[.C418]/([.D418]-[.D417])" office:value-type="float" office:value="104644.330305085" calcext:value-type="float">
            <text:p>104644.330305085</text:p>
          </table:table-cell>
          <table:table-cell/>
          <table:table-cell office:value-type="float" office:value="1443144415.08812" calcext:value-type="float">
            <text:p>1443144415.08812</text:p>
          </table:table-cell>
          <table:table-cell table:formula="of:=[.G418]-[.$B$2]" office:value-type="float" office:value="55.0878975391388" calcext:value-type="float">
            <text:p>55.0878975391</text:p>
          </table:table-cell>
          <table:table-cell table:formula="of:=[.C418]/([.H418]-[.H417])" office:value-type="float" office:value="179953.233495584" calcext:value-type="float">
            <text:p>179953.233495584</text:p>
          </table:table-cell>
          <table:table-cell table:formula="of:=[.G418]-[.$B418]" office:value-type="float" office:value="10.0022637844086" calcext:value-type="float">
            <text:p>10.0022637844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4405.12806" calcext:value-type="float">
            <text:p>1443144405.12806</text:p>
          </table:table-cell>
          <table:table-cell office:value-type="float" office:value="4416" calcext:value-type="float">
            <text:p>4416</text:p>
          </table:table-cell>
          <table:table-cell table:formula="of:=[.B419]-[.$B$2]" office:value-type="float" office:value="45.1278402805328" calcext:value-type="float">
            <text:p>45.1278402805</text:p>
          </table:table-cell>
          <table:table-cell table:formula="of:=[.C419]/([.D419]-[.D418])" office:value-type="float" office:value="104628.370045247" calcext:value-type="float">
            <text:p>104628.370045247</text:p>
          </table:table-cell>
          <table:table-cell/>
          <table:table-cell office:value-type="float" office:value="1443144415.12804" calcext:value-type="float">
            <text:p>1443144415.12804</text:p>
          </table:table-cell>
          <table:table-cell table:formula="of:=[.G419]-[.$B$2]" office:value-type="float" office:value="55.1278185844421" calcext:value-type="float">
            <text:p>55.1278185844</text:p>
          </table:table-cell>
          <table:table-cell table:formula="of:=[.C419]/([.H419]-[.H418])" office:value-type="float" office:value="110618.345948722" calcext:value-type="float">
            <text:p>110618.345948722</text:p>
          </table:table-cell>
          <table:table-cell table:formula="of:=[.G419]-[.$B419]" office:value-type="float" office:value="9.9999783039093" calcext:value-type="float">
            <text:p>9.999978303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4405.17025" calcext:value-type="float">
            <text:p>1443144405.17025</text:p>
          </table:table-cell>
          <table:table-cell office:value-type="float" office:value="4416" calcext:value-type="float">
            <text:p>4416</text:p>
          </table:table-cell>
          <table:table-cell table:formula="of:=[.B420]-[.$B$2]" office:value-type="float" office:value="45.1700296401978" calcext:value-type="float">
            <text:p>45.1700296402</text:p>
          </table:table-cell>
          <table:table-cell table:formula="of:=[.C420]/([.D420]-[.D419])" office:value-type="float" office:value="104670.941561414" calcext:value-type="float">
            <text:p>104670.941561414</text:p>
          </table:table-cell>
          <table:table-cell/>
          <table:table-cell office:value-type="float" office:value="1443144415.16811" calcext:value-type="float">
            <text:p>1443144415.16811</text:p>
          </table:table-cell>
          <table:table-cell table:formula="of:=[.G420]-[.$B$2]" office:value-type="float" office:value="55.1678869724274" calcext:value-type="float">
            <text:p>55.1678869724</text:p>
          </table:table-cell>
          <table:table-cell table:formula="of:=[.C420]/([.H420]-[.H419])" office:value-type="float" office:value="110211.571317216" calcext:value-type="float">
            <text:p>110211.571317216</text:p>
          </table:table-cell>
          <table:table-cell table:formula="of:=[.G420]-[.$B420]" office:value-type="float" office:value="9.99785733222961" calcext:value-type="float">
            <text:p>9.9978573322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4405.21244" calcext:value-type="float">
            <text:p>1443144405.21244</text:p>
          </table:table-cell>
          <table:table-cell office:value-type="float" office:value="4416" calcext:value-type="float">
            <text:p>4416</text:p>
          </table:table-cell>
          <table:table-cell table:formula="of:=[.B421]-[.$B$2]" office:value-type="float" office:value="45.212219953537" calcext:value-type="float">
            <text:p>45.2122199535</text:p>
          </table:table-cell>
          <table:table-cell table:formula="of:=[.C421]/([.D421]-[.D420])" office:value-type="float" office:value="104668.575568352" calcext:value-type="float">
            <text:p>104668.575568352</text:p>
          </table:table-cell>
          <table:table-cell/>
          <table:table-cell office:value-type="float" office:value="1443144415.20782" calcext:value-type="float">
            <text:p>1443144415.20782</text:p>
          </table:table-cell>
          <table:table-cell table:formula="of:=[.G421]-[.$B$2]" office:value-type="float" office:value="55.2076056003571" calcext:value-type="float">
            <text:p>55.2076056004</text:p>
          </table:table-cell>
          <table:table-cell table:formula="of:=[.C421]/([.H421]-[.H420])" office:value-type="float" office:value="111182.088359585" calcext:value-type="float">
            <text:p>111182.088359585</text:p>
          </table:table-cell>
          <table:table-cell table:formula="of:=[.G421]-[.$B421]" office:value-type="float" office:value="9.99538564682007" calcext:value-type="float">
            <text:p>9.995385646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4405.25463" calcext:value-type="float">
            <text:p>1443144405.25463</text:p>
          </table:table-cell>
          <table:table-cell office:value-type="float" office:value="4416" calcext:value-type="float">
            <text:p>4416</text:p>
          </table:table-cell>
          <table:table-cell table:formula="of:=[.B422]-[.$B$2]" office:value-type="float" office:value="45.254410982132" calcext:value-type="float">
            <text:p>45.2544109821</text:p>
          </table:table-cell>
          <table:table-cell table:formula="of:=[.C422]/([.D422]-[.D421])" office:value-type="float" office:value="104666.801143748" calcext:value-type="float">
            <text:p>104666.801143748</text:p>
          </table:table-cell>
          <table:table-cell/>
          <table:table-cell office:value-type="float" office:value="1443144415.24769" calcext:value-type="float">
            <text:p>1443144415.24769</text:p>
          </table:table-cell>
          <table:table-cell table:formula="of:=[.G422]-[.$B$2]" office:value-type="float" office:value="55.24746966362" calcext:value-type="float">
            <text:p>55.2474696636</text:p>
          </table:table-cell>
          <table:table-cell table:formula="of:=[.C422]/([.H422]-[.H421])" office:value-type="float" office:value="110776.464779129" calcext:value-type="float">
            <text:p>110776.464779129</text:p>
          </table:table-cell>
          <table:table-cell table:formula="of:=[.G422]-[.$B422]" office:value-type="float" office:value="9.99305868148804" calcext:value-type="float">
            <text:p>9.993058681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4405.29682" calcext:value-type="float">
            <text:p>1443144405.29682</text:p>
          </table:table-cell>
          <table:table-cell office:value-type="float" office:value="4416" calcext:value-type="float">
            <text:p>4416</text:p>
          </table:table-cell>
          <table:table-cell table:formula="of:=[.B423]-[.$B$2]" office:value-type="float" office:value="45.296603679657" calcext:value-type="float">
            <text:p>45.2966036797</text:p>
          </table:table-cell>
          <table:table-cell table:formula="of:=[.C423]/([.D423]-[.D422])" office:value-type="float" office:value="104662.661053631" calcext:value-type="float">
            <text:p>104662.661053631</text:p>
          </table:table-cell>
          <table:table-cell/>
          <table:table-cell office:value-type="float" office:value="1443144415.28761" calcext:value-type="float">
            <text:p>1443144415.28761</text:p>
          </table:table-cell>
          <table:table-cell table:formula="of:=[.G423]-[.$B$2]" office:value-type="float" office:value="55.2873935699463" calcext:value-type="float">
            <text:p>55.2873935699</text:p>
          </table:table-cell>
          <table:table-cell table:formula="of:=[.C423]/([.H423]-[.H422])" office:value-type="float" office:value="110610.41882797" calcext:value-type="float">
            <text:p>110610.41882797</text:p>
          </table:table-cell>
          <table:table-cell table:formula="of:=[.G423]-[.$B423]" office:value-type="float" office:value="9.99078989028931" calcext:value-type="float">
            <text:p>9.990789890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4405.33903" calcext:value-type="float">
            <text:p>1443144405.33903</text:p>
          </table:table-cell>
          <table:table-cell office:value-type="float" office:value="4416" calcext:value-type="float">
            <text:p>4416</text:p>
          </table:table-cell>
          <table:table-cell table:formula="of:=[.B424]-[.$B$2]" office:value-type="float" office:value="45.338814496994" calcext:value-type="float">
            <text:p>45.338814497</text:p>
          </table:table-cell>
          <table:table-cell table:formula="of:=[.C424]/([.D424]-[.D423])" office:value-type="float" office:value="104617.732576464" calcext:value-type="float">
            <text:p>104617.732576464</text:p>
          </table:table-cell>
          <table:table-cell/>
          <table:table-cell office:value-type="float" office:value="1443144415.32751" calcext:value-type="float">
            <text:p>1443144415.32751</text:p>
          </table:table-cell>
          <table:table-cell table:formula="of:=[.G424]-[.$B$2]" office:value-type="float" office:value="55.3272902965546" calcext:value-type="float">
            <text:p>55.3272902966</text:p>
          </table:table-cell>
          <table:table-cell table:formula="of:=[.C424]/([.H424]-[.H423])" office:value-type="float" office:value="110685.772378226" calcext:value-type="float">
            <text:p>110685.772378226</text:p>
          </table:table-cell>
          <table:table-cell table:formula="of:=[.G424]-[.$B424]" office:value-type="float" office:value="9.98847579956055" calcext:value-type="float">
            <text:p>9.988475799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4405.38124" calcext:value-type="float">
            <text:p>1443144405.38124</text:p>
          </table:table-cell>
          <table:table-cell office:value-type="float" office:value="4416" calcext:value-type="float">
            <text:p>4416</text:p>
          </table:table-cell>
          <table:table-cell table:formula="of:=[.B425]-[.$B$2]" office:value-type="float" office:value="45.3810186386108" calcext:value-type="float">
            <text:p>45.3810186386</text:p>
          </table:table-cell>
          <table:table-cell table:formula="of:=[.C425]/([.D425]-[.D424])" office:value-type="float" office:value="104634.280684906" calcext:value-type="float">
            <text:p>104634.280684906</text:p>
          </table:table-cell>
          <table:table-cell/>
          <table:table-cell office:value-type="float" office:value="1443144415.36743" calcext:value-type="float">
            <text:p>1443144415.36743</text:p>
          </table:table-cell>
          <table:table-cell table:formula="of:=[.G425]-[.$B$2]" office:value-type="float" office:value="55.3672089576721" calcext:value-type="float">
            <text:p>55.3672089577</text:p>
          </table:table-cell>
          <table:table-cell table:formula="of:=[.C425]/([.H425]-[.H424])" office:value-type="float" office:value="110624.952750685" calcext:value-type="float">
            <text:p>110624.952750685</text:p>
          </table:table-cell>
          <table:table-cell table:formula="of:=[.G425]-[.$B425]" office:value-type="float" office:value="9.98619031906128" calcext:value-type="float">
            <text:p>9.986190319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4405.42348" calcext:value-type="float">
            <text:p>1443144405.42348</text:p>
          </table:table-cell>
          <table:table-cell office:value-type="float" office:value="4416" calcext:value-type="float">
            <text:p>4416</text:p>
          </table:table-cell>
          <table:table-cell table:formula="of:=[.B426]-[.$B$2]" office:value-type="float" office:value="45.4232625961304" calcext:value-type="float">
            <text:p>45.4232625961</text:p>
          </table:table-cell>
          <table:table-cell table:formula="of:=[.C426]/([.D426]-[.D425])" office:value-type="float" office:value="104535.660465956" calcext:value-type="float">
            <text:p>104535.660465956</text:p>
          </table:table-cell>
          <table:table-cell/>
          <table:table-cell office:value-type="float" office:value="1443144415.40732" calcext:value-type="float">
            <text:p>1443144415.40732</text:p>
          </table:table-cell>
          <table:table-cell table:formula="of:=[.G426]-[.$B$2]" office:value-type="float" office:value="55.4070963859558" calcext:value-type="float">
            <text:p>55.407096386</text:p>
          </table:table-cell>
          <table:table-cell table:formula="of:=[.C426]/([.H426]-[.H425])" office:value-type="float" office:value="110711.574799761" calcext:value-type="float">
            <text:p>110711.574799761</text:p>
          </table:table-cell>
          <table:table-cell table:formula="of:=[.G426]-[.$B426]" office:value-type="float" office:value="9.98383378982544" calcext:value-type="float">
            <text:p>9.9838337898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4405.46574" calcext:value-type="float">
            <text:p>1443144405.46574</text:p>
          </table:table-cell>
          <table:table-cell office:value-type="float" office:value="4416" calcext:value-type="float">
            <text:p>4416</text:p>
          </table:table-cell>
          <table:table-cell table:formula="of:=[.B427]-[.$B$2]" office:value-type="float" office:value="45.4655206203461" calcext:value-type="float">
            <text:p>45.4655206203</text:p>
          </table:table-cell>
          <table:table-cell table:formula="of:=[.C427]/([.D427]-[.D426])" office:value-type="float" office:value="104500.863018568" calcext:value-type="float">
            <text:p>104500.863018568</text:p>
          </table:table-cell>
          <table:table-cell/>
          <table:table-cell office:value-type="float" office:value="1443144415.44713" calcext:value-type="float">
            <text:p>1443144415.44713</text:p>
          </table:table-cell>
          <table:table-cell table:formula="of:=[.G427]-[.$B$2]" office:value-type="float" office:value="55.4469096660614" calcext:value-type="float">
            <text:p>55.4469096661</text:p>
          </table:table-cell>
          <table:table-cell table:formula="of:=[.C427]/([.H427]-[.H426])" office:value-type="float" office:value="110917.763828755" calcext:value-type="float">
            <text:p>110917.763828755</text:p>
          </table:table-cell>
          <table:table-cell table:formula="of:=[.G427]-[.$B427]" office:value-type="float" office:value="9.98138904571533" calcext:value-type="float">
            <text:p>9.981389045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4405.50795" calcext:value-type="float">
            <text:p>1443144405.50795</text:p>
          </table:table-cell>
          <table:table-cell office:value-type="float" office:value="4416" calcext:value-type="float">
            <text:p>4416</text:p>
          </table:table-cell>
          <table:table-cell table:formula="of:=[.B428]-[.$B$2]" office:value-type="float" office:value="45.5077350139618" calcext:value-type="float">
            <text:p>45.507735014</text:p>
          </table:table-cell>
          <table:table-cell table:formula="of:=[.C428]/([.D428]-[.D427])" office:value-type="float" office:value="104608.869671298" calcext:value-type="float">
            <text:p>104608.869671298</text:p>
          </table:table-cell>
          <table:table-cell/>
          <table:table-cell office:value-type="float" office:value="1443144415.48708" calcext:value-type="float">
            <text:p>1443144415.48708</text:p>
          </table:table-cell>
          <table:table-cell table:formula="of:=[.G428]-[.$B$2]" office:value-type="float" office:value="55.4868612289429" calcext:value-type="float">
            <text:p>55.4868612289</text:p>
          </table:table-cell>
          <table:table-cell table:formula="of:=[.C428]/([.H428]-[.H427])" office:value-type="float" office:value="110533.848528069" calcext:value-type="float">
            <text:p>110533.848528069</text:p>
          </table:table-cell>
          <table:table-cell table:formula="of:=[.G428]-[.$B428]" office:value-type="float" office:value="9.97912621498108" calcext:value-type="float">
            <text:p>9.97912621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4405.55016" calcext:value-type="float">
            <text:p>1443144405.55016</text:p>
          </table:table-cell>
          <table:table-cell office:value-type="float" office:value="4416" calcext:value-type="float">
            <text:p>4416</text:p>
          </table:table-cell>
          <table:table-cell table:formula="of:=[.B429]-[.$B$2]" office:value-type="float" office:value="45.5499405860901" calcext:value-type="float">
            <text:p>45.5499405861</text:p>
          </table:table-cell>
          <table:table-cell table:formula="of:=[.C429]/([.D429]-[.D428])" office:value-type="float" office:value="104630.734220977" calcext:value-type="float">
            <text:p>104630.734220977</text:p>
          </table:table-cell>
          <table:table-cell/>
          <table:table-cell office:value-type="float" office:value="1443144415.52712" calcext:value-type="float">
            <text:p>1443144415.52712</text:p>
          </table:table-cell>
          <table:table-cell table:formula="of:=[.G429]-[.$B$2]" office:value-type="float" office:value="55.5269050598145" calcext:value-type="float">
            <text:p>55.5269050598</text:p>
          </table:table-cell>
          <table:table-cell table:formula="of:=[.C429]/([.H429]-[.H428])" office:value-type="float" office:value="110279.159208364" calcext:value-type="float">
            <text:p>110279.159208364</text:p>
          </table:table-cell>
          <table:table-cell table:formula="of:=[.G429]-[.$B429]" office:value-type="float" office:value="9.97696447372437" calcext:value-type="float">
            <text:p>9.976964473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4405.5924" calcext:value-type="float">
            <text:p>1443144405.5924</text:p>
          </table:table-cell>
          <table:table-cell office:value-type="float" office:value="4416" calcext:value-type="float">
            <text:p>4416</text:p>
          </table:table-cell>
          <table:table-cell table:formula="of:=[.B430]-[.$B$2]" office:value-type="float" office:value="45.592182636261" calcext:value-type="float">
            <text:p>45.5921826363</text:p>
          </table:table-cell>
          <table:table-cell table:formula="of:=[.C430]/([.D430]-[.D429])" office:value-type="float" office:value="104540.380548156" calcext:value-type="float">
            <text:p>104540.380548156</text:p>
          </table:table-cell>
          <table:table-cell/>
          <table:table-cell office:value-type="float" office:value="1443144415.56695" calcext:value-type="float">
            <text:p>1443144415.56695</text:p>
          </table:table-cell>
          <table:table-cell table:formula="of:=[.G430]-[.$B$2]" office:value-type="float" office:value="55.5667259693146" calcext:value-type="float">
            <text:p>55.5667259693</text:p>
          </table:table-cell>
          <table:table-cell table:formula="of:=[.C430]/([.H430]-[.H429])" office:value-type="float" office:value="110896.512797792" calcext:value-type="float">
            <text:p>110896.512797792</text:p>
          </table:table-cell>
          <table:table-cell table:formula="of:=[.G430]-[.$B430]" office:value-type="float" office:value="9.97454333305359" calcext:value-type="float">
            <text:p>9.974543333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4405.63459" calcext:value-type="float">
            <text:p>1443144405.63459</text:p>
          </table:table-cell>
          <table:table-cell office:value-type="float" office:value="4416" calcext:value-type="float">
            <text:p>4416</text:p>
          </table:table-cell>
          <table:table-cell table:formula="of:=[.B431]-[.$B$2]" office:value-type="float" office:value="45.6343722343445" calcext:value-type="float">
            <text:p>45.6343722343</text:p>
          </table:table-cell>
          <table:table-cell table:formula="of:=[.C431]/([.D431]-[.D430])" office:value-type="float" office:value="104670.350053121" calcext:value-type="float">
            <text:p>104670.350053121</text:p>
          </table:table-cell>
          <table:table-cell/>
          <table:table-cell office:value-type="float" office:value="1443144415.60678" calcext:value-type="float">
            <text:p>1443144415.60678</text:p>
          </table:table-cell>
          <table:table-cell table:formula="of:=[.G431]-[.$B$2]" office:value-type="float" office:value="55.6065609455109" calcext:value-type="float">
            <text:p>55.6065609455</text:p>
          </table:table-cell>
          <table:table-cell table:formula="of:=[.C431]/([.H431]-[.H430])" office:value-type="float" office:value="110857.352549677" calcext:value-type="float">
            <text:p>110857.352549677</text:p>
          </table:table-cell>
          <table:table-cell table:formula="of:=[.G431]-[.$B431]" office:value-type="float" office:value="9.97218871116638" calcext:value-type="float">
            <text:p>9.972188711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4405.67677" calcext:value-type="float">
            <text:p>1443144405.67677</text:p>
          </table:table-cell>
          <table:table-cell office:value-type="float" office:value="4416" calcext:value-type="float">
            <text:p>4416</text:p>
          </table:table-cell>
          <table:table-cell table:formula="of:=[.B432]-[.$B$2]" office:value-type="float" office:value="45.6765513420105" calcext:value-type="float">
            <text:p>45.676551342</text:p>
          </table:table-cell>
          <table:table-cell table:formula="of:=[.C432]/([.D432]-[.D431])" office:value-type="float" office:value="104696.382743963" calcext:value-type="float">
            <text:p>104696.382743963</text:p>
          </table:table-cell>
          <table:table-cell/>
          <table:table-cell office:value-type="float" office:value="1443144415.64665" calcext:value-type="float">
            <text:p>1443144415.64665</text:p>
          </table:table-cell>
          <table:table-cell table:formula="of:=[.G432]-[.$B$2]" office:value-type="float" office:value="55.6464264392853" calcext:value-type="float">
            <text:p>55.6464264393</text:p>
          </table:table-cell>
          <table:table-cell table:formula="of:=[.C432]/([.H432]-[.H431])" office:value-type="float" office:value="110772.489737333" calcext:value-type="float">
            <text:p>110772.489737333</text:p>
          </table:table-cell>
          <table:table-cell table:formula="of:=[.G432]-[.$B432]" office:value-type="float" office:value="9.96987509727478" calcext:value-type="float">
            <text:p>9.969875097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4405.71897" calcext:value-type="float">
            <text:p>1443144405.71897</text:p>
          </table:table-cell>
          <table:table-cell office:value-type="float" office:value="4416" calcext:value-type="float">
            <text:p>4416</text:p>
          </table:table-cell>
          <table:table-cell table:formula="of:=[.B433]-[.$B$2]" office:value-type="float" office:value="45.7187469005585" calcext:value-type="float">
            <text:p>45.7187469006</text:p>
          </table:table-cell>
          <table:table-cell table:formula="of:=[.C433]/([.D433]-[.D432])" office:value-type="float" office:value="104655.564518225" calcext:value-type="float">
            <text:p>104655.564518225</text:p>
          </table:table-cell>
          <table:table-cell/>
          <table:table-cell office:value-type="float" office:value="1443144415.68661" calcext:value-type="float">
            <text:p>1443144415.68661</text:p>
          </table:table-cell>
          <table:table-cell table:formula="of:=[.G433]-[.$B$2]" office:value-type="float" office:value="55.6863884925842" calcext:value-type="float">
            <text:p>55.6863884926</text:p>
          </table:table-cell>
          <table:table-cell table:formula="of:=[.C433]/([.H433]-[.H432])" office:value-type="float" office:value="110504.83234594" calcext:value-type="float">
            <text:p>110504.83234594</text:p>
          </table:table-cell>
          <table:table-cell table:formula="of:=[.G433]-[.$B433]" office:value-type="float" office:value="9.96764159202576" calcext:value-type="float">
            <text:p>9.96764159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4405.76123" calcext:value-type="float">
            <text:p>1443144405.76123</text:p>
          </table:table-cell>
          <table:table-cell office:value-type="float" office:value="4416" calcext:value-type="float">
            <text:p>4416</text:p>
          </table:table-cell>
          <table:table-cell table:formula="of:=[.B434]-[.$B$2]" office:value-type="float" office:value="45.7610113620758" calcext:value-type="float">
            <text:p>45.7610113621</text:p>
          </table:table-cell>
          <table:table-cell table:formula="of:=[.C434]/([.D434]-[.D433])" office:value-type="float" office:value="104484.946488408" calcext:value-type="float">
            <text:p>104484.946488408</text:p>
          </table:table-cell>
          <table:table-cell/>
          <table:table-cell office:value-type="float" office:value="1443144415.72642" calcext:value-type="float">
            <text:p>1443144415.72642</text:p>
          </table:table-cell>
          <table:table-cell table:formula="of:=[.G434]-[.$B$2]" office:value-type="float" office:value="55.7262020111084" calcext:value-type="float">
            <text:p>55.7262020111</text:p>
          </table:table-cell>
          <table:table-cell table:formula="of:=[.C434]/([.H434]-[.H433])" office:value-type="float" office:value="110917.099610755" calcext:value-type="float">
            <text:p>110917.099610755</text:p>
          </table:table-cell>
          <table:table-cell table:formula="of:=[.G434]-[.$B434]" office:value-type="float" office:value="9.96519064903259" calcext:value-type="float">
            <text:p>9.96519064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4405.80353" calcext:value-type="float">
            <text:p>1443144405.80353</text:p>
          </table:table-cell>
          <table:table-cell office:value-type="float" office:value="4416" calcext:value-type="float">
            <text:p>4416</text:p>
          </table:table-cell>
          <table:table-cell table:formula="of:=[.B435]-[.$B$2]" office:value-type="float" office:value="45.8033063411713" calcext:value-type="float">
            <text:p>45.8033063412</text:p>
          </table:table-cell>
          <table:table-cell table:formula="of:=[.C435]/([.D435]-[.D434])" office:value-type="float" office:value="104409.556274592" calcext:value-type="float">
            <text:p>104409.556274592</text:p>
          </table:table-cell>
          <table:table-cell/>
          <table:table-cell office:value-type="float" office:value="1443144415.76628" calcext:value-type="float">
            <text:p>1443144415.76628</text:p>
          </table:table-cell>
          <table:table-cell table:formula="of:=[.G435]-[.$B$2]" office:value-type="float" office:value="55.7660648822784" calcext:value-type="float">
            <text:p>55.7660648823</text:p>
          </table:table-cell>
          <table:table-cell table:formula="of:=[.C435]/([.H435]-[.H434])" office:value-type="float" office:value="110779.777531894" calcext:value-type="float">
            <text:p>110779.777531894</text:p>
          </table:table-cell>
          <table:table-cell table:formula="of:=[.G435]-[.$B435]" office:value-type="float" office:value="9.96275854110718" calcext:value-type="float">
            <text:p>9.962758541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4405.84585" calcext:value-type="float">
            <text:p>1443144405.84585</text:p>
          </table:table-cell>
          <table:table-cell office:value-type="float" office:value="4416" calcext:value-type="float">
            <text:p>4416</text:p>
          </table:table-cell>
          <table:table-cell table:formula="of:=[.B436]-[.$B$2]" office:value-type="float" office:value="45.8456287384033" calcext:value-type="float">
            <text:p>45.8456287384</text:p>
          </table:table-cell>
          <table:table-cell table:formula="of:=[.C436]/([.D436]-[.D435])" office:value-type="float" office:value="104341.915600548" calcext:value-type="float">
            <text:p>104341.915600548</text:p>
          </table:table-cell>
          <table:table-cell/>
          <table:table-cell office:value-type="float" office:value="1443144415.80618" calcext:value-type="float">
            <text:p>1443144415.80618</text:p>
          </table:table-cell>
          <table:table-cell table:formula="of:=[.G436]-[.$B$2]" office:value-type="float" office:value="55.8059632778168" calcext:value-type="float">
            <text:p>55.8059632778</text:p>
          </table:table-cell>
          <table:table-cell table:formula="of:=[.C436]/([.H436]-[.H435])" office:value-type="float" office:value="110681.142447384" calcext:value-type="float">
            <text:p>110681.142447384</text:p>
          </table:table-cell>
          <table:table-cell table:formula="of:=[.G436]-[.$B436]" office:value-type="float" office:value="9.96033453941345" calcext:value-type="float">
            <text:p>9.9603345394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4405.88827" calcext:value-type="float">
            <text:p>1443144405.88827</text:p>
          </table:table-cell>
          <table:table-cell office:value-type="float" office:value="4416" calcext:value-type="float">
            <text:p>4416</text:p>
          </table:table-cell>
          <table:table-cell table:formula="of:=[.B437]-[.$B$2]" office:value-type="float" office:value="45.888053894043" calcext:value-type="float">
            <text:p>45.888053894</text:p>
          </table:table-cell>
          <table:table-cell table:formula="of:=[.C437]/([.D437]-[.D436])" office:value-type="float" office:value="104089.187969249" calcext:value-type="float">
            <text:p>104089.187969249</text:p>
          </table:table-cell>
          <table:table-cell/>
          <table:table-cell office:value-type="float" office:value="1443144415.84608" calcext:value-type="float">
            <text:p>1443144415.84608</text:p>
          </table:table-cell>
          <table:table-cell table:formula="of:=[.G437]-[.$B$2]" office:value-type="float" office:value="55.8458635807037" calcext:value-type="float">
            <text:p>55.8458635807</text:p>
          </table:table-cell>
          <table:table-cell table:formula="of:=[.C437]/([.H437]-[.H436])" office:value-type="float" office:value="110675.851572117" calcext:value-type="float">
            <text:p>110675.851572117</text:p>
          </table:table-cell>
          <table:table-cell table:formula="of:=[.G437]-[.$B437]" office:value-type="float" office:value="9.95780968666077" calcext:value-type="float">
            <text:p>9.957809686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4405.93059" calcext:value-type="float">
            <text:p>1443144405.93059</text:p>
          </table:table-cell>
          <table:table-cell office:value-type="float" office:value="4416" calcext:value-type="float">
            <text:p>4416</text:p>
          </table:table-cell>
          <table:table-cell table:formula="of:=[.B438]-[.$B$2]" office:value-type="float" office:value="45.9303724765778" calcext:value-type="float">
            <text:p>45.9303724766</text:p>
          </table:table-cell>
          <table:table-cell table:formula="of:=[.C438]/([.D438]-[.D437])" office:value-type="float" office:value="104351.321227964" calcext:value-type="float">
            <text:p>104351.321227964</text:p>
          </table:table-cell>
          <table:table-cell/>
          <table:table-cell office:value-type="float" office:value="1443144415.88602" calcext:value-type="float">
            <text:p>1443144415.88602</text:p>
          </table:table-cell>
          <table:table-cell table:formula="of:=[.G438]-[.$B$2]" office:value-type="float" office:value="55.8858046531677" calcext:value-type="float">
            <text:p>55.8858046532</text:p>
          </table:table-cell>
          <table:table-cell table:formula="of:=[.C438]/([.H438]-[.H437])" office:value-type="float" office:value="110562.879952246" calcext:value-type="float">
            <text:p>110562.879952246</text:p>
          </table:table-cell>
          <table:table-cell table:formula="of:=[.G438]-[.$B438]" office:value-type="float" office:value="9.95543217658997" calcext:value-type="float">
            <text:p>9.955432176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4405.97282" calcext:value-type="float">
            <text:p>1443144405.97282</text:p>
          </table:table-cell>
          <table:table-cell office:value-type="float" office:value="4416" calcext:value-type="float">
            <text:p>4416</text:p>
          </table:table-cell>
          <table:table-cell table:formula="of:=[.B439]-[.$B$2]" office:value-type="float" office:value="45.9726004600525" calcext:value-type="float">
            <text:p>45.9726004601</text:p>
          </table:table-cell>
          <table:table-cell table:formula="of:=[.C439]/([.D439]-[.D438])" office:value-type="float" office:value="104575.204322566" calcext:value-type="float">
            <text:p>104575.204322566</text:p>
          </table:table-cell>
          <table:table-cell/>
          <table:table-cell office:value-type="float" office:value="1443144415.92588" calcext:value-type="float">
            <text:p>1443144415.92588</text:p>
          </table:table-cell>
          <table:table-cell table:formula="of:=[.G439]-[.$B$2]" office:value-type="float" office:value="55.925657749176" calcext:value-type="float">
            <text:p>55.9256577492</text:p>
          </table:table-cell>
          <table:table-cell table:formula="of:=[.C439]/([.H439]-[.H438])" office:value-type="float" office:value="110806.949580033" calcext:value-type="float">
            <text:p>110806.949580033</text:p>
          </table:table-cell>
          <table:table-cell table:formula="of:=[.G439]-[.$B439]" office:value-type="float" office:value="9.95305728912354" calcext:value-type="float">
            <text:p>9.953057289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4406.01434" calcext:value-type="float">
            <text:p>1443144406.01434</text:p>
          </table:table-cell>
          <table:table-cell office:value-type="float" office:value="4416" calcext:value-type="float">
            <text:p>4416</text:p>
          </table:table-cell>
          <table:table-cell table:formula="of:=[.B440]-[.$B$2]" office:value-type="float" office:value="46.0141172409058" calcext:value-type="float">
            <text:p>46.0141172409</text:p>
          </table:table-cell>
          <table:table-cell table:formula="of:=[.C440]/([.D440]-[.D439])" office:value-type="float" office:value="106366.62836666" calcext:value-type="float">
            <text:p>106366.62836666</text:p>
          </table:table-cell>
          <table:table-cell/>
          <table:table-cell office:value-type="float" office:value="1443144415.96577" calcext:value-type="float">
            <text:p>1443144415.96577</text:p>
          </table:table-cell>
          <table:table-cell table:formula="of:=[.G440]-[.$B$2]" office:value-type="float" office:value="55.9655468463898" calcext:value-type="float">
            <text:p>55.9655468464</text:p>
          </table:table-cell>
          <table:table-cell table:formula="of:=[.C440]/([.H440]-[.H439])" office:value-type="float" office:value="110706.942710108" calcext:value-type="float">
            <text:p>110706.942710108</text:p>
          </table:table-cell>
          <table:table-cell table:formula="of:=[.G440]-[.$B440]" office:value-type="float" office:value="9.95142960548401" calcext:value-type="float">
            <text:p>9.951429605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4406.05463" calcext:value-type="float">
            <text:p>1443144406.05463</text:p>
          </table:table-cell>
          <table:table-cell office:value-type="float" office:value="4416" calcext:value-type="float">
            <text:p>4416</text:p>
          </table:table-cell>
          <table:table-cell table:formula="of:=[.B441]-[.$B$2]" office:value-type="float" office:value="46.0544106960297" calcext:value-type="float">
            <text:p>46.054410696</text:p>
          </table:table-cell>
          <table:table-cell table:formula="of:=[.C441]/([.D441]-[.D440])" office:value-type="float" office:value="109595.962580546" calcext:value-type="float">
            <text:p>109595.962580546</text:p>
          </table:table-cell>
          <table:table-cell/>
          <table:table-cell office:value-type="float" office:value="1443144416.00124" calcext:value-type="float">
            <text:p>1443144416.00124</text:p>
          </table:table-cell>
          <table:table-cell table:formula="of:=[.G441]-[.$B$2]" office:value-type="float" office:value="56.0010187625885" calcext:value-type="float">
            <text:p>56.0010187626</text:p>
          </table:table-cell>
          <table:table-cell table:formula="of:=[.C441]/([.H441]-[.H440])" office:value-type="float" office:value="124492.851619841" calcext:value-type="float">
            <text:p>124492.851619841</text:p>
          </table:table-cell>
          <table:table-cell table:formula="of:=[.G441]-[.$B441]" office:value-type="float" office:value="9.94660806655884" calcext:value-type="float">
            <text:p>9.946608066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4406.09492" calcext:value-type="float">
            <text:p>1443144406.09492</text:p>
          </table:table-cell>
          <table:table-cell office:value-type="float" office:value="4416" calcext:value-type="float">
            <text:p>4416</text:p>
          </table:table-cell>
          <table:table-cell table:formula="of:=[.B442]-[.$B$2]" office:value-type="float" office:value="46.0946979522705" calcext:value-type="float">
            <text:p>46.0946979523</text:p>
          </table:table-cell>
          <table:table-cell table:formula="of:=[.C442]/([.D442]-[.D441])" office:value-type="float" office:value="109612.825792859" calcext:value-type="float">
            <text:p>109612.825792859</text:p>
          </table:table-cell>
          <table:table-cell/>
          <table:table-cell office:value-type="float" office:value="1443144416.01365" calcext:value-type="float">
            <text:p>1443144416.01365</text:p>
          </table:table-cell>
          <table:table-cell table:formula="of:=[.G442]-[.$B$2]" office:value-type="float" office:value="56.0134332180023" calcext:value-type="float">
            <text:p>56.013433218</text:p>
          </table:table-cell>
          <table:table-cell table:formula="of:=[.C442]/([.H442]-[.H441])" office:value-type="float" office:value="355714.354983676" calcext:value-type="float">
            <text:p>355714.354983676</text:p>
          </table:table-cell>
          <table:table-cell table:formula="of:=[.G442]-[.$B442]" office:value-type="float" office:value="9.91873526573181" calcext:value-type="float">
            <text:p>9.918735265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4406.1352" calcext:value-type="float">
            <text:p>1443144406.1352</text:p>
          </table:table-cell>
          <table:table-cell office:value-type="float" office:value="4416" calcext:value-type="float">
            <text:p>4416</text:p>
          </table:table-cell>
          <table:table-cell table:formula="of:=[.B443]-[.$B$2]" office:value-type="float" office:value="46.134978055954" calcext:value-type="float">
            <text:p>46.134978056</text:p>
          </table:table-cell>
          <table:table-cell table:formula="of:=[.C443]/([.D443]-[.D442])" office:value-type="float" office:value="109632.289795024" calcext:value-type="float">
            <text:p>109632.289795024</text:p>
          </table:table-cell>
          <table:table-cell/>
          <table:table-cell office:value-type="float" office:value="1443144416.02605" calcext:value-type="float">
            <text:p>1443144416.02605</text:p>
          </table:table-cell>
          <table:table-cell table:formula="of:=[.G443]-[.$B$2]" office:value-type="float" office:value="56.0258333683014" calcext:value-type="float">
            <text:p>56.0258333683</text:p>
          </table:table-cell>
          <table:table-cell table:formula="of:=[.C443]/([.H443]-[.H442])" office:value-type="float" office:value="356124.715708518" calcext:value-type="float">
            <text:p>356124.715708518</text:p>
          </table:table-cell>
          <table:table-cell table:formula="of:=[.G443]-[.$B443]" office:value-type="float" office:value="9.89085531234741" calcext:value-type="float">
            <text:p>9.890855312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4406.17547" calcext:value-type="float">
            <text:p>1443144406.17547</text:p>
          </table:table-cell>
          <table:table-cell office:value-type="float" office:value="4416" calcext:value-type="float">
            <text:p>4416</text:p>
          </table:table-cell>
          <table:table-cell table:formula="of:=[.B444]-[.$B$2]" office:value-type="float" office:value="46.1752471923828" calcext:value-type="float">
            <text:p>46.1752471924</text:p>
          </table:table-cell>
          <table:table-cell table:formula="of:=[.C444]/([.D444]-[.D443])" office:value-type="float" office:value="109662.148027543" calcext:value-type="float">
            <text:p>109662.148027543</text:p>
          </table:table-cell>
          <table:table-cell/>
          <table:table-cell office:value-type="float" office:value="1443144416.0486" calcext:value-type="float">
            <text:p>1443144416.0486</text:p>
          </table:table-cell>
          <table:table-cell table:formula="of:=[.G444]-[.$B$2]" office:value-type="float" office:value="56.0483765602112" calcext:value-type="float">
            <text:p>56.0483765602</text:p>
          </table:table-cell>
          <table:table-cell table:formula="of:=[.C444]/([.H444]-[.H443])" office:value-type="float" office:value="195890.62709803" calcext:value-type="float">
            <text:p>195890.62709803</text:p>
          </table:table-cell>
          <table:table-cell table:formula="of:=[.G444]-[.$B444]" office:value-type="float" office:value="9.87312936782837" calcext:value-type="float">
            <text:p>9.873129367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4406.21574" calcext:value-type="float">
            <text:p>1443144406.21574</text:p>
          </table:table-cell>
          <table:table-cell office:value-type="float" office:value="4416" calcext:value-type="float">
            <text:p>4416</text:p>
          </table:table-cell>
          <table:table-cell table:formula="of:=[.B445]-[.$B$2]" office:value-type="float" office:value="46.2155175209045" calcext:value-type="float">
            <text:p>46.2155175209</text:p>
          </table:table-cell>
          <table:table-cell table:formula="of:=[.C445]/([.D445]-[.D444])" office:value-type="float" office:value="109658.901779688" calcext:value-type="float">
            <text:p>109658.901779688</text:p>
          </table:table-cell>
          <table:table-cell/>
          <table:table-cell office:value-type="float" office:value="1443144416.08515" calcext:value-type="float">
            <text:p>1443144416.08515</text:p>
          </table:table-cell>
          <table:table-cell table:formula="of:=[.G445]-[.$B$2]" office:value-type="float" office:value="56.084929227829" calcext:value-type="float">
            <text:p>56.0849292278</text:p>
          </table:table-cell>
          <table:table-cell table:formula="of:=[.C445]/([.H445]-[.H444])" office:value-type="float" office:value="120811.975918546" calcext:value-type="float">
            <text:p>120811.975918546</text:p>
          </table:table-cell>
          <table:table-cell table:formula="of:=[.G445]-[.$B445]" office:value-type="float" office:value="9.86941170692444" calcext:value-type="float">
            <text:p>9.869411706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4406.256" calcext:value-type="float">
            <text:p>1443144406.256</text:p>
          </table:table-cell>
          <table:table-cell office:value-type="float" office:value="4416" calcext:value-type="float">
            <text:p>4416</text:p>
          </table:table-cell>
          <table:table-cell table:formula="of:=[.B446]-[.$B$2]" office:value-type="float" office:value="46.2557797431946" calcext:value-type="float">
            <text:p>46.2557797432</text:p>
          </table:table-cell>
          <table:table-cell table:formula="of:=[.C446]/([.D446]-[.D445])" office:value-type="float" office:value="109680.9800559" calcext:value-type="float">
            <text:p>109680.9800559</text:p>
          </table:table-cell>
          <table:table-cell/>
          <table:table-cell office:value-type="float" office:value="1443144416.1218" calcext:value-type="float">
            <text:p>1443144416.1218</text:p>
          </table:table-cell>
          <table:table-cell table:formula="of:=[.G446]-[.$B$2]" office:value-type="float" office:value="56.1215784549713" calcext:value-type="float">
            <text:p>56.121578455</text:p>
          </table:table-cell>
          <table:table-cell table:formula="of:=[.C446]/([.H446]-[.H445])" office:value-type="float" office:value="120493.673245814" calcext:value-type="float">
            <text:p>120493.673245814</text:p>
          </table:table-cell>
          <table:table-cell table:formula="of:=[.G446]-[.$B446]" office:value-type="float" office:value="9.86579871177673" calcext:value-type="float">
            <text:p>9.865798711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4406.29626" calcext:value-type="float">
            <text:p>1443144406.29626</text:p>
          </table:table-cell>
          <table:table-cell office:value-type="float" office:value="4416" calcext:value-type="float">
            <text:p>4416</text:p>
          </table:table-cell>
          <table:table-cell table:formula="of:=[.B447]-[.$B$2]" office:value-type="float" office:value="46.2960448265076" calcext:value-type="float">
            <text:p>46.2960448265</text:p>
          </table:table-cell>
          <table:table-cell table:formula="of:=[.C447]/([.D447]-[.D446])" office:value-type="float" office:value="109673.186708036" calcext:value-type="float">
            <text:p>109673.186708036</text:p>
          </table:table-cell>
          <table:table-cell/>
          <table:table-cell office:value-type="float" office:value="1443144416.15839" calcext:value-type="float">
            <text:p>1443144416.15839</text:p>
          </table:table-cell>
          <table:table-cell table:formula="of:=[.G447]-[.$B$2]" office:value-type="float" office:value="56.1581721305847" calcext:value-type="float">
            <text:p>56.1581721306</text:p>
          </table:table-cell>
          <table:table-cell table:formula="of:=[.C447]/([.H447]-[.H446])" office:value-type="float" office:value="120676.590311757" calcext:value-type="float">
            <text:p>120676.590311757</text:p>
          </table:table-cell>
          <table:table-cell table:formula="of:=[.G447]-[.$B447]" office:value-type="float" office:value="9.86212730407715" calcext:value-type="float">
            <text:p>9.862127304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4406.33654" calcext:value-type="float">
            <text:p>1443144406.33654</text:p>
          </table:table-cell>
          <table:table-cell office:value-type="float" office:value="4416" calcext:value-type="float">
            <text:p>4416</text:p>
          </table:table-cell>
          <table:table-cell table:formula="of:=[.B448]-[.$B$2]" office:value-type="float" office:value="46.3363220691681" calcext:value-type="float">
            <text:p>46.3363220692</text:p>
          </table:table-cell>
          <table:table-cell table:formula="of:=[.C448]/([.D448]-[.D447])" office:value-type="float" office:value="109640.077331518" calcext:value-type="float">
            <text:p>109640.077331518</text:p>
          </table:table-cell>
          <table:table-cell/>
          <table:table-cell office:value-type="float" office:value="1443144416.19503" calcext:value-type="float">
            <text:p>1443144416.19503</text:p>
          </table:table-cell>
          <table:table-cell table:formula="of:=[.G448]-[.$B$2]" office:value-type="float" office:value="56.1948130130768" calcext:value-type="float">
            <text:p>56.1948130131</text:p>
          </table:table-cell>
          <table:table-cell table:formula="of:=[.C448]/([.H448]-[.H447])" office:value-type="float" office:value="120521.114658095" calcext:value-type="float">
            <text:p>120521.114658095</text:p>
          </table:table-cell>
          <table:table-cell table:formula="of:=[.G448]-[.$B448]" office:value-type="float" office:value="9.85849094390869" calcext:value-type="float">
            <text:p>9.8584909439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4406.37683" calcext:value-type="float">
            <text:p>1443144406.37683</text:p>
          </table:table-cell>
          <table:table-cell office:value-type="float" office:value="4416" calcext:value-type="float">
            <text:p>4416</text:p>
          </table:table-cell>
          <table:table-cell table:formula="of:=[.B449]-[.$B$2]" office:value-type="float" office:value="46.3766107559204" calcext:value-type="float">
            <text:p>46.3766107559</text:p>
          </table:table-cell>
          <table:table-cell table:formula="of:=[.C449]/([.D449]-[.D448])" office:value-type="float" office:value="109608.933821745" calcext:value-type="float">
            <text:p>109608.933821745</text:p>
          </table:table-cell>
          <table:table-cell/>
          <table:table-cell office:value-type="float" office:value="1443144416.23147" calcext:value-type="float">
            <text:p>1443144416.23147</text:p>
          </table:table-cell>
          <table:table-cell table:formula="of:=[.G449]-[.$B$2]" office:value-type="float" office:value="56.2312495708466" calcext:value-type="float">
            <text:p>56.2312495708</text:p>
          </table:table-cell>
          <table:table-cell table:formula="of:=[.C449]/([.H449]-[.H448])" office:value-type="float" office:value="121196.95905147" calcext:value-type="float">
            <text:p>121196.95905147</text:p>
          </table:table-cell>
          <table:table-cell table:formula="of:=[.G449]-[.$B449]" office:value-type="float" office:value="9.85463881492615" calcext:value-type="float">
            <text:p>9.854638814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4406.41712" calcext:value-type="float">
            <text:p>1443144406.41712</text:p>
          </table:table-cell>
          <table:table-cell office:value-type="float" office:value="4416" calcext:value-type="float">
            <text:p>4416</text:p>
          </table:table-cell>
          <table:table-cell table:formula="of:=[.B450]-[.$B$2]" office:value-type="float" office:value="46.4168972969055" calcext:value-type="float">
            <text:p>46.4168972969</text:p>
          </table:table-cell>
          <table:table-cell table:formula="of:=[.C450]/([.D450]-[.D449])" office:value-type="float" office:value="109614.771882065" calcext:value-type="float">
            <text:p>109614.771882065</text:p>
          </table:table-cell>
          <table:table-cell/>
          <table:table-cell office:value-type="float" office:value="1443144416.26799" calcext:value-type="float">
            <text:p>1443144416.26799</text:p>
          </table:table-cell>
          <table:table-cell table:formula="of:=[.G450]-[.$B$2]" office:value-type="float" office:value="56.2677674293518" calcext:value-type="float">
            <text:p>56.2677674294</text:p>
          </table:table-cell>
          <table:table-cell table:formula="of:=[.C450]/([.H450]-[.H449])" office:value-type="float" office:value="120927.134852808" calcext:value-type="float">
            <text:p>120927.134852808</text:p>
          </table:table-cell>
          <table:table-cell table:formula="of:=[.G450]-[.$B450]" office:value-type="float" office:value="9.85087013244629" calcext:value-type="float">
            <text:p>9.8508701324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4406.45739" calcext:value-type="float">
            <text:p>1443144406.45739</text:p>
          </table:table-cell>
          <table:table-cell office:value-type="float" office:value="4416" calcext:value-type="float">
            <text:p>4416</text:p>
          </table:table-cell>
          <table:table-cell table:formula="of:=[.B451]-[.$B$2]" office:value-type="float" office:value="46.4571666717529" calcext:value-type="float">
            <text:p>46.4571666718</text:p>
          </table:table-cell>
          <table:table-cell table:formula="of:=[.C451]/([.D451]-[.D450])" office:value-type="float" office:value="109661.498762596" calcext:value-type="float">
            <text:p>109661.498762596</text:p>
          </table:table-cell>
          <table:table-cell/>
          <table:table-cell office:value-type="float" office:value="1443144416.30459" calcext:value-type="float">
            <text:p>1443144416.30459</text:p>
          </table:table-cell>
          <table:table-cell table:formula="of:=[.G451]-[.$B$2]" office:value-type="float" office:value="56.3043661117554" calcext:value-type="float">
            <text:p>56.3043661118</text:p>
          </table:table-cell>
          <table:table-cell table:formula="of:=[.C451]/([.H451]-[.H450])" office:value-type="float" office:value="120660.081456099" calcext:value-type="float">
            <text:p>120660.081456099</text:p>
          </table:table-cell>
          <table:table-cell table:formula="of:=[.G451]-[.$B451]" office:value-type="float" office:value="9.84719944000244" calcext:value-type="float">
            <text:p>9.8471994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4406.49767" calcext:value-type="float">
            <text:p>1443144406.49767</text:p>
          </table:table-cell>
          <table:table-cell office:value-type="float" office:value="4416" calcext:value-type="float">
            <text:p>4416</text:p>
          </table:table-cell>
          <table:table-cell table:formula="of:=[.B452]-[.$B$2]" office:value-type="float" office:value="46.4974462985992" calcext:value-type="float">
            <text:p>46.4974462986</text:p>
          </table:table-cell>
          <table:table-cell table:formula="of:=[.C452]/([.D452]-[.D451])" office:value-type="float" office:value="109633.587640948" calcext:value-type="float">
            <text:p>109633.587640948</text:p>
          </table:table-cell>
          <table:table-cell/>
          <table:table-cell office:value-type="float" office:value="1443144416.34122" calcext:value-type="float">
            <text:p>1443144416.34122</text:p>
          </table:table-cell>
          <table:table-cell table:formula="of:=[.G452]-[.$B$2]" office:value-type="float" office:value="56.3410036563873" calcext:value-type="float">
            <text:p>56.3410036564</text:p>
          </table:table-cell>
          <table:table-cell table:formula="of:=[.C452]/([.H452]-[.H451])" office:value-type="float" office:value="120532.094723074" calcext:value-type="float">
            <text:p>120532.094723074</text:p>
          </table:table-cell>
          <table:table-cell table:formula="of:=[.G452]-[.$B452]" office:value-type="float" office:value="9.84355735778809" calcext:value-type="float">
            <text:p>9.8435573578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4406.53794" calcext:value-type="float">
            <text:p>1443144406.53794</text:p>
          </table:table-cell>
          <table:table-cell office:value-type="float" office:value="4416" calcext:value-type="float">
            <text:p>4416</text:p>
          </table:table-cell>
          <table:table-cell table:formula="of:=[.B453]-[.$B$2]" office:value-type="float" office:value="46.5377223491669" calcext:value-type="float">
            <text:p>46.5377223492</text:p>
          </table:table-cell>
          <table:table-cell table:formula="of:=[.C453]/([.D453]-[.D452])" office:value-type="float" office:value="109643.322464926" calcext:value-type="float">
            <text:p>109643.322464926</text:p>
          </table:table-cell>
          <table:table-cell/>
          <table:table-cell office:value-type="float" office:value="1443144416.37774" calcext:value-type="float">
            <text:p>1443144416.37774</text:p>
          </table:table-cell>
          <table:table-cell table:formula="of:=[.G453]-[.$B$2]" office:value-type="float" office:value="56.3775203227997" calcext:value-type="float">
            <text:p>56.3775203228</text:p>
          </table:table-cell>
          <table:table-cell table:formula="of:=[.C453]/([.H453]-[.H452])" office:value-type="float" office:value="120931.082540056" calcext:value-type="float">
            <text:p>120931.082540056</text:p>
          </table:table-cell>
          <table:table-cell table:formula="of:=[.G453]-[.$B453]" office:value-type="float" office:value="9.83979797363281" calcext:value-type="float">
            <text:p>9.839797973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4406.57822" calcext:value-type="float">
            <text:p>1443144406.57822</text:p>
          </table:table-cell>
          <table:table-cell office:value-type="float" office:value="4416" calcext:value-type="float">
            <text:p>4416</text:p>
          </table:table-cell>
          <table:table-cell table:formula="of:=[.B454]-[.$B$2]" office:value-type="float" office:value="46.5780003070831" calcext:value-type="float">
            <text:p>46.5780003071</text:p>
          </table:table-cell>
          <table:table-cell table:formula="of:=[.C454]/([.D454]-[.D453])" office:value-type="float" office:value="109638.130343676" calcext:value-type="float">
            <text:p>109638.130343676</text:p>
          </table:table-cell>
          <table:table-cell/>
          <table:table-cell office:value-type="float" office:value="1443144416.41425" calcext:value-type="float">
            <text:p>1443144416.41425</text:p>
          </table:table-cell>
          <table:table-cell table:formula="of:=[.G454]-[.$B$2]" office:value-type="float" office:value="56.4140336513519" calcext:value-type="float">
            <text:p>56.4140336514</text:p>
          </table:table-cell>
          <table:table-cell table:formula="of:=[.C454]/([.H454]-[.H453])" office:value-type="float" office:value="120942.137435683" calcext:value-type="float">
            <text:p>120942.137435683</text:p>
          </table:table-cell>
          <table:table-cell table:formula="of:=[.G454]-[.$B454]" office:value-type="float" office:value="9.8360333442688" calcext:value-type="float">
            <text:p>9.836033344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4406.61849" calcext:value-type="float">
            <text:p>1443144406.61849</text:p>
          </table:table-cell>
          <table:table-cell office:value-type="float" office:value="4416" calcext:value-type="float">
            <text:p>4416</text:p>
          </table:table-cell>
          <table:table-cell table:formula="of:=[.B455]-[.$B$2]" office:value-type="float" office:value="46.6182751655579" calcext:value-type="float">
            <text:p>46.6182751656</text:p>
          </table:table-cell>
          <table:table-cell table:formula="of:=[.C455]/([.D455]-[.D454])" office:value-type="float" office:value="109646.56779044" calcext:value-type="float">
            <text:p>109646.56779044</text:p>
          </table:table-cell>
          <table:table-cell/>
          <table:table-cell office:value-type="float" office:value="1443144416.45088" calcext:value-type="float">
            <text:p>1443144416.45088</text:p>
          </table:table-cell>
          <table:table-cell table:formula="of:=[.G455]-[.$B$2]" office:value-type="float" office:value="56.4506621360779" calcext:value-type="float">
            <text:p>56.4506621361</text:p>
          </table:table-cell>
          <table:table-cell table:formula="of:=[.C455]/([.H455]-[.H454])" office:value-type="float" office:value="120561.90784412" calcext:value-type="float">
            <text:p>120561.90784412</text:p>
          </table:table-cell>
          <table:table-cell table:formula="of:=[.G455]-[.$B455]" office:value-type="float" office:value="9.83238697052002" calcext:value-type="float">
            <text:p>9.832386970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4406.65878" calcext:value-type="float">
            <text:p>1443144406.65878</text:p>
          </table:table-cell>
          <table:table-cell office:value-type="float" office:value="4416" calcext:value-type="float">
            <text:p>4416</text:p>
          </table:table-cell>
          <table:table-cell table:formula="of:=[.B456]-[.$B$2]" office:value-type="float" office:value="46.6585593223572" calcext:value-type="float">
            <text:p>46.6585593224</text:p>
          </table:table-cell>
          <table:table-cell table:formula="of:=[.C456]/([.D456]-[.D455])" office:value-type="float" office:value="109621.259345186" calcext:value-type="float">
            <text:p>109621.259345186</text:p>
          </table:table-cell>
          <table:table-cell/>
          <table:table-cell office:value-type="float" office:value="1443144416.48744" calcext:value-type="float">
            <text:p>1443144416.48744</text:p>
          </table:table-cell>
          <table:table-cell table:formula="of:=[.G456]-[.$B$2]" office:value-type="float" office:value="56.4872198104858" calcext:value-type="float">
            <text:p>56.4872198105</text:p>
          </table:table-cell>
          <table:table-cell table:formula="of:=[.C456]/([.H456]-[.H455])" office:value-type="float" office:value="120795.430002478" calcext:value-type="float">
            <text:p>120795.430002478</text:p>
          </table:table-cell>
          <table:table-cell table:formula="of:=[.G456]-[.$B456]" office:value-type="float" office:value="9.82866048812866" calcext:value-type="float">
            <text:p>9.828660488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4406.69906" calcext:value-type="float">
            <text:p>1443144406.69906</text:p>
          </table:table-cell>
          <table:table-cell office:value-type="float" office:value="4416" calcext:value-type="float">
            <text:p>4416</text:p>
          </table:table-cell>
          <table:table-cell table:formula="of:=[.B457]-[.$B$2]" office:value-type="float" office:value="46.6988441944122" calcext:value-type="float">
            <text:p>46.6988441944</text:p>
          </table:table-cell>
          <table:table-cell table:formula="of:=[.C457]/([.D457]-[.D456])" office:value-type="float" office:value="109619.31302562" calcext:value-type="float">
            <text:p>109619.31302562</text:p>
          </table:table-cell>
          <table:table-cell/>
          <table:table-cell office:value-type="float" office:value="1443144416.52401" calcext:value-type="float">
            <text:p>1443144416.52401</text:p>
          </table:table-cell>
          <table:table-cell table:formula="of:=[.G457]-[.$B$2]" office:value-type="float" office:value="56.5237917900086" calcext:value-type="float">
            <text:p>56.52379179</text:p>
          </table:table-cell>
          <table:table-cell table:formula="of:=[.C457]/([.H457]-[.H456])" office:value-type="float" office:value="120748.180919723" calcext:value-type="float">
            <text:p>120748.180919723</text:p>
          </table:table-cell>
          <table:table-cell table:formula="of:=[.G457]-[.$B457]" office:value-type="float" office:value="9.82494759559631" calcext:value-type="float">
            <text:p>9.8249475956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4406.73934" calcext:value-type="float">
            <text:p>1443144406.73934</text:p>
          </table:table-cell>
          <table:table-cell office:value-type="float" office:value="4416" calcext:value-type="float">
            <text:p>4416</text:p>
          </table:table-cell>
          <table:table-cell table:formula="of:=[.B458]-[.$B$2]" office:value-type="float" office:value="46.7391204833984" calcext:value-type="float">
            <text:p>46.7391204834</text:p>
          </table:table-cell>
          <table:table-cell table:formula="of:=[.C458]/([.D458]-[.D457])" office:value-type="float" office:value="109642.673422877" calcext:value-type="float">
            <text:p>109642.673422877</text:p>
          </table:table-cell>
          <table:table-cell/>
          <table:table-cell office:value-type="float" office:value="1443144416.56062" calcext:value-type="float">
            <text:p>1443144416.56062</text:p>
          </table:table-cell>
          <table:table-cell table:formula="of:=[.G458]-[.$B$2]" office:value-type="float" office:value="56.5603978633881" calcext:value-type="float">
            <text:p>56.5603978634</text:p>
          </table:table-cell>
          <table:table-cell table:formula="of:=[.C458]/([.H458]-[.H457])" office:value-type="float" office:value="120635.719494324" calcext:value-type="float">
            <text:p>120635.719494324</text:p>
          </table:table-cell>
          <table:table-cell table:formula="of:=[.G458]-[.$B458]" office:value-type="float" office:value="9.82127737998962" calcext:value-type="float">
            <text:p>9.82127738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4406.77962" calcext:value-type="float">
            <text:p>1443144406.77962</text:p>
          </table:table-cell>
          <table:table-cell office:value-type="float" office:value="4416" calcext:value-type="float">
            <text:p>4416</text:p>
          </table:table-cell>
          <table:table-cell table:formula="of:=[.B459]-[.$B$2]" office:value-type="float" office:value="46.7793984413147" calcext:value-type="float">
            <text:p>46.7793984413</text:p>
          </table:table-cell>
          <table:table-cell table:formula="of:=[.C459]/([.D459]-[.D458])" office:value-type="float" office:value="109638.130343676" calcext:value-type="float">
            <text:p>109638.130343676</text:p>
          </table:table-cell>
          <table:table-cell/>
          <table:table-cell office:value-type="float" office:value="1443144416.59715" calcext:value-type="float">
            <text:p>1443144416.59715</text:p>
          </table:table-cell>
          <table:table-cell table:formula="of:=[.G459]-[.$B$2]" office:value-type="float" office:value="56.5969345569611" calcext:value-type="float">
            <text:p>56.596934557</text:p>
          </table:table-cell>
          <table:table-cell table:formula="of:=[.C459]/([.H459]-[.H458])" office:value-type="float" office:value="120864.795583572" calcext:value-type="float">
            <text:p>120864.795583572</text:p>
          </table:table-cell>
          <table:table-cell table:formula="of:=[.G459]-[.$B459]" office:value-type="float" office:value="9.81753611564636" calcext:value-type="float">
            <text:p>9.817536115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4406.81987" calcext:value-type="float">
            <text:p>1443144406.81987</text:p>
          </table:table-cell>
          <table:table-cell office:value-type="float" office:value="4416" calcext:value-type="float">
            <text:p>4416</text:p>
          </table:table-cell>
          <table:table-cell table:formula="of:=[.B460]-[.$B$2]" office:value-type="float" office:value="46.8196544647217" calcext:value-type="float">
            <text:p>46.8196544647</text:p>
          </table:table-cell>
          <table:table-cell table:formula="of:=[.C460]/([.D460]-[.D459])" office:value-type="float" office:value="109697.869443161" calcext:value-type="float">
            <text:p>109697.869443161</text:p>
          </table:table-cell>
          <table:table-cell/>
          <table:table-cell office:value-type="float" office:value="1443144416.63364" calcext:value-type="float">
            <text:p>1443144416.63364</text:p>
          </table:table-cell>
          <table:table-cell table:formula="of:=[.G460]-[.$B$2]" office:value-type="float" office:value="56.6334216594696" calcext:value-type="float">
            <text:p>56.6334216595</text:p>
          </table:table-cell>
          <table:table-cell table:formula="of:=[.C460]/([.H460]-[.H459])" office:value-type="float" office:value="121029.067708674" calcext:value-type="float">
            <text:p>121029.067708674</text:p>
          </table:table-cell>
          <table:table-cell table:formula="of:=[.G460]-[.$B460]" office:value-type="float" office:value="9.81376719474793" calcext:value-type="float">
            <text:p>9.813767194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4406.86016" calcext:value-type="float">
            <text:p>1443144406.86016</text:p>
          </table:table-cell>
          <table:table-cell office:value-type="float" office:value="4416" calcext:value-type="float">
            <text:p>4416</text:p>
          </table:table-cell>
          <table:table-cell table:formula="of:=[.B461]-[.$B$2]" office:value-type="float" office:value="46.8599388599396" calcext:value-type="float">
            <text:p>46.8599388599</text:p>
          </table:table-cell>
          <table:table-cell table:formula="of:=[.C461]/([.D461]-[.D460])" office:value-type="float" office:value="109620.610564318" calcext:value-type="float">
            <text:p>109620.610564318</text:p>
          </table:table-cell>
          <table:table-cell/>
          <table:table-cell office:value-type="float" office:value="1443144416.67032" calcext:value-type="float">
            <text:p>1443144416.67032</text:p>
          </table:table-cell>
          <table:table-cell table:formula="of:=[.G461]-[.$B$2]" office:value-type="float" office:value="56.6701011657715" calcext:value-type="float">
            <text:p>56.6701011658</text:p>
          </table:table-cell>
          <table:table-cell table:formula="of:=[.C461]/([.H461]-[.H460])" office:value-type="float" office:value="120394.204972537" calcext:value-type="float">
            <text:p>120394.204972537</text:p>
          </table:table-cell>
          <table:table-cell table:formula="of:=[.G461]-[.$B461]" office:value-type="float" office:value="9.81016230583191" calcext:value-type="float">
            <text:p>9.810162305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4406.90044" calcext:value-type="float">
            <text:p>1443144406.90044</text:p>
          </table:table-cell>
          <table:table-cell office:value-type="float" office:value="4416" calcext:value-type="float">
            <text:p>4416</text:p>
          </table:table-cell>
          <table:table-cell table:formula="of:=[.B462]-[.$B$2]" office:value-type="float" office:value="46.9002232551575" calcext:value-type="float">
            <text:p>46.9002232552</text:p>
          </table:table-cell>
          <table:table-cell table:formula="of:=[.C462]/([.D462]-[.D461])" office:value-type="float" office:value="109620.610564318" calcext:value-type="float">
            <text:p>109620.610564318</text:p>
          </table:table-cell>
          <table:table-cell/>
          <table:table-cell office:value-type="float" office:value="1443144416.70683" calcext:value-type="float">
            <text:p>1443144416.70683</text:p>
          </table:table-cell>
          <table:table-cell table:formula="of:=[.G462]-[.$B$2]" office:value-type="float" office:value="56.7066142559052" calcext:value-type="float">
            <text:p>56.7066142559</text:p>
          </table:table-cell>
          <table:table-cell table:formula="of:=[.C462]/([.H462]-[.H461])" office:value-type="float" office:value="120942.927148426" calcext:value-type="float">
            <text:p>120942.927148426</text:p>
          </table:table-cell>
          <table:table-cell table:formula="of:=[.G462]-[.$B462]" office:value-type="float" office:value="9.80639100074768" calcext:value-type="float">
            <text:p>9.8063910007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4406.94076" calcext:value-type="float">
            <text:p>1443144406.94076</text:p>
          </table:table-cell>
          <table:table-cell office:value-type="float" office:value="4416" calcext:value-type="float">
            <text:p>4416</text:p>
          </table:table-cell>
          <table:table-cell table:formula="of:=[.B463]-[.$B$2]" office:value-type="float" office:value="46.9405431747437" calcext:value-type="float">
            <text:p>46.9405431747</text:p>
          </table:table-cell>
          <table:table-cell table:formula="of:=[.C463]/([.D463]-[.D462])" office:value-type="float" office:value="109524.027957472" calcext:value-type="float">
            <text:p>109524.027957472</text:p>
          </table:table-cell>
          <table:table-cell/>
          <table:table-cell office:value-type="float" office:value="1443144416.74342" calcext:value-type="float">
            <text:p>1443144416.74342</text:p>
          </table:table-cell>
          <table:table-cell table:formula="of:=[.G463]-[.$B$2]" office:value-type="float" office:value="56.7431988716126" calcext:value-type="float">
            <text:p>56.7431988716</text:p>
          </table:table-cell>
          <table:table-cell table:formula="of:=[.C463]/([.H463]-[.H462])" office:value-type="float" office:value="120706.474965297" calcext:value-type="float">
            <text:p>120706.474965297</text:p>
          </table:table-cell>
          <table:table-cell table:formula="of:=[.G463]-[.$B463]" office:value-type="float" office:value="9.8026556968689" calcext:value-type="float">
            <text:p>9.802655696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4406.98104" calcext:value-type="float">
            <text:p>1443144406.98104</text:p>
          </table:table-cell>
          <table:table-cell office:value-type="float" office:value="4416" calcext:value-type="float">
            <text:p>4416</text:p>
          </table:table-cell>
          <table:table-cell table:formula="of:=[.B464]-[.$B$2]" office:value-type="float" office:value="46.9808156490326" calcext:value-type="float">
            <text:p>46.980815649</text:p>
          </table:table-cell>
          <table:table-cell table:formula="of:=[.C464]/([.D464]-[.D463])" office:value-type="float" office:value="109653.059017849" calcext:value-type="float">
            <text:p>109653.059017849</text:p>
          </table:table-cell>
          <table:table-cell/>
          <table:table-cell office:value-type="float" office:value="1443144416.78" calcext:value-type="float">
            <text:p>1443144416.78</text:p>
          </table:table-cell>
          <table:table-cell table:formula="of:=[.G464]-[.$B$2]" office:value-type="float" office:value="56.7797758579254" calcext:value-type="float">
            <text:p>56.7797758579</text:p>
          </table:table-cell>
          <table:table-cell table:formula="of:=[.C464]/([.H464]-[.H463])" office:value-type="float" office:value="120731.652472053" calcext:value-type="float">
            <text:p>120731.652472053</text:p>
          </table:table-cell>
          <table:table-cell table:formula="of:=[.G464]-[.$B464]" office:value-type="float" office:value="9.79896020889282" calcext:value-type="float">
            <text:p>9.798960208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4420.02931" calcext:value-type="float">
            <text:p>1443144420.02931</text:p>
          </table:table-cell>
          <table:table-cell office:value-type="float" office:value="4416" calcext:value-type="float">
            <text:p>4416</text:p>
          </table:table-cell>
          <table:table-cell table:formula="of:=[.B465]-[.$B$2]" office:value-type="float" office:value="60.0290896892548" calcext:value-type="float">
            <text:p>60.0290896893</text:p>
          </table:table-cell>
          <table:table-cell table:formula="of:=[.C465]/([.D465]-[.D464])" office:value-type="float" office:value="338.435565223982" calcext:value-type="float">
            <text:p>338.435565224</text:p>
          </table:table-cell>
          <table:table-cell/>
          <table:table-cell office:value-type="float" office:value="1443144420.22022" calcext:value-type="float">
            <text:p>1443144420.22022</text:p>
          </table:table-cell>
          <table:table-cell table:formula="of:=[.G465]-[.$B$2]" office:value-type="float" office:value="60.220005273819" calcext:value-type="float">
            <text:p>60.2200052738</text:p>
          </table:table-cell>
          <table:table-cell table:formula="of:=[.C465]/([.H465]-[.H464])" office:value-type="float" office:value="1283.63532373698" calcext:value-type="float">
            <text:p>1283.635323737</text:p>
          </table:table-cell>
          <table:table-cell table:formula="of:=[.G465]-[.$B465]" office:value-type="float" office:value="0.190915584564209" calcext:value-type="float">
            <text:p>0.1909155846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4420.08466" calcext:value-type="float">
            <text:p>1443144420.08466</text:p>
          </table:table-cell>
          <table:table-cell office:value-type="float" office:value="4416" calcext:value-type="float">
            <text:p>4416</text:p>
          </table:table-cell>
          <table:table-cell table:formula="of:=[.B466]-[.$B$2]" office:value-type="float" office:value="60.084440946579" calcext:value-type="float">
            <text:p>60.0844409466</text:p>
          </table:table-cell>
          <table:table-cell table:formula="of:=[.C466]/([.D466]-[.D465])" office:value-type="float" office:value="79781.3855272226" calcext:value-type="float">
            <text:p>79781.3855272226</text:p>
          </table:table-cell>
          <table:table-cell/>
          <table:table-cell office:value-type="float" office:value="1443144420.27548" calcext:value-type="float">
            <text:p>1443144420.27548</text:p>
          </table:table-cell>
          <table:table-cell table:formula="of:=[.G466]-[.$B$2]" office:value-type="float" office:value="60.275262594223" calcext:value-type="float">
            <text:p>60.2752625942</text:p>
          </table:table-cell>
          <table:table-cell table:formula="of:=[.C466]/([.H466]-[.H465])" office:value-type="float" office:value="79917.0131253074" calcext:value-type="float">
            <text:p>79917.0131253074</text:p>
          </table:table-cell>
          <table:table-cell table:formula="of:=[.G466]-[.$B466]" office:value-type="float" office:value="0.190821647644043" calcext:value-type="float">
            <text:p>0.1908216476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4420.14001" calcext:value-type="float">
            <text:p>1443144420.14001</text:p>
          </table:table-cell>
          <table:table-cell office:value-type="float" office:value="4416" calcext:value-type="float">
            <text:p>4416</text:p>
          </table:table-cell>
          <table:table-cell table:formula="of:=[.B467]-[.$B$2]" office:value-type="float" office:value="60.1397943496704" calcext:value-type="float">
            <text:p>60.1397943497</text:p>
          </table:table-cell>
          <table:table-cell table:formula="of:=[.C467]/([.D467]-[.D466])" office:value-type="float" office:value="79778.2928125633" calcext:value-type="float">
            <text:p>79778.2928125633</text:p>
          </table:table-cell>
          <table:table-cell/>
          <table:table-cell office:value-type="float" office:value="1443144420.38623" calcext:value-type="float">
            <text:p>1443144420.38623</text:p>
          </table:table-cell>
          <table:table-cell table:formula="of:=[.G467]-[.$B$2]" office:value-type="float" office:value="60.38600897789" calcext:value-type="float">
            <text:p>60.3860089779</text:p>
          </table:table-cell>
          <table:table-cell table:formula="of:=[.C467]/([.H467]-[.H466])" office:value-type="float" office:value="39874.8912043814" calcext:value-type="float">
            <text:p>39874.8912043814</text:p>
          </table:table-cell>
          <table:table-cell table:formula="of:=[.G467]-[.$B467]" office:value-type="float" office:value="0.246214628219604" calcext:value-type="float">
            <text:p>0.2462146282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4420.19536" calcext:value-type="float">
            <text:p>1443144420.19536</text:p>
          </table:table-cell>
          <table:table-cell office:value-type="float" office:value="4416" calcext:value-type="float">
            <text:p>4416</text:p>
          </table:table-cell>
          <table:table-cell table:formula="of:=[.B468]-[.$B$2]" office:value-type="float" office:value="60.1951358318329" calcext:value-type="float">
            <text:p>60.1951358318</text:p>
          </table:table-cell>
          <table:table-cell table:formula="of:=[.C468]/([.D468]-[.D467])" office:value-type="float" office:value="79795.4775955437" calcext:value-type="float">
            <text:p>79795.4775955437</text:p>
          </table:table-cell>
          <table:table-cell/>
          <table:table-cell office:value-type="float" office:value="1443144420.77345" calcext:value-type="float">
            <text:p>1443144420.77345</text:p>
          </table:table-cell>
          <table:table-cell table:formula="of:=[.G468]-[.$B$2]" office:value-type="float" office:value="60.7732353210449" calcext:value-type="float">
            <text:p>60.773235321</text:p>
          </table:table-cell>
          <table:table-cell table:formula="of:=[.C468]/([.H468]-[.H467])" office:value-type="float" office:value="11404.1827940239" calcext:value-type="float">
            <text:p>11404.1827940239</text:p>
          </table:table-cell>
          <table:table-cell table:formula="of:=[.G468]-[.$B468]" office:value-type="float" office:value="0.578099489212036" calcext:value-type="float">
            <text:p>0.578099489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4420.25074" calcext:value-type="float">
            <text:p>1443144420.25074</text:p>
          </table:table-cell>
          <table:table-cell office:value-type="float" office:value="4416" calcext:value-type="float">
            <text:p>4416</text:p>
          </table:table-cell>
          <table:table-cell table:formula="of:=[.B469]-[.$B$2]" office:value-type="float" office:value="60.2505218982697" calcext:value-type="float">
            <text:p>60.2505218983</text:p>
          </table:table-cell>
          <table:table-cell table:formula="of:=[.C469]/([.D469]-[.D468])" office:value-type="float" office:value="79731.2444103897" calcext:value-type="float">
            <text:p>79731.2444103897</text:p>
          </table:table-cell>
          <table:table-cell/>
          <table:table-cell office:value-type="float" office:value="1443144420.995" calcext:value-type="float">
            <text:p>1443144420.995</text:p>
          </table:table-cell>
          <table:table-cell table:formula="of:=[.G469]-[.$B$2]" office:value-type="float" office:value="60.9947826862335" calcext:value-type="float">
            <text:p>60.9947826862</text:p>
          </table:table-cell>
          <table:table-cell table:formula="of:=[.C469]/([.H469]-[.H468])" office:value-type="float" office:value="19932.5322431199" calcext:value-type="float">
            <text:p>19932.5322431199</text:p>
          </table:table-cell>
          <table:table-cell table:formula="of:=[.G469]-[.$B469]" office:value-type="float" office:value="0.744260787963867" calcext:value-type="float">
            <text:p>0.74426078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4420.30608" calcext:value-type="float">
            <text:p>1443144420.30608</text:p>
          </table:table-cell>
          <table:table-cell office:value-type="float" office:value="4416" calcext:value-type="float">
            <text:p>4416</text:p>
          </table:table-cell>
          <table:table-cell table:formula="of:=[.B470]-[.$B$2]" office:value-type="float" office:value="60.3058648109436" calcext:value-type="float">
            <text:p>60.3058648109</text:p>
          </table:table-cell>
          <table:table-cell table:formula="of:=[.C470]/([.D470]-[.D469])" office:value-type="float" office:value="79793.4150306947" calcext:value-type="float">
            <text:p>79793.4150306947</text:p>
          </table:table-cell>
          <table:table-cell/>
          <table:table-cell office:value-type="float" office:value="1443144421.21476" calcext:value-type="float">
            <text:p>1443144421.21476</text:p>
          </table:table-cell>
          <table:table-cell table:formula="of:=[.G470]-[.$B$2]" office:value-type="float" office:value="61.2145402431488" calcext:value-type="float">
            <text:p>61.2145402431</text:p>
          </table:table-cell>
          <table:table-cell table:formula="of:=[.C470]/([.H470]-[.H469])" office:value-type="float" office:value="20094.8721035444" calcext:value-type="float">
            <text:p>20094.8721035444</text:p>
          </table:table-cell>
          <table:table-cell table:formula="of:=[.G470]-[.$B470]" office:value-type="float" office:value="0.9086754322052" calcext:value-type="float">
            <text:p>0.908675432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4420.36143" calcext:value-type="float">
            <text:p>1443144420.36143</text:p>
          </table:table-cell>
          <table:table-cell office:value-type="float" office:value="4416" calcext:value-type="float">
            <text:p>4416</text:p>
          </table:table-cell>
          <table:table-cell table:formula="of:=[.B471]-[.$B$2]" office:value-type="float" office:value="60.3612072467804" calcext:value-type="float">
            <text:p>60.3612072468</text:p>
          </table:table-cell>
          <table:table-cell table:formula="of:=[.C471]/([.D471]-[.D470])" office:value-type="float" office:value="79794.1025404635" calcext:value-type="float">
            <text:p>79794.1025404635</text:p>
          </table:table-cell>
          <table:table-cell/>
          <table:table-cell office:value-type="float" office:value="1443144421.99584" calcext:value-type="float">
            <text:p>1443144421.99584</text:p>
          </table:table-cell>
          <table:table-cell table:formula="of:=[.G471]-[.$B$2]" office:value-type="float" office:value="61.9956240653992" calcext:value-type="float">
            <text:p>61.9956240654</text:p>
          </table:table-cell>
          <table:table-cell table:formula="of:=[.C471]/([.H471]-[.H470])" office:value-type="float" office:value="5653.68258079798" calcext:value-type="float">
            <text:p>5653.682580798</text:p>
          </table:table-cell>
          <table:table-cell table:formula="of:=[.G471]-[.$B471]" office:value-type="float" office:value="1.63441681861877" calcext:value-type="float">
            <text:p>1.6344168186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4420.41677" calcext:value-type="float">
            <text:p>1443144420.41677</text:p>
          </table:table-cell>
          <table:table-cell office:value-type="float" office:value="4416" calcext:value-type="float">
            <text:p>4416</text:p>
          </table:table-cell>
          <table:table-cell table:formula="of:=[.B472]-[.$B$2]" office:value-type="float" office:value="60.4165544509888" calcext:value-type="float">
            <text:p>60.416554451</text:p>
          </table:table-cell>
          <table:table-cell table:formula="of:=[.C472]/([.D472]-[.D471])" office:value-type="float" office:value="79787.2279758597" calcext:value-type="float">
            <text:p>79787.2279758597</text:p>
          </table:table-cell>
          <table:table-cell/>
          <table:table-cell office:value-type="float" office:value="1443144422.15218" calcext:value-type="float">
            <text:p>1443144422.15218</text:p>
          </table:table-cell>
          <table:table-cell table:formula="of:=[.G472]-[.$B$2]" office:value-type="float" office:value="62.1519582271576" calcext:value-type="float">
            <text:p>62.1519582272</text:p>
          </table:table-cell>
          <table:table-cell table:formula="of:=[.C472]/([.H472]-[.H471])" office:value-type="float" office:value="28247.1850702975" calcext:value-type="float">
            <text:p>28247.1850702975</text:p>
          </table:table-cell>
          <table:table-cell table:formula="of:=[.G472]-[.$B472]" office:value-type="float" office:value="1.73540377616882" calcext:value-type="float">
            <text:p>1.7354037762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4420.47211" calcext:value-type="float">
            <text:p>1443144420.47211</text:p>
          </table:table-cell>
          <table:table-cell office:value-type="float" office:value="4416" calcext:value-type="float">
            <text:p>4416</text:p>
          </table:table-cell>
          <table:table-cell table:formula="of:=[.B473]-[.$B$2]" office:value-type="float" office:value="60.4718863964081" calcext:value-type="float">
            <text:p>60.4718863964</text:p>
          </table:table-cell>
          <table:table-cell table:formula="of:=[.C473]/([.D473]-[.D472])" office:value-type="float" office:value="79809.2307533211" calcext:value-type="float">
            <text:p>79809.2307533211</text:p>
          </table:table-cell>
          <table:table-cell/>
          <table:table-cell office:value-type="float" office:value="1443144425.86168" calcext:value-type="float">
            <text:p>1443144425.86168</text:p>
          </table:table-cell>
          <table:table-cell table:formula="of:=[.G473]-[.$B$2]" office:value-type="float" office:value="65.861457824707" calcext:value-type="float">
            <text:p>65.8614578247</text:p>
          </table:table-cell>
          <table:table-cell table:formula="of:=[.C473]/([.H473]-[.H472])" office:value-type="float" office:value="1190.45706405179" calcext:value-type="float">
            <text:p>1190.4570640518</text:p>
          </table:table-cell>
          <table:table-cell table:formula="of:=[.G473]-[.$B473]" office:value-type="float" office:value="5.38957142829895" calcext:value-type="float">
            <text:p>5.389571428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4420.52743" calcext:value-type="float">
            <text:p>1443144420.52743</text:p>
          </table:table-cell>
          <table:table-cell office:value-type="float" office:value="4416" calcext:value-type="float">
            <text:p>4416</text:p>
          </table:table-cell>
          <table:table-cell table:formula="of:=[.B474]-[.$B$2]" office:value-type="float" office:value="60.5272130966187" calcext:value-type="float">
            <text:p>60.5272130966</text:p>
          </table:table-cell>
          <table:table-cell table:formula="of:=[.C474]/([.D474]-[.D473])" office:value-type="float" office:value="79816.7970110792" calcext:value-type="float">
            <text:p>79816.7970110792</text:p>
          </table:table-cell>
          <table:table-cell/>
          <table:table-cell office:value-type="float" office:value="1443144426.03045" calcext:value-type="float">
            <text:p>1443144426.03045</text:p>
          </table:table-cell>
          <table:table-cell table:formula="of:=[.G474]-[.$B$2]" office:value-type="float" office:value="66.0302305221558" calcext:value-type="float">
            <text:p>66.0302305222</text:p>
          </table:table-cell>
          <table:table-cell table:formula="of:=[.C474]/([.H474]-[.H473])" office:value-type="float" office:value="26165.3695577241" calcext:value-type="float">
            <text:p>26165.3695577241</text:p>
          </table:table-cell>
          <table:table-cell table:formula="of:=[.G474]-[.$B474]" office:value-type="float" office:value="5.50301742553711" calcext:value-type="float">
            <text:p>5.503017425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4420.58275" calcext:value-type="float">
            <text:p>1443144420.58275</text:p>
          </table:table-cell>
          <table:table-cell office:value-type="float" office:value="4416" calcext:value-type="float">
            <text:p>4416</text:p>
          </table:table-cell>
          <table:table-cell table:formula="of:=[.B475]-[.$B$2]" office:value-type="float" office:value="60.5825357437134" calcext:value-type="float">
            <text:p>60.5825357437</text:p>
          </table:table-cell>
          <table:table-cell table:formula="of:=[.C475]/([.D475]-[.D474])" office:value-type="float" office:value="79822.6446474746" calcext:value-type="float">
            <text:p>79822.6446474746</text:p>
          </table:table-cell>
          <table:table-cell/>
          <table:table-cell office:value-type="float" office:value="1443144426.11489" calcext:value-type="float">
            <text:p>1443144426.11489</text:p>
          </table:table-cell>
          <table:table-cell table:formula="of:=[.G475]-[.$B$2]" office:value-type="float" office:value="66.1146712303162" calcext:value-type="float">
            <text:p>66.1146712303</text:p>
          </table:table-cell>
          <table:table-cell table:formula="of:=[.C475]/([.H475]-[.H474])" office:value-type="float" office:value="52297.05074964" calcext:value-type="float">
            <text:p>52297.05074964</text:p>
          </table:table-cell>
          <table:table-cell table:formula="of:=[.G475]-[.$B475]" office:value-type="float" office:value="5.53213548660278" calcext:value-type="float">
            <text:p>5.5321354866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4420.63807" calcext:value-type="float">
            <text:p>1443144420.63807</text:p>
          </table:table-cell>
          <table:table-cell office:value-type="float" office:value="4416" calcext:value-type="float">
            <text:p>4416</text:p>
          </table:table-cell>
          <table:table-cell table:formula="of:=[.B476]-[.$B$2]" office:value-type="float" office:value="60.637845993042" calcext:value-type="float">
            <text:p>60.637845993</text:p>
          </table:table-cell>
          <table:table-cell table:formula="of:=[.C476]/([.D476]-[.D475])" office:value-type="float" office:value="79840.5368553546" calcext:value-type="float">
            <text:p>79840.5368553546</text:p>
          </table:table-cell>
          <table:table-cell/>
          <table:table-cell office:value-type="float" office:value="1443144426.4808" calcext:value-type="float">
            <text:p>1443144426.4808</text:p>
          </table:table-cell>
          <table:table-cell table:formula="of:=[.G476]-[.$B$2]" office:value-type="float" office:value="66.4805760383606" calcext:value-type="float">
            <text:p>66.4805760384</text:p>
          </table:table-cell>
          <table:table-cell table:formula="of:=[.C476]/([.H476]-[.H475])" office:value-type="float" office:value="12068.7126895139" calcext:value-type="float">
            <text:p>12068.7126895139</text:p>
          </table:table-cell>
          <table:table-cell table:formula="of:=[.G476]-[.$B476]" office:value-type="float" office:value="5.8427300453186" calcext:value-type="float">
            <text:p>5.842730045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4420.69337" calcext:value-type="float">
            <text:p>1443144420.69337</text:p>
          </table:table-cell>
          <table:table-cell office:value-type="float" office:value="4416" calcext:value-type="float">
            <text:p>4416</text:p>
          </table:table-cell>
          <table:table-cell table:formula="of:=[.B477]-[.$B$2]" office:value-type="float" office:value="60.6931529045105" calcext:value-type="float">
            <text:p>60.6931529045</text:p>
          </table:table-cell>
          <table:table-cell table:formula="of:=[.C477]/([.D477]-[.D476])" office:value-type="float" office:value="79845.3553587902" calcext:value-type="float">
            <text:p>79845.3553587902</text:p>
          </table:table-cell>
          <table:table-cell/>
          <table:table-cell office:value-type="float" office:value="1443144426.88378" calcext:value-type="float">
            <text:p>1443144426.88378</text:p>
          </table:table-cell>
          <table:table-cell table:formula="of:=[.G477]-[.$B$2]" office:value-type="float" office:value="66.8835575580597" calcext:value-type="float">
            <text:p>66.8835575581</text:p>
          </table:table-cell>
          <table:table-cell table:formula="of:=[.C477]/([.H477]-[.H476])" office:value-type="float" office:value="10958.3188908945" calcext:value-type="float">
            <text:p>10958.3188908945</text:p>
          </table:table-cell>
          <table:table-cell table:formula="of:=[.G477]-[.$B477]" office:value-type="float" office:value="6.19040465354919" calcext:value-type="float">
            <text:p>6.190404653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4420.74869" calcext:value-type="float">
            <text:p>1443144420.74869</text:p>
          </table:table-cell>
          <table:table-cell office:value-type="float" office:value="4416" calcext:value-type="float">
            <text:p>4416</text:p>
          </table:table-cell>
          <table:table-cell table:formula="of:=[.B478]-[.$B$2]" office:value-type="float" office:value="60.748471736908" calcext:value-type="float">
            <text:p>60.7484717369</text:p>
          </table:table-cell>
          <table:table-cell table:formula="of:=[.C478]/([.D478]-[.D477])" office:value-type="float" office:value="79828.1490880254" calcext:value-type="float">
            <text:p>79828.1490880254</text:p>
          </table:table-cell>
          <table:table-cell/>
          <table:table-cell office:value-type="float" office:value="1443144427.00463" calcext:value-type="float">
            <text:p>1443144427.00463</text:p>
          </table:table-cell>
          <table:table-cell table:formula="of:=[.G478]-[.$B$2]" office:value-type="float" office:value="67.0044114589691" calcext:value-type="float">
            <text:p>67.004411459</text:p>
          </table:table-cell>
          <table:table-cell table:formula="of:=[.C478]/([.H478]-[.H477])" office:value-type="float" office:value="36539.9872637099" calcext:value-type="float">
            <text:p>36539.9872637099</text:p>
          </table:table-cell>
          <table:table-cell table:formula="of:=[.G478]-[.$B478]" office:value-type="float" office:value="6.25593972206116" calcext:value-type="float">
            <text:p>6.255939722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4420.804" calcext:value-type="float">
            <text:p>1443144420.804</text:p>
          </table:table-cell>
          <table:table-cell office:value-type="float" office:value="4416" calcext:value-type="float">
            <text:p>4416</text:p>
          </table:table-cell>
          <table:table-cell table:formula="of:=[.B479]-[.$B$2]" office:value-type="float" office:value="60.8037807941437" calcext:value-type="float">
            <text:p>60.8037807941</text:p>
          </table:table-cell>
          <table:table-cell table:formula="of:=[.C479]/([.D479]-[.D478])" office:value-type="float" office:value="79842.257682675" calcext:value-type="float">
            <text:p>79842.257682675</text:p>
          </table:table-cell>
          <table:table-cell/>
          <table:table-cell office:value-type="float" office:value="1443144431.01701" calcext:value-type="float">
            <text:p>1443144431.01701</text:p>
          </table:table-cell>
          <table:table-cell table:formula="of:=[.G479]-[.$B$2]" office:value-type="float" office:value="71.0167927742004" calcext:value-type="float">
            <text:p>71.0167927742</text:p>
          </table:table-cell>
          <table:table-cell table:formula="of:=[.C479]/([.H479]-[.H478])" office:value-type="float" office:value="1100.59330184709" calcext:value-type="float">
            <text:p>1100.5933018471</text:p>
          </table:table-cell>
          <table:table-cell table:formula="of:=[.G479]-[.$B479]" office:value-type="float" office:value="10.2130119800568" calcext:value-type="float">
            <text:p>10.213011980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4420.85932" calcext:value-type="float">
            <text:p>1443144420.85932</text:p>
          </table:table-cell>
          <table:table-cell office:value-type="float" office:value="4416" calcext:value-type="float">
            <text:p>4416</text:p>
          </table:table-cell>
          <table:table-cell table:formula="of:=[.B480]-[.$B$2]" office:value-type="float" office:value="60.8590986728668" calcext:value-type="float">
            <text:p>60.8590986729</text:p>
          </table:table-cell>
          <table:table-cell table:formula="of:=[.C480]/([.D480]-[.D479])" office:value-type="float" office:value="79829.525316783" calcext:value-type="float">
            <text:p>79829.525316783</text:p>
          </table:table-cell>
          <table:table-cell/>
          <table:table-cell office:value-type="float" office:value="1443144431.06738" calcext:value-type="float">
            <text:p>1443144431.06738</text:p>
          </table:table-cell>
          <table:table-cell table:formula="of:=[.G480]-[.$B$2]" office:value-type="float" office:value="71.0671627521515" calcext:value-type="float">
            <text:p>71.0671627522</text:p>
          </table:table-cell>
          <table:table-cell table:formula="of:=[.C480]/([.H480]-[.H479])" office:value-type="float" office:value="87671.2712539109" calcext:value-type="float">
            <text:p>87671.2712539109</text:p>
          </table:table-cell>
          <table:table-cell table:formula="of:=[.G480]-[.$B480]" office:value-type="float" office:value="10.2080640792847" calcext:value-type="float">
            <text:p>10.208064079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4420.91468" calcext:value-type="float">
            <text:p>1443144420.91468</text:p>
          </table:table-cell>
          <table:table-cell office:value-type="float" office:value="4416" calcext:value-type="float">
            <text:p>4416</text:p>
          </table:table-cell>
          <table:table-cell table:formula="of:=[.B481]-[.$B$2]" office:value-type="float" office:value="60.9144580364227" calcext:value-type="float">
            <text:p>60.9144580364</text:p>
          </table:table-cell>
          <table:table-cell table:formula="of:=[.C481]/([.D481]-[.D480])" office:value-type="float" office:value="79769.703196465" calcext:value-type="float">
            <text:p>79769.703196465</text:p>
          </table:table-cell>
          <table:table-cell/>
          <table:table-cell office:value-type="float" office:value="1443144431.11802" calcext:value-type="float">
            <text:p>1443144431.11802</text:p>
          </table:table-cell>
          <table:table-cell table:formula="of:=[.G481]-[.$B$2]" office:value-type="float" office:value="71.1177995204926" calcext:value-type="float">
            <text:p>71.1177995205</text:p>
          </table:table-cell>
          <table:table-cell table:formula="of:=[.C481]/([.H481]-[.H480])" office:value-type="float" office:value="87209.3568502632" calcext:value-type="float">
            <text:p>87209.3568502632</text:p>
          </table:table-cell>
          <table:table-cell table:formula="of:=[.G481]-[.$B481]" office:value-type="float" office:value="10.2033414840698" calcext:value-type="float">
            <text:p>10.203341484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4420.97002" calcext:value-type="float">
            <text:p>1443144420.97002</text:p>
          </table:table-cell>
          <table:table-cell office:value-type="float" office:value="4416" calcext:value-type="float">
            <text:p>4416</text:p>
          </table:table-cell>
          <table:table-cell table:formula="of:=[.B482]-[.$B$2]" office:value-type="float" office:value="60.9697983264923" calcext:value-type="float">
            <text:p>60.9697983265</text:p>
          </table:table-cell>
          <table:table-cell table:formula="of:=[.C482]/([.D482]-[.D481])" office:value-type="float" office:value="79797.1964810395" calcext:value-type="float">
            <text:p>79797.1964810395</text:p>
          </table:table-cell>
          <table:table-cell/>
          <table:table-cell office:value-type="float" office:value="1443144431.16843" calcext:value-type="float">
            <text:p>1443144431.16843</text:p>
          </table:table-cell>
          <table:table-cell table:formula="of:=[.G482]-[.$B$2]" office:value-type="float" office:value="71.1682131290436" calcext:value-type="float">
            <text:p>71.168213129</text:p>
          </table:table-cell>
          <table:table-cell table:formula="of:=[.C482]/([.H482]-[.H481])" office:value-type="float" office:value="87595.3959044691" calcext:value-type="float">
            <text:p>87595.3959044691</text:p>
          </table:table-cell>
          <table:table-cell table:formula="of:=[.G482]-[.$B482]" office:value-type="float" office:value="10.1984148025513" calcext:value-type="float">
            <text:p>10.1984148026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4421.02386" calcext:value-type="float">
            <text:p>1443144421.02386</text:p>
          </table:table-cell>
          <table:table-cell office:value-type="float" office:value="4416" calcext:value-type="float">
            <text:p>4416</text:p>
          </table:table-cell>
          <table:table-cell table:formula="of:=[.B483]-[.$B$2]" office:value-type="float" office:value="61.0236442089081" calcext:value-type="float">
            <text:p>61.0236442089</text:p>
          </table:table-cell>
          <table:table-cell table:formula="of:=[.C483]/([.D483]-[.D482])" office:value-type="float" office:value="82011.8419808188" calcext:value-type="float">
            <text:p>82011.8419808188</text:p>
          </table:table-cell>
          <table:table-cell/>
          <table:table-cell office:value-type="float" office:value="1443144431.21871" calcext:value-type="float">
            <text:p>1443144431.21871</text:p>
          </table:table-cell>
          <table:table-cell table:formula="of:=[.G483]-[.$B$2]" office:value-type="float" office:value="71.2184929847717" calcext:value-type="float">
            <text:p>71.2184929848</text:p>
          </table:table-cell>
          <table:table-cell table:formula="of:=[.C483]/([.H483]-[.H482])" office:value-type="float" office:value="87828.4143032591" calcext:value-type="float">
            <text:p>87828.4143032591</text:p>
          </table:table-cell>
          <table:table-cell table:formula="of:=[.G483]-[.$B483]" office:value-type="float" office:value="10.1948487758636" calcext:value-type="float">
            <text:p>10.194848775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4421.07595" calcext:value-type="float">
            <text:p>1443144421.07595</text:p>
          </table:table-cell>
          <table:table-cell office:value-type="float" office:value="4416" calcext:value-type="float">
            <text:p>4416</text:p>
          </table:table-cell>
          <table:table-cell table:formula="of:=[.B484]-[.$B$2]" office:value-type="float" office:value="61.075731754303" calcext:value-type="float">
            <text:p>61.0757317543</text:p>
          </table:table-cell>
          <table:table-cell table:formula="of:=[.C484]/([.D484]-[.D483])" office:value-type="float" office:value="84780.3436794815" calcext:value-type="float">
            <text:p>84780.3436794815</text:p>
          </table:table-cell>
          <table:table-cell/>
          <table:table-cell office:value-type="float" office:value="1443144431.2692" calcext:value-type="float">
            <text:p>1443144431.2692</text:p>
          </table:table-cell>
          <table:table-cell table:formula="of:=[.G484]-[.$B$2]" office:value-type="float" office:value="71.268985748291" calcext:value-type="float">
            <text:p>71.2689857483</text:p>
          </table:table-cell>
          <table:table-cell table:formula="of:=[.C484]/([.H484]-[.H483])" office:value-type="float" office:value="87458.0770037114" calcext:value-type="float">
            <text:p>87458.0770037114</text:p>
          </table:table-cell>
          <table:table-cell table:formula="of:=[.G484]-[.$B484]" office:value-type="float" office:value="10.193253993988" calcext:value-type="float">
            <text:p>10.19325399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4421.12804" calcext:value-type="float">
            <text:p>1443144421.12804</text:p>
          </table:table-cell>
          <table:table-cell office:value-type="float" office:value="4416" calcext:value-type="float">
            <text:p>4416</text:p>
          </table:table-cell>
          <table:table-cell table:formula="of:=[.B485]-[.$B$2]" office:value-type="float" office:value="61.1278233528137" calcext:value-type="float">
            <text:p>61.1278233528</text:p>
          </table:table-cell>
          <table:table-cell table:formula="of:=[.C485]/([.D485]-[.D484])" office:value-type="float" office:value="84773.7471348541" calcext:value-type="float">
            <text:p>84773.7471348541</text:p>
          </table:table-cell>
          <table:table-cell/>
          <table:table-cell office:value-type="float" office:value="1443144431.31963" calcext:value-type="float">
            <text:p>1443144431.31963</text:p>
          </table:table-cell>
          <table:table-cell table:formula="of:=[.G485]-[.$B$2]" office:value-type="float" office:value="71.3194098472595" calcext:value-type="float">
            <text:p>71.3194098473</text:p>
          </table:table-cell>
          <table:table-cell table:formula="of:=[.C485]/([.H485]-[.H484])" office:value-type="float" office:value="87577.1722318364" calcext:value-type="float">
            <text:p>87577.1722318364</text:p>
          </table:table-cell>
          <table:table-cell table:formula="of:=[.G485]-[.$B485]" office:value-type="float" office:value="10.1915864944458" calcext:value-type="float">
            <text:p>10.191586494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4421.18013" calcext:value-type="float">
            <text:p>1443144421.18013</text:p>
          </table:table-cell>
          <table:table-cell office:value-type="float" office:value="4416" calcext:value-type="float">
            <text:p>4416</text:p>
          </table:table-cell>
          <table:table-cell table:formula="of:=[.B486]-[.$B$2]" office:value-type="float" office:value="61.1799149513245" calcext:value-type="float">
            <text:p>61.1799149513</text:p>
          </table:table-cell>
          <table:table-cell table:formula="of:=[.C486]/([.D486]-[.D485])" office:value-type="float" office:value="84773.7471348541" calcext:value-type="float">
            <text:p>84773.7471348541</text:p>
          </table:table-cell>
          <table:table-cell/>
          <table:table-cell office:value-type="float" office:value="1443144431.37006" calcext:value-type="float">
            <text:p>1443144431.37006</text:p>
          </table:table-cell>
          <table:table-cell table:formula="of:=[.G486]-[.$B$2]" office:value-type="float" office:value="71.3698446750641" calcext:value-type="float">
            <text:p>71.3698446751</text:p>
          </table:table-cell>
          <table:table-cell table:formula="of:=[.C486]/([.H486]-[.H485])" office:value-type="float" office:value="87558.5422262562" calcext:value-type="float">
            <text:p>87558.5422262562</text:p>
          </table:table-cell>
          <table:table-cell table:formula="of:=[.G486]-[.$B486]" office:value-type="float" office:value="10.1899297237396" calcext:value-type="float">
            <text:p>10.1899297237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4421.23222" calcext:value-type="float">
            <text:p>1443144421.23222</text:p>
          </table:table-cell>
          <table:table-cell office:value-type="float" office:value="4416" calcext:value-type="float">
            <text:p>4416</text:p>
          </table:table-cell>
          <table:table-cell table:formula="of:=[.B487]-[.$B$2]" office:value-type="float" office:value="61.2320008277893" calcext:value-type="float">
            <text:p>61.2320008278</text:p>
          </table:table-cell>
          <table:table-cell table:formula="of:=[.C487]/([.D487]-[.D486])" office:value-type="float" office:value="84783.0602021386" calcext:value-type="float">
            <text:p>84783.0602021386</text:p>
          </table:table-cell>
          <table:table-cell/>
          <table:table-cell office:value-type="float" office:value="1443144431.42051" calcext:value-type="float">
            <text:p>1443144431.42051</text:p>
          </table:table-cell>
          <table:table-cell table:formula="of:=[.G487]-[.$B$2]" office:value-type="float" office:value="71.4202864170075" calcext:value-type="float">
            <text:p>71.420286417</text:p>
          </table:table-cell>
          <table:table-cell table:formula="of:=[.C487]/([.H487]-[.H486])" office:value-type="float" office:value="87546.540421992" calcext:value-type="float">
            <text:p>87546.540421992</text:p>
          </table:table-cell>
          <table:table-cell table:formula="of:=[.G487]-[.$B487]" office:value-type="float" office:value="10.1882855892181" calcext:value-type="float">
            <text:p>10.1882855892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4421.28432" calcext:value-type="float">
            <text:p>1443144421.28432</text:p>
          </table:table-cell>
          <table:table-cell office:value-type="float" office:value="4416" calcext:value-type="float">
            <text:p>4416</text:p>
          </table:table-cell>
          <table:table-cell table:formula="of:=[.B488]-[.$B$2]" office:value-type="float" office:value="61.2840964794159" calcext:value-type="float">
            <text:p>61.2840964794</text:p>
          </table:table-cell>
          <table:table-cell table:formula="of:=[.C488]/([.D488]-[.D487])" office:value-type="float" office:value="84767.1516166678" calcext:value-type="float">
            <text:p>84767.1516166678</text:p>
          </table:table-cell>
          <table:table-cell/>
          <table:table-cell office:value-type="float" office:value="1443144431.47096" calcext:value-type="float">
            <text:p>1443144431.47096</text:p>
          </table:table-cell>
          <table:table-cell table:formula="of:=[.G488]-[.$B$2]" office:value-type="float" office:value="71.4707367420197" calcext:value-type="float">
            <text:p>71.470736742</text:p>
          </table:table-cell>
          <table:table-cell table:formula="of:=[.C488]/([.H488]-[.H487])" office:value-type="float" office:value="87531.646207066" calcext:value-type="float">
            <text:p>87531.646207066</text:p>
          </table:table-cell>
          <table:table-cell table:formula="of:=[.G488]-[.$B488]" office:value-type="float" office:value="10.1866402626038" calcext:value-type="float">
            <text:p>10.186640262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4421.33641" calcext:value-type="float">
            <text:p>1443144421.33641</text:p>
          </table:table-cell>
          <table:table-cell office:value-type="float" office:value="4416" calcext:value-type="float">
            <text:p>4416</text:p>
          </table:table-cell>
          <table:table-cell table:formula="of:=[.B489]-[.$B$2]" office:value-type="float" office:value="61.3361904621124" calcext:value-type="float">
            <text:p>61.3361904621</text:p>
          </table:table-cell>
          <table:table-cell table:formula="of:=[.C489]/([.D489]-[.D488])" office:value-type="float" office:value="84769.8672939798" calcext:value-type="float">
            <text:p>84769.8672939798</text:p>
          </table:table-cell>
          <table:table-cell/>
          <table:table-cell office:value-type="float" office:value="1443144431.52135" calcext:value-type="float">
            <text:p>1443144431.52135</text:p>
          </table:table-cell>
          <table:table-cell table:formula="of:=[.G489]-[.$B$2]" office:value-type="float" office:value="71.5211308002472" calcext:value-type="float">
            <text:p>71.5211308002</text:p>
          </table:table-cell>
          <table:table-cell table:formula="of:=[.C489]/([.H489]-[.H488])" office:value-type="float" office:value="87629.3784489611" calcext:value-type="float">
            <text:p>87629.3784489611</text:p>
          </table:table-cell>
          <table:table-cell table:formula="of:=[.G489]-[.$B489]" office:value-type="float" office:value="10.1849403381348" calcext:value-type="float">
            <text:p>10.184940338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4421.3885" calcext:value-type="float">
            <text:p>1443144421.3885</text:p>
          </table:table-cell>
          <table:table-cell office:value-type="float" office:value="4416" calcext:value-type="float">
            <text:p>4416</text:p>
          </table:table-cell>
          <table:table-cell table:formula="of:=[.B490]-[.$B$2]" office:value-type="float" office:value="61.3882849216461" calcext:value-type="float">
            <text:p>61.3882849216</text:p>
          </table:table-cell>
          <table:table-cell table:formula="of:=[.C490]/([.D490]-[.D489])" office:value-type="float" office:value="84769.0913684211" calcext:value-type="float">
            <text:p>84769.0913684211</text:p>
          </table:table-cell>
          <table:table-cell/>
          <table:table-cell office:value-type="float" office:value="1443144431.57184" calcext:value-type="float">
            <text:p>1443144431.57184</text:p>
          </table:table-cell>
          <table:table-cell table:formula="of:=[.G490]-[.$B$2]" office:value-type="float" office:value="71.5716230869293" calcext:value-type="float">
            <text:p>71.5716230869</text:p>
          </table:table-cell>
          <table:table-cell table:formula="of:=[.C490]/([.H490]-[.H489])" office:value-type="float" office:value="87458.9029370101" calcext:value-type="float">
            <text:p>87458.9029370101</text:p>
          </table:table-cell>
          <table:table-cell table:formula="of:=[.G490]-[.$B490]" office:value-type="float" office:value="10.1833381652832" calcext:value-type="float">
            <text:p>10.1833381653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4421.44059" calcext:value-type="float">
            <text:p>1443144421.44059</text:p>
          </table:table-cell>
          <table:table-cell office:value-type="float" office:value="4416" calcext:value-type="float">
            <text:p>4416</text:p>
          </table:table-cell>
          <table:table-cell table:formula="of:=[.B491]-[.$B$2]" office:value-type="float" office:value="61.4403686523437" calcext:value-type="float">
            <text:p>61.4403686523</text:p>
          </table:table-cell>
          <table:table-cell table:formula="of:=[.C491]/([.D491]-[.D490])" office:value-type="float" office:value="84786.5531299352" calcext:value-type="float">
            <text:p>84786.5531299352</text:p>
          </table:table-cell>
          <table:table-cell/>
          <table:table-cell office:value-type="float" office:value="1443144431.62229" calcext:value-type="float">
            <text:p>1443144431.62229</text:p>
          </table:table-cell>
          <table:table-cell table:formula="of:=[.G491]-[.$B$2]" office:value-type="float" office:value="71.6220712661743" calcext:value-type="float">
            <text:p>71.6220712662</text:p>
          </table:table-cell>
          <table:table-cell table:formula="of:=[.C491]/([.H491]-[.H490])" office:value-type="float" office:value="87535.3692856637" calcext:value-type="float">
            <text:p>87535.3692856637</text:p>
          </table:table-cell>
          <table:table-cell table:formula="of:=[.G491]-[.$B491]" office:value-type="float" office:value="10.1817026138306" calcext:value-type="float">
            <text:p>10.1817026138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4421.49266" calcext:value-type="float">
            <text:p>1443144421.49266</text:p>
          </table:table-cell>
          <table:table-cell office:value-type="float" office:value="4416" calcext:value-type="float">
            <text:p>4416</text:p>
          </table:table-cell>
          <table:table-cell table:formula="of:=[.B492]-[.$B$2]" office:value-type="float" office:value="61.4924397468567" calcext:value-type="float">
            <text:p>61.4924397469</text:p>
          </table:table-cell>
          <table:table-cell table:formula="of:=[.C492]/([.D492]-[.D491])" office:value-type="float" office:value="84807.1284328898" calcext:value-type="float">
            <text:p>84807.1284328898</text:p>
          </table:table-cell>
          <table:table-cell/>
          <table:table-cell office:value-type="float" office:value="1443144431.67268" calcext:value-type="float">
            <text:p>1443144431.67268</text:p>
          </table:table-cell>
          <table:table-cell table:formula="of:=[.G492]-[.$B$2]" office:value-type="float" office:value="71.672459602356" calcext:value-type="float">
            <text:p>71.6724596024</text:p>
          </table:table-cell>
          <table:table-cell table:formula="of:=[.C492]/([.H492]-[.H491])" office:value-type="float" office:value="87639.3295480354" calcext:value-type="float">
            <text:p>87639.3295480354</text:p>
          </table:table-cell>
          <table:table-cell table:formula="of:=[.G492]-[.$B492]" office:value-type="float" office:value="10.1800198554993" calcext:value-type="float">
            <text:p>10.1800198555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4421.54473" calcext:value-type="float">
            <text:p>1443144421.54473</text:p>
          </table:table-cell>
          <table:table-cell office:value-type="float" office:value="4416" calcext:value-type="float">
            <text:p>4416</text:p>
          </table:table-cell>
          <table:table-cell table:formula="of:=[.B493]-[.$B$2]" office:value-type="float" office:value="61.5445070266724" calcext:value-type="float">
            <text:p>61.5445070267</text:p>
          </table:table-cell>
          <table:table-cell table:formula="of:=[.C493]/([.D493]-[.D492])" office:value-type="float" office:value="84813.341807625" calcext:value-type="float">
            <text:p>84813.341807625</text:p>
          </table:table-cell>
          <table:table-cell/>
          <table:table-cell office:value-type="float" office:value="1443144431.72312" calcext:value-type="float">
            <text:p>1443144431.72312</text:p>
          </table:table-cell>
          <table:table-cell table:formula="of:=[.G493]-[.$B$2]" office:value-type="float" office:value="71.7229030132294" calcext:value-type="float">
            <text:p>71.7229030132</text:p>
          </table:table-cell>
          <table:table-cell table:formula="of:=[.C493]/([.H493]-[.H492])" office:value-type="float" office:value="87543.6439276852" calcext:value-type="float">
            <text:p>87543.6439276852</text:p>
          </table:table-cell>
          <table:table-cell table:formula="of:=[.G493]-[.$B493]" office:value-type="float" office:value="10.178395986557" calcext:value-type="float">
            <text:p>10.178395986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4421.59679" calcext:value-type="float">
            <text:p>1443144421.59679</text:p>
          </table:table-cell>
          <table:table-cell office:value-type="float" office:value="4416" calcext:value-type="float">
            <text:p>4416</text:p>
          </table:table-cell>
          <table:table-cell table:formula="of:=[.B494]-[.$B$2]" office:value-type="float" office:value="61.5965690612793" calcext:value-type="float">
            <text:p>61.5965690613</text:p>
          </table:table-cell>
          <table:table-cell table:formula="of:=[.C494]/([.D494]-[.D493])" office:value-type="float" office:value="84821.8866846183" calcext:value-type="float">
            <text:p>84821.8866846183</text:p>
          </table:table-cell>
          <table:table-cell/>
          <table:table-cell office:value-type="float" office:value="1443144431.7736" calcext:value-type="float">
            <text:p>1443144431.7736</text:p>
          </table:table-cell>
          <table:table-cell table:formula="of:=[.G494]-[.$B$2]" office:value-type="float" office:value="71.7733814716339" calcext:value-type="float">
            <text:p>71.7733814716</text:p>
          </table:table-cell>
          <table:table-cell table:formula="of:=[.C494]/([.H494]-[.H493])" office:value-type="float" office:value="87482.8617904611" calcext:value-type="float">
            <text:p>87482.8617904611</text:p>
          </table:table-cell>
          <table:table-cell table:formula="of:=[.G494]-[.$B494]" office:value-type="float" office:value="10.1768124103546" calcext:value-type="float">
            <text:p>10.176812410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4421.64887" calcext:value-type="float">
            <text:p>1443144421.64887</text:p>
          </table:table-cell>
          <table:table-cell office:value-type="float" office:value="4416" calcext:value-type="float">
            <text:p>4416</text:p>
          </table:table-cell>
          <table:table-cell table:formula="of:=[.B495]-[.$B$2]" office:value-type="float" office:value="61.6486506462097" calcext:value-type="float">
            <text:p>61.6486506462</text:p>
          </table:table-cell>
          <table:table-cell table:formula="of:=[.C495]/([.D495]-[.D494])" office:value-type="float" office:value="84790.0463455499" calcext:value-type="float">
            <text:p>84790.0463455499</text:p>
          </table:table-cell>
          <table:table-cell/>
          <table:table-cell office:value-type="float" office:value="1443144431.82402" calcext:value-type="float">
            <text:p>1443144431.82402</text:p>
          </table:table-cell>
          <table:table-cell table:formula="of:=[.G495]-[.$B$2]" office:value-type="float" office:value="71.823798418045" calcext:value-type="float">
            <text:p>71.823798418</text:p>
          </table:table-cell>
          <table:table-cell table:formula="of:=[.C495]/([.H495]-[.H494])" office:value-type="float" office:value="87589.5966405629" calcext:value-type="float">
            <text:p>87589.5966405629</text:p>
          </table:table-cell>
          <table:table-cell table:formula="of:=[.G495]-[.$B495]" office:value-type="float" office:value="10.1751477718353" calcext:value-type="float">
            <text:p>10.1751477718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4421.70094" calcext:value-type="float">
            <text:p>1443144421.70094</text:p>
          </table:table-cell>
          <table:table-cell office:value-type="float" office:value="4416" calcext:value-type="float">
            <text:p>4416</text:p>
          </table:table-cell>
          <table:table-cell table:formula="of:=[.B496]-[.$B$2]" office:value-type="float" office:value="61.7007207870483" calcext:value-type="float">
            <text:p>61.700720787</text:p>
          </table:table-cell>
          <table:table-cell table:formula="of:=[.C496]/([.D496]-[.D495])" office:value-type="float" office:value="84808.6816912243" calcext:value-type="float">
            <text:p>84808.6816912243</text:p>
          </table:table-cell>
          <table:table-cell/>
          <table:table-cell office:value-type="float" office:value="1443144431.87449" calcext:value-type="float">
            <text:p>1443144431.87449</text:p>
          </table:table-cell>
          <table:table-cell table:formula="of:=[.G496]-[.$B$2]" office:value-type="float" office:value="71.8742682933807" calcext:value-type="float">
            <text:p>71.8742682934</text:p>
          </table:table-cell>
          <table:table-cell table:formula="of:=[.C496]/([.H496]-[.H495])" office:value-type="float" office:value="87497.7394064794" calcext:value-type="float">
            <text:p>87497.7394064794</text:p>
          </table:table-cell>
          <table:table-cell table:formula="of:=[.G496]-[.$B496]" office:value-type="float" office:value="10.1735475063324" calcext:value-type="float">
            <text:p>10.173547506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4421.75302" calcext:value-type="float">
            <text:p>1443144421.75302</text:p>
          </table:table-cell>
          <table:table-cell office:value-type="float" office:value="4416" calcext:value-type="float">
            <text:p>4416</text:p>
          </table:table-cell>
          <table:table-cell table:formula="of:=[.B497]-[.$B$2]" office:value-type="float" office:value="61.752799987793" calcext:value-type="float">
            <text:p>61.7527999878</text:p>
          </table:table-cell>
          <table:table-cell table:formula="of:=[.C497]/([.D497]-[.D496])" office:value-type="float" office:value="84793.9280338406" calcext:value-type="float">
            <text:p>84793.9280338406</text:p>
          </table:table-cell>
          <table:table-cell/>
          <table:table-cell office:value-type="float" office:value="1443144431.92495" calcext:value-type="float">
            <text:p>1443144431.92495</text:p>
          </table:table-cell>
          <table:table-cell table:formula="of:=[.G497]-[.$B$2]" office:value-type="float" office:value="71.9247355461121" calcext:value-type="float">
            <text:p>71.9247355461</text:p>
          </table:table-cell>
          <table:table-cell table:formula="of:=[.C497]/([.H497]-[.H496])" office:value-type="float" office:value="87502.2863540806" calcext:value-type="float">
            <text:p>87502.2863540806</text:p>
          </table:table-cell>
          <table:table-cell table:formula="of:=[.G497]-[.$B497]" office:value-type="float" office:value="10.1719355583191" calcext:value-type="float">
            <text:p>10.171935558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4421.80508" calcext:value-type="float">
            <text:p>1443144421.80508</text:p>
          </table:table-cell>
          <table:table-cell office:value-type="float" office:value="4416" calcext:value-type="float">
            <text:p>4416</text:p>
          </table:table-cell>
          <table:table-cell table:formula="of:=[.B498]-[.$B$2]" office:value-type="float" office:value="61.8048617839813" calcext:value-type="float">
            <text:p>61.804861784</text:p>
          </table:table-cell>
          <table:table-cell table:formula="of:=[.C498]/([.D498]-[.D497])" office:value-type="float" office:value="84822.2751290283" calcext:value-type="float">
            <text:p>84822.2751290283</text:p>
          </table:table-cell>
          <table:table-cell/>
          <table:table-cell office:value-type="float" office:value="1443144431.97534" calcext:value-type="float">
            <text:p>1443144431.97534</text:p>
          </table:table-cell>
          <table:table-cell table:formula="of:=[.G498]-[.$B$2]" office:value-type="float" office:value="71.9751243591309" calcext:value-type="float">
            <text:p>71.9751243591</text:p>
          </table:table-cell>
          <table:table-cell table:formula="of:=[.C498]/([.H498]-[.H497])" office:value-type="float" office:value="87638.5002034578" calcext:value-type="float">
            <text:p>87638.5002034578</text:p>
          </table:table-cell>
          <table:table-cell table:formula="of:=[.G498]-[.$B498]" office:value-type="float" office:value="10.1702625751495" calcext:value-type="float">
            <text:p>10.170262575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4421.85717" calcext:value-type="float">
            <text:p>1443144421.85717</text:p>
          </table:table-cell>
          <table:table-cell office:value-type="float" office:value="4416" calcext:value-type="float">
            <text:p>4416</text:p>
          </table:table-cell>
          <table:table-cell table:formula="of:=[.B499]-[.$B$2]" office:value-type="float" office:value="61.8569529056549" calcext:value-type="float">
            <text:p>61.8569529057</text:p>
          </table:table-cell>
          <table:table-cell table:formula="of:=[.C499]/([.D499]-[.D498])" office:value-type="float" office:value="84774.5231456478" calcext:value-type="float">
            <text:p>84774.5231456478</text:p>
          </table:table-cell>
          <table:table-cell/>
          <table:table-cell office:value-type="float" office:value="1443144432.02586" calcext:value-type="float">
            <text:p>1443144432.02586</text:p>
          </table:table-cell>
          <table:table-cell table:formula="of:=[.G499]-[.$B$2]" office:value-type="float" office:value="72.0256433486938" calcext:value-type="float">
            <text:p>72.0256433487</text:p>
          </table:table-cell>
          <table:table-cell table:formula="of:=[.C499]/([.H499]-[.H498])" office:value-type="float" office:value="87412.6746833293" calcext:value-type="float">
            <text:p>87412.6746833293</text:p>
          </table:table-cell>
          <table:table-cell table:formula="of:=[.G499]-[.$B499]" office:value-type="float" office:value="10.1686904430389" calcext:value-type="float">
            <text:p>10.16869044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4421.90927" calcext:value-type="float">
            <text:p>1443144421.90927</text:p>
          </table:table-cell>
          <table:table-cell office:value-type="float" office:value="4416" calcext:value-type="float">
            <text:p>4416</text:p>
          </table:table-cell>
          <table:table-cell table:formula="of:=[.B500]-[.$B$2]" office:value-type="float" office:value="61.9090483188629" calcext:value-type="float">
            <text:p>61.9090483189</text:p>
          </table:table-cell>
          <table:table-cell table:formula="of:=[.C500]/([.D500]-[.D499])" office:value-type="float" office:value="84767.5395599165" calcext:value-type="float">
            <text:p>84767.5395599165</text:p>
          </table:table-cell>
          <table:table-cell/>
          <table:table-cell office:value-type="float" office:value="1443144432.04202" calcext:value-type="float">
            <text:p>1443144432.04202</text:p>
          </table:table-cell>
          <table:table-cell table:formula="of:=[.G500]-[.$B$2]" office:value-type="float" office:value="72.041800737381" calcext:value-type="float">
            <text:p>72.0418007374</text:p>
          </table:table-cell>
          <table:table-cell table:formula="of:=[.C500]/([.H500]-[.H499])" office:value-type="float" office:value="273311.491448893" calcext:value-type="float">
            <text:p>273311.491448893</text:p>
          </table:table-cell>
          <table:table-cell table:formula="of:=[.G500]-[.$B500]" office:value-type="float" office:value="10.1327524185181" calcext:value-type="float">
            <text:p>10.132752418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4421.96135" calcext:value-type="float">
            <text:p>1443144421.96135</text:p>
          </table:table-cell>
          <table:table-cell office:value-type="float" office:value="4416" calcext:value-type="float">
            <text:p>4416</text:p>
          </table:table-cell>
          <table:table-cell table:formula="of:=[.B501]-[.$B$2]" office:value-type="float" office:value="61.961133480072" calcext:value-type="float">
            <text:p>61.9611334801</text:p>
          </table:table-cell>
          <table:table-cell table:formula="of:=[.C501]/([.D501]-[.D500])" office:value-type="float" office:value="84784.2244794265" calcext:value-type="float">
            <text:p>84784.2244794265</text:p>
          </table:table-cell>
          <table:table-cell/>
          <table:table-cell office:value-type="float" office:value="1443144432.05817" calcext:value-type="float">
            <text:p>1443144432.05817</text:p>
          </table:table-cell>
          <table:table-cell table:formula="of:=[.G501]-[.$B$2]" office:value-type="float" office:value="72.0579464435577" calcext:value-type="float">
            <text:p>72.0579464436</text:p>
          </table:table-cell>
          <table:table-cell table:formula="of:=[.C501]/([.H501]-[.H500])" office:value-type="float" office:value="273509.250797401" calcext:value-type="float">
            <text:p>273509.250797401</text:p>
          </table:table-cell>
          <table:table-cell table:formula="of:=[.G501]-[.$B501]" office:value-type="float" office:value="10.0968129634857" calcext:value-type="float">
            <text:p>10.096812963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4422.0112" calcext:value-type="float">
            <text:p>1443144422.0112</text:p>
          </table:table-cell>
          <table:table-cell office:value-type="float" office:value="4416" calcext:value-type="float">
            <text:p>4416</text:p>
          </table:table-cell>
          <table:table-cell table:formula="of:=[.B502]-[.$B$2]" office:value-type="float" office:value="62.0109848976135" calcext:value-type="float">
            <text:p>62.0109848976</text:p>
          </table:table-cell>
          <table:table-cell table:formula="of:=[.C502]/([.D502]-[.D501])" office:value-type="float" office:value="88583.2383065828" calcext:value-type="float">
            <text:p>88583.2383065828</text:p>
          </table:table-cell>
          <table:table-cell/>
          <table:table-cell office:value-type="float" office:value="1443144432.08619" calcext:value-type="float">
            <text:p>1443144432.08619</text:p>
          </table:table-cell>
          <table:table-cell table:formula="of:=[.G502]-[.$B$2]" office:value-type="float" office:value="72.0859730243683" calcext:value-type="float">
            <text:p>72.0859730244</text:p>
          </table:table-cell>
          <table:table-cell table:formula="of:=[.C502]/([.H502]-[.H501])" office:value-type="float" office:value="157564.70722744" calcext:value-type="float">
            <text:p>157564.70722744</text:p>
          </table:table-cell>
          <table:table-cell table:formula="of:=[.G502]-[.$B502]" office:value-type="float" office:value="10.0749881267548" calcext:value-type="float">
            <text:p>10.074988126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4422.05447" calcext:value-type="float">
            <text:p>1443144422.05447</text:p>
          </table:table-cell>
          <table:table-cell office:value-type="float" office:value="4416" calcext:value-type="float">
            <text:p>4416</text:p>
          </table:table-cell>
          <table:table-cell table:formula="of:=[.B503]-[.$B$2]" office:value-type="float" office:value="62.0542459487915" calcext:value-type="float">
            <text:p>62.0542459488</text:p>
          </table:table-cell>
          <table:table-cell table:formula="of:=[.C503]/([.D503]-[.D502])" office:value-type="float" office:value="102077.963427942" calcext:value-type="float">
            <text:p>102077.963427942</text:p>
          </table:table-cell>
          <table:table-cell/>
          <table:table-cell office:value-type="float" office:value="1443144432.13288" calcext:value-type="float">
            <text:p>1443144432.13288</text:p>
          </table:table-cell>
          <table:table-cell table:formula="of:=[.G503]-[.$B$2]" office:value-type="float" office:value="72.1326613426209" calcext:value-type="float">
            <text:p>72.1326613426</text:p>
          </table:table-cell>
          <table:table-cell table:formula="of:=[.C503]/([.H503]-[.H502])" office:value-type="float" office:value="94584.6876752202" calcext:value-type="float">
            <text:p>94584.6876752202</text:p>
          </table:table-cell>
          <table:table-cell table:formula="of:=[.G503]-[.$B503]" office:value-type="float" office:value="10.0784153938293" calcext:value-type="float">
            <text:p>10.078415393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4422.09772" calcext:value-type="float">
            <text:p>1443144422.09772</text:p>
          </table:table-cell>
          <table:table-cell office:value-type="float" office:value="4416" calcext:value-type="float">
            <text:p>4416</text:p>
          </table:table-cell>
          <table:table-cell table:formula="of:=[.B504]-[.$B$2]" office:value-type="float" office:value="62.0975027084351" calcext:value-type="float">
            <text:p>62.0975027084</text:p>
          </table:table-cell>
          <table:table-cell table:formula="of:=[.C504]/([.D504]-[.D503])" office:value-type="float" office:value="102088.090656555" calcext:value-type="float">
            <text:p>102088.090656555</text:p>
          </table:table-cell>
          <table:table-cell/>
          <table:table-cell office:value-type="float" office:value="1443144432.17956" calcext:value-type="float">
            <text:p>1443144432.17956</text:p>
          </table:table-cell>
          <table:table-cell table:formula="of:=[.G504]-[.$B$2]" office:value-type="float" office:value="72.1793372631073" calcext:value-type="float">
            <text:p>72.1793372631</text:p>
          </table:table-cell>
          <table:table-cell table:formula="of:=[.C504]/([.H504]-[.H503])" office:value-type="float" office:value="94609.8106684783" calcext:value-type="float">
            <text:p>94609.8106684783</text:p>
          </table:table-cell>
          <table:table-cell table:formula="of:=[.G504]-[.$B504]" office:value-type="float" office:value="10.0818345546722" calcext:value-type="float">
            <text:p>10.0818345547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4422.14103" calcext:value-type="float">
            <text:p>1443144422.14103</text:p>
          </table:table-cell>
          <table:table-cell office:value-type="float" office:value="4416" calcext:value-type="float">
            <text:p>4416</text:p>
          </table:table-cell>
          <table:table-cell table:formula="of:=[.B505]-[.$B$2]" office:value-type="float" office:value="62.1408112049103" calcext:value-type="float">
            <text:p>62.1408112049</text:p>
          </table:table-cell>
          <table:table-cell table:formula="of:=[.C505]/([.D505]-[.D504])" office:value-type="float" office:value="101966.135040655" calcext:value-type="float">
            <text:p>101966.135040655</text:p>
          </table:table-cell>
          <table:table-cell/>
          <table:table-cell office:value-type="float" office:value="1443144432.22624" calcext:value-type="float">
            <text:p>1443144432.22624</text:p>
          </table:table-cell>
          <table:table-cell table:formula="of:=[.G505]-[.$B$2]" office:value-type="float" office:value="72.2260253429413" calcext:value-type="float">
            <text:p>72.2260253429</text:p>
          </table:table-cell>
          <table:table-cell table:formula="of:=[.C505]/([.H505]-[.H504])" office:value-type="float" office:value="94585.1706838794" calcext:value-type="float">
            <text:p>94585.1706838794</text:p>
          </table:table-cell>
          <table:table-cell table:formula="of:=[.G505]-[.$B505]" office:value-type="float" office:value="10.085214138031" calcext:value-type="float">
            <text:p>10.085214138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4422.1843" calcext:value-type="float">
            <text:p>1443144422.1843</text:p>
          </table:table-cell>
          <table:table-cell office:value-type="float" office:value="4416" calcext:value-type="float">
            <text:p>4416</text:p>
          </table:table-cell>
          <table:table-cell table:formula="of:=[.B506]-[.$B$2]" office:value-type="float" office:value="62.1840765476227" calcext:value-type="float">
            <text:p>62.1840765476</text:p>
          </table:table-cell>
          <table:table-cell table:formula="of:=[.C506]/([.D506]-[.D505])" office:value-type="float" office:value="102067.838208389" calcext:value-type="float">
            <text:p>102067.838208389</text:p>
          </table:table-cell>
          <table:table-cell/>
          <table:table-cell office:value-type="float" office:value="1443144432.27297" calcext:value-type="float">
            <text:p>1443144432.27297</text:p>
          </table:table-cell>
          <table:table-cell table:formula="of:=[.G506]-[.$B$2]" office:value-type="float" office:value="72.2727518081665" calcext:value-type="float">
            <text:p>72.2727518082</text:p>
          </table:table-cell>
          <table:table-cell table:formula="of:=[.C506]/([.H506]-[.H505])" office:value-type="float" office:value="94507.4697757481" calcext:value-type="float">
            <text:p>94507.4697757481</text:p>
          </table:table-cell>
          <table:table-cell table:formula="of:=[.G506]-[.$B506]" office:value-type="float" office:value="10.0886752605438" calcext:value-type="float">
            <text:p>10.0886752605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4422.22755" calcext:value-type="float">
            <text:p>1443144422.22755</text:p>
          </table:table-cell>
          <table:table-cell office:value-type="float" office:value="4416" calcext:value-type="float">
            <text:p>4416</text:p>
          </table:table-cell>
          <table:table-cell table:formula="of:=[.B507]-[.$B$2]" office:value-type="float" office:value="62.2273333072662" calcext:value-type="float">
            <text:p>62.2273333073</text:p>
          </table:table-cell>
          <table:table-cell table:formula="of:=[.C507]/([.D507]-[.D506])" office:value-type="float" office:value="102088.090656555" calcext:value-type="float">
            <text:p>102088.090656555</text:p>
          </table:table-cell>
          <table:table-cell/>
          <table:table-cell office:value-type="float" office:value="1443144432.3196" calcext:value-type="float">
            <text:p>1443144432.3196</text:p>
          </table:table-cell>
          <table:table-cell table:formula="of:=[.G507]-[.$B$2]" office:value-type="float" office:value="72.3193855285645" calcext:value-type="float">
            <text:p>72.3193855286</text:p>
          </table:table-cell>
          <table:table-cell table:formula="of:=[.C507]/([.H507]-[.H506])" office:value-type="float" office:value="94695.4255915254" calcext:value-type="float">
            <text:p>94695.4255915254</text:p>
          </table:table-cell>
          <table:table-cell table:formula="of:=[.G507]-[.$B507]" office:value-type="float" office:value="10.0920522212982" calcext:value-type="float">
            <text:p>10.092052221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4422.27082" calcext:value-type="float">
            <text:p>1443144422.27082</text:p>
          </table:table-cell>
          <table:table-cell office:value-type="float" office:value="4416" calcext:value-type="float">
            <text:p>4416</text:p>
          </table:table-cell>
          <table:table-cell table:formula="of:=[.B508]-[.$B$2]" office:value-type="float" office:value="62.2705974578857" calcext:value-type="float">
            <text:p>62.2705974579</text:p>
          </table:table-cell>
          <table:table-cell table:formula="of:=[.C508]/([.D508]-[.D507])" office:value-type="float" office:value="102070.650567884" calcext:value-type="float">
            <text:p>102070.650567884</text:p>
          </table:table-cell>
          <table:table-cell/>
          <table:table-cell office:value-type="float" office:value="1443144432.36631" calcext:value-type="float">
            <text:p>1443144432.36631</text:p>
          </table:table-cell>
          <table:table-cell table:formula="of:=[.G508]-[.$B$2]" office:value-type="float" office:value="72.3660955429077" calcext:value-type="float">
            <text:p>72.3660955429</text:p>
          </table:table-cell>
          <table:table-cell table:formula="of:=[.C508]/([.H508]-[.H507])" office:value-type="float" office:value="94540.7545274505" calcext:value-type="float">
            <text:p>94540.7545274505</text:p>
          </table:table-cell>
          <table:table-cell table:formula="of:=[.G508]-[.$B508]" office:value-type="float" office:value="10.095498085022" calcext:value-type="float">
            <text:p>10.095498085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4422.31407" calcext:value-type="float">
            <text:p>1443144422.31407</text:p>
          </table:table-cell>
          <table:table-cell office:value-type="float" office:value="4416" calcext:value-type="float">
            <text:p>4416</text:p>
          </table:table-cell>
          <table:table-cell table:formula="of:=[.B509]-[.$B$2]" office:value-type="float" office:value="62.3138530254364" calcext:value-type="float">
            <text:p>62.3138530254</text:p>
          </table:table-cell>
          <table:table-cell table:formula="of:=[.C509]/([.D509]-[.D508])" office:value-type="float" office:value="102090.904132241" calcext:value-type="float">
            <text:p>102090.904132241</text:p>
          </table:table-cell>
          <table:table-cell/>
          <table:table-cell office:value-type="float" office:value="1443144432.41303" calcext:value-type="float">
            <text:p>1443144432.41303</text:p>
          </table:table-cell>
          <table:table-cell table:formula="of:=[.G509]-[.$B$2]" office:value-type="float" office:value="72.4128088951111" calcext:value-type="float">
            <text:p>72.4128088951</text:p>
          </table:table-cell>
          <table:table-cell table:formula="of:=[.C509]/([.H509]-[.H508])" office:value-type="float" office:value="94533.9992037973" calcext:value-type="float">
            <text:p>94533.9992037973</text:p>
          </table:table-cell>
          <table:table-cell table:formula="of:=[.G509]-[.$B509]" office:value-type="float" office:value="10.0989558696747" calcext:value-type="float">
            <text:p>10.098955869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4422.35734" calcext:value-type="float">
            <text:p>1443144422.35734</text:p>
          </table:table-cell>
          <table:table-cell office:value-type="float" office:value="4416" calcext:value-type="float">
            <text:p>4416</text:p>
          </table:table-cell>
          <table:table-cell table:formula="of:=[.B510]-[.$B$2]" office:value-type="float" office:value="62.3571162223816" calcext:value-type="float">
            <text:p>62.3571162224</text:p>
          </table:table-cell>
          <table:table-cell table:formula="of:=[.C510]/([.D510]-[.D509])" office:value-type="float" office:value="102072.90056707" calcext:value-type="float">
            <text:p>102072.90056707</text:p>
          </table:table-cell>
          <table:table-cell/>
          <table:table-cell office:value-type="float" office:value="1443144432.45965" calcext:value-type="float">
            <text:p>1443144432.45965</text:p>
          </table:table-cell>
          <table:table-cell table:formula="of:=[.G510]-[.$B$2]" office:value-type="float" office:value="72.45942902565" calcext:value-type="float">
            <text:p>72.4594290257</text:p>
          </table:table-cell>
          <table:table-cell table:formula="of:=[.C510]/([.H510]-[.H509])" office:value-type="float" office:value="94723.0294928377" calcext:value-type="float">
            <text:p>94723.0294928377</text:p>
          </table:table-cell>
          <table:table-cell table:formula="of:=[.G510]-[.$B510]" office:value-type="float" office:value="10.1023128032684" calcext:value-type="float">
            <text:p>10.102312803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4422.4006" calcext:value-type="float">
            <text:p>1443144422.4006</text:p>
          </table:table-cell>
          <table:table-cell office:value-type="float" office:value="4416" calcext:value-type="float">
            <text:p>4416</text:p>
          </table:table-cell>
          <table:table-cell table:formula="of:=[.B511]-[.$B$2]" office:value-type="float" office:value="62.4003798961639" calcext:value-type="float">
            <text:p>62.4003798962</text:p>
          </table:table-cell>
          <table:table-cell table:formula="of:=[.C511]/([.D511]-[.D510])" office:value-type="float" office:value="102071.775555078" calcext:value-type="float">
            <text:p>102071.775555078</text:p>
          </table:table-cell>
          <table:table-cell/>
          <table:table-cell office:value-type="float" office:value="1443144432.50633" calcext:value-type="float">
            <text:p>1443144432.50633</text:p>
          </table:table-cell>
          <table:table-cell table:formula="of:=[.G511]-[.$B$2]" office:value-type="float" office:value="72.5061140060425" calcext:value-type="float">
            <text:p>72.506114006</text:p>
          </table:table-cell>
          <table:table-cell table:formula="of:=[.C511]/([.H511]-[.H510])" office:value-type="float" office:value="94591.4502453897" calcext:value-type="float">
            <text:p>94591.4502453897</text:p>
          </table:table-cell>
          <table:table-cell table:formula="of:=[.G511]-[.$B511]" office:value-type="float" office:value="10.1057341098785" calcext:value-type="float">
            <text:p>10.105734109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4422.44396" calcext:value-type="float">
            <text:p>1443144422.44396</text:p>
          </table:table-cell>
          <table:table-cell office:value-type="float" office:value="4416" calcext:value-type="float">
            <text:p>4416</text:p>
          </table:table-cell>
          <table:table-cell table:formula="of:=[.B512]-[.$B$2]" office:value-type="float" office:value="62.443736076355" calcext:value-type="float">
            <text:p>62.4437360764</text:p>
          </table:table-cell>
          <table:table-cell table:formula="of:=[.C512]/([.D512]-[.D511])" office:value-type="float" office:value="101853.991300475" calcext:value-type="float">
            <text:p>101853.991300475</text:p>
          </table:table-cell>
          <table:table-cell/>
          <table:table-cell office:value-type="float" office:value="1443144432.5532" calcext:value-type="float">
            <text:p>1443144432.5532</text:p>
          </table:table-cell>
          <table:table-cell table:formula="of:=[.G512]-[.$B$2]" office:value-type="float" office:value="72.5529792308807" calcext:value-type="float">
            <text:p>72.5529792309</text:p>
          </table:table-cell>
          <table:table-cell table:formula="of:=[.C512]/([.H512]-[.H511])" office:value-type="float" office:value="94227.6499310668" calcext:value-type="float">
            <text:p>94227.6499310668</text:p>
          </table:table-cell>
          <table:table-cell table:formula="of:=[.G512]-[.$B512]" office:value-type="float" office:value="10.1092431545258" calcext:value-type="float">
            <text:p>10.109243154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4422.48721" calcext:value-type="float">
            <text:p>1443144422.48721</text:p>
          </table:table-cell>
          <table:table-cell office:value-type="float" office:value="4416" calcext:value-type="float">
            <text:p>4416</text:p>
          </table:table-cell>
          <table:table-cell table:formula="of:=[.B513]-[.$B$2]" office:value-type="float" office:value="62.4869902133942" calcext:value-type="float">
            <text:p>62.4869902134</text:p>
          </table:table-cell>
          <table:table-cell table:formula="of:=[.C513]/([.D513]-[.D512])" office:value-type="float" office:value="102094.280507769" calcext:value-type="float">
            <text:p>102094.280507769</text:p>
          </table:table-cell>
          <table:table-cell/>
          <table:table-cell office:value-type="float" office:value="1443144432.59974" calcext:value-type="float">
            <text:p>1443144432.59974</text:p>
          </table:table-cell>
          <table:table-cell table:formula="of:=[.G513]-[.$B$2]" office:value-type="float" office:value="72.599517583847" calcext:value-type="float">
            <text:p>72.5995175838</text:p>
          </table:table-cell>
          <table:table-cell table:formula="of:=[.C513]/([.H513]-[.H512])" office:value-type="float" office:value="94889.4775712617" calcext:value-type="float">
            <text:p>94889.4775712617</text:p>
          </table:table-cell>
          <table:table-cell table:formula="of:=[.G513]-[.$B513]" office:value-type="float" office:value="10.1125273704529" calcext:value-type="float">
            <text:p>10.112527370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4422.53049" calcext:value-type="float">
            <text:p>1443144422.53049</text:p>
          </table:table-cell>
          <table:table-cell office:value-type="float" office:value="4416" calcext:value-type="float">
            <text:p>4416</text:p>
          </table:table-cell>
          <table:table-cell table:formula="of:=[.B514]-[.$B$2]" office:value-type="float" office:value="62.5302665233612" calcext:value-type="float">
            <text:p>62.5302665234</text:p>
          </table:table-cell>
          <table:table-cell table:formula="of:=[.C514]/([.D514]-[.D513])" office:value-type="float" office:value="102041.971770773" calcext:value-type="float">
            <text:p>102041.971770773</text:p>
          </table:table-cell>
          <table:table-cell/>
          <table:table-cell office:value-type="float" office:value="1443144432.64641" calcext:value-type="float">
            <text:p>1443144432.64641</text:p>
          </table:table-cell>
          <table:table-cell table:formula="of:=[.G514]-[.$B$2]" office:value-type="float" office:value="72.6461954116821" calcext:value-type="float">
            <text:p>72.6461954117</text:p>
          </table:table-cell>
          <table:table-cell table:formula="of:=[.C514]/([.H514]-[.H513])" office:value-type="float" office:value="94605.9447239518" calcext:value-type="float">
            <text:p>94605.9447239518</text:p>
          </table:table-cell>
          <table:table-cell table:formula="of:=[.G514]-[.$B514]" office:value-type="float" office:value="10.1159288883209" calcext:value-type="float">
            <text:p>10.115928888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4422.57375" calcext:value-type="float">
            <text:p>1443144422.57375</text:p>
          </table:table-cell>
          <table:table-cell office:value-type="float" office:value="4416" calcext:value-type="float">
            <text:p>4416</text:p>
          </table:table-cell>
          <table:table-cell table:formula="of:=[.B515]-[.$B$2]" office:value-type="float" office:value="62.5735352039337" calcext:value-type="float">
            <text:p>62.5735352039</text:p>
          </table:table-cell>
          <table:table-cell table:formula="of:=[.C515]/([.D515]-[.D514])" office:value-type="float" office:value="102059.964426224" calcext:value-type="float">
            <text:p>102059.964426224</text:p>
          </table:table-cell>
          <table:table-cell/>
          <table:table-cell office:value-type="float" office:value="1443144432.69314" calcext:value-type="float">
            <text:p>1443144432.69314</text:p>
          </table:table-cell>
          <table:table-cell table:formula="of:=[.G515]-[.$B$2]" office:value-type="float" office:value="72.6929202079773" calcext:value-type="float">
            <text:p>72.692920208</text:p>
          </table:table-cell>
          <table:table-cell table:formula="of:=[.C515]/([.H515]-[.H514])" office:value-type="float" office:value="94510.8454214249" calcext:value-type="float">
            <text:p>94510.8454214249</text:p>
          </table:table-cell>
          <table:table-cell table:formula="of:=[.G515]-[.$B515]" office:value-type="float" office:value="10.1193850040436" calcext:value-type="float">
            <text:p>10.11938500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4422.61701" calcext:value-type="float">
            <text:p>1443144422.61701</text:p>
          </table:table-cell>
          <table:table-cell office:value-type="float" office:value="4416" calcext:value-type="float">
            <text:p>4416</text:p>
          </table:table-cell>
          <table:table-cell table:formula="of:=[.B516]-[.$B$2]" office:value-type="float" office:value="62.6167938709259" calcext:value-type="float">
            <text:p>62.6167938709</text:p>
          </table:table-cell>
          <table:table-cell table:formula="of:=[.C516]/([.D516]-[.D515])" office:value-type="float" office:value="102083.589417989" calcext:value-type="float">
            <text:p>102083.589417989</text:p>
          </table:table-cell>
          <table:table-cell/>
          <table:table-cell office:value-type="float" office:value="1443144432.73984" calcext:value-type="float">
            <text:p>1443144432.73984</text:p>
          </table:table-cell>
          <table:table-cell table:formula="of:=[.G516]-[.$B$2]" office:value-type="float" office:value="72.739620923996" calcext:value-type="float">
            <text:p>72.739620924</text:p>
          </table:table-cell>
          <table:table-cell table:formula="of:=[.C516]/([.H516]-[.H515])" office:value-type="float" office:value="94559.5780209009" calcext:value-type="float">
            <text:p>94559.5780209009</text:p>
          </table:table-cell>
          <table:table-cell table:formula="of:=[.G516]-[.$B516]" office:value-type="float" office:value="10.1228270530701" calcext:value-type="float">
            <text:p>10.122827053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4422.66027" calcext:value-type="float">
            <text:p>1443144422.66027</text:p>
          </table:table-cell>
          <table:table-cell office:value-type="float" office:value="4416" calcext:value-type="float">
            <text:p>4416</text:p>
          </table:table-cell>
          <table:table-cell table:formula="of:=[.B517]-[.$B$2]" office:value-type="float" office:value="62.6600518226624" calcext:value-type="float">
            <text:p>62.6600518227</text:p>
          </table:table-cell>
          <table:table-cell table:formula="of:=[.C517]/([.D517]-[.D516])" office:value-type="float" office:value="102085.277335935" calcext:value-type="float">
            <text:p>102085.277335935</text:p>
          </table:table-cell>
          <table:table-cell/>
          <table:table-cell office:value-type="float" office:value="1443144432.78642" calcext:value-type="float">
            <text:p>1443144432.78642</text:p>
          </table:table-cell>
          <table:table-cell table:formula="of:=[.G517]-[.$B$2]" office:value-type="float" office:value="72.7861964702606" calcext:value-type="float">
            <text:p>72.7861964703</text:p>
          </table:table-cell>
          <table:table-cell table:formula="of:=[.C517]/([.H517]-[.H516])" office:value-type="float" office:value="94813.7027724313" calcext:value-type="float">
            <text:p>94813.7027724313</text:p>
          </table:table-cell>
          <table:table-cell table:formula="of:=[.G517]-[.$B517]" office:value-type="float" office:value="10.1261446475983" calcext:value-type="float">
            <text:p>10.126144647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4422.70354" calcext:value-type="float">
            <text:p>1443144422.70354</text:p>
          </table:table-cell>
          <table:table-cell office:value-type="float" office:value="4416" calcext:value-type="float">
            <text:p>4416</text:p>
          </table:table-cell>
          <table:table-cell table:formula="of:=[.B518]-[.$B$2]" office:value-type="float" office:value="62.7033212184906" calcext:value-type="float">
            <text:p>62.7033212185</text:p>
          </table:table-cell>
          <table:table-cell table:formula="of:=[.C518]/([.D518]-[.D517])" office:value-type="float" office:value="102058.277345235" calcext:value-type="float">
            <text:p>102058.277345235</text:p>
          </table:table-cell>
          <table:table-cell/>
          <table:table-cell office:value-type="float" office:value="1443144432.83303" calcext:value-type="float">
            <text:p>1443144432.83303</text:p>
          </table:table-cell>
          <table:table-cell table:formula="of:=[.G518]-[.$B$2]" office:value-type="float" office:value="72.8328096866608" calcext:value-type="float">
            <text:p>72.8328096867</text:p>
          </table:table-cell>
          <table:table-cell table:formula="of:=[.C518]/([.H518]-[.H517])" office:value-type="float" office:value="94737.0797606261" calcext:value-type="float">
            <text:p>94737.0797606261</text:p>
          </table:table-cell>
          <table:table-cell table:formula="of:=[.G518]-[.$B518]" office:value-type="float" office:value="10.1294884681702" calcext:value-type="float">
            <text:p>10.1294884682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4422.74685" calcext:value-type="float">
            <text:p>1443144422.74685</text:p>
          </table:table-cell>
          <table:table-cell office:value-type="float" office:value="4416" calcext:value-type="float">
            <text:p>4416</text:p>
          </table:table-cell>
          <table:table-cell table:formula="of:=[.B519]-[.$B$2]" office:value-type="float" office:value="62.7466294765472" calcext:value-type="float">
            <text:p>62.7466294765</text:p>
          </table:table-cell>
          <table:table-cell table:formula="of:=[.C519]/([.D519]-[.D518])" office:value-type="float" office:value="101966.696379812" calcext:value-type="float">
            <text:p>101966.696379812</text:p>
          </table:table-cell>
          <table:table-cell/>
          <table:table-cell office:value-type="float" office:value="1443144432.87975" calcext:value-type="float">
            <text:p>1443144432.87975</text:p>
          </table:table-cell>
          <table:table-cell table:formula="of:=[.G519]-[.$B$2]" office:value-type="float" office:value="72.879531621933" calcext:value-type="float">
            <text:p>72.8795316219</text:p>
          </table:table-cell>
          <table:table-cell table:formula="of:=[.C519]/([.H519]-[.H518])" office:value-type="float" office:value="94516.6328036496" calcext:value-type="float">
            <text:p>94516.6328036496</text:p>
          </table:table-cell>
          <table:table-cell table:formula="of:=[.G519]-[.$B519]" office:value-type="float" office:value="10.1329021453857" calcext:value-type="float">
            <text:p>10.132902145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4422.7901" calcext:value-type="float">
            <text:p>1443144422.7901</text:p>
          </table:table-cell>
          <table:table-cell office:value-type="float" office:value="4416" calcext:value-type="float">
            <text:p>4416</text:p>
          </table:table-cell>
          <table:table-cell table:formula="of:=[.B520]-[.$B$2]" office:value-type="float" office:value="62.7898833751678" calcext:value-type="float">
            <text:p>62.7898833752</text:p>
          </table:table-cell>
          <table:table-cell table:formula="of:=[.C520]/([.D520]-[.D519])" office:value-type="float" office:value="102094.843258737" calcext:value-type="float">
            <text:p>102094.843258737</text:p>
          </table:table-cell>
          <table:table-cell/>
          <table:table-cell office:value-type="float" office:value="1443144432.92637" calcext:value-type="float">
            <text:p>1443144432.92637</text:p>
          </table:table-cell>
          <table:table-cell table:formula="of:=[.G520]-[.$B$2]" office:value-type="float" office:value="72.9261538982391" calcext:value-type="float">
            <text:p>72.9261538982</text:p>
          </table:table-cell>
          <table:table-cell table:formula="of:=[.C520]/([.H520]-[.H519])" office:value-type="float" office:value="94718.6699122466" calcext:value-type="float">
            <text:p>94718.6699122466</text:p>
          </table:table-cell>
          <table:table-cell table:formula="of:=[.G520]-[.$B520]" office:value-type="float" office:value="10.1362705230713" calcext:value-type="float">
            <text:p>10.136270523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4422.83337" calcext:value-type="float">
            <text:p>1443144422.83337</text:p>
          </table:table-cell>
          <table:table-cell office:value-type="float" office:value="4416" calcext:value-type="float">
            <text:p>4416</text:p>
          </table:table-cell>
          <table:table-cell table:formula="of:=[.B521]-[.$B$2]" office:value-type="float" office:value="62.8331482410431" calcext:value-type="float">
            <text:p>62.833148241</text:p>
          </table:table-cell>
          <table:table-cell table:formula="of:=[.C521]/([.D521]-[.D520])" office:value-type="float" office:value="102068.96313359" calcext:value-type="float">
            <text:p>102068.96313359</text:p>
          </table:table-cell>
          <table:table-cell/>
          <table:table-cell office:value-type="float" office:value="1443144432.97303" calcext:value-type="float">
            <text:p>1443144432.97303</text:p>
          </table:table-cell>
          <table:table-cell table:formula="of:=[.G521]-[.$B$2]" office:value-type="float" office:value="72.9728109836578" calcext:value-type="float">
            <text:p>72.9728109837</text:p>
          </table:table-cell>
          <table:table-cell table:formula="of:=[.C521]/([.H521]-[.H520])" office:value-type="float" office:value="94648.0038427341" calcext:value-type="float">
            <text:p>94648.0038427341</text:p>
          </table:table-cell>
          <table:table-cell table:formula="of:=[.G521]-[.$B521]" office:value-type="float" office:value="10.1396627426147" calcext:value-type="float">
            <text:p>10.139662742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4422.87663" calcext:value-type="float">
            <text:p>1443144422.87663</text:p>
          </table:table-cell>
          <table:table-cell office:value-type="float" office:value="4416" calcext:value-type="float">
            <text:p>4416</text:p>
          </table:table-cell>
          <table:table-cell table:formula="of:=[.B522]-[.$B$2]" office:value-type="float" office:value="62.8764140605927" calcext:value-type="float">
            <text:p>62.8764140606</text:p>
          </table:table-cell>
          <table:table-cell table:formula="of:=[.C522]/([.D522]-[.D521])" office:value-type="float" office:value="102066.713307985" calcext:value-type="float">
            <text:p>102066.713307985</text:p>
          </table:table-cell>
          <table:table-cell/>
          <table:table-cell office:value-type="float" office:value="1443144433.01973" calcext:value-type="float">
            <text:p>1443144433.01973</text:p>
          </table:table-cell>
          <table:table-cell table:formula="of:=[.G522]-[.$B$2]" office:value-type="float" office:value="73.0195090770721" calcext:value-type="float">
            <text:p>73.0195090771</text:p>
          </table:table-cell>
          <table:table-cell table:formula="of:=[.C522]/([.H522]-[.H521])" office:value-type="float" office:value="94564.8885666731" calcext:value-type="float">
            <text:p>94564.8885666731</text:p>
          </table:table-cell>
          <table:table-cell table:formula="of:=[.G522]-[.$B522]" office:value-type="float" office:value="10.1430950164795" calcext:value-type="float">
            <text:p>10.143095016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4422.91991" calcext:value-type="float">
            <text:p>1443144422.91991</text:p>
          </table:table-cell>
          <table:table-cell office:value-type="float" office:value="4416" calcext:value-type="float">
            <text:p>4416</text:p>
          </table:table-cell>
          <table:table-cell table:formula="of:=[.B523]-[.$B$2]" office:value-type="float" office:value="62.9196908473969" calcext:value-type="float">
            <text:p>62.9196908474</text:p>
          </table:table-cell>
          <table:table-cell table:formula="of:=[.C523]/([.D523]-[.D522])" office:value-type="float" office:value="102040.847440446" calcext:value-type="float">
            <text:p>102040.847440446</text:p>
          </table:table-cell>
          <table:table-cell/>
          <table:table-cell office:value-type="float" office:value="1443144433.03445" calcext:value-type="float">
            <text:p>1443144433.03445</text:p>
          </table:table-cell>
          <table:table-cell table:formula="of:=[.G523]-[.$B$2]" office:value-type="float" office:value="73.0342288017273" calcext:value-type="float">
            <text:p>73.0342288017</text:p>
          </table:table-cell>
          <table:table-cell table:formula="of:=[.C523]/([.H523]-[.H522])" office:value-type="float" office:value="300005.611752701" calcext:value-type="float">
            <text:p>300005.611752701</text:p>
          </table:table-cell>
          <table:table-cell table:formula="of:=[.G523]-[.$B523]" office:value-type="float" office:value="10.1145379543304" calcext:value-type="float">
            <text:p>10.114537954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4422.96318" calcext:value-type="float">
            <text:p>1443144422.96318</text:p>
          </table:table-cell>
          <table:table-cell office:value-type="float" office:value="4416" calcext:value-type="float">
            <text:p>4416</text:p>
          </table:table-cell>
          <table:table-cell table:formula="of:=[.B524]-[.$B$2]" office:value-type="float" office:value="62.962961435318" calcext:value-type="float">
            <text:p>62.9629614353</text:p>
          </table:table-cell>
          <table:table-cell table:formula="of:=[.C524]/([.D524]-[.D523])" office:value-type="float" office:value="102055.46566753" calcext:value-type="float">
            <text:p>102055.46566753</text:p>
          </table:table-cell>
          <table:table-cell/>
          <table:table-cell office:value-type="float" office:value="1443144433.04917" calcext:value-type="float">
            <text:p>1443144433.04917</text:p>
          </table:table-cell>
          <table:table-cell table:formula="of:=[.G524]-[.$B$2]" office:value-type="float" office:value="73.0489482879639" calcext:value-type="float">
            <text:p>73.048948288</text:p>
          </table:table-cell>
          <table:table-cell table:formula="of:=[.C524]/([.H524]-[.H523])" office:value-type="float" office:value="300010.471087499" calcext:value-type="float">
            <text:p>300010.471087499</text:p>
          </table:table-cell>
          <table:table-cell table:formula="of:=[.G524]-[.$B524]" office:value-type="float" office:value="10.0859868526459" calcext:value-type="float">
            <text:p>10.085986852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4423.00659" calcext:value-type="float">
            <text:p>1443144423.00659</text:p>
          </table:table-cell>
          <table:table-cell office:value-type="float" office:value="4416" calcext:value-type="float">
            <text:p>4416</text:p>
          </table:table-cell>
          <table:table-cell table:formula="of:=[.B525]-[.$B$2]" office:value-type="float" office:value="63.0063683986664" calcext:value-type="float">
            <text:p>63.0063683987</text:p>
          </table:table-cell>
          <table:table-cell table:formula="of:=[.C525]/([.D525]-[.D524])" office:value-type="float" office:value="101734.829146115" calcext:value-type="float">
            <text:p>101734.829146115</text:p>
          </table:table-cell>
          <table:table-cell/>
          <table:table-cell office:value-type="float" office:value="1443144433.0765" calcext:value-type="float">
            <text:p>1443144433.0765</text:p>
          </table:table-cell>
          <table:table-cell table:formula="of:=[.G525]-[.$B$2]" office:value-type="float" office:value="73.0762794017792" calcext:value-type="float">
            <text:p>73.0762794018</text:p>
          </table:table-cell>
          <table:table-cell table:formula="of:=[.C525]/([.H525]-[.H524])" office:value-type="float" office:value="161574.095729925" calcext:value-type="float">
            <text:p>161574.095729925</text:p>
          </table:table-cell>
          <table:table-cell table:formula="of:=[.G525]-[.$B525]" office:value-type="float" office:value="10.0699110031128" calcext:value-type="float">
            <text:p>10.069911003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4423.05091" calcext:value-type="float">
            <text:p>1443144423.05091</text:p>
          </table:table-cell>
          <table:table-cell office:value-type="float" office:value="4416" calcext:value-type="float">
            <text:p>4416</text:p>
          </table:table-cell>
          <table:table-cell table:formula="of:=[.B526]-[.$B$2]" office:value-type="float" office:value="63.0506920814514" calcext:value-type="float">
            <text:p>63.0506920815</text:p>
          </table:table-cell>
          <table:table-cell table:formula="of:=[.C526]/([.D526]-[.D525])" office:value-type="float" office:value="99630.7103229034" calcext:value-type="float">
            <text:p>99630.7103229034</text:p>
          </table:table-cell>
          <table:table-cell/>
          <table:table-cell office:value-type="float" office:value="1443144433.12034" calcext:value-type="float">
            <text:p>1443144433.12034</text:p>
          </table:table-cell>
          <table:table-cell table:formula="of:=[.G526]-[.$B$2]" office:value-type="float" office:value="73.1201243400574" calcext:value-type="float">
            <text:p>73.1201243401</text:p>
          </table:table-cell>
          <table:table-cell table:formula="of:=[.C526]/([.H526]-[.H525])" office:value-type="float" office:value="100718.581743239" calcext:value-type="float">
            <text:p>100718.581743239</text:p>
          </table:table-cell>
          <table:table-cell table:formula="of:=[.G526]-[.$B526]" office:value-type="float" office:value="10.069432258606" calcext:value-type="float">
            <text:p>10.069432258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4423.09521" calcext:value-type="float">
            <text:p>1443144423.09521</text:p>
          </table:table-cell>
          <table:table-cell office:value-type="float" office:value="4416" calcext:value-type="float">
            <text:p>4416</text:p>
          </table:table-cell>
          <table:table-cell table:formula="of:=[.B527]-[.$B$2]" office:value-type="float" office:value="63.0949954986572" calcext:value-type="float">
            <text:p>63.0949954987</text:p>
          </table:table-cell>
          <table:table-cell table:formula="of:=[.C527]/([.D527]-[.D526])" office:value-type="float" office:value="99676.2840998375" calcext:value-type="float">
            <text:p>99676.2840998375</text:p>
          </table:table-cell>
          <table:table-cell/>
          <table:table-cell office:value-type="float" office:value="1443144433.16423" calcext:value-type="float">
            <text:p>1443144433.16423</text:p>
          </table:table-cell>
          <table:table-cell table:formula="of:=[.G527]-[.$B$2]" office:value-type="float" office:value="73.1640129089355" calcext:value-type="float">
            <text:p>73.1640129089</text:p>
          </table:table-cell>
          <table:table-cell table:formula="of:=[.C527]/([.H527]-[.H526])" office:value-type="float" office:value="100618.455166719" calcext:value-type="float">
            <text:p>100618.455166719</text:p>
          </table:table-cell>
          <table:table-cell table:formula="of:=[.G527]-[.$B527]" office:value-type="float" office:value="10.0690174102783" calcext:value-type="float">
            <text:p>10.069017410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4423.13949" calcext:value-type="float">
            <text:p>1443144423.13949</text:p>
          </table:table-cell>
          <table:table-cell office:value-type="float" office:value="4416" calcext:value-type="float">
            <text:p>4416</text:p>
          </table:table-cell>
          <table:table-cell table:formula="of:=[.B528]-[.$B$2]" office:value-type="float" office:value="63.1392693519592" calcext:value-type="float">
            <text:p>63.139269352</text:p>
          </table:table-cell>
          <table:table-cell table:formula="of:=[.C528]/([.D528]-[.D527])" office:value-type="float" office:value="99742.843024696" calcext:value-type="float">
            <text:p>99742.843024696</text:p>
          </table:table-cell>
          <table:table-cell/>
          <table:table-cell office:value-type="float" office:value="1443144433.20815" calcext:value-type="float">
            <text:p>1443144433.20815</text:p>
          </table:table-cell>
          <table:table-cell table:formula="of:=[.G528]-[.$B$2]" office:value-type="float" office:value="73.207935333252" calcext:value-type="float">
            <text:p>73.2079353333</text:p>
          </table:table-cell>
          <table:table-cell table:formula="of:=[.C528]/([.H528]-[.H527])" office:value-type="float" office:value="100540.898384575" calcext:value-type="float">
            <text:p>100540.898384575</text:p>
          </table:table-cell>
          <table:table-cell table:formula="of:=[.G528]-[.$B528]" office:value-type="float" office:value="10.0686659812927" calcext:value-type="float">
            <text:p>10.0686659813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4423.1838" calcext:value-type="float">
            <text:p>1443144423.1838</text:p>
          </table:table-cell>
          <table:table-cell office:value-type="float" office:value="4416" calcext:value-type="float">
            <text:p>4416</text:p>
          </table:table-cell>
          <table:table-cell table:formula="of:=[.B529]-[.$B$2]" office:value-type="float" office:value="63.183584690094" calcext:value-type="float">
            <text:p>63.1835846901</text:p>
          </table:table-cell>
          <table:table-cell table:formula="of:=[.C529]/([.D529]-[.D528])" office:value-type="float" office:value="99649.470947749" calcext:value-type="float">
            <text:p>99649.470947749</text:p>
          </table:table-cell>
          <table:table-cell/>
          <table:table-cell office:value-type="float" office:value="1443144433.25204" calcext:value-type="float">
            <text:p>1443144433.25204</text:p>
          </table:table-cell>
          <table:table-cell table:formula="of:=[.G529]-[.$B$2]" office:value-type="float" office:value="73.2518224716187" calcext:value-type="float">
            <text:p>73.2518224716</text:p>
          </table:table-cell>
          <table:table-cell table:formula="of:=[.C529]/([.H529]-[.H528])" office:value-type="float" office:value="100621.734848649" calcext:value-type="float">
            <text:p>100621.734848649</text:p>
          </table:table-cell>
          <table:table-cell table:formula="of:=[.G529]-[.$B529]" office:value-type="float" office:value="10.0682377815247" calcext:value-type="float">
            <text:p>10.0682377815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4423.22811" calcext:value-type="float">
            <text:p>1443144423.22811</text:p>
          </table:table-cell>
          <table:table-cell office:value-type="float" office:value="4416" calcext:value-type="float">
            <text:p>4416</text:p>
          </table:table-cell>
          <table:table-cell table:formula="of:=[.B530]-[.$B$2]" office:value-type="float" office:value="63.2278869152069" calcext:value-type="float">
            <text:p>63.2278869152</text:p>
          </table:table-cell>
          <table:table-cell table:formula="of:=[.C530]/([.D530]-[.D529])" office:value-type="float" office:value="99678.9662086892" calcext:value-type="float">
            <text:p>99678.9662086892</text:p>
          </table:table-cell>
          <table:table-cell/>
          <table:table-cell office:value-type="float" office:value="1443144433.29597" calcext:value-type="float">
            <text:p>1443144433.29597</text:p>
          </table:table-cell>
          <table:table-cell table:formula="of:=[.G530]-[.$B$2]" office:value-type="float" office:value="73.2957465648651" calcext:value-type="float">
            <text:p>73.2957465649</text:p>
          </table:table-cell>
          <table:table-cell table:formula="of:=[.C530]/([.H530]-[.H529])" office:value-type="float" office:value="100537.078255017" calcext:value-type="float">
            <text:p>100537.078255017</text:p>
          </table:table-cell>
          <table:table-cell table:formula="of:=[.G530]-[.$B530]" office:value-type="float" office:value="10.0678596496582" calcext:value-type="float">
            <text:p>10.067859649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4423.2724" calcext:value-type="float">
            <text:p>1443144423.2724</text:p>
          </table:table-cell>
          <table:table-cell office:value-type="float" office:value="4416" calcext:value-type="float">
            <text:p>4416</text:p>
          </table:table-cell>
          <table:table-cell table:formula="of:=[.B531]-[.$B$2]" office:value-type="float" office:value="63.2721829414368" calcext:value-type="float">
            <text:p>63.2721829414</text:p>
          </table:table-cell>
          <table:table-cell table:formula="of:=[.C531]/([.D531]-[.D530])" office:value-type="float" office:value="99692.9155018273" calcext:value-type="float">
            <text:p>99692.9155018273</text:p>
          </table:table-cell>
          <table:table-cell/>
          <table:table-cell office:value-type="float" office:value="1443144433.33989" calcext:value-type="float">
            <text:p>1443144433.33989</text:p>
          </table:table-cell>
          <table:table-cell table:formula="of:=[.G531]-[.$B$2]" office:value-type="float" office:value="73.3396677970886" calcext:value-type="float">
            <text:p>73.3396677971</text:p>
          </table:table-cell>
          <table:table-cell table:formula="of:=[.C531]/([.H531]-[.H530])" office:value-type="float" office:value="100543.62722629" calcext:value-type="float">
            <text:p>100543.62722629</text:p>
          </table:table-cell>
          <table:table-cell table:formula="of:=[.G531]-[.$B531]" office:value-type="float" office:value="10.0674848556519" calcext:value-type="float">
            <text:p>10.067484855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4423.3167" calcext:value-type="float">
            <text:p>1443144423.3167</text:p>
          </table:table-cell>
          <table:table-cell office:value-type="float" office:value="4416" calcext:value-type="float">
            <text:p>4416</text:p>
          </table:table-cell>
          <table:table-cell table:formula="of:=[.B532]-[.$B$2]" office:value-type="float" office:value="63.3164758682251" calcext:value-type="float">
            <text:p>63.3164758682</text:p>
          </table:table-cell>
          <table:table-cell table:formula="of:=[.C532]/([.D532]-[.D531])" office:value-type="float" office:value="99699.8916125698" calcext:value-type="float">
            <text:p>99699.8916125698</text:p>
          </table:table-cell>
          <table:table-cell/>
          <table:table-cell office:value-type="float" office:value="1443144433.38381" calcext:value-type="float">
            <text:p>1443144433.38381</text:p>
          </table:table-cell>
          <table:table-cell table:formula="of:=[.G532]-[.$B$2]" office:value-type="float" office:value="73.3835880756378" calcext:value-type="float">
            <text:p>73.3835880756</text:p>
          </table:table-cell>
          <table:table-cell table:formula="of:=[.C532]/([.H532]-[.H531])" office:value-type="float" office:value="100545.810406319" calcext:value-type="float">
            <text:p>100545.810406319</text:p>
          </table:table-cell>
          <table:table-cell table:formula="of:=[.G532]-[.$B532]" office:value-type="float" office:value="10.0671122074127" calcext:value-type="float">
            <text:p>10.067112207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4423.36099" calcext:value-type="float">
            <text:p>1443144423.36099</text:p>
          </table:table-cell>
          <table:table-cell office:value-type="float" office:value="4416" calcext:value-type="float">
            <text:p>4416</text:p>
          </table:table-cell>
          <table:table-cell table:formula="of:=[.B533]-[.$B$2]" office:value-type="float" office:value="63.3607683181763" calcext:value-type="float">
            <text:p>63.3607683182</text:p>
          </table:table-cell>
          <table:table-cell table:formula="of:=[.C533]/([.D533]-[.D532])" office:value-type="float" office:value="99700.964947033" calcext:value-type="float">
            <text:p>99700.964947033</text:p>
          </table:table-cell>
          <table:table-cell/>
          <table:table-cell office:value-type="float" office:value="1443144433.42762" calcext:value-type="float">
            <text:p>1443144433.42762</text:p>
          </table:table-cell>
          <table:table-cell table:formula="of:=[.G533]-[.$B$2]" office:value-type="float" office:value="73.4273996353149" calcext:value-type="float">
            <text:p>73.4273996353</text:p>
          </table:table-cell>
          <table:table-cell table:formula="of:=[.C533]/([.H533]-[.H532])" office:value-type="float" office:value="100795.315951872" calcext:value-type="float">
            <text:p>100795.315951872</text:p>
          </table:table-cell>
          <table:table-cell table:formula="of:=[.G533]-[.$B533]" office:value-type="float" office:value="10.0666313171387" calcext:value-type="float">
            <text:p>10.066631317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4423.40528" calcext:value-type="float">
            <text:p>1443144423.40528</text:p>
          </table:table-cell>
          <table:table-cell office:value-type="float" office:value="4416" calcext:value-type="float">
            <text:p>4416</text:p>
          </table:table-cell>
          <table:table-cell table:formula="of:=[.B534]-[.$B$2]" office:value-type="float" office:value="63.4050562381744" calcext:value-type="float">
            <text:p>63.4050562382</text:p>
          </table:table-cell>
          <table:table-cell table:formula="of:=[.C534]/([.D534]-[.D533])" office:value-type="float" office:value="99711.1627771766" calcext:value-type="float">
            <text:p>99711.1627771766</text:p>
          </table:table-cell>
          <table:table-cell/>
          <table:table-cell office:value-type="float" office:value="1443144433.47153" calcext:value-type="float">
            <text:p>1443144433.47153</text:p>
          </table:table-cell>
          <table:table-cell table:formula="of:=[.G534]-[.$B$2]" office:value-type="float" office:value="73.4713115692139" calcext:value-type="float">
            <text:p>73.4713115692</text:p>
          </table:table-cell>
          <table:table-cell table:formula="of:=[.C534]/([.H534]-[.H533])" office:value-type="float" office:value="100564.917276577" calcext:value-type="float">
            <text:p>100564.917276577</text:p>
          </table:table-cell>
          <table:table-cell table:formula="of:=[.G534]-[.$B534]" office:value-type="float" office:value="10.0662553310394" calcext:value-type="float">
            <text:p>10.06625533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4423.4496" calcext:value-type="float">
            <text:p>1443144423.4496</text:p>
          </table:table-cell>
          <table:table-cell office:value-type="float" office:value="4416" calcext:value-type="float">
            <text:p>4416</text:p>
          </table:table-cell>
          <table:table-cell table:formula="of:=[.B535]-[.$B$2]" office:value-type="float" office:value="63.4493832588196" calcext:value-type="float">
            <text:p>63.4493832588</text:p>
          </table:table-cell>
          <table:table-cell table:formula="of:=[.C535]/([.D535]-[.D534])" office:value-type="float" office:value="99623.2080507312" calcext:value-type="float">
            <text:p>99623.2080507312</text:p>
          </table:table-cell>
          <table:table-cell/>
          <table:table-cell office:value-type="float" office:value="1443144433.5154" calcext:value-type="float">
            <text:p>1443144433.5154</text:p>
          </table:table-cell>
          <table:table-cell table:formula="of:=[.G535]-[.$B$2]" office:value-type="float" office:value="73.5151836872101" calcext:value-type="float">
            <text:p>73.5151836872</text:p>
          </table:table-cell>
          <table:table-cell table:formula="of:=[.C535]/([.H535]-[.H534])" office:value-type="float" office:value="100656.184421753" calcext:value-type="float">
            <text:p>100656.184421753</text:p>
          </table:table-cell>
          <table:table-cell table:formula="of:=[.G535]-[.$B535]" office:value-type="float" office:value="10.0658004283905" calcext:value-type="float">
            <text:p>10.0658004284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4423.49391" calcext:value-type="float">
            <text:p>1443144423.49391</text:p>
          </table:table-cell>
          <table:table-cell office:value-type="float" office:value="4416" calcext:value-type="float">
            <text:p>4416</text:p>
          </table:table-cell>
          <table:table-cell table:formula="of:=[.B536]-[.$B$2]" office:value-type="float" office:value="63.4936919212341" calcext:value-type="float">
            <text:p>63.4936919212</text:p>
          </table:table-cell>
          <table:table-cell table:formula="of:=[.C536]/([.D536]-[.D535])" office:value-type="float" office:value="99664.4845354168" calcext:value-type="float">
            <text:p>99664.4845354168</text:p>
          </table:table-cell>
          <table:table-cell/>
          <table:table-cell office:value-type="float" office:value="1443144433.55931" calcext:value-type="float">
            <text:p>1443144433.55931</text:p>
          </table:table-cell>
          <table:table-cell table:formula="of:=[.G536]-[.$B$2]" office:value-type="float" office:value="73.5590887069702" calcext:value-type="float">
            <text:p>73.559088707</text:p>
          </table:table-cell>
          <table:table-cell table:formula="of:=[.C536]/([.H536]-[.H535])" office:value-type="float" office:value="100580.754185424" calcext:value-type="float">
            <text:p>100580.754185424</text:p>
          </table:table-cell>
          <table:table-cell table:formula="of:=[.G536]-[.$B536]" office:value-type="float" office:value="10.0653967857361" calcext:value-type="float">
            <text:p>10.0653967857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4423.53836" calcext:value-type="float">
            <text:p>1443144423.53836</text:p>
          </table:table-cell>
          <table:table-cell office:value-type="float" office:value="4416" calcext:value-type="float">
            <text:p>4416</text:p>
          </table:table-cell>
          <table:table-cell table:formula="of:=[.B537]-[.$B$2]" office:value-type="float" office:value="63.538140296936" calcext:value-type="float">
            <text:p>63.5381402969</text:p>
          </table:table-cell>
          <table:table-cell table:formula="of:=[.C537]/([.D537]-[.D536])" office:value-type="float" office:value="99351.2120581451" calcext:value-type="float">
            <text:p>99351.2120581451</text:p>
          </table:table-cell>
          <table:table-cell/>
          <table:table-cell office:value-type="float" office:value="1443144433.60316" calcext:value-type="float">
            <text:p>1443144433.60316</text:p>
          </table:table-cell>
          <table:table-cell table:formula="of:=[.G537]-[.$B$2]" office:value-type="float" office:value="73.6029455661774" calcext:value-type="float">
            <text:p>73.6029455662</text:p>
          </table:table-cell>
          <table:table-cell table:formula="of:=[.C537]/([.H537]-[.H536])" office:value-type="float" office:value="100691.204975292" calcext:value-type="float">
            <text:p>100691.204975292</text:p>
          </table:table-cell>
          <table:table-cell table:formula="of:=[.G537]-[.$B537]" office:value-type="float" office:value="10.0648052692413" calcext:value-type="float">
            <text:p>10.064805269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4423.58265" calcext:value-type="float">
            <text:p>1443144423.58265</text:p>
          </table:table-cell>
          <table:table-cell office:value-type="float" office:value="4416" calcext:value-type="float">
            <text:p>4416</text:p>
          </table:table-cell>
          <table:table-cell table:formula="of:=[.B538]-[.$B$2]" office:value-type="float" office:value="63.5824329853058" calcext:value-type="float">
            <text:p>63.5824329853</text:p>
          </table:table-cell>
          <table:table-cell table:formula="of:=[.C538]/([.D538]-[.D537])" office:value-type="float" office:value="99700.4282769126" calcext:value-type="float">
            <text:p>99700.4282769126</text:p>
          </table:table-cell>
          <table:table-cell/>
          <table:table-cell office:value-type="float" office:value="1443144433.64703" calcext:value-type="float">
            <text:p>1443144433.64703</text:p>
          </table:table-cell>
          <table:table-cell table:formula="of:=[.G538]-[.$B$2]" office:value-type="float" office:value="73.6468098163605" calcext:value-type="float">
            <text:p>73.6468098164</text:p>
          </table:table-cell>
          <table:table-cell table:formula="of:=[.C538]/([.H538]-[.H537])" office:value-type="float" office:value="100674.238852049" calcext:value-type="float">
            <text:p>100674.238852049</text:p>
          </table:table-cell>
          <table:table-cell table:formula="of:=[.G538]-[.$B538]" office:value-type="float" office:value="10.0643768310547" calcext:value-type="float">
            <text:p>10.064376831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4423.62697" calcext:value-type="float">
            <text:p>1443144423.62697</text:p>
          </table:table-cell>
          <table:table-cell office:value-type="float" office:value="4416" calcext:value-type="float">
            <text:p>4416</text:p>
          </table:table-cell>
          <table:table-cell table:formula="of:=[.B539]-[.$B$2]" office:value-type="float" office:value="63.626748085022" calcext:value-type="float">
            <text:p>63.626748085</text:p>
          </table:table-cell>
          <table:table-cell table:formula="of:=[.C539]/([.D539]-[.D538])" office:value-type="float" office:value="99650.0070694191" calcext:value-type="float">
            <text:p>99650.0070694191</text:p>
          </table:table-cell>
          <table:table-cell/>
          <table:table-cell office:value-type="float" office:value="1443144433.69106" calcext:value-type="float">
            <text:p>1443144433.69106</text:p>
          </table:table-cell>
          <table:table-cell table:formula="of:=[.G539]-[.$B$2]" office:value-type="float" office:value="73.6908390522003" calcext:value-type="float">
            <text:p>73.6908390522</text:p>
          </table:table-cell>
          <table:table-cell table:formula="of:=[.C539]/([.H539]-[.H538])" office:value-type="float" office:value="100296.993935193" calcext:value-type="float">
            <text:p>100296.993935193</text:p>
          </table:table-cell>
          <table:table-cell table:formula="of:=[.G539]-[.$B539]" office:value-type="float" office:value="10.0640909671783" calcext:value-type="float">
            <text:p>10.0640909672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4423.67149" calcext:value-type="float">
            <text:p>1443144423.67149</text:p>
          </table:table-cell>
          <table:table-cell office:value-type="float" office:value="4416" calcext:value-type="float">
            <text:p>4416</text:p>
          </table:table-cell>
          <table:table-cell table:formula="of:=[.B540]-[.$B$2]" office:value-type="float" office:value="63.6712682247162" calcext:value-type="float">
            <text:p>63.6712682247</text:p>
          </table:table-cell>
          <table:table-cell table:formula="of:=[.C540]/([.D540]-[.D539])" office:value-type="float" office:value="99191.0634227846" calcext:value-type="float">
            <text:p>99191.0634227846</text:p>
          </table:table-cell>
          <table:table-cell/>
          <table:table-cell office:value-type="float" office:value="1443144433.73489" calcext:value-type="float">
            <text:p>1443144433.73489</text:p>
          </table:table-cell>
          <table:table-cell table:formula="of:=[.G540]-[.$B$2]" office:value-type="float" office:value="73.7346744537354" calcext:value-type="float">
            <text:p>73.7346744537</text:p>
          </table:table-cell>
          <table:table-cell table:formula="of:=[.C540]/([.H540]-[.H539])" office:value-type="float" office:value="100740.493878461" calcext:value-type="float">
            <text:p>100740.493878461</text:p>
          </table:table-cell>
          <table:table-cell table:formula="of:=[.G540]-[.$B540]" office:value-type="float" office:value="10.0634062290192" calcext:value-type="float">
            <text:p>10.063406229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4423.71578" calcext:value-type="float">
            <text:p>1443144423.71578</text:p>
          </table:table-cell>
          <table:table-cell office:value-type="float" office:value="4416" calcext:value-type="float">
            <text:p>4416</text:p>
          </table:table-cell>
          <table:table-cell table:formula="of:=[.B541]-[.$B$2]" office:value-type="float" office:value="63.7155632972717" calcext:value-type="float">
            <text:p>63.7155632973</text:p>
          </table:table-cell>
          <table:table-cell table:formula="of:=[.C541]/([.D541]-[.D540])" office:value-type="float" office:value="99695.0618934586" calcext:value-type="float">
            <text:p>99695.0618934586</text:p>
          </table:table-cell>
          <table:table-cell/>
          <table:table-cell office:value-type="float" office:value="1443144433.7788" calcext:value-type="float">
            <text:p>1443144433.7788</text:p>
          </table:table-cell>
          <table:table-cell table:formula="of:=[.G541]-[.$B$2]" office:value-type="float" office:value="73.778582572937" calcext:value-type="float">
            <text:p>73.7785825729</text:p>
          </table:table-cell>
          <table:table-cell table:formula="of:=[.C541]/([.H541]-[.H540])" office:value-type="float" office:value="100573.654264677" calcext:value-type="float">
            <text:p>100573.654264677</text:p>
          </table:table-cell>
          <table:table-cell table:formula="of:=[.G541]-[.$B541]" office:value-type="float" office:value="10.0630192756653" calcext:value-type="float">
            <text:p>10.063019275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4423.76007" calcext:value-type="float">
            <text:p>1443144423.76007</text:p>
          </table:table-cell>
          <table:table-cell office:value-type="float" office:value="4416" calcext:value-type="float">
            <text:p>4416</text:p>
          </table:table-cell>
          <table:table-cell table:formula="of:=[.B542]-[.$B$2]" office:value-type="float" office:value="63.7598557472229" calcext:value-type="float">
            <text:p>63.7598557472</text:p>
          </table:table-cell>
          <table:table-cell table:formula="of:=[.C542]/([.D542]-[.D541])" office:value-type="float" office:value="99700.964947033" calcext:value-type="float">
            <text:p>99700.964947033</text:p>
          </table:table-cell>
          <table:table-cell/>
          <table:table-cell office:value-type="float" office:value="1443144433.82269" calcext:value-type="float">
            <text:p>1443144433.82269</text:p>
          </table:table-cell>
          <table:table-cell table:formula="of:=[.G542]-[.$B$2]" office:value-type="float" office:value="73.8224687576294" calcext:value-type="float">
            <text:p>73.8224687576</text:p>
          </table:table-cell>
          <table:table-cell table:formula="of:=[.C542]/([.H542]-[.H541])" office:value-type="float" office:value="100623.921422052" calcext:value-type="float">
            <text:p>100623.921422052</text:p>
          </table:table-cell>
          <table:table-cell table:formula="of:=[.G542]-[.$B542]" office:value-type="float" office:value="10.0626130104065" calcext:value-type="float">
            <text:p>10.062613010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4423.80438" calcext:value-type="float">
            <text:p>1443144423.80438</text:p>
          </table:table-cell>
          <table:table-cell office:value-type="float" office:value="4416" calcext:value-type="float">
            <text:p>4416</text:p>
          </table:table-cell>
          <table:table-cell table:formula="of:=[.B543]-[.$B$2]" office:value-type="float" office:value="63.8041582107544" calcext:value-type="float">
            <text:p>63.8041582108</text:p>
          </table:table-cell>
          <table:table-cell table:formula="of:=[.C543]/([.D543]-[.D542])" office:value-type="float" office:value="99678.4297753716" calcext:value-type="float">
            <text:p>99678.4297753716</text:p>
          </table:table-cell>
          <table:table-cell/>
          <table:table-cell office:value-type="float" office:value="1443144433.86657" calcext:value-type="float">
            <text:p>1443144433.86657</text:p>
          </table:table-cell>
          <table:table-cell table:formula="of:=[.G543]-[.$B$2]" office:value-type="float" office:value="73.8663504123688" calcext:value-type="float">
            <text:p>73.8663504124</text:p>
          </table:table-cell>
          <table:table-cell table:formula="of:=[.C543]/([.H543]-[.H542])" office:value-type="float" office:value="100634.30894362" calcext:value-type="float">
            <text:p>100634.30894362</text:p>
          </table:table-cell>
          <table:table-cell table:formula="of:=[.G543]-[.$B543]" office:value-type="float" office:value="10.0621922016144" calcext:value-type="float">
            <text:p>10.062192201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4423.84869" calcext:value-type="float">
            <text:p>1443144423.84869</text:p>
          </table:table-cell>
          <table:table-cell office:value-type="float" office:value="4416" calcext:value-type="float">
            <text:p>4416</text:p>
          </table:table-cell>
          <table:table-cell table:formula="of:=[.B544]-[.$B$2]" office:value-type="float" office:value="63.848473072052" calcext:value-type="float">
            <text:p>63.8484730721</text:p>
          </table:table-cell>
          <table:table-cell table:formula="of:=[.C544]/([.D544]-[.D543])" office:value-type="float" office:value="99650.543196858" calcext:value-type="float">
            <text:p>99650.543196858</text:p>
          </table:table-cell>
          <table:table-cell/>
          <table:table-cell office:value-type="float" office:value="1443144433.91047" calcext:value-type="float">
            <text:p>1443144433.91047</text:p>
          </table:table-cell>
          <table:table-cell table:formula="of:=[.G544]-[.$B$2]" office:value-type="float" office:value="73.9102535247803" calcext:value-type="float">
            <text:p>73.9102535248</text:p>
          </table:table-cell>
          <table:table-cell table:formula="of:=[.C544]/([.H544]-[.H543])" office:value-type="float" office:value="100585.123865691" calcext:value-type="float">
            <text:p>100585.123865691</text:p>
          </table:table-cell>
          <table:table-cell table:formula="of:=[.G544]-[.$B544]" office:value-type="float" office:value="10.0617804527283" calcext:value-type="float">
            <text:p>10.0617804527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4423.893" calcext:value-type="float">
            <text:p>1443144423.893</text:p>
          </table:table-cell>
          <table:table-cell office:value-type="float" office:value="4416" calcext:value-type="float">
            <text:p>4416</text:p>
          </table:table-cell>
          <table:table-cell table:formula="of:=[.B545]-[.$B$2]" office:value-type="float" office:value="63.8927803039551" calcext:value-type="float">
            <text:p>63.892780304</text:p>
          </table:table-cell>
          <table:table-cell table:formula="of:=[.C545]/([.D545]-[.D544])" office:value-type="float" office:value="99667.7023213767" calcext:value-type="float">
            <text:p>99667.7023213767</text:p>
          </table:table-cell>
          <table:table-cell/>
          <table:table-cell office:value-type="float" office:value="1443144433.95432" calcext:value-type="float">
            <text:p>1443144433.95432</text:p>
          </table:table-cell>
          <table:table-cell table:formula="of:=[.G545]-[.$B$2]" office:value-type="float" office:value="73.9540989398956" calcext:value-type="float">
            <text:p>73.9540989399</text:p>
          </table:table-cell>
          <table:table-cell table:formula="of:=[.C545]/([.H545]-[.H544])" office:value-type="float" office:value="100717.486386697" calcext:value-type="float">
            <text:p>100717.486386697</text:p>
          </table:table-cell>
          <table:table-cell table:formula="of:=[.G545]-[.$B545]" office:value-type="float" office:value="10.0613186359406" calcext:value-type="float">
            <text:p>10.0613186359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4423.93734" calcext:value-type="float">
            <text:p>1443144423.93734</text:p>
          </table:table-cell>
          <table:table-cell office:value-type="float" office:value="4416" calcext:value-type="float">
            <text:p>4416</text:p>
          </table:table-cell>
          <table:table-cell table:formula="of:=[.B546]-[.$B$2]" office:value-type="float" office:value="63.9371221065521" calcext:value-type="float">
            <text:p>63.9371221066</text:p>
          </table:table-cell>
          <table:table-cell table:formula="of:=[.C546]/([.D546]-[.D545])" office:value-type="float" office:value="99589.9972793212" calcext:value-type="float">
            <text:p>99589.9972793212</text:p>
          </table:table-cell>
          <table:table-cell/>
          <table:table-cell office:value-type="float" office:value="1443144433.9983" calcext:value-type="float">
            <text:p>1443144433.9983</text:p>
          </table:table-cell>
          <table:table-cell table:formula="of:=[.G546]-[.$B$2]" office:value-type="float" office:value="73.9980843067169" calcext:value-type="float">
            <text:p>73.9980843067</text:p>
          </table:table-cell>
          <table:table-cell table:formula="of:=[.C546]/([.H546]-[.H545])" office:value-type="float" office:value="100397.025627683" calcext:value-type="float">
            <text:p>100397.025627683</text:p>
          </table:table-cell>
          <table:table-cell table:formula="of:=[.G546]-[.$B546]" office:value-type="float" office:value="10.0609622001648" calcext:value-type="float">
            <text:p>10.060962200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4423.98163" calcext:value-type="float">
            <text:p>1443144423.98163</text:p>
          </table:table-cell>
          <table:table-cell office:value-type="float" office:value="4416" calcext:value-type="float">
            <text:p>4416</text:p>
          </table:table-cell>
          <table:table-cell table:formula="of:=[.B547]-[.$B$2]" office:value-type="float" office:value="63.981409072876" calcext:value-type="float">
            <text:p>63.9814090729</text:p>
          </table:table-cell>
          <table:table-cell table:formula="of:=[.C547]/([.D547]-[.D546])" office:value-type="float" office:value="99713.3099546172" calcext:value-type="float">
            <text:p>99713.3099546172</text:p>
          </table:table-cell>
          <table:table-cell/>
          <table:table-cell office:value-type="float" office:value="1443144434.01297" calcext:value-type="float">
            <text:p>1443144434.01297</text:p>
          </table:table-cell>
          <table:table-cell table:formula="of:=[.G547]-[.$B$2]" office:value-type="float" office:value="74.0127487182617" calcext:value-type="float">
            <text:p>74.0127487183</text:p>
          </table:table-cell>
          <table:table-cell table:formula="of:=[.C547]/([.H547]-[.H546])" office:value-type="float" office:value="301137.211439348" calcext:value-type="float">
            <text:p>301137.211439348</text:p>
          </table:table-cell>
          <table:table-cell table:formula="of:=[.G547]-[.$B547]" office:value-type="float" office:value="10.0313396453857" calcext:value-type="float">
            <text:p>10.0313396454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4424.02579" calcext:value-type="float">
            <text:p>1443144424.02579</text:p>
          </table:table-cell>
          <table:table-cell office:value-type="float" office:value="4416" calcext:value-type="float">
            <text:p>4416</text:p>
          </table:table-cell>
          <table:table-cell table:formula="of:=[.B548]-[.$B$2]" office:value-type="float" office:value="64.02556681633" calcext:value-type="float">
            <text:p>64.0255668163</text:p>
          </table:table-cell>
          <table:table-cell table:formula="of:=[.C548]/([.D548]-[.D547])" office:value-type="float" office:value="100005.110193239" calcext:value-type="float">
            <text:p>100005.110193239</text:p>
          </table:table-cell>
          <table:table-cell/>
          <table:table-cell office:value-type="float" office:value="1443144434.02763" calcext:value-type="float">
            <text:p>1443144434.02763</text:p>
          </table:table-cell>
          <table:table-cell table:formula="of:=[.G548]-[.$B$2]" office:value-type="float" office:value="74.027414560318" calcext:value-type="float">
            <text:p>74.0274145603</text:p>
          </table:table-cell>
          <table:table-cell table:formula="of:=[.C548]/([.H548]-[.H547])" office:value-type="float" office:value="301107.838408141" calcext:value-type="float">
            <text:p>301107.838408141</text:p>
          </table:table-cell>
          <table:table-cell table:formula="of:=[.G548]-[.$B548]" office:value-type="float" office:value="10.001847743988" calcext:value-type="float">
            <text:p>10.001847744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4424.06985" calcext:value-type="float">
            <text:p>1443144424.06985</text:p>
          </table:table-cell>
          <table:table-cell office:value-type="float" office:value="4416" calcext:value-type="float">
            <text:p>4416</text:p>
          </table:table-cell>
          <table:table-cell table:formula="of:=[.B549]-[.$B$2]" office:value-type="float" office:value="64.0696275234222" calcext:value-type="float">
            <text:p>64.0696275234</text:p>
          </table:table-cell>
          <table:table-cell table:formula="of:=[.C549]/([.D549]-[.D548])" office:value-type="float" office:value="100225.354775871" calcext:value-type="float">
            <text:p>100225.354775871</text:p>
          </table:table-cell>
          <table:table-cell/>
          <table:table-cell office:value-type="float" office:value="1443144434.06132" calcext:value-type="float">
            <text:p>1443144434.06132</text:p>
          </table:table-cell>
          <table:table-cell table:formula="of:=[.G549]-[.$B$2]" office:value-type="float" office:value="74.0610978603363" calcext:value-type="float">
            <text:p>74.0610978603</text:p>
          </table:table-cell>
          <table:table-cell table:formula="of:=[.C549]/([.H549]-[.H548])" office:value-type="float" office:value="131103.543821402" calcext:value-type="float">
            <text:p>131103.543821402</text:p>
          </table:table-cell>
          <table:table-cell table:formula="of:=[.G549]-[.$B549]" office:value-type="float" office:value="9.99147033691406" calcext:value-type="float">
            <text:p>9.991470336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4424.11391" calcext:value-type="float">
            <text:p>1443144424.11391</text:p>
          </table:table-cell>
          <table:table-cell office:value-type="float" office:value="4416" calcext:value-type="float">
            <text:p>4416</text:p>
          </table:table-cell>
          <table:table-cell table:formula="of:=[.B550]-[.$B$2]" office:value-type="float" office:value="64.1136889457703" calcext:value-type="float">
            <text:p>64.1136889458</text:p>
          </table:table-cell>
          <table:table-cell table:formula="of:=[.C550]/([.D550]-[.D549])" office:value-type="float" office:value="100223.727802518" calcext:value-type="float">
            <text:p>100223.727802518</text:p>
          </table:table-cell>
          <table:table-cell/>
          <table:table-cell office:value-type="float" office:value="1443144434.11004" calcext:value-type="float">
            <text:p>1443144434.11004</text:p>
          </table:table-cell>
          <table:table-cell table:formula="of:=[.G550]-[.$B$2]" office:value-type="float" office:value="74.1098251342774" calcext:value-type="float">
            <text:p>74.1098251343</text:p>
          </table:table-cell>
          <table:table-cell table:formula="of:=[.C550]/([.H550]-[.H549])" office:value-type="float" office:value="90626.8634141807" calcext:value-type="float">
            <text:p>90626.8634141807</text:p>
          </table:table-cell>
          <table:table-cell table:formula="of:=[.G550]-[.$B550]" office:value-type="float" office:value="9.99613618850708" calcext:value-type="float">
            <text:p>9.9961361885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4424.158" calcext:value-type="float">
            <text:p>1443144424.158</text:p>
          </table:table-cell>
          <table:table-cell office:value-type="float" office:value="4416" calcext:value-type="float">
            <text:p>4416</text:p>
          </table:table-cell>
          <table:table-cell table:formula="of:=[.B551]-[.$B$2]" office:value-type="float" office:value="64.1577775478363" calcext:value-type="float">
            <text:p>64.1577775478</text:p>
          </table:table-cell>
          <table:table-cell table:formula="of:=[.C551]/([.D551]-[.D550])" office:value-type="float" office:value="100161.94193196" calcext:value-type="float">
            <text:p>100161.94193196</text:p>
          </table:table-cell>
          <table:table-cell/>
          <table:table-cell office:value-type="float" office:value="1443144434.15881" calcext:value-type="float">
            <text:p>1443144434.15881</text:p>
          </table:table-cell>
          <table:table-cell table:formula="of:=[.G551]-[.$B$2]" office:value-type="float" office:value="74.158586025238" calcext:value-type="float">
            <text:p>74.1585860252</text:p>
          </table:table-cell>
          <table:table-cell table:formula="of:=[.C551]/([.H551]-[.H550])" office:value-type="float" office:value="90564.3829100617" calcext:value-type="float">
            <text:p>90564.3829100617</text:p>
          </table:table-cell>
          <table:table-cell table:formula="of:=[.G551]-[.$B551]" office:value-type="float" office:value="10.0008084774017" calcext:value-type="float">
            <text:p>10.0008084774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4424.20207" calcext:value-type="float">
            <text:p>1443144424.20207</text:p>
          </table:table-cell>
          <table:table-cell office:value-type="float" office:value="4416" calcext:value-type="float">
            <text:p>4416</text:p>
          </table:table-cell>
          <table:table-cell table:formula="of:=[.B552]-[.$B$2]" office:value-type="float" office:value="64.2018477916718" calcext:value-type="float">
            <text:p>64.2018477917</text:p>
          </table:table-cell>
          <table:table-cell table:formula="of:=[.C552]/([.D552]-[.D551])" office:value-type="float" office:value="100203.666140097" calcext:value-type="float">
            <text:p>100203.666140097</text:p>
          </table:table-cell>
          <table:table-cell/>
          <table:table-cell office:value-type="float" office:value="1443144434.20757" calcext:value-type="float">
            <text:p>1443144434.20757</text:p>
          </table:table-cell>
          <table:table-cell table:formula="of:=[.G552]-[.$B$2]" office:value-type="float" office:value="74.2073502540588" calcext:value-type="float">
            <text:p>74.2073502541</text:p>
          </table:table-cell>
          <table:table-cell table:formula="of:=[.C552]/([.H552]-[.H551])" office:value-type="float" office:value="90558.1838734281" calcext:value-type="float">
            <text:p>90558.1838734281</text:p>
          </table:table-cell>
          <table:table-cell table:formula="of:=[.G552]-[.$B552]" office:value-type="float" office:value="10.0055024623871" calcext:value-type="float">
            <text:p>10.005502462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4424.24613" calcext:value-type="float">
            <text:p>1443144424.24613</text:p>
          </table:table-cell>
          <table:table-cell office:value-type="float" office:value="4416" calcext:value-type="float">
            <text:p>4416</text:p>
          </table:table-cell>
          <table:table-cell table:formula="of:=[.B553]-[.$B$2]" office:value-type="float" office:value="64.2459089756012" calcext:value-type="float">
            <text:p>64.2459089756</text:p>
          </table:table-cell>
          <table:table-cell table:formula="of:=[.C553]/([.D553]-[.D552])" office:value-type="float" office:value="100224.2701211" calcext:value-type="float">
            <text:p>100224.2701211</text:p>
          </table:table-cell>
          <table:table-cell/>
          <table:table-cell office:value-type="float" office:value="1443144434.25631" calcext:value-type="float">
            <text:p>1443144434.25631</text:p>
          </table:table-cell>
          <table:table-cell table:formula="of:=[.G553]-[.$B$2]" office:value-type="float" office:value="74.2560911178589" calcext:value-type="float">
            <text:p>74.2560911179</text:p>
          </table:table-cell>
          <table:table-cell table:formula="of:=[.C553]/([.H553]-[.H552])" office:value-type="float" office:value="90601.5949597425" calcext:value-type="float">
            <text:p>90601.5949597425</text:p>
          </table:table-cell>
          <table:table-cell table:formula="of:=[.G553]-[.$B553]" office:value-type="float" office:value="10.0101821422577" calcext:value-type="float">
            <text:p>10.010182142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4424.2902" calcext:value-type="float">
            <text:p>1443144424.2902</text:p>
          </table:table-cell>
          <table:table-cell office:value-type="float" office:value="4416" calcext:value-type="float">
            <text:p>4416</text:p>
          </table:table-cell>
          <table:table-cell table:formula="of:=[.B554]-[.$B$2]" office:value-type="float" office:value="64.2899849414826" calcext:value-type="float">
            <text:p>64.2899849415</text:p>
          </table:table-cell>
          <table:table-cell table:formula="of:=[.C554]/([.D554]-[.D553])" office:value-type="float" office:value="100190.657463704" calcext:value-type="float">
            <text:p>100190.657463704</text:p>
          </table:table-cell>
          <table:table-cell/>
          <table:table-cell office:value-type="float" office:value="1443144434.30507" calcext:value-type="float">
            <text:p>1443144434.30507</text:p>
          </table:table-cell>
          <table:table-cell table:formula="of:=[.G554]-[.$B$2]" office:value-type="float" office:value="74.3048508167267" calcext:value-type="float">
            <text:p>74.3048508167</text:p>
          </table:table-cell>
          <table:table-cell table:formula="of:=[.C554]/([.H554]-[.H553])" office:value-type="float" office:value="90566.5970573998" calcext:value-type="float">
            <text:p>90566.5970573998</text:p>
          </table:table-cell>
          <table:table-cell table:formula="of:=[.G554]-[.$B554]" office:value-type="float" office:value="10.0148658752441" calcext:value-type="float">
            <text:p>10.014865875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4424.33428" calcext:value-type="float">
            <text:p>1443144424.33428</text:p>
          </table:table-cell>
          <table:table-cell office:value-type="float" office:value="4416" calcext:value-type="float">
            <text:p>4416</text:p>
          </table:table-cell>
          <table:table-cell table:formula="of:=[.B555]-[.$B$2]" office:value-type="float" office:value="64.334059715271" calcext:value-type="float">
            <text:p>64.3340597153</text:p>
          </table:table-cell>
          <table:table-cell table:formula="of:=[.C555]/([.D555]-[.D554])" office:value-type="float" office:value="100193.367326074" calcext:value-type="float">
            <text:p>100193.367326074</text:p>
          </table:table-cell>
          <table:table-cell/>
          <table:table-cell office:value-type="float" office:value="1443144434.35381" calcext:value-type="float">
            <text:p>1443144434.35381</text:p>
          </table:table-cell>
          <table:table-cell table:formula="of:=[.G555]-[.$B$2]" office:value-type="float" office:value="74.3535943031311" calcext:value-type="float">
            <text:p>74.3535943031</text:p>
          </table:table-cell>
          <table:table-cell table:formula="of:=[.C555]/([.H555]-[.H554])" office:value-type="float" office:value="90596.7202132603" calcext:value-type="float">
            <text:p>90596.7202132603</text:p>
          </table:table-cell>
          <table:table-cell table:formula="of:=[.G555]-[.$B555]" office:value-type="float" office:value="10.0195345878601" calcext:value-type="float">
            <text:p>10.0195345879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4424.37835" calcext:value-type="float">
            <text:p>1443144424.37835</text:p>
          </table:table-cell>
          <table:table-cell office:value-type="float" office:value="4416" calcext:value-type="float">
            <text:p>4416</text:p>
          </table:table-cell>
          <table:table-cell table:formula="of:=[.B556]-[.$B$2]" office:value-type="float" office:value="64.378133058548" calcext:value-type="float">
            <text:p>64.3781330585</text:p>
          </table:table-cell>
          <table:table-cell table:formula="of:=[.C556]/([.D556]-[.D555])" office:value-type="float" office:value="100196.61935442" calcext:value-type="float">
            <text:p>100196.61935442</text:p>
          </table:table-cell>
          <table:table-cell/>
          <table:table-cell office:value-type="float" office:value="1443144434.40263" calcext:value-type="float">
            <text:p>1443144434.40263</text:p>
          </table:table-cell>
          <table:table-cell table:formula="of:=[.G556]-[.$B$2]" office:value-type="float" office:value="74.4024095535278" calcext:value-type="float">
            <text:p>74.4024095535</text:p>
          </table:table-cell>
          <table:table-cell table:formula="of:=[.C556]/([.H556]-[.H555])" office:value-type="float" office:value="90463.5326892833" calcext:value-type="float">
            <text:p>90463.5326892833</text:p>
          </table:table-cell>
          <table:table-cell table:formula="of:=[.G556]-[.$B556]" office:value-type="float" office:value="10.0242764949799" calcext:value-type="float">
            <text:p>10.02427649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4424.42242" calcext:value-type="float">
            <text:p>1443144424.42242</text:p>
          </table:table-cell>
          <table:table-cell office:value-type="float" office:value="4416" calcext:value-type="float">
            <text:p>4416</text:p>
          </table:table-cell>
          <table:table-cell table:formula="of:=[.B557]-[.$B$2]" office:value-type="float" office:value="64.4222056865692" calcext:value-type="float">
            <text:p>64.4222056866</text:p>
          </table:table-cell>
          <table:table-cell table:formula="of:=[.C557]/([.D557]-[.D556])" office:value-type="float" office:value="100198.245447759" calcext:value-type="float">
            <text:p>100198.245447759</text:p>
          </table:table-cell>
          <table:table-cell/>
          <table:table-cell office:value-type="float" office:value="1443144434.45136" calcext:value-type="float">
            <text:p>1443144434.45136</text:p>
          </table:table-cell>
          <table:table-cell table:formula="of:=[.G557]-[.$B$2]" office:value-type="float" office:value="74.4511404037476" calcext:value-type="float">
            <text:p>74.4511404037</text:p>
          </table:table-cell>
          <table:table-cell table:formula="of:=[.C557]/([.H557]-[.H556])" office:value-type="float" office:value="90620.2124544992" calcext:value-type="float">
            <text:p>90620.2124544992</text:p>
          </table:table-cell>
          <table:table-cell table:formula="of:=[.G557]-[.$B557]" office:value-type="float" office:value="10.0289347171783" calcext:value-type="float">
            <text:p>10.028934717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4424.4665" calcext:value-type="float">
            <text:p>1443144424.4665</text:p>
          </table:table-cell>
          <table:table-cell office:value-type="float" office:value="4416" calcext:value-type="float">
            <text:p>4416</text:p>
          </table:table-cell>
          <table:table-cell table:formula="of:=[.B558]-[.$B$2]" office:value-type="float" office:value="64.4662795066833" calcext:value-type="float">
            <text:p>64.4662795067</text:p>
          </table:table-cell>
          <table:table-cell table:formula="of:=[.C558]/([.D558]-[.D557])" office:value-type="float" office:value="100195.535321515" calcext:value-type="float">
            <text:p>100195.535321515</text:p>
          </table:table-cell>
          <table:table-cell/>
          <table:table-cell office:value-type="float" office:value="1443144434.50016" calcext:value-type="float">
            <text:p>1443144434.50016</text:p>
          </table:table-cell>
          <table:table-cell table:formula="of:=[.G558]-[.$B$2]" office:value-type="float" office:value="74.4999380111694" calcext:value-type="float">
            <text:p>74.4999380112</text:p>
          </table:table-cell>
          <table:table-cell table:formula="of:=[.C558]/([.H558]-[.H557])" office:value-type="float" office:value="90496.2401500938" calcext:value-type="float">
            <text:p>90496.2401500938</text:p>
          </table:table-cell>
          <table:table-cell table:formula="of:=[.G558]-[.$B558]" office:value-type="float" office:value="10.0336585044861" calcext:value-type="float">
            <text:p>10.033658504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4424.51058" calcext:value-type="float">
            <text:p>1443144424.51058</text:p>
          </table:table-cell>
          <table:table-cell office:value-type="float" office:value="4416" calcext:value-type="float">
            <text:p>4416</text:p>
          </table:table-cell>
          <table:table-cell table:formula="of:=[.B559]-[.$B$2]" office:value-type="float" office:value="64.5103619098663" calcext:value-type="float">
            <text:p>64.5103619099</text:p>
          </table:table-cell>
          <table:table-cell table:formula="of:=[.C559]/([.D559]-[.D558])" office:value-type="float" office:value="100176.026739501" calcext:value-type="float">
            <text:p>100176.026739501</text:p>
          </table:table-cell>
          <table:table-cell/>
          <table:table-cell office:value-type="float" office:value="1443144434.54893" calcext:value-type="float">
            <text:p>1443144434.54893</text:p>
          </table:table-cell>
          <table:table-cell table:formula="of:=[.G559]-[.$B$2]" office:value-type="float" office:value="74.5487129688263" calcext:value-type="float">
            <text:p>74.5487129688</text:p>
          </table:table-cell>
          <table:table-cell table:formula="of:=[.C559]/([.H559]-[.H558])" office:value-type="float" office:value="90538.2641450407" calcext:value-type="float">
            <text:p>90538.2641450407</text:p>
          </table:table-cell>
          <table:table-cell table:formula="of:=[.G559]-[.$B559]" office:value-type="float" office:value="10.03835105896" calcext:value-type="float">
            <text:p>10.03835105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4424.55471" calcext:value-type="float">
            <text:p>1443144424.55471</text:p>
          </table:table-cell>
          <table:table-cell office:value-type="float" office:value="4416" calcext:value-type="float">
            <text:p>4416</text:p>
          </table:table-cell>
          <table:table-cell table:formula="of:=[.B560]-[.$B$2]" office:value-type="float" office:value="64.5544860363007" calcext:value-type="float">
            <text:p>64.5544860363</text:p>
          </table:table-cell>
          <table:table-cell table:formula="of:=[.C560]/([.D560]-[.D559])" office:value-type="float" office:value="100081.301475118" calcext:value-type="float">
            <text:p>100081.301475118</text:p>
          </table:table-cell>
          <table:table-cell/>
          <table:table-cell office:value-type="float" office:value="1443144434.59764" calcext:value-type="float">
            <text:p>1443144434.59764</text:p>
          </table:table-cell>
          <table:table-cell table:formula="of:=[.G560]-[.$B$2]" office:value-type="float" office:value="74.5974173545837" calcext:value-type="float">
            <text:p>74.5974173546</text:p>
          </table:table-cell>
          <table:table-cell table:formula="of:=[.C560]/([.H560]-[.H559])" office:value-type="float" office:value="90669.4526852718" calcext:value-type="float">
            <text:p>90669.4526852718</text:p>
          </table:table-cell>
          <table:table-cell table:formula="of:=[.G560]-[.$B560]" office:value-type="float" office:value="10.0429313182831" calcext:value-type="float">
            <text:p>10.0429313183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4424.5988" calcext:value-type="float">
            <text:p>1443144424.5988</text:p>
          </table:table-cell>
          <table:table-cell office:value-type="float" office:value="4416" calcext:value-type="float">
            <text:p>4416</text:p>
          </table:table-cell>
          <table:table-cell table:formula="of:=[.B561]-[.$B$2]" office:value-type="float" office:value="64.5985770225525" calcext:value-type="float">
            <text:p>64.5985770226</text:p>
          </table:table-cell>
          <table:table-cell table:formula="of:=[.C561]/([.D561]-[.D560])" office:value-type="float" office:value="100156.525752848" calcext:value-type="float">
            <text:p>100156.525752848</text:p>
          </table:table-cell>
          <table:table-cell/>
          <table:table-cell office:value-type="float" office:value="1443144434.64638" calcext:value-type="float">
            <text:p>1443144434.64638</text:p>
          </table:table-cell>
          <table:table-cell table:formula="of:=[.G561]-[.$B$2]" office:value-type="float" office:value="74.6461622714996" calcext:value-type="float">
            <text:p>74.6461622715</text:p>
          </table:table-cell>
          <table:table-cell table:formula="of:=[.C561]/([.H561]-[.H560])" office:value-type="float" office:value="90594.0614817242" calcext:value-type="float">
            <text:p>90594.0614817242</text:p>
          </table:table-cell>
          <table:table-cell table:formula="of:=[.G561]-[.$B561]" office:value-type="float" office:value="10.0475852489471" calcext:value-type="float">
            <text:p>10.047585248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4424.64285" calcext:value-type="float">
            <text:p>1443144424.64285</text:p>
          </table:table-cell>
          <table:table-cell office:value-type="float" office:value="4416" calcext:value-type="float">
            <text:p>4416</text:p>
          </table:table-cell>
          <table:table-cell table:formula="of:=[.B562]-[.$B$2]" office:value-type="float" office:value="64.6426346302033" calcext:value-type="float">
            <text:p>64.6426346302</text:p>
          </table:table-cell>
          <table:table-cell table:formula="of:=[.C562]/([.D562]-[.D561])" office:value-type="float" office:value="100232.405604169" calcext:value-type="float">
            <text:p>100232.405604169</text:p>
          </table:table-cell>
          <table:table-cell/>
          <table:table-cell office:value-type="float" office:value="1443144434.69518" calcext:value-type="float">
            <text:p>1443144434.69518</text:p>
          </table:table-cell>
          <table:table-cell table:formula="of:=[.G562]-[.$B$2]" office:value-type="float" office:value="74.6949589252472" calcext:value-type="float">
            <text:p>74.6949589252</text:p>
          </table:table-cell>
          <table:table-cell table:formula="of:=[.C562]/([.H562]-[.H561])" office:value-type="float" office:value="90498.008794731" calcext:value-type="float">
            <text:p>90498.008794731</text:p>
          </table:table-cell>
          <table:table-cell table:formula="of:=[.G562]-[.$B562]" office:value-type="float" office:value="10.0523242950439" calcext:value-type="float">
            <text:p>10.05232429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4424.68694" calcext:value-type="float">
            <text:p>1443144424.68694</text:p>
          </table:table-cell>
          <table:table-cell office:value-type="float" office:value="4416" calcext:value-type="float">
            <text:p>4416</text:p>
          </table:table-cell>
          <table:table-cell table:formula="of:=[.B563]-[.$B$2]" office:value-type="float" office:value="64.6867175102234" calcext:value-type="float">
            <text:p>64.6867175102</text:p>
          </table:table-cell>
          <table:table-cell table:formula="of:=[.C563]/([.D563]-[.D562])" office:value-type="float" office:value="100174.943152133" calcext:value-type="float">
            <text:p>100174.943152133</text:p>
          </table:table-cell>
          <table:table-cell/>
          <table:table-cell office:value-type="float" office:value="1443144434.74392" calcext:value-type="float">
            <text:p>1443144434.74392</text:p>
          </table:table-cell>
          <table:table-cell table:formula="of:=[.G563]-[.$B$2]" office:value-type="float" office:value="74.7436990737915" calcext:value-type="float">
            <text:p>74.7436990738</text:p>
          </table:table-cell>
          <table:table-cell table:formula="of:=[.C563]/([.H563]-[.H562])" office:value-type="float" office:value="90602.924527102" calcext:value-type="float">
            <text:p>90602.924527102</text:p>
          </table:table-cell>
          <table:table-cell table:formula="of:=[.G563]-[.$B563]" office:value-type="float" office:value="10.0569815635681" calcext:value-type="float">
            <text:p>10.0569815636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4424.73102" calcext:value-type="float">
            <text:p>1443144424.73102</text:p>
          </table:table-cell>
          <table:table-cell office:value-type="float" office:value="4416" calcext:value-type="float">
            <text:p>4416</text:p>
          </table:table-cell>
          <table:table-cell table:formula="of:=[.B564]-[.$B$2]" office:value-type="float" office:value="64.7308013439178" calcext:value-type="float">
            <text:p>64.7308013439</text:p>
          </table:table-cell>
          <table:table-cell table:formula="of:=[.C564]/([.D564]-[.D563])" office:value-type="float" office:value="100172.776047723" calcext:value-type="float">
            <text:p>100172.776047723</text:p>
          </table:table-cell>
          <table:table-cell/>
          <table:table-cell office:value-type="float" office:value="1443144434.79265" calcext:value-type="float">
            <text:p>1443144434.79265</text:p>
          </table:table-cell>
          <table:table-cell table:formula="of:=[.G564]-[.$B$2]" office:value-type="float" office:value="74.79243516922" calcext:value-type="float">
            <text:p>74.7924351692</text:p>
          </table:table-cell>
          <table:table-cell table:formula="of:=[.C564]/([.H564]-[.H563])" office:value-type="float" office:value="90610.459479292" calcext:value-type="float">
            <text:p>90610.459479292</text:p>
          </table:table-cell>
          <table:table-cell table:formula="of:=[.G564]-[.$B564]" office:value-type="float" office:value="10.0616338253021" calcext:value-type="float">
            <text:p>10.061633825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4424.77513" calcext:value-type="float">
            <text:p>1443144424.77513</text:p>
          </table:table-cell>
          <table:table-cell office:value-type="float" office:value="4416" calcext:value-type="float">
            <text:p>4416</text:p>
          </table:table-cell>
          <table:table-cell table:formula="of:=[.B565]-[.$B$2]" office:value-type="float" office:value="64.7749092578888" calcext:value-type="float">
            <text:p>64.7749092579</text:p>
          </table:table-cell>
          <table:table-cell table:formula="of:=[.C565]/([.D565]-[.D564])" office:value-type="float" office:value="100118.087717971" calcext:value-type="float">
            <text:p>100118.087717971</text:p>
          </table:table-cell>
          <table:table-cell/>
          <table:table-cell office:value-type="float" office:value="1443144434.84144" calcext:value-type="float">
            <text:p>1443144434.84144</text:p>
          </table:table-cell>
          <table:table-cell table:formula="of:=[.G565]-[.$B$2]" office:value-type="float" office:value="74.8412246704102" calcext:value-type="float">
            <text:p>74.8412246704</text:p>
          </table:table-cell>
          <table:table-cell table:formula="of:=[.C565]/([.H565]-[.H564])" office:value-type="float" office:value="90511.2758334229" calcext:value-type="float">
            <text:p>90511.2758334229</text:p>
          </table:table-cell>
          <table:table-cell table:formula="of:=[.G565]-[.$B565]" office:value-type="float" office:value="10.0663154125214" calcext:value-type="float">
            <text:p>10.066315412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4424.81921" calcext:value-type="float">
            <text:p>1443144424.81921</text:p>
          </table:table-cell>
          <table:table-cell office:value-type="float" office:value="4416" calcext:value-type="float">
            <text:p>4416</text:p>
          </table:table-cell>
          <table:table-cell table:formula="of:=[.B566]-[.$B$2]" office:value-type="float" office:value="64.8189880847931" calcext:value-type="float">
            <text:p>64.8189880848</text:p>
          </table:table-cell>
          <table:table-cell table:formula="of:=[.C566]/([.D566]-[.D565])" office:value-type="float" office:value="100184.154392038" calcext:value-type="float">
            <text:p>100184.154392038</text:p>
          </table:table-cell>
          <table:table-cell/>
          <table:table-cell office:value-type="float" office:value="1443144434.89016" calcext:value-type="float">
            <text:p>1443144434.89016</text:p>
          </table:table-cell>
          <table:table-cell table:formula="of:=[.G566]-[.$B$2]" office:value-type="float" office:value="74.889937877655" calcext:value-type="float">
            <text:p>74.8899378777</text:p>
          </table:table-cell>
          <table:table-cell table:formula="of:=[.C566]/([.H566]-[.H565])" office:value-type="float" office:value="90653.0333303967" calcext:value-type="float">
            <text:p>90653.0333303967</text:p>
          </table:table-cell>
          <table:table-cell table:formula="of:=[.G566]-[.$B566]" office:value-type="float" office:value="10.0709497928619" calcext:value-type="float">
            <text:p>10.0709497929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4424.86328" calcext:value-type="float">
            <text:p>1443144424.86328</text:p>
          </table:table-cell>
          <table:table-cell office:value-type="float" office:value="4416" calcext:value-type="float">
            <text:p>4416</text:p>
          </table:table-cell>
          <table:table-cell table:formula="of:=[.B567]-[.$B$2]" office:value-type="float" office:value="64.8630638122559" calcext:value-type="float">
            <text:p>64.8630638123</text:p>
          </table:table-cell>
          <table:table-cell table:formula="of:=[.C567]/([.D567]-[.D566])" office:value-type="float" office:value="100191.199424451" calcext:value-type="float">
            <text:p>100191.199424451</text:p>
          </table:table-cell>
          <table:table-cell/>
          <table:table-cell office:value-type="float" office:value="1443144434.93894" calcext:value-type="float">
            <text:p>1443144434.93894</text:p>
          </table:table-cell>
          <table:table-cell table:formula="of:=[.G567]-[.$B$2]" office:value-type="float" office:value="74.9387204647064" calcext:value-type="float">
            <text:p>74.9387204647</text:p>
          </table:table-cell>
          <table:table-cell table:formula="of:=[.C567]/([.H567]-[.H566])" office:value-type="float" office:value="90524.1043355864" calcext:value-type="float">
            <text:p>90524.1043355864</text:p>
          </table:table-cell>
          <table:table-cell table:formula="of:=[.G567]-[.$B567]" office:value-type="float" office:value="10.0756566524506" calcext:value-type="float">
            <text:p>10.0756566525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4424.90735" calcext:value-type="float">
            <text:p>1443144424.90735</text:p>
          </table:table-cell>
          <table:table-cell office:value-type="float" office:value="4416" calcext:value-type="float">
            <text:p>4416</text:p>
          </table:table-cell>
          <table:table-cell table:formula="of:=[.B568]-[.$B$2]" office:value-type="float" office:value="64.9071342945099" calcext:value-type="float">
            <text:p>64.9071342945</text:p>
          </table:table-cell>
          <table:table-cell table:formula="of:=[.C568]/([.D568]-[.D567])" office:value-type="float" office:value="100203.12404447" calcext:value-type="float">
            <text:p>100203.12404447</text:p>
          </table:table-cell>
          <table:table-cell/>
          <table:table-cell office:value-type="float" office:value="1443144434.98768" calcext:value-type="float">
            <text:p>1443144434.98768</text:p>
          </table:table-cell>
          <table:table-cell table:formula="of:=[.G568]-[.$B$2]" office:value-type="float" office:value="74.9874651432037" calcext:value-type="float">
            <text:p>74.9874651432</text:p>
          </table:table-cell>
          <table:table-cell table:formula="of:=[.C568]/([.H568]-[.H567])" office:value-type="float" office:value="90594.50459281" calcext:value-type="float">
            <text:p>90594.50459281</text:p>
          </table:table-cell>
          <table:table-cell table:formula="of:=[.G568]-[.$B568]" office:value-type="float" office:value="10.0803308486938" calcext:value-type="float">
            <text:p>10.080330848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4424.95143" calcext:value-type="float">
            <text:p>1443144424.95143</text:p>
          </table:table-cell>
          <table:table-cell office:value-type="float" office:value="4416" calcext:value-type="float">
            <text:p>4416</text:p>
          </table:table-cell>
          <table:table-cell table:formula="of:=[.B569]-[.$B$2]" office:value-type="float" office:value="64.9512071609497" calcext:value-type="float">
            <text:p>64.9512071609</text:p>
          </table:table-cell>
          <table:table-cell table:formula="of:=[.C569]/([.D569]-[.D568])" office:value-type="float" office:value="100197.703410781" calcext:value-type="float">
            <text:p>100197.703410781</text:p>
          </table:table-cell>
          <table:table-cell/>
          <table:table-cell office:value-type="float" office:value="1443144435.03652" calcext:value-type="float">
            <text:p>1443144435.03652</text:p>
          </table:table-cell>
          <table:table-cell table:formula="of:=[.G569]-[.$B$2]" office:value-type="float" office:value="75.0363018512726" calcext:value-type="float">
            <text:p>75.0363018513</text:p>
          </table:table-cell>
          <table:table-cell table:formula="of:=[.C569]/([.H569]-[.H568])" office:value-type="float" office:value="90423.7851940089" calcext:value-type="float">
            <text:p>90423.7851940089</text:p>
          </table:table-cell>
          <table:table-cell table:formula="of:=[.G569]-[.$B569]" office:value-type="float" office:value="10.0850946903229" calcext:value-type="float">
            <text:p>10.0850946903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4424.9955" calcext:value-type="float">
            <text:p>1443144424.9955</text:p>
          </table:table-cell>
          <table:table-cell office:value-type="float" office:value="4416" calcext:value-type="float">
            <text:p>4416</text:p>
          </table:table-cell>
          <table:table-cell table:formula="of:=[.B570]-[.$B$2]" office:value-type="float" office:value="64.9952785968781" calcext:value-type="float">
            <text:p>64.9952785969</text:p>
          </table:table-cell>
          <table:table-cell table:formula="of:=[.C570]/([.D570]-[.D569])" office:value-type="float" office:value="100200.955720615" calcext:value-type="float">
            <text:p>100200.955720615</text:p>
          </table:table-cell>
          <table:table-cell/>
          <table:table-cell office:value-type="float" office:value="1443144435.04996" calcext:value-type="float">
            <text:p>1443144435.04996</text:p>
          </table:table-cell>
          <table:table-cell table:formula="of:=[.G570]-[.$B$2]" office:value-type="float" office:value="75.0497391223908" calcext:value-type="float">
            <text:p>75.0497391224</text:p>
          </table:table-cell>
          <table:table-cell table:formula="of:=[.C570]/([.H570]-[.H569])" office:value-type="float" office:value="328638.155855216" calcext:value-type="float">
            <text:p>328638.155855216</text:p>
          </table:table-cell>
          <table:table-cell table:formula="of:=[.G570]-[.$B570]" office:value-type="float" office:value="10.0544605255127" calcext:value-type="float">
            <text:p>10.054460525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4425.03789" calcext:value-type="float">
            <text:p>1443144425.03789</text:p>
          </table:table-cell>
          <table:table-cell office:value-type="float" office:value="4416" calcext:value-type="float">
            <text:p>4416</text:p>
          </table:table-cell>
          <table:table-cell table:formula="of:=[.B571]-[.$B$2]" office:value-type="float" office:value="65.0376701354981" calcext:value-type="float">
            <text:p>65.0376701355</text:p>
          </table:table-cell>
          <table:table-cell table:formula="of:=[.C571]/([.D571]-[.D570])" office:value-type="float" office:value="104171.731995523" calcext:value-type="float">
            <text:p>104171.731995523</text:p>
          </table:table-cell>
          <table:table-cell/>
          <table:table-cell office:value-type="float" office:value="1443144435.06338" calcext:value-type="float">
            <text:p>1443144435.06338</text:p>
          </table:table-cell>
          <table:table-cell table:formula="of:=[.G571]-[.$B$2]" office:value-type="float" office:value="75.0631649494171" calcext:value-type="float">
            <text:p>75.0631649494</text:p>
          </table:table-cell>
          <table:table-cell table:formula="of:=[.C571]/([.H571]-[.H570])" office:value-type="float" office:value="328918.284983662" calcext:value-type="float">
            <text:p>328918.284983662</text:p>
          </table:table-cell>
          <table:table-cell table:formula="of:=[.G571]-[.$B571]" office:value-type="float" office:value="10.0254948139191" calcext:value-type="float">
            <text:p>10.025494813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4425.08008" calcext:value-type="float">
            <text:p>1443144425.08008</text:p>
          </table:table-cell>
          <table:table-cell office:value-type="float" office:value="4416" calcext:value-type="float">
            <text:p>4416</text:p>
          </table:table-cell>
          <table:table-cell table:formula="of:=[.B572]-[.$B$2]" office:value-type="float" office:value="65.0798578262329" calcext:value-type="float">
            <text:p>65.0798578262</text:p>
          </table:table-cell>
          <table:table-cell table:formula="of:=[.C572]/([.D572]-[.D571])" office:value-type="float" office:value="104675.082306666" calcext:value-type="float">
            <text:p>104675.082306666</text:p>
          </table:table-cell>
          <table:table-cell/>
          <table:table-cell office:value-type="float" office:value="1443144435.08808" calcext:value-type="float">
            <text:p>1443144435.08808</text:p>
          </table:table-cell>
          <table:table-cell table:formula="of:=[.G572]-[.$B$2]" office:value-type="float" office:value="75.0878582000732" calcext:value-type="float">
            <text:p>75.0878582001</text:p>
          </table:table-cell>
          <table:table-cell table:formula="of:=[.C572]/([.H572]-[.H571])" office:value-type="float" office:value="178834.292070174" calcext:value-type="float">
            <text:p>178834.292070174</text:p>
          </table:table-cell>
          <table:table-cell table:formula="of:=[.G572]-[.$B572]" office:value-type="float" office:value="10.0080003738403" calcext:value-type="float">
            <text:p>10.008000373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4425.12226" calcext:value-type="float">
            <text:p>1443144425.12226</text:p>
          </table:table-cell>
          <table:table-cell office:value-type="float" office:value="4416" calcext:value-type="float">
            <text:p>4416</text:p>
          </table:table-cell>
          <table:table-cell table:formula="of:=[.B573]-[.$B$2]" office:value-type="float" office:value="65.1220388412476" calcext:value-type="float">
            <text:p>65.1220388412</text:p>
          </table:table-cell>
          <table:table-cell table:formula="of:=[.C573]/([.D573]-[.D572])" office:value-type="float" office:value="104691.648564323" calcext:value-type="float">
            <text:p>104691.648564323</text:p>
          </table:table-cell>
          <table:table-cell/>
          <table:table-cell office:value-type="float" office:value="1443144435.12797" calcext:value-type="float">
            <text:p>1443144435.12797</text:p>
          </table:table-cell>
          <table:table-cell table:formula="of:=[.G573]-[.$B$2]" office:value-type="float" office:value="75.1277515888214" calcext:value-type="float">
            <text:p>75.1277515888</text:p>
          </table:table-cell>
          <table:table-cell table:formula="of:=[.C573]/([.H573]-[.H572])" office:value-type="float" office:value="110695.033402062" calcext:value-type="float">
            <text:p>110695.033402062</text:p>
          </table:table-cell>
          <table:table-cell table:formula="of:=[.G573]-[.$B573]" office:value-type="float" office:value="10.0057127475739" calcext:value-type="float">
            <text:p>10.005712747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4425.16445" calcext:value-type="float">
            <text:p>1443144425.16445</text:p>
          </table:table-cell>
          <table:table-cell office:value-type="float" office:value="4416" calcext:value-type="float">
            <text:p>4416</text:p>
          </table:table-cell>
          <table:table-cell table:formula="of:=[.B574]-[.$B$2]" office:value-type="float" office:value="65.1642308235168" calcext:value-type="float">
            <text:p>65.1642308235</text:p>
          </table:table-cell>
          <table:table-cell table:formula="of:=[.C574]/([.D574]-[.D573])" office:value-type="float" office:value="104664.435337862" calcext:value-type="float">
            <text:p>104664.435337862</text:p>
          </table:table-cell>
          <table:table-cell/>
          <table:table-cell office:value-type="float" office:value="1443144435.16782" calcext:value-type="float">
            <text:p>1443144435.16782</text:p>
          </table:table-cell>
          <table:table-cell table:formula="of:=[.G574]-[.$B$2]" office:value-type="float" office:value="75.1676046848297" calcext:value-type="float">
            <text:p>75.1676046848</text:p>
          </table:table-cell>
          <table:table-cell table:formula="of:=[.C574]/([.H574]-[.H573])" office:value-type="float" office:value="110806.949580033" calcext:value-type="float">
            <text:p>110806.949580033</text:p>
          </table:table-cell>
          <table:table-cell table:formula="of:=[.G574]-[.$B574]" office:value-type="float" office:value="10.0033738613129" calcext:value-type="float">
            <text:p>10.003373861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4425.20664" calcext:value-type="float">
            <text:p>1443144425.20664</text:p>
          </table:table-cell>
          <table:table-cell office:value-type="float" office:value="4416" calcext:value-type="float">
            <text:p>4416</text:p>
          </table:table-cell>
          <table:table-cell table:formula="of:=[.B575]-[.$B$2]" office:value-type="float" office:value="65.206419467926" calcext:value-type="float">
            <text:p>65.2064194679</text:p>
          </table:table-cell>
          <table:table-cell table:formula="of:=[.C575]/([.D575]-[.D574])" office:value-type="float" office:value="104672.716126407" calcext:value-type="float">
            <text:p>104672.716126407</text:p>
          </table:table-cell>
          <table:table-cell/>
          <table:table-cell office:value-type="float" office:value="1443144435.20774" calcext:value-type="float">
            <text:p>1443144435.20774</text:p>
          </table:table-cell>
          <table:table-cell table:formula="of:=[.G575]-[.$B$2]" office:value-type="float" office:value="75.2075202465057" calcext:value-type="float">
            <text:p>75.2075202465</text:p>
          </table:table-cell>
          <table:table-cell table:formula="of:=[.C575]/([.H575]-[.H574])" office:value-type="float" office:value="110633.542773179" calcext:value-type="float">
            <text:p>110633.542773179</text:p>
          </table:table-cell>
          <table:table-cell table:formula="of:=[.G575]-[.$B575]" office:value-type="float" office:value="10.0011007785797" calcext:value-type="float">
            <text:p>10.001100778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4425.24882" calcext:value-type="float">
            <text:p>1443144425.24882</text:p>
          </table:table-cell>
          <table:table-cell office:value-type="float" office:value="4416" calcext:value-type="float">
            <text:p>4416</text:p>
          </table:table-cell>
          <table:table-cell table:formula="of:=[.B576]-[.$B$2]" office:value-type="float" office:value="65.2486033439636" calcext:value-type="float">
            <text:p>65.248603344</text:p>
          </table:table-cell>
          <table:table-cell table:formula="of:=[.C576]/([.D576]-[.D575])" office:value-type="float" office:value="104684.548097574" calcext:value-type="float">
            <text:p>104684.548097574</text:p>
          </table:table-cell>
          <table:table-cell/>
          <table:table-cell office:value-type="float" office:value="1443144435.24766" calcext:value-type="float">
            <text:p>1443144435.24766</text:p>
          </table:table-cell>
          <table:table-cell table:formula="of:=[.G576]-[.$B$2]" office:value-type="float" office:value="75.2474367618561" calcext:value-type="float">
            <text:p>75.2474367619</text:p>
          </table:table-cell>
          <table:table-cell table:formula="of:=[.C576]/([.H576]-[.H575])" office:value-type="float" office:value="110630.899547252" calcext:value-type="float">
            <text:p>110630.899547252</text:p>
          </table:table-cell>
          <table:table-cell table:formula="of:=[.G576]-[.$B576]" office:value-type="float" office:value="9.99883341789246" calcext:value-type="float">
            <text:p>9.9988334179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4425.291" calcext:value-type="float">
            <text:p>1443144425.291</text:p>
          </table:table-cell>
          <table:table-cell office:value-type="float" office:value="4416" calcext:value-type="float">
            <text:p>4416</text:p>
          </table:table-cell>
          <table:table-cell table:formula="of:=[.B577]-[.$B$2]" office:value-type="float" office:value="65.2907848358154" calcext:value-type="float">
            <text:p>65.2907848358</text:p>
          </table:table-cell>
          <table:table-cell table:formula="of:=[.C577]/([.D577]-[.D576])" office:value-type="float" office:value="104690.465086309" calcext:value-type="float">
            <text:p>104690.465086309</text:p>
          </table:table-cell>
          <table:table-cell/>
          <table:table-cell office:value-type="float" office:value="1443144435.28753" calcext:value-type="float">
            <text:p>1443144435.28753</text:p>
          </table:table-cell>
          <table:table-cell table:formula="of:=[.G577]-[.$B$2]" office:value-type="float" office:value="75.2873103618622" calcext:value-type="float">
            <text:p>75.2873103619</text:p>
          </table:table-cell>
          <table:table-cell table:formula="of:=[.C577]/([.H577]-[.H576])" office:value-type="float" office:value="110749.969887947" calcext:value-type="float">
            <text:p>110749.969887947</text:p>
          </table:table-cell>
          <table:table-cell table:formula="of:=[.G577]-[.$B577]" office:value-type="float" office:value="9.99652552604675" calcext:value-type="float">
            <text:p>9.99652552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4425.33321" calcext:value-type="float">
            <text:p>1443144425.33321</text:p>
          </table:table-cell>
          <table:table-cell office:value-type="float" office:value="4416" calcext:value-type="float">
            <text:p>4416</text:p>
          </table:table-cell>
          <table:table-cell table:formula="of:=[.B578]-[.$B$2]" office:value-type="float" office:value="65.3329954147339" calcext:value-type="float">
            <text:p>65.3329954147</text:p>
          </table:table-cell>
          <table:table-cell table:formula="of:=[.C578]/([.D578]-[.D577])" office:value-type="float" office:value="104618.323490206" calcext:value-type="float">
            <text:p>104618.323490206</text:p>
          </table:table-cell>
          <table:table-cell/>
          <table:table-cell office:value-type="float" office:value="1443144435.32742" calcext:value-type="float">
            <text:p>1443144435.32742</text:p>
          </table:table-cell>
          <table:table-cell table:formula="of:=[.G578]-[.$B$2]" office:value-type="float" office:value="75.327202796936" calcext:value-type="float">
            <text:p>75.3272027969</text:p>
          </table:table-cell>
          <table:table-cell table:formula="of:=[.C578]/([.H578]-[.H577])" office:value-type="float" office:value="110697.679693523" calcext:value-type="float">
            <text:p>110697.679693523</text:p>
          </table:table-cell>
          <table:table-cell table:formula="of:=[.G578]-[.$B578]" office:value-type="float" office:value="9.99420738220215" calcext:value-type="float">
            <text:p>9.9942073822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4425.3754" calcext:value-type="float">
            <text:p>1443144425.3754</text:p>
          </table:table-cell>
          <table:table-cell office:value-type="float" office:value="4416" calcext:value-type="float">
            <text:p>4416</text:p>
          </table:table-cell>
          <table:table-cell table:formula="of:=[.B579]-[.$B$2]" office:value-type="float" office:value="65.3751850128174" calcext:value-type="float">
            <text:p>65.3751850128</text:p>
          </table:table-cell>
          <table:table-cell table:formula="of:=[.C579]/([.D579]-[.D578])" office:value-type="float" office:value="104670.350053121" calcext:value-type="float">
            <text:p>104670.350053121</text:p>
          </table:table-cell>
          <table:table-cell/>
          <table:table-cell office:value-type="float" office:value="1443144435.36731" calcext:value-type="float">
            <text:p>1443144435.36731</text:p>
          </table:table-cell>
          <table:table-cell table:formula="of:=[.G579]-[.$B$2]" office:value-type="float" office:value="75.3670923709869" calcext:value-type="float">
            <text:p>75.367092371</text:p>
          </table:table-cell>
          <table:table-cell table:formula="of:=[.C579]/([.H579]-[.H578])" office:value-type="float" office:value="110705.619327113" calcext:value-type="float">
            <text:p>110705.619327113</text:p>
          </table:table-cell>
          <table:table-cell table:formula="of:=[.G579]-[.$B579]" office:value-type="float" office:value="9.99190735816956" calcext:value-type="float">
            <text:p>9.991907358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4425.41759" calcext:value-type="float">
            <text:p>1443144425.41759</text:p>
          </table:table-cell>
          <table:table-cell office:value-type="float" office:value="4416" calcext:value-type="float">
            <text:p>4416</text:p>
          </table:table-cell>
          <table:table-cell table:formula="of:=[.B580]-[.$B$2]" office:value-type="float" office:value="65.4173746109009" calcext:value-type="float">
            <text:p>65.4173746109</text:p>
          </table:table-cell>
          <table:table-cell table:formula="of:=[.C580]/([.D580]-[.D579])" office:value-type="float" office:value="104670.350053121" calcext:value-type="float">
            <text:p>104670.350053121</text:p>
          </table:table-cell>
          <table:table-cell/>
          <table:table-cell office:value-type="float" office:value="1443144435.40722" calcext:value-type="float">
            <text:p>1443144435.40722</text:p>
          </table:table-cell>
          <table:table-cell table:formula="of:=[.G580]-[.$B$2]" office:value-type="float" office:value="75.4069991111755" calcext:value-type="float">
            <text:p>75.4069991112</text:p>
          </table:table-cell>
          <table:table-cell table:formula="of:=[.C580]/([.H580]-[.H579])" office:value-type="float" office:value="110657.998601992" calcext:value-type="float">
            <text:p>110657.998601992</text:p>
          </table:table-cell>
          <table:table-cell table:formula="of:=[.G580]-[.$B580]" office:value-type="float" office:value="9.98962450027466" calcext:value-type="float">
            <text:p>9.9896245003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4425.45979" calcext:value-type="float">
            <text:p>1443144425.45979</text:p>
          </table:table-cell>
          <table:table-cell office:value-type="float" office:value="4416" calcext:value-type="float">
            <text:p>4416</text:p>
          </table:table-cell>
          <table:table-cell table:formula="of:=[.B581]-[.$B$2]" office:value-type="float" office:value="65.459566116333" calcext:value-type="float">
            <text:p>65.4595661163</text:p>
          </table:table-cell>
          <table:table-cell table:formula="of:=[.C581]/([.D581]-[.D580])" office:value-type="float" office:value="104665.618227436" calcext:value-type="float">
            <text:p>104665.618227436</text:p>
          </table:table-cell>
          <table:table-cell/>
          <table:table-cell office:value-type="float" office:value="1443144435.44711" calcext:value-type="float">
            <text:p>1443144435.44711</text:p>
          </table:table-cell>
          <table:table-cell table:formula="of:=[.G581]-[.$B$2]" office:value-type="float" office:value="75.4468941688538" calcext:value-type="float">
            <text:p>75.4468941689</text:p>
          </table:table-cell>
          <table:table-cell table:formula="of:=[.C581]/([.H581]-[.H580])" office:value-type="float" office:value="110690.402696436" calcext:value-type="float">
            <text:p>110690.402696436</text:p>
          </table:table-cell>
          <table:table-cell table:formula="of:=[.G581]-[.$B581]" office:value-type="float" office:value="9.98732805252075" calcext:value-type="float">
            <text:p>9.9873280525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4425.50196" calcext:value-type="float">
            <text:p>1443144425.50196</text:p>
          </table:table-cell>
          <table:table-cell office:value-type="float" office:value="4416" calcext:value-type="float">
            <text:p>4416</text:p>
          </table:table-cell>
          <table:table-cell table:formula="of:=[.B582]-[.$B$2]" office:value-type="float" office:value="65.501745223999" calcext:value-type="float">
            <text:p>65.501745224</text:p>
          </table:table-cell>
          <table:table-cell table:formula="of:=[.C582]/([.D582]-[.D581])" office:value-type="float" office:value="104696.382743963" calcext:value-type="float">
            <text:p>104696.382743963</text:p>
          </table:table-cell>
          <table:table-cell/>
          <table:table-cell office:value-type="float" office:value="1443144435.48702" calcext:value-type="float">
            <text:p>1443144435.48702</text:p>
          </table:table-cell>
          <table:table-cell table:formula="of:=[.G582]-[.$B$2]" office:value-type="float" office:value="75.4867975711823" calcext:value-type="float">
            <text:p>75.4867975712</text:p>
          </table:table-cell>
          <table:table-cell table:formula="of:=[.C582]/([.H582]-[.H581])" office:value-type="float" office:value="110667.25497858" calcext:value-type="float">
            <text:p>110667.25497858</text:p>
          </table:table-cell>
          <table:table-cell table:formula="of:=[.G582]-[.$B582]" office:value-type="float" office:value="9.98505234718323" calcext:value-type="float">
            <text:p>9.9850523472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4425.54416" calcext:value-type="float">
            <text:p>1443144425.54416</text:p>
          </table:table-cell>
          <table:table-cell office:value-type="float" office:value="4416" calcext:value-type="float">
            <text:p>4416</text:p>
          </table:table-cell>
          <table:table-cell table:formula="of:=[.B583]-[.$B$2]" office:value-type="float" office:value="65.5439434051514" calcext:value-type="float">
            <text:p>65.5439434052</text:p>
          </table:table-cell>
          <table:table-cell table:formula="of:=[.C583]/([.D583]-[.D582])" office:value-type="float" office:value="104649.060206111" calcext:value-type="float">
            <text:p>104649.060206111</text:p>
          </table:table-cell>
          <table:table-cell/>
          <table:table-cell office:value-type="float" office:value="1443144435.5269" calcext:value-type="float">
            <text:p>1443144435.5269</text:p>
          </table:table-cell>
          <table:table-cell table:formula="of:=[.G583]-[.$B$2]" office:value-type="float" office:value="75.5266828536987" calcext:value-type="float">
            <text:p>75.5266828537</text:p>
          </table:table-cell>
          <table:table-cell table:formula="of:=[.C583]/([.H583]-[.H582])" office:value-type="float" office:value="110717.530913199" calcext:value-type="float">
            <text:p>110717.530913199</text:p>
          </table:table-cell>
          <table:table-cell table:formula="of:=[.G583]-[.$B583]" office:value-type="float" office:value="9.98273944854736" calcext:value-type="float">
            <text:p>9.982739448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4425.58636" calcext:value-type="float">
            <text:p>1443144425.58636</text:p>
          </table:table-cell>
          <table:table-cell office:value-type="float" office:value="4416" calcext:value-type="float">
            <text:p>4416</text:p>
          </table:table-cell>
          <table:table-cell table:formula="of:=[.B584]-[.$B$2]" office:value-type="float" office:value="65.5861377716064" calcext:value-type="float">
            <text:p>65.5861377716</text:p>
          </table:table-cell>
          <table:table-cell table:formula="of:=[.C584]/([.D584]-[.D583])" office:value-type="float" office:value="104658.521291023" calcext:value-type="float">
            <text:p>104658.521291023</text:p>
          </table:table-cell>
          <table:table-cell/>
          <table:table-cell office:value-type="float" office:value="1443144435.56679" calcext:value-type="float">
            <text:p>1443144435.56679</text:p>
          </table:table-cell>
          <table:table-cell table:formula="of:=[.G584]-[.$B$2]" office:value-type="float" office:value="75.5665736198425" calcext:value-type="float">
            <text:p>75.5665736198</text:p>
          </table:table-cell>
          <table:table-cell table:formula="of:=[.C584]/([.H584]-[.H583])" office:value-type="float" office:value="110702.311008045" calcext:value-type="float">
            <text:p>110702.311008045</text:p>
          </table:table-cell>
          <table:table-cell table:formula="of:=[.G584]-[.$B584]" office:value-type="float" office:value="9.98043584823608" calcext:value-type="float">
            <text:p>9.9804358482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4425.62855" calcext:value-type="float">
            <text:p>1443144425.62855</text:p>
          </table:table-cell>
          <table:table-cell office:value-type="float" office:value="4416" calcext:value-type="float">
            <text:p>4416</text:p>
          </table:table-cell>
          <table:table-cell table:formula="of:=[.B585]-[.$B$2]" office:value-type="float" office:value="65.6283299922943" calcext:value-type="float">
            <text:p>65.6283299923</text:p>
          </table:table-cell>
          <table:table-cell table:formula="of:=[.C585]/([.D585]-[.D584])" office:value-type="float" office:value="104663.843903101" calcext:value-type="float">
            <text:p>104663.843903101</text:p>
          </table:table-cell>
          <table:table-cell/>
          <table:table-cell office:value-type="float" office:value="1443144435.60669" calcext:value-type="float">
            <text:p>1443144435.60669</text:p>
          </table:table-cell>
          <table:table-cell table:formula="of:=[.G585]-[.$B$2]" office:value-type="float" office:value="75.6064686775208" calcext:value-type="float">
            <text:p>75.6064686775</text:p>
          </table:table-cell>
          <table:table-cell table:formula="of:=[.C585]/([.H585]-[.H584])" office:value-type="float" office:value="110690.402696436" calcext:value-type="float">
            <text:p>110690.402696436</text:p>
          </table:table-cell>
          <table:table-cell table:formula="of:=[.G585]-[.$B585]" office:value-type="float" office:value="9.97813868522644" calcext:value-type="float">
            <text:p>9.9781386852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4425.67075" calcext:value-type="float">
            <text:p>1443144425.67075</text:p>
          </table:table-cell>
          <table:table-cell office:value-type="float" office:value="4416" calcext:value-type="float">
            <text:p>4416</text:p>
          </table:table-cell>
          <table:table-cell table:formula="of:=[.B586]-[.$B$2]" office:value-type="float" office:value="65.670529127121" calcext:value-type="float">
            <text:p>65.6705291271</text:p>
          </table:table-cell>
          <table:table-cell table:formula="of:=[.C586]/([.D586]-[.D585])" office:value-type="float" office:value="104646.695202151" calcext:value-type="float">
            <text:p>104646.695202151</text:p>
          </table:table-cell>
          <table:table-cell/>
          <table:table-cell office:value-type="float" office:value="1443144435.64659" calcext:value-type="float">
            <text:p>1443144435.64659</text:p>
          </table:table-cell>
          <table:table-cell table:formula="of:=[.G586]-[.$B$2]" office:value-type="float" office:value="75.6463706493378" calcext:value-type="float">
            <text:p>75.6463706493</text:p>
          </table:table-cell>
          <table:table-cell table:formula="of:=[.C586]/([.H586]-[.H585])" office:value-type="float" office:value="110671.222471185" calcext:value-type="float">
            <text:p>110671.222471185</text:p>
          </table:table-cell>
          <table:table-cell table:formula="of:=[.G586]-[.$B586]" office:value-type="float" office:value="9.9758415222168" calcext:value-type="float">
            <text:p>9.9758415222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4425.71295" calcext:value-type="float">
            <text:p>1443144425.71295</text:p>
          </table:table-cell>
          <table:table-cell office:value-type="float" office:value="4416" calcext:value-type="float">
            <text:p>4416</text:p>
          </table:table-cell>
          <table:table-cell table:formula="of:=[.B587]-[.$B$2]" office:value-type="float" office:value="65.7127280235291" calcext:value-type="float">
            <text:p>65.7127280235</text:p>
          </table:table-cell>
          <table:table-cell table:formula="of:=[.C587]/([.D587]-[.D586])" office:value-type="float" office:value="104647.28644312" calcext:value-type="float">
            <text:p>104647.28644312</text:p>
          </table:table-cell>
          <table:table-cell/>
          <table:table-cell office:value-type="float" office:value="1443144435.68663" calcext:value-type="float">
            <text:p>1443144435.68663</text:p>
          </table:table-cell>
          <table:table-cell table:formula="of:=[.G587]-[.$B$2]" office:value-type="float" office:value="75.6864058971405" calcext:value-type="float">
            <text:p>75.6864058971</text:p>
          </table:table-cell>
          <table:table-cell table:formula="of:=[.C587]/([.H587]-[.H586])" office:value-type="float" office:value="110302.801715102" calcext:value-type="float">
            <text:p>110302.801715102</text:p>
          </table:table-cell>
          <table:table-cell table:formula="of:=[.G587]-[.$B587]" office:value-type="float" office:value="9.97367787361145" calcext:value-type="float">
            <text:p>9.9736778736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4425.75513" calcext:value-type="float">
            <text:p>1443144425.75513</text:p>
          </table:table-cell>
          <table:table-cell office:value-type="float" office:value="4416" calcext:value-type="float">
            <text:p>4416</text:p>
          </table:table-cell>
          <table:table-cell table:formula="of:=[.B588]-[.$B$2]" office:value-type="float" office:value="65.7549135684967" calcext:value-type="float">
            <text:p>65.7549135685</text:p>
          </table:table-cell>
          <table:table-cell table:formula="of:=[.C588]/([.D588]-[.D587])" office:value-type="float" office:value="104680.406603406" calcext:value-type="float">
            <text:p>104680.406603406</text:p>
          </table:table-cell>
          <table:table-cell/>
          <table:table-cell office:value-type="float" office:value="1443144435.72639" calcext:value-type="float">
            <text:p>1443144435.72639</text:p>
          </table:table-cell>
          <table:table-cell table:formula="of:=[.G588]-[.$B$2]" office:value-type="float" office:value="75.7261681556702" calcext:value-type="float">
            <text:p>75.7261681557</text:p>
          </table:table-cell>
          <table:table-cell table:formula="of:=[.C588]/([.H588]-[.H587])" office:value-type="float" office:value="111060.089725678" calcext:value-type="float">
            <text:p>111060.089725678</text:p>
          </table:table-cell>
          <table:table-cell table:formula="of:=[.G588]-[.$B588]" office:value-type="float" office:value="9.97125458717346" calcext:value-type="float">
            <text:p>9.9712545872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4425.79732" calcext:value-type="float">
            <text:p>1443144425.79732</text:p>
          </table:table-cell>
          <table:table-cell office:value-type="float" office:value="4416" calcext:value-type="float">
            <text:p>4416</text:p>
          </table:table-cell>
          <table:table-cell table:formula="of:=[.B589]-[.$B$2]" office:value-type="float" office:value="65.7971048355103" calcext:value-type="float">
            <text:p>65.7971048355</text:p>
          </table:table-cell>
          <table:table-cell table:formula="of:=[.C589]/([.D589]-[.D588])" office:value-type="float" office:value="104666.20968225" calcext:value-type="float">
            <text:p>104666.20968225</text:p>
          </table:table-cell>
          <table:table-cell/>
          <table:table-cell office:value-type="float" office:value="1443144435.76623" calcext:value-type="float">
            <text:p>1443144435.76623</text:p>
          </table:table-cell>
          <table:table-cell table:formula="of:=[.G589]-[.$B$2]" office:value-type="float" office:value="75.7660138607025" calcext:value-type="float">
            <text:p>75.7660138607</text:p>
          </table:table-cell>
          <table:table-cell table:formula="of:=[.C589]/([.H589]-[.H588])" office:value-type="float" office:value="110827.503150337" calcext:value-type="float">
            <text:p>110827.503150337</text:p>
          </table:table-cell>
          <table:table-cell table:formula="of:=[.G589]-[.$B589]" office:value-type="float" office:value="9.96890902519226" calcext:value-type="float">
            <text:p>9.968909025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4425.83952" calcext:value-type="float">
            <text:p>1443144425.83952</text:p>
          </table:table-cell>
          <table:table-cell office:value-type="float" office:value="4416" calcext:value-type="float">
            <text:p>4416</text:p>
          </table:table-cell>
          <table:table-cell table:formula="of:=[.B590]-[.$B$2]" office:value-type="float" office:value="65.8393037319183" calcext:value-type="float">
            <text:p>65.8393037319</text:p>
          </table:table-cell>
          <table:table-cell table:formula="of:=[.C590]/([.D590]-[.D589])" office:value-type="float" office:value="104647.28644312" calcext:value-type="float">
            <text:p>104647.28644312</text:p>
          </table:table-cell>
          <table:table-cell/>
          <table:table-cell office:value-type="float" office:value="1443144435.80616" calcext:value-type="float">
            <text:p>1443144435.80616</text:p>
          </table:table-cell>
          <table:table-cell table:formula="of:=[.G590]-[.$B$2]" office:value-type="float" office:value="75.8059372901917" calcext:value-type="float">
            <text:p>75.8059372902</text:p>
          </table:table-cell>
          <table:table-cell table:formula="of:=[.C590]/([.H590]-[.H589])" office:value-type="float" office:value="110611.739935862" calcext:value-type="float">
            <text:p>110611.739935862</text:p>
          </table:table-cell>
          <table:table-cell table:formula="of:=[.G590]-[.$B590]" office:value-type="float" office:value="9.96663355827332" calcext:value-type="float">
            <text:p>9.966633558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4425.88172" calcext:value-type="float">
            <text:p>1443144425.88172</text:p>
          </table:table-cell>
          <table:table-cell office:value-type="float" office:value="4416" calcext:value-type="float">
            <text:p>4416</text:p>
          </table:table-cell>
          <table:table-cell table:formula="of:=[.B591]-[.$B$2]" office:value-type="float" office:value="65.8815016746521" calcext:value-type="float">
            <text:p>65.8815016747</text:p>
          </table:table-cell>
          <table:table-cell table:formula="of:=[.C591]/([.D591]-[.D590])" office:value-type="float" office:value="104649.651473804" calcext:value-type="float">
            <text:p>104649.651473804</text:p>
          </table:table-cell>
          <table:table-cell/>
          <table:table-cell office:value-type="float" office:value="1443144435.84604" calcext:value-type="float">
            <text:p>1443144435.84604</text:p>
          </table:table-cell>
          <table:table-cell table:formula="of:=[.G591]-[.$B$2]" office:value-type="float" office:value="75.8458256721497" calcext:value-type="float">
            <text:p>75.8458256721</text:p>
          </table:table-cell>
          <table:table-cell table:formula="of:=[.C591]/([.H591]-[.H590])" office:value-type="float" office:value="110708.927843925" calcext:value-type="float">
            <text:p>110708.927843925</text:p>
          </table:table-cell>
          <table:table-cell table:formula="of:=[.G591]-[.$B591]" office:value-type="float" office:value="9.96432399749756" calcext:value-type="float">
            <text:p>9.964323997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4425.92392" calcext:value-type="float">
            <text:p>1443144425.92392</text:p>
          </table:table-cell>
          <table:table-cell office:value-type="float" office:value="4416" calcext:value-type="float">
            <text:p>4416</text:p>
          </table:table-cell>
          <table:table-cell table:formula="of:=[.B592]-[.$B$2]" office:value-type="float" office:value="65.9236996173859" calcext:value-type="float">
            <text:p>65.9236996174</text:p>
          </table:table-cell>
          <table:table-cell table:formula="of:=[.C592]/([.D592]-[.D591])" office:value-type="float" office:value="104649.651473804" calcext:value-type="float">
            <text:p>104649.651473804</text:p>
          </table:table-cell>
          <table:table-cell/>
          <table:table-cell office:value-type="float" office:value="1443144435.88604" calcext:value-type="float">
            <text:p>1443144435.88604</text:p>
          </table:table-cell>
          <table:table-cell table:formula="of:=[.G592]-[.$B$2]" office:value-type="float" office:value="75.8858182430267" calcext:value-type="float">
            <text:p>75.885818243</text:p>
          </table:table-cell>
          <table:table-cell table:formula="of:=[.C592]/([.H592]-[.H591])" office:value-type="float" office:value="110420.508188219" calcext:value-type="float">
            <text:p>110420.508188219</text:p>
          </table:table-cell>
          <table:table-cell table:formula="of:=[.G592]-[.$B592]" office:value-type="float" office:value="9.96211862564087" calcext:value-type="float">
            <text:p>9.962118625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4425.96611" calcext:value-type="float">
            <text:p>1443144425.96611</text:p>
          </table:table-cell>
          <table:table-cell office:value-type="float" office:value="4416" calcext:value-type="float">
            <text:p>4416</text:p>
          </table:table-cell>
          <table:table-cell table:formula="of:=[.B593]-[.$B$2]" office:value-type="float" office:value="65.9658901691437" calcext:value-type="float">
            <text:p>65.9658901691</text:p>
          </table:table-cell>
          <table:table-cell table:formula="of:=[.C593]/([.D593]-[.D592])" office:value-type="float" office:value="104667.984086799" calcext:value-type="float">
            <text:p>104667.984086799</text:p>
          </table:table-cell>
          <table:table-cell/>
          <table:table-cell office:value-type="float" office:value="1443144435.92581" calcext:value-type="float">
            <text:p>1443144435.92581</text:p>
          </table:table-cell>
          <table:table-cell table:formula="of:=[.G593]-[.$B$2]" office:value-type="float" office:value="75.9255928993225" calcext:value-type="float">
            <text:p>75.9255928993</text:p>
          </table:table-cell>
          <table:table-cell table:formula="of:=[.C593]/([.H593]-[.H592])" office:value-type="float" office:value="111025.472279667" calcext:value-type="float">
            <text:p>111025.472279667</text:p>
          </table:table-cell>
          <table:table-cell table:formula="of:=[.G593]-[.$B593]" office:value-type="float" office:value="9.95970273017883" calcext:value-type="float">
            <text:p>9.959702730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4426.00793" calcext:value-type="float">
            <text:p>1443144426.00793</text:p>
          </table:table-cell>
          <table:table-cell office:value-type="float" office:value="4416" calcext:value-type="float">
            <text:p>4416</text:p>
          </table:table-cell>
          <table:table-cell table:formula="of:=[.B594]-[.$B$2]" office:value-type="float" office:value="66.0077137947083" calcext:value-type="float">
            <text:p>66.0077137947</text:p>
          </table:table-cell>
          <table:table-cell table:formula="of:=[.C594]/([.D594]-[.D593])" office:value-type="float" office:value="105586.255146191" calcext:value-type="float">
            <text:p>105586.255146191</text:p>
          </table:table-cell>
          <table:table-cell/>
          <table:table-cell office:value-type="float" office:value="1443144435.96569" calcext:value-type="float">
            <text:p>1443144435.96569</text:p>
          </table:table-cell>
          <table:table-cell table:formula="of:=[.G594]-[.$B$2]" office:value-type="float" office:value="75.9654748439789" calcext:value-type="float">
            <text:p>75.965474844</text:p>
          </table:table-cell>
          <table:table-cell table:formula="of:=[.C594]/([.H594]-[.H593])" office:value-type="float" office:value="110726.797252461" calcext:value-type="float">
            <text:p>110726.797252461</text:p>
          </table:table-cell>
          <table:table-cell table:formula="of:=[.G594]-[.$B594]" office:value-type="float" office:value="9.95776104927063" calcext:value-type="float">
            <text:p>9.9577610493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4426.04822" calcext:value-type="float">
            <text:p>1443144426.04822</text:p>
          </table:table-cell>
          <table:table-cell office:value-type="float" office:value="4416" calcext:value-type="float">
            <text:p>4416</text:p>
          </table:table-cell>
          <table:table-cell table:formula="of:=[.B595]-[.$B$2]" office:value-type="float" office:value="66.0479986667633" calcext:value-type="float">
            <text:p>66.0479986668</text:p>
          </table:table-cell>
          <table:table-cell table:formula="of:=[.C595]/([.D595]-[.D594])" office:value-type="float" office:value="109619.31302562" calcext:value-type="float">
            <text:p>109619.31302562</text:p>
          </table:table-cell>
          <table:table-cell/>
          <table:table-cell office:value-type="float" office:value="1443144436.00578" calcext:value-type="float">
            <text:p>1443144436.00578</text:p>
          </table:table-cell>
          <table:table-cell table:formula="of:=[.G595]-[.$B$2]" office:value-type="float" office:value="76.0055611133575" calcext:value-type="float">
            <text:p>76.0055611134</text:p>
          </table:table-cell>
          <table:table-cell table:formula="of:=[.C595]/([.H595]-[.H594])" office:value-type="float" office:value="110162.40893573" calcext:value-type="float">
            <text:p>110162.40893573</text:p>
          </table:table-cell>
          <table:table-cell table:formula="of:=[.G595]-[.$B595]" office:value-type="float" office:value="9.95756244659424" calcext:value-type="float">
            <text:p>9.957562446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4426.08851" calcext:value-type="float">
            <text:p>1443144426.08851</text:p>
          </table:table-cell>
          <table:table-cell office:value-type="float" office:value="4416" calcext:value-type="float">
            <text:p>4416</text:p>
          </table:table-cell>
          <table:table-cell table:formula="of:=[.B596]-[.$B$2]" office:value-type="float" office:value="66.088287115097" calcext:value-type="float">
            <text:p>66.0882871151</text:p>
          </table:table-cell>
          <table:table-cell table:formula="of:=[.C596]/([.D596]-[.D595])" office:value-type="float" office:value="109609.582464404" calcext:value-type="float">
            <text:p>109609.582464404</text:p>
          </table:table-cell>
          <table:table-cell/>
          <table:table-cell office:value-type="float" office:value="1443144436.01822" calcext:value-type="float">
            <text:p>1443144436.01822</text:p>
          </table:table-cell>
          <table:table-cell table:formula="of:=[.G596]-[.$B$2]" office:value-type="float" office:value="76.0180048942566" calcext:value-type="float">
            <text:p>76.0180048943</text:p>
          </table:table-cell>
          <table:table-cell table:formula="of:=[.C596]/([.H596]-[.H595])" office:value-type="float" office:value="354876.065066197" calcext:value-type="float">
            <text:p>354876.065066197</text:p>
          </table:table-cell>
          <table:table-cell table:formula="of:=[.G596]-[.$B596]" office:value-type="float" office:value="9.92971777915955" calcext:value-type="float">
            <text:p>9.929717779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4426.12879" calcext:value-type="float">
            <text:p>1443144426.12879</text:p>
          </table:table-cell>
          <table:table-cell office:value-type="float" office:value="4416" calcext:value-type="float">
            <text:p>4416</text:p>
          </table:table-cell>
          <table:table-cell table:formula="of:=[.B597]-[.$B$2]" office:value-type="float" office:value="66.1285746097565" calcext:value-type="float">
            <text:p>66.1285746098</text:p>
          </table:table-cell>
          <table:table-cell table:formula="of:=[.C597]/([.D597]-[.D596])" office:value-type="float" office:value="109612.177111813" calcext:value-type="float">
            <text:p>109612.177111813</text:p>
          </table:table-cell>
          <table:table-cell/>
          <table:table-cell office:value-type="float" office:value="1443144436.03062" calcext:value-type="float">
            <text:p>1443144436.03062</text:p>
          </table:table-cell>
          <table:table-cell table:formula="of:=[.G597]-[.$B$2]" office:value-type="float" office:value="76.0304055213928" calcext:value-type="float">
            <text:p>76.0304055214</text:p>
          </table:table-cell>
          <table:table-cell table:formula="of:=[.C597]/([.H597]-[.H596])" office:value-type="float" office:value="356111.021764208" calcext:value-type="float">
            <text:p>356111.021764208</text:p>
          </table:table-cell>
          <table:table-cell table:formula="of:=[.G597]-[.$B597]" office:value-type="float" office:value="9.90183091163635" calcext:value-type="float">
            <text:p>9.9018309116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4426.16908" calcext:value-type="float">
            <text:p>1443144426.16908</text:p>
          </table:table-cell>
          <table:table-cell office:value-type="float" office:value="4416" calcext:value-type="float">
            <text:p>4416</text:p>
          </table:table-cell>
          <table:table-cell table:formula="of:=[.B598]-[.$B$2]" office:value-type="float" office:value="66.1688618659973" calcext:value-type="float">
            <text:p>66.168861866</text:p>
          </table:table-cell>
          <table:table-cell table:formula="of:=[.C598]/([.D598]-[.D597])" office:value-type="float" office:value="109612.825792859" calcext:value-type="float">
            <text:p>109612.825792859</text:p>
          </table:table-cell>
          <table:table-cell/>
          <table:table-cell office:value-type="float" office:value="1443144436.05289" calcext:value-type="float">
            <text:p>1443144436.05289</text:p>
          </table:table-cell>
          <table:table-cell table:formula="of:=[.G598]-[.$B$2]" office:value-type="float" office:value="76.052668094635" calcext:value-type="float">
            <text:p>76.0526680946</text:p>
          </table:table-cell>
          <table:table-cell table:formula="of:=[.C598]/([.H598]-[.H597])" office:value-type="float" office:value="198359.819054147" calcext:value-type="float">
            <text:p>198359.819054147</text:p>
          </table:table-cell>
          <table:table-cell table:formula="of:=[.G598]-[.$B598]" office:value-type="float" office:value="9.8838062286377" calcext:value-type="float">
            <text:p>9.883806228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4426.20936" calcext:value-type="float">
            <text:p>1443144426.20936</text:p>
          </table:table-cell>
          <table:table-cell office:value-type="float" office:value="4416" calcext:value-type="float">
            <text:p>4416</text:p>
          </table:table-cell>
          <table:table-cell table:formula="of:=[.B599]-[.$B$2]" office:value-type="float" office:value="66.2091445922852" calcext:value-type="float">
            <text:p>66.2091445923</text:p>
          </table:table-cell>
          <table:table-cell table:formula="of:=[.C599]/([.D599]-[.D598])" office:value-type="float" office:value="109625.152191669" calcext:value-type="float">
            <text:p>109625.152191669</text:p>
          </table:table-cell>
          <table:table-cell/>
          <table:table-cell office:value-type="float" office:value="1443144436.08948" calcext:value-type="float">
            <text:p>1443144436.08948</text:p>
          </table:table-cell>
          <table:table-cell table:formula="of:=[.G599]-[.$B$2]" office:value-type="float" office:value="76.0892558097839" calcext:value-type="float">
            <text:p>76.0892558098</text:p>
          </table:table-cell>
          <table:table-cell table:formula="of:=[.C599]/([.H599]-[.H598])" office:value-type="float" office:value="120696.249602502" calcext:value-type="float">
            <text:p>120696.249602502</text:p>
          </table:table-cell>
          <table:table-cell table:formula="of:=[.G599]-[.$B599]" office:value-type="float" office:value="9.88011121749878" calcext:value-type="float">
            <text:p>9.880111217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4426.24964" calcext:value-type="float">
            <text:p>1443144426.24964</text:p>
          </table:table-cell>
          <table:table-cell office:value-type="float" office:value="4416" calcext:value-type="float">
            <text:p>4416</text:p>
          </table:table-cell>
          <table:table-cell table:formula="of:=[.B600]-[.$B$2]" office:value-type="float" office:value="66.2494215965271" calcext:value-type="float">
            <text:p>66.2494215965</text:p>
          </table:table-cell>
          <table:table-cell table:formula="of:=[.C600]/([.D600]-[.D599])" office:value-type="float" office:value="109640.726342832" calcext:value-type="float">
            <text:p>109640.726342832</text:p>
          </table:table-cell>
          <table:table-cell/>
          <table:table-cell office:value-type="float" office:value="1443144436.12611" calcext:value-type="float">
            <text:p>1443144436.12611</text:p>
          </table:table-cell>
          <table:table-cell table:formula="of:=[.G600]-[.$B$2]" office:value-type="float" office:value="76.1258897781372" calcext:value-type="float">
            <text:p>76.1258897781</text:p>
          </table:table-cell>
          <table:table-cell table:formula="of:=[.C600]/([.H600]-[.H599])" office:value-type="float" office:value="120543.861298762" calcext:value-type="float">
            <text:p>120543.861298762</text:p>
          </table:table-cell>
          <table:table-cell table:formula="of:=[.G600]-[.$B600]" office:value-type="float" office:value="9.87646818161011" calcext:value-type="float">
            <text:p>9.8764681816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4426.29001" calcext:value-type="float">
            <text:p>1443144426.29001</text:p>
          </table:table-cell>
          <table:table-cell office:value-type="float" office:value="4416" calcext:value-type="float">
            <text:p>4416</text:p>
          </table:table-cell>
          <table:table-cell table:formula="of:=[.B601]-[.$B$2]" office:value-type="float" office:value="66.289785861969" calcext:value-type="float">
            <text:p>66.289785862</text:p>
          </table:table-cell>
          <table:table-cell table:formula="of:=[.C601]/([.D601]-[.D600])" office:value-type="float" office:value="109403.70031896" calcext:value-type="float">
            <text:p>109403.70031896</text:p>
          </table:table-cell>
          <table:table-cell/>
          <table:table-cell office:value-type="float" office:value="1443144436.16268" calcext:value-type="float">
            <text:p>1443144436.16268</text:p>
          </table:table-cell>
          <table:table-cell table:formula="of:=[.G601]-[.$B$2]" office:value-type="float" office:value="76.1624579429626" calcext:value-type="float">
            <text:p>76.162457943</text:p>
          </table:table-cell>
          <table:table-cell table:formula="of:=[.C601]/([.H601]-[.H600])" office:value-type="float" office:value="120760.777060595" calcext:value-type="float">
            <text:p>120760.777060595</text:p>
          </table:table-cell>
          <table:table-cell table:formula="of:=[.G601]-[.$B601]" office:value-type="float" office:value="9.87267208099365" calcext:value-type="float">
            <text:p>9.87267208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4426.33028" calcext:value-type="float">
            <text:p>1443144426.33028</text:p>
          </table:table-cell>
          <table:table-cell office:value-type="float" office:value="4416" calcext:value-type="float">
            <text:p>4416</text:p>
          </table:table-cell>
          <table:table-cell table:formula="of:=[.B602]-[.$B$2]" office:value-type="float" office:value="66.3300628662109" calcext:value-type="float">
            <text:p>66.3300628662</text:p>
          </table:table-cell>
          <table:table-cell table:formula="of:=[.C602]/([.D602]-[.D601])" office:value-type="float" office:value="109640.726342832" calcext:value-type="float">
            <text:p>109640.726342832</text:p>
          </table:table-cell>
          <table:table-cell/>
          <table:table-cell office:value-type="float" office:value="1443144436.19925" calcext:value-type="float">
            <text:p>1443144436.19925</text:p>
          </table:table-cell>
          <table:table-cell table:formula="of:=[.G602]-[.$B$2]" office:value-type="float" office:value="76.1990284919739" calcext:value-type="float">
            <text:p>76.199028492</text:p>
          </table:table-cell>
          <table:table-cell table:formula="of:=[.C602]/([.H602]-[.H601])" office:value-type="float" office:value="120752.904164602" calcext:value-type="float">
            <text:p>120752.904164602</text:p>
          </table:table-cell>
          <table:table-cell table:formula="of:=[.G602]-[.$B602]" office:value-type="float" office:value="9.86896562576294" calcext:value-type="float">
            <text:p>9.8689656258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4426.37056" calcext:value-type="float">
            <text:p>1443144426.37056</text:p>
          </table:table-cell>
          <table:table-cell office:value-type="float" office:value="4416" calcext:value-type="float">
            <text:p>4416</text:p>
          </table:table-cell>
          <table:table-cell table:formula="of:=[.B603]-[.$B$2]" office:value-type="float" office:value="66.3703382015228" calcext:value-type="float">
            <text:p>66.3703382015</text:p>
          </table:table-cell>
          <table:table-cell table:formula="of:=[.C603]/([.D603]-[.D602])" office:value-type="float" office:value="109645.269637181" calcext:value-type="float">
            <text:p>109645.269637181</text:p>
          </table:table-cell>
          <table:table-cell/>
          <table:table-cell office:value-type="float" office:value="1443144436.23576" calcext:value-type="float">
            <text:p>1443144436.23576</text:p>
          </table:table-cell>
          <table:table-cell table:formula="of:=[.G603]-[.$B$2]" office:value-type="float" office:value="76.2355396747589" calcext:value-type="float">
            <text:p>76.2355396748</text:p>
          </table:table-cell>
          <table:table-cell table:formula="of:=[.C603]/([.H603]-[.H602])" office:value-type="float" office:value="120949.245221661" calcext:value-type="float">
            <text:p>120949.245221661</text:p>
          </table:table-cell>
          <table:table-cell table:formula="of:=[.G603]-[.$B603]" office:value-type="float" office:value="9.86520147323608" calcext:value-type="float">
            <text:p>9.8652014732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4426.41083" calcext:value-type="float">
            <text:p>1443144426.41083</text:p>
          </table:table-cell>
          <table:table-cell office:value-type="float" office:value="4416" calcext:value-type="float">
            <text:p>4416</text:p>
          </table:table-cell>
          <table:table-cell table:formula="of:=[.B604]-[.$B$2]" office:value-type="float" office:value="66.4106142520905" calcext:value-type="float">
            <text:p>66.4106142521</text:p>
          </table:table-cell>
          <table:table-cell table:formula="of:=[.C604]/([.D604]-[.D603])" office:value-type="float" office:value="109643.322464926" calcext:value-type="float">
            <text:p>109643.322464926</text:p>
          </table:table-cell>
          <table:table-cell/>
          <table:table-cell office:value-type="float" office:value="1443144436.27234" calcext:value-type="float">
            <text:p>1443144436.27234</text:p>
          </table:table-cell>
          <table:table-cell table:formula="of:=[.G604]-[.$B$2]" office:value-type="float" office:value="76.272120475769" calcext:value-type="float">
            <text:p>76.2721204758</text:p>
          </table:table-cell>
          <table:table-cell table:formula="of:=[.C604]/([.H604]-[.H603])" office:value-type="float" office:value="120719.062405902" calcext:value-type="float">
            <text:p>120719.062405902</text:p>
          </table:table-cell>
          <table:table-cell table:formula="of:=[.G604]-[.$B604]" office:value-type="float" office:value="9.86150622367859" calcext:value-type="float">
            <text:p>9.8615062237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4426.45112" calcext:value-type="float">
            <text:p>1443144426.45112</text:p>
          </table:table-cell>
          <table:table-cell office:value-type="float" office:value="4416" calcext:value-type="float">
            <text:p>4416</text:p>
          </table:table-cell>
          <table:table-cell table:formula="of:=[.B605]-[.$B$2]" office:value-type="float" office:value="66.4509041309357" calcext:value-type="float">
            <text:p>66.4509041309</text:p>
          </table:table-cell>
          <table:table-cell table:formula="of:=[.C605]/([.D605]-[.D604])" office:value-type="float" office:value="109605.690723602" calcext:value-type="float">
            <text:p>109605.690723602</text:p>
          </table:table-cell>
          <table:table-cell/>
          <table:table-cell office:value-type="float" office:value="1443144436.30884" calcext:value-type="float">
            <text:p>1443144436.30884</text:p>
          </table:table-cell>
          <table:table-cell table:formula="of:=[.G605]-[.$B$2]" office:value-type="float" office:value="76.3086202144623" calcext:value-type="float">
            <text:p>76.3086202145</text:p>
          </table:table-cell>
          <table:table-cell table:formula="of:=[.C605]/([.H605]-[.H604])" office:value-type="float" office:value="120987.16752781" calcext:value-type="float">
            <text:p>120987.16752781</text:p>
          </table:table-cell>
          <table:table-cell table:formula="of:=[.G605]-[.$B605]" office:value-type="float" office:value="9.85771608352661" calcext:value-type="float">
            <text:p>9.8577160835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4426.49142" calcext:value-type="float">
            <text:p>1443144426.49142</text:p>
          </table:table-cell>
          <table:table-cell office:value-type="float" office:value="4416" calcext:value-type="float">
            <text:p>4416</text:p>
          </table:table-cell>
          <table:table-cell table:formula="of:=[.B606]-[.$B$2]" office:value-type="float" office:value="66.4911980628967" calcext:value-type="float">
            <text:p>66.4911980629</text:p>
          </table:table-cell>
          <table:table-cell table:formula="of:=[.C606]/([.D606]-[.D605])" office:value-type="float" office:value="109594.665625277" calcext:value-type="float">
            <text:p>109594.665625277</text:p>
          </table:table-cell>
          <table:table-cell/>
          <table:table-cell office:value-type="float" office:value="1443144436.34553" calcext:value-type="float">
            <text:p>1443144436.34553</text:p>
          </table:table-cell>
          <table:table-cell table:formula="of:=[.G606]-[.$B$2]" office:value-type="float" office:value="76.3453059196472" calcext:value-type="float">
            <text:p>76.3453059196</text:p>
          </table:table-cell>
          <table:table-cell table:formula="of:=[.C606]/([.H606]-[.H605])" office:value-type="float" office:value="120373.861637346" calcext:value-type="float">
            <text:p>120373.861637346</text:p>
          </table:table-cell>
          <table:table-cell table:formula="of:=[.G606]-[.$B606]" office:value-type="float" office:value="9.85410785675049" calcext:value-type="float">
            <text:p>9.8541078568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4426.5317" calcext:value-type="float">
            <text:p>1443144426.5317</text:p>
          </table:table-cell>
          <table:table-cell office:value-type="float" office:value="4416" calcext:value-type="float">
            <text:p>4416</text:p>
          </table:table-cell>
          <table:table-cell table:formula="of:=[.B607]-[.$B$2]" office:value-type="float" office:value="66.5314784049988" calcext:value-type="float">
            <text:p>66.531478405</text:p>
          </table:table-cell>
          <table:table-cell table:formula="of:=[.C607]/([.D607]-[.D606])" office:value-type="float" office:value="109631.640883585" calcext:value-type="float">
            <text:p>109631.640883585</text:p>
          </table:table-cell>
          <table:table-cell/>
          <table:table-cell office:value-type="float" office:value="1443144436.38206" calcext:value-type="float">
            <text:p>1443144436.38206</text:p>
          </table:table-cell>
          <table:table-cell table:formula="of:=[.G607]-[.$B$2]" office:value-type="float" office:value="76.3818435668945" calcext:value-type="float">
            <text:p>76.3818435669</text:p>
          </table:table-cell>
          <table:table-cell table:formula="of:=[.C607]/([.H607]-[.H606])" office:value-type="float" office:value="120861.640874388" calcext:value-type="float">
            <text:p>120861.640874388</text:p>
          </table:table-cell>
          <table:table-cell table:formula="of:=[.G607]-[.$B607]" office:value-type="float" office:value="9.85036516189575" calcext:value-type="float">
            <text:p>9.8503651619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4426.57198" calcext:value-type="float">
            <text:p>1443144426.57198</text:p>
          </table:table-cell>
          <table:table-cell office:value-type="float" office:value="4416" calcext:value-type="float">
            <text:p>4416</text:p>
          </table:table-cell>
          <table:table-cell table:formula="of:=[.B608]-[.$B$2]" office:value-type="float" office:value="66.5717575550079" calcext:value-type="float">
            <text:p>66.571757555</text:p>
          </table:table-cell>
          <table:table-cell table:formula="of:=[.C608]/([.D608]-[.D607])" office:value-type="float" office:value="109634.885517601" calcext:value-type="float">
            <text:p>109634.885517601</text:p>
          </table:table-cell>
          <table:table-cell/>
          <table:table-cell office:value-type="float" office:value="1443144436.41858" calcext:value-type="float">
            <text:p>1443144436.41858</text:p>
          </table:table-cell>
          <table:table-cell table:formula="of:=[.G608]-[.$B$2]" office:value-type="float" office:value="76.4183604717255" calcext:value-type="float">
            <text:p>76.4183604717</text:p>
          </table:table-cell>
          <table:table-cell table:formula="of:=[.C608]/([.H608]-[.H607])" office:value-type="float" office:value="120930.292981987" calcext:value-type="float">
            <text:p>120930.292981987</text:p>
          </table:table-cell>
          <table:table-cell table:formula="of:=[.G608]-[.$B608]" office:value-type="float" office:value="9.84660291671753" calcext:value-type="float">
            <text:p>9.846602916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4426.61225" calcext:value-type="float">
            <text:p>1443144426.61225</text:p>
          </table:table-cell>
          <table:table-cell office:value-type="float" office:value="4416" calcext:value-type="float">
            <text:p>4416</text:p>
          </table:table-cell>
          <table:table-cell table:formula="of:=[.B609]-[.$B$2]" office:value-type="float" office:value="66.6120357513428" calcext:value-type="float">
            <text:p>66.6120357513</text:p>
          </table:table-cell>
          <table:table-cell table:formula="of:=[.C609]/([.D609]-[.D608])" office:value-type="float" office:value="109637.481363096" calcext:value-type="float">
            <text:p>109637.481363096</text:p>
          </table:table-cell>
          <table:table-cell/>
          <table:table-cell office:value-type="float" office:value="1443144436.45518" calcext:value-type="float">
            <text:p>1443144436.45518</text:p>
          </table:table-cell>
          <table:table-cell table:formula="of:=[.G609]-[.$B$2]" office:value-type="float" office:value="76.4549593925476" calcext:value-type="float">
            <text:p>76.4549593925</text:p>
          </table:table-cell>
          <table:table-cell table:formula="of:=[.C609]/([.H609]-[.H608])" office:value-type="float" office:value="120659.295432782" calcext:value-type="float">
            <text:p>120659.295432782</text:p>
          </table:table-cell>
          <table:table-cell table:formula="of:=[.G609]-[.$B609]" office:value-type="float" office:value="9.84292364120483" calcext:value-type="float">
            <text:p>9.8429236412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4426.65253" calcext:value-type="float">
            <text:p>1443144426.65253</text:p>
          </table:table-cell>
          <table:table-cell office:value-type="float" office:value="4416" calcext:value-type="float">
            <text:p>4416</text:p>
          </table:table-cell>
          <table:table-cell table:formula="of:=[.B610]-[.$B$2]" office:value-type="float" office:value="66.6523110866547" calcext:value-type="float">
            <text:p>66.6523110867</text:p>
          </table:table-cell>
          <table:table-cell table:formula="of:=[.C610]/([.D610]-[.D609])" office:value-type="float" office:value="109645.269637181" calcext:value-type="float">
            <text:p>109645.269637181</text:p>
          </table:table-cell>
          <table:table-cell/>
          <table:table-cell office:value-type="float" office:value="1443144436.49172" calcext:value-type="float">
            <text:p>1443144436.49172</text:p>
          </table:table-cell>
          <table:table-cell table:formula="of:=[.G610]-[.$B$2]" office:value-type="float" office:value="76.4914982318878" calcext:value-type="float">
            <text:p>76.4914982319</text:p>
          </table:table-cell>
          <table:table-cell table:formula="of:=[.C610]/([.H610]-[.H609])" office:value-type="float" office:value="120857.697719487" calcext:value-type="float">
            <text:p>120857.697719487</text:p>
          </table:table-cell>
          <table:table-cell table:formula="of:=[.G610]-[.$B610]" office:value-type="float" office:value="9.83918714523315" calcext:value-type="float">
            <text:p>9.839187145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4426.69281" calcext:value-type="float">
            <text:p>1443144426.69281</text:p>
          </table:table-cell>
          <table:table-cell office:value-type="float" office:value="4416" calcext:value-type="float">
            <text:p>4416</text:p>
          </table:table-cell>
          <table:table-cell table:formula="of:=[.B611]-[.$B$2]" office:value-type="float" office:value="66.6925892829895" calcext:value-type="float">
            <text:p>66.692589283</text:p>
          </table:table-cell>
          <table:table-cell table:formula="of:=[.C611]/([.D611]-[.D610])" office:value-type="float" office:value="109637.481363096" calcext:value-type="float">
            <text:p>109637.481363096</text:p>
          </table:table-cell>
          <table:table-cell/>
          <table:table-cell office:value-type="float" office:value="1443144436.52835" calcext:value-type="float">
            <text:p>1443144436.52835</text:p>
          </table:table-cell>
          <table:table-cell table:formula="of:=[.G611]-[.$B$2]" office:value-type="float" office:value="76.5281357765198" calcext:value-type="float">
            <text:p>76.5281357765</text:p>
          </table:table-cell>
          <table:table-cell table:formula="of:=[.C611]/([.H611]-[.H610])" office:value-type="float" office:value="120532.094723074" calcext:value-type="float">
            <text:p>120532.094723074</text:p>
          </table:table-cell>
          <table:table-cell table:formula="of:=[.G611]-[.$B611]" office:value-type="float" office:value="9.83554649353027" calcext:value-type="float">
            <text:p>9.835546493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4426.73308" calcext:value-type="float">
            <text:p>1443144426.73308</text:p>
          </table:table-cell>
          <table:table-cell office:value-type="float" office:value="4416" calcext:value-type="float">
            <text:p>4416</text:p>
          </table:table-cell>
          <table:table-cell table:formula="of:=[.B612]-[.$B$2]" office:value-type="float" office:value="66.7328653335571" calcext:value-type="float">
            <text:p>66.7328653336</text:p>
          </table:table-cell>
          <table:table-cell table:formula="of:=[.C612]/([.D612]-[.D611])" office:value-type="float" office:value="109643.322464926" calcext:value-type="float">
            <text:p>109643.322464926</text:p>
          </table:table-cell>
          <table:table-cell/>
          <table:table-cell office:value-type="float" office:value="1443144436.565" calcext:value-type="float">
            <text:p>1443144436.565</text:p>
          </table:table-cell>
          <table:table-cell table:formula="of:=[.G612]-[.$B$2]" office:value-type="float" office:value="76.5647852420807" calcext:value-type="float">
            <text:p>76.5647852421</text:p>
          </table:table-cell>
          <table:table-cell table:formula="of:=[.C612]/([.H612]-[.H611])" office:value-type="float" office:value="120492.88938908" calcext:value-type="float">
            <text:p>120492.88938908</text:p>
          </table:table-cell>
          <table:table-cell table:formula="of:=[.G612]-[.$B612]" office:value-type="float" office:value="9.83191990852356" calcext:value-type="float">
            <text:p>9.831919908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4426.77336" calcext:value-type="float">
            <text:p>1443144426.77336</text:p>
          </table:table-cell>
          <table:table-cell office:value-type="float" office:value="4416" calcext:value-type="float">
            <text:p>4416</text:p>
          </table:table-cell>
          <table:table-cell table:formula="of:=[.B613]-[.$B$2]" office:value-type="float" office:value="66.7731399536133" calcext:value-type="float">
            <text:p>66.7731399536</text:p>
          </table:table-cell>
          <table:table-cell table:formula="of:=[.C613]/([.D613]-[.D612])" office:value-type="float" office:value="109647.216878596" calcext:value-type="float">
            <text:p>109647.216878596</text:p>
          </table:table-cell>
          <table:table-cell/>
          <table:table-cell office:value-type="float" office:value="1443144436.60151" calcext:value-type="float">
            <text:p>1443144436.60151</text:p>
          </table:table-cell>
          <table:table-cell table:formula="of:=[.G613]-[.$B$2]" office:value-type="float" office:value="76.6012861728668" calcext:value-type="float">
            <text:p>76.6012861729</text:p>
          </table:table-cell>
          <table:table-cell table:formula="of:=[.C613]/([.H613]-[.H612])" office:value-type="float" office:value="120983.216178084" calcext:value-type="float">
            <text:p>120983.216178084</text:p>
          </table:table-cell>
          <table:table-cell table:formula="of:=[.G613]-[.$B613]" office:value-type="float" office:value="9.82814621925354" calcext:value-type="float">
            <text:p>9.8281462193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4426.81364" calcext:value-type="float">
            <text:p>1443144426.81364</text:p>
          </table:table-cell>
          <table:table-cell office:value-type="float" office:value="4416" calcext:value-type="float">
            <text:p>4416</text:p>
          </table:table-cell>
          <table:table-cell table:formula="of:=[.B614]-[.$B$2]" office:value-type="float" office:value="66.8134171962738" calcext:value-type="float">
            <text:p>66.8134171963</text:p>
          </table:table-cell>
          <table:table-cell table:formula="of:=[.C614]/([.D614]-[.D613])" office:value-type="float" office:value="109640.077331518" calcext:value-type="float">
            <text:p>109640.077331518</text:p>
          </table:table-cell>
          <table:table-cell/>
          <table:table-cell office:value-type="float" office:value="1443144436.63806" calcext:value-type="float">
            <text:p>1443144436.63806</text:p>
          </table:table-cell>
          <table:table-cell table:formula="of:=[.G614]-[.$B$2]" office:value-type="float" office:value="76.6378455162048" calcext:value-type="float">
            <text:p>76.6378455162</text:p>
          </table:table-cell>
          <table:table-cell table:formula="of:=[.C614]/([.H614]-[.H613])" office:value-type="float" office:value="120789.915704215" calcext:value-type="float">
            <text:p>120789.915704215</text:p>
          </table:table-cell>
          <table:table-cell table:formula="of:=[.G614]-[.$B614]" office:value-type="float" office:value="9.82442831993103" calcext:value-type="float">
            <text:p>9.8244283199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4426.85391" calcext:value-type="float">
            <text:p>1443144426.85391</text:p>
          </table:table-cell>
          <table:table-cell office:value-type="float" office:value="4416" calcext:value-type="float">
            <text:p>4416</text:p>
          </table:table-cell>
          <table:table-cell table:formula="of:=[.B615]-[.$B$2]" office:value-type="float" office:value="66.8536920547485" calcext:value-type="float">
            <text:p>66.8536920547</text:p>
          </table:table-cell>
          <table:table-cell table:formula="of:=[.C615]/([.D615]-[.D614])" office:value-type="float" office:value="109646.56779044" calcext:value-type="float">
            <text:p>109646.56779044</text:p>
          </table:table-cell>
          <table:table-cell/>
          <table:table-cell office:value-type="float" office:value="1443144436.67463" calcext:value-type="float">
            <text:p>1443144436.67463</text:p>
          </table:table-cell>
          <table:table-cell table:formula="of:=[.G615]-[.$B$2]" office:value-type="float" office:value="76.6744060516357" calcext:value-type="float">
            <text:p>76.6744060516</text:p>
          </table:table-cell>
          <table:table-cell table:formula="of:=[.C615]/([.H615]-[.H614])" office:value-type="float" office:value="120785.977227968" calcext:value-type="float">
            <text:p>120785.977227968</text:p>
          </table:table-cell>
          <table:table-cell table:formula="of:=[.G615]-[.$B615]" office:value-type="float" office:value="9.82071399688721" calcext:value-type="float">
            <text:p>9.820713996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4426.89421" calcext:value-type="float">
            <text:p>1443144426.89421</text:p>
          </table:table-cell>
          <table:table-cell office:value-type="float" office:value="4416" calcext:value-type="float">
            <text:p>4416</text:p>
          </table:table-cell>
          <table:table-cell table:formula="of:=[.B616]-[.$B$2]" office:value-type="float" office:value="66.8939890861511" calcext:value-type="float">
            <text:p>66.8939890862</text:p>
          </table:table-cell>
          <table:table-cell table:formula="of:=[.C616]/([.D616]-[.D615])" office:value-type="float" office:value="109586.236164196" calcext:value-type="float">
            <text:p>109586.236164196</text:p>
          </table:table-cell>
          <table:table-cell/>
          <table:table-cell office:value-type="float" office:value="1443144436.71121" calcext:value-type="float">
            <text:p>1443144436.71121</text:p>
          </table:table-cell>
          <table:table-cell table:formula="of:=[.G616]-[.$B$2]" office:value-type="float" office:value="76.7109887599945" calcext:value-type="float">
            <text:p>76.71098876</text:p>
          </table:table-cell>
          <table:table-cell table:formula="of:=[.C616]/([.H616]-[.H615])" office:value-type="float" office:value="120712.768357458" calcext:value-type="float">
            <text:p>120712.768357458</text:p>
          </table:table-cell>
          <table:table-cell table:formula="of:=[.G616]-[.$B616]" office:value-type="float" office:value="9.81699967384338" calcext:value-type="float">
            <text:p>9.816999673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4426.93448" calcext:value-type="float">
            <text:p>1443144426.93448</text:p>
          </table:table-cell>
          <table:table-cell office:value-type="float" office:value="4416" calcext:value-type="float">
            <text:p>4416</text:p>
          </table:table-cell>
          <table:table-cell table:formula="of:=[.B617]-[.$B$2]" office:value-type="float" office:value="66.9342584609985" calcext:value-type="float">
            <text:p>66.934258461</text:p>
          </table:table-cell>
          <table:table-cell table:formula="of:=[.C617]/([.D617]-[.D616])" office:value-type="float" office:value="109661.498762596" calcext:value-type="float">
            <text:p>109661.498762596</text:p>
          </table:table-cell>
          <table:table-cell/>
          <table:table-cell office:value-type="float" office:value="1443144436.74769" calcext:value-type="float">
            <text:p>1443144436.74769</text:p>
          </table:table-cell>
          <table:table-cell table:formula="of:=[.G617]-[.$B$2]" office:value-type="float" office:value="76.7474756240845" calcext:value-type="float">
            <text:p>76.7474756241</text:p>
          </table:table-cell>
          <table:table-cell table:formula="of:=[.C617]/([.H617]-[.H616])" office:value-type="float" office:value="121029.858557081" calcext:value-type="float">
            <text:p>121029.858557081</text:p>
          </table:table-cell>
          <table:table-cell table:formula="of:=[.G617]-[.$B617]" office:value-type="float" office:value="9.81321716308594" calcext:value-type="float">
            <text:p>9.813217163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4426.97478" calcext:value-type="float">
            <text:p>1443144426.97478</text:p>
          </table:table-cell>
          <table:table-cell office:value-type="float" office:value="4416" calcext:value-type="float">
            <text:p>4416</text:p>
          </table:table-cell>
          <table:table-cell table:formula="of:=[.B618]-[.$B$2]" office:value-type="float" office:value="66.9745559692383" calcext:value-type="float">
            <text:p>66.9745559692</text:p>
          </table:table-cell>
          <table:table-cell table:formula="of:=[.C618]/([.D618]-[.D617])" office:value-type="float" office:value="109584.93943912" calcext:value-type="float">
            <text:p>109584.93943912</text:p>
          </table:table-cell>
          <table:table-cell/>
          <table:table-cell office:value-type="float" office:value="1443144436.78445" calcext:value-type="float">
            <text:p>1443144436.78445</text:p>
          </table:table-cell>
          <table:table-cell table:formula="of:=[.G618]-[.$B$2]" office:value-type="float" office:value="76.7842307090759" calcext:value-type="float">
            <text:p>76.7842307091</text:p>
          </table:table-cell>
          <table:table-cell table:formula="of:=[.C618]/([.H618]-[.H617])" office:value-type="float" office:value="120146.640962105" calcext:value-type="float">
            <text:p>120146.640962105</text:p>
          </table:table-cell>
          <table:table-cell table:formula="of:=[.G618]-[.$B618]" office:value-type="float" office:value="9.80967473983765" calcext:value-type="float">
            <text:p>9.8096747398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4440.02066" calcext:value-type="float">
            <text:p>1443144440.02066</text:p>
          </table:table-cell>
          <table:table-cell office:value-type="float" office:value="4096" calcext:value-type="float">
            <text:p>4096</text:p>
          </table:table-cell>
          <table:table-cell table:formula="of:=[.B619]-[.$B$2]" office:value-type="float" office:value="80.0204389095307" calcext:value-type="float">
            <text:p>80.0204389095</text:p>
          </table:table-cell>
          <table:table-cell table:formula="of:=[.C619]/([.D619]-[.D618])" office:value-type="float" office:value="313.968783772347" calcext:value-type="float">
            <text:p>313.9687837723</text:p>
          </table:table-cell>
          <table:table-cell/>
          <table:table-cell office:value-type="float" office:value="1443144440.21163" calcext:value-type="float">
            <text:p>1443144440.21163</text:p>
          </table:table-cell>
          <table:table-cell table:formula="of:=[.G619]-[.$B$2]" office:value-type="float" office:value="80.211413860321" calcext:value-type="float">
            <text:p>80.2114138603</text:p>
          </table:table-cell>
          <table:table-cell table:formula="of:=[.C619]/([.H619]-[.H618])" office:value-type="float" office:value="1195.15060013991" calcext:value-type="float">
            <text:p>1195.1506001399</text:p>
          </table:table-cell>
          <table:table-cell table:formula="of:=[.G619]-[.$B619]" office:value-type="float" office:value="0.190974950790405" calcext:value-type="float">
            <text:p>0.19097495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29:46.083819117</dc:date>
    <meta:editing-duration>PT1M7S</meta:editing-duration>
    <meta:editing-cycles>3</meta:editing-cycles>
    <meta:generator>LibreOffice/4.4.2.2$Linux_X86_64 LibreOffice_project/40m0$Build-2</meta:generator>
    <meta:document-statistic meta:table-count="1" meta:cell-count="55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619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619" chart:label-cell-address="source_2.E1:source_2.E1" chart:class="chart:scatter">
            <chart:domain table:cell-range-address="source_2.D2:source_2.D619"/>
            <chart:data-point chart:repeated="6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619</svg:desc>
                </draw:g>
              </table:table-cell>
              <table:table-cell office:value-type="float" office:value="0">
                <text:p>0</text:p>
                <draw:g>
                  <svg:desc>source_2.E2:source_2.E6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5351734161377">
                <text:p>0.055351734161377</text:p>
              </table:table-cell>
              <table:table-cell office:value-type="float" office:value="79780.6982365762">
                <text:p>79780.6982365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0697269439697">
                <text:p>0.110697269439697</text:p>
              </table:table-cell>
              <table:table-cell office:value-type="float" office:value="79789.6339387256">
                <text:p>79789.633938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032075881958">
                <text:p>0.166032075881958</text:p>
              </table:table-cell>
              <table:table-cell office:value-type="float" office:value="79805.1043082239">
                <text:p>79805.1043082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1431732177734">
                <text:p>0.221431732177734</text:p>
              </table:table-cell>
              <table:table-cell office:value-type="float" office:value="79711.6858708142">
                <text:p>79711.6858708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6773691177368">
                <text:p>0.276773691177368</text:p>
              </table:table-cell>
              <table:table-cell office:value-type="float" office:value="79794.7900620797">
                <text:p>79794.7900620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120180130005">
                <text:p>0.332120180130005</text:p>
              </table:table-cell>
              <table:table-cell office:value-type="float" office:value="79788.2590850349">
                <text:p>79788.2590850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7450456619263">
                <text:p>0.387450456619263</text:p>
              </table:table-cell>
              <table:table-cell office:value-type="float" office:value="79811.6380433658">
                <text:p>79811.6380433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277548789978">
                <text:p>0.44277548789978</text:p>
              </table:table-cell>
              <table:table-cell office:value-type="float" office:value="79819.2047575953">
                <text:p>79819.2047575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103618621826">
                <text:p>0.498103618621826</text:p>
              </table:table-cell>
              <table:table-cell office:value-type="float" office:value="79814.7333439626">
                <text:p>79814.7333439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3428173065186">
                <text:p>0.553428173065186</text:p>
              </table:table-cell>
              <table:table-cell office:value-type="float" office:value="79819.8927118527">
                <text:p>79819.89271185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8757257461548">
                <text:p>0.608757257461548</text:p>
              </table:table-cell>
              <table:table-cell office:value-type="float" office:value="79813.3576251686">
                <text:p>79813.3576251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408896446228">
                <text:p>0.66408896446228</text:p>
              </table:table-cell>
              <table:table-cell office:value-type="float" office:value="79809.574643008">
                <text:p>79809.574643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9408273696899">
                <text:p>0.719408273696899</text:p>
              </table:table-cell>
              <table:table-cell office:value-type="float" office:value="79827.4609914406">
                <text:p>79827.4609914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4796962738037">
                <text:p>0.774796962738037</text:p>
              </table:table-cell>
              <table:table-cell office:value-type="float" office:value="79727.4692080218">
                <text:p>79727.4692080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0112218856812">
                <text:p>0.830112218856812</text:p>
              </table:table-cell>
              <table:table-cell office:value-type="float" office:value="79833.310190553">
                <text:p>79833.310190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5465860366821">
                <text:p>0.885465860366821</text:p>
              </table:table-cell>
              <table:table-cell office:value-type="float" office:value="79777.9491924021">
                <text:p>79777.9491924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0841913223267">
                <text:p>0.940841913223267</text:p>
              </table:table-cell>
              <table:table-cell office:value-type="float" office:value="79745.662108635">
                <text:p>79745.662108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6189117431641">
                <text:p>0.996189117431641</text:p>
              </table:table-cell>
              <table:table-cell office:value-type="float" office:value="79787.2279758597">
                <text:p>79787.2279758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847502708435">
                <text:p>1.04847502708435</text:p>
              </table:table-cell>
              <table:table-cell office:value-type="float" office:value="84458.7008112064">
                <text:p>84458.7008112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0055041313171">
                <text:p>1.10055041313171</text:p>
              </table:table-cell>
              <table:table-cell office:value-type="float" office:value="84800.1394744071">
                <text:p>84800.13947440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261197090149">
                <text:p>1.15261197090149</text:p>
              </table:table-cell>
              <table:table-cell office:value-type="float" office:value="84822.663576996">
                <text:p>84822.663576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0475077629089">
                <text:p>1.20475077629089</text:p>
              </table:table-cell>
              <table:table-cell office:value-type="float" office:value="84696.9923268979">
                <text:p>84696.9923268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680828094482">
                <text:p>1.25680828094482</text:p>
              </table:table-cell>
              <table:table-cell office:value-type="float" office:value="84829.2677368385">
                <text:p>84829.2677368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0886054039001">
                <text:p>1.30886054039001</text:p>
              </table:table-cell>
              <table:table-cell office:value-type="float" office:value="84837.8158233443">
                <text:p>84837.8158233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09139919281">
                <text:p>1.3609139919281</text:p>
              </table:table-cell>
              <table:table-cell office:value-type="float" office:value="84835.8729251402">
                <text:p>84835.8729251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1295576095581">
                <text:p>1.41295576095581</text:p>
              </table:table-cell>
              <table:table-cell office:value-type="float" office:value="84854.9171656458">
                <text:p>84854.9171656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6507668495178">
                <text:p>1.46507668495178</text:p>
              </table:table-cell>
              <table:table-cell office:value-type="float" office:value="84726.0497596187">
                <text:p>84726.0497596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1711869239807">
                <text:p>1.51711869239807</text:p>
              </table:table-cell>
              <table:table-cell office:value-type="float" office:value="84854.52842221">
                <text:p>84854.52842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6915426254272">
                <text:p>1.56915426254272</text:p>
              </table:table-cell>
              <table:table-cell office:value-type="float" office:value="84865.0257453506">
                <text:p>84865.0257453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2123799324036">
                <text:p>1.62123799324036</text:p>
              </table:table-cell>
              <table:table-cell office:value-type="float" office:value="84786.5531299352">
                <text:p>84786.5531299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33341217041">
                <text:p>1.6733341217041</text:p>
              </table:table-cell>
              <table:table-cell office:value-type="float" office:value="84766.375740823">
                <text:p>84766.3757408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2541189193726">
                <text:p>1.72541189193726</text:p>
              </table:table-cell>
              <table:table-cell office:value-type="float" office:value="84796.2572174152">
                <text:p>84796.2572174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774920463562">
                <text:p>1.7774920463562</text:p>
              </table:table-cell>
              <table:table-cell office:value-type="float" office:value="84792.3753158762">
                <text:p>84792.3753158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2957673072815">
                <text:p>1.82957673072815</text:p>
              </table:table-cell>
              <table:table-cell office:value-type="float" office:value="84785.0006820502">
                <text:p>84785.00068205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816351890564">
                <text:p>1.8816351890564</text:p>
              </table:table-cell>
              <table:table-cell office:value-type="float" office:value="84827.7137243587">
                <text:p>84827.7137243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3372797966003">
                <text:p>1.93372797966003</text:p>
              </table:table-cell>
              <table:table-cell office:value-type="float" office:value="84771.8071700237">
                <text:p>84771.80717002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858124256134">
                <text:p>1.9858124256134</text:p>
              </table:table-cell>
              <table:table-cell office:value-type="float" office:value="84785.3887886916">
                <text:p>84785.38878869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314450263977">
                <text:p>2.0314450263977</text:p>
              </table:table-cell>
              <table:table-cell office:value-type="float" office:value="96772.9194501481">
                <text:p>96772.9194501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7472586631775">
                <text:p>2.07472586631775</text:p>
              </table:table-cell>
              <table:table-cell office:value-type="float" office:value="102031.291632926">
                <text:p>102031.291632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79826259613">
                <text:p>2.1179826259613</text:p>
              </table:table-cell>
              <table:table-cell office:value-type="float" office:value="102088.090656555">
                <text:p>102088.090656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612434387207">
                <text:p>2.1612434387207</text:p>
              </table:table-cell>
              <table:table-cell office:value-type="float" office:value="102078.525999041">
                <text:p>102078.525999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0475387573242">
                <text:p>2.20475387573242</text:p>
              </table:table-cell>
              <table:table-cell office:value-type="float" office:value="101492.890057864">
                <text:p>101492.890057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4801135063171">
                <text:p>2.24801135063171</text:p>
              </table:table-cell>
              <table:table-cell office:value-type="float" office:value="102086.402645576">
                <text:p>102086.402645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912700176239">
                <text:p>2.2912700176239</text:p>
              </table:table-cell>
              <table:table-cell office:value-type="float" office:value="102083.589417989">
                <text:p>102083.589417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455586433411">
                <text:p>2.33455586433411</text:p>
              </table:table-cell>
              <table:table-cell office:value-type="float" office:value="102019.489870782">
                <text:p>102019.4898707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7781643867493">
                <text:p>2.37781643867493</text:p>
              </table:table-cell>
              <table:table-cell office:value-type="float" office:value="102079.088576341">
                <text:p>102079.0885763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2104911804199">
                <text:p>2.42104911804199</text:p>
              </table:table-cell>
              <table:table-cell office:value-type="float" office:value="102144.952953439">
                <text:p>102144.9529534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643075466156">
                <text:p>2.4643075466156</text:p>
              </table:table-cell>
              <table:table-cell office:value-type="float" office:value="102084.152051103">
                <text:p>102084.152051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0756120681763">
                <text:p>2.50756120681763</text:p>
              </table:table-cell>
              <table:table-cell office:value-type="float" office:value="102095.406015908">
                <text:p>102095.406015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5081987380981">
                <text:p>2.55081987380981</text:p>
              </table:table-cell>
              <table:table-cell office:value-type="float" office:value="102083.589417989">
                <text:p>102083.5894179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9407615661621">
                <text:p>2.59407615661621</text:p>
              </table:table-cell>
              <table:table-cell office:value-type="float" office:value="102089.21602822">
                <text:p>102089.216028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3731503486633">
                <text:p>2.63731503486633</text:p>
              </table:table-cell>
              <table:table-cell office:value-type="float" office:value="102130.309080984">
                <text:p>102130.3090809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8055510520935">
                <text:p>2.68055510520935</text:p>
              </table:table-cell>
              <table:table-cell office:value-type="float" office:value="102127.493433023">
                <text:p>102127.4934330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2379088401794">
                <text:p>2.72379088401794</text:p>
              </table:table-cell>
              <table:table-cell office:value-type="float" office:value="102137.630492324">
                <text:p>102137.6304923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6704120635986">
                <text:p>2.76704120635986</text:p>
              </table:table-cell>
              <table:table-cell office:value-type="float" office:value="102103.285267771">
                <text:p>102103.2852677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1029605865479">
                <text:p>2.81029605865479</text:p>
              </table:table-cell>
              <table:table-cell office:value-type="float" office:value="102092.592292089">
                <text:p>102092.592292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356497764587">
                <text:p>2.85356497764587</text:p>
              </table:table-cell>
              <table:table-cell office:value-type="float" office:value="102059.402059697">
                <text:p>102059.4020596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9683961868286">
                <text:p>2.89683961868286</text:p>
              </table:table-cell>
              <table:table-cell office:value-type="float" office:value="102045.907122039">
                <text:p>102045.9071220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4014048576355">
                <text:p>2.94014048576355</text:p>
              </table:table-cell>
              <table:table-cell office:value-type="float" office:value="101984.100959712">
                <text:p>101984.100959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8337531089783">
                <text:p>2.98337531089783</text:p>
              </table:table-cell>
              <table:table-cell office:value-type="float" office:value="102139.883445462">
                <text:p>102139.883445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2730107307434">
                <text:p>3.02730107307434</text:p>
              </table:table-cell>
              <table:table-cell office:value-type="float" office:value="100533.258415745">
                <text:p>100533.258415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7158756256104">
                <text:p>3.07158756256104</text:p>
              </table:table-cell>
              <table:table-cell office:value-type="float" office:value="99714.3835780157">
                <text:p>99714.3835780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1588144302368">
                <text:p>3.11588144302368</text:p>
              </table:table-cell>
              <table:table-cell office:value-type="float" office:value="99697.7450129722">
                <text:p>99697.74501297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6020750999451">
                <text:p>3.16020750999451</text:p>
              </table:table-cell>
              <table:table-cell office:value-type="float" office:value="99625.3514417724">
                <text:p>99625.35144177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0447206497192">
                <text:p>3.20447206497192</text:p>
              </table:table-cell>
              <table:table-cell office:value-type="float" office:value="99763.7952590502">
                <text:p>99763.79525905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4876594543457">
                <text:p>3.24876594543457</text:p>
              </table:table-cell>
              <table:table-cell office:value-type="float" office:value="99697.7450129722">
                <text:p>99697.7450129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9305815696716">
                <text:p>3.29305815696716</text:p>
              </table:table-cell>
              <table:table-cell office:value-type="float" office:value="99701.501622931">
                <text:p>99701.5016229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3735251426697">
                <text:p>3.33735251426697</text:p>
              </table:table-cell>
              <table:table-cell office:value-type="float" office:value="99696.6717478362">
                <text:p>99696.67174783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8165831565857">
                <text:p>3.38165831565857</text:p>
              </table:table-cell>
              <table:table-cell office:value-type="float" office:value="99670.9203151233">
                <text:p>99670.92031512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595601081848">
                <text:p>3.42595601081848</text:p>
              </table:table-cell>
              <table:table-cell office:value-type="float" office:value="99689.159538854">
                <text:p>99689.1595388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7024869918823">
                <text:p>3.47024869918823</text:p>
              </table:table-cell>
              <table:table-cell office:value-type="float" office:value="99700.4282769126">
                <text:p>99700.4282769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1457452774048">
                <text:p>3.51457452774048</text:p>
              </table:table-cell>
              <table:table-cell office:value-type="float" office:value="99625.8873039437">
                <text:p>99625.88730394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5886554718018">
                <text:p>3.55886554718018</text:p>
              </table:table-cell>
              <table:table-cell office:value-type="float" office:value="99704.1850890887">
                <text:p>99704.1850890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0315752029419">
                <text:p>3.60315752029419</text:p>
              </table:table-cell>
              <table:table-cell office:value-type="float" office:value="99702.0383046067">
                <text:p>99702.0383046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4743208885193">
                <text:p>3.64743208885193</text:p>
              </table:table-cell>
              <table:table-cell office:value-type="float" office:value="99741.2316788816">
                <text:p>99741.23167888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9172430038452">
                <text:p>3.69172430038452</text:p>
              </table:table-cell>
              <table:table-cell office:value-type="float" office:value="99701.501622931">
                <text:p>99701.501622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3601746559143">
                <text:p>3.73601746559143</text:p>
              </table:table-cell>
              <table:table-cell office:value-type="float" office:value="99699.3549540045">
                <text:p>99699.35495400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8030872344971">
                <text:p>3.78030872344971</text:p>
              </table:table-cell>
              <table:table-cell office:value-type="float" office:value="99703.6483843011">
                <text:p>99703.64838430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2460069656372">
                <text:p>3.82460069656372</text:p>
              </table:table-cell>
              <table:table-cell office:value-type="float" office:value="99702.0383046067">
                <text:p>99702.038304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6889219284058">
                <text:p>3.86889219284058</text:p>
              </table:table-cell>
              <table:table-cell office:value-type="float" office:value="99703.1116852916">
                <text:p>99703.11168529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1320466995239">
                <text:p>3.91320466995239</text:p>
              </table:table-cell>
              <table:table-cell office:value-type="float" office:value="99655.9047885505">
                <text:p>99655.90478855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5750021934509">
                <text:p>3.95750021934509</text:p>
              </table:table-cell>
              <table:table-cell office:value-type="float" office:value="99693.9886860901">
                <text:p>99693.98868609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0174164772034">
                <text:p>4.00174164772034</text:p>
              </table:table-cell>
              <table:table-cell office:value-type="float" office:value="99815.9454198597">
                <text:p>99815.94541985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4582214355469">
                <text:p>4.04582214355469</text:p>
              </table:table-cell>
              <table:table-cell office:value-type="float" office:value="100180.361323403">
                <text:p>100180.361323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8987665176392">
                <text:p>4.08987665176392</text:p>
              </table:table-cell>
              <table:table-cell office:value-type="float" office:value="100239.457424585">
                <text:p>100239.457424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3395023345947">
                <text:p>4.13395023345947</text:p>
              </table:table-cell>
              <table:table-cell office:value-type="float" office:value="100196.077335036">
                <text:p>100196.0773350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7802548408508">
                <text:p>4.17802548408508</text:p>
              </table:table-cell>
              <table:table-cell office:value-type="float" office:value="100192.283363536">
                <text:p>100192.2833635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2209787368774">
                <text:p>4.22209787368774</text:p>
              </table:table-cell>
              <table:table-cell office:value-type="float" office:value="100198.787490601">
                <text:p>100198.7874906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6616907119751">
                <text:p>4.26616907119751</text:p>
              </table:table-cell>
              <table:table-cell office:value-type="float" office:value="100201.497792781">
                <text:p>100201.4977927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1023979187012">
                <text:p>4.31023979187012</text:p>
              </table:table-cell>
              <table:table-cell office:value-type="float" office:value="100202.581954708">
                <text:p>100202.5819547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5431671142578">
                <text:p>4.35431671142578</text:p>
              </table:table-cell>
              <table:table-cell office:value-type="float" office:value="100188.489679346">
                <text:p>100188.489679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9838862419128">
                <text:p>4.39838862419128</text:p>
              </table:table-cell>
              <table:table-cell office:value-type="float" office:value="100199.871593878">
                <text:p>100199.871593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4246029853821">
                <text:p>4.44246029853821</text:p>
              </table:table-cell>
              <table:table-cell office:value-type="float" office:value="100200.413654314">
                <text:p>100200.413654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8655676841736">
                <text:p>4.48655676841736</text:p>
              </table:table-cell>
              <table:table-cell office:value-type="float" office:value="100144.070763541">
                <text:p>100144.0707635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3064107894897">
                <text:p>4.53064107894897</text:p>
              </table:table-cell>
              <table:table-cell office:value-type="float" office:value="100171.692530678">
                <text:p>100171.6925306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7471656799316">
                <text:p>4.57471656799316</text:p>
              </table:table-cell>
              <table:table-cell office:value-type="float" office:value="100191.741391062">
                <text:p>100191.741391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1879849433899">
                <text:p>4.61879849433899</text:p>
              </table:table-cell>
              <table:table-cell office:value-type="float" office:value="100177.110350311">
                <text:p>100177.1103503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66288089752197">
                <text:p>4.66288089752197</text:p>
              </table:table-cell>
              <table:table-cell office:value-type="float" office:value="100176.026739501">
                <text:p>100176.0267395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70696234703064">
                <text:p>4.70696234703064</text:p>
              </table:table-cell>
              <table:table-cell office:value-type="float" office:value="100178.193984564">
                <text:p>100178.193984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75103688240051">
                <text:p>4.75103688240051</text:p>
              </table:table-cell>
              <table:table-cell office:value-type="float" office:value="100193.909316139">
                <text:p>100193.909316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7951090335846">
                <text:p>4.7951090335846</text:p>
              </table:table-cell>
              <table:table-cell office:value-type="float" office:value="100199.329539307">
                <text:p>100199.3295393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83919286727905">
                <text:p>4.83919286727905</text:p>
              </table:table-cell>
              <table:table-cell office:value-type="float" office:value="100172.776047723">
                <text:p>100172.7760477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88327360153198">
                <text:p>4.88327360153198</text:p>
              </table:table-cell>
              <table:table-cell office:value-type="float" office:value="100179.819479901">
                <text:p>100179.8194799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92734956741333">
                <text:p>4.92734956741333</text:p>
              </table:table-cell>
              <table:table-cell office:value-type="float" office:value="100190.657463704">
                <text:p>100190.6574637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97142481803894">
                <text:p>4.97142481803894</text:p>
              </table:table-cell>
              <table:table-cell office:value-type="float" office:value="100192.283363536">
                <text:p>100192.2833635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01490545272827">
                <text:p>5.01490545272827</text:p>
              </table:table-cell>
              <table:table-cell office:value-type="float" office:value="101562.454907853">
                <text:p>101562.4549078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05712509155273">
                <text:p>5.05712509155273</text:p>
              </table:table-cell>
              <table:table-cell office:value-type="float" office:value="104595.873459753">
                <text:p>104595.8734597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9931516647339">
                <text:p>5.09931516647339</text:p>
              </table:table-cell>
              <table:table-cell office:value-type="float" office:value="104669.16705659">
                <text:p>104669.167056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14150929450989">
                <text:p>5.14150929450989</text:p>
              </table:table-cell>
              <table:table-cell office:value-type="float" office:value="104659.112665631">
                <text:p>104659.1126656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1837010383606">
                <text:p>5.1837010383606</text:p>
              </table:table-cell>
              <table:table-cell office:value-type="float" office:value="104665.026779307">
                <text:p>104665.0267793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22594428062439">
                <text:p>5.22594428062439</text:p>
              </table:table-cell>
              <table:table-cell office:value-type="float" office:value="104537.430446831">
                <text:p>104537.4304468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26814246177673">
                <text:p>5.26814246177673</text:p>
              </table:table-cell>
              <table:table-cell office:value-type="float" office:value="104649.060206111">
                <text:p>104649.0602061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31034255027771">
                <text:p>5.31034255027771</text:p>
              </table:table-cell>
              <table:table-cell office:value-type="float" office:value="104644.330305085">
                <text:p>104644.3303050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35254311561585">
                <text:p>5.35254311561585</text:p>
              </table:table-cell>
              <table:table-cell office:value-type="float" office:value="104643.147896634">
                <text:p>104643.1478966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39473271369934">
                <text:p>5.39473271369934</text:p>
              </table:table-cell>
              <table:table-cell office:value-type="float" office:value="104670.350053121">
                <text:p>104670.3500531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43690896034241">
                <text:p>5.43690896034241</text:p>
              </table:table-cell>
              <table:table-cell office:value-type="float" office:value="104703.48481628">
                <text:p>104703.484816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47910118103027">
                <text:p>5.47910118103027</text:p>
              </table:table-cell>
              <table:table-cell office:value-type="float" office:value="104663.843903101">
                <text:p>104663.843903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52129030227661">
                <text:p>5.52129030227661</text:p>
              </table:table-cell>
              <table:table-cell office:value-type="float" office:value="104671.533076393">
                <text:p>104671.5330763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6348061561585">
                <text:p>5.56348061561585</text:p>
              </table:table-cell>
              <table:table-cell office:value-type="float" office:value="104668.575568352">
                <text:p>104668.5755683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6056694984436">
                <text:p>5.6056694984436</text:p>
              </table:table-cell>
              <table:table-cell office:value-type="float" office:value="104672.124598057">
                <text:p>104672.1245980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4785885810852">
                <text:p>5.64785885810852</text:p>
              </table:table-cell>
              <table:table-cell office:value-type="float" office:value="104670.941561414">
                <text:p>104670.9415614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69005417823792">
                <text:p>5.69005417823792</text:p>
              </table:table-cell>
              <table:table-cell office:value-type="float" office:value="104656.155859419">
                <text:p>104656.155859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73228144645691">
                <text:p>5.73228144645691</text:p>
              </table:table-cell>
              <table:table-cell office:value-type="float" office:value="104576.975642806">
                <text:p>104576.975642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77446961402893">
                <text:p>5.77446961402893</text:p>
              </table:table-cell>
              <table:table-cell office:value-type="float" office:value="104673.899203165">
                <text:p>104673.8992031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81665754318237">
                <text:p>5.81665754318237</text:p>
              </table:table-cell>
              <table:table-cell office:value-type="float" office:value="104674.490751573">
                <text:p>104674.4907515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5885453224182">
                <text:p>5.85885453224182</text:p>
              </table:table-cell>
              <table:table-cell office:value-type="float" office:value="104652.01661139">
                <text:p>104652.016611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90107703208923">
                <text:p>5.90107703208923</text:p>
              </table:table-cell>
              <table:table-cell office:value-type="float" office:value="104588.785978068">
                <text:p>104588.7859780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94327974319458">
                <text:p>5.94327974319458</text:p>
              </table:table-cell>
              <table:table-cell office:value-type="float" office:value="104637.827389258">
                <text:p>104637.8273892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8546648025513">
                <text:p>5.98546648025513</text:p>
              </table:table-cell>
              <table:table-cell office:value-type="float" office:value="104677.448593905">
                <text:p>104677.4485939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02640652656555">
                <text:p>6.02640652656555</text:p>
              </table:table-cell>
              <table:table-cell office:value-type="float" office:value="107865.046524765">
                <text:p>107865.0465247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06669878959656">
                <text:p>6.06669878959656</text:p>
              </table:table-cell>
              <table:table-cell office:value-type="float" office:value="109599.205103019">
                <text:p>109599.2051030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10699272155762">
                <text:p>6.10699272155762</text:p>
              </table:table-cell>
              <table:table-cell office:value-type="float" office:value="109594.665625277">
                <text:p>109594.6656252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4728808403015">
                <text:p>6.14728808403015</text:p>
              </table:table-cell>
              <table:table-cell office:value-type="float" office:value="109590.774943643">
                <text:p>109590.7749436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8754529953003">
                <text:p>6.18754529953003</text:p>
              </table:table-cell>
              <table:table-cell office:value-type="float" office:value="109694.621080124">
                <text:p>109694.6210801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2782754898071">
                <text:p>6.22782754898071</text:p>
              </table:table-cell>
              <table:table-cell office:value-type="float" office:value="109626.449868605">
                <text:p>109626.4498686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6810240745544">
                <text:p>6.26810240745544</text:p>
              </table:table-cell>
              <table:table-cell office:value-type="float" office:value="109646.56779044">
                <text:p>109646.567790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30838012695313">
                <text:p>6.30838012695313</text:p>
              </table:table-cell>
              <table:table-cell office:value-type="float" office:value="109638.77933194">
                <text:p>109638.779331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3486487865448">
                <text:p>6.3486487865448</text:p>
              </table:table-cell>
              <table:table-cell office:value-type="float" office:value="109663.446580501">
                <text:p>109663.4465805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38893580436707">
                <text:p>6.38893580436707</text:p>
              </table:table-cell>
              <table:table-cell office:value-type="float" office:value="109613.474481583">
                <text:p>109613.4744815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42919206619263">
                <text:p>6.42919206619263</text:p>
              </table:table-cell>
              <table:table-cell office:value-type="float" office:value="109697.219755163">
                <text:p>109697.2197551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46944928169251">
                <text:p>6.46944928169251</text:p>
              </table:table-cell>
              <table:table-cell office:value-type="float" office:value="109694.621080124">
                <text:p>109694.6210801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50972485542297">
                <text:p>6.50972485542297</text:p>
              </table:table-cell>
              <table:table-cell office:value-type="float" office:value="109644.620572078">
                <text:p>109644.6205720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54998898506165">
                <text:p>6.54998898506165</text:p>
              </table:table-cell>
              <table:table-cell office:value-type="float" office:value="109675.784367598">
                <text:p>109675.7843675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9026455879211">
                <text:p>6.59026455879211</text:p>
              </table:table-cell>
              <table:table-cell office:value-type="float" office:value="109644.620572078">
                <text:p>109644.6205720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3055109977722">
                <text:p>6.63055109977722</text:p>
              </table:table-cell>
              <table:table-cell office:value-type="float" office:value="109614.771882065">
                <text:p>109614.7718820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67082619667053">
                <text:p>6.67082619667053</text:p>
              </table:table-cell>
              <table:table-cell office:value-type="float" office:value="109645.918709968">
                <text:p>109645.9187099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71111726760864">
                <text:p>6.71111726760864</text:p>
              </table:table-cell>
              <table:table-cell office:value-type="float" office:value="109602.447817365">
                <text:p>109602.4478173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75140023231506">
                <text:p>6.75140023231506</text:p>
              </table:table-cell>
              <table:table-cell office:value-type="float" office:value="109624.503364722">
                <text:p>109624.5033647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79168295860291">
                <text:p>6.79168295860291</text:p>
              </table:table-cell>
              <table:table-cell office:value-type="float" office:value="109625.152191669">
                <text:p>109625.1521916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83196330070496">
                <text:p>6.83196330070496</text:p>
              </table:table-cell>
              <table:table-cell office:value-type="float" office:value="109631.640883585">
                <text:p>109631.640883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87227892875671">
                <text:p>6.87227892875671</text:p>
              </table:table-cell>
              <table:table-cell office:value-type="float" office:value="109535.686615887">
                <text:p>109535.6866158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1256332397461">
                <text:p>6.91256332397461</text:p>
              </table:table-cell>
              <table:table-cell office:value-type="float" office:value="109620.610564318">
                <text:p>109620.6105643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95282506942749">
                <text:p>6.95282506942749</text:p>
              </table:table-cell>
              <table:table-cell office:value-type="float" office:value="109682.279054894">
                <text:p>109682.2790548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9311470985413">
                <text:p>6.99311470985413</text:p>
              </table:table-cell>
              <table:table-cell office:value-type="float" office:value="109606.339327877">
                <text:p>109606.3393278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0459613800049">
                <text:p>20.0459613800049</text:p>
              </table:table-cell>
              <table:table-cell office:value-type="float" office:value="338.317005599898">
                <text:p>338.3170055998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1012954711914">
                <text:p>20.1012954711914</text:p>
              </table:table-cell>
              <table:table-cell office:value-type="float" office:value="79806.135879494">
                <text:p>79806.1358794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1566481590271">
                <text:p>20.1566481590271</text:p>
              </table:table-cell>
              <table:table-cell office:value-type="float" office:value="79779.3236908074">
                <text:p>79779.32369080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2119710445404">
                <text:p>20.2119710445404</text:p>
              </table:table-cell>
              <table:table-cell office:value-type="float" office:value="79822.3006451446">
                <text:p>79822.30064514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2673096656799">
                <text:p>20.2673096656799</text:p>
              </table:table-cell>
              <table:table-cell office:value-type="float" office:value="79799.6030451473">
                <text:p>79799.60304514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3226478099823">
                <text:p>20.3226478099823</text:p>
              </table:table-cell>
              <table:table-cell office:value-type="float" office:value="79800.290661554">
                <text:p>79800.2906615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3779828548431">
                <text:p>20.3779828548431</text:p>
              </table:table-cell>
              <table:table-cell office:value-type="float" office:value="79804.7604570601">
                <text:p>79804.76045706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4333214759827">
                <text:p>20.4333214759827</text:p>
              </table:table-cell>
              <table:table-cell office:value-type="float" office:value="79799.6030451473">
                <text:p>79799.60304514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4886553287506">
                <text:p>20.4886553287506</text:p>
              </table:table-cell>
              <table:table-cell office:value-type="float" office:value="79806.4797425104">
                <text:p>79806.47974251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5439910888672">
                <text:p>20.5439910888672</text:p>
              </table:table-cell>
              <table:table-cell office:value-type="float" office:value="79803.7289213469">
                <text:p>79803.72892134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5993268489838">
                <text:p>20.5993268489838</text:p>
              </table:table-cell>
              <table:table-cell office:value-type="float" office:value="79803.7289213469">
                <text:p>79803.72892134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6546771526337">
                <text:p>20.6546771526337</text:p>
              </table:table-cell>
              <table:table-cell office:value-type="float" office:value="79782.7601440411">
                <text:p>79782.76014404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7100095748901">
                <text:p>20.7100095748901</text:p>
              </table:table-cell>
              <table:table-cell office:value-type="float" office:value="79808.5429828379">
                <text:p>79808.54298283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7653429508209">
                <text:p>20.7653429508209</text:p>
              </table:table-cell>
              <table:table-cell office:value-type="float" office:value="79807.1674774328">
                <text:p>79807.16747743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8206713199615">
                <text:p>20.8206713199615</text:p>
              </table:table-cell>
              <table:table-cell office:value-type="float" office:value="79814.389409818">
                <text:p>79814.3894098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8760044574738">
                <text:p>20.8760044574738</text:p>
              </table:table-cell>
              <table:table-cell office:value-type="float" office:value="79807.511349339">
                <text:p>79807.5113493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9313442707062">
                <text:p>20.9313442707062</text:p>
              </table:table-cell>
              <table:table-cell office:value-type="float" office:value="79797.884055973">
                <text:p>79797.8840559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9866769313812">
                <text:p>20.9866769313812</text:p>
              </table:table-cell>
              <table:table-cell office:value-type="float" office:value="79808.1991020415">
                <text:p>79808.19910204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0395498275757">
                <text:p>21.0395498275757</text:p>
              </table:table-cell>
              <table:table-cell office:value-type="float" office:value="83521.053655897">
                <text:p>83521.0536558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0916268825531">
                <text:p>21.0916268825531</text:p>
              </table:table-cell>
              <table:table-cell office:value-type="float" office:value="84797.421857188">
                <text:p>84797.4218571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1437218189239">
                <text:p>21.1437218189239</text:p>
              </table:table-cell>
              <table:table-cell office:value-type="float" office:value="84768.3154570668">
                <text:p>84768.31545706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1958131790161">
                <text:p>21.1958131790161</text:p>
              </table:table-cell>
              <table:table-cell office:value-type="float" office:value="84774.1351384751">
                <text:p>84774.13513847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2479157447815">
                <text:p>21.2479157447815</text:p>
              </table:table-cell>
              <table:table-cell office:value-type="float" office:value="84755.9028068859">
                <text:p>84755.90280688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3000094890594">
                <text:p>21.3000094890594</text:p>
              </table:table-cell>
              <table:table-cell office:value-type="float" office:value="84770.255262086">
                <text:p>84770.2552620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3521008491516">
                <text:p>21.3521008491516</text:p>
              </table:table-cell>
              <table:table-cell office:value-type="float" office:value="84774.1351384751">
                <text:p>84774.13513847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404177904129">
                <text:p>21.404177904129</text:p>
              </table:table-cell>
              <table:table-cell office:value-type="float" office:value="84797.421857188">
                <text:p>84797.4218571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4562973976135">
                <text:p>21.4562973976135</text:p>
              </table:table-cell>
              <table:table-cell office:value-type="float" office:value="84728.3752155715">
                <text:p>84728.37521557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5083620548248">
                <text:p>21.5083620548248</text:p>
              </table:table-cell>
              <table:table-cell office:value-type="float" office:value="84817.6140309101">
                <text:p>84817.61403091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5604526996613">
                <text:p>21.5604526996613</text:p>
              </table:table-cell>
              <table:table-cell office:value-type="float" office:value="84775.2991706487">
                <text:p>84775.299170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6125419139862">
                <text:p>21.6125419139862</text:p>
              </table:table-cell>
              <table:table-cell office:value-type="float" office:value="84777.6273308983">
                <text:p>84777.62733089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6646254062653">
                <text:p>21.6646254062653</text:p>
              </table:table-cell>
              <table:table-cell office:value-type="float" office:value="84786.9412507896">
                <text:p>84786.94125078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7167193889618">
                <text:p>21.7167193889618</text:p>
              </table:table-cell>
              <table:table-cell office:value-type="float" office:value="84769.8672939798">
                <text:p>84769.86729397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7688047885895">
                <text:p>21.7688047885895</text:p>
              </table:table-cell>
              <table:table-cell office:value-type="float" office:value="84783.8363834443">
                <text:p>84783.83638344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8208932876587">
                <text:p>21.8208932876587</text:p>
              </table:table-cell>
              <table:table-cell office:value-type="float" office:value="84778.791458977">
                <text:p>84778.7914589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8730585575104">
                <text:p>21.8730585575104</text:p>
              </table:table-cell>
              <table:table-cell office:value-type="float" office:value="84654.0238851538">
                <text:p>84654.02388515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9251573085785">
                <text:p>21.9251573085785</text:p>
              </table:table-cell>
              <table:table-cell office:value-type="float" office:value="84762.108677546">
                <text:p>84762.108677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9772419929504">
                <text:p>21.9772419929504</text:p>
              </table:table-cell>
              <table:table-cell office:value-type="float" office:value="84785.0006820502">
                <text:p>84785.00068205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0243318080902">
                <text:p>22.0243318080902</text:p>
              </table:table-cell>
              <table:table-cell office:value-type="float" office:value="93778.2403029735">
                <text:p>93778.24030297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0675985813141">
                <text:p>22.0675985813141</text:p>
              </table:table-cell>
              <table:table-cell office:value-type="float" office:value="102064.46358156">
                <text:p>102064.463581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1108686923981">
                <text:p>22.1108686923981</text:p>
              </table:table-cell>
              <table:table-cell office:value-type="float" office:value="102056.590320021">
                <text:p>102056.59032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1541261672974">
                <text:p>22.1541261672974</text:p>
              </table:table-cell>
              <table:table-cell office:value-type="float" office:value="102086.402645576">
                <text:p>102086.402645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1973865032196">
                <text:p>22.1973865032196</text:p>
              </table:table-cell>
              <table:table-cell office:value-type="float" office:value="102079.651159843">
                <text:p>102079.6511598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2406461238861">
                <text:p>22.2406461238861</text:p>
              </table:table-cell>
              <table:table-cell office:value-type="float" office:value="102081.338947554">
                <text:p>102081.3389475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2839031219482">
                <text:p>22.2839031219482</text:p>
              </table:table-cell>
              <table:table-cell office:value-type="float" office:value="102087.527980026">
                <text:p>102087.527980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3271608352661">
                <text:p>22.3271608352661</text:p>
              </table:table-cell>
              <table:table-cell office:value-type="float" office:value="102085.839987654">
                <text:p>102085.8399876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3704178333282">
                <text:p>22.3704178333282</text:p>
              </table:table-cell>
              <table:table-cell office:value-type="float" office:value="102087.527980026">
                <text:p>102087.5279800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4136741161346">
                <text:p>22.4136741161346</text:p>
              </table:table-cell>
              <table:table-cell office:value-type="float" office:value="102089.21602822">
                <text:p>102089.216028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4569306373596">
                <text:p>22.4569306373596</text:p>
              </table:table-cell>
              <table:table-cell office:value-type="float" office:value="102088.653339286">
                <text:p>102088.6533392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5001881122589">
                <text:p>22.5001881122589</text:p>
              </table:table-cell>
              <table:table-cell office:value-type="float" office:value="102086.402645576">
                <text:p>102086.4026455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5434441566467">
                <text:p>22.5434441566467</text:p>
              </table:table-cell>
              <table:table-cell office:value-type="float" office:value="102089.778723357">
                <text:p>102089.7787233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5867068767548">
                <text:p>22.5867068767548</text:p>
              </table:table-cell>
              <table:table-cell office:value-type="float" office:value="102074.025603862">
                <text:p>102074.0256038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6299638748169">
                <text:p>22.6299638748169</text:p>
              </table:table-cell>
              <table:table-cell office:value-type="float" office:value="102087.527980026">
                <text:p>102087.5279800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6732676029205">
                <text:p>22.6732676029205</text:p>
              </table:table-cell>
              <table:table-cell office:value-type="float" office:value="101977.3629982">
                <text:p>101977.36299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7165150642395">
                <text:p>22.7165150642395</text:p>
              </table:table-cell>
              <table:table-cell office:value-type="float" office:value="102110.03988026">
                <text:p>102110.039880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7597575187683">
                <text:p>22.7597575187683</text:p>
              </table:table-cell>
              <table:table-cell office:value-type="float" office:value="102121.862602827">
                <text:p>102121.8626028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8030042648315">
                <text:p>22.8030042648315</text:p>
              </table:table-cell>
              <table:table-cell office:value-type="float" office:value="102111.728673025">
                <text:p>102111.7286730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8462617397308">
                <text:p>22.8462617397308</text:p>
              </table:table-cell>
              <table:table-cell office:value-type="float" office:value="102086.402645576">
                <text:p>102086.4026455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8895244598389">
                <text:p>22.8895244598389</text:p>
              </table:table-cell>
              <table:table-cell office:value-type="float" office:value="102074.025603862">
                <text:p>102074.0256038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9327800273895">
                <text:p>22.9327800273895</text:p>
              </table:table-cell>
              <table:table-cell office:value-type="float" office:value="102090.904132241">
                <text:p>102090.9041322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9760389328003">
                <text:p>22.9760389328003</text:p>
              </table:table-cell>
              <table:table-cell office:value-type="float" office:value="102083.026791078">
                <text:p>102083.0267910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019757270813">
                <text:p>23.019757270813</text:p>
              </table:table-cell>
              <table:table-cell office:value-type="float" office:value="101010.244230182">
                <text:p>101010.2442301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0640592575073">
                <text:p>23.0640592575073</text:p>
              </table:table-cell>
              <table:table-cell office:value-type="float" office:value="99679.5026477806">
                <text:p>99679.50264778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1083543300629">
                <text:p>23.1083543300629</text:p>
              </table:table-cell>
              <table:table-cell office:value-type="float" office:value="99695.0618934586">
                <text:p>99695.06189345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152649641037">
                <text:p>23.152649641037</text:p>
              </table:table-cell>
              <table:table-cell office:value-type="float" office:value="99694.5252868861">
                <text:p>99694.52528688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196932554245">
                <text:p>23.196932554245</text:p>
              </table:table-cell>
              <table:table-cell office:value-type="float" office:value="99722.4364905027">
                <text:p>99722.43649050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2412295341492">
                <text:p>23.2412295341492</text:p>
              </table:table-cell>
              <table:table-cell office:value-type="float" office:value="99690.7692026158">
                <text:p>99690.76920261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2855219841003">
                <text:p>23.2855219841003</text:p>
              </table:table-cell>
              <table:table-cell office:value-type="float" office:value="99700.964947033">
                <text:p>99700.9649470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3298141956329">
                <text:p>23.3298141956329</text:p>
              </table:table-cell>
              <table:table-cell office:value-type="float" office:value="99701.501622931">
                <text:p>99701.5016229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3741064071655">
                <text:p>23.3741064071655</text:p>
              </table:table-cell>
              <table:table-cell office:value-type="float" office:value="99701.501622931">
                <text:p>99701.5016229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4183969497681">
                <text:p>23.4183969497681</text:p>
              </table:table-cell>
              <table:table-cell office:value-type="float" office:value="99705.2585159985">
                <text:p>99705.25851599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462691783905">
                <text:p>23.462691783905</text:p>
              </table:table-cell>
              <table:table-cell office:value-type="float" office:value="99695.5985058078">
                <text:p>99695.59850580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5069975852966">
                <text:p>23.5069975852966</text:p>
              </table:table-cell>
              <table:table-cell office:value-type="float" office:value="99670.9203151233">
                <text:p>99670.92031512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5512945652008">
                <text:p>23.5512945652008</text:p>
              </table:table-cell>
              <table:table-cell office:value-type="float" office:value="99690.7692026158">
                <text:p>99690.76920261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5955994129181">
                <text:p>23.5955994129181</text:p>
              </table:table-cell>
              <table:table-cell office:value-type="float" office:value="99673.0657597348">
                <text:p>99673.06575973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6398937702179">
                <text:p>23.6398937702179</text:p>
              </table:table-cell>
              <table:table-cell office:value-type="float" office:value="99696.6717478362">
                <text:p>99696.67174783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6841940879822">
                <text:p>23.6841940879822</text:p>
              </table:table-cell>
              <table:table-cell office:value-type="float" office:value="99683.257883095">
                <text:p>99683.2578830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7284870147705">
                <text:p>23.7284870147705</text:p>
              </table:table-cell>
              <table:table-cell office:value-type="float" office:value="99699.8916125698">
                <text:p>99699.89161256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7728145122528">
                <text:p>23.7728145122528</text:p>
              </table:table-cell>
              <table:table-cell office:value-type="float" office:value="99622.1363897958">
                <text:p>99622.13638979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8171184062958">
                <text:p>23.8171184062958</text:p>
              </table:table-cell>
              <table:table-cell office:value-type="float" office:value="99675.2112967109">
                <text:p>99675.21129671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8614118099213">
                <text:p>23.8614118099213</text:p>
              </table:table-cell>
              <table:table-cell office:value-type="float" office:value="99698.8183012165">
                <text:p>99698.81830121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9057154655457">
                <text:p>23.9057154655457</text:p>
              </table:table-cell>
              <table:table-cell office:value-type="float" office:value="99675.7476953876">
                <text:p>99675.74769538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9500086307526">
                <text:p>23.9500086307526</text:p>
              </table:table-cell>
              <table:table-cell office:value-type="float" office:value="99699.3549540045">
                <text:p>99699.35495400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994304895401">
                <text:p>23.994304895401</text:p>
              </table:table-cell>
              <table:table-cell office:value-type="float" office:value="99692.3789183603">
                <text:p>99692.37891836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0384259223938">
                <text:p>24.0384259223938</text:p>
              </table:table-cell>
              <table:table-cell office:value-type="float" office:value="100088.332049044">
                <text:p>100088.3320490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0825259685516">
                <text:p>24.0825259685516</text:p>
              </table:table-cell>
              <table:table-cell office:value-type="float" office:value="100135.949613178">
                <text:p>100135.9496131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1266131401062">
                <text:p>24.1266131401062</text:p>
              </table:table-cell>
              <table:table-cell office:value-type="float" office:value="100165.191920612">
                <text:p>100165.1919206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706864833832">
                <text:p>24.1706864833832</text:p>
              </table:table-cell>
              <table:table-cell office:value-type="float" office:value="100196.61935442">
                <text:p>100196.619354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147576808929">
                <text:p>24.2147576808929</text:p>
              </table:table-cell>
              <table:table-cell office:value-type="float" office:value="100201.497792781">
                <text:p>100201.4977927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2588293552399">
                <text:p>24.2588293552399</text:p>
              </table:table-cell>
              <table:table-cell office:value-type="float" office:value="100200.413654314">
                <text:p>100200.4136543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029012680054">
                <text:p>24.3029012680054</text:p>
              </table:table-cell>
              <table:table-cell office:value-type="float" office:value="100199.871593878">
                <text:p>100199.8715938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3469758033752">
                <text:p>24.3469758033752</text:p>
              </table:table-cell>
              <table:table-cell office:value-type="float" office:value="100193.909316139">
                <text:p>100193.909316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3910477161407">
                <text:p>24.3910477161407</text:p>
              </table:table-cell>
              <table:table-cell office:value-type="float" office:value="100199.871593878">
                <text:p>100199.8715938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4351229667664">
                <text:p>24.4351229667664</text:p>
              </table:table-cell>
              <table:table-cell office:value-type="float" office:value="100192.283363536">
                <text:p>100192.2833635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4791984558105">
                <text:p>24.4791984558105</text:p>
              </table:table-cell>
              <table:table-cell office:value-type="float" office:value="100191.741391062">
                <text:p>100191.7413910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5232646465301">
                <text:p>24.5232646465301</text:p>
              </table:table-cell>
              <table:table-cell office:value-type="float" office:value="100212.882663247">
                <text:p>100212.8826632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5673408508301">
                <text:p>24.5673408508301</text:p>
              </table:table-cell>
              <table:table-cell office:value-type="float" office:value="100190.11550882">
                <text:p>100190.115508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6114127635956">
                <text:p>24.6114127635956</text:p>
              </table:table-cell>
              <table:table-cell office:value-type="float" office:value="100199.871593878">
                <text:p>100199.8715938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6554951667786">
                <text:p>24.6554951667786</text:p>
              </table:table-cell>
              <table:table-cell office:value-type="float" office:value="100176.026739501">
                <text:p>100176.0267395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6995847225189">
                <text:p>24.6995847225189</text:p>
              </table:table-cell>
              <table:table-cell office:value-type="float" office:value="100159.775390023">
                <text:p>100159.7753900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7436592578888">
                <text:p>24.7436592578888</text:p>
              </table:table-cell>
              <table:table-cell office:value-type="float" office:value="100193.909316139">
                <text:p>100193.9093161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7877366542816">
                <text:p>24.7877366542816</text:p>
              </table:table-cell>
              <table:table-cell office:value-type="float" office:value="100187.405822344">
                <text:p>100187.4058223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8318283557892">
                <text:p>24.8318283557892</text:p>
              </table:table-cell>
              <table:table-cell office:value-type="float" office:value="100154.901013334">
                <text:p>100154.9010133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875901222229">
                <text:p>24.875901222229</text:p>
              </table:table-cell>
              <table:table-cell office:value-type="float" office:value="100197.703410781">
                <text:p>100197.7034107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9199845790863">
                <text:p>24.9199845790863</text:p>
              </table:table-cell>
              <table:table-cell office:value-type="float" office:value="100173.859588208">
                <text:p>100173.8595882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9640572071075">
                <text:p>24.9640572071075</text:p>
              </table:table-cell>
              <table:table-cell office:value-type="float" office:value="100198.245447759">
                <text:p>100198.2454477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0078272819519">
                <text:p>25.0078272819519</text:p>
              </table:table-cell>
              <table:table-cell office:value-type="float" office:value="100890.848729471">
                <text:p>100890.8487294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0500292778015">
                <text:p>25.0500292778015</text:p>
              </table:table-cell>
              <table:table-cell office:value-type="float" office:value="104639.600831601">
                <text:p>104639.6008316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.0922801494598">
                <text:p>25.0922801494598</text:p>
              </table:table-cell>
              <table:table-cell office:value-type="float" office:value="104518.553740414">
                <text:p>104518.5537404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1345016956329">
                <text:p>25.1345016956329</text:p>
              </table:table-cell>
              <table:table-cell office:value-type="float" office:value="104591.148365238">
                <text:p>104591.1483652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1766972541809">
                <text:p>25.1766972541809</text:p>
              </table:table-cell>
              <table:table-cell office:value-type="float" office:value="104655.564518225">
                <text:p>104655.5645182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.2188868522644">
                <text:p>25.2188868522644</text:p>
              </table:table-cell>
              <table:table-cell office:value-type="float" office:value="104670.350053121">
                <text:p>104670.3500531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2610800266266">
                <text:p>25.2610800266266</text:p>
              </table:table-cell>
              <table:table-cell office:value-type="float" office:value="104661.478230897">
                <text:p>104661.4782308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3032741546631">
                <text:p>25.3032741546631</text:p>
              </table:table-cell>
              <table:table-cell office:value-type="float" office:value="104659.112665631">
                <text:p>104659.1126656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3454637527466">
                <text:p>25.3454637527466</text:p>
              </table:table-cell>
              <table:table-cell office:value-type="float" office:value="104670.350053121">
                <text:p>104670.3500531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3876535892487">
                <text:p>25.3876535892487</text:p>
              </table:table-cell>
              <table:table-cell office:value-type="float" office:value="104669.758551513">
                <text:p>104669.7585515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4298424720764">
                <text:p>25.4298424720764</text:p>
              </table:table-cell>
              <table:table-cell office:value-type="float" office:value="104672.124598057">
                <text:p>104672.1245980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4720327854156">
                <text:p>25.4720327854156</text:p>
              </table:table-cell>
              <table:table-cell office:value-type="float" office:value="104668.575568352">
                <text:p>104668.5755683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5142290592194">
                <text:p>25.5142290592194</text:p>
              </table:table-cell>
              <table:table-cell office:value-type="float" office:value="104653.790534738">
                <text:p>104653.7905347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5564188957214">
                <text:p>25.5564188957214</text:p>
              </table:table-cell>
              <table:table-cell office:value-type="float" office:value="104669.758551513">
                <text:p>104669.7585515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5986089706421">
                <text:p>25.5986089706421</text:p>
              </table:table-cell>
              <table:table-cell office:value-type="float" office:value="104669.16705659">
                <text:p>104669.167056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6407978534698">
                <text:p>25.6407978534698</text:p>
              </table:table-cell>
              <table:table-cell office:value-type="float" office:value="104672.124598057">
                <text:p>104672.1245980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6829886436462">
                <text:p>25.6829886436462</text:p>
              </table:table-cell>
              <table:table-cell office:value-type="float" office:value="104667.392611931">
                <text:p>104667.3926119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725177526474">
                <text:p>25.725177526474</text:p>
              </table:table-cell>
              <table:table-cell office:value-type="float" office:value="104672.124598057">
                <text:p>104672.1245980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7673683166504">
                <text:p>25.7673683166504</text:p>
              </table:table-cell>
              <table:table-cell office:value-type="float" office:value="104667.392611931">
                <text:p>104667.3926119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8096497058868">
                <text:p>25.8096497058868</text:p>
              </table:table-cell>
              <table:table-cell office:value-type="float" office:value="104443.11503826">
                <text:p>104443.115038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8518373966217">
                <text:p>25.8518373966217</text:p>
              </table:table-cell>
              <table:table-cell office:value-type="float" office:value="104675.082306666">
                <text:p>104675.0823066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8940937519073">
                <text:p>25.8940937519073</text:p>
              </table:table-cell>
              <table:table-cell office:value-type="float" office:value="104504.990317994">
                <text:p>104504.9903179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9362828731537">
                <text:p>25.9362828731537</text:p>
              </table:table-cell>
              <table:table-cell office:value-type="float" office:value="104671.533076393">
                <text:p>104671.5330763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9784979820251">
                <text:p>25.9784979820251</text:p>
              </table:table-cell>
              <table:table-cell office:value-type="float" office:value="104607.097270463">
                <text:p>104607.0972704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0198771953583">
                <text:p>26.0198771953583</text:p>
              </table:table-cell>
              <table:table-cell office:value-type="float" office:value="106720.250200222">
                <text:p>106720.2502002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0601706504822">
                <text:p>26.0601706504822</text:p>
              </table:table-cell>
              <table:table-cell office:value-type="float" office:value="109595.962580546">
                <text:p>109595.9625805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1004588603973">
                <text:p>26.1004588603973</text:p>
              </table:table-cell>
              <table:table-cell office:value-type="float" office:value="109610.231114741">
                <text:p>109610.2311147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1407239437103">
                <text:p>26.1407239437103</text:p>
              </table:table-cell>
              <table:table-cell office:value-type="float" office:value="109673.186708036">
                <text:p>109673.1867080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181006193161">
                <text:p>26.181006193161</text:p>
              </table:table-cell>
              <table:table-cell office:value-type="float" office:value="109626.449868605">
                <text:p>109626.4498686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2213382720947">
                <text:p>26.2213382720947</text:p>
              </table:table-cell>
              <table:table-cell office:value-type="float" office:value="109491.008565602">
                <text:p>109491.0085656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2616174221039">
                <text:p>26.2616174221039</text:p>
              </table:table-cell>
              <table:table-cell office:value-type="float" office:value="109634.885517601">
                <text:p>109634.8855176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3018922805786">
                <text:p>26.3018922805786</text:p>
              </table:table-cell>
              <table:table-cell office:value-type="float" office:value="109646.56779044">
                <text:p>109646.567790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3422114849091">
                <text:p>26.3422114849091</text:p>
              </table:table-cell>
              <table:table-cell office:value-type="float" office:value="109525.970894856">
                <text:p>109525.9708948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3825151920319">
                <text:p>26.3825151920319</text:p>
              </table:table-cell>
              <table:table-cell office:value-type="float" office:value="109568.084805319">
                <text:p>109568.0848053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4227976799011">
                <text:p>26.4227976799011</text:p>
              </table:table-cell>
              <table:table-cell office:value-type="float" office:value="109625.801026297">
                <text:p>109625.8010262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4630770683289">
                <text:p>26.4630770683289</text:p>
              </table:table-cell>
              <table:table-cell office:value-type="float" office:value="109634.236575433">
                <text:p>109634.2365754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5033497810364">
                <text:p>26.5033497810364</text:p>
              </table:table-cell>
              <table:table-cell office:value-type="float" office:value="109652.409860522">
                <text:p>109652.4098605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5436301231384">
                <text:p>26.5436301231384</text:p>
              </table:table-cell>
              <table:table-cell office:value-type="float" office:value="109631.640883585">
                <text:p>109631.6408835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583904504776">
                <text:p>26.583904504776</text:p>
              </table:table-cell>
              <table:table-cell office:value-type="float" office:value="109647.865974438">
                <text:p>109647.8659744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6241841316223">
                <text:p>26.6241841316223</text:p>
              </table:table-cell>
              <table:table-cell office:value-type="float" office:value="109633.587640948">
                <text:p>109633.5876409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6644592285156">
                <text:p>26.6644592285156</text:p>
              </table:table-cell>
              <table:table-cell office:value-type="float" office:value="109645.918709968">
                <text:p>109645.9187099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7047348022461">
                <text:p>26.7047348022461</text:p>
              </table:table-cell>
              <table:table-cell office:value-type="float" office:value="109644.620572078">
                <text:p>109644.6205720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7450175285339">
                <text:p>26.7450175285339</text:p>
              </table:table-cell>
              <table:table-cell office:value-type="float" office:value="109625.152191669">
                <text:p>109625.1521916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7852931022644">
                <text:p>26.7852931022644</text:p>
              </table:table-cell>
              <table:table-cell office:value-type="float" office:value="109644.620572078">
                <text:p>109644.6205720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8255681991577">
                <text:p>26.8255681991577</text:p>
              </table:table-cell>
              <table:table-cell office:value-type="float" office:value="109645.918709968">
                <text:p>109645.9187099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8658444881439">
                <text:p>26.8658444881439</text:p>
              </table:table-cell>
              <table:table-cell office:value-type="float" office:value="109642.673422877">
                <text:p>109642.6734228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9061346054077">
                <text:p>26.9061346054077</text:p>
              </table:table-cell>
              <table:table-cell office:value-type="float" office:value="109605.042127002">
                <text:p>109605.0421270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.9464104175568">
                <text:p>26.9464104175568</text:p>
              </table:table-cell>
              <table:table-cell office:value-type="float" office:value="109643.97151466">
                <text:p>109643.971514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.986688375473">
                <text:p>26.986688375473</text:p>
              </table:table-cell>
              <table:table-cell office:value-type="float" office:value="109638.130343676">
                <text:p>109638.1303436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0371103286743">
                <text:p>40.0371103286743</text:p>
              </table:table-cell>
              <table:table-cell office:value-type="float" office:value="338.379863565771">
                <text:p>338.3798635657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.0924453735352">
                <text:p>40.0924453735352</text:p>
              </table:table-cell>
              <table:table-cell office:value-type="float" office:value="79804.7604570601">
                <text:p>79804.76045706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.1477806568146">
                <text:p>40.1477806568146</text:p>
              </table:table-cell>
              <table:table-cell office:value-type="float" office:value="79804.4166088594">
                <text:p>79804.41660885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.2031126022339">
                <text:p>40.2031126022339</text:p>
              </table:table-cell>
              <table:table-cell office:value-type="float" office:value="79809.2307533211">
                <text:p>79809.23075332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.2584946155548">
                <text:p>40.2584946155548</text:p>
              </table:table-cell>
              <table:table-cell office:value-type="float" office:value="79737.0795173254">
                <text:p>79737.07951732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.31383228302">
                <text:p>40.31383228302</text:p>
              </table:table-cell>
              <table:table-cell office:value-type="float" office:value="79800.978289811">
                <text:p>79800.9782898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3691687583923">
                <text:p>40.3691687583923</text:p>
              </table:table-cell>
              <table:table-cell office:value-type="float" office:value="79802.6974123">
                <text:p>79802.69741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4245066642761">
                <text:p>40.4245066642761</text:p>
              </table:table-cell>
              <table:table-cell office:value-type="float" office:value="79800.6344742012">
                <text:p>79800.63447420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4798531532288">
                <text:p>40.4798531532288</text:p>
              </table:table-cell>
              <table:table-cell office:value-type="float" office:value="79788.2590850349">
                <text:p>79788.25908503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5351877212524">
                <text:p>40.5351877212524</text:p>
              </table:table-cell>
              <table:table-cell office:value-type="float" office:value="79805.4481623508">
                <text:p>79805.44816235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5905478000641">
                <text:p>40.5905478000641</text:p>
              </table:table-cell>
              <table:table-cell office:value-type="float" office:value="79768.672566829">
                <text:p>79768.6725668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6458802223206">
                <text:p>40.6458802223206</text:p>
              </table:table-cell>
              <table:table-cell office:value-type="float" office:value="79808.5429828379">
                <text:p>79808.54298283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701212644577">
                <text:p>40.701212644577</text:p>
              </table:table-cell>
              <table:table-cell office:value-type="float" office:value="79808.5429828379">
                <text:p>79808.54298283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756560087204">
                <text:p>40.756560087204</text:p>
              </table:table-cell>
              <table:table-cell office:value-type="float" office:value="79786.8842787235">
                <text:p>79786.88427872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811901807785">
                <text:p>40.811901807785</text:p>
              </table:table-cell>
              <table:table-cell office:value-type="float" office:value="79795.1338273307">
                <text:p>79795.13382733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.8672423362732">
                <text:p>40.8672423362732</text:p>
              </table:table-cell>
              <table:table-cell office:value-type="float" office:value="79796.8526980161">
                <text:p>79796.85269801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9226005077362">
                <text:p>40.9226005077362</text:p>
              </table:table-cell>
              <table:table-cell office:value-type="float" office:value="79771.4209717084">
                <text:p>79771.42097170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9779405593872">
                <text:p>40.9779405593872</text:p>
              </table:table-cell>
              <table:table-cell office:value-type="float" office:value="79797.5402670251">
                <text:p>79797.54026702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.0313160419464">
                <text:p>41.0313160419464</text:p>
              </table:table-cell>
              <table:table-cell office:value-type="float" office:value="82734.615000469">
                <text:p>82734.6150004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.0834136009216">
                <text:p>41.0834136009216</text:p>
              </table:table-cell>
              <table:table-cell office:value-type="float" office:value="84764.0481985053">
                <text:p>84764.04819850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.1355075836182">
                <text:p>41.1355075836182</text:p>
              </table:table-cell>
              <table:table-cell office:value-type="float" office:value="84769.8672939798">
                <text:p>84769.86729397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1876404285431">
                <text:p>41.1876404285431</text:p>
              </table:table-cell>
              <table:table-cell office:value-type="float" office:value="84706.6759230041">
                <text:p>84706.67592300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.2397480010986">
                <text:p>41.2397480010986</text:p>
              </table:table-cell>
              <table:table-cell office:value-type="float" office:value="84747.758980577">
                <text:p>84747.7589805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.2918417453766">
                <text:p>41.2918417453766</text:p>
              </table:table-cell>
              <table:table-cell office:value-type="float" office:value="84770.255262086">
                <text:p>84770.2552620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3439273834229">
                <text:p>41.3439273834229</text:p>
              </table:table-cell>
              <table:table-cell office:value-type="float" office:value="84783.448291015">
                <text:p>84783.4482910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3960120677948">
                <text:p>41.3960120677948</text:p>
              </table:table-cell>
              <table:table-cell office:value-type="float" office:value="84785.0006820502">
                <text:p>84785.00068205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4481024742126">
                <text:p>41.4481024742126</text:p>
              </table:table-cell>
              <table:table-cell office:value-type="float" office:value="84775.6871884769">
                <text:p>84775.68718847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5001878738403">
                <text:p>41.5001878738403</text:p>
              </table:table-cell>
              <table:table-cell office:value-type="float" office:value="84783.8363834443">
                <text:p>84783.83638344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5522739887238">
                <text:p>41.5522739887238</text:p>
              </table:table-cell>
              <table:table-cell office:value-type="float" office:value="84782.6721168151">
                <text:p>84782.67211681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604362487793">
                <text:p>41.604362487793</text:p>
              </table:table-cell>
              <table:table-cell office:value-type="float" office:value="84778.791458977">
                <text:p>84778.7914589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6564493179321">
                <text:p>41.6564493179321</text:p>
              </table:table-cell>
              <table:table-cell office:value-type="float" office:value="84781.5078821612">
                <text:p>84781.50788216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7085738182068">
                <text:p>41.7085738182068</text:p>
              </table:table-cell>
              <table:table-cell office:value-type="float" office:value="84720.2366781627">
                <text:p>84720.23667816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7606568336487">
                <text:p>41.7606568336487</text:p>
              </table:table-cell>
              <table:table-cell office:value-type="float" office:value="84787.7175031586">
                <text:p>84787.71750315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8127427101135">
                <text:p>41.8127427101135</text:p>
              </table:table-cell>
              <table:table-cell office:value-type="float" office:value="84783.0602021386">
                <text:p>84783.06020213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8648273944855">
                <text:p>41.8648273944855</text:p>
              </table:table-cell>
              <table:table-cell office:value-type="float" office:value="84785.0006820502">
                <text:p>84785.00068205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9169280529022">
                <text:p>41.9169280529022</text:p>
              </table:table-cell>
              <table:table-cell office:value-type="float" office:value="84759.0056286209">
                <text:p>84759.00562862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9690141677856">
                <text:p>41.9690141677856</text:p>
              </table:table-cell>
              <table:table-cell office:value-type="float" office:value="84782.6721168151">
                <text:p>84782.67211681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.0174720287323">
                <text:p>42.0174720287323</text:p>
              </table:table-cell>
              <table:table-cell office:value-type="float" office:value="91130.724999631">
                <text:p>91130.7249996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.0607364177704">
                <text:p>42.0607364177704</text:p>
              </table:table-cell>
              <table:table-cell office:value-type="float" office:value="102070.088083587">
                <text:p>102070.0880835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1039953231812">
                <text:p>42.1039953231812</text:p>
              </table:table-cell>
              <table:table-cell office:value-type="float" office:value="102083.026791078">
                <text:p>102083.0267910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1472527980805">
                <text:p>42.1472527980805</text:p>
              </table:table-cell>
              <table:table-cell office:value-type="float" office:value="102086.402645576">
                <text:p>102086.4026455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1905491352081">
                <text:p>42.1905491352081</text:p>
              </table:table-cell>
              <table:table-cell office:value-type="float" office:value="101994.771219947">
                <text:p>101994.7712199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2338154315949">
                <text:p>42.2338154315949</text:p>
              </table:table-cell>
              <table:table-cell office:value-type="float" office:value="102065.588432375">
                <text:p>102065.5884323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2770683765411">
                <text:p>42.2770683765411</text:p>
              </table:table-cell>
              <table:table-cell office:value-type="float" office:value="102097.094324646">
                <text:p>102097.0943246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3203270435333">
                <text:p>42.3203270435333</text:p>
              </table:table-cell>
              <table:table-cell office:value-type="float" office:value="102083.589417989">
                <text:p>102083.5894179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3635809421539">
                <text:p>42.3635809421539</text:p>
              </table:table-cell>
              <table:table-cell office:value-type="float" office:value="102094.843258737">
                <text:p>102094.8432587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4068350791931">
                <text:p>42.4068350791931</text:p>
              </table:table-cell>
              <table:table-cell office:value-type="float" office:value="102094.280507769">
                <text:p>102094.2805077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4500796794891">
                <text:p>42.4500796794891</text:p>
              </table:table-cell>
              <table:table-cell office:value-type="float" office:value="102116.795386507">
                <text:p>102116.7953865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4933249950409">
                <text:p>42.4933249950409</text:p>
              </table:table-cell>
              <table:table-cell office:value-type="float" office:value="102115.106426146">
                <text:p>102115.1064261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5365991592407">
                <text:p>42.5365991592407</text:p>
              </table:table-cell>
              <table:table-cell office:value-type="float" office:value="102047.031563869">
                <text:p>102047.0315638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5798704624176">
                <text:p>42.5798704624176</text:p>
              </table:table-cell>
              <table:table-cell office:value-type="float" office:value="102053.778735268">
                <text:p>102053.7787352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6231186389923">
                <text:p>42.6231186389923</text:p>
              </table:table-cell>
              <table:table-cell office:value-type="float" office:value="102108.351143355">
                <text:p>102108.3511433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6663780212402">
                <text:p>42.6663780212402</text:p>
              </table:table-cell>
              <table:table-cell office:value-type="float" office:value="102081.901555861">
                <text:p>102081.9015558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709659576416">
                <text:p>42.709659576416</text:p>
              </table:table-cell>
              <table:table-cell office:value-type="float" office:value="102029.605499736">
                <text:p>102029.6054997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7529141902924">
                <text:p>42.7529141902924</text:p>
              </table:table-cell>
              <table:table-cell office:value-type="float" office:value="102093.155024446">
                <text:p>102093.1550244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.7961735725403">
                <text:p>42.7961735725403</text:p>
              </table:table-cell>
              <table:table-cell office:value-type="float" office:value="102081.901555861">
                <text:p>102081.9015558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.8394320011139">
                <text:p>42.8394320011139</text:p>
              </table:table-cell>
              <table:table-cell office:value-type="float" office:value="102084.152051103">
                <text:p>102084.1520511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.8826913833618">
                <text:p>42.8826913833618</text:p>
              </table:table-cell>
              <table:table-cell office:value-type="float" office:value="102081.901555861">
                <text:p>102081.9015558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.9260153770447">
                <text:p>42.9260153770447</text:p>
              </table:table-cell>
              <table:table-cell office:value-type="float" office:value="101929.661247895">
                <text:p>101929.6612478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.9692764282227">
                <text:p>42.9692764282227</text:p>
              </table:table-cell>
              <table:table-cell office:value-type="float" office:value="102077.963427942">
                <text:p>102077.9634279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.0128157138824">
                <text:p>43.0128157138824</text:p>
              </table:table-cell>
              <table:table-cell office:value-type="float" office:value="101425.6419939">
                <text:p>101425.64199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.0571148395538">
                <text:p>43.0571148395538</text:p>
              </table:table-cell>
              <table:table-cell office:value-type="float" office:value="99685.9403672687">
                <text:p>99685.94036726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.1014099121094">
                <text:p>43.1014099121094</text:p>
              </table:table-cell>
              <table:table-cell office:value-type="float" office:value="99695.0618934586">
                <text:p>99695.06189345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3.145702123642">
                <text:p>43.145702123642</text:p>
              </table:table-cell>
              <table:table-cell office:value-type="float" office:value="99701.501622931">
                <text:p>99701.5016229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.1899964809418">
                <text:p>43.1899964809418</text:p>
              </table:table-cell>
              <table:table-cell office:value-type="float" office:value="99696.6717478362">
                <text:p>99696.67174783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.2342901229858">
                <text:p>43.2342901229858</text:p>
              </table:table-cell>
              <table:table-cell office:value-type="float" office:value="99698.2816542058">
                <text:p>99698.28165420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.2785923480988">
                <text:p>43.2785923480988</text:p>
              </table:table-cell>
              <table:table-cell office:value-type="float" office:value="99678.9662086892">
                <text:p>99678.96620868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.3228936195374">
                <text:p>43.3228936195374</text:p>
              </table:table-cell>
              <table:table-cell office:value-type="float" office:value="99681.1119996986">
                <text:p>99681.11199969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3671877384186">
                <text:p>43.3671877384186</text:p>
              </table:table-cell>
              <table:table-cell office:value-type="float" office:value="99697.2083775157">
                <text:p>99697.20837751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4114773273468">
                <text:p>43.4114773273468</text:p>
              </table:table-cell>
              <table:table-cell office:value-type="float" office:value="99707.4054391594">
                <text:p>99707.40543915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4557685852051">
                <text:p>43.4557685852051</text:p>
              </table:table-cell>
              <table:table-cell office:value-type="float" office:value="99703.6483843011">
                <text:p>99703.64838430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5000615119934">
                <text:p>43.5000615119934</text:p>
              </table:table-cell>
              <table:table-cell office:value-type="float" office:value="99699.8916125698">
                <text:p>99699.89161256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5443563461304">
                <text:p>43.5443563461304</text:p>
              </table:table-cell>
              <table:table-cell office:value-type="float" office:value="99695.5985058078">
                <text:p>99695.59850580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5886642932892">
                <text:p>43.5886642932892</text:p>
              </table:table-cell>
              <table:table-cell office:value-type="float" office:value="99666.0934024247">
                <text:p>99666.09340242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6329960823059">
                <text:p>43.6329960823059</text:p>
              </table:table-cell>
              <table:table-cell office:value-type="float" office:value="99612.492478797">
                <text:p>99612.4924787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6773374080658">
                <text:p>43.6773374080658</text:p>
              </table:table-cell>
              <table:table-cell office:value-type="float" office:value="99591.0682489071">
                <text:p>99591.06824890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7216641902924">
                <text:p>43.7216641902924</text:p>
              </table:table-cell>
              <table:table-cell office:value-type="float" office:value="99623.7438898451">
                <text:p>99623.74388984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765960931778">
                <text:p>43.765960931778</text:p>
              </table:table-cell>
              <table:table-cell office:value-type="float" office:value="99691.3057687546">
                <text:p>99691.30576875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8102548122406">
                <text:p>43.8102548122406</text:p>
              </table:table-cell>
              <table:table-cell office:value-type="float" office:value="99697.7450129722">
                <text:p>99697.74501297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8545522689819">
                <text:p>43.8545522689819</text:p>
              </table:table-cell>
              <table:table-cell office:value-type="float" office:value="99689.6960876656">
                <text:p>99689.69608766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8988671302795">
                <text:p>43.8988671302795</text:p>
              </table:table-cell>
              <table:table-cell office:value-type="float" office:value="99650.543196858">
                <text:p>99650.5431968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9431602954865">
                <text:p>43.9431602954865</text:p>
              </table:table-cell>
              <table:table-cell office:value-type="float" office:value="99699.3549540045">
                <text:p>99699.35495400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9874548912048">
                <text:p>43.9874548912048</text:p>
              </table:table-cell>
              <table:table-cell office:value-type="float" office:value="99696.1351239336">
                <text:p>99696.13512393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0315926074982">
                <text:p>44.0315926074982</text:p>
              </table:table-cell>
              <table:table-cell office:value-type="float" office:value="100050.486768543">
                <text:p>100050.4867685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.075667142868">
                <text:p>44.075667142868</text:p>
              </table:table-cell>
              <table:table-cell office:value-type="float" office:value="100193.909316139">
                <text:p>100193.9093161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1197249889374">
                <text:p>44.1197249889374</text:p>
              </table:table-cell>
              <table:table-cell office:value-type="float" office:value="100231.863197541">
                <text:p>100231.8631975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1637995243073">
                <text:p>44.1637995243073</text:p>
              </table:table-cell>
              <table:table-cell office:value-type="float" office:value="100193.909316139">
                <text:p>100193.9093161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2078638076782">
                <text:p>44.2078638076782</text:p>
              </table:table-cell>
              <table:table-cell office:value-type="float" office:value="100217.220437293">
                <text:p>100217.2204372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2519495487213">
                <text:p>44.2519495487213</text:p>
              </table:table-cell>
              <table:table-cell office:value-type="float" office:value="100168.442120178">
                <text:p>100168.4421201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2960131168366">
                <text:p>44.2960131168366</text:p>
              </table:table-cell>
              <table:table-cell office:value-type="float" office:value="100218.847199377">
                <text:p>100218.8471993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3400917053223">
                <text:p>44.3400917053223</text:p>
              </table:table-cell>
              <table:table-cell office:value-type="float" office:value="100184.696282433">
                <text:p>100184.6962824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3841841220856">
                <text:p>44.3841841220856</text:p>
              </table:table-cell>
              <table:table-cell office:value-type="float" office:value="100153.276326533">
                <text:p>100153.2763265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4282851219177">
                <text:p>44.4282851219177</text:p>
              </table:table-cell>
              <table:table-cell office:value-type="float" office:value="100133.784195531">
                <text:p>100133.7841955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4723796844482">
                <text:p>44.4723796844482</text:p>
              </table:table-cell>
              <table:table-cell office:value-type="float" office:value="100148.402582375">
                <text:p>100148.402582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5164551734924">
                <text:p>44.5164551734924</text:p>
              </table:table-cell>
              <table:table-cell office:value-type="float" office:value="100191.741391062">
                <text:p>100191.7413910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5605320930481">
                <text:p>44.5605320930481</text:p>
              </table:table-cell>
              <table:table-cell office:value-type="float" office:value="100188.489679346">
                <text:p>100188.4896793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604608297348">
                <text:p>44.604608297348</text:p>
              </table:table-cell>
              <table:table-cell office:value-type="float" office:value="100190.11550882">
                <text:p>100190.115508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648681640625">
                <text:p>44.648681640625</text:p>
              </table:table-cell>
              <table:table-cell office:value-type="float" office:value="100196.61935442">
                <text:p>100196.619354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6927671432495">
                <text:p>44.6927671432495</text:p>
              </table:table-cell>
              <table:table-cell office:value-type="float" office:value="100168.983840613">
                <text:p>100168.9838406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7368400096893">
                <text:p>44.7368400096893</text:p>
              </table:table-cell>
              <table:table-cell office:value-type="float" office:value="100197.703410781">
                <text:p>100197.7034107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7809364795685">
                <text:p>44.7809364795685</text:p>
              </table:table-cell>
              <table:table-cell office:value-type="float" office:value="100144.070763541">
                <text:p>100144.0707635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.8250241279602">
                <text:p>44.8250241279602</text:p>
              </table:table-cell>
              <table:table-cell office:value-type="float" office:value="100164.108567628">
                <text:p>100164.1085676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.8691124916077">
                <text:p>44.8691124916077</text:p>
              </table:table-cell>
              <table:table-cell office:value-type="float" office:value="100162.48358209">
                <text:p>100162.483582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9132008552551">
                <text:p>44.9132008552551</text:p>
              </table:table-cell>
              <table:table-cell office:value-type="float" office:value="100162.48358209">
                <text:p>100162.483582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.9572741985321">
                <text:p>44.9572741985321</text:p>
              </table:table-cell>
              <table:table-cell office:value-type="float" office:value="100196.61935442">
                <text:p>100196.619354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.0012476444244">
                <text:p>45.0012476444244</text:p>
              </table:table-cell>
              <table:table-cell office:value-type="float" office:value="100424.242639803">
                <text:p>100424.2426398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.0434336662292">
                <text:p>45.0434336662292</text:p>
              </table:table-cell>
              <table:table-cell office:value-type="float" office:value="104679.223379545">
                <text:p>104679.2233795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.0856337547302">
                <text:p>45.0856337547302</text:p>
              </table:table-cell>
              <table:table-cell office:value-type="float" office:value="104644.330305085">
                <text:p>104644.3303050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.1278402805328">
                <text:p>45.1278402805328</text:p>
              </table:table-cell>
              <table:table-cell office:value-type="float" office:value="104628.370045247">
                <text:p>104628.3700452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.1700296401978">
                <text:p>45.1700296401978</text:p>
              </table:table-cell>
              <table:table-cell office:value-type="float" office:value="104670.941561414">
                <text:p>104670.9415614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.212219953537">
                <text:p>45.212219953537</text:p>
              </table:table-cell>
              <table:table-cell office:value-type="float" office:value="104668.575568352">
                <text:p>104668.5755683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.254410982132">
                <text:p>45.254410982132</text:p>
              </table:table-cell>
              <table:table-cell office:value-type="float" office:value="104666.801143748">
                <text:p>104666.8011437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.296603679657">
                <text:p>45.296603679657</text:p>
              </table:table-cell>
              <table:table-cell office:value-type="float" office:value="104662.661053631">
                <text:p>104662.6610536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.338814496994">
                <text:p>45.338814496994</text:p>
              </table:table-cell>
              <table:table-cell office:value-type="float" office:value="104617.732576464">
                <text:p>104617.7325764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.3810186386108">
                <text:p>45.3810186386108</text:p>
              </table:table-cell>
              <table:table-cell office:value-type="float" office:value="104634.280684906">
                <text:p>104634.2806849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4232625961304">
                <text:p>45.4232625961304</text:p>
              </table:table-cell>
              <table:table-cell office:value-type="float" office:value="104535.660465956">
                <text:p>104535.6604659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4655206203461">
                <text:p>45.4655206203461</text:p>
              </table:table-cell>
              <table:table-cell office:value-type="float" office:value="104500.863018568">
                <text:p>104500.8630185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5077350139618">
                <text:p>45.5077350139618</text:p>
              </table:table-cell>
              <table:table-cell office:value-type="float" office:value="104608.869671298">
                <text:p>104608.8696712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5499405860901">
                <text:p>45.5499405860901</text:p>
              </table:table-cell>
              <table:table-cell office:value-type="float" office:value="104630.734220977">
                <text:p>104630.7342209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592182636261">
                <text:p>45.592182636261</text:p>
              </table:table-cell>
              <table:table-cell office:value-type="float" office:value="104540.380548156">
                <text:p>104540.3805481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6343722343445">
                <text:p>45.6343722343445</text:p>
              </table:table-cell>
              <table:table-cell office:value-type="float" office:value="104670.350053121">
                <text:p>104670.3500531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6765513420105">
                <text:p>45.6765513420105</text:p>
              </table:table-cell>
              <table:table-cell office:value-type="float" office:value="104696.382743963">
                <text:p>104696.3827439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7187469005585">
                <text:p>45.7187469005585</text:p>
              </table:table-cell>
              <table:table-cell office:value-type="float" office:value="104655.564518225">
                <text:p>104655.5645182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7610113620758">
                <text:p>45.7610113620758</text:p>
              </table:table-cell>
              <table:table-cell office:value-type="float" office:value="104484.946488408">
                <text:p>104484.9464884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.8033063411713">
                <text:p>45.8033063411713</text:p>
              </table:table-cell>
              <table:table-cell office:value-type="float" office:value="104409.556274592">
                <text:p>104409.5562745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.8456287384033">
                <text:p>45.8456287384033</text:p>
              </table:table-cell>
              <table:table-cell office:value-type="float" office:value="104341.915600548">
                <text:p>104341.9156005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888053894043">
                <text:p>45.888053894043</text:p>
              </table:table-cell>
              <table:table-cell office:value-type="float" office:value="104089.187969249">
                <text:p>104089.1879692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.9303724765778">
                <text:p>45.9303724765778</text:p>
              </table:table-cell>
              <table:table-cell office:value-type="float" office:value="104351.321227964">
                <text:p>104351.3212279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.9726004600525">
                <text:p>45.9726004600525</text:p>
              </table:table-cell>
              <table:table-cell office:value-type="float" office:value="104575.204322566">
                <text:p>104575.2043225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.0141172409058">
                <text:p>46.0141172409058</text:p>
              </table:table-cell>
              <table:table-cell office:value-type="float" office:value="106366.62836666">
                <text:p>106366.628366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.0544106960297">
                <text:p>46.0544106960297</text:p>
              </table:table-cell>
              <table:table-cell office:value-type="float" office:value="109595.962580546">
                <text:p>109595.9625805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.0946979522705">
                <text:p>46.0946979522705</text:p>
              </table:table-cell>
              <table:table-cell office:value-type="float" office:value="109612.825792859">
                <text:p>109612.8257928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134978055954">
                <text:p>46.134978055954</text:p>
              </table:table-cell>
              <table:table-cell office:value-type="float" office:value="109632.289795024">
                <text:p>109632.2897950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1752471923828">
                <text:p>46.1752471923828</text:p>
              </table:table-cell>
              <table:table-cell office:value-type="float" office:value="109662.148027543">
                <text:p>109662.1480275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2155175209045">
                <text:p>46.2155175209045</text:p>
              </table:table-cell>
              <table:table-cell office:value-type="float" office:value="109658.901779688">
                <text:p>109658.9017796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2557797431946">
                <text:p>46.2557797431946</text:p>
              </table:table-cell>
              <table:table-cell office:value-type="float" office:value="109680.9800559">
                <text:p>109680.98005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2960448265076">
                <text:p>46.2960448265076</text:p>
              </table:table-cell>
              <table:table-cell office:value-type="float" office:value="109673.186708036">
                <text:p>109673.1867080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3363220691681">
                <text:p>46.3363220691681</text:p>
              </table:table-cell>
              <table:table-cell office:value-type="float" office:value="109640.077331518">
                <text:p>109640.0773315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3766107559204">
                <text:p>46.3766107559204</text:p>
              </table:table-cell>
              <table:table-cell office:value-type="float" office:value="109608.933821745">
                <text:p>109608.9338217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4168972969055">
                <text:p>46.4168972969055</text:p>
              </table:table-cell>
              <table:table-cell office:value-type="float" office:value="109614.771882065">
                <text:p>109614.7718820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4571666717529">
                <text:p>46.4571666717529</text:p>
              </table:table-cell>
              <table:table-cell office:value-type="float" office:value="109661.498762596">
                <text:p>109661.4987625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4974462985992">
                <text:p>46.4974462985992</text:p>
              </table:table-cell>
              <table:table-cell office:value-type="float" office:value="109633.587640948">
                <text:p>109633.5876409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5377223491669">
                <text:p>46.5377223491669</text:p>
              </table:table-cell>
              <table:table-cell office:value-type="float" office:value="109643.322464926">
                <text:p>109643.3224649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5780003070831">
                <text:p>46.5780003070831</text:p>
              </table:table-cell>
              <table:table-cell office:value-type="float" office:value="109638.130343676">
                <text:p>109638.1303436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6182751655579">
                <text:p>46.6182751655579</text:p>
              </table:table-cell>
              <table:table-cell office:value-type="float" office:value="109646.56779044">
                <text:p>109646.567790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6585593223572">
                <text:p>46.6585593223572</text:p>
              </table:table-cell>
              <table:table-cell office:value-type="float" office:value="109621.259345186">
                <text:p>109621.2593451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6988441944122">
                <text:p>46.6988441944122</text:p>
              </table:table-cell>
              <table:table-cell office:value-type="float" office:value="109619.31302562">
                <text:p>109619.313025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7391204833984">
                <text:p>46.7391204833984</text:p>
              </table:table-cell>
              <table:table-cell office:value-type="float" office:value="109642.673422877">
                <text:p>109642.6734228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7793984413147">
                <text:p>46.7793984413147</text:p>
              </table:table-cell>
              <table:table-cell office:value-type="float" office:value="109638.130343676">
                <text:p>109638.1303436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8196544647217">
                <text:p>46.8196544647217</text:p>
              </table:table-cell>
              <table:table-cell office:value-type="float" office:value="109697.869443161">
                <text:p>109697.8694431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8599388599396">
                <text:p>46.8599388599396</text:p>
              </table:table-cell>
              <table:table-cell office:value-type="float" office:value="109620.610564318">
                <text:p>109620.6105643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9002232551575">
                <text:p>46.9002232551575</text:p>
              </table:table-cell>
              <table:table-cell office:value-type="float" office:value="109620.610564318">
                <text:p>109620.6105643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9405431747437">
                <text:p>46.9405431747437</text:p>
              </table:table-cell>
              <table:table-cell office:value-type="float" office:value="109524.027957472">
                <text:p>109524.0279574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9808156490326">
                <text:p>46.9808156490326</text:p>
              </table:table-cell>
              <table:table-cell office:value-type="float" office:value="109653.059017849">
                <text:p>109653.0590178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.0290896892548">
                <text:p>60.0290896892548</text:p>
              </table:table-cell>
              <table:table-cell office:value-type="float" office:value="338.435565223982">
                <text:p>338.4355652239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.084440946579">
                <text:p>60.084440946579</text:p>
              </table:table-cell>
              <table:table-cell office:value-type="float" office:value="79781.3855272226">
                <text:p>79781.38552722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.1397943496704">
                <text:p>60.1397943496704</text:p>
              </table:table-cell>
              <table:table-cell office:value-type="float" office:value="79778.2928125633">
                <text:p>79778.29281256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.1951358318329">
                <text:p>60.1951358318329</text:p>
              </table:table-cell>
              <table:table-cell office:value-type="float" office:value="79795.4775955437">
                <text:p>79795.47759554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.2505218982697">
                <text:p>60.2505218982697</text:p>
              </table:table-cell>
              <table:table-cell office:value-type="float" office:value="79731.2444103897">
                <text:p>79731.24441038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.3058648109436">
                <text:p>60.3058648109436</text:p>
              </table:table-cell>
              <table:table-cell office:value-type="float" office:value="79793.4150306947">
                <text:p>79793.41503069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.3612072467804">
                <text:p>60.3612072467804</text:p>
              </table:table-cell>
              <table:table-cell office:value-type="float" office:value="79794.1025404635">
                <text:p>79794.10254046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.4165544509888">
                <text:p>60.4165544509888</text:p>
              </table:table-cell>
              <table:table-cell office:value-type="float" office:value="79787.2279758597">
                <text:p>79787.22797585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.4718863964081">
                <text:p>60.4718863964081</text:p>
              </table:table-cell>
              <table:table-cell office:value-type="float" office:value="79809.2307533211">
                <text:p>79809.23075332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.5272130966187">
                <text:p>60.5272130966187</text:p>
              </table:table-cell>
              <table:table-cell office:value-type="float" office:value="79816.7970110792">
                <text:p>79816.79701107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5825357437134">
                <text:p>60.5825357437134</text:p>
              </table:table-cell>
              <table:table-cell office:value-type="float" office:value="79822.6446474746">
                <text:p>79822.64464747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.637845993042">
                <text:p>60.637845993042</text:p>
              </table:table-cell>
              <table:table-cell office:value-type="float" office:value="79840.5368553546">
                <text:p>79840.53685535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.6931529045105">
                <text:p>60.6931529045105</text:p>
              </table:table-cell>
              <table:table-cell office:value-type="float" office:value="79845.3553587902">
                <text:p>79845.35535879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.748471736908">
                <text:p>60.748471736908</text:p>
              </table:table-cell>
              <table:table-cell office:value-type="float" office:value="79828.1490880254">
                <text:p>79828.14908802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.8037807941437">
                <text:p>60.8037807941437</text:p>
              </table:table-cell>
              <table:table-cell office:value-type="float" office:value="79842.257682675">
                <text:p>79842.2576826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.8590986728668">
                <text:p>60.8590986728668</text:p>
              </table:table-cell>
              <table:table-cell office:value-type="float" office:value="79829.525316783">
                <text:p>79829.5253167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.9144580364227">
                <text:p>60.9144580364227</text:p>
              </table:table-cell>
              <table:table-cell office:value-type="float" office:value="79769.703196465">
                <text:p>79769.7031964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9697983264923">
                <text:p>60.9697983264923</text:p>
              </table:table-cell>
              <table:table-cell office:value-type="float" office:value="79797.1964810395">
                <text:p>79797.19648103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.0236442089081">
                <text:p>61.0236442089081</text:p>
              </table:table-cell>
              <table:table-cell office:value-type="float" office:value="82011.8419808188">
                <text:p>82011.84198081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.075731754303">
                <text:p>61.075731754303</text:p>
              </table:table-cell>
              <table:table-cell office:value-type="float" office:value="84780.3436794815">
                <text:p>84780.34367948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.1278233528137">
                <text:p>61.1278233528137</text:p>
              </table:table-cell>
              <table:table-cell office:value-type="float" office:value="84773.7471348541">
                <text:p>84773.74713485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.1799149513245">
                <text:p>61.1799149513245</text:p>
              </table:table-cell>
              <table:table-cell office:value-type="float" office:value="84773.7471348541">
                <text:p>84773.74713485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2320008277893">
                <text:p>61.2320008277893</text:p>
              </table:table-cell>
              <table:table-cell office:value-type="float" office:value="84783.0602021386">
                <text:p>84783.06020213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2840964794159">
                <text:p>61.2840964794159</text:p>
              </table:table-cell>
              <table:table-cell office:value-type="float" office:value="84767.1516166678">
                <text:p>84767.15161666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3361904621124">
                <text:p>61.3361904621124</text:p>
              </table:table-cell>
              <table:table-cell office:value-type="float" office:value="84769.8672939798">
                <text:p>84769.86729397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3882849216461">
                <text:p>61.3882849216461</text:p>
              </table:table-cell>
              <table:table-cell office:value-type="float" office:value="84769.0913684211">
                <text:p>84769.09136842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4403686523437">
                <text:p>61.4403686523437</text:p>
              </table:table-cell>
              <table:table-cell office:value-type="float" office:value="84786.5531299352">
                <text:p>84786.55312993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.4924397468567">
                <text:p>61.4924397468567</text:p>
              </table:table-cell>
              <table:table-cell office:value-type="float" office:value="84807.1284328898">
                <text:p>84807.12843288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5445070266724">
                <text:p>61.5445070266724</text:p>
              </table:table-cell>
              <table:table-cell office:value-type="float" office:value="84813.341807625">
                <text:p>84813.341807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5965690612793">
                <text:p>61.5965690612793</text:p>
              </table:table-cell>
              <table:table-cell office:value-type="float" office:value="84821.8866846183">
                <text:p>84821.88668461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6486506462097">
                <text:p>61.6486506462097</text:p>
              </table:table-cell>
              <table:table-cell office:value-type="float" office:value="84790.0463455499">
                <text:p>84790.04634554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7007207870483">
                <text:p>61.7007207870483</text:p>
              </table:table-cell>
              <table:table-cell office:value-type="float" office:value="84808.6816912243">
                <text:p>84808.68169122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752799987793">
                <text:p>61.752799987793</text:p>
              </table:table-cell>
              <table:table-cell office:value-type="float" office:value="84793.9280338406">
                <text:p>84793.92803384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8048617839813">
                <text:p>61.8048617839813</text:p>
              </table:table-cell>
              <table:table-cell office:value-type="float" office:value="84822.2751290283">
                <text:p>84822.27512902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8569529056549">
                <text:p>61.8569529056549</text:p>
              </table:table-cell>
              <table:table-cell office:value-type="float" office:value="84774.5231456478">
                <text:p>84774.52314564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9090483188629">
                <text:p>61.9090483188629</text:p>
              </table:table-cell>
              <table:table-cell office:value-type="float" office:value="84767.5395599165">
                <text:p>84767.53955991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961133480072">
                <text:p>61.961133480072</text:p>
              </table:table-cell>
              <table:table-cell office:value-type="float" office:value="84784.2244794265">
                <text:p>84784.22447942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2.0109848976135">
                <text:p>62.0109848976135</text:p>
              </table:table-cell>
              <table:table-cell office:value-type="float" office:value="88583.2383065828">
                <text:p>88583.23830658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2.0542459487915">
                <text:p>62.0542459487915</text:p>
              </table:table-cell>
              <table:table-cell office:value-type="float" office:value="102077.963427942">
                <text:p>102077.9634279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2.0975027084351">
                <text:p>62.0975027084351</text:p>
              </table:table-cell>
              <table:table-cell office:value-type="float" office:value="102088.090656555">
                <text:p>102088.0906565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2.1408112049103">
                <text:p>62.1408112049103</text:p>
              </table:table-cell>
              <table:table-cell office:value-type="float" office:value="101966.135040655">
                <text:p>101966.1350406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2.1840765476227">
                <text:p>62.1840765476227</text:p>
              </table:table-cell>
              <table:table-cell office:value-type="float" office:value="102067.838208389">
                <text:p>102067.8382083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2.2273333072662">
                <text:p>62.2273333072662</text:p>
              </table:table-cell>
              <table:table-cell office:value-type="float" office:value="102088.090656555">
                <text:p>102088.0906565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2.2705974578857">
                <text:p>62.2705974578857</text:p>
              </table:table-cell>
              <table:table-cell office:value-type="float" office:value="102070.650567884">
                <text:p>102070.6505678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2.3138530254364">
                <text:p>62.3138530254364</text:p>
              </table:table-cell>
              <table:table-cell office:value-type="float" office:value="102090.904132241">
                <text:p>102090.9041322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2.3571162223816">
                <text:p>62.3571162223816</text:p>
              </table:table-cell>
              <table:table-cell office:value-type="float" office:value="102072.90056707">
                <text:p>102072.900567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2.4003798961639">
                <text:p>62.4003798961639</text:p>
              </table:table-cell>
              <table:table-cell office:value-type="float" office:value="102071.775555078">
                <text:p>102071.7755550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.443736076355">
                <text:p>62.443736076355</text:p>
              </table:table-cell>
              <table:table-cell office:value-type="float" office:value="101853.991300475">
                <text:p>101853.9913004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2.4869902133942">
                <text:p>62.4869902133942</text:p>
              </table:table-cell>
              <table:table-cell office:value-type="float" office:value="102094.280507769">
                <text:p>102094.2805077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.5302665233612">
                <text:p>62.5302665233612</text:p>
              </table:table-cell>
              <table:table-cell office:value-type="float" office:value="102041.971770773">
                <text:p>102041.9717707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.5735352039337">
                <text:p>62.5735352039337</text:p>
              </table:table-cell>
              <table:table-cell office:value-type="float" office:value="102059.964426224">
                <text:p>102059.9644262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.6167938709259">
                <text:p>62.6167938709259</text:p>
              </table:table-cell>
              <table:table-cell office:value-type="float" office:value="102083.589417989">
                <text:p>102083.5894179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.6600518226624">
                <text:p>62.6600518226624</text:p>
              </table:table-cell>
              <table:table-cell office:value-type="float" office:value="102085.277335935">
                <text:p>102085.2773359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2.7033212184906">
                <text:p>62.7033212184906</text:p>
              </table:table-cell>
              <table:table-cell office:value-type="float" office:value="102058.277345235">
                <text:p>102058.2773452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.7466294765472">
                <text:p>62.7466294765472</text:p>
              </table:table-cell>
              <table:table-cell office:value-type="float" office:value="101966.696379812">
                <text:p>101966.6963798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7898833751678">
                <text:p>62.7898833751678</text:p>
              </table:table-cell>
              <table:table-cell office:value-type="float" office:value="102094.843258737">
                <text:p>102094.8432587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.8331482410431">
                <text:p>62.8331482410431</text:p>
              </table:table-cell>
              <table:table-cell office:value-type="float" office:value="102068.96313359">
                <text:p>102068.963133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.8764140605927">
                <text:p>62.8764140605927</text:p>
              </table:table-cell>
              <table:table-cell office:value-type="float" office:value="102066.713307985">
                <text:p>102066.7133079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.9196908473969">
                <text:p>62.9196908473969</text:p>
              </table:table-cell>
              <table:table-cell office:value-type="float" office:value="102040.847440446">
                <text:p>102040.8474404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.962961435318">
                <text:p>62.962961435318</text:p>
              </table:table-cell>
              <table:table-cell office:value-type="float" office:value="102055.46566753">
                <text:p>102055.465667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3.0063683986664">
                <text:p>63.0063683986664</text:p>
              </table:table-cell>
              <table:table-cell office:value-type="float" office:value="101734.829146115">
                <text:p>101734.8291461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3.0506920814514">
                <text:p>63.0506920814514</text:p>
              </table:table-cell>
              <table:table-cell office:value-type="float" office:value="99630.7103229034">
                <text:p>99630.71032290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3.0949954986572">
                <text:p>63.0949954986572</text:p>
              </table:table-cell>
              <table:table-cell office:value-type="float" office:value="99676.2840998375">
                <text:p>99676.28409983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3.1392693519592">
                <text:p>63.1392693519592</text:p>
              </table:table-cell>
              <table:table-cell office:value-type="float" office:value="99742.843024696">
                <text:p>99742.8430246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3.183584690094">
                <text:p>63.183584690094</text:p>
              </table:table-cell>
              <table:table-cell office:value-type="float" office:value="99649.470947749">
                <text:p>99649.4709477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.2278869152069">
                <text:p>63.2278869152069</text:p>
              </table:table-cell>
              <table:table-cell office:value-type="float" office:value="99678.9662086892">
                <text:p>99678.96620868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.2721829414368">
                <text:p>63.2721829414368</text:p>
              </table:table-cell>
              <table:table-cell office:value-type="float" office:value="99692.9155018273">
                <text:p>99692.91550182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.3164758682251">
                <text:p>63.3164758682251</text:p>
              </table:table-cell>
              <table:table-cell office:value-type="float" office:value="99699.8916125698">
                <text:p>99699.89161256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.3607683181763">
                <text:p>63.3607683181763</text:p>
              </table:table-cell>
              <table:table-cell office:value-type="float" office:value="99700.964947033">
                <text:p>99700.9649470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.4050562381744">
                <text:p>63.4050562381744</text:p>
              </table:table-cell>
              <table:table-cell office:value-type="float" office:value="99711.1627771766">
                <text:p>99711.16277717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.4493832588196">
                <text:p>63.4493832588196</text:p>
              </table:table-cell>
              <table:table-cell office:value-type="float" office:value="99623.2080507312">
                <text:p>99623.20805073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.4936919212341">
                <text:p>63.4936919212341</text:p>
              </table:table-cell>
              <table:table-cell office:value-type="float" office:value="99664.4845354168">
                <text:p>99664.48453541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.538140296936">
                <text:p>63.538140296936</text:p>
              </table:table-cell>
              <table:table-cell office:value-type="float" office:value="99351.2120581451">
                <text:p>99351.21205814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.5824329853058">
                <text:p>63.5824329853058</text:p>
              </table:table-cell>
              <table:table-cell office:value-type="float" office:value="99700.4282769126">
                <text:p>99700.42827691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626748085022">
                <text:p>63.626748085022</text:p>
              </table:table-cell>
              <table:table-cell office:value-type="float" office:value="99650.0070694191">
                <text:p>99650.00706941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.6712682247162">
                <text:p>63.6712682247162</text:p>
              </table:table-cell>
              <table:table-cell office:value-type="float" office:value="99191.0634227846">
                <text:p>99191.06342278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3.7155632972717">
                <text:p>63.7155632972717</text:p>
              </table:table-cell>
              <table:table-cell office:value-type="float" office:value="99695.0618934586">
                <text:p>99695.061893458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7598557472229">
                <text:p>63.7598557472229</text:p>
              </table:table-cell>
              <table:table-cell office:value-type="float" office:value="99700.964947033">
                <text:p>99700.9649470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8041582107544">
                <text:p>63.8041582107544</text:p>
              </table:table-cell>
              <table:table-cell office:value-type="float" office:value="99678.4297753716">
                <text:p>99678.42977537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848473072052">
                <text:p>63.848473072052</text:p>
              </table:table-cell>
              <table:table-cell office:value-type="float" office:value="99650.543196858">
                <text:p>99650.5431968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8927803039551">
                <text:p>63.8927803039551</text:p>
              </table:table-cell>
              <table:table-cell office:value-type="float" office:value="99667.7023213767">
                <text:p>99667.70232137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9371221065521">
                <text:p>63.9371221065521</text:p>
              </table:table-cell>
              <table:table-cell office:value-type="float" office:value="99589.9972793212">
                <text:p>99589.99727932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981409072876">
                <text:p>63.981409072876</text:p>
              </table:table-cell>
              <table:table-cell office:value-type="float" office:value="99713.3099546172">
                <text:p>99713.309954617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4.02556681633">
                <text:p>64.02556681633</text:p>
              </table:table-cell>
              <table:table-cell office:value-type="float" office:value="100005.110193239">
                <text:p>100005.1101932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.0696275234222">
                <text:p>64.0696275234222</text:p>
              </table:table-cell>
              <table:table-cell office:value-type="float" office:value="100225.354775871">
                <text:p>100225.35477587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4.1136889457703">
                <text:p>64.1136889457703</text:p>
              </table:table-cell>
              <table:table-cell office:value-type="float" office:value="100223.727802518">
                <text:p>100223.7278025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4.1577775478363">
                <text:p>64.1577775478363</text:p>
              </table:table-cell>
              <table:table-cell office:value-type="float" office:value="100161.94193196">
                <text:p>100161.941931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.2018477916718">
                <text:p>64.2018477916718</text:p>
              </table:table-cell>
              <table:table-cell office:value-type="float" office:value="100203.666140097">
                <text:p>100203.6661400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4.2459089756012">
                <text:p>64.2459089756012</text:p>
              </table:table-cell>
              <table:table-cell office:value-type="float" office:value="100224.2701211">
                <text:p>100224.27012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.2899849414826">
                <text:p>64.2899849414826</text:p>
              </table:table-cell>
              <table:table-cell office:value-type="float" office:value="100190.657463704">
                <text:p>100190.6574637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4.334059715271">
                <text:p>64.334059715271</text:p>
              </table:table-cell>
              <table:table-cell office:value-type="float" office:value="100193.367326074">
                <text:p>100193.3673260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4.378133058548">
                <text:p>64.378133058548</text:p>
              </table:table-cell>
              <table:table-cell office:value-type="float" office:value="100196.61935442">
                <text:p>100196.619354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4.4222056865692">
                <text:p>64.4222056865692</text:p>
              </table:table-cell>
              <table:table-cell office:value-type="float" office:value="100198.245447759">
                <text:p>100198.2454477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4.4662795066833">
                <text:p>64.4662795066833</text:p>
              </table:table-cell>
              <table:table-cell office:value-type="float" office:value="100195.535321515">
                <text:p>100195.5353215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4.5103619098663">
                <text:p>64.5103619098663</text:p>
              </table:table-cell>
              <table:table-cell office:value-type="float" office:value="100176.026739501">
                <text:p>100176.0267395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4.5544860363007">
                <text:p>64.5544860363007</text:p>
              </table:table-cell>
              <table:table-cell office:value-type="float" office:value="100081.301475118">
                <text:p>100081.3014751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.5985770225525">
                <text:p>64.5985770225525</text:p>
              </table:table-cell>
              <table:table-cell office:value-type="float" office:value="100156.525752848">
                <text:p>100156.5257528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.6426346302033">
                <text:p>64.6426346302033</text:p>
              </table:table-cell>
              <table:table-cell office:value-type="float" office:value="100232.405604169">
                <text:p>100232.4056041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.6867175102234">
                <text:p>64.6867175102234</text:p>
              </table:table-cell>
              <table:table-cell office:value-type="float" office:value="100174.943152133">
                <text:p>100174.9431521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.7308013439178">
                <text:p>64.7308013439178</text:p>
              </table:table-cell>
              <table:table-cell office:value-type="float" office:value="100172.776047723">
                <text:p>100172.7760477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.7749092578888">
                <text:p>64.7749092578888</text:p>
              </table:table-cell>
              <table:table-cell office:value-type="float" office:value="100118.087717971">
                <text:p>100118.08771797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.8189880847931">
                <text:p>64.8189880847931</text:p>
              </table:table-cell>
              <table:table-cell office:value-type="float" office:value="100184.154392038">
                <text:p>100184.1543920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.8630638122559">
                <text:p>64.8630638122559</text:p>
              </table:table-cell>
              <table:table-cell office:value-type="float" office:value="100191.199424451">
                <text:p>100191.1994244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.9071342945099">
                <text:p>64.9071342945099</text:p>
              </table:table-cell>
              <table:table-cell office:value-type="float" office:value="100203.12404447">
                <text:p>100203.1240444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.9512071609497">
                <text:p>64.9512071609497</text:p>
              </table:table-cell>
              <table:table-cell office:value-type="float" office:value="100197.703410781">
                <text:p>100197.7034107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.9952785968781">
                <text:p>64.9952785968781</text:p>
              </table:table-cell>
              <table:table-cell office:value-type="float" office:value="100200.955720615">
                <text:p>100200.9557206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5.0376701354981">
                <text:p>65.0376701354981</text:p>
              </table:table-cell>
              <table:table-cell office:value-type="float" office:value="104171.731995523">
                <text:p>104171.7319955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5.0798578262329">
                <text:p>65.0798578262329</text:p>
              </table:table-cell>
              <table:table-cell office:value-type="float" office:value="104675.082306666">
                <text:p>104675.0823066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5.1220388412476">
                <text:p>65.1220388412476</text:p>
              </table:table-cell>
              <table:table-cell office:value-type="float" office:value="104691.648564323">
                <text:p>104691.6485643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.1642308235168">
                <text:p>65.1642308235168</text:p>
              </table:table-cell>
              <table:table-cell office:value-type="float" office:value="104664.435337862">
                <text:p>104664.4353378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5.206419467926">
                <text:p>65.206419467926</text:p>
              </table:table-cell>
              <table:table-cell office:value-type="float" office:value="104672.716126407">
                <text:p>104672.7161264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.2486033439636">
                <text:p>65.2486033439636</text:p>
              </table:table-cell>
              <table:table-cell office:value-type="float" office:value="104684.548097574">
                <text:p>104684.5480975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.2907848358154">
                <text:p>65.2907848358154</text:p>
              </table:table-cell>
              <table:table-cell office:value-type="float" office:value="104690.465086309">
                <text:p>104690.4650863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.3329954147339">
                <text:p>65.3329954147339</text:p>
              </table:table-cell>
              <table:table-cell office:value-type="float" office:value="104618.323490206">
                <text:p>104618.3234902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.3751850128174">
                <text:p>65.3751850128174</text:p>
              </table:table-cell>
              <table:table-cell office:value-type="float" office:value="104670.350053121">
                <text:p>104670.3500531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.4173746109009">
                <text:p>65.4173746109009</text:p>
              </table:table-cell>
              <table:table-cell office:value-type="float" office:value="104670.350053121">
                <text:p>104670.3500531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5.459566116333">
                <text:p>65.459566116333</text:p>
              </table:table-cell>
              <table:table-cell office:value-type="float" office:value="104665.618227436">
                <text:p>104665.6182274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5.501745223999">
                <text:p>65.501745223999</text:p>
              </table:table-cell>
              <table:table-cell office:value-type="float" office:value="104696.382743963">
                <text:p>104696.3827439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.5439434051514">
                <text:p>65.5439434051514</text:p>
              </table:table-cell>
              <table:table-cell office:value-type="float" office:value="104649.060206111">
                <text:p>104649.0602061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5.5861377716064">
                <text:p>65.5861377716064</text:p>
              </table:table-cell>
              <table:table-cell office:value-type="float" office:value="104658.521291023">
                <text:p>104658.5212910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.6283299922943">
                <text:p>65.6283299922943</text:p>
              </table:table-cell>
              <table:table-cell office:value-type="float" office:value="104663.843903101">
                <text:p>104663.8439031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.670529127121">
                <text:p>65.670529127121</text:p>
              </table:table-cell>
              <table:table-cell office:value-type="float" office:value="104646.695202151">
                <text:p>104646.6952021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.7127280235291">
                <text:p>65.7127280235291</text:p>
              </table:table-cell>
              <table:table-cell office:value-type="float" office:value="104647.28644312">
                <text:p>104647.286443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5.7549135684967">
                <text:p>65.7549135684967</text:p>
              </table:table-cell>
              <table:table-cell office:value-type="float" office:value="104680.406603406">
                <text:p>104680.4066034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.7971048355103">
                <text:p>65.7971048355103</text:p>
              </table:table-cell>
              <table:table-cell office:value-type="float" office:value="104666.20968225">
                <text:p>104666.209682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5.8393037319183">
                <text:p>65.8393037319183</text:p>
              </table:table-cell>
              <table:table-cell office:value-type="float" office:value="104647.28644312">
                <text:p>104647.286443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.8815016746521">
                <text:p>65.8815016746521</text:p>
              </table:table-cell>
              <table:table-cell office:value-type="float" office:value="104649.651473804">
                <text:p>104649.6514738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.9236996173859">
                <text:p>65.9236996173859</text:p>
              </table:table-cell>
              <table:table-cell office:value-type="float" office:value="104649.651473804">
                <text:p>104649.6514738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5.9658901691437">
                <text:p>65.9658901691437</text:p>
              </table:table-cell>
              <table:table-cell office:value-type="float" office:value="104667.984086799">
                <text:p>104667.9840867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6.0077137947083">
                <text:p>66.0077137947083</text:p>
              </table:table-cell>
              <table:table-cell office:value-type="float" office:value="105586.255146191">
                <text:p>105586.25514619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.0479986667633">
                <text:p>66.0479986667633</text:p>
              </table:table-cell>
              <table:table-cell office:value-type="float" office:value="109619.31302562">
                <text:p>109619.313025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6.088287115097">
                <text:p>66.088287115097</text:p>
              </table:table-cell>
              <table:table-cell office:value-type="float" office:value="109609.582464404">
                <text:p>109609.5824644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6.1285746097565">
                <text:p>66.1285746097565</text:p>
              </table:table-cell>
              <table:table-cell office:value-type="float" office:value="109612.177111813">
                <text:p>109612.1771118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6.1688618659973">
                <text:p>66.1688618659973</text:p>
              </table:table-cell>
              <table:table-cell office:value-type="float" office:value="109612.825792859">
                <text:p>109612.82579285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.2091445922852">
                <text:p>66.2091445922852</text:p>
              </table:table-cell>
              <table:table-cell office:value-type="float" office:value="109625.152191669">
                <text:p>109625.1521916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6.2494215965271">
                <text:p>66.2494215965271</text:p>
              </table:table-cell>
              <table:table-cell office:value-type="float" office:value="109640.726342832">
                <text:p>109640.7263428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6.289785861969">
                <text:p>66.289785861969</text:p>
              </table:table-cell>
              <table:table-cell office:value-type="float" office:value="109403.70031896">
                <text:p>109403.700318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.3300628662109">
                <text:p>66.3300628662109</text:p>
              </table:table-cell>
              <table:table-cell office:value-type="float" office:value="109640.726342832">
                <text:p>109640.7263428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6.3703382015228">
                <text:p>66.3703382015228</text:p>
              </table:table-cell>
              <table:table-cell office:value-type="float" office:value="109645.269637181">
                <text:p>109645.2696371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6.4106142520905">
                <text:p>66.4106142520905</text:p>
              </table:table-cell>
              <table:table-cell office:value-type="float" office:value="109643.322464926">
                <text:p>109643.3224649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6.4509041309357">
                <text:p>66.4509041309357</text:p>
              </table:table-cell>
              <table:table-cell office:value-type="float" office:value="109605.690723602">
                <text:p>109605.6907236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6.4911980628967">
                <text:p>66.4911980628967</text:p>
              </table:table-cell>
              <table:table-cell office:value-type="float" office:value="109594.665625277">
                <text:p>109594.6656252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6.5314784049988">
                <text:p>66.5314784049988</text:p>
              </table:table-cell>
              <table:table-cell office:value-type="float" office:value="109631.640883585">
                <text:p>109631.6408835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.5717575550079">
                <text:p>66.5717575550079</text:p>
              </table:table-cell>
              <table:table-cell office:value-type="float" office:value="109634.885517601">
                <text:p>109634.8855176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6.6120357513428">
                <text:p>66.6120357513428</text:p>
              </table:table-cell>
              <table:table-cell office:value-type="float" office:value="109637.481363096">
                <text:p>109637.4813630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6.6523110866547">
                <text:p>66.6523110866547</text:p>
              </table:table-cell>
              <table:table-cell office:value-type="float" office:value="109645.269637181">
                <text:p>109645.26963718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6.6925892829895">
                <text:p>66.6925892829895</text:p>
              </table:table-cell>
              <table:table-cell office:value-type="float" office:value="109637.481363096">
                <text:p>109637.4813630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.7328653335571">
                <text:p>66.7328653335571</text:p>
              </table:table-cell>
              <table:table-cell office:value-type="float" office:value="109643.322464926">
                <text:p>109643.3224649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6.7731399536133">
                <text:p>66.7731399536133</text:p>
              </table:table-cell>
              <table:table-cell office:value-type="float" office:value="109647.216878596">
                <text:p>109647.21687859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6.8134171962738">
                <text:p>66.8134171962738</text:p>
              </table:table-cell>
              <table:table-cell office:value-type="float" office:value="109640.077331518">
                <text:p>109640.0773315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6.8536920547485">
                <text:p>66.8536920547485</text:p>
              </table:table-cell>
              <table:table-cell office:value-type="float" office:value="109646.56779044">
                <text:p>109646.5677904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6.8939890861511">
                <text:p>66.8939890861511</text:p>
              </table:table-cell>
              <table:table-cell office:value-type="float" office:value="109586.236164196">
                <text:p>109586.2361641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6.9342584609985">
                <text:p>66.9342584609985</text:p>
              </table:table-cell>
              <table:table-cell office:value-type="float" office:value="109661.498762596">
                <text:p>109661.4987625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.9745559692383">
                <text:p>66.9745559692383</text:p>
              </table:table-cell>
              <table:table-cell office:value-type="float" office:value="109584.93943912">
                <text:p>109584.939439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0.0204389095307">
                <text:p>80.0204389095307</text:p>
              </table:table-cell>
              <table:table-cell office:value-type="float" office:value="313.968783772347">
                <text:p>313.968783772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619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619" chart:label-cell-address="source_2.I1:source_2.I1" chart:class="chart:scatter">
            <chart:domain table:cell-range-address="source_2.H2:source_2.H619"/>
            <chart:data-point chart:repeated="6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0997362136841">
                <text:p>0.190997362136841</text:p>
                <draw:g>
                  <svg:desc>source_2.H2:source_2.H619</svg:desc>
                </draw:g>
              </table:table-cell>
              <table:table-cell office:value-type="float" office:value="0">
                <text:p>0</text:p>
                <draw:g>
                  <svg:desc>source_2.I2:source_2.I6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614275932312">
                <text:p>0.35614275932312</text:p>
              </table:table-cell>
              <table:table-cell office:value-type="float" office:value="26740.0731430551">
                <text:p>26740.0731430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3631362915039">
                <text:p>0.743631362915039</text:p>
              </table:table-cell>
              <table:table-cell office:value-type="float" office:value="11396.4642032432">
                <text:p>11396.4642032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023792266846">
                <text:p>1.02023792266846</text:p>
              </table:table-cell>
              <table:table-cell office:value-type="float" office:value="15964.9142230635">
                <text:p>15964.9142230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8646311759949">
                <text:p>1.18646311759949</text:p>
              </table:table-cell>
              <table:table-cell office:value-type="float" office:value="26566.3698083331">
                <text:p>26566.3698083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89388465881">
                <text:p>2.01989388465881</text:p>
              </table:table-cell>
              <table:table-cell office:value-type="float" office:value="5298.58048747276">
                <text:p>5298.58048747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7613506317139">
                <text:p>2.17613506317139</text:p>
              </table:table-cell>
              <table:table-cell office:value-type="float" office:value="28263.9957150901">
                <text:p>28263.9957150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8050842285156">
                <text:p>5.88050842285156</text:p>
              </table:table-cell>
              <table:table-cell office:value-type="float" office:value="1192.1044590336">
                <text:p>1192.1044590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0720882415772">
                <text:p>6.00720882415772</text:p>
              </table:table-cell>
              <table:table-cell office:value-type="float" office:value="34853.8753979903">
                <text:p>34853.8753979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9155797958374">
                <text:p>6.09155797958374</text:p>
              </table:table-cell>
              <table:table-cell office:value-type="float" office:value="52353.8140683916">
                <text:p>52353.8140683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5869660377502">
                <text:p>6.45869660377502</text:p>
              </table:table-cell>
              <table:table-cell office:value-type="float" office:value="12028.154242086">
                <text:p>12028.154242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6167049407959">
                <text:p>6.86167049407959</text:p>
              </table:table-cell>
              <table:table-cell office:value-type="float" office:value="10958.5263617512">
                <text:p>10958.5263617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02284455299377">
                <text:p>7.02284455299377</text:p>
              </table:table-cell>
              <table:table-cell office:value-type="float" office:value="27398.9501148647">
                <text:p>27398.9501148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0021631717682">
                <text:p>11.0021631717682</text:p>
              </table:table-cell>
              <table:table-cell office:value-type="float" office:value="1109.73772724942">
                <text:p>1109.73772724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0200893878937">
                <text:p>11.0200893878937</text:p>
              </table:table-cell>
              <table:table-cell office:value-type="float" office:value="246343.119433952">
                <text:p>246343.119433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0674126148224">
                <text:p>11.0674126148224</text:p>
              </table:table-cell>
              <table:table-cell office:value-type="float" office:value="93315.6990044738">
                <text:p>93315.6990044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1178534030914">
                <text:p>11.1178534030914</text:p>
              </table:table-cell>
              <table:table-cell office:value-type="float" office:value="87548.1956476527">
                <text:p>87548.1956476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1682918071747">
                <text:p>11.1682918071747</text:p>
              </table:table-cell>
              <table:table-cell office:value-type="float" office:value="87552.333985649">
                <text:p>87552.333985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187359333038">
                <text:p>11.2187359333038</text:p>
              </table:table-cell>
              <table:table-cell office:value-type="float" office:value="87542.4026316536">
                <text:p>87542.40263165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2691569328308">
                <text:p>11.2691569328308</text:p>
              </table:table-cell>
              <table:table-cell office:value-type="float" office:value="87582.5557094964">
                <text:p>87582.5557094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319623708725">
                <text:p>11.319623708725</text:p>
              </table:table-cell>
              <table:table-cell office:value-type="float" office:value="87503.1131225995">
                <text:p>87503.1131225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3700635433197">
                <text:p>11.3700635433197</text:p>
              </table:table-cell>
              <table:table-cell office:value-type="float" office:value="87549.8509359047">
                <text:p>87549.8509359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4204874038696">
                <text:p>11.4204874038696</text:p>
              </table:table-cell>
              <table:table-cell office:value-type="float" office:value="87577.5863220059">
                <text:p>87577.5863220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4709005355835">
                <text:p>11.4709005355835</text:p>
              </table:table-cell>
              <table:table-cell office:value-type="float" office:value="87596.2244334304">
                <text:p>87596.2244334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5214273929596">
                <text:p>11.5214273929596</text:p>
              </table:table-cell>
              <table:table-cell office:value-type="float" office:value="87399.0631780111">
                <text:p>87399.0631780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717821121216">
                <text:p>11.5717821121216</text:p>
              </table:table-cell>
              <table:table-cell office:value-type="float" office:value="87697.8379284385">
                <text:p>87697.8379284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6222109794617">
                <text:p>11.6222109794617</text:p>
              </table:table-cell>
              <table:table-cell office:value-type="float" office:value="87568.8912506974">
                <text:p>87568.89125069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6726858615875">
                <text:p>11.6726858615875</text:p>
              </table:table-cell>
              <table:table-cell office:value-type="float" office:value="87489.060182233">
                <text:p>87489.060182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7231285572052">
                <text:p>11.7231285572052</text:p>
              </table:table-cell>
              <table:table-cell office:value-type="float" office:value="87544.885258919">
                <text:p>87544.885258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7735509872437">
                <text:p>11.7735509872437</text:p>
              </table:table-cell>
              <table:table-cell office:value-type="float" office:value="87580.070945259">
                <text:p>87580.0709452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8239619731903">
                <text:p>11.8239619731903</text:p>
              </table:table-cell>
              <table:table-cell office:value-type="float" office:value="87599.9530077233">
                <text:p>87599.9530077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8744473457336">
                <text:p>11.8744473457336</text:p>
              </table:table-cell>
              <table:table-cell office:value-type="float" office:value="87470.8807231135">
                <text:p>87470.8807231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249038696289">
                <text:p>11.9249038696289</text:p>
              </table:table-cell>
              <table:table-cell office:value-type="float" office:value="87520.8924254595">
                <text:p>87520.8924254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9753158092499">
                <text:p>11.9753158092499</text:p>
              </table:table-cell>
              <table:table-cell office:value-type="float" office:value="87598.2958244066">
                <text:p>87598.2958244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0258774757385">
                <text:p>12.0258774757385</text:p>
              </table:table-cell>
              <table:table-cell office:value-type="float" office:value="87338.8934083397">
                <text:p>87338.8934083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0420138835907">
                <text:p>12.0420138835907</text:p>
              </table:table-cell>
              <table:table-cell office:value-type="float" office:value="273666.855749767">
                <text:p>273666.855749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0581510066986">
                <text:p>12.0581510066986</text:p>
              </table:table-cell>
              <table:table-cell office:value-type="float" office:value="273654.725843626">
                <text:p>273654.7258436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08620429039">
                <text:p>12.08620429039</text:p>
              </table:table-cell>
              <table:table-cell office:value-type="float" office:value="157414.72722328">
                <text:p>157414.72722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328752040863">
                <text:p>12.1328752040863</text:p>
              </table:table-cell>
              <table:table-cell office:value-type="float" office:value="94619.9602762679">
                <text:p>94619.96027626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1795380115509">
                <text:p>12.1795380115509</text:p>
              </table:table-cell>
              <table:table-cell office:value-type="float" office:value="94636.3975924545">
                <text:p>94636.39759245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2262547016144">
                <text:p>12.2262547016144</text:p>
              </table:table-cell>
              <table:table-cell office:value-type="float" office:value="94527.2448454661">
                <text:p>94527.2448454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272928237915">
                <text:p>12.272928237915</text:p>
              </table:table-cell>
              <table:table-cell office:value-type="float" office:value="94614.6435434684">
                <text:p>94614.64354346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3196053504944">
                <text:p>12.3196053504944</text:p>
              </table:table-cell>
              <table:table-cell office:value-type="float" office:value="94607.3944161244">
                <text:p>94607.39441612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3662605285645">
                <text:p>12.3662605285645</text:p>
              </table:table-cell>
              <table:table-cell office:value-type="float" office:value="94651.8732254735">
                <text:p>94651.8732254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413019657135">
                <text:p>12.413019657135</text:p>
              </table:table-cell>
              <table:table-cell office:value-type="float" office:value="94441.4520757488">
                <text:p>94441.45207574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4596393108368">
                <text:p>12.4596393108368</text:p>
              </table:table-cell>
              <table:table-cell office:value-type="float" office:value="94723.9983430246">
                <text:p>94723.9983430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5063185691834">
                <text:p>12.5063185691834</text:p>
              </table:table-cell>
              <table:table-cell office:value-type="float" office:value="94603.0454728864">
                <text:p>94603.0454728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553010225296">
                <text:p>12.553010225296</text:p>
              </table:table-cell>
              <table:table-cell office:value-type="float" office:value="94577.9260719264">
                <text:p>94577.9260719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996813774109">
                <text:p>12.5996813774109</text:p>
              </table:table-cell>
              <table:table-cell office:value-type="float" office:value="94619.4769122312">
                <text:p>94619.4769122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6463680267334">
                <text:p>12.6463680267334</text:p>
              </table:table-cell>
              <table:table-cell office:value-type="float" office:value="94588.0688394325">
                <text:p>94588.0688394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6930539608002">
                <text:p>12.6930539608002</text:p>
              </table:table-cell>
              <table:table-cell office:value-type="float" office:value="94589.5179838113">
                <text:p>94589.5179838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39734172821">
                <text:p>12.739734172821</text:p>
              </table:table-cell>
              <table:table-cell office:value-type="float" office:value="94601.112737562">
                <text:p>94601.1127375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7864110469818">
                <text:p>12.7864110469818</text:p>
              </table:table-cell>
              <table:table-cell office:value-type="float" office:value="94607.8776567217">
                <text:p>94607.8776567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8330583572388">
                <text:p>12.8330583572388</text:p>
              </table:table-cell>
              <table:table-cell office:value-type="float" office:value="94667.8377740183">
                <text:p>94667.83777401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8797962665558">
                <text:p>12.8797962665558</text:p>
              </table:table-cell>
              <table:table-cell office:value-type="float" office:value="94484.3289854259">
                <text:p>94484.32898542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9264628887177">
                <text:p>12.9264628887177</text:p>
              </table:table-cell>
              <table:table-cell office:value-type="float" office:value="94628.6616734957">
                <text:p>94628.6616734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9731454849243">
                <text:p>12.9731454849243</text:p>
              </table:table-cell>
              <table:table-cell office:value-type="float" office:value="94596.2812447332">
                <text:p>94596.28124473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0198862552643">
                <text:p>13.0198862552643</text:p>
              </table:table-cell>
              <table:table-cell office:value-type="float" office:value="94478.5455584177">
                <text:p>94478.54555841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0346121788025">
                <text:p>13.0346121788025</text:p>
              </table:table-cell>
              <table:table-cell office:value-type="float" office:value="299879.324277503">
                <text:p>299879.3242775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0493276119232">
                <text:p>13.0493276119232</text:p>
              </table:table-cell>
              <table:table-cell office:value-type="float" office:value="300093.103870644">
                <text:p>300093.1038706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0766201019287">
                <text:p>13.0766201019287</text:p>
              </table:table-cell>
              <table:table-cell office:value-type="float" office:value="161802.752299669">
                <text:p>161802.7522996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1205253601074">
                <text:p>13.1205253601074</text:p>
              </table:table-cell>
              <table:table-cell office:value-type="float" office:value="100580.208002085">
                <text:p>100580.2080020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1643867492676">
                <text:p>13.1643867492676</text:p>
              </table:table-cell>
              <table:table-cell office:value-type="float" office:value="100680.80570534">
                <text:p>100680.80570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2082755565643">
                <text:p>13.2082755565643</text:p>
              </table:table-cell>
              <table:table-cell office:value-type="float" office:value="100617.90857385">
                <text:p>100617.90857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2521667480469">
                <text:p>13.2521667480469</text:p>
              </table:table-cell>
              <table:table-cell office:value-type="float" office:value="100612.442971759">
                <text:p>100612.4429717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960684299469">
                <text:p>13.2960684299469</text:p>
              </table:table-cell>
              <table:table-cell office:value-type="float" office:value="100588.401375063">
                <text:p>100588.401375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3399350643158">
                <text:p>13.3399350643158</text:p>
              </table:table-cell>
              <table:table-cell office:value-type="float" office:value="100668.767128648">
                <text:p>100668.767128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3838455677032">
                <text:p>13.3838455677032</text:p>
              </table:table-cell>
              <table:table-cell office:value-type="float" office:value="100568.193469219">
                <text:p>100568.193469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4276986122131">
                <text:p>13.4276986122131</text:p>
              </table:table-cell>
              <table:table-cell office:value-type="float" office:value="100699.963921645">
                <text:p>100699.9639216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4715857505798">
                <text:p>13.4715857505798</text:p>
              </table:table-cell>
              <table:table-cell office:value-type="float" office:value="100621.734848649">
                <text:p>100621.7348486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5154716968536">
                <text:p>13.5154716968536</text:p>
              </table:table-cell>
              <table:table-cell office:value-type="float" office:value="100624.468080252">
                <text:p>100624.468080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5593535900116">
                <text:p>13.5593535900116</text:p>
              </table:table-cell>
              <table:table-cell office:value-type="float" office:value="100633.762178491">
                <text:p>100633.7621784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6032454967499">
                <text:p>13.6032454967499</text:p>
              </table:table-cell>
              <table:table-cell office:value-type="float" office:value="100610.803406918">
                <text:p>100610.803406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6471040248871">
                <text:p>13.6471040248871</text:p>
              </table:table-cell>
              <table:table-cell office:value-type="float" office:value="100687.373415382">
                <text:p>100687.3734153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6909852027893">
                <text:p>13.6909852027893</text:p>
              </table:table-cell>
              <table:table-cell office:value-type="float" office:value="100635.402491701">
                <text:p>100635.4024917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7348892688751">
                <text:p>13.7348892688751</text:p>
              </table:table-cell>
              <table:table-cell office:value-type="float" office:value="100582.938978099">
                <text:p>100582.938978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7788767814636">
                <text:p>13.7788767814636</text:p>
              </table:table-cell>
              <table:table-cell office:value-type="float" office:value="100392.128132165">
                <text:p>100392.128132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8226714134216">
                <text:p>13.8226714134216</text:p>
              </table:table-cell>
              <table:table-cell office:value-type="float" office:value="100834.275859065">
                <text:p>100834.275859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8665056228638">
                <text:p>13.8665056228638</text:p>
              </table:table-cell>
              <table:table-cell office:value-type="float" office:value="100743.233565764">
                <text:p>100743.233565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9105043411255">
                <text:p>13.9105043411255</text:p>
              </table:table-cell>
              <table:table-cell office:value-type="float" office:value="100366.560083232">
                <text:p>100366.5600832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9544491767883">
                <text:p>13.9544491767883</text:p>
              </table:table-cell>
              <table:table-cell office:value-type="float" office:value="100489.623715535">
                <text:p>100489.6237155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9982278347015">
                <text:p>13.9982278347015</text:p>
              </table:table-cell>
              <table:table-cell office:value-type="float" office:value="100871.06847256">
                <text:p>100871.06847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0128779411316">
                <text:p>14.0128779411316</text:p>
              </table:table-cell>
              <table:table-cell office:value-type="float" office:value="301431.257246082">
                <text:p>301431.2572460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0275440216064">
                <text:p>14.0275440216064</text:p>
              </table:table-cell>
              <table:table-cell office:value-type="float" office:value="301102.943460025">
                <text:p>301102.943460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0612528324127">
                <text:p>14.0612528324127</text:p>
              </table:table-cell>
              <table:table-cell office:value-type="float" office:value="131004.324815221">
                <text:p>131004.3248152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1100370883942">
                <text:p>14.1100370883942</text:p>
              </table:table-cell>
              <table:table-cell office:value-type="float" office:value="90521.0074676467">
                <text:p>90521.0074676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1587839126587">
                <text:p>14.1587839126587</text:p>
              </table:table-cell>
              <table:table-cell office:value-type="float" office:value="90590.5167490793">
                <text:p>90590.516749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2075316905975">
                <text:p>14.2075316905975</text:p>
              </table:table-cell>
              <table:table-cell office:value-type="float" office:value="90588.7444867776">
                <text:p>90588.74448677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56279706955">
                <text:p>14.256279706955</text:p>
              </table:table-cell>
              <table:table-cell office:value-type="float" office:value="90588.3014320369">
                <text:p>90588.3014320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3050980567932">
                <text:p>14.3050980567932</text:p>
              </table:table-cell>
              <table:table-cell office:value-type="float" office:value="90457.789225382">
                <text:p>90457.7892253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353816986084">
                <text:p>14.353816986084</text:p>
              </table:table-cell>
              <table:table-cell office:value-type="float" office:value="90642.3861173914">
                <text:p>90642.38611739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4026169776917">
                <text:p>14.4026169776917</text:p>
              </table:table-cell>
              <table:table-cell office:value-type="float" office:value="90491.8188409338">
                <text:p>90491.81884093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4513559341431">
                <text:p>14.4513559341431</text:p>
              </table:table-cell>
              <table:table-cell office:value-type="float" office:value="90605.14055942">
                <text:p>90605.140559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5001158714294">
                <text:p>14.5001158714294</text:p>
              </table:table-cell>
              <table:table-cell office:value-type="float" office:value="90566.1542192711">
                <text:p>90566.15421927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5488307476044">
                <text:p>14.5488307476044</text:p>
              </table:table-cell>
              <table:table-cell office:value-type="float" office:value="90649.9276348954">
                <text:p>90649.92763489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5975847244263">
                <text:p>14.5975847244263</text:p>
              </table:table-cell>
              <table:table-cell office:value-type="float" office:value="90577.2264718396">
                <text:p>90577.22647183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6463551521301">
                <text:p>14.6463551521301</text:p>
              </table:table-cell>
              <table:table-cell office:value-type="float" office:value="90546.6736280175">
                <text:p>90546.6736280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6951355934143">
                <text:p>14.6951355934143</text:p>
              </table:table-cell>
              <table:table-cell office:value-type="float" office:value="90528.0863343108">
                <text:p>90528.0863343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7438831329346">
                <text:p>14.7438831329346</text:p>
              </table:table-cell>
              <table:table-cell office:value-type="float" office:value="90589.187545852">
                <text:p>90589.1875458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7926399707794">
                <text:p>14.7926399707794</text:p>
              </table:table-cell>
              <table:table-cell office:value-type="float" office:value="90571.9114527557">
                <text:p>90571.91145275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8414044380188">
                <text:p>14.8414044380188</text:p>
              </table:table-cell>
              <table:table-cell office:value-type="float" office:value="90557.7411175703">
                <text:p>90557.74111757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8901615142822">
                <text:p>14.8901615142822</text:p>
              </table:table-cell>
              <table:table-cell office:value-type="float" office:value="90571.4685626546">
                <text:p>90571.4685626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9389214515686">
                <text:p>14.9389214515686</text:p>
              </table:table-cell>
              <table:table-cell office:value-type="float" office:value="90566.1542192711">
                <text:p>90566.15421927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987663269043">
                <text:p>14.987663269043</text:p>
              </table:table-cell>
              <table:table-cell office:value-type="float" office:value="90599.8222639627">
                <text:p>90599.82226396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0364818572998">
                <text:p>15.0364818572998</text:p>
              </table:table-cell>
              <table:table-cell office:value-type="float" office:value="90457.347450674">
                <text:p>90457.347450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0499069690704">
                <text:p>15.0499069690704</text:p>
              </table:table-cell>
              <table:table-cell office:value-type="float" office:value="328935.808911542">
                <text:p>328935.8089115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0633461475372">
                <text:p>15.0633461475372</text:p>
              </table:table-cell>
              <table:table-cell office:value-type="float" office:value="328591.514050525">
                <text:p>328591.514050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0880606174469">
                <text:p>15.0880606174469</text:p>
              </table:table-cell>
              <table:table-cell office:value-type="float" office:value="178680.749218599">
                <text:p>178680.7492185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1279492378235">
                <text:p>15.1279492378235</text:p>
              </table:table-cell>
              <table:table-cell office:value-type="float" office:value="110708.266124742">
                <text:p>110708.266124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1678373813629">
                <text:p>15.1678373813629</text:p>
              </table:table-cell>
              <table:table-cell office:value-type="float" office:value="110709.589571018">
                <text:p>110709.5895710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207780122757">
                <text:p>15.207780122757</text:p>
              </table:table-cell>
              <table:table-cell office:value-type="float" office:value="110558.26029654">
                <text:p>110558.260296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2476255893707">
                <text:p>15.2476255893707</text:p>
              </table:table-cell>
              <table:table-cell office:value-type="float" office:value="110828.166295685">
                <text:p>110828.1662956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2875263690948">
                <text:p>15.2875263690948</text:p>
              </table:table-cell>
              <table:table-cell office:value-type="float" office:value="110674.528932336">
                <text:p>110674.5289323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3274171352386">
                <text:p>15.3274171352386</text:p>
              </table:table-cell>
              <table:table-cell office:value-type="float" office:value="110702.311008045">
                <text:p>110702.3110080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3673141002655">
                <text:p>15.3673141002655</text:p>
              </table:table-cell>
              <table:table-cell office:value-type="float" office:value="110685.110935819">
                <text:p>110685.1109358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4072604179382">
                <text:p>15.4072604179382</text:p>
              </table:table-cell>
              <table:table-cell office:value-type="float" office:value="110548.362334151">
                <text:p>110548.3623341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4470076560974">
                <text:p>15.4470076560974</text:p>
              </table:table-cell>
              <table:table-cell office:value-type="float" office:value="111102.059023946">
                <text:p>111102.0590239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4870090484619">
                <text:p>15.4870090484619</text:p>
              </table:table-cell>
              <table:table-cell office:value-type="float" office:value="110396.157207739">
                <text:p>110396.1572077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5268828868866">
                <text:p>15.5268828868866</text:p>
              </table:table-cell>
              <table:table-cell office:value-type="float" office:value="110749.307678049">
                <text:p>110749.3076780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5667927265167">
                <text:p>15.5667927265167</text:p>
              </table:table-cell>
              <table:table-cell office:value-type="float" office:value="110649.404781533">
                <text:p>110649.404781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6066873073578">
                <text:p>15.6066873073578</text:p>
              </table:table-cell>
              <table:table-cell office:value-type="float" office:value="110691.725715652">
                <text:p>110691.725715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6465563774109">
                <text:p>15.6465563774109</text:p>
              </table:table-cell>
              <table:table-cell office:value-type="float" office:value="110762.553380815">
                <text:p>110762.553380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6863961219788">
                <text:p>15.6863961219788</text:p>
              </table:table-cell>
              <table:table-cell office:value-type="float" office:value="110844.084165171">
                <text:p>110844.0841651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7262876033783">
                <text:p>15.7262876033783</text:p>
              </table:table-cell>
              <table:table-cell office:value-type="float" office:value="110700.326111513">
                <text:p>110700.3261115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7662265300751">
                <text:p>15.7662265300751</text:p>
              </table:table-cell>
              <table:table-cell office:value-type="float" office:value="110568.820076888">
                <text:p>110568.8200768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806102514267">
                <text:p>15.806102514267</text:p>
              </table:table-cell>
              <table:table-cell office:value-type="float" office:value="110743.348145314">
                <text:p>110743.3481453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8460142612457">
                <text:p>15.8460142612457</text:p>
              </table:table-cell>
              <table:table-cell office:value-type="float" office:value="110644.11694006">
                <text:p>110644.11694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859806060791">
                <text:p>15.8859806060791</text:p>
              </table:table-cell>
              <table:table-cell office:value-type="float" office:value="110492.966479947">
                <text:p>110492.9664799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258153438568">
                <text:p>15.9258153438568</text:p>
              </table:table-cell>
              <table:table-cell office:value-type="float" office:value="110858.016052287">
                <text:p>110858.0160522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9656493663788">
                <text:p>15.9656493663788</text:p>
              </table:table-cell>
              <table:table-cell office:value-type="float" office:value="110860.006607771">
                <text:p>110860.0066077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0056457519531">
                <text:p>16.0056457519531</text:p>
              </table:table-cell>
              <table:table-cell office:value-type="float" office:value="110409.976716322">
                <text:p>110409.9767163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0180327892303">
                <text:p>16.0180327892303</text:p>
              </table:table-cell>
              <table:table-cell office:value-type="float" office:value="356501.712327976">
                <text:p>356501.7123279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0304334163666">
                <text:p>16.0304334163666</text:p>
              </table:table-cell>
              <table:table-cell office:value-type="float" office:value="356111.021764208">
                <text:p>356111.0217642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0529432296753">
                <text:p>16.0529432296753</text:p>
              </table:table-cell>
              <table:table-cell office:value-type="float" office:value="196181.102856598">
                <text:p>196181.1028565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0895221233368">
                <text:p>16.0895221233368</text:p>
              </table:table-cell>
              <table:table-cell office:value-type="float" office:value="120725.357110733">
                <text:p>120725.3571107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1260795593262">
                <text:p>16.1260795593262</text:p>
              </table:table-cell>
              <table:table-cell office:value-type="float" office:value="120796.217800473">
                <text:p>120796.2178004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1626303195953">
                <text:p>16.1626303195953</text:p>
              </table:table-cell>
              <table:table-cell office:value-type="float" office:value="120818.280317015">
                <text:p>120818.280317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1992013454437">
                <text:p>16.1992013454437</text:p>
              </table:table-cell>
              <table:table-cell office:value-type="float" office:value="120751.329708586">
                <text:p>120751.3297085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2357757091522">
                <text:p>16.2357757091522</text:p>
              </table:table-cell>
              <table:table-cell office:value-type="float" office:value="120740.30966598">
                <text:p>120740.309665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2723171710968">
                <text:p>16.2723171710968</text:p>
              </table:table-cell>
              <table:table-cell office:value-type="float" office:value="120849.023684314">
                <text:p>120849.0236843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3089258670807">
                <text:p>16.3089258670807</text:p>
              </table:table-cell>
              <table:table-cell office:value-type="float" office:value="120627.077291792">
                <text:p>120627.0772917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3455235958099">
                <text:p>16.3455235958099</text:p>
              </table:table-cell>
              <table:table-cell office:value-type="float" office:value="120663.225651783">
                <text:p>120663.2256517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382052898407">
                <text:p>16.382052898407</text:p>
              </table:table-cell>
              <table:table-cell office:value-type="float" office:value="120889.250164801">
                <text:p>120889.2501648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4186272621155">
                <text:p>16.4186272621155</text:p>
              </table:table-cell>
              <table:table-cell office:value-type="float" office:value="120740.30966598">
                <text:p>120740.309665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4551565647125">
                <text:p>16.4551565647125</text:p>
              </table:table-cell>
              <table:table-cell office:value-type="float" office:value="120889.250164801">
                <text:p>120889.2501648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4917573928833">
                <text:p>16.4917573928833</text:p>
              </table:table-cell>
              <table:table-cell office:value-type="float" office:value="120653.007614891">
                <text:p>120653.0076148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5283203125">
                <text:p>16.5283203125</text:p>
              </table:table-cell>
              <table:table-cell office:value-type="float" office:value="120778.101045932">
                <text:p>120778.1010459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5649485588074">
                <text:p>16.5649485588074</text:p>
              </table:table-cell>
              <table:table-cell office:value-type="float" office:value="120562.692599102">
                <text:p>120562.6925991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601466178894">
                <text:p>16.601466178894</text:p>
              </table:table-cell>
              <table:table-cell office:value-type="float" office:value="120927.924369638">
                <text:p>120927.9243696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638064622879">
                <text:p>16.638064622879</text:p>
              </table:table-cell>
              <table:table-cell office:value-type="float" office:value="120660.867489658">
                <text:p>120660.867489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6746091842651">
                <text:p>16.6746091842651</text:p>
              </table:table-cell>
              <table:table-cell office:value-type="float" office:value="120838.77415693">
                <text:p>120838.774156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7111847400665">
                <text:p>16.7111847400665</text:p>
              </table:table-cell>
              <table:table-cell office:value-type="float" office:value="120736.374423926">
                <text:p>120736.3744239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7477140426636">
                <text:p>16.7477140426636</text:p>
              </table:table-cell>
              <table:table-cell office:value-type="float" office:value="120889.250164801">
                <text:p>120889.2501648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7842965126038">
                <text:p>16.7842965126038</text:p>
              </table:table-cell>
              <table:table-cell office:value-type="float" office:value="120713.555077621">
                <text:p>120713.5550776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820867061615">
                <text:p>16.820867061615</text:p>
              </table:table-cell>
              <table:table-cell office:value-type="float" office:value="120752.904164602">
                <text:p>120752.9041646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236968755722">
                <text:p>20.236968755722</text:p>
              </table:table-cell>
              <table:table-cell office:value-type="float" office:value="1292.70156319345">
                <text:p>1292.701563193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29221367836">
                <text:p>20.29221367836</text:p>
              </table:table-cell>
              <table:table-cell office:value-type="float" office:value="79934.9476682462">
                <text:p>79934.94766824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4028255939484">
                <text:p>20.4028255939484</text:p>
              </table:table-cell>
              <table:table-cell office:value-type="float" office:value="39923.3660904427">
                <text:p>39923.36609044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7902128696442">
                <text:p>20.7902128696442</text:p>
              </table:table-cell>
              <table:table-cell office:value-type="float" office:value="11399.4451471548">
                <text:p>11399.44514715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0117001533508">
                <text:p>21.0117001533508</text:p>
              </table:table-cell>
              <table:table-cell office:value-type="float" office:value="19937.9392175331">
                <text:p>19937.93921753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2304389476776">
                <text:p>21.2304389476776</text:p>
              </table:table-cell>
              <table:table-cell office:value-type="float" office:value="20188.462744303">
                <text:p>20188.4627443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.0640041828155">
                <text:p>22.0640041828155</text:p>
              </table:table-cell>
              <table:table-cell office:value-type="float" office:value="5297.72573740942">
                <text:p>5297.72573740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1681218147278">
                <text:p>22.1681218147278</text:p>
              </table:table-cell>
              <table:table-cell office:value-type="float" office:value="42413.5654921789">
                <text:p>42413.5654921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8738172054291">
                <text:p>25.8738172054291</text:p>
              </table:table-cell>
              <table:table-cell office:value-type="float" office:value="1191.67916798587">
                <text:p>1191.679167985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0005269050598">
                <text:p>26.0005269050598</text:p>
              </table:table-cell>
              <table:table-cell office:value-type="float" office:value="34851.3177197112">
                <text:p>34851.3177197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1694309711456">
                <text:p>26.1694309711456</text:p>
              </table:table-cell>
              <table:table-cell office:value-type="float" office:value="26145.018899405">
                <text:p>26145.0188994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4927244186401">
                <text:p>26.4927244186401</text:p>
              </table:table-cell>
              <table:table-cell office:value-type="float" office:value="13659.416960732">
                <text:p>13659.4169607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0164425373077">
                <text:p>27.0164425373077</text:p>
              </table:table-cell>
              <table:table-cell office:value-type="float" office:value="8432.01684760267">
                <text:p>8432.016847602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.0021576881409">
                <text:p>31.0021576881409</text:p>
              </table:table-cell>
              <table:table-cell office:value-type="float" office:value="1107.95674875986">
                <text:p>1107.956748759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.0201270580292">
                <text:p>31.0201270580292</text:p>
              </table:table-cell>
              <table:table-cell office:value-type="float" office:value="245751.522031605">
                <text:p>245751.5220316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.067435503006">
                <text:p>31.067435503006</text:p>
              </table:table-cell>
              <table:table-cell office:value-type="float" office:value="93344.856339391">
                <text:p>93344.856339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.11772108078">
                <text:p>31.11772108078</text:p>
              </table:table-cell>
              <table:table-cell office:value-type="float" office:value="87818.4202206597">
                <text:p>87818.42022065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.1682503223419">
                <text:p>31.1682503223419</text:p>
              </table:table-cell>
              <table:table-cell office:value-type="float" office:value="87394.9393162998">
                <text:p>87394.9393162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.2186787128448">
                <text:p>31.2186787128448</text:p>
              </table:table-cell>
              <table:table-cell office:value-type="float" office:value="87569.7192783388">
                <text:p>87569.71927833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2691268920898">
                <text:p>31.2691268920898</text:p>
              </table:table-cell>
              <table:table-cell office:value-type="float" office:value="87535.3692856637">
                <text:p>87535.36928566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3195810317993">
                <text:p>31.3195810317993</text:p>
              </table:table-cell>
              <table:table-cell office:value-type="float" office:value="87525.0281825914">
                <text:p>87525.02818259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3700172901154">
                <text:p>31.3700172901154</text:p>
              </table:table-cell>
              <table:table-cell office:value-type="float" office:value="87556.0588243636">
                <text:p>87556.05882436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4204556941986">
                <text:p>31.4204556941986</text:p>
              </table:table-cell>
              <table:table-cell office:value-type="float" office:value="87552.333985649">
                <text:p>87552.3339856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4709136486053">
                <text:p>31.4709136486053</text:p>
              </table:table-cell>
              <table:table-cell office:value-type="float" office:value="87518.4111587821">
                <text:p>87518.41115878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.5213217735291">
                <text:p>31.5213217735291</text:p>
              </table:table-cell>
              <table:table-cell office:value-type="float" office:value="87604.9249339015">
                <text:p>87604.92493390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571795463562">
                <text:p>31.571795463562</text:p>
              </table:table-cell>
              <table:table-cell office:value-type="float" office:value="87491.126508016">
                <text:p>87491.1265080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.6221969127655">
                <text:p>31.6221969127655</text:p>
              </table:table-cell>
              <table:table-cell office:value-type="float" office:value="87616.5282901055">
                <text:p>87616.52829010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.6725976467133">
                <text:p>31.6725976467133</text:p>
              </table:table-cell>
              <table:table-cell office:value-type="float" office:value="87617.7716891521">
                <text:p>87617.77168915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.7230460643768">
                <text:p>31.7230460643768</text:p>
              </table:table-cell>
              <table:table-cell office:value-type="float" office:value="87534.9555946237">
                <text:p>87534.9555946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7735097408295">
                <text:p>31.7735097408295</text:p>
              </table:table-cell>
              <table:table-cell office:value-type="float" office:value="87508.4874988189">
                <text:p>87508.48749881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.8239388465881">
                <text:p>31.8239388465881</text:p>
              </table:table-cell>
              <table:table-cell office:value-type="float" office:value="87568.4772427488">
                <text:p>87568.47724274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.8744132518768">
                <text:p>31.8744132518768</text:p>
              </table:table-cell>
              <table:table-cell office:value-type="float" office:value="87489.8867008337">
                <text:p>87489.88670083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.9248466491699">
                <text:p>31.9248466491699</text:p>
              </table:table-cell>
              <table:table-cell office:value-type="float" office:value="87561.0257690289">
                <text:p>87561.02576902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.9752242565155">
                <text:p>31.9752242565155</text:p>
              </table:table-cell>
              <table:table-cell office:value-type="float" office:value="87657.9939516988">
                <text:p>87657.99395169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0257840156555">
                <text:p>32.0257840156555</text:p>
              </table:table-cell>
              <table:table-cell office:value-type="float" office:value="87342.1882365146">
                <text:p>87342.18823651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.0419273376465">
                <text:p>32.0419273376465</text:p>
              </table:table-cell>
              <table:table-cell office:value-type="float" office:value="273549.645015507">
                <text:p>273549.6450155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.0580711364746">
                <text:p>32.0580711364746</text:p>
              </table:table-cell>
              <table:table-cell office:value-type="float" office:value="273541.565217391">
                <text:p>273541.5652173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.0861206054687">
                <text:p>32.0861206054687</text:p>
              </table:table-cell>
              <table:table-cell office:value-type="float" office:value="157436.135454916">
                <text:p>157436.1354549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.1327979564667">
                <text:p>32.1327979564667</text:p>
              </table:table-cell>
              <table:table-cell office:value-type="float" office:value="94606.9111804637">
                <text:p>94606.91118046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1794998645782">
                <text:p>32.1794998645782</text:p>
              </table:table-cell>
              <table:table-cell office:value-type="float" office:value="94557.1643336294">
                <text:p>94557.16433362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.2262368202209">
                <text:p>32.2262368202209</text:p>
              </table:table-cell>
              <table:table-cell office:value-type="float" office:value="94486.2569517775">
                <text:p>94486.25695177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.2728796005249">
                <text:p>32.2728796005249</text:p>
              </table:table-cell>
              <table:table-cell office:value-type="float" office:value="94677.0319269657">
                <text:p>94677.0319269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.3195707798004">
                <text:p>32.3195707798004</text:p>
              </table:table-cell>
              <table:table-cell office:value-type="float" office:value="94578.8919560655">
                <text:p>94578.89195606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3662481307983">
                <text:p>32.3662481307983</text:p>
              </table:table-cell>
              <table:table-cell office:value-type="float" office:value="94606.9111804637">
                <text:p>94606.91118046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4129483699799">
                <text:p>32.4129483699799</text:p>
              </table:table-cell>
              <table:table-cell office:value-type="float" office:value="94560.5435303127">
                <text:p>94560.54353031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4595911502838">
                <text:p>32.4595911502838</text:p>
              </table:table-cell>
              <table:table-cell office:value-type="float" office:value="94677.0319269657">
                <text:p>94677.03192696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5062935352325">
                <text:p>32.5062935352325</text:p>
              </table:table-cell>
              <table:table-cell office:value-type="float" office:value="94556.1988932225">
                <text:p>94556.19889322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5530741214752">
                <text:p>32.5530741214752</text:p>
              </table:table-cell>
              <table:table-cell office:value-type="float" office:value="94398.1329582289">
                <text:p>94398.13295822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5996751785278">
                <text:p>32.5996751785278</text:p>
              </table:table-cell>
              <table:table-cell office:value-type="float" office:value="94761.7989655119">
                <text:p>94761.79896551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6463153362274">
                <text:p>32.6463153362274</text:p>
              </table:table-cell>
              <table:table-cell office:value-type="float" office:value="94682.3556739238">
                <text:p>94682.35567392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6929578781128">
                <text:p>32.6929578781128</text:p>
              </table:table-cell>
              <table:table-cell office:value-type="float" office:value="94677.5158792228">
                <text:p>94677.51587922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.7396664619446">
                <text:p>32.7396664619446</text:p>
              </table:table-cell>
              <table:table-cell office:value-type="float" office:value="94543.6499617171">
                <text:p>94543.6499617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.786315202713">
                <text:p>32.786315202713</text:p>
              </table:table-cell>
              <table:table-cell office:value-type="float" office:value="94664.9347282773">
                <text:p>94664.93472827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.8330500125885">
                <text:p>32.8330500125885</text:p>
              </table:table-cell>
              <table:table-cell office:value-type="float" office:value="94490.5951637588">
                <text:p>94490.59516375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.8797776699066">
                <text:p>32.8797776699066</text:p>
              </table:table-cell>
              <table:table-cell office:value-type="float" office:value="94505.0587478953">
                <text:p>94505.05874789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9264423847198">
                <text:p>32.9264423847198</text:p>
              </table:table-cell>
              <table:table-cell office:value-type="float" office:value="94632.5294748782">
                <text:p>94632.52947487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.9730932712555">
                <text:p>32.9730932712555</text:p>
              </table:table-cell>
              <table:table-cell office:value-type="float" office:value="94660.580493489">
                <text:p>94660.5804934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0197880268097">
                <text:p>33.0197880268097</text:p>
              </table:table-cell>
              <table:table-cell office:value-type="float" office:value="94571.6483058636">
                <text:p>94571.64830586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.034512758255">
                <text:p>33.034512758255</text:p>
              </table:table-cell>
              <table:table-cell office:value-type="float" office:value="299903.602072539">
                <text:p>299903.6020725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.0492506027222">
                <text:p>33.0492506027222</text:p>
              </table:table-cell>
              <table:table-cell office:value-type="float" office:value="299636.762339238">
                <text:p>299636.7623392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.0765607357025">
                <text:p>33.0765607357025</text:p>
              </table:table-cell>
              <table:table-cell office:value-type="float" office:value="161698.223995391">
                <text:p>161698.2239953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.1204378604889">
                <text:p>33.1204378604889</text:p>
              </table:table-cell>
              <table:table-cell office:value-type="float" office:value="100644.698610039">
                <text:p>100644.6986100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.1643283367157">
                <text:p>33.1643283367157</text:p>
              </table:table-cell>
              <table:table-cell office:value-type="float" office:value="100614.082590037">
                <text:p>100614.0825900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.2082064151764">
                <text:p>33.2082064151764</text:p>
              </table:table-cell>
              <table:table-cell office:value-type="float" office:value="100642.51113357">
                <text:p>100642.511133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.252096414566">
                <text:p>33.252096414566</text:p>
              </table:table-cell>
              <table:table-cell office:value-type="float" office:value="100615.175698579">
                <text:p>100615.1756985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.2960057258606">
                <text:p>33.2960057258606</text:p>
              </table:table-cell>
              <table:table-cell office:value-type="float" office:value="100570.923792821">
                <text:p>100570.9237928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.3398468494415">
                <text:p>33.3398468494415</text:p>
              </table:table-cell>
              <table:table-cell office:value-type="float" office:value="100727.345453359">
                <text:p>100727.3454533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3837785720825">
                <text:p>33.3837785720825</text:p>
              </table:table-cell>
              <table:table-cell office:value-type="float" office:value="100519.618501815">
                <text:p>100519.6185018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.4276003837585">
                <text:p>33.4276003837585</text:p>
              </table:table-cell>
              <table:table-cell office:value-type="float" office:value="100771.735149781">
                <text:p>100771.7351497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.471498966217">
                <text:p>33.471498966217</text:p>
              </table:table-cell>
              <table:table-cell office:value-type="float" office:value="100595.503378158">
                <text:p>100595.5033781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.5152552127838">
                <text:p>33.5152552127838</text:p>
              </table:table-cell>
              <table:table-cell office:value-type="float" office:value="100922.73324361">
                <text:p>100922.733243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.5591719150543">
                <text:p>33.5591719150543</text:p>
              </table:table-cell>
              <table:table-cell office:value-type="float" office:value="100553.998175896">
                <text:p>100553.9981758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.6030495166779">
                <text:p>33.6030495166779</text:p>
              </table:table-cell>
              <table:table-cell office:value-type="float" office:value="100643.604859919">
                <text:p>100643.6048599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.6469686031342">
                <text:p>33.6469686031342</text:p>
              </table:table-cell>
              <table:table-cell office:value-type="float" office:value="100548.539514684">
                <text:p>100548.5395146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.6909129619598">
                <text:p>33.6909129619598</text:p>
              </table:table-cell>
              <table:table-cell office:value-type="float" office:value="100490.7141214">
                <text:p>100490.71412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.7347402572632">
                <text:p>33.7347402572632</text:p>
              </table:table-cell>
              <table:table-cell office:value-type="float" office:value="100759.126691146">
                <text:p>100759.1266911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7785019874573">
                <text:p>33.7785019874573</text:p>
              </table:table-cell>
              <table:table-cell office:value-type="float" office:value="100910.086973577">
                <text:p>100910.0869735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822506904602">
                <text:p>33.822506904602</text:p>
              </table:table-cell>
              <table:table-cell office:value-type="float" office:value="100352.421650322">
                <text:p>100352.4216503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8663256168365">
                <text:p>33.8663256168365</text:p>
              </table:table-cell>
              <table:table-cell office:value-type="float" office:value="100778.863065798">
                <text:p>100778.8630657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9102988243103">
                <text:p>33.9102988243103</text:p>
              </table:table-cell>
              <table:table-cell office:value-type="float" office:value="100424.787130565">
                <text:p>100424.7871305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9541611671448">
                <text:p>33.9541611671448</text:p>
              </table:table-cell>
              <table:table-cell office:value-type="float" office:value="100678.616659057">
                <text:p>100678.6166590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9981873035431">
                <text:p>33.9981873035431</text:p>
              </table:table-cell>
              <table:table-cell office:value-type="float" office:value="100304.054847042">
                <text:p>100304.0548470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012832403183">
                <text:p>34.012832403183</text:p>
              </table:table-cell>
              <table:table-cell office:value-type="float" office:value="301534.308989679">
                <text:p>301534.3089896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0274934768677">
                <text:p>34.0274934768677</text:p>
              </table:table-cell>
              <table:table-cell office:value-type="float" office:value="301205.770803181">
                <text:p>301205.7708031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0612275600433">
                <text:p>34.0612275600433</text:p>
              </table:table-cell>
              <table:table-cell office:value-type="float" office:value="130906.181057452">
                <text:p>130906.1810574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1099712848663">
                <text:p>34.1099712848663</text:p>
              </table:table-cell>
              <table:table-cell office:value-type="float" office:value="90596.2770805005">
                <text:p>90596.27708050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1587290763855">
                <text:p>34.1587290763855</text:p>
              </table:table-cell>
              <table:table-cell office:value-type="float" office:value="90570.1399183394">
                <text:p>90570.13991833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20747423172">
                <text:p>34.20747423172</text:p>
              </table:table-cell>
              <table:table-cell office:value-type="float" office:value="90593.6183749731">
                <text:p>90593.61837497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2561502456665">
                <text:p>34.2561502456665</text:p>
              </table:table-cell>
              <table:table-cell office:value-type="float" office:value="90722.3012313751">
                <text:p>90722.30123137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3049795627594">
                <text:p>34.3049795627594</text:p>
              </table:table-cell>
              <table:table-cell office:value-type="float" office:value="90437.4720539049">
                <text:p>90437.47205390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3536703586578">
                <text:p>34.3536703586578</text:p>
              </table:table-cell>
              <table:table-cell office:value-type="float" office:value="90694.7590097148">
                <text:p>90694.75900971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4024496078491">
                <text:p>34.4024496078491</text:p>
              </table:table-cell>
              <table:table-cell office:value-type="float" office:value="90530.298707202">
                <text:p>90530.2987072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4514656066895">
                <text:p>34.4514656066895</text:p>
              </table:table-cell>
              <table:table-cell office:value-type="float" office:value="90093.0329785785">
                <text:p>90093.03297857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5000162124634">
                <text:p>34.5000162124634</text:p>
              </table:table-cell>
              <table:table-cell office:value-type="float" office:value="90956.6405940011">
                <text:p>90956.64059400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5487999916077">
                <text:p>34.5487999916077</text:p>
              </table:table-cell>
              <table:table-cell office:value-type="float" office:value="90521.8922654364">
                <text:p>90521.89226543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.5974538326263">
                <text:p>34.5974538326263</text:p>
              </table:table-cell>
              <table:table-cell office:value-type="float" office:value="90763.6459432839">
                <text:p>90763.64594328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6462788581848">
                <text:p>34.6462788581848</text:p>
              </table:table-cell>
              <table:table-cell office:value-type="float" office:value="90445.4211644294">
                <text:p>90445.42116442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.6951208114624">
                <text:p>34.6951208114624</text:p>
              </table:table-cell>
              <table:table-cell office:value-type="float" office:value="90414.0744515713">
                <text:p>90414.07445157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.7438325881958">
                <text:p>34.7438325881958</text:p>
              </table:table-cell>
              <table:table-cell office:value-type="float" office:value="90655.695524492">
                <text:p>90655.6955244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7925808429718">
                <text:p>34.7925808429718</text:p>
              </table:table-cell>
              <table:table-cell office:value-type="float" office:value="90587.8583816301">
                <text:p>90587.85838163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.8413355350494">
                <text:p>34.8413355350494</text:p>
              </table:table-cell>
              <table:table-cell office:value-type="float" office:value="90575.8976585881">
                <text:p>90575.89765858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.8901567459106">
                <text:p>34.8901567459106</text:p>
              </table:table-cell>
              <table:table-cell office:value-type="float" office:value="90452.4882136631">
                <text:p>90452.48821366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.9388744831085">
                <text:p>34.9388744831085</text:p>
              </table:table-cell>
              <table:table-cell office:value-type="float" office:value="90644.604080514">
                <text:p>90644.6040805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.9876308441162">
                <text:p>34.9876308441162</text:p>
              </table:table-cell>
              <table:table-cell office:value-type="float" office:value="90572.7972459523">
                <text:p>90572.79724595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.0364377498627">
                <text:p>35.0364377498627</text:p>
              </table:table-cell>
              <table:table-cell office:value-type="float" office:value="90478.9994870818">
                <text:p>90478.99948708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.0498850345612">
                <text:p>35.0498850345612</text:p>
              </table:table-cell>
              <table:table-cell office:value-type="float" office:value="328393.433991702">
                <text:p>328393.4339917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.0633151531219">
                <text:p>35.0633151531219</text:p>
              </table:table-cell>
              <table:table-cell office:value-type="float" office:value="328813.180614238">
                <text:p>328813.1806142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.0880134105682">
                <text:p>35.0880134105682</text:p>
              </table:table-cell>
              <table:table-cell office:value-type="float" office:value="178798.039076377">
                <text:p>178798.0390763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.1279034614563">
                <text:p>35.1279034614563</text:p>
              </table:table-cell>
              <table:table-cell office:value-type="float" office:value="110704.295975758">
                <text:p>110704.2959757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.1677627563477">
                <text:p>35.1677627563477</text:p>
              </table:table-cell>
              <table:table-cell office:value-type="float" office:value="110789.716979101">
                <text:p>110789.7169791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.2076461315155">
                <text:p>35.2076461315155</text:p>
              </table:table-cell>
              <table:table-cell office:value-type="float" office:value="110722.825774287">
                <text:p>110722.8257742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.2476365566254">
                <text:p>35.2476365566254</text:p>
              </table:table-cell>
              <table:table-cell office:value-type="float" office:value="110426.43302411">
                <text:p>110426.433024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.2874541282654">
                <text:p>35.2874541282654</text:p>
              </table:table-cell>
              <table:table-cell office:value-type="float" office:value="110905.809121773">
                <text:p>110905.8091217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.3273522853851">
                <text:p>35.3273522853851</text:p>
              </table:table-cell>
              <table:table-cell office:value-type="float" office:value="110681.803842362">
                <text:p>110681.8038423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.3672466278076">
                <text:p>35.3672466278076</text:p>
              </table:table-cell>
              <table:table-cell office:value-type="float" office:value="110692.38723712">
                <text:p>110692.387237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.4071345329285">
                <text:p>35.4071345329285</text:p>
              </table:table-cell>
              <table:table-cell office:value-type="float" office:value="110710.251306021">
                <text:p>110710.2513060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.4469614028931">
                <text:p>35.4469614028931</text:p>
              </table:table-cell>
              <table:table-cell office:value-type="float" office:value="110879.916094968">
                <text:p>110879.9160949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.4868500232697">
                <text:p>35.4868500232697</text:p>
              </table:table-cell>
              <table:table-cell office:value-type="float" office:value="110708.266124742">
                <text:p>110708.2661247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.5270147323608">
                <text:p>35.5270147323608</text:p>
              </table:table-cell>
              <table:table-cell office:value-type="float" office:value="109947.267138778">
                <text:p>109947.2671387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.5667004585266">
                <text:p>35.5667004585266</text:p>
              </table:table-cell>
              <table:table-cell office:value-type="float" office:value="111274.264745816">
                <text:p>111274.2647458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.6066370010376">
                <text:p>35.6066370010376</text:p>
              </table:table-cell>
              <table:table-cell office:value-type="float" office:value="110575.420964025">
                <text:p>110575.4209640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.646502494812">
                <text:p>35.646502494812</text:p>
              </table:table-cell>
              <table:table-cell office:value-type="float" office:value="110772.489737333">
                <text:p>110772.489737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.6864066123962">
                <text:p>35.6864066123962</text:p>
              </table:table-cell>
              <table:table-cell office:value-type="float" office:value="110665.27133895">
                <text:p>110665.271338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.726270198822">
                <text:p>35.726270198822</text:p>
              </table:table-cell>
              <table:table-cell office:value-type="float" office:value="110777.789856459">
                <text:p>110777.7898564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.7661507129669">
                <text:p>35.7661507129669</text:p>
              </table:table-cell>
              <table:table-cell office:value-type="float" office:value="110730.76901555">
                <text:p>110730.769015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.8060460090637">
                <text:p>35.8060460090637</text:p>
              </table:table-cell>
              <table:table-cell office:value-type="float" office:value="110689.741198688">
                <text:p>110689.7411986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8459403514862">
                <text:p>35.8459403514862</text:p>
              </table:table-cell>
              <table:table-cell office:value-type="float" office:value="110692.38723712">
                <text:p>110692.387237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.8858494758606">
                <text:p>35.8858494758606</text:p>
              </table:table-cell>
              <table:table-cell office:value-type="float" office:value="110651.387852394">
                <text:p>110651.3878523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9257731437683">
                <text:p>35.9257731437683</text:p>
              </table:table-cell>
              <table:table-cell office:value-type="float" office:value="110611.079377971">
                <text:p>110611.0793779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96564245224">
                <text:p>35.96564245224</text:p>
              </table:table-cell>
              <table:table-cell office:value-type="float" office:value="110761.891020428">
                <text:p>110761.8910204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.0056478977203">
                <text:p>36.0056478977203</text:p>
              </table:table-cell>
              <table:table-cell office:value-type="float" office:value="110384.972520039">
                <text:p>110384.9725200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.0180487632751">
                <text:p>36.0180487632751</text:p>
              </table:table-cell>
              <table:table-cell office:value-type="float" office:value="356104.175186972">
                <text:p>356104.1751869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.0304548740387">
                <text:p>36.0304548740387</text:p>
              </table:table-cell>
              <table:table-cell office:value-type="float" office:value="355953.617065437">
                <text:p>355953.6170654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.0528950691223">
                <text:p>36.0528950691223</text:p>
              </table:table-cell>
              <table:table-cell office:value-type="float" office:value="196789.73304576">
                <text:p>196789.733045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.0894258022308">
                <text:p>36.0894258022308</text:p>
              </table:table-cell>
              <table:table-cell office:value-type="float" office:value="120884.516247773">
                <text:p>120884.5162477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1260254383087">
                <text:p>36.1260254383087</text:p>
              </table:table-cell>
              <table:table-cell office:value-type="float" office:value="120656.937424272">
                <text:p>120656.9374242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1625888347626">
                <text:p>36.1625888347626</text:p>
              </table:table-cell>
              <table:table-cell office:value-type="float" office:value="120776.525932785">
                <text:p>120776.5259327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1990740299225">
                <text:p>36.1990740299225</text:p>
              </table:table-cell>
              <table:table-cell office:value-type="float" office:value="121035.394785336">
                <text:p>121035.3947853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2357575893402">
                <text:p>36.2357575893402</text:p>
              </table:table-cell>
              <table:table-cell office:value-type="float" office:value="120380.902783013">
                <text:p>120380.9027830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2722957134247">
                <text:p>36.2722957134247</text:p>
              </table:table-cell>
              <table:table-cell office:value-type="float" office:value="120860.063581552">
                <text:p>120860.0635815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.3088703155518">
                <text:p>36.3088703155518</text:p>
              </table:table-cell>
              <table:table-cell office:value-type="float" office:value="120739.522597047">
                <text:p>120739.5225970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.3454487323761">
                <text:p>36.3454487323761</text:p>
              </table:table-cell>
              <table:table-cell office:value-type="float" office:value="120726.930889513">
                <text:p>120726.9308895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.3819284439087">
                <text:p>36.3819284439087</text:p>
              </table:table-cell>
              <table:table-cell office:value-type="float" office:value="121053.588816198">
                <text:p>121053.5888161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4184918403625">
                <text:p>36.4184918403625</text:p>
              </table:table-cell>
              <table:table-cell office:value-type="float" office:value="120776.525932785">
                <text:p>120776.5259327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4550333023071">
                <text:p>36.4550333023071</text:p>
              </table:table-cell>
              <table:table-cell office:value-type="float" office:value="120849.023684314">
                <text:p>120849.0236843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4915945529938">
                <text:p>36.4915945529938</text:p>
              </table:table-cell>
              <table:table-cell office:value-type="float" office:value="120783.614265499">
                <text:p>120783.6142654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5284156799316">
                <text:p>36.5284156799316</text:p>
              </table:table-cell>
              <table:table-cell office:value-type="float" office:value="119931.147339726">
                <text:p>119931.1473397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.5647706985474">
                <text:p>36.5647706985474</text:p>
              </table:table-cell>
              <table:table-cell office:value-type="float" office:value="121468.786653026">
                <text:p>121468.7866530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.6014244556427">
                <text:p>36.6014244556427</text:p>
              </table:table-cell>
              <table:table-cell office:value-type="float" office:value="120478.781711624">
                <text:p>120478.7817116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.6380412578583">
                <text:p>36.6380412578583</text:p>
              </table:table-cell>
              <table:table-cell office:value-type="float" office:value="120600.372856194">
                <text:p>120600.3728561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.6745200157166">
                <text:p>36.6745200157166</text:p>
              </table:table-cell>
              <table:table-cell office:value-type="float" office:value="121056.753553852">
                <text:p>121056.7535538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.7110698223114">
                <text:p>36.7110698223114</text:p>
              </table:table-cell>
              <table:table-cell office:value-type="float" office:value="120821.432762996">
                <text:p>120821.4327629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.7475941181183">
                <text:p>36.7475941181183</text:p>
              </table:table-cell>
              <table:table-cell office:value-type="float" office:value="120905.821794587">
                <text:p>120905.8217945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.7842512130737">
                <text:p>36.7842512130737</text:p>
              </table:table-cell>
              <table:table-cell office:value-type="float" office:value="120467.811357325">
                <text:p>120467.8113573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2281076908112">
                <text:p>40.2281076908112</text:p>
              </table:table-cell>
              <table:table-cell office:value-type="float" office:value="1282.28340192076">
                <text:p>1282.283401920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.2833778858185">
                <text:p>40.2833778858185</text:p>
              </table:table-cell>
              <table:table-cell office:value-type="float" office:value="79898.3973082564">
                <text:p>79898.39730825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.3940303325653">
                <text:p>40.3940303325653</text:p>
              </table:table-cell>
              <table:table-cell office:value-type="float" office:value="39908.7424619164">
                <text:p>39908.74246191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.7815492153168">
                <text:p>40.7815492153168</text:p>
              </table:table-cell>
              <table:table-cell office:value-type="float" office:value="11395.5737295831">
                <text:p>11395.57372958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.0028758049011">
                <text:p>41.0028758049011</text:p>
              </table:table-cell>
              <table:table-cell office:value-type="float" office:value="19952.4151539732">
                <text:p>19952.41515397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.2222282886505">
                <text:p>41.2222282886505</text:p>
              </table:table-cell>
              <table:table-cell office:value-type="float" office:value="20131.980839776">
                <text:p>20131.9808397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.0036640167236">
                <text:p>42.0036640167236</text:p>
              </table:table-cell>
              <table:table-cell office:value-type="float" office:value="5651.1365443823">
                <text:p>5651.13654438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.1598625183106">
                <text:p>42.1598625183106</text:p>
              </table:table-cell>
              <table:table-cell office:value-type="float" office:value="28271.7180711416">
                <text:p>28271.71807114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.8675138950348">
                <text:p>45.8675138950348</text:p>
              </table:table-cell>
              <table:table-cell office:value-type="float" office:value="1191.05049296776">
                <text:p>1191.050492967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.9942383766174">
                <text:p>45.9942383766174</text:p>
              </table:table-cell>
              <table:table-cell office:value-type="float" office:value="34847.2524396966">
                <text:p>34847.25243969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.1634883880615">
                <text:p>46.1634883880615</text:p>
              </table:table-cell>
              <table:table-cell office:value-type="float" office:value="26091.5787379946">
                <text:p>26091.57873799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.4467387199402">
                <text:p>46.4467387199402</text:p>
              </table:table-cell>
              <table:table-cell office:value-type="float" office:value="15590.449517608">
                <text:p>15590.4495176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.8494782447815">
                <text:p>46.8494782447815</text:p>
              </table:table-cell>
              <table:table-cell office:value-type="float" office:value="10964.903436632">
                <text:p>10964.9034366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.0106184482574">
                <text:p>47.0106184482574</text:p>
              </table:table-cell>
              <table:table-cell office:value-type="float" office:value="27404.706614132">
                <text:p>27404.7066141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0168585777283">
                <text:p>51.0168585777283</text:p>
              </table:table-cell>
              <table:table-cell office:value-type="float" office:value="1102.28040688697">
                <text:p>1102.280406886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1.0672497749329">
                <text:p>51.0672497749329</text:p>
              </table:table-cell>
              <table:table-cell office:value-type="float" office:value="87634.3537160052">
                <text:p>87634.35371600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1.1177000999451">
                <text:p>51.1177000999451</text:p>
              </table:table-cell>
              <table:table-cell office:value-type="float" office:value="87531.646207066">
                <text:p>87531.6462070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1.1681389808655">
                <text:p>51.1681389808655</text:p>
              </table:table-cell>
              <table:table-cell office:value-type="float" office:value="87551.5062867515">
                <text:p>87551.50628675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.2185997962952">
                <text:p>51.2185997962952</text:p>
              </table:table-cell>
              <table:table-cell office:value-type="float" office:value="87513.4490474751">
                <text:p>87513.44904747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.2690668106079">
                <text:p>51.2690668106079</text:p>
              </table:table-cell>
              <table:table-cell office:value-type="float" office:value="87502.6997363871">
                <text:p>87502.69973638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.319498538971">
                <text:p>51.319498538971</text:p>
              </table:table-cell>
              <table:table-cell office:value-type="float" office:value="87563.9234136702">
                <text:p>87563.92341367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.3698425292969">
                <text:p>51.3698425292969</text:p>
              </table:table-cell>
              <table:table-cell office:value-type="float" office:value="87716.5272639445">
                <text:p>87716.52726394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.4203069210052">
                <text:p>51.4203069210052</text:p>
              </table:table-cell>
              <table:table-cell office:value-type="float" office:value="87507.2471995578">
                <text:p>87507.24719955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.4706737995148">
                <text:p>51.4706737995148</text:p>
              </table:table-cell>
              <table:table-cell office:value-type="float" office:value="87676.6663069102">
                <text:p>87676.66630691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.521096944809">
                <text:p>51.521096944809</text:p>
              </table:table-cell>
              <table:table-cell office:value-type="float" office:value="87578.8286160102">
                <text:p>87578.82861601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.5715227127075">
                <text:p>51.5715227127075</text:p>
              </table:table-cell>
              <table:table-cell office:value-type="float" office:value="87574.2737102898">
                <text:p>87574.27371028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.622150182724">
                <text:p>51.622150182724</text:p>
              </table:table-cell>
              <table:table-cell office:value-type="float" office:value="87225.3738644765">
                <text:p>87225.37386447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.6725492477417">
                <text:p>51.6725492477417</text:p>
              </table:table-cell>
              <table:table-cell office:value-type="float" office:value="87620.673090842">
                <text:p>87620.6730908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.7230005264282">
                <text:p>51.7230005264282</text:p>
              </table:table-cell>
              <table:table-cell office:value-type="float" office:value="87529.9916071226">
                <text:p>87529.99160712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.7734355926514">
                <text:p>51.7734355926514</text:p>
              </table:table-cell>
              <table:table-cell office:value-type="float" office:value="87558.1283161577">
                <text:p>87558.12831615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.8238809108734">
                <text:p>51.8238809108734</text:p>
              </table:table-cell>
              <table:table-cell office:value-type="float" office:value="87540.333883157">
                <text:p>87540.3338831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.8742892742157">
                <text:p>51.8742892742157</text:p>
              </table:table-cell>
              <table:table-cell office:value-type="float" office:value="87604.5105851638">
                <text:p>87604.51058516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.9247951507568">
                <text:p>51.9247951507568</text:p>
              </table:table-cell>
              <table:table-cell office:value-type="float" office:value="87435.3699495367">
                <text:p>87435.36994953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.9752078056335">
                <text:p>51.9752078056335</text:p>
              </table:table-cell>
              <table:table-cell office:value-type="float" office:value="87597.0529780653">
                <text:p>87597.05297806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2.0257587432861">
                <text:p>52.0257587432861</text:p>
              </table:table-cell>
              <table:table-cell office:value-type="float" office:value="87357.4300510315">
                <text:p>87357.43005103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.0418956279755">
                <text:p>52.0418956279755</text:p>
              </table:table-cell>
              <table:table-cell office:value-type="float" office:value="273658.769026196">
                <text:p>273658.7690261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2.0580348968506">
                <text:p>52.0580348968506</text:p>
              </table:table-cell>
              <table:table-cell office:value-type="float" office:value="273618.342576042">
                <text:p>273618.3425760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.0861825942993">
                <text:p>52.0861825942993</text:p>
              </table:table-cell>
              <table:table-cell office:value-type="float" office:value="156886.722547857">
                <text:p>156886.7225478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.1328077316284">
                <text:p>52.1328077316284</text:p>
              </table:table-cell>
              <table:table-cell office:value-type="float" office:value="94712.8577623236">
                <text:p>94712.85776232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2.1794240474701">
                <text:p>52.1794240474701</text:p>
              </table:table-cell>
              <table:table-cell office:value-type="float" office:value="94730.7808493119">
                <text:p>94730.78084931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2.2261180877686">
                <text:p>52.2261180877686</text:p>
              </table:table-cell>
              <table:table-cell office:value-type="float" office:value="94573.0969471379">
                <text:p>94573.09694713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2.272810459137">
                <text:p>52.272810459137</text:p>
              </table:table-cell>
              <table:table-cell office:value-type="float" office:value="94576.4772827075">
                <text:p>94576.47728270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.3194928169251">
                <text:p>52.3194928169251</text:p>
              </table:table-cell>
              <table:table-cell office:value-type="float" office:value="94596.764371808">
                <text:p>94596.7643718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2.3661558628082">
                <text:p>52.3661558628082</text:p>
              </table:table-cell>
              <table:table-cell office:value-type="float" office:value="94635.9140604642">
                <text:p>94635.91406046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2.4128601551056">
                <text:p>52.4128601551056</text:p>
              </table:table-cell>
              <table:table-cell office:value-type="float" office:value="94552.3373287322">
                <text:p>94552.33732873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2.4595217704773">
                <text:p>52.4595217704773</text:p>
              </table:table-cell>
              <table:table-cell office:value-type="float" office:value="94638.815326524">
                <text:p>94638.8153265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.5061569213867">
                <text:p>52.5061569213867</text:p>
              </table:table-cell>
              <table:table-cell office:value-type="float" office:value="94692.52085357">
                <text:p>94692.520853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.5528833866119">
                <text:p>52.5528833866119</text:p>
              </table:table-cell>
              <table:table-cell office:value-type="float" office:value="94507.4697757481">
                <text:p>94507.46977574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2.599547624588">
                <text:p>52.599547624588</text:p>
              </table:table-cell>
              <table:table-cell office:value-type="float" office:value="94633.4964746275">
                <text:p>94633.49647462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.6462540626526">
                <text:p>52.6462540626526</text:p>
              </table:table-cell>
              <table:table-cell office:value-type="float" office:value="94547.993445669">
                <text:p>94547.9934456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.6929607391357">
                <text:p>52.6929607391357</text:p>
              </table:table-cell>
              <table:table-cell office:value-type="float" office:value="94547.5108166328">
                <text:p>94547.51081663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2.7396399974823">
                <text:p>52.7396399974823</text:p>
              </table:table-cell>
              <table:table-cell office:value-type="float" office:value="94603.0454728864">
                <text:p>94603.04547288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.7863032817841">
                <text:p>52.7863032817841</text:p>
              </table:table-cell>
              <table:table-cell office:value-type="float" office:value="94635.4305334151">
                <text:p>94635.43053341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.8329856395721">
                <text:p>52.8329856395721</text:p>
              </table:table-cell>
              <table:table-cell office:value-type="float" office:value="94596.764371808">
                <text:p>94596.7643718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2.8796558380127">
                <text:p>52.8796558380127</text:p>
              </table:table-cell>
              <table:table-cell office:value-type="float" office:value="94621.4103980097">
                <text:p>94621.41039800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.926304101944">
                <text:p>52.926304101944</text:p>
              </table:table-cell>
              <table:table-cell office:value-type="float" office:value="94665.9023904077">
                <text:p>94665.90239040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.9730560779572">
                <text:p>52.9730560779572</text:p>
              </table:table-cell>
              <table:table-cell office:value-type="float" office:value="94455.9006180772">
                <text:p>94455.90061807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3.0198104381561">
                <text:p>53.0198104381561</text:p>
              </table:table-cell>
              <table:table-cell office:value-type="float" office:value="94451.0839461097">
                <text:p>94451.08394610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3.0345573425293">
                <text:p>53.0345573425293</text:p>
              </table:table-cell>
              <table:table-cell office:value-type="float" office:value="299452.677541914">
                <text:p>299452.6775419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3.0493161678314">
                <text:p>53.0493161678314</text:p>
              </table:table-cell>
              <table:table-cell office:value-type="float" office:value="299210.805033682">
                <text:p>299210.8050336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.0765285491943">
                <text:p>53.0765285491943</text:p>
              </table:table-cell>
              <table:table-cell office:value-type="float" office:value="162279.072202704">
                <text:p>162279.0722027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3.1203842163086">
                <text:p>53.1203842163086</text:p>
              </table:table-cell>
              <table:table-cell office:value-type="float" office:value="100693.941982342">
                <text:p>100693.9419823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.164258480072">
                <text:p>53.164258480072</text:p>
              </table:table-cell>
              <table:table-cell office:value-type="float" office:value="100651.261610025">
                <text:p>100651.2616100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.2081916332245">
                <text:p>53.2081916332245</text:p>
              </table:table-cell>
              <table:table-cell office:value-type="float" office:value="100516.345473194">
                <text:p>100516.3454731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.2520837783814">
                <text:p>53.2520837783814</text:p>
              </table:table-cell>
              <table:table-cell office:value-type="float" office:value="100610.256897179">
                <text:p>100610.2568971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.2958769798279">
                <text:p>53.2958769798279</text:p>
              </table:table-cell>
              <table:table-cell office:value-type="float" office:value="100837.569625766">
                <text:p>100837.5696257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.3398132324219">
                <text:p>53.3398132324219</text:p>
              </table:table-cell>
              <table:table-cell office:value-type="float" office:value="100509.254642342">
                <text:p>100509.2546423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3.3836526870728">
                <text:p>53.3836526870728</text:p>
              </table:table-cell>
              <table:table-cell office:value-type="float" office:value="100731.180056125">
                <text:p>100731.180056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3.4275145530701">
                <text:p>53.4275145530701</text:p>
              </table:table-cell>
              <table:table-cell office:value-type="float" office:value="100679.7111703">
                <text:p>100679.71117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.4713821411133">
                <text:p>53.4713821411133</text:p>
              </table:table-cell>
              <table:table-cell office:value-type="float" office:value="100666.578605824">
                <text:p>100666.5786058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.5152893066406">
                <text:p>53.5152893066406</text:p>
              </table:table-cell>
              <table:table-cell office:value-type="float" office:value="100575.838748914">
                <text:p>100575.8387489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.5592610836029">
                <text:p>53.5592610836029</text:p>
              </table:table-cell>
              <table:table-cell office:value-type="float" office:value="100428.054199131">
                <text:p>100428.0541991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.6032190322876">
                <text:p>53.6032190322876</text:p>
              </table:table-cell>
              <table:table-cell office:value-type="float" office:value="100459.646824644">
                <text:p>100459.6468246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.6469678878784">
                <text:p>53.6469678878784</text:p>
              </table:table-cell>
              <table:table-cell office:value-type="float" office:value="100939.783232332">
                <text:p>100939.7832323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.6908540725708">
                <text:p>53.6908540725708</text:p>
              </table:table-cell>
              <table:table-cell office:value-type="float" office:value="100623.921422052">
                <text:p>100623.9214220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.7347452640533">
                <text:p>53.7347452640533</text:p>
              </table:table-cell>
              <table:table-cell office:value-type="float" office:value="100612.442971759">
                <text:p>100612.4429717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3.7786245346069">
                <text:p>53.7786245346069</text:p>
              </table:table-cell>
              <table:table-cell office:value-type="float" office:value="100639.776921698">
                <text:p>100639.7769216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3.8225057125092">
                <text:p>53.8225057125092</text:p>
              </table:table-cell>
              <table:table-cell office:value-type="float" office:value="100635.402491701">
                <text:p>100635.4024917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.8664255142212">
                <text:p>53.8664255142212</text:p>
              </table:table-cell>
              <table:table-cell office:value-type="float" office:value="100546.902031887">
                <text:p>100546.9020318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3.9103274345398">
                <text:p>53.9103274345398</text:p>
              </table:table-cell>
              <table:table-cell office:value-type="float" office:value="100587.855108669">
                <text:p>100587.8551086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3.9541823863983">
                <text:p>53.9541823863983</text:p>
              </table:table-cell>
              <table:table-cell office:value-type="float" office:value="100695.584257996">
                <text:p>100695.5842579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3.998108625412">
                <text:p>53.998108625412</text:p>
              </table:table-cell>
              <table:table-cell office:value-type="float" office:value="100532.167086409">
                <text:p>100532.1670864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4.0127675533295">
                <text:p>54.0127675533295</text:p>
              </table:table-cell>
              <table:table-cell office:value-type="float" office:value="301249.861167133">
                <text:p>301249.8611671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4.0274276733399">
                <text:p>54.0274276733399</text:p>
              </table:table-cell>
              <table:table-cell office:value-type="float" office:value="301225.36492706">
                <text:p>301225.364927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.0611267089844">
                <text:p>54.0611267089844</text:p>
              </table:table-cell>
              <table:table-cell office:value-type="float" office:value="131042.325560335">
                <text:p>131042.3255603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.109876871109">
                <text:p>54.109876871109</text:p>
              </table:table-cell>
              <table:table-cell office:value-type="float" office:value="90584.3141343845">
                <text:p>90584.31413438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.1586294174194">
                <text:p>54.1586294174194</text:p>
              </table:table-cell>
              <table:table-cell office:value-type="float" office:value="90579.8842153137">
                <text:p>90579.88421531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.207426071167">
                <text:p>54.207426071167</text:p>
              </table:table-cell>
              <table:table-cell office:value-type="float" office:value="90498.008794731">
                <text:p>90498.0087947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4.2561411857605">
                <text:p>54.2561411857605</text:p>
              </table:table-cell>
              <table:table-cell office:value-type="float" office:value="90649.4839814806">
                <text:p>90649.48398148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3049323558807">
                <text:p>54.3049323558807</text:p>
              </table:table-cell>
              <table:table-cell office:value-type="float" office:value="90508.179843143">
                <text:p>90508.1798431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4.3536822795868">
                <text:p>54.3536822795868</text:p>
              </table:table-cell>
              <table:table-cell office:value-type="float" office:value="90584.7571501232">
                <text:p>90584.75715012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.4024782180786">
                <text:p>54.4024782180786</text:p>
              </table:table-cell>
              <table:table-cell office:value-type="float" office:value="90499.3353235776">
                <text:p>90499.33532357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.4511992931366">
                <text:p>54.4511992931366</text:p>
              </table:table-cell>
              <table:table-cell office:value-type="float" office:value="90638.3940572838">
                <text:p>90638.39405728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.4999487400055">
                <text:p>54.4999487400055</text:p>
              </table:table-cell>
              <table:table-cell office:value-type="float" office:value="90585.6431946007">
                <text:p>90585.64319460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4.5487945079803">
                <text:p>54.5487945079803</text:p>
              </table:table-cell>
              <table:table-cell office:value-type="float" office:value="90407.0134033601">
                <text:p>90407.01340336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.597491979599">
                <text:p>54.597491979599</text:p>
              </table:table-cell>
              <table:table-cell office:value-type="float" office:value="90682.3260677986">
                <text:p>90682.32606779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.6462180614472">
                <text:p>54.6462180614472</text:p>
              </table:table-cell>
              <table:table-cell office:value-type="float" office:value="90629.0806176971">
                <text:p>90629.08061769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4.6949625015259">
                <text:p>54.6949625015259</text:p>
              </table:table-cell>
              <table:table-cell office:value-type="float" office:value="90594.9477082304">
                <text:p>90594.94770823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4.7438192367554">
                <text:p>54.7438192367554</text:p>
              </table:table-cell>
              <table:table-cell office:value-type="float" office:value="90386.7190318173">
                <text:p>90386.71903181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.7925190925598">
                <text:p>54.7925190925598</text:p>
              </table:table-cell>
              <table:table-cell office:value-type="float" office:value="90677.8865574605">
                <text:p>90677.88655746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.8412802219391">
                <text:p>54.8412802219391</text:p>
              </table:table-cell>
              <table:table-cell office:value-type="float" office:value="90563.9400935854">
                <text:p>90563.94009358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4.8900611400604">
                <text:p>54.8900611400604</text:p>
              </table:table-cell>
              <table:table-cell office:value-type="float" office:value="90527.2014154309">
                <text:p>90527.20141543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4.9388148784638">
                <text:p>54.9388148784638</text:p>
              </table:table-cell>
              <table:table-cell office:value-type="float" office:value="90577.6694182544">
                <text:p>90577.66941825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.9875137805939">
                <text:p>54.9875137805939</text:p>
              </table:table-cell>
              <table:table-cell office:value-type="float" office:value="90679.6623094322">
                <text:p>90679.66230943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.0364782810211">
                <text:p>55.0364782810211</text:p>
              </table:table-cell>
              <table:table-cell office:value-type="float" office:value="90187.7883255751">
                <text:p>90187.78832557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5.0499129295349">
                <text:p>55.0499129295349</text:p>
              </table:table-cell>
              <table:table-cell office:value-type="float" office:value="328702.309961135">
                <text:p>328702.3099611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5.0633578300476">
                <text:p>55.0633578300476</text:p>
              </table:table-cell>
              <table:table-cell office:value-type="float" office:value="328451.66803802">
                <text:p>328451.668038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.0878975391388">
                <text:p>55.0878975391388</text:p>
              </table:table-cell>
              <table:table-cell office:value-type="float" office:value="179953.233495584">
                <text:p>179953.2334955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5.1278185844421">
                <text:p>55.1278185844421</text:p>
              </table:table-cell>
              <table:table-cell office:value-type="float" office:value="110618.345948722">
                <text:p>110618.3459487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5.1678869724274">
                <text:p>55.1678869724274</text:p>
              </table:table-cell>
              <table:table-cell office:value-type="float" office:value="110211.571317216">
                <text:p>110211.5713172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5.2076056003571">
                <text:p>55.2076056003571</text:p>
              </table:table-cell>
              <table:table-cell office:value-type="float" office:value="111182.088359585">
                <text:p>111182.088359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5.24746966362">
                <text:p>55.24746966362</text:p>
              </table:table-cell>
              <table:table-cell office:value-type="float" office:value="110776.464779129">
                <text:p>110776.4647791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.2873935699463">
                <text:p>55.2873935699463</text:p>
              </table:table-cell>
              <table:table-cell office:value-type="float" office:value="110610.41882797">
                <text:p>110610.418827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5.3272902965546">
                <text:p>55.3272902965546</text:p>
              </table:table-cell>
              <table:table-cell office:value-type="float" office:value="110685.772378226">
                <text:p>110685.7723782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5.3672089576721">
                <text:p>55.3672089576721</text:p>
              </table:table-cell>
              <table:table-cell office:value-type="float" office:value="110624.952750685">
                <text:p>110624.9527506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5.4070963859558">
                <text:p>55.4070963859558</text:p>
              </table:table-cell>
              <table:table-cell office:value-type="float" office:value="110711.574799761">
                <text:p>110711.5747997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5.4469096660614">
                <text:p>55.4469096660614</text:p>
              </table:table-cell>
              <table:table-cell office:value-type="float" office:value="110917.763828755">
                <text:p>110917.7638287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.4868612289429">
                <text:p>55.4868612289429</text:p>
              </table:table-cell>
              <table:table-cell office:value-type="float" office:value="110533.848528069">
                <text:p>110533.8485280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.5269050598145">
                <text:p>55.5269050598145</text:p>
              </table:table-cell>
              <table:table-cell office:value-type="float" office:value="110279.159208364">
                <text:p>110279.1592083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.5667259693146">
                <text:p>55.5667259693146</text:p>
              </table:table-cell>
              <table:table-cell office:value-type="float" office:value="110896.512797792">
                <text:p>110896.5127977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.6065609455109">
                <text:p>55.6065609455109</text:p>
              </table:table-cell>
              <table:table-cell office:value-type="float" office:value="110857.352549677">
                <text:p>110857.3525496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.6464264392853">
                <text:p>55.6464264392853</text:p>
              </table:table-cell>
              <table:table-cell office:value-type="float" office:value="110772.489737333">
                <text:p>110772.489737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.6863884925842">
                <text:p>55.6863884925842</text:p>
              </table:table-cell>
              <table:table-cell office:value-type="float" office:value="110504.83234594">
                <text:p>110504.832345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.7262020111084">
                <text:p>55.7262020111084</text:p>
              </table:table-cell>
              <table:table-cell office:value-type="float" office:value="110917.099610755">
                <text:p>110917.0996107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.7660648822784">
                <text:p>55.7660648822784</text:p>
              </table:table-cell>
              <table:table-cell office:value-type="float" office:value="110779.777531894">
                <text:p>110779.7775318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.8059632778168">
                <text:p>55.8059632778168</text:p>
              </table:table-cell>
              <table:table-cell office:value-type="float" office:value="110681.142447384">
                <text:p>110681.1424473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.8458635807037">
                <text:p>55.8458635807037</text:p>
              </table:table-cell>
              <table:table-cell office:value-type="float" office:value="110675.851572117">
                <text:p>110675.8515721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.8858046531677">
                <text:p>55.8858046531677</text:p>
              </table:table-cell>
              <table:table-cell office:value-type="float" office:value="110562.879952246">
                <text:p>110562.8799522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.925657749176">
                <text:p>55.925657749176</text:p>
              </table:table-cell>
              <table:table-cell office:value-type="float" office:value="110806.949580033">
                <text:p>110806.9495800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.9655468463898">
                <text:p>55.9655468463898</text:p>
              </table:table-cell>
              <table:table-cell office:value-type="float" office:value="110706.942710108">
                <text:p>110706.9427101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.0010187625885">
                <text:p>56.0010187625885</text:p>
              </table:table-cell>
              <table:table-cell office:value-type="float" office:value="124492.851619841">
                <text:p>124492.8516198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.0134332180023">
                <text:p>56.0134332180023</text:p>
              </table:table-cell>
              <table:table-cell office:value-type="float" office:value="355714.354983676">
                <text:p>355714.3549836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.0258333683014">
                <text:p>56.0258333683014</text:p>
              </table:table-cell>
              <table:table-cell office:value-type="float" office:value="356124.715708518">
                <text:p>356124.7157085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.0483765602112">
                <text:p>56.0483765602112</text:p>
              </table:table-cell>
              <table:table-cell office:value-type="float" office:value="195890.62709803">
                <text:p>195890.627098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.084929227829">
                <text:p>56.084929227829</text:p>
              </table:table-cell>
              <table:table-cell office:value-type="float" office:value="120811.975918546">
                <text:p>120811.9759185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6.1215784549713">
                <text:p>56.1215784549713</text:p>
              </table:table-cell>
              <table:table-cell office:value-type="float" office:value="120493.673245814">
                <text:p>120493.6732458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.1581721305847">
                <text:p>56.1581721305847</text:p>
              </table:table-cell>
              <table:table-cell office:value-type="float" office:value="120676.590311757">
                <text:p>120676.5903117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6.1948130130768">
                <text:p>56.1948130130768</text:p>
              </table:table-cell>
              <table:table-cell office:value-type="float" office:value="120521.114658095">
                <text:p>120521.1146580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6.2312495708466">
                <text:p>56.2312495708466</text:p>
              </table:table-cell>
              <table:table-cell office:value-type="float" office:value="121196.95905147">
                <text:p>121196.959051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.2677674293518">
                <text:p>56.2677674293518</text:p>
              </table:table-cell>
              <table:table-cell office:value-type="float" office:value="120927.134852808">
                <text:p>120927.1348528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.3043661117554">
                <text:p>56.3043661117554</text:p>
              </table:table-cell>
              <table:table-cell office:value-type="float" office:value="120660.081456099">
                <text:p>120660.0814560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6.3410036563873">
                <text:p>56.3410036563873</text:p>
              </table:table-cell>
              <table:table-cell office:value-type="float" office:value="120532.094723074">
                <text:p>120532.0947230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6.3775203227997">
                <text:p>56.3775203227997</text:p>
              </table:table-cell>
              <table:table-cell office:value-type="float" office:value="120931.082540056">
                <text:p>120931.0825400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.4140336513519">
                <text:p>56.4140336513519</text:p>
              </table:table-cell>
              <table:table-cell office:value-type="float" office:value="120942.137435683">
                <text:p>120942.1374356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6.4506621360779">
                <text:p>56.4506621360779</text:p>
              </table:table-cell>
              <table:table-cell office:value-type="float" office:value="120561.90784412">
                <text:p>120561.907844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6.4872198104858">
                <text:p>56.4872198104858</text:p>
              </table:table-cell>
              <table:table-cell office:value-type="float" office:value="120795.430002478">
                <text:p>120795.4300024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6.5237917900086">
                <text:p>56.5237917900086</text:p>
              </table:table-cell>
              <table:table-cell office:value-type="float" office:value="120748.180919723">
                <text:p>120748.1809197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6.5603978633881">
                <text:p>56.5603978633881</text:p>
              </table:table-cell>
              <table:table-cell office:value-type="float" office:value="120635.719494324">
                <text:p>120635.7194943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6.5969345569611">
                <text:p>56.5969345569611</text:p>
              </table:table-cell>
              <table:table-cell office:value-type="float" office:value="120864.795583572">
                <text:p>120864.7955835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6.6334216594696">
                <text:p>56.6334216594696</text:p>
              </table:table-cell>
              <table:table-cell office:value-type="float" office:value="121029.067708674">
                <text:p>121029.0677086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6.6701011657715">
                <text:p>56.6701011657715</text:p>
              </table:table-cell>
              <table:table-cell office:value-type="float" office:value="120394.204972537">
                <text:p>120394.2049725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6.7066142559052">
                <text:p>56.7066142559052</text:p>
              </table:table-cell>
              <table:table-cell office:value-type="float" office:value="120942.927148426">
                <text:p>120942.9271484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6.7431988716126">
                <text:p>56.7431988716126</text:p>
              </table:table-cell>
              <table:table-cell office:value-type="float" office:value="120706.474965297">
                <text:p>120706.4749652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6.7797758579254">
                <text:p>56.7797758579254</text:p>
              </table:table-cell>
              <table:table-cell office:value-type="float" office:value="120731.652472053">
                <text:p>120731.6524720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.220005273819">
                <text:p>60.220005273819</text:p>
              </table:table-cell>
              <table:table-cell office:value-type="float" office:value="1283.63532373698">
                <text:p>1283.635323736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.275262594223">
                <text:p>60.275262594223</text:p>
              </table:table-cell>
              <table:table-cell office:value-type="float" office:value="79917.0131253074">
                <text:p>79917.01312530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.38600897789">
                <text:p>60.38600897789</text:p>
              </table:table-cell>
              <table:table-cell office:value-type="float" office:value="39874.8912043814">
                <text:p>39874.89120438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.7732353210449">
                <text:p>60.7732353210449</text:p>
              </table:table-cell>
              <table:table-cell office:value-type="float" office:value="11404.1827940239">
                <text:p>11404.18279402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.9947826862335">
                <text:p>60.9947826862335</text:p>
              </table:table-cell>
              <table:table-cell office:value-type="float" office:value="19932.5322431199">
                <text:p>19932.53224311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.2145402431488">
                <text:p>61.2145402431488</text:p>
              </table:table-cell>
              <table:table-cell office:value-type="float" office:value="20094.8721035444">
                <text:p>20094.87210354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.9956240653992">
                <text:p>61.9956240653992</text:p>
              </table:table-cell>
              <table:table-cell office:value-type="float" office:value="5653.68258079798">
                <text:p>5653.682580797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2.1519582271576">
                <text:p>62.1519582271576</text:p>
              </table:table-cell>
              <table:table-cell office:value-type="float" office:value="28247.1850702975">
                <text:p>28247.18507029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5.861457824707">
                <text:p>65.861457824707</text:p>
              </table:table-cell>
              <table:table-cell office:value-type="float" office:value="1190.45706405179">
                <text:p>1190.457064051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.0302305221558">
                <text:p>66.0302305221558</text:p>
              </table:table-cell>
              <table:table-cell office:value-type="float" office:value="26165.3695577241">
                <text:p>26165.36955772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6.1146712303162">
                <text:p>66.1146712303162</text:p>
              </table:table-cell>
              <table:table-cell office:value-type="float" office:value="52297.05074964">
                <text:p>52297.050749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6.4805760383606">
                <text:p>66.4805760383606</text:p>
              </table:table-cell>
              <table:table-cell office:value-type="float" office:value="12068.7126895139">
                <text:p>12068.71268951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6.8835575580597">
                <text:p>66.8835575580597</text:p>
              </table:table-cell>
              <table:table-cell office:value-type="float" office:value="10958.3188908945">
                <text:p>10958.31889089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7.0044114589691">
                <text:p>67.0044114589691</text:p>
              </table:table-cell>
              <table:table-cell office:value-type="float" office:value="36539.9872637099">
                <text:p>36539.98726370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.0167927742004">
                <text:p>71.0167927742004</text:p>
              </table:table-cell>
              <table:table-cell office:value-type="float" office:value="1100.59330184709">
                <text:p>1100.593301847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1.0671627521515">
                <text:p>71.0671627521515</text:p>
              </table:table-cell>
              <table:table-cell office:value-type="float" office:value="87671.2712539109">
                <text:p>87671.27125391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1.1177995204926">
                <text:p>71.1177995204926</text:p>
              </table:table-cell>
              <table:table-cell office:value-type="float" office:value="87209.3568502632">
                <text:p>87209.35685026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1.1682131290436">
                <text:p>71.1682131290436</text:p>
              </table:table-cell>
              <table:table-cell office:value-type="float" office:value="87595.3959044691">
                <text:p>87595.39590446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1.2184929847717">
                <text:p>71.2184929847717</text:p>
              </table:table-cell>
              <table:table-cell office:value-type="float" office:value="87828.4143032591">
                <text:p>87828.41430325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1.268985748291">
                <text:p>71.268985748291</text:p>
              </table:table-cell>
              <table:table-cell office:value-type="float" office:value="87458.0770037114">
                <text:p>87458.07700371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.3194098472595">
                <text:p>71.3194098472595</text:p>
              </table:table-cell>
              <table:table-cell office:value-type="float" office:value="87577.1722318364">
                <text:p>87577.17223183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1.3698446750641">
                <text:p>71.3698446750641</text:p>
              </table:table-cell>
              <table:table-cell office:value-type="float" office:value="87558.5422262562">
                <text:p>87558.54222625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.4202864170075">
                <text:p>71.4202864170075</text:p>
              </table:table-cell>
              <table:table-cell office:value-type="float" office:value="87546.540421992">
                <text:p>87546.5404219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1.4707367420197">
                <text:p>71.4707367420197</text:p>
              </table:table-cell>
              <table:table-cell office:value-type="float" office:value="87531.646207066">
                <text:p>87531.6462070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.5211308002472">
                <text:p>71.5211308002472</text:p>
              </table:table-cell>
              <table:table-cell office:value-type="float" office:value="87629.3784489611">
                <text:p>87629.37844896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.5716230869293">
                <text:p>71.5716230869293</text:p>
              </table:table-cell>
              <table:table-cell office:value-type="float" office:value="87458.9029370101">
                <text:p>87458.90293701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1.6220712661743">
                <text:p>71.6220712661743</text:p>
              </table:table-cell>
              <table:table-cell office:value-type="float" office:value="87535.3692856637">
                <text:p>87535.36928566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1.672459602356">
                <text:p>71.672459602356</text:p>
              </table:table-cell>
              <table:table-cell office:value-type="float" office:value="87639.3295480354">
                <text:p>87639.32954803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.7229030132294">
                <text:p>71.7229030132294</text:p>
              </table:table-cell>
              <table:table-cell office:value-type="float" office:value="87543.6439276852">
                <text:p>87543.64392768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1.7733814716339">
                <text:p>71.7733814716339</text:p>
              </table:table-cell>
              <table:table-cell office:value-type="float" office:value="87482.8617904611">
                <text:p>87482.86179046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1.823798418045">
                <text:p>71.823798418045</text:p>
              </table:table-cell>
              <table:table-cell office:value-type="float" office:value="87589.5966405629">
                <text:p>87589.59664056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1.8742682933807">
                <text:p>71.8742682933807</text:p>
              </table:table-cell>
              <table:table-cell office:value-type="float" office:value="87497.7394064794">
                <text:p>87497.73940647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1.9247355461121">
                <text:p>71.9247355461121</text:p>
              </table:table-cell>
              <table:table-cell office:value-type="float" office:value="87502.2863540806">
                <text:p>87502.28635408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1.9751243591309">
                <text:p>71.9751243591309</text:p>
              </table:table-cell>
              <table:table-cell office:value-type="float" office:value="87638.5002034578">
                <text:p>87638.50020345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2.0256433486938">
                <text:p>72.0256433486938</text:p>
              </table:table-cell>
              <table:table-cell office:value-type="float" office:value="87412.6746833293">
                <text:p>87412.67468332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2.041800737381">
                <text:p>72.041800737381</text:p>
              </table:table-cell>
              <table:table-cell office:value-type="float" office:value="273311.491448893">
                <text:p>273311.4914488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2.0579464435577">
                <text:p>72.0579464435577</text:p>
              </table:table-cell>
              <table:table-cell office:value-type="float" office:value="273509.250797401">
                <text:p>273509.2507974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2.0859730243683">
                <text:p>72.0859730243683</text:p>
              </table:table-cell>
              <table:table-cell office:value-type="float" office:value="157564.70722744">
                <text:p>157564.707227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2.1326613426209">
                <text:p>72.1326613426209</text:p>
              </table:table-cell>
              <table:table-cell office:value-type="float" office:value="94584.6876752202">
                <text:p>94584.68767522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2.1793372631073">
                <text:p>72.1793372631073</text:p>
              </table:table-cell>
              <table:table-cell office:value-type="float" office:value="94609.8106684783">
                <text:p>94609.81066847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2.2260253429413">
                <text:p>72.2260253429413</text:p>
              </table:table-cell>
              <table:table-cell office:value-type="float" office:value="94585.1706838794">
                <text:p>94585.17068387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2.2727518081665">
                <text:p>72.2727518081665</text:p>
              </table:table-cell>
              <table:table-cell office:value-type="float" office:value="94507.4697757481">
                <text:p>94507.46977574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2.3193855285645">
                <text:p>72.3193855285645</text:p>
              </table:table-cell>
              <table:table-cell office:value-type="float" office:value="94695.4255915254">
                <text:p>94695.42559152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2.3660955429077">
                <text:p>72.3660955429077</text:p>
              </table:table-cell>
              <table:table-cell office:value-type="float" office:value="94540.7545274505">
                <text:p>94540.75452745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2.4128088951111">
                <text:p>72.4128088951111</text:p>
              </table:table-cell>
              <table:table-cell office:value-type="float" office:value="94533.9992037973">
                <text:p>94533.99920379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2.45942902565">
                <text:p>72.45942902565</text:p>
              </table:table-cell>
              <table:table-cell office:value-type="float" office:value="94723.0294928377">
                <text:p>94723.02949283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2.5061140060425">
                <text:p>72.5061140060425</text:p>
              </table:table-cell>
              <table:table-cell office:value-type="float" office:value="94591.4502453897">
                <text:p>94591.45024538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.5529792308807">
                <text:p>72.5529792308807</text:p>
              </table:table-cell>
              <table:table-cell office:value-type="float" office:value="94227.6499310668">
                <text:p>94227.64993106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2.599517583847">
                <text:p>72.599517583847</text:p>
              </table:table-cell>
              <table:table-cell office:value-type="float" office:value="94889.4775712617">
                <text:p>94889.47757126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2.6461954116821">
                <text:p>72.6461954116821</text:p>
              </table:table-cell>
              <table:table-cell office:value-type="float" office:value="94605.9447239518">
                <text:p>94605.94472395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2.6929202079773">
                <text:p>72.6929202079773</text:p>
              </table:table-cell>
              <table:table-cell office:value-type="float" office:value="94510.8454214249">
                <text:p>94510.84542142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2.739620923996">
                <text:p>72.739620923996</text:p>
              </table:table-cell>
              <table:table-cell office:value-type="float" office:value="94559.5780209009">
                <text:p>94559.578020900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2.7861964702606">
                <text:p>72.7861964702606</text:p>
              </table:table-cell>
              <table:table-cell office:value-type="float" office:value="94813.7027724313">
                <text:p>94813.70277243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2.8328096866608">
                <text:p>72.8328096866608</text:p>
              </table:table-cell>
              <table:table-cell office:value-type="float" office:value="94737.0797606261">
                <text:p>94737.07976062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2.879531621933">
                <text:p>72.879531621933</text:p>
              </table:table-cell>
              <table:table-cell office:value-type="float" office:value="94516.6328036496">
                <text:p>94516.63280364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2.9261538982391">
                <text:p>72.9261538982391</text:p>
              </table:table-cell>
              <table:table-cell office:value-type="float" office:value="94718.6699122466">
                <text:p>94718.66991224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2.9728109836578">
                <text:p>72.9728109836578</text:p>
              </table:table-cell>
              <table:table-cell office:value-type="float" office:value="94648.0038427341">
                <text:p>94648.00384273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3.0195090770721">
                <text:p>73.0195090770721</text:p>
              </table:table-cell>
              <table:table-cell office:value-type="float" office:value="94564.8885666731">
                <text:p>94564.88856667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.0342288017273">
                <text:p>73.0342288017273</text:p>
              </table:table-cell>
              <table:table-cell office:value-type="float" office:value="300005.611752701">
                <text:p>300005.6117527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3.0489482879639">
                <text:p>73.0489482879639</text:p>
              </table:table-cell>
              <table:table-cell office:value-type="float" office:value="300010.471087499">
                <text:p>300010.4710874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3.0762794017792">
                <text:p>73.0762794017792</text:p>
              </table:table-cell>
              <table:table-cell office:value-type="float" office:value="161574.095729925">
                <text:p>161574.0957299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.1201243400574">
                <text:p>73.1201243400574</text:p>
              </table:table-cell>
              <table:table-cell office:value-type="float" office:value="100718.581743239">
                <text:p>100718.5817432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3.1640129089355">
                <text:p>73.1640129089355</text:p>
              </table:table-cell>
              <table:table-cell office:value-type="float" office:value="100618.455166719">
                <text:p>100618.4551667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3.207935333252">
                <text:p>73.207935333252</text:p>
              </table:table-cell>
              <table:table-cell office:value-type="float" office:value="100540.898384575">
                <text:p>100540.8983845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3.2518224716187">
                <text:p>73.2518224716187</text:p>
              </table:table-cell>
              <table:table-cell office:value-type="float" office:value="100621.734848649">
                <text:p>100621.7348486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3.2957465648651">
                <text:p>73.2957465648651</text:p>
              </table:table-cell>
              <table:table-cell office:value-type="float" office:value="100537.078255017">
                <text:p>100537.0782550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3.3396677970886">
                <text:p>73.3396677970886</text:p>
              </table:table-cell>
              <table:table-cell office:value-type="float" office:value="100543.62722629">
                <text:p>100543.627226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3.3835880756378">
                <text:p>73.3835880756378</text:p>
              </table:table-cell>
              <table:table-cell office:value-type="float" office:value="100545.810406319">
                <text:p>100545.8104063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3.4273996353149">
                <text:p>73.4273996353149</text:p>
              </table:table-cell>
              <table:table-cell office:value-type="float" office:value="100795.315951872">
                <text:p>100795.3159518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3.4713115692139">
                <text:p>73.4713115692139</text:p>
              </table:table-cell>
              <table:table-cell office:value-type="float" office:value="100564.917276577">
                <text:p>100564.91727657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3.5151836872101">
                <text:p>73.5151836872101</text:p>
              </table:table-cell>
              <table:table-cell office:value-type="float" office:value="100656.184421753">
                <text:p>100656.1844217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3.5590887069702">
                <text:p>73.5590887069702</text:p>
              </table:table-cell>
              <table:table-cell office:value-type="float" office:value="100580.754185424">
                <text:p>100580.7541854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3.6029455661774">
                <text:p>73.6029455661774</text:p>
              </table:table-cell>
              <table:table-cell office:value-type="float" office:value="100691.204975292">
                <text:p>100691.2049752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3.6468098163605">
                <text:p>73.6468098163605</text:p>
              </table:table-cell>
              <table:table-cell office:value-type="float" office:value="100674.238852049">
                <text:p>100674.2388520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3.6908390522003">
                <text:p>73.6908390522003</text:p>
              </table:table-cell>
              <table:table-cell office:value-type="float" office:value="100296.993935193">
                <text:p>100296.99393519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3.7346744537354">
                <text:p>73.7346744537354</text:p>
              </table:table-cell>
              <table:table-cell office:value-type="float" office:value="100740.493878461">
                <text:p>100740.4938784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3.778582572937">
                <text:p>73.778582572937</text:p>
              </table:table-cell>
              <table:table-cell office:value-type="float" office:value="100573.654264677">
                <text:p>100573.6542646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3.8224687576294">
                <text:p>73.8224687576294</text:p>
              </table:table-cell>
              <table:table-cell office:value-type="float" office:value="100623.921422052">
                <text:p>100623.9214220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.8663504123688">
                <text:p>73.8663504123688</text:p>
              </table:table-cell>
              <table:table-cell office:value-type="float" office:value="100634.30894362">
                <text:p>100634.308943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3.9102535247803">
                <text:p>73.9102535247803</text:p>
              </table:table-cell>
              <table:table-cell office:value-type="float" office:value="100585.123865691">
                <text:p>100585.1238656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3.9540989398956">
                <text:p>73.9540989398956</text:p>
              </table:table-cell>
              <table:table-cell office:value-type="float" office:value="100717.486386697">
                <text:p>100717.48638669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3.9980843067169">
                <text:p>73.9980843067169</text:p>
              </table:table-cell>
              <table:table-cell office:value-type="float" office:value="100397.025627683">
                <text:p>100397.0256276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4.0127487182617">
                <text:p>74.0127487182617</text:p>
              </table:table-cell>
              <table:table-cell office:value-type="float" office:value="301137.211439348">
                <text:p>301137.2114393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4.027414560318">
                <text:p>74.027414560318</text:p>
              </table:table-cell>
              <table:table-cell office:value-type="float" office:value="301107.838408141">
                <text:p>301107.8384081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4.0610978603363">
                <text:p>74.0610978603363</text:p>
              </table:table-cell>
              <table:table-cell office:value-type="float" office:value="131103.543821402">
                <text:p>131103.5438214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4.1098251342774">
                <text:p>74.1098251342774</text:p>
              </table:table-cell>
              <table:table-cell office:value-type="float" office:value="90626.8634141807">
                <text:p>90626.86341418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4.158586025238">
                <text:p>74.158586025238</text:p>
              </table:table-cell>
              <table:table-cell office:value-type="float" office:value="90564.3829100617">
                <text:p>90564.38291006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4.2073502540588">
                <text:p>74.2073502540588</text:p>
              </table:table-cell>
              <table:table-cell office:value-type="float" office:value="90558.1838734281">
                <text:p>90558.18387342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4.2560911178589">
                <text:p>74.2560911178589</text:p>
              </table:table-cell>
              <table:table-cell office:value-type="float" office:value="90601.5949597425">
                <text:p>90601.59495974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4.3048508167267">
                <text:p>74.3048508167267</text:p>
              </table:table-cell>
              <table:table-cell office:value-type="float" office:value="90566.5970573998">
                <text:p>90566.59705739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4.3535943031311">
                <text:p>74.3535943031311</text:p>
              </table:table-cell>
              <table:table-cell office:value-type="float" office:value="90596.7202132603">
                <text:p>90596.72021326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4.4024095535278">
                <text:p>74.4024095535278</text:p>
              </table:table-cell>
              <table:table-cell office:value-type="float" office:value="90463.5326892833">
                <text:p>90463.53268928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4.4511404037476">
                <text:p>74.4511404037476</text:p>
              </table:table-cell>
              <table:table-cell office:value-type="float" office:value="90620.2124544992">
                <text:p>90620.21245449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4.4999380111694">
                <text:p>74.4999380111694</text:p>
              </table:table-cell>
              <table:table-cell office:value-type="float" office:value="90496.2401500938">
                <text:p>90496.24015009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4.5487129688263">
                <text:p>74.5487129688263</text:p>
              </table:table-cell>
              <table:table-cell office:value-type="float" office:value="90538.2641450407">
                <text:p>90538.26414504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4.5974173545837">
                <text:p>74.5974173545837</text:p>
              </table:table-cell>
              <table:table-cell office:value-type="float" office:value="90669.4526852718">
                <text:p>90669.45268527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4.6461622714996">
                <text:p>74.6461622714996</text:p>
              </table:table-cell>
              <table:table-cell office:value-type="float" office:value="90594.0614817242">
                <text:p>90594.06148172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4.6949589252472">
                <text:p>74.6949589252472</text:p>
              </table:table-cell>
              <table:table-cell office:value-type="float" office:value="90498.008794731">
                <text:p>90498.00879473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4.7436990737915">
                <text:p>74.7436990737915</text:p>
              </table:table-cell>
              <table:table-cell office:value-type="float" office:value="90602.924527102">
                <text:p>90602.9245271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4.79243516922">
                <text:p>74.79243516922</text:p>
              </table:table-cell>
              <table:table-cell office:value-type="float" office:value="90610.459479292">
                <text:p>90610.4594792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4.8412246704102">
                <text:p>74.8412246704102</text:p>
              </table:table-cell>
              <table:table-cell office:value-type="float" office:value="90511.2758334229">
                <text:p>90511.27583342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4.889937877655">
                <text:p>74.889937877655</text:p>
              </table:table-cell>
              <table:table-cell office:value-type="float" office:value="90653.0333303967">
                <text:p>90653.03333039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4.9387204647064">
                <text:p>74.9387204647064</text:p>
              </table:table-cell>
              <table:table-cell office:value-type="float" office:value="90524.1043355864">
                <text:p>90524.10433558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4.9874651432037">
                <text:p>74.9874651432037</text:p>
              </table:table-cell>
              <table:table-cell office:value-type="float" office:value="90594.50459281">
                <text:p>90594.5045928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5.0363018512726">
                <text:p>75.0363018512726</text:p>
              </table:table-cell>
              <table:table-cell office:value-type="float" office:value="90423.7851940089">
                <text:p>90423.78519400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5.0497391223908">
                <text:p>75.0497391223908</text:p>
              </table:table-cell>
              <table:table-cell office:value-type="float" office:value="328638.155855216">
                <text:p>328638.1558552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5.0631649494171">
                <text:p>75.0631649494171</text:p>
              </table:table-cell>
              <table:table-cell office:value-type="float" office:value="328918.284983662">
                <text:p>328918.2849836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5.0878582000732">
                <text:p>75.0878582000732</text:p>
              </table:table-cell>
              <table:table-cell office:value-type="float" office:value="178834.292070174">
                <text:p>178834.29207017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5.1277515888214">
                <text:p>75.1277515888214</text:p>
              </table:table-cell>
              <table:table-cell office:value-type="float" office:value="110695.033402062">
                <text:p>110695.0334020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.1676046848297">
                <text:p>75.1676046848297</text:p>
              </table:table-cell>
              <table:table-cell office:value-type="float" office:value="110806.949580033">
                <text:p>110806.9495800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5.2075202465057">
                <text:p>75.2075202465057</text:p>
              </table:table-cell>
              <table:table-cell office:value-type="float" office:value="110633.542773179">
                <text:p>110633.5427731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5.2474367618561">
                <text:p>75.2474367618561</text:p>
              </table:table-cell>
              <table:table-cell office:value-type="float" office:value="110630.899547252">
                <text:p>110630.8995472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5.2873103618622">
                <text:p>75.2873103618622</text:p>
              </table:table-cell>
              <table:table-cell office:value-type="float" office:value="110749.969887947">
                <text:p>110749.9698879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5.327202796936">
                <text:p>75.327202796936</text:p>
              </table:table-cell>
              <table:table-cell office:value-type="float" office:value="110697.679693523">
                <text:p>110697.6796935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5.3670923709869">
                <text:p>75.3670923709869</text:p>
              </table:table-cell>
              <table:table-cell office:value-type="float" office:value="110705.619327113">
                <text:p>110705.6193271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5.4069991111755">
                <text:p>75.4069991111755</text:p>
              </table:table-cell>
              <table:table-cell office:value-type="float" office:value="110657.998601992">
                <text:p>110657.9986019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5.4468941688538">
                <text:p>75.4468941688538</text:p>
              </table:table-cell>
              <table:table-cell office:value-type="float" office:value="110690.402696436">
                <text:p>110690.4026964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5.4867975711823">
                <text:p>75.4867975711823</text:p>
              </table:table-cell>
              <table:table-cell office:value-type="float" office:value="110667.25497858">
                <text:p>110667.254978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5.5266828536987">
                <text:p>75.5266828536987</text:p>
              </table:table-cell>
              <table:table-cell office:value-type="float" office:value="110717.530913199">
                <text:p>110717.5309131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5.5665736198425">
                <text:p>75.5665736198425</text:p>
              </table:table-cell>
              <table:table-cell office:value-type="float" office:value="110702.311008045">
                <text:p>110702.3110080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5.6064686775208">
                <text:p>75.6064686775208</text:p>
              </table:table-cell>
              <table:table-cell office:value-type="float" office:value="110690.402696436">
                <text:p>110690.4026964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5.6463706493378">
                <text:p>75.6463706493378</text:p>
              </table:table-cell>
              <table:table-cell office:value-type="float" office:value="110671.222471185">
                <text:p>110671.2224711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5.6864058971405">
                <text:p>75.6864058971405</text:p>
              </table:table-cell>
              <table:table-cell office:value-type="float" office:value="110302.801715102">
                <text:p>110302.8017151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5.7261681556702">
                <text:p>75.7261681556702</text:p>
              </table:table-cell>
              <table:table-cell office:value-type="float" office:value="111060.089725678">
                <text:p>111060.0897256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5.7660138607025">
                <text:p>75.7660138607025</text:p>
              </table:table-cell>
              <table:table-cell office:value-type="float" office:value="110827.503150337">
                <text:p>110827.5031503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5.8059372901917">
                <text:p>75.8059372901917</text:p>
              </table:table-cell>
              <table:table-cell office:value-type="float" office:value="110611.739935862">
                <text:p>110611.7399358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5.8458256721497">
                <text:p>75.8458256721497</text:p>
              </table:table-cell>
              <table:table-cell office:value-type="float" office:value="110708.927843925">
                <text:p>110708.9278439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5.8858182430267">
                <text:p>75.8858182430267</text:p>
              </table:table-cell>
              <table:table-cell office:value-type="float" office:value="110420.508188219">
                <text:p>110420.5081882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5.9255928993225">
                <text:p>75.9255928993225</text:p>
              </table:table-cell>
              <table:table-cell office:value-type="float" office:value="111025.472279667">
                <text:p>111025.4722796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5.9654748439789">
                <text:p>75.9654748439789</text:p>
              </table:table-cell>
              <table:table-cell office:value-type="float" office:value="110726.797252461">
                <text:p>110726.7972524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6.0055611133575">
                <text:p>76.0055611133575</text:p>
              </table:table-cell>
              <table:table-cell office:value-type="float" office:value="110162.40893573">
                <text:p>110162.4089357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6.0180048942566">
                <text:p>76.0180048942566</text:p>
              </table:table-cell>
              <table:table-cell office:value-type="float" office:value="354876.065066197">
                <text:p>354876.06506619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6.0304055213928">
                <text:p>76.0304055213928</text:p>
              </table:table-cell>
              <table:table-cell office:value-type="float" office:value="356111.021764208">
                <text:p>356111.0217642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6.052668094635">
                <text:p>76.052668094635</text:p>
              </table:table-cell>
              <table:table-cell office:value-type="float" office:value="198359.819054147">
                <text:p>198359.8190541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6.0892558097839">
                <text:p>76.0892558097839</text:p>
              </table:table-cell>
              <table:table-cell office:value-type="float" office:value="120696.249602502">
                <text:p>120696.2496025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6.1258897781372">
                <text:p>76.1258897781372</text:p>
              </table:table-cell>
              <table:table-cell office:value-type="float" office:value="120543.861298762">
                <text:p>120543.8612987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6.1624579429626">
                <text:p>76.1624579429626</text:p>
              </table:table-cell>
              <table:table-cell office:value-type="float" office:value="120760.777060595">
                <text:p>120760.7770605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6.1990284919739">
                <text:p>76.1990284919739</text:p>
              </table:table-cell>
              <table:table-cell office:value-type="float" office:value="120752.904164602">
                <text:p>120752.9041646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6.2355396747589">
                <text:p>76.2355396747589</text:p>
              </table:table-cell>
              <table:table-cell office:value-type="float" office:value="120949.245221661">
                <text:p>120949.2452216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6.272120475769">
                <text:p>76.272120475769</text:p>
              </table:table-cell>
              <table:table-cell office:value-type="float" office:value="120719.062405902">
                <text:p>120719.0624059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6.3086202144623">
                <text:p>76.3086202144623</text:p>
              </table:table-cell>
              <table:table-cell office:value-type="float" office:value="120987.16752781">
                <text:p>120987.167527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6.3453059196472">
                <text:p>76.3453059196472</text:p>
              </table:table-cell>
              <table:table-cell office:value-type="float" office:value="120373.861637346">
                <text:p>120373.8616373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6.3818435668945">
                <text:p>76.3818435668945</text:p>
              </table:table-cell>
              <table:table-cell office:value-type="float" office:value="120861.640874388">
                <text:p>120861.6408743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6.4183604717255">
                <text:p>76.4183604717255</text:p>
              </table:table-cell>
              <table:table-cell office:value-type="float" office:value="120930.292981987">
                <text:p>120930.29298198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6.4549593925476">
                <text:p>76.4549593925476</text:p>
              </table:table-cell>
              <table:table-cell office:value-type="float" office:value="120659.295432782">
                <text:p>120659.2954327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6.4914982318878">
                <text:p>76.4914982318878</text:p>
              </table:table-cell>
              <table:table-cell office:value-type="float" office:value="120857.697719487">
                <text:p>120857.6977194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6.5281357765198">
                <text:p>76.5281357765198</text:p>
              </table:table-cell>
              <table:table-cell office:value-type="float" office:value="120532.094723074">
                <text:p>120532.09472307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6.5647852420807">
                <text:p>76.5647852420807</text:p>
              </table:table-cell>
              <table:table-cell office:value-type="float" office:value="120492.88938908">
                <text:p>120492.889389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6.6012861728668">
                <text:p>76.6012861728668</text:p>
              </table:table-cell>
              <table:table-cell office:value-type="float" office:value="120983.216178084">
                <text:p>120983.2161780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6.6378455162048">
                <text:p>76.6378455162048</text:p>
              </table:table-cell>
              <table:table-cell office:value-type="float" office:value="120789.915704215">
                <text:p>120789.9157042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6.6744060516357">
                <text:p>76.6744060516357</text:p>
              </table:table-cell>
              <table:table-cell office:value-type="float" office:value="120785.977227968">
                <text:p>120785.9772279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6.7109887599945">
                <text:p>76.7109887599945</text:p>
              </table:table-cell>
              <table:table-cell office:value-type="float" office:value="120712.768357458">
                <text:p>120712.7683574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.7474756240845">
                <text:p>76.7474756240845</text:p>
              </table:table-cell>
              <table:table-cell office:value-type="float" office:value="121029.858557081">
                <text:p>121029.8585570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.7842307090759">
                <text:p>76.7842307090759</text:p>
              </table:table-cell>
              <table:table-cell office:value-type="float" office:value="120146.640962105">
                <text:p>120146.6409621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0.211413860321">
                <text:p>80.211413860321</text:p>
              </table:table-cell>
              <table:table-cell office:value-type="float" office:value="1195.15060013991">
                <text:p>1195.15060013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